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4" table:default-cell-style-name="ce3"/>
        <table:table-column table:style-name="co4" table:number-columns-repeated="14" table:default-cell-style-name="Default"/>
        <table:table-row table:style-name="ro1">
          <table:table-cell office:value-type="string">
            <text:p>xE</text:p>
          </table:table-cell>
          <table:table-cell office:value-type="string">
            <text:p>xD</text:p>
          </table:table-cell>
          <table:table-cell office:value-type="string">
            <text:p>xC</text:p>
          </table:table-cell>
          <table:table-cell office:value-type="string">
            <text:p>R</text:p>
          </table:table-cell>
          <table:table-cell office:value-type="string">
            <text:p>Dtheta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 office:value-type="string">
            <text:p>t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vE</text:p>
          </table:table-cell>
          <table:table-cell office:value-type="string">
            <text:p>vD</text:p>
          </table:table-cell>
          <table:table-cell office:value-type="string">
            <text:p>aE</text:p>
          </table:table-cell>
          <table:table-cell office:value-type="string">
            <text:p>aD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Gx</text:p>
          </table:table-cell>
          <table:table-cell office:value-type="string">
            <text:p>Gy</text:p>
          </table:table-cell>
          <table:table-cell office:value-type="string">
            <text:p>Gz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2]+[.B2])/2" office:value-type="float" office:value="23.5">
            <text:p>23.5</text:p>
          </table:table-cell>
          <table:table-cell table:formula="of:=[.$N$2]*([.A2]+[.B2])/([.A2]-[.B2])" office:value-type="float" office:value="4700">
            <text:p>4700</text:p>
          </table:table-cell>
          <table:table-cell table:formula="of:=[.C2]/[.D2]" office:value-type="float" office:value="0.005">
            <text:p>0.005</text:p>
          </table:table-cell>
          <table:table-cell office:value-type="float" office:value="1500">
            <text:p>1500</text:p>
          </table:table-cell>
          <table:table-cell office:value-type="float" office:value="3280">
            <text:p>3280</text:p>
          </table:table-cell>
          <table:table-cell office:value-type="float" office:value="17104">
            <text:p>17104</text:p>
          </table:table-cell>
          <table:table-cell office:value-type="float" office:value="184">
            <text:p>184</text:p>
          </table:table-cell>
          <table:table-cell office:value-type="float" office:value="-52">
            <text:p>-52</text:p>
          </table:table-cell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formula="of:=([.A3]+[.B3])/2" office:value-type="float" office:value="24">
            <text:p>24</text:p>
          </table:table-cell>
          <table:table-cell table:formula="of:=[.$N$2]*([.A3]+[.B3])/([.A3]-[.B3])" office:value-type="float" office:value="0">
            <text:p>#DIV/0!</text:p>
          </table:table-cell>
          <table:table-cell/>
          <table:table-cell office:value-type="float" office:value="-344">
            <text:p>-344</text:p>
          </table:table-cell>
          <table:table-cell office:value-type="float" office:value="72">
            <text:p>72</text:p>
          </table:table-cell>
          <table:table-cell office:value-type="float" office:value="16800">
            <text:p>16800</text:p>
          </table:table-cell>
          <table:table-cell office:value-type="float" office:value="164">
            <text:p>164</text:p>
          </table:table-cell>
          <table:table-cell office:value-type="float" office:value="-755">
            <text:p>-755</text:p>
          </table:table-cell>
          <table:table-cell office:value-type="float" office:value="-453">
            <text:p>-453</text:p>
          </table:table-cell>
          <table:table-cell office:value-type="float" office:value="200">
            <text:p>200</text:p>
          </table:table-cell>
          <table:table-cell table:number-columns-repeated="3"/>
          <table:table-cell table:formula="of:=[.A3]/([.$L3]-[.$L2])" office:value-type="float" office:value="0.12">
            <text:p>0.12</text:p>
          </table:table-cell>
          <table:table-cell table:formula="of:=[.B3]/([.$L3]-[.$L2])" office:value-type="float" office:value="0.12">
            <text:p>0.12</text:p>
          </table:table-cell>
          <table:table-cell table:number-columns-repeated="5"/>
          <table:table-cell table:formula="of:=[.F3]/(16384/9.80665)" office:value-type="float" office:value="-0.205901342773437">
            <text:p>-0.2059013428</text:p>
          </table:table-cell>
          <table:table-cell table:formula="of:=[.G3]/(16384/9.80665)" office:value-type="float" office:value="0.0430956298828125">
            <text:p>0.0430956299</text:p>
          </table:table-cell>
          <table:table-cell table:formula="of:=[.H3]/(16384/9.80665)" office:value-type="float" office:value="10.0556469726563">
            <text:p>10.0556469727</text:p>
          </table:table-cell>
          <table:table-cell table:formula="of:=([.I3]*PI())/(131*180)" office:value-type="float" office:value="0.0218499234600817">
            <text:p>0.0218499235</text:p>
          </table:table-cell>
          <table:table-cell table:formula="of:=([.J3]*PI())/(131*180)" office:value-type="float" office:value="-0.100589586660742">
            <text:p>-0.1005895867</text:p>
          </table:table-cell>
          <table:table-cell table:formula="of:=([.K3]*PI())/(131*180)" office:value-type="float" office:value="-0.0603537519964451">
            <text:p>-0.060353752</text:p>
          </table:table-cell>
          <table:table-cell table:formula="of:=[.L3]" office:value-type="float" office:value="200">
            <text:p>2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1188">
            <text:p>1188</text:p>
          </table:table-cell>
          <table:table-cell office:value-type="float" office:value="-324">
            <text:p>-324</text:p>
          </table:table-cell>
          <table:table-cell office:value-type="float" office:value="17272">
            <text:p>17272</text:p>
          </table:table-cell>
          <table:table-cell office:value-type="float" office:value="102">
            <text:p>102</text:p>
          </table:table-cell>
          <table:table-cell office:value-type="float" office:value="-684">
            <text:p>-684</text:p>
          </table:table-cell>
          <table:table-cell office:value-type="float" office:value="-626">
            <text:p>-626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g</text:p>
          </table:table-cell>
          <table:table-cell/>
          <table:table-cell table:formula="of:=[.A4]/([.$L4]-[.$L3])" office:value-type="float" office:value="0.12">
            <text:p>0.12</text:p>
          </table:table-cell>
          <table:table-cell table:formula="of:=[.B4]/([.$L4]-[.$L3])" office:value-type="float" office:value="0.12">
            <text:p>0.12</text:p>
          </table:table-cell>
          <table:table-cell table:formula="of:=([.P4]-[.P3])/([.$L4]-[.$L3])" office:value-type="float" office:value="0">
            <text:p>0</text:p>
          </table:table-cell>
          <table:table-cell table:formula="of:=([.Q4]-[.Q3])/([.$L4]-[.$L3])" office:value-type="float" office:value="0">
            <text:p>0</text:p>
          </table:table-cell>
          <table:table-cell table:number-columns-repeated="3"/>
          <table:table-cell table:formula="of:=[.F4]/(16384/9.80665)" office:value-type="float" office:value="0.711077893066406">
            <text:p>0.7110778931</text:p>
          </table:table-cell>
          <table:table-cell table:formula="of:=[.G4]/(16384/9.80665)" office:value-type="float" office:value="-0.193930334472656">
            <text:p>-0.1939303345</text:p>
          </table:table-cell>
          <table:table-cell table:formula="of:=[.H4]/(16384/9.80665)" office:value-type="float" office:value="10.3381627685547">
            <text:p>10.3381627686</text:p>
          </table:table-cell>
          <table:table-cell table:formula="of:=([.I4]*PI())/(131*180)" office:value-type="float" office:value="0.0135895865422459">
            <text:p>0.0135895865</text:p>
          </table:table-cell>
          <table:table-cell table:formula="of:=([.J4]*PI())/(131*180)" office:value-type="float" office:value="-0.0911301685774139">
            <text:p>-0.0911301686</text:p>
          </table:table-cell>
          <table:table-cell table:formula="of:=([.K4]*PI())/(131*180)" office:value-type="float" office:value="-0.0834027566220191">
            <text:p>-0.0834027566</text:p>
          </table:table-cell>
          <table:table-cell table:formula="of:=[.L4]" office:value-type="float" office:value="400">
            <text:p>4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1064">
            <text:p>1064</text:p>
          </table:table-cell>
          <table:table-cell office:value-type="float" office:value="-296">
            <text:p>-296</text:p>
          </table:table-cell>
          <table:table-cell office:value-type="float" office:value="21284">
            <text:p>21284</text:p>
          </table:table-cell>
          <table:table-cell office:value-type="float" office:value="162">
            <text:p>162</text:p>
          </table:table-cell>
          <table:table-cell office:value-type="float" office:value="-1096">
            <text:p>-1096</text:p>
          </table:table-cell>
          <table:table-cell office:value-type="float" office:value="-138">
            <text:p>-138</text:p>
          </table:table-cell>
          <table:table-cell office:value-type="float" office:value="600">
            <text:p>600</text:p>
          </table:table-cell>
          <table:table-cell/>
          <table:table-cell office:value-type="float" office:value="9.806">
            <text:p>9.806</text:p>
          </table:table-cell>
          <table:table-cell/>
          <table:table-cell table:formula="of:=[.A5]/([.$L5]-[.$L4])" office:value-type="float" office:value="0.115">
            <text:p>0.115</text:p>
          </table:table-cell>
          <table:table-cell table:formula="of:=[.B5]/([.$L5]-[.$L4])" office:value-type="float" office:value="0.115">
            <text:p>0.115</text:p>
          </table:table-cell>
          <table:table-cell table:formula="of:=([.P5]-[.P4])/([.$L5]-[.$L4])" office:value-type="float" office:value="-0.000025">
            <text:p>-0.000025</text:p>
          </table:table-cell>
          <table:table-cell table:formula="of:=([.Q5]-[.Q4])/([.$L5]-[.$L4])" office:value-type="float" office:value="-0.000025">
            <text:p>-0.000025</text:p>
          </table:table-cell>
          <table:table-cell table:number-columns-repeated="3"/>
          <table:table-cell table:formula="of:=[.F5]/(16384/9.80665)" office:value-type="float" office:value="0.636857641601562">
            <text:p>0.6368576416</text:p>
          </table:table-cell>
          <table:table-cell table:formula="of:=[.G5]/(16384/9.80665)" office:value-type="float" office:value="-0.177170922851562">
            <text:p>-0.1771709229</text:p>
          </table:table-cell>
          <table:table-cell table:formula="of:=[.H5]/(16384/9.80665)" office:value-type="float" office:value="12.7395470336914">
            <text:p>12.7395470337</text:p>
          </table:table-cell>
          <table:table-cell table:formula="of:=([.I5]*PI())/(131*180)" office:value-type="float" office:value="0.0215834609788612">
            <text:p>0.021583461</text:p>
          </table:table-cell>
          <table:table-cell table:formula="of:=([.J5]*PI())/(131*180)" office:value-type="float" office:value="-0.146021439708839">
            <text:p>-0.1460214397</text:p>
          </table:table-cell>
          <table:table-cell table:formula="of:=([.K5]*PI())/(131*180)" office:value-type="float" office:value="-0.0183859112042151">
            <text:p>-0.0183859112</text:p>
          </table:table-cell>
          <table:table-cell table:formula="of:=[.L5]" office:value-type="float" office:value="600">
            <text:p>6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1228">
            <text:p>1228</text:p>
          </table:table-cell>
          <table:table-cell office:value-type="float" office:value="400">
            <text:p>400</text:p>
          </table:table-cell>
          <table:table-cell office:value-type="float" office:value="17308">
            <text:p>17308</text:p>
          </table:table-cell>
          <table:table-cell office:value-type="float" office:value="162">
            <text:p>162</text:p>
          </table:table-cell>
          <table:table-cell office:value-type="float" office:value="-347">
            <text:p>-347</text:p>
          </table:table-cell>
          <table:table-cell office:value-type="float" office:value="13">
            <text:p>13</text:p>
          </table:table-cell>
          <table:table-cell office:value-type="float" office:value="800">
            <text:p>800</text:p>
          </table:table-cell>
          <table:table-cell table:number-columns-repeated="3"/>
          <table:table-cell table:formula="of:=[.A6]/([.$L6]-[.$L5])" office:value-type="float" office:value="0.115">
            <text:p>0.115</text:p>
          </table:table-cell>
          <table:table-cell table:formula="of:=[.B6]/([.$L6]-[.$L5])" office:value-type="float" office:value="0.115">
            <text:p>0.115</text:p>
          </table:table-cell>
          <table:table-cell table:formula="of:=([.P6]-[.P5])/([.$L6]-[.$L5])" office:value-type="float" office:value="0">
            <text:p>0</text:p>
          </table:table-cell>
          <table:table-cell table:formula="of:=([.Q6]-[.Q5])/([.$L6]-[.$L5])" office:value-type="float" office:value="0">
            <text:p>0</text:p>
          </table:table-cell>
          <table:table-cell table:number-columns-repeated="3"/>
          <table:table-cell table:formula="of:=[.F6]/(16384/9.80665)" office:value-type="float" office:value="0.735019909667969">
            <text:p>0.7350199097</text:p>
          </table:table-cell>
          <table:table-cell table:formula="of:=[.G6]/(16384/9.80665)" office:value-type="float" office:value="0.239420166015625">
            <text:p>0.239420166</text:p>
          </table:table-cell>
          <table:table-cell table:formula="of:=[.H6]/(16384/9.80665)" office:value-type="float" office:value="10.3597105834961">
            <text:p>10.3597105835</text:p>
          </table:table-cell>
          <table:table-cell table:formula="of:=([.I6]*PI())/(131*180)" office:value-type="float" office:value="0.0215834609788612">
            <text:p>0.021583461</text:p>
          </table:table-cell>
          <table:table-cell table:formula="of:=([.J6]*PI())/(131*180)" office:value-type="float" office:value="-0.0462312404917582">
            <text:p>-0.0462312405</text:p>
          </table:table-cell>
          <table:table-cell table:formula="of:=([.K6]*PI())/(131*180)" office:value-type="float" office:value="0.0017320061279333">
            <text:p>0.0017320061</text:p>
          </table:table-cell>
          <table:table-cell table:formula="of:=[.L6]" office:value-type="float" office:value="800">
            <text:p>8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-132">
            <text:p>-132</text:p>
          </table:table-cell>
          <table:table-cell office:value-type="float" office:value="552">
            <text:p>552</text:p>
          </table:table-cell>
          <table:table-cell office:value-type="float" office:value="16496">
            <text:p>16496</text:p>
          </table:table-cell>
          <table:table-cell office:value-type="float" office:value="437">
            <text:p>437</text:p>
          </table:table-cell>
          <table:table-cell office:value-type="float" office:value="-670">
            <text:p>-670</text:p>
          </table:table-cell>
          <table:table-cell office:value-type="float" office:value="-777">
            <text:p>-777</text:p>
          </table:table-cell>
          <table:table-cell office:value-type="float" office:value="1000">
            <text:p>1000</text:p>
          </table:table-cell>
          <table:table-cell table:number-columns-repeated="3"/>
          <table:table-cell table:formula="of:=[.A7]/([.$L7]-[.$L6])" office:value-type="float" office:value="0.115">
            <text:p>0.115</text:p>
          </table:table-cell>
          <table:table-cell table:formula="of:=[.B7]/([.$L7]-[.$L6])" office:value-type="float" office:value="0.115">
            <text:p>0.115</text:p>
          </table:table-cell>
          <table:table-cell table:formula="of:=([.P7]-[.P6])/([.$L7]-[.$L6])" office:value-type="float" office:value="0">
            <text:p>0</text:p>
          </table:table-cell>
          <table:table-cell table:formula="of:=([.Q7]-[.Q6])/([.$L7]-[.$L6])" office:value-type="float" office:value="0">
            <text:p>0</text:p>
          </table:table-cell>
          <table:table-cell table:number-columns-repeated="3"/>
          <table:table-cell table:formula="of:=[.F7]/(16384/9.80665)" office:value-type="float" office:value="-0.0790086547851562">
            <text:p>-0.0790086548</text:p>
          </table:table-cell>
          <table:table-cell table:formula="of:=[.G7]/(16384/9.80665)" office:value-type="float" office:value="0.330399829101562">
            <text:p>0.3303998291</text:p>
          </table:table-cell>
          <table:table-cell table:formula="of:=[.H7]/(16384/9.80665)" office:value-type="float" office:value="9.87368764648437">
            <text:p>9.8736876465</text:p>
          </table:table-cell>
          <table:table-cell table:formula="of:=([.I7]*PI())/(131*180)" office:value-type="float" office:value="0.0582220521466811">
            <text:p>0.0582220521</text:p>
          </table:table-cell>
          <table:table-cell table:formula="of:=([.J7]*PI())/(131*180)" office:value-type="float" office:value="-0.0892649312088703">
            <text:p>-0.0892649312</text:p>
          </table:table-cell>
          <table:table-cell table:formula="of:=([.K7]*PI())/(131*180)" office:value-type="float" office:value="-0.103520673954167">
            <text:p>-0.103520674</text:p>
          </table:table-cell>
          <table:table-cell table:formula="of:=[.L7]" office:value-type="float" office:value="1000">
            <text:p>10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-1136">
            <text:p>-1136</text:p>
          </table:table-cell>
          <table:table-cell office:value-type="float" office:value="19872">
            <text:p>19872</text:p>
          </table:table-cell>
          <table:table-cell office:value-type="float" office:value="-6">
            <text:p>-6</text:p>
          </table:table-cell>
          <table:table-cell office:value-type="float" office:value="-685">
            <text:p>-685</text:p>
          </table:table-cell>
          <table:table-cell office:value-type="float" office:value="-255">
            <text:p>-255</text:p>
          </table:table-cell>
          <table:table-cell office:value-type="float" office:value="1200">
            <text:p>1200</text:p>
          </table:table-cell>
          <table:table-cell table:number-columns-repeated="3"/>
          <table:table-cell table:formula="of:=[.A8]/([.$L8]-[.$L7])" office:value-type="float" office:value="0.115">
            <text:p>0.115</text:p>
          </table:table-cell>
          <table:table-cell table:formula="of:=[.B8]/([.$L8]-[.$L7])" office:value-type="float" office:value="0.115">
            <text:p>0.115</text:p>
          </table:table-cell>
          <table:table-cell table:formula="of:=([.P8]-[.P7])/([.$L8]-[.$L7])" office:value-type="float" office:value="0">
            <text:p>0</text:p>
          </table:table-cell>
          <table:table-cell table:formula="of:=([.Q8]-[.Q7])/([.$L8]-[.$L7])" office:value-type="float" office:value="0">
            <text:p>0</text:p>
          </table:table-cell>
          <table:table-cell table:number-columns-repeated="3"/>
          <table:table-cell table:formula="of:=[.F8]/(16384/9.80665)" office:value-type="float" office:value="0.0047884033203125">
            <text:p>0.0047884033</text:p>
          </table:table-cell>
          <table:table-cell table:formula="of:=[.G8]/(16384/9.80665)" office:value-type="float" office:value="-0.679953271484375">
            <text:p>-0.6799532715</text:p>
          </table:table-cell>
          <table:table-cell table:formula="of:=[.H8]/(16384/9.80665)" office:value-type="float" office:value="11.8943938476563">
            <text:p>11.8943938477</text:p>
          </table:table-cell>
          <table:table-cell table:formula="of:=([.I8]*PI())/(131*180)" office:value-type="float" office:value="-0.000799387443661525">
            <text:p>-0.0007993874</text:p>
          </table:table-cell>
          <table:table-cell table:formula="of:=([.J8]*PI())/(131*180)" office:value-type="float" office:value="-0.0912633998180241">
            <text:p>-0.0912633998</text:p>
          </table:table-cell>
          <table:table-cell table:formula="of:=([.K8]*PI())/(131*180)" office:value-type="float" office:value="-0.0339739663556148">
            <text:p>-0.0339739664</text:p>
          </table:table-cell>
          <table:table-cell table:formula="of:=[.L8]" office:value-type="float" office:value="1200">
            <text:p>12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2700">
            <text:p>2700</text:p>
          </table:table-cell>
          <table:table-cell office:value-type="float" office:value="-400">
            <text:p>-400</text:p>
          </table:table-cell>
          <table:table-cell office:value-type="float" office:value="17408">
            <text:p>17408</text:p>
          </table:table-cell>
          <table:table-cell office:value-type="float" office:value="260">
            <text:p>260</text:p>
          </table:table-cell>
          <table:table-cell office:value-type="float" office:value="-596">
            <text:p>-596</text:p>
          </table:table-cell>
          <table:table-cell office:value-type="float" office:value="-154">
            <text:p>-154</text:p>
          </table:table-cell>
          <table:table-cell office:value-type="float" office:value="1400">
            <text:p>1400</text:p>
          </table:table-cell>
          <table:table-cell table:number-columns-repeated="3"/>
          <table:table-cell table:formula="of:=[.A9]/([.$L9]-[.$L8])" office:value-type="float" office:value="0.11">
            <text:p>0.11</text:p>
          </table:table-cell>
          <table:table-cell table:formula="of:=[.B9]/([.$L9]-[.$L8])" office:value-type="float" office:value="0.115">
            <text:p>0.115</text:p>
          </table:table-cell>
          <table:table-cell table:formula="of:=([.P9]-[.P8])/([.$L9]-[.$L8])" office:value-type="float" office:value="-0.000025">
            <text:p>-0.000025</text:p>
          </table:table-cell>
          <table:table-cell table:formula="of:=([.Q9]-[.Q8])/([.$L9]-[.$L8])" office:value-type="float" office:value="0">
            <text:p>0</text:p>
          </table:table-cell>
          <table:table-cell table:number-columns-repeated="3"/>
          <table:table-cell table:formula="of:=[.F9]/(16384/9.80665)" office:value-type="float" office:value="1.61608612060547">
            <text:p>1.6160861206</text:p>
          </table:table-cell>
          <table:table-cell table:formula="of:=[.G9]/(16384/9.80665)" office:value-type="float" office:value="-0.239420166015625">
            <text:p>-0.239420166</text:p>
          </table:table-cell>
          <table:table-cell table:formula="of:=[.H9]/(16384/9.80665)" office:value-type="float" office:value="10.419565625">
            <text:p>10.419565625</text:p>
          </table:table-cell>
          <table:table-cell table:formula="of:=([.I9]*PI())/(131*180)" office:value-type="float" office:value="0.0346401225586661">
            <text:p>0.0346401226</text:p>
          </table:table-cell>
          <table:table-cell table:formula="of:=([.J9]*PI())/(131*180)" office:value-type="float" office:value="-0.0794058194037115">
            <text:p>-0.0794058194</text:p>
          </table:table-cell>
          <table:table-cell table:formula="of:=([.K9]*PI())/(131*180)" office:value-type="float" office:value="-0.0205176110539791">
            <text:p>-0.0205176111</text:p>
          </table:table-cell>
          <table:table-cell table:formula="of:=[.L9]" office:value-type="float" office:value="1400">
            <text:p>14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532">
            <text:p>532</text:p>
          </table:table-cell>
          <table:table-cell office:value-type="float" office:value="404">
            <text:p>404</text:p>
          </table:table-cell>
          <table:table-cell office:value-type="float" office:value="18204">
            <text:p>18204</text:p>
          </table:table-cell>
          <table:table-cell office:value-type="float" office:value="204">
            <text:p>204</text:p>
          </table:table-cell>
          <table:table-cell office:value-type="float" office:value="-336">
            <text:p>-336</text:p>
          </table:table-cell>
          <table:table-cell office:value-type="float" office:value="-505">
            <text:p>-505</text:p>
          </table:table-cell>
          <table:table-cell office:value-type="float" office:value="1600">
            <text:p>1600</text:p>
          </table:table-cell>
          <table:table-cell table:number-columns-repeated="3"/>
          <table:table-cell table:formula="of:=[.A10]/([.$L10]-[.$L9])" office:value-type="float" office:value="0.11">
            <text:p>0.11</text:p>
          </table:table-cell>
          <table:table-cell table:formula="of:=[.B10]/([.$L10]-[.$L9])" office:value-type="float" office:value="0.115">
            <text:p>0.115</text:p>
          </table:table-cell>
          <table:table-cell table:formula="of:=([.P10]-[.P9])/([.$L10]-[.$L9])" office:value-type="float" office:value="0">
            <text:p>0</text:p>
          </table:table-cell>
          <table:table-cell table:formula="of:=([.Q10]-[.Q9])/([.$L10]-[.$L9])" office:value-type="float" office:value="0">
            <text:p>0</text:p>
          </table:table-cell>
          <table:table-cell table:number-columns-repeated="3"/>
          <table:table-cell table:formula="of:=[.F10]/(16384/9.80665)" office:value-type="float" office:value="0.318428820800781">
            <text:p>0.3184288208</text:p>
          </table:table-cell>
          <table:table-cell table:formula="of:=[.G10]/(16384/9.80665)" office:value-type="float" office:value="0.241814367675781">
            <text:p>0.2418143677</text:p>
          </table:table-cell>
          <table:table-cell table:formula="of:=[.H10]/(16384/9.80665)" office:value-type="float" office:value="10.8960117553711">
            <text:p>10.8960117554</text:p>
          </table:table-cell>
          <table:table-cell table:formula="of:=([.I10]*PI())/(131*180)" office:value-type="float" office:value="0.0271791730844918">
            <text:p>0.0271791731</text:p>
          </table:table-cell>
          <table:table-cell table:formula="of:=([.J10]*PI())/(131*180)" office:value-type="float" office:value="-0.0447656968450454">
            <text:p>-0.0447656968</text:p>
          </table:table-cell>
          <table:table-cell table:formula="of:=([.K10]*PI())/(131*180)" office:value-type="float" office:value="-0.0672817765081784">
            <text:p>-0.0672817765</text:p>
          </table:table-cell>
          <table:table-cell table:formula="of:=[.L10]" office:value-type="float" office:value="1600">
            <text:p>16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5544">
            <text:p>5544</text:p>
          </table:table-cell>
          <table:table-cell office:value-type="float" office:value="40">
            <text:p>40</text:p>
          </table:table-cell>
          <table:table-cell office:value-type="float" office:value="19296">
            <text:p>19296</text:p>
          </table:table-cell>
          <table:table-cell office:value-type="float" office:value="-159">
            <text:p>-159</text:p>
          </table:table-cell>
          <table:table-cell office:value-type="float" office:value="1381">
            <text:p>1381</text:p>
          </table:table-cell>
          <table:table-cell office:value-type="float" office:value="-139">
            <text:p>-139</text:p>
          </table:table-cell>
          <table:table-cell office:value-type="float" office:value="1800">
            <text:p>1800</text:p>
          </table:table-cell>
          <table:table-cell table:number-columns-repeated="3"/>
          <table:table-cell table:formula="of:=[.A11]/([.$L11]-[.$L10])" office:value-type="float" office:value="0.11">
            <text:p>0.11</text:p>
          </table:table-cell>
          <table:table-cell table:formula="of:=[.B11]/([.$L11]-[.$L10])" office:value-type="float" office:value="0.115">
            <text:p>0.115</text:p>
          </table:table-cell>
          <table:table-cell table:formula="of:=([.P11]-[.P10])/([.$L11]-[.$L10])" office:value-type="float" office:value="0">
            <text:p>0</text:p>
          </table:table-cell>
          <table:table-cell table:formula="of:=([.Q11]-[.Q10])/([.$L11]-[.$L10])" office:value-type="float" office:value="0">
            <text:p>0</text:p>
          </table:table-cell>
          <table:table-cell table:number-columns-repeated="3"/>
          <table:table-cell table:formula="of:=[.F11]/(16384/9.80665)" office:value-type="float" office:value="3.31836350097656">
            <text:p>3.318363501</text:p>
          </table:table-cell>
          <table:table-cell table:formula="of:=[.G11]/(16384/9.80665)" office:value-type="float" office:value="0.0239420166015625">
            <text:p>0.0239420166</text:p>
          </table:table-cell>
          <table:table-cell table:formula="of:=[.H11]/(16384/9.80665)" office:value-type="float" office:value="11.5496288085937">
            <text:p>11.5496288086</text:p>
          </table:table-cell>
          <table:table-cell table:formula="of:=([.I11]*PI())/(131*180)" office:value-type="float" office:value="-0.0211837672570304">
            <text:p>-0.0211837673</text:p>
          </table:table-cell>
          <table:table-cell table:formula="of:=([.J11]*PI())/(131*180)" office:value-type="float" office:value="0.183992343282761">
            <text:p>0.1839923433</text:p>
          </table:table-cell>
          <table:table-cell table:formula="of:=([.K11]*PI())/(131*180)" office:value-type="float" office:value="-0.0185191424448253">
            <text:p>-0.0185191424</text:p>
          </table:table-cell>
          <table:table-cell table:formula="of:=[.L11]" office:value-type="float" office:value="1800">
            <text:p>18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2568">
            <text:p>2568</text:p>
          </table:table-cell>
          <table:table-cell office:value-type="float" office:value="-344">
            <text:p>-344</text:p>
          </table:table-cell>
          <table:table-cell office:value-type="float" office:value="17308">
            <text:p>17308</text:p>
          </table:table-cell>
          <table:table-cell office:value-type="float" office:value="20">
            <text:p>20</text:p>
          </table:table-cell>
          <table:table-cell office:value-type="float" office:value="221">
            <text:p>221</text:p>
          </table:table-cell>
          <table:table-cell office:value-type="float" office:value="-414">
            <text:p>-414</text:p>
          </table:table-cell>
          <table:table-cell office:value-type="float" office:value="2000">
            <text:p>2000</text:p>
          </table:table-cell>
          <table:table-cell table:number-columns-repeated="3"/>
          <table:table-cell table:formula="of:=[.A12]/([.$L12]-[.$L11])" office:value-type="float" office:value="0.11">
            <text:p>0.11</text:p>
          </table:table-cell>
          <table:table-cell table:formula="of:=[.B12]/([.$L12]-[.$L11])" office:value-type="float" office:value="0.115">
            <text:p>0.115</text:p>
          </table:table-cell>
          <table:table-cell table:formula="of:=([.P12]-[.P11])/([.$L12]-[.$L11])" office:value-type="float" office:value="0">
            <text:p>0</text:p>
          </table:table-cell>
          <table:table-cell table:formula="of:=([.Q12]-[.Q11])/([.$L12]-[.$L11])" office:value-type="float" office:value="0">
            <text:p>0</text:p>
          </table:table-cell>
          <table:table-cell table:number-columns-repeated="3"/>
          <table:table-cell table:formula="of:=[.F12]/(16384/9.80665)" office:value-type="float" office:value="1.53707746582031">
            <text:p>1.5370774658</text:p>
          </table:table-cell>
          <table:table-cell table:formula="of:=[.G12]/(16384/9.80665)" office:value-type="float" office:value="-0.205901342773437">
            <text:p>-0.2059013428</text:p>
          </table:table-cell>
          <table:table-cell table:formula="of:=[.H12]/(16384/9.80665)" office:value-type="float" office:value="10.3597105834961">
            <text:p>10.3597105835</text:p>
          </table:table-cell>
          <table:table-cell table:formula="of:=([.I12]*PI())/(131*180)" office:value-type="float" office:value="0.00266462481220508">
            <text:p>0.0026646248</text:p>
          </table:table-cell>
          <table:table-cell table:formula="of:=([.J12]*PI())/(131*180)" office:value-type="float" office:value="0.0294441041748662">
            <text:p>0.0294441042</text:p>
          </table:table-cell>
          <table:table-cell table:formula="of:=([.K12]*PI())/(131*180)" office:value-type="float" office:value="-0.0551577336126452">
            <text:p>-0.0551577336</text:p>
          </table:table-cell>
          <table:table-cell table:formula="of:=[.L12]" office:value-type="float" office:value="2000">
            <text:p>2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-476">
            <text:p>-476</text:p>
          </table:table-cell>
          <table:table-cell office:value-type="float" office:value="18168">
            <text:p>18168</text:p>
          </table:table-cell>
          <table:table-cell office:value-type="float" office:value="8">
            <text:p>8</text:p>
          </table:table-cell>
          <table:table-cell office:value-type="float" office:value="-397">
            <text:p>-397</text:p>
          </table:table-cell>
          <table:table-cell office:value-type="float" office:value="-285">
            <text:p>-285</text:p>
          </table:table-cell>
          <table:table-cell office:value-type="float" office:value="2200">
            <text:p>2200</text:p>
          </table:table-cell>
          <table:table-cell table:number-columns-repeated="3"/>
          <table:table-cell table:formula="of:=[.A13]/([.$L13]-[.$L12])" office:value-type="float" office:value="0.11">
            <text:p>0.11</text:p>
          </table:table-cell>
          <table:table-cell table:formula="of:=[.B13]/([.$L13]-[.$L12])" office:value-type="float" office:value="0.115">
            <text:p>0.115</text:p>
          </table:table-cell>
          <table:table-cell table:formula="of:=([.P13]-[.P12])/([.$L13]-[.$L12])" office:value-type="float" office:value="0">
            <text:p>0</text:p>
          </table:table-cell>
          <table:table-cell table:formula="of:=([.Q13]-[.Q12])/([.$L13]-[.$L12])" office:value-type="float" office:value="0">
            <text:p>0</text:p>
          </table:table-cell>
          <table:table-cell table:number-columns-repeated="3"/>
          <table:table-cell table:formula="of:=[.F13]/(16384/9.80665)" office:value-type="float" office:value="0.086191259765625">
            <text:p>0.0861912598</text:p>
          </table:table-cell>
          <table:table-cell table:formula="of:=[.G13]/(16384/9.80665)" office:value-type="float" office:value="-0.284909997558594">
            <text:p>-0.2849099976</text:p>
          </table:table-cell>
          <table:table-cell table:formula="of:=[.H13]/(16384/9.80665)" office:value-type="float" office:value="10.8744639404297">
            <text:p>10.8744639404</text:p>
          </table:table-cell>
          <table:table-cell table:formula="of:=([.I13]*PI())/(131*180)" office:value-type="float" office:value="0.00106584992488203">
            <text:p>0.0010658499</text:p>
          </table:table-cell>
          <table:table-cell table:formula="of:=([.J13]*PI())/(131*180)" office:value-type="float" office:value="-0.0528928025222709">
            <text:p>-0.0528928025</text:p>
          </table:table-cell>
          <table:table-cell table:formula="of:=([.K13]*PI())/(131*180)" office:value-type="float" office:value="-0.0379709035739224">
            <text:p>-0.0379709036</text:p>
          </table:table-cell>
          <table:table-cell table:formula="of:=[.L13]" office:value-type="float" office:value="2200">
            <text:p>22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-252">
            <text:p>-252</text:p>
          </table:table-cell>
          <table:table-cell office:value-type="float" office:value="4092">
            <text:p>4092</text:p>
          </table:table-cell>
          <table:table-cell office:value-type="float" office:value="21580">
            <text:p>21580</text:p>
          </table:table-cell>
          <table:table-cell office:value-type="float" office:value="-518">
            <text:p>-518</text:p>
          </table:table-cell>
          <table:table-cell office:value-type="float" office:value="-329">
            <text:p>-329</text:p>
          </table:table-cell>
          <table:table-cell office:value-type="float" office:value="-154">
            <text:p>-154</text:p>
          </table:table-cell>
          <table:table-cell office:value-type="float" office:value="2400">
            <text:p>2400</text:p>
          </table:table-cell>
          <table:table-cell table:number-columns-repeated="3"/>
          <table:table-cell table:formula="of:=[.A14]/([.$L14]-[.$L13])" office:value-type="float" office:value="0.115">
            <text:p>0.115</text:p>
          </table:table-cell>
          <table:table-cell table:formula="of:=[.B14]/([.$L14]-[.$L13])" office:value-type="float" office:value="0.12">
            <text:p>0.12</text:p>
          </table:table-cell>
          <table:table-cell table:formula="of:=([.P14]-[.P13])/([.$L14]-[.$L13])" office:value-type="float" office:value="0.000025">
            <text:p>0.000025</text:p>
          </table:table-cell>
          <table:table-cell table:formula="of:=([.Q14]-[.Q13])/([.$L14]-[.$L13])" office:value-type="float" office:value="0.000025">
            <text:p>0.000025</text:p>
          </table:table-cell>
          <table:table-cell table:number-columns-repeated="3"/>
          <table:table-cell table:formula="of:=[.F14]/(16384/9.80665)" office:value-type="float" office:value="-0.150834704589844">
            <text:p>-0.1508347046</text:p>
          </table:table-cell>
          <table:table-cell table:formula="of:=[.G14]/(16384/9.80665)" office:value-type="float" office:value="2.44926829833984">
            <text:p>2.4492682983</text:p>
          </table:table-cell>
          <table:table-cell table:formula="of:=[.H14]/(16384/9.80665)" office:value-type="float" office:value="12.916717956543">
            <text:p>12.9167179565</text:p>
          </table:table-cell>
          <table:table-cell table:formula="of:=([.I14]*PI())/(131*180)" office:value-type="float" office:value="-0.0690137826361117">
            <text:p>-0.0690137826</text:p>
          </table:table-cell>
          <table:table-cell table:formula="of:=([.J14]*PI())/(131*180)" office:value-type="float" office:value="-0.0438330781607736">
            <text:p>-0.0438330782</text:p>
          </table:table-cell>
          <table:table-cell table:formula="of:=([.K14]*PI())/(131*180)" office:value-type="float" office:value="-0.0205176110539791">
            <text:p>-0.0205176111</text:p>
          </table:table-cell>
          <table:table-cell table:formula="of:=[.L14]" office:value-type="float" office:value="2400">
            <text:p>24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-168">
            <text:p>-168</text:p>
          </table:table-cell>
          <table:table-cell office:value-type="float" office:value="1372">
            <text:p>1372</text:p>
          </table:table-cell>
          <table:table-cell office:value-type="float" office:value="18252">
            <text:p>18252</text:p>
          </table:table-cell>
          <table:table-cell office:value-type="float" office:value="128">
            <text:p>128</text:p>
          </table:table-cell>
          <table:table-cell office:value-type="float" office:value="-457">
            <text:p>-457</text:p>
          </table:table-cell>
          <table:table-cell office:value-type="float" office:value="-182">
            <text:p>-182</text:p>
          </table:table-cell>
          <table:table-cell office:value-type="float" office:value="2600">
            <text:p>2600</text:p>
          </table:table-cell>
          <table:table-cell table:number-columns-repeated="3"/>
          <table:table-cell table:formula="of:=[.A15]/([.$L15]-[.$L14])" office:value-type="float" office:value="0.115">
            <text:p>0.115</text:p>
          </table:table-cell>
          <table:table-cell table:formula="of:=[.B15]/([.$L15]-[.$L14])" office:value-type="float" office:value="0.115">
            <text:p>0.115</text:p>
          </table:table-cell>
          <table:table-cell table:formula="of:=([.P15]-[.P14])/([.$L15]-[.$L14])" office:value-type="float" office:value="0">
            <text:p>0</text:p>
          </table:table-cell>
          <table:table-cell table:formula="of:=([.Q15]-[.Q14])/([.$L15]-[.$L14])" office:value-type="float" office:value="-0.000025">
            <text:p>-0.000025</text:p>
          </table:table-cell>
          <table:table-cell table:number-columns-repeated="3"/>
          <table:table-cell table:formula="of:=[.F15]/(16384/9.80665)" office:value-type="float" office:value="-0.100556469726563">
            <text:p>-0.1005564697</text:p>
          </table:table-cell>
          <table:table-cell table:formula="of:=[.G15]/(16384/9.80665)" office:value-type="float" office:value="0.821211169433594">
            <text:p>0.8212111694</text:p>
          </table:table-cell>
          <table:table-cell table:formula="of:=[.H15]/(16384/9.80665)" office:value-type="float" office:value="10.924742175293">
            <text:p>10.9247421753</text:p>
          </table:table-cell>
          <table:table-cell table:formula="of:=([.I15]*PI())/(131*180)" office:value-type="float" office:value="0.0170535987981125">
            <text:p>0.0170535988</text:p>
          </table:table-cell>
          <table:table-cell table:formula="of:=([.J15]*PI())/(131*180)" office:value-type="float" office:value="-0.0608866769588862">
            <text:p>-0.060886677</text:p>
          </table:table-cell>
          <table:table-cell table:formula="of:=([.K15]*PI())/(131*180)" office:value-type="float" office:value="-0.0242480857910663">
            <text:p>-0.0242480858</text:p>
          </table:table-cell>
          <table:table-cell table:formula="of:=[.L15]" office:value-type="float" office:value="2600">
            <text:p>26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776">
            <text:p>776</text:p>
          </table:table-cell>
          <table:table-cell office:value-type="float" office:value="-660">
            <text:p>-660</text:p>
          </table:table-cell>
          <table:table-cell office:value-type="float" office:value="18320">
            <text:p>18320</text:p>
          </table:table-cell>
          <table:table-cell office:value-type="float" office:value="402">
            <text:p>402</text:p>
          </table:table-cell>
          <table:table-cell office:value-type="float" office:value="-458">
            <text:p>-458</text:p>
          </table:table-cell>
          <table:table-cell office:value-type="float" office:value="-287">
            <text:p>-287</text:p>
          </table:table-cell>
          <table:table-cell office:value-type="float" office:value="2800">
            <text:p>2800</text:p>
          </table:table-cell>
          <table:table-cell table:number-columns-repeated="3"/>
          <table:table-cell table:formula="of:=[.A16]/([.$L16]-[.$L15])" office:value-type="float" office:value="0.115">
            <text:p>0.115</text:p>
          </table:table-cell>
          <table:table-cell table:formula="of:=[.B16]/([.$L16]-[.$L15])" office:value-type="float" office:value="0.115">
            <text:p>0.115</text:p>
          </table:table-cell>
          <table:table-cell table:formula="of:=([.P16]-[.P15])/([.$L16]-[.$L15])" office:value-type="float" office:value="0">
            <text:p>0</text:p>
          </table:table-cell>
          <table:table-cell table:formula="of:=([.Q16]-[.Q15])/([.$L16]-[.$L15])" office:value-type="float" office:value="0">
            <text:p>0</text:p>
          </table:table-cell>
          <table:table-cell table:number-columns-repeated="3"/>
          <table:table-cell table:formula="of:=[.F16]/(16384/9.80665)" office:value-type="float" office:value="0.464475122070312">
            <text:p>0.4644751221</text:p>
          </table:table-cell>
          <table:table-cell table:formula="of:=[.G16]/(16384/9.80665)" office:value-type="float" office:value="-0.395043273925781">
            <text:p>-0.3950432739</text:p>
          </table:table-cell>
          <table:table-cell table:formula="of:=[.H16]/(16384/9.80665)" office:value-type="float" office:value="10.9654436035156">
            <text:p>10.9654436035</text:p>
          </table:table-cell>
          <table:table-cell table:formula="of:=([.I16]*PI())/(131*180)" office:value-type="float" office:value="0.0535589587253222">
            <text:p>0.0535589587</text:p>
          </table:table-cell>
          <table:table-cell table:formula="of:=([.J16]*PI())/(131*180)" office:value-type="float" office:value="-0.0610199081994964">
            <text:p>-0.0610199082</text:p>
          </table:table-cell>
          <table:table-cell table:formula="of:=([.K16]*PI())/(131*180)" office:value-type="float" office:value="-0.0382373660551429">
            <text:p>-0.0382373661</text:p>
          </table:table-cell>
          <table:table-cell table:formula="of:=[.L16]" office:value-type="float" office:value="2800">
            <text:p>28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-4204">
            <text:p>-4204</text:p>
          </table:table-cell>
          <table:table-cell office:value-type="float" office:value="-1588">
            <text:p>-1588</text:p>
          </table:table-cell>
          <table:table-cell office:value-type="float" office:value="17704">
            <text:p>17704</text:p>
          </table:table-cell>
          <table:table-cell office:value-type="float" office:value="4">
            <text:p>4</text:p>
          </table:table-cell>
          <table:table-cell office:value-type="float" office:value="-369">
            <text:p>-369</text:p>
          </table:table-cell>
          <table:table-cell office:value-type="float" office:value="-1033">
            <text:p>-1033</text:p>
          </table:table-cell>
          <table:table-cell office:value-type="float" office:value="3000">
            <text:p>3000</text:p>
          </table:table-cell>
          <table:table-cell table:number-columns-repeated="3"/>
          <table:table-cell table:formula="of:=[.A17]/([.$L17]-[.$L16])" office:value-type="float" office:value="0.115">
            <text:p>0.115</text:p>
          </table:table-cell>
          <table:table-cell table:formula="of:=[.B17]/([.$L17]-[.$L16])" office:value-type="float" office:value="0.12">
            <text:p>0.12</text:p>
          </table:table-cell>
          <table:table-cell table:formula="of:=([.P17]-[.P16])/([.$L17]-[.$L16])" office:value-type="float" office:value="0">
            <text:p>0</text:p>
          </table:table-cell>
          <table:table-cell table:formula="of:=([.Q17]-[.Q16])/([.$L17]-[.$L16])" office:value-type="float" office:value="0.000025">
            <text:p>0.000025</text:p>
          </table:table-cell>
          <table:table-cell table:number-columns-repeated="3"/>
          <table:table-cell table:formula="of:=[.F17]/(16384/9.80665)" office:value-type="float" office:value="-2.51630594482422">
            <text:p>-2.5163059448</text:p>
          </table:table-cell>
          <table:table-cell table:formula="of:=[.G17]/(16384/9.80665)" office:value-type="float" office:value="-0.950498059082031">
            <text:p>-0.9504980591</text:p>
          </table:table-cell>
          <table:table-cell table:formula="of:=[.H17]/(16384/9.80665)" office:value-type="float" office:value="10.5967365478516">
            <text:p>10.5967365479</text:p>
          </table:table-cell>
          <table:table-cell table:formula="of:=([.I17]*PI())/(131*180)" office:value-type="float" office:value="0.000532924962441017">
            <text:p>0.000532925</text:p>
          </table:table-cell>
          <table:table-cell table:formula="of:=([.J17]*PI())/(131*180)" office:value-type="float" office:value="-0.0491623277851838">
            <text:p>-0.0491623278</text:p>
          </table:table-cell>
          <table:table-cell table:formula="of:=([.K17]*PI())/(131*180)" office:value-type="float" office:value="-0.137627871550393">
            <text:p>-0.1376278716</text:p>
          </table:table-cell>
          <table:table-cell table:formula="of:=[.L17]" office:value-type="float" office:value="3000">
            <text:p>3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3420">
            <text:p>3420</text:p>
          </table:table-cell>
          <table:table-cell office:value-type="float" office:value="-2020">
            <text:p>-2020</text:p>
          </table:table-cell>
          <table:table-cell office:value-type="float" office:value="20092">
            <text:p>20092</text:p>
          </table:table-cell>
          <table:table-cell office:value-type="float" office:value="145">
            <text:p>145</text:p>
          </table:table-cell>
          <table:table-cell office:value-type="float" office:value="-596">
            <text:p>-596</text:p>
          </table:table-cell>
          <table:table-cell office:value-type="float" office:value="-422">
            <text:p>-422</text:p>
          </table:table-cell>
          <table:table-cell office:value-type="float" office:value="3200">
            <text:p>3200</text:p>
          </table:table-cell>
          <table:table-cell table:number-columns-repeated="3"/>
          <table:table-cell table:formula="of:=[.A18]/([.$L18]-[.$L17])" office:value-type="float" office:value="0.12">
            <text:p>0.12</text:p>
          </table:table-cell>
          <table:table-cell table:formula="of:=[.B18]/([.$L18]-[.$L17])" office:value-type="float" office:value="0.115">
            <text:p>0.115</text:p>
          </table:table-cell>
          <table:table-cell table:formula="of:=([.P18]-[.P17])/([.$L18]-[.$L17])" office:value-type="float" office:value="0.000025">
            <text:p>0.000025</text:p>
          </table:table-cell>
          <table:table-cell table:formula="of:=([.Q18]-[.Q17])/([.$L18]-[.$L17])" office:value-type="float" office:value="-0.000025">
            <text:p>-0.000025</text:p>
          </table:table-cell>
          <table:table-cell table:number-columns-repeated="3"/>
          <table:table-cell table:formula="of:=[.F18]/(16384/9.80665)" office:value-type="float" office:value="2.04704241943359">
            <text:p>2.0470424194</text:p>
          </table:table-cell>
          <table:table-cell table:formula="of:=[.G18]/(16384/9.80665)" office:value-type="float" office:value="-1.20907183837891">
            <text:p>-1.2090718384</text:p>
          </table:table-cell>
          <table:table-cell table:formula="of:=[.H18]/(16384/9.80665)" office:value-type="float" office:value="12.0260749389648">
            <text:p>12.026074939</text:p>
          </table:table-cell>
          <table:table-cell table:formula="of:=([.I18]*PI())/(131*180)" office:value-type="float" office:value="0.0193185298884869">
            <text:p>0.0193185299</text:p>
          </table:table-cell>
          <table:table-cell table:formula="of:=([.J18]*PI())/(131*180)" office:value-type="float" office:value="-0.0794058194037115">
            <text:p>-0.0794058194</text:p>
          </table:table-cell>
          <table:table-cell table:formula="of:=([.K18]*PI())/(131*180)" office:value-type="float" office:value="-0.0562235835375273">
            <text:p>-0.0562235835</text:p>
          </table:table-cell>
          <table:table-cell table:formula="of:=[.L18]" office:value-type="float" office:value="3200">
            <text:p>32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2068">
            <text:p>2068</text:p>
          </table:table-cell>
          <table:table-cell office:value-type="float" office:value="-572">
            <text:p>-572</text:p>
          </table:table-cell>
          <table:table-cell office:value-type="float" office:value="18828">
            <text:p>18828</text:p>
          </table:table-cell>
          <table:table-cell office:value-type="float" office:value="38">
            <text:p>38</text:p>
          </table:table-cell>
          <table:table-cell office:value-type="float" office:value="-570">
            <text:p>-570</text:p>
          </table:table-cell>
          <table:table-cell office:value-type="float" office:value="-134">
            <text:p>-134</text:p>
          </table:table-cell>
          <table:table-cell office:value-type="float" office:value="3400">
            <text:p>3400</text:p>
          </table:table-cell>
          <table:table-cell table:number-columns-repeated="3"/>
          <table:table-cell table:formula="of:=[.A19]/([.$L19]-[.$L18])" office:value-type="float" office:value="0.115">
            <text:p>0.115</text:p>
          </table:table-cell>
          <table:table-cell table:formula="of:=[.B19]/([.$L19]-[.$L18])" office:value-type="float" office:value="0.115">
            <text:p>0.115</text:p>
          </table:table-cell>
          <table:table-cell table:formula="of:=([.P19]-[.P18])/([.$L19]-[.$L18])" office:value-type="float" office:value="-0.000025">
            <text:p>-0.000025</text:p>
          </table:table-cell>
          <table:table-cell table:formula="of:=([.Q19]-[.Q18])/([.$L19]-[.$L18])" office:value-type="float" office:value="0">
            <text:p>0</text:p>
          </table:table-cell>
          <table:table-cell table:number-columns-repeated="3"/>
          <table:table-cell table:formula="of:=[.F19]/(16384/9.80665)" office:value-type="float" office:value="1.23780225830078">
            <text:p>1.2378022583</text:p>
          </table:table-cell>
          <table:table-cell table:formula="of:=[.G19]/(16384/9.80665)" office:value-type="float" office:value="-0.342370837402344">
            <text:p>-0.3423708374</text:p>
          </table:table-cell>
          <table:table-cell table:formula="of:=[.H19]/(16384/9.80665)" office:value-type="float" office:value="11.2695072143555">
            <text:p>11.2695072144</text:p>
          </table:table-cell>
          <table:table-cell table:formula="of:=([.I19]*PI())/(131*180)" office:value-type="float" office:value="0.00506278714318966">
            <text:p>0.0050627871</text:p>
          </table:table-cell>
          <table:table-cell table:formula="of:=([.J19]*PI())/(131*180)" office:value-type="float" office:value="-0.0759418071478449">
            <text:p>-0.0759418071</text:p>
          </table:table-cell>
          <table:table-cell table:formula="of:=([.K19]*PI())/(131*180)" office:value-type="float" office:value="-0.0178529862417741">
            <text:p>-0.0178529862</text:p>
          </table:table-cell>
          <table:table-cell table:formula="of:=[.L19]" office:value-type="float" office:value="3400">
            <text:p>34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-1748">
            <text:p>-1748</text:p>
          </table:table-cell>
          <table:table-cell office:value-type="float" office:value="-2756">
            <text:p>-2756</text:p>
          </table:table-cell>
          <table:table-cell office:value-type="float" office:value="29152">
            <text:p>29152</text:p>
          </table:table-cell>
          <table:table-cell office:value-type="float" office:value="1025">
            <text:p>1025</text:p>
          </table:table-cell>
          <table:table-cell office:value-type="float" office:value="-2951">
            <text:p>-2951</text:p>
          </table:table-cell>
          <table:table-cell office:value-type="float" office:value="-322">
            <text:p>-322</text:p>
          </table:table-cell>
          <table:table-cell office:value-type="float" office:value="3600">
            <text:p>3600</text:p>
          </table:table-cell>
          <table:table-cell table:number-columns-repeated="3"/>
          <table:table-cell table:formula="of:=[.A20]/([.$L20]-[.$L19])" office:value-type="float" office:value="0.115">
            <text:p>0.115</text:p>
          </table:table-cell>
          <table:table-cell table:formula="of:=[.B20]/([.$L20]-[.$L19])" office:value-type="float" office:value="0.115">
            <text:p>0.115</text:p>
          </table:table-cell>
          <table:table-cell table:formula="of:=([.P20]-[.P19])/([.$L20]-[.$L19])" office:value-type="float" office:value="0">
            <text:p>0</text:p>
          </table:table-cell>
          <table:table-cell table:formula="of:=([.Q20]-[.Q19])/([.$L20]-[.$L19])" office:value-type="float" office:value="0">
            <text:p>0</text:p>
          </table:table-cell>
          <table:table-cell table:number-columns-repeated="3"/>
          <table:table-cell table:formula="of:=[.F20]/(16384/9.80665)" office:value-type="float" office:value="-1.04626612548828">
            <text:p>-1.0462661255</text:p>
          </table:table-cell>
          <table:table-cell table:formula="of:=[.G20]/(16384/9.80665)" office:value-type="float" office:value="-1.64960494384766">
            <text:p>-1.6496049438</text:p>
          </table:table-cell>
          <table:table-cell table:formula="of:=[.H20]/(16384/9.80665)" office:value-type="float" office:value="17.4489416992188">
            <text:p>17.4489416992</text:p>
          </table:table-cell>
          <table:table-cell table:formula="of:=([.I20]*PI())/(131*180)" office:value-type="float" office:value="0.136562021625511">
            <text:p>0.1365620216</text:p>
          </table:table-cell>
          <table:table-cell table:formula="of:=([.J20]*PI())/(131*180)" office:value-type="float" office:value="-0.39316539104086">
            <text:p>-0.393165391</text:p>
          </table:table-cell>
          <table:table-cell table:formula="of:=([.K20]*PI())/(131*180)" office:value-type="float" office:value="-0.0429004594765018">
            <text:p>-0.0429004595</text:p>
          </table:table-cell>
          <table:table-cell table:formula="of:=[.L20]" office:value-type="float" office:value="3600">
            <text:p>36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852">
            <text:p>852</text:p>
          </table:table-cell>
          <table:table-cell office:value-type="float" office:value="15988">
            <text:p>15988</text:p>
          </table:table-cell>
          <table:table-cell office:value-type="float" office:value="8">
            <text:p>8</text:p>
          </table:table-cell>
          <table:table-cell office:value-type="float" office:value="-253">
            <text:p>-253</text:p>
          </table:table-cell>
          <table:table-cell office:value-type="float" office:value="-100">
            <text:p>-100</text:p>
          </table:table-cell>
          <table:table-cell office:value-type="float" office:value="3800">
            <text:p>3800</text:p>
          </table:table-cell>
          <table:table-cell table:number-columns-repeated="3"/>
          <table:table-cell table:formula="of:=[.A21]/([.$L21]-[.$L20])" office:value-type="float" office:value="0.115">
            <text:p>0.115</text:p>
          </table:table-cell>
          <table:table-cell table:formula="of:=[.B21]/([.$L21]-[.$L20])" office:value-type="float" office:value="0.115">
            <text:p>0.115</text:p>
          </table:table-cell>
          <table:table-cell table:formula="of:=([.P21]-[.P20])/([.$L21]-[.$L20])" office:value-type="float" office:value="0">
            <text:p>0</text:p>
          </table:table-cell>
          <table:table-cell table:formula="of:=([.Q21]-[.Q20])/([.$L21]-[.$L20])" office:value-type="float" office:value="0">
            <text:p>0</text:p>
          </table:table-cell>
          <table:table-cell table:number-columns-repeated="3"/>
          <table:table-cell table:formula="of:=[.F21]/(16384/9.80665)" office:value-type="float" office:value="0.112527478027344">
            <text:p>0.112527478</text:p>
          </table:table-cell>
          <table:table-cell table:formula="of:=[.G21]/(16384/9.80665)" office:value-type="float" office:value="0.509964953613281">
            <text:p>0.5099649536</text:p>
          </table:table-cell>
          <table:table-cell table:formula="of:=[.H21]/(16384/9.80665)" office:value-type="float" office:value="9.56962403564453">
            <text:p>9.5696240356</text:p>
          </table:table-cell>
          <table:table-cell table:formula="of:=([.I21]*PI())/(131*180)" office:value-type="float" office:value="0.00106584992488203">
            <text:p>0.0010658499</text:p>
          </table:table-cell>
          <table:table-cell table:formula="of:=([.J21]*PI())/(131*180)" office:value-type="float" office:value="-0.0337075038743943">
            <text:p>-0.0337075039</text:p>
          </table:table-cell>
          <table:table-cell table:formula="of:=([.K21]*PI())/(131*180)" office:value-type="float" office:value="-0.0133231240610254">
            <text:p>-0.0133231241</text:p>
          </table:table-cell>
          <table:table-cell table:formula="of:=[.L21]" office:value-type="float" office:value="3800">
            <text:p>38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-1180">
            <text:p>-1180</text:p>
          </table:table-cell>
          <table:table-cell office:value-type="float" office:value="280">
            <text:p>280</text:p>
          </table:table-cell>
          <table:table-cell office:value-type="float" office:value="20264">
            <text:p>20264</text:p>
          </table:table-cell>
          <table:table-cell office:value-type="float" office:value="409">
            <text:p>409</text:p>
          </table:table-cell>
          <table:table-cell office:value-type="float" office:value="-571">
            <text:p>-571</text:p>
          </table:table-cell>
          <table:table-cell office:value-type="float" office:value="-105">
            <text:p>-105</text:p>
          </table:table-cell>
          <table:table-cell office:value-type="float" office:value="4000">
            <text:p>4000</text:p>
          </table:table-cell>
          <table:table-cell table:number-columns-repeated="3"/>
          <table:table-cell table:formula="of:=[.A22]/([.$L22]-[.$L21])" office:value-type="float" office:value="0.12">
            <text:p>0.12</text:p>
          </table:table-cell>
          <table:table-cell table:formula="of:=[.B22]/([.$L22]-[.$L21])" office:value-type="float" office:value="0.115">
            <text:p>0.115</text:p>
          </table:table-cell>
          <table:table-cell table:formula="of:=([.P22]-[.P21])/([.$L22]-[.$L21])" office:value-type="float" office:value="0.000025">
            <text:p>0.000025</text:p>
          </table:table-cell>
          <table:table-cell table:formula="of:=([.Q22]-[.Q21])/([.$L22]-[.$L21])" office:value-type="float" office:value="0">
            <text:p>0</text:p>
          </table:table-cell>
          <table:table-cell table:number-columns-repeated="3"/>
          <table:table-cell table:formula="of:=[.F22]/(16384/9.80665)" office:value-type="float" office:value="-0.706289489746094">
            <text:p>-0.7062894897</text:p>
          </table:table-cell>
          <table:table-cell table:formula="of:=[.G22]/(16384/9.80665)" office:value-type="float" office:value="0.167594116210937">
            <text:p>0.1675941162</text:p>
          </table:table-cell>
          <table:table-cell table:formula="of:=[.H22]/(16384/9.80665)" office:value-type="float" office:value="12.1290256103516">
            <text:p>12.1290256104</text:p>
          </table:table-cell>
          <table:table-cell table:formula="of:=([.I22]*PI())/(131*180)" office:value-type="float" office:value="0.054491577409594">
            <text:p>0.0544915774</text:p>
          </table:table-cell>
          <table:table-cell table:formula="of:=([.J22]*PI())/(131*180)" office:value-type="float" office:value="-0.0760750383884551">
            <text:p>-0.0760750384</text:p>
          </table:table-cell>
          <table:table-cell table:formula="of:=([.K22]*PI())/(131*180)" office:value-type="float" office:value="-0.0139892802640767">
            <text:p>-0.0139892803</text:p>
          </table:table-cell>
          <table:table-cell table:formula="of:=[.L22]" office:value-type="float" office:value="4000">
            <text:p>4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5736">
            <text:p>5736</text:p>
          </table:table-cell>
          <table:table-cell office:value-type="float" office:value="-164">
            <text:p>-164</text:p>
          </table:table-cell>
          <table:table-cell office:value-type="float" office:value="14744">
            <text:p>14744</text:p>
          </table:table-cell>
          <table:table-cell office:value-type="float" office:value="-593">
            <text:p>-593</text:p>
          </table:table-cell>
          <table:table-cell office:value-type="float" office:value="2947">
            <text:p>2947</text:p>
          </table:table-cell>
          <table:table-cell office:value-type="float" office:value="-208">
            <text:p>-208</text:p>
          </table:table-cell>
          <table:table-cell office:value-type="float" office:value="4200">
            <text:p>4200</text:p>
          </table:table-cell>
          <table:table-cell table:number-columns-repeated="3"/>
          <table:table-cell table:formula="of:=[.A23]/([.$L23]-[.$L22])" office:value-type="float" office:value="0.115">
            <text:p>0.115</text:p>
          </table:table-cell>
          <table:table-cell table:formula="of:=[.B23]/([.$L23]-[.$L22])" office:value-type="float" office:value="0.12">
            <text:p>0.12</text:p>
          </table:table-cell>
          <table:table-cell table:formula="of:=([.P23]-[.P22])/([.$L23]-[.$L22])" office:value-type="float" office:value="-0.000025">
            <text:p>-0.000025</text:p>
          </table:table-cell>
          <table:table-cell table:formula="of:=([.Q23]-[.Q22])/([.$L23]-[.$L22])" office:value-type="float" office:value="0.000025">
            <text:p>0.000025</text:p>
          </table:table-cell>
          <table:table-cell table:number-columns-repeated="3"/>
          <table:table-cell table:formula="of:=[.F23]/(16384/9.80665)" office:value-type="float" office:value="3.43328518066406">
            <text:p>3.4332851807</text:p>
          </table:table-cell>
          <table:table-cell table:formula="of:=[.G23]/(16384/9.80665)" office:value-type="float" office:value="-0.0981622680664062">
            <text:p>-0.0981622681</text:p>
          </table:table-cell>
          <table:table-cell table:formula="of:=[.H23]/(16384/9.80665)" office:value-type="float" office:value="8.82502731933594">
            <text:p>8.8250273193</text:p>
          </table:table-cell>
          <table:table-cell table:formula="of:=([.I23]*PI())/(131*180)" office:value-type="float" office:value="-0.0790061256818807">
            <text:p>-0.0790061257</text:p>
          </table:table-cell>
          <table:table-cell table:formula="of:=([.J23]*PI())/(131*180)" office:value-type="float" office:value="0.392632466078419">
            <text:p>0.3926324661</text:p>
          </table:table-cell>
          <table:table-cell table:formula="of:=([.K23]*PI())/(131*180)" office:value-type="float" office:value="-0.0277120980469329">
            <text:p>-0.027712098</text:p>
          </table:table-cell>
          <table:table-cell table:formula="of:=[.L23]" office:value-type="float" office:value="4200">
            <text:p>42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488">
            <text:p>1488</text:p>
          </table:table-cell>
          <table:table-cell office:value-type="float" office:value="252">
            <text:p>252</text:p>
          </table:table-cell>
          <table:table-cell office:value-type="float" office:value="19084">
            <text:p>19084</text:p>
          </table:table-cell>
          <table:table-cell office:value-type="float" office:value="97">
            <text:p>97</text:p>
          </table:table-cell>
          <table:table-cell office:value-type="float" office:value="-213">
            <text:p>-213</text:p>
          </table:table-cell>
          <table:table-cell office:value-type="float" office:value="-339">
            <text:p>-339</text:p>
          </table:table-cell>
          <table:table-cell office:value-type="float" office:value="4400">
            <text:p>4400</text:p>
          </table:table-cell>
          <table:table-cell table:number-columns-repeated="3"/>
          <table:table-cell table:formula="of:=[.A24]/([.$L24]-[.$L23])" office:value-type="float" office:value="0.12">
            <text:p>0.12</text:p>
          </table:table-cell>
          <table:table-cell table:formula="of:=[.B24]/([.$L24]-[.$L23])" office:value-type="float" office:value="0.115">
            <text:p>0.115</text:p>
          </table:table-cell>
          <table:table-cell table:formula="of:=([.P24]-[.P23])/([.$L24]-[.$L23])" office:value-type="float" office:value="0.000025">
            <text:p>0.000025</text:p>
          </table:table-cell>
          <table:table-cell table:formula="of:=([.Q24]-[.Q23])/([.$L24]-[.$L23])" office:value-type="float" office:value="-0.000025">
            <text:p>-0.000025</text:p>
          </table:table-cell>
          <table:table-cell table:number-columns-repeated="3"/>
          <table:table-cell table:formula="of:=[.F24]/(16384/9.80665)" office:value-type="float" office:value="0.890643017578125">
            <text:p>0.8906430176</text:p>
          </table:table-cell>
          <table:table-cell table:formula="of:=[.G24]/(16384/9.80665)" office:value-type="float" office:value="0.150834704589844">
            <text:p>0.1508347046</text:p>
          </table:table-cell>
          <table:table-cell table:formula="of:=[.H24]/(16384/9.80665)" office:value-type="float" office:value="11.4227361206055">
            <text:p>11.4227361206</text:p>
          </table:table-cell>
          <table:table-cell table:formula="of:=([.I24]*PI())/(131*180)" office:value-type="float" office:value="0.0129234303391947">
            <text:p>0.0129234303</text:p>
          </table:table-cell>
          <table:table-cell table:formula="of:=([.J24]*PI())/(131*180)" office:value-type="float" office:value="-0.0283782542499841">
            <text:p>-0.0283782542</text:p>
          </table:table-cell>
          <table:table-cell table:formula="of:=([.K24]*PI())/(131*180)" office:value-type="float" office:value="-0.0451653905668762">
            <text:p>-0.0451653906</text:p>
          </table:table-cell>
          <table:table-cell table:formula="of:=[.L24]" office:value-type="float" office:value="4400">
            <text:p>44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-104">
            <text:p>-104</text:p>
          </table:table-cell>
          <table:table-cell office:value-type="float" office:value="-544">
            <text:p>-544</text:p>
          </table:table-cell>
          <table:table-cell office:value-type="float" office:value="18444">
            <text:p>18444</text:p>
          </table:table-cell>
          <table:table-cell office:value-type="float" office:value="105">
            <text:p>105</text:p>
          </table:table-cell>
          <table:table-cell office:value-type="float" office:value="-360">
            <text:p>-360</text:p>
          </table:table-cell>
          <table:table-cell office:value-type="float" office:value="-298">
            <text:p>-298</text:p>
          </table:table-cell>
          <table:table-cell office:value-type="float" office:value="4600">
            <text:p>4600</text:p>
          </table:table-cell>
          <table:table-cell table:number-columns-repeated="3"/>
          <table:table-cell table:formula="of:=[.A25]/([.$L25]-[.$L24])" office:value-type="float" office:value="0.115">
            <text:p>0.115</text:p>
          </table:table-cell>
          <table:table-cell table:formula="of:=[.B25]/([.$L25]-[.$L24])" office:value-type="float" office:value="0.115">
            <text:p>0.115</text:p>
          </table:table-cell>
          <table:table-cell table:formula="of:=([.P25]-[.P24])/([.$L25]-[.$L24])" office:value-type="float" office:value="-0.000025">
            <text:p>-0.000025</text:p>
          </table:table-cell>
          <table:table-cell table:formula="of:=([.Q25]-[.Q24])/([.$L25]-[.$L24])" office:value-type="float" office:value="0">
            <text:p>0</text:p>
          </table:table-cell>
          <table:table-cell table:number-columns-repeated="3"/>
          <table:table-cell table:formula="of:=[.F25]/(16384/9.80665)" office:value-type="float" office:value="-0.0622492431640625">
            <text:p>-0.0622492432</text:p>
          </table:table-cell>
          <table:table-cell table:formula="of:=[.G25]/(16384/9.80665)" office:value-type="float" office:value="-0.32561142578125">
            <text:p>-0.3256114258</text:p>
          </table:table-cell>
          <table:table-cell table:formula="of:=[.H25]/(16384/9.80665)" office:value-type="float" office:value="11.0396638549805">
            <text:p>11.039663855</text:p>
          </table:table-cell>
          <table:table-cell table:formula="of:=([.I25]*PI())/(131*180)" office:value-type="float" office:value="0.0139892802640767">
            <text:p>0.0139892803</text:p>
          </table:table-cell>
          <table:table-cell table:formula="of:=([.J25]*PI())/(131*180)" office:value-type="float" office:value="-0.0479632466196915">
            <text:p>-0.0479632466</text:p>
          </table:table-cell>
          <table:table-cell table:formula="of:=([.K25]*PI())/(131*180)" office:value-type="float" office:value="-0.0397029097018557">
            <text:p>-0.0397029097</text:p>
          </table:table-cell>
          <table:table-cell table:formula="of:=[.L25]" office:value-type="float" office:value="4600">
            <text:p>46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4404">
            <text:p>4404</text:p>
          </table:table-cell>
          <table:table-cell office:value-type="float" office:value="128">
            <text:p>128</text:p>
          </table:table-cell>
          <table:table-cell office:value-type="float" office:value="10364">
            <text:p>10364</text:p>
          </table:table-cell>
          <table:table-cell office:value-type="float" office:value="-137">
            <text:p>-137</text:p>
          </table:table-cell>
          <table:table-cell office:value-type="float" office:value="1760">
            <text:p>1760</text:p>
          </table:table-cell>
          <table:table-cell office:value-type="float" office:value="-5">
            <text:p>-5</text:p>
          </table:table-cell>
          <table:table-cell office:value-type="float" office:value="4800">
            <text:p>4800</text:p>
          </table:table-cell>
          <table:table-cell table:number-columns-repeated="3"/>
          <table:table-cell table:formula="of:=[.A26]/([.$L26]-[.$L25])" office:value-type="float" office:value="0.12">
            <text:p>0.12</text:p>
          </table:table-cell>
          <table:table-cell table:formula="of:=[.B26]/([.$L26]-[.$L25])" office:value-type="float" office:value="0.115">
            <text:p>0.115</text:p>
          </table:table-cell>
          <table:table-cell table:formula="of:=([.P26]-[.P25])/([.$L26]-[.$L25])" office:value-type="float" office:value="0.000025">
            <text:p>0.000025</text:p>
          </table:table-cell>
          <table:table-cell table:formula="of:=([.Q26]-[.Q25])/([.$L26]-[.$L25])" office:value-type="float" office:value="0">
            <text:p>0</text:p>
          </table:table-cell>
          <table:table-cell table:number-columns-repeated="3"/>
          <table:table-cell table:formula="of:=[.F26]/(16384/9.80665)" office:value-type="float" office:value="2.63601602783203">
            <text:p>2.6360160278</text:p>
          </table:table-cell>
          <table:table-cell table:formula="of:=[.G26]/(16384/9.80665)" office:value-type="float" office:value="0.076614453125">
            <text:p>0.0766144531</text:p>
          </table:table-cell>
          <table:table-cell table:formula="of:=[.H26]/(16384/9.80665)" office:value-type="float" office:value="6.20337650146484">
            <text:p>6.2033765015</text:p>
          </table:table-cell>
          <table:table-cell table:formula="of:=([.I26]*PI())/(131*180)" office:value-type="float" office:value="-0.0182526799636048">
            <text:p>-0.01825268</text:p>
          </table:table-cell>
          <table:table-cell table:formula="of:=([.J26]*PI())/(131*180)" office:value-type="float" office:value="0.234486983474047">
            <text:p>0.2344869835</text:p>
          </table:table-cell>
          <table:table-cell table:formula="of:=([.K26]*PI())/(131*180)" office:value-type="float" office:value="-0.000666156203051271">
            <text:p>-0.0006661562</text:p>
          </table:table-cell>
          <table:table-cell table:formula="of:=[.L26]" office:value-type="float" office:value="4800">
            <text:p>48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-1304">
            <text:p>-1304</text:p>
          </table:table-cell>
          <table:table-cell office:value-type="float" office:value="-688">
            <text:p>-688</text:p>
          </table:table-cell>
          <table:table-cell office:value-type="float" office:value="19056">
            <text:p>19056</text:p>
          </table:table-cell>
          <table:table-cell office:value-type="float" office:value="-62">
            <text:p>-62</text:p>
          </table:table-cell>
          <table:table-cell office:value-type="float" office:value="-846">
            <text:p>-846</text:p>
          </table:table-cell>
          <table:table-cell office:value-type="float" office:value="-965">
            <text:p>-965</text:p>
          </table:table-cell>
          <table:table-cell office:value-type="float" office:value="5000">
            <text:p>5000</text:p>
          </table:table-cell>
          <table:table-cell table:number-columns-repeated="3"/>
          <table:table-cell table:formula="of:=[.A27]/([.$L27]-[.$L26])" office:value-type="float" office:value="0.11">
            <text:p>0.11</text:p>
          </table:table-cell>
          <table:table-cell table:formula="of:=[.B27]/([.$L27]-[.$L26])" office:value-type="float" office:value="0.115">
            <text:p>0.115</text:p>
          </table:table-cell>
          <table:table-cell table:formula="of:=([.P27]-[.P26])/([.$L27]-[.$L26])" office:value-type="float" office:value="-0.00005">
            <text:p>-0.00005</text:p>
          </table:table-cell>
          <table:table-cell table:formula="of:=([.Q27]-[.Q26])/([.$L27]-[.$L26])" office:value-type="float" office:value="0">
            <text:p>0</text:p>
          </table:table-cell>
          <table:table-cell table:number-columns-repeated="3"/>
          <table:table-cell table:formula="of:=[.F27]/(16384/9.80665)" office:value-type="float" office:value="-0.780509741210937">
            <text:p>-0.7805097412</text:p>
          </table:table-cell>
          <table:table-cell table:formula="of:=[.G27]/(16384/9.80665)" office:value-type="float" office:value="-0.411802685546875">
            <text:p>-0.4118026855</text:p>
          </table:table-cell>
          <table:table-cell table:formula="of:=[.H27]/(16384/9.80665)" office:value-type="float" office:value="11.4059767089844">
            <text:p>11.405976709</text:p>
          </table:table-cell>
          <table:table-cell table:formula="of:=([.I27]*PI())/(131*180)" office:value-type="float" office:value="-0.00826033691783576">
            <text:p>-0.0082603369</text:p>
          </table:table-cell>
          <table:table-cell table:formula="of:=([.J27]*PI())/(131*180)" office:value-type="float" office:value="-0.112713629556275">
            <text:p>-0.1127136296</text:p>
          </table:table-cell>
          <table:table-cell table:formula="of:=([.K27]*PI())/(131*180)" office:value-type="float" office:value="-0.128568147188895">
            <text:p>-0.1285681472</text:p>
          </table:table-cell>
          <table:table-cell table:formula="of:=[.L27]" office:value-type="float" office:value="5000">
            <text:p>50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1584">
            <text:p>1584</text:p>
          </table:table-cell>
          <table:table-cell office:value-type="float" office:value="1200">
            <text:p>1200</text:p>
          </table:table-cell>
          <table:table-cell office:value-type="float" office:value="19056">
            <text:p>19056</text:p>
          </table:table-cell>
          <table:table-cell office:value-type="float" office:value="365">
            <text:p>365</text:p>
          </table:table-cell>
          <table:table-cell office:value-type="float" office:value="-618">
            <text:p>-618</text:p>
          </table:table-cell>
          <table:table-cell office:value-type="float" office:value="-762">
            <text:p>-762</text:p>
          </table:table-cell>
          <table:table-cell office:value-type="float" office:value="5200">
            <text:p>5200</text:p>
          </table:table-cell>
          <table:table-cell table:number-columns-repeated="3"/>
          <table:table-cell table:formula="of:=[.A28]/([.$L28]-[.$L27])" office:value-type="float" office:value="0.115">
            <text:p>0.115</text:p>
          </table:table-cell>
          <table:table-cell table:formula="of:=[.B28]/([.$L28]-[.$L27])" office:value-type="float" office:value="0.115">
            <text:p>0.115</text:p>
          </table:table-cell>
          <table:table-cell table:formula="of:=([.P28]-[.P27])/([.$L28]-[.$L27])" office:value-type="float" office:value="0.000025">
            <text:p>0.000025</text:p>
          </table:table-cell>
          <table:table-cell table:formula="of:=([.Q28]-[.Q27])/([.$L28]-[.$L27])" office:value-type="float" office:value="0">
            <text:p>0</text:p>
          </table:table-cell>
          <table:table-cell table:number-columns-repeated="3"/>
          <table:table-cell table:formula="of:=[.F28]/(16384/9.80665)" office:value-type="float" office:value="0.948103857421875">
            <text:p>0.9481038574</text:p>
          </table:table-cell>
          <table:table-cell table:formula="of:=[.G28]/(16384/9.80665)" office:value-type="float" office:value="0.718260498046875">
            <text:p>0.718260498</text:p>
          </table:table-cell>
          <table:table-cell table:formula="of:=[.H28]/(16384/9.80665)" office:value-type="float" office:value="11.4059767089844">
            <text:p>11.405976709</text:p>
          </table:table-cell>
          <table:table-cell table:formula="of:=([.I28]*PI())/(131*180)" office:value-type="float" office:value="0.0486294028227428">
            <text:p>0.0486294028</text:p>
          </table:table-cell>
          <table:table-cell table:formula="of:=([.J28]*PI())/(131*180)" office:value-type="float" office:value="-0.0823369066971371">
            <text:p>-0.0823369067</text:p>
          </table:table-cell>
          <table:table-cell table:formula="of:=([.K28]*PI())/(131*180)" office:value-type="float" office:value="-0.101522205345014">
            <text:p>-0.1015222053</text:p>
          </table:table-cell>
          <table:table-cell table:formula="of:=[.L28]" office:value-type="float" office:value="5200">
            <text:p>52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-1504">
            <text:p>-1504</text:p>
          </table:table-cell>
          <table:table-cell office:value-type="float" office:value="380">
            <text:p>380</text:p>
          </table:table-cell>
          <table:table-cell office:value-type="float" office:value="23504">
            <text:p>23504</text:p>
          </table:table-cell>
          <table:table-cell office:value-type="float" office:value="169">
            <text:p>169</text:p>
          </table:table-cell>
          <table:table-cell office:value-type="float" office:value="-2070">
            <text:p>-2070</text:p>
          </table:table-cell>
          <table:table-cell office:value-type="float" office:value="-749">
            <text:p>-749</text:p>
          </table:table-cell>
          <table:table-cell office:value-type="float" office:value="5400">
            <text:p>5400</text:p>
          </table:table-cell>
          <table:table-cell table:number-columns-repeated="3"/>
          <table:table-cell table:formula="of:=[.A29]/([.$L29]-[.$L28])" office:value-type="float" office:value="0.115">
            <text:p>0.115</text:p>
          </table:table-cell>
          <table:table-cell table:formula="of:=[.B29]/([.$L29]-[.$L28])" office:value-type="float" office:value="0.115">
            <text:p>0.115</text:p>
          </table:table-cell>
          <table:table-cell table:formula="of:=([.P29]-[.P28])/([.$L29]-[.$L28])" office:value-type="float" office:value="0">
            <text:p>0</text:p>
          </table:table-cell>
          <table:table-cell table:formula="of:=([.Q29]-[.Q28])/([.$L29]-[.$L28])" office:value-type="float" office:value="0">
            <text:p>0</text:p>
          </table:table-cell>
          <table:table-cell table:number-columns-repeated="3"/>
          <table:table-cell table:formula="of:=[.F29]/(16384/9.80665)" office:value-type="float" office:value="-0.90021982421875">
            <text:p>-0.9002198242</text:p>
          </table:table-cell>
          <table:table-cell table:formula="of:=[.G29]/(16384/9.80665)" office:value-type="float" office:value="0.227449157714844">
            <text:p>0.2274491577</text:p>
          </table:table-cell>
          <table:table-cell table:formula="of:=[.H29]/(16384/9.80665)" office:value-type="float" office:value="14.0683289550781">
            <text:p>14.0683289551</text:p>
          </table:table-cell>
          <table:table-cell table:formula="of:=([.I29]*PI())/(131*180)" office:value-type="float" office:value="0.0225160796631329">
            <text:p>0.0225160797</text:p>
          </table:table-cell>
          <table:table-cell table:formula="of:=([.J29]*PI())/(131*180)" office:value-type="float" office:value="-0.275788668063226">
            <text:p>-0.2757886681</text:p>
          </table:table-cell>
          <table:table-cell table:formula="of:=([.K29]*PI())/(131*180)" office:value-type="float" office:value="-0.0997901992170804">
            <text:p>-0.0997901992</text:p>
          </table:table-cell>
          <table:table-cell table:formula="of:=[.L29]" office:value-type="float" office:value="5400">
            <text:p>54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-3516">
            <text:p>-3516</text:p>
          </table:table-cell>
          <table:table-cell office:value-type="float" office:value="304">
            <text:p>304</text:p>
          </table:table-cell>
          <table:table-cell office:value-type="float" office:value="18228">
            <text:p>18228</text:p>
          </table:table-cell>
          <table:table-cell office:value-type="float" office:value="3">
            <text:p>3</text:p>
          </table:table-cell>
          <table:table-cell office:value-type="float" office:value="-984">
            <text:p>-984</text:p>
          </table:table-cell>
          <table:table-cell office:value-type="float" office:value="277">
            <text:p>277</text:p>
          </table:table-cell>
          <table:table-cell office:value-type="float" office:value="5600">
            <text:p>5600</text:p>
          </table:table-cell>
          <table:table-cell table:number-columns-repeated="3"/>
          <table:table-cell table:formula="of:=[.A30]/([.$L30]-[.$L29])" office:value-type="float" office:value="0.03">
            <text:p>0.03</text:p>
          </table:table-cell>
          <table:table-cell table:formula="of:=[.B30]/([.$L30]-[.$L29])" office:value-type="float" office:value="0.025">
            <text:p>0.025</text:p>
          </table:table-cell>
          <table:table-cell table:formula="of:=([.P30]-[.P29])/([.$L30]-[.$L29])" office:value-type="float" office:value="-0.000425">
            <text:p>-0.000425</text:p>
          </table:table-cell>
          <table:table-cell table:formula="of:=([.Q30]-[.Q29])/([.$L30]-[.$L29])" office:value-type="float" office:value="-0.00045">
            <text:p>-0.00045</text:p>
          </table:table-cell>
          <table:table-cell table:number-columns-repeated="3"/>
          <table:table-cell table:formula="of:=[.F30]/(16384/9.80665)" office:value-type="float" office:value="-2.10450325927734">
            <text:p>-2.1045032593</text:p>
          </table:table-cell>
          <table:table-cell table:formula="of:=[.G30]/(16384/9.80665)" office:value-type="float" office:value="0.181959326171875">
            <text:p>0.1819593262</text:p>
          </table:table-cell>
          <table:table-cell table:formula="of:=[.H30]/(16384/9.80665)" office:value-type="float" office:value="10.910376965332">
            <text:p>10.9103769653</text:p>
          </table:table-cell>
          <table:table-cell table:formula="of:=([.I30]*PI())/(131*180)" office:value-type="float" office:value="0.000399693721830762">
            <text:p>0.0003996937</text:p>
          </table:table-cell>
          <table:table-cell table:formula="of:=([.J30]*PI())/(131*180)" office:value-type="float" office:value="-0.13109954076049">
            <text:p>-0.1310995408</text:p>
          </table:table-cell>
          <table:table-cell table:formula="of:=([.K30]*PI())/(131*180)" office:value-type="float" office:value="0.0369050536490404">
            <text:p>0.0369050536</text:p>
          </table:table-cell>
          <table:table-cell table:formula="of:=[.L30]" office:value-type="float" office:value="5600">
            <text:p>5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-2348">
            <text:p>-2348</text:p>
          </table:table-cell>
          <table:table-cell office:value-type="float" office:value="220">
            <text:p>220</text:p>
          </table:table-cell>
          <table:table-cell office:value-type="float" office:value="17792">
            <text:p>17792</text:p>
          </table:table-cell>
          <table:table-cell office:value-type="float" office:value="260">
            <text:p>260</text:p>
          </table:table-cell>
          <table:table-cell office:value-type="float" office:value="-671">
            <text:p>-671</text:p>
          </table:table-cell>
          <table:table-cell office:value-type="float" office:value="617">
            <text:p>617</text:p>
          </table:table-cell>
          <table:table-cell office:value-type="float" office:value="5800">
            <text:p>5800</text:p>
          </table:table-cell>
          <table:table-cell table:number-columns-repeated="3"/>
          <table:table-cell table:formula="of:=[.A31]/([.$L31]-[.$L30])" office:value-type="float" office:value="0.005">
            <text:p>0.005</text:p>
          </table:table-cell>
          <table:table-cell table:formula="of:=[.B31]/([.$L31]-[.$L30])" office:value-type="float" office:value="0">
            <text:p>0</text:p>
          </table:table-cell>
          <table:table-cell table:formula="of:=([.P31]-[.P30])/([.$L31]-[.$L30])" office:value-type="float" office:value="-0.000125">
            <text:p>-0.000125</text:p>
          </table:table-cell>
          <table:table-cell table:formula="of:=([.Q31]-[.Q30])/([.$L31]-[.$L30])" office:value-type="float" office:value="-0.000125">
            <text:p>-0.000125</text:p>
          </table:table-cell>
          <table:table-cell table:number-columns-repeated="3"/>
          <table:table-cell table:formula="of:=[.F31]/(16384/9.80665)" office:value-type="float" office:value="-1.40539637451172">
            <text:p>-1.4053963745</text:p>
          </table:table-cell>
          <table:table-cell table:formula="of:=[.G31]/(16384/9.80665)" office:value-type="float" office:value="0.131681091308594">
            <text:p>0.1316810913</text:p>
          </table:table-cell>
          <table:table-cell table:formula="of:=[.H31]/(16384/9.80665)" office:value-type="float" office:value="10.649408984375">
            <text:p>10.6494089844</text:p>
          </table:table-cell>
          <table:table-cell table:formula="of:=([.I31]*PI())/(131*180)" office:value-type="float" office:value="0.0346401225586661">
            <text:p>0.0346401226</text:p>
          </table:table-cell>
          <table:table-cell table:formula="of:=([.J31]*PI())/(131*180)" office:value-type="float" office:value="-0.0893981624494805">
            <text:p>-0.0893981624</text:p>
          </table:table-cell>
          <table:table-cell table:formula="of:=([.K31]*PI())/(131*180)" office:value-type="float" office:value="0.0822036754565268">
            <text:p>0.0822036755</text:p>
          </table:table-cell>
          <table:table-cell table:formula="of:=[.L31]" office:value-type="float" office:value="5800">
            <text:p>5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2228">
            <text:p>2228</text:p>
          </table:table-cell>
          <table:table-cell office:value-type="float" office:value="-244">
            <text:p>-244</text:p>
          </table:table-cell>
          <table:table-cell office:value-type="float" office:value="18396">
            <text:p>18396</text:p>
          </table:table-cell>
          <table:table-cell office:value-type="float" office:value="259">
            <text:p>259</text:p>
          </table:table-cell>
          <table:table-cell office:value-type="float" office:value="-409">
            <text:p>-409</text:p>
          </table:table-cell>
          <table:table-cell office:value-type="float" office:value="174">
            <text:p>174</text:p>
          </table:table-cell>
          <table:table-cell office:value-type="float" office:value="6000">
            <text:p>6000</text:p>
          </table:table-cell>
          <table:table-cell table:number-columns-repeated="3"/>
          <table:table-cell table:formula="of:=[.A32]/([.$L32]-[.$L31])" office:value-type="float" office:value="0">
            <text:p>0</text:p>
          </table:table-cell>
          <table:table-cell table:formula="of:=[.B32]/([.$L32]-[.$L31])" office:value-type="float" office:value="0">
            <text:p>0</text:p>
          </table:table-cell>
          <table:table-cell table:formula="of:=([.P32]-[.P31])/([.$L32]-[.$L31])" office:value-type="float" office:value="-0.000025">
            <text:p>-0.000025</text:p>
          </table:table-cell>
          <table:table-cell table:formula="of:=([.Q32]-[.Q31])/([.$L32]-[.$L31])" office:value-type="float" office:value="0">
            <text:p>0</text:p>
          </table:table-cell>
          <table:table-cell table:number-columns-repeated="3"/>
          <table:table-cell table:formula="of:=[.F32]/(16384/9.80665)" office:value-type="float" office:value="1.33357032470703">
            <text:p>1.3335703247</text:p>
          </table:table-cell>
          <table:table-cell table:formula="of:=[.G32]/(16384/9.80665)" office:value-type="float" office:value="-0.146046301269531">
            <text:p>-0.1460463013</text:p>
          </table:table-cell>
          <table:table-cell table:formula="of:=[.H32]/(16384/9.80665)" office:value-type="float" office:value="11.0109334350586">
            <text:p>11.0109334351</text:p>
          </table:table-cell>
          <table:table-cell table:formula="of:=([.I32]*PI())/(131*180)" office:value-type="float" office:value="0.0345068913180558">
            <text:p>0.0345068913</text:p>
          </table:table-cell>
          <table:table-cell table:formula="of:=([.J32]*PI())/(131*180)" office:value-type="float" office:value="-0.054491577409594">
            <text:p>-0.0544915774</text:p>
          </table:table-cell>
          <table:table-cell table:formula="of:=([.K32]*PI())/(131*180)" office:value-type="float" office:value="0.0231822358661842">
            <text:p>0.0231822359</text:p>
          </table:table-cell>
          <table:table-cell table:formula="of:=[.L32]" office:value-type="float" office:value="6000">
            <text:p>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484">
            <text:p>1484</text:p>
          </table:table-cell>
          <table:table-cell office:value-type="float" office:value="-140">
            <text:p>-140</text:p>
          </table:table-cell>
          <table:table-cell office:value-type="float" office:value="18364">
            <text:p>18364</text:p>
          </table:table-cell>
          <table:table-cell office:value-type="float" office:value="219">
            <text:p>219</text:p>
          </table:table-cell>
          <table:table-cell office:value-type="float" office:value="-478">
            <text:p>-478</text:p>
          </table:table-cell>
          <table:table-cell office:value-type="float" office:value="-153">
            <text:p>-153</text:p>
          </table:table-cell>
          <table:table-cell office:value-type="float" office:value="6200">
            <text:p>6200</text:p>
          </table:table-cell>
          <table:table-cell table:number-columns-repeated="3"/>
          <table:table-cell table:formula="of:=[.A33]/([.$L33]-[.$L32])" office:value-type="float" office:value="0">
            <text:p>0</text:p>
          </table:table-cell>
          <table:table-cell table:formula="of:=[.B33]/([.$L33]-[.$L32])" office:value-type="float" office:value="0">
            <text:p>0</text:p>
          </table:table-cell>
          <table:table-cell table:formula="of:=([.P33]-[.P32])/([.$L33]-[.$L32])" office:value-type="float" office:value="0">
            <text:p>0</text:p>
          </table:table-cell>
          <table:table-cell table:formula="of:=([.Q33]-[.Q32])/([.$L33]-[.$L32])" office:value-type="float" office:value="0">
            <text:p>0</text:p>
          </table:table-cell>
          <table:table-cell table:number-columns-repeated="3"/>
          <table:table-cell table:formula="of:=[.F33]/(16384/9.80665)" office:value-type="float" office:value="0.888248815917969">
            <text:p>0.8882488159</text:p>
          </table:table-cell>
          <table:table-cell table:formula="of:=[.G33]/(16384/9.80665)" office:value-type="float" office:value="-0.0837970581054687">
            <text:p>-0.0837970581</text:p>
          </table:table-cell>
          <table:table-cell table:formula="of:=[.H33]/(16384/9.80665)" office:value-type="float" office:value="10.9917798217773">
            <text:p>10.9917798218</text:p>
          </table:table-cell>
          <table:table-cell table:formula="of:=([.I33]*PI())/(131*180)" office:value-type="float" office:value="0.0291776416936457">
            <text:p>0.0291776417</text:p>
          </table:table-cell>
          <table:table-cell table:formula="of:=([.J33]*PI())/(131*180)" office:value-type="float" office:value="-0.0636845330117015">
            <text:p>-0.063684533</text:p>
          </table:table-cell>
          <table:table-cell table:formula="of:=([.K33]*PI())/(131*180)" office:value-type="float" office:value="-0.0203843798133689">
            <text:p>-0.0203843798</text:p>
          </table:table-cell>
          <table:table-cell table:formula="of:=[.L33]" office:value-type="float" office:value="6200">
            <text:p>6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0">
            <text:p>1120</text:p>
          </table:table-cell>
          <table:table-cell office:value-type="float" office:value="-132">
            <text:p>-132</text:p>
          </table:table-cell>
          <table:table-cell office:value-type="float" office:value="18324">
            <text:p>18324</text:p>
          </table:table-cell>
          <table:table-cell office:value-type="float" office:value="213">
            <text:p>213</text:p>
          </table:table-cell>
          <table:table-cell office:value-type="float" office:value="-450">
            <text:p>-450</text:p>
          </table:table-cell>
          <table:table-cell office:value-type="float" office:value="-139">
            <text:p>-139</text:p>
          </table:table-cell>
          <table:table-cell office:value-type="float" office:value="6400">
            <text:p>6400</text:p>
          </table:table-cell>
          <table:table-cell table:number-columns-repeated="3"/>
          <table:table-cell table:formula="of:=[.A34]/([.$L34]-[.$L33])" office:value-type="float" office:value="0">
            <text:p>0</text:p>
          </table:table-cell>
          <table:table-cell table:formula="of:=[.B34]/([.$L34]-[.$L33])" office:value-type="float" office:value="0">
            <text:p>0</text:p>
          </table:table-cell>
          <table:table-cell table:formula="of:=([.P34]-[.P33])/([.$L34]-[.$L33])" office:value-type="float" office:value="0">
            <text:p>0</text:p>
          </table:table-cell>
          <table:table-cell table:formula="of:=([.Q34]-[.Q33])/([.$L34]-[.$L33])" office:value-type="float" office:value="0">
            <text:p>0</text:p>
          </table:table-cell>
          <table:table-cell table:number-columns-repeated="3"/>
          <table:table-cell table:formula="of:=[.F34]/(16384/9.80665)" office:value-type="float" office:value="0.67037646484375">
            <text:p>0.6703764648</text:p>
          </table:table-cell>
          <table:table-cell table:formula="of:=[.G34]/(16384/9.80665)" office:value-type="float" office:value="-0.0790086547851562">
            <text:p>-0.0790086548</text:p>
          </table:table-cell>
          <table:table-cell table:formula="of:=[.H34]/(16384/9.80665)" office:value-type="float" office:value="10.9678378051758">
            <text:p>10.9678378052</text:p>
          </table:table-cell>
          <table:table-cell table:formula="of:=([.I34]*PI())/(131*180)" office:value-type="float" office:value="0.0283782542499841">
            <text:p>0.0283782542</text:p>
          </table:table-cell>
          <table:table-cell table:formula="of:=([.J34]*PI())/(131*180)" office:value-type="float" office:value="-0.0599540582746144">
            <text:p>-0.0599540583</text:p>
          </table:table-cell>
          <table:table-cell table:formula="of:=([.K34]*PI())/(131*180)" office:value-type="float" office:value="-0.0185191424448253">
            <text:p>-0.0185191424</text:p>
          </table:table-cell>
          <table:table-cell table:formula="of:=[.L34]" office:value-type="float" office:value="6400">
            <text:p>6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72">
            <text:p>1072</text:p>
          </table:table-cell>
          <table:table-cell office:value-type="float" office:value="-96">
            <text:p>-96</text:p>
          </table:table-cell>
          <table:table-cell office:value-type="float" office:value="18420">
            <text:p>18420</text:p>
          </table:table-cell>
          <table:table-cell office:value-type="float" office:value="216">
            <text:p>216</text:p>
          </table:table-cell>
          <table:table-cell office:value-type="float" office:value="-471">
            <text:p>-471</text:p>
          </table:table-cell>
          <table:table-cell office:value-type="float" office:value="-137">
            <text:p>-137</text:p>
          </table:table-cell>
          <table:table-cell office:value-type="float" office:value="6600">
            <text:p>6600</text:p>
          </table:table-cell>
          <table:table-cell table:number-columns-repeated="3"/>
          <table:table-cell table:formula="of:=[.A35]/([.$L35]-[.$L34])" office:value-type="float" office:value="0">
            <text:p>0</text:p>
          </table:table-cell>
          <table:table-cell table:formula="of:=[.B35]/([.$L35]-[.$L34])" office:value-type="float" office:value="0">
            <text:p>0</text:p>
          </table:table-cell>
          <table:table-cell table:formula="of:=([.P35]-[.P34])/([.$L35]-[.$L34])" office:value-type="float" office:value="0">
            <text:p>0</text:p>
          </table:table-cell>
          <table:table-cell table:formula="of:=([.Q35]-[.Q34])/([.$L35]-[.$L34])" office:value-type="float" office:value="0">
            <text:p>0</text:p>
          </table:table-cell>
          <table:table-cell table:number-columns-repeated="3"/>
          <table:table-cell table:formula="of:=[.F35]/(16384/9.80665)" office:value-type="float" office:value="0.641646044921875">
            <text:p>0.6416460449</text:p>
          </table:table-cell>
          <table:table-cell table:formula="of:=[.G35]/(16384/9.80665)" office:value-type="float" office:value="-0.05746083984375">
            <text:p>-0.0574608398</text:p>
          </table:table-cell>
          <table:table-cell table:formula="of:=[.H35]/(16384/9.80665)" office:value-type="float" office:value="11.0252986450195">
            <text:p>11.025298645</text:p>
          </table:table-cell>
          <table:table-cell table:formula="of:=([.I35]*PI())/(131*180)" office:value-type="float" office:value="0.0287779479718149">
            <text:p>0.028777948</text:p>
          </table:table-cell>
          <table:table-cell table:formula="of:=([.J35]*PI())/(131*180)" office:value-type="float" office:value="-0.0627519143274297">
            <text:p>-0.0627519143</text:p>
          </table:table-cell>
          <table:table-cell table:formula="of:=([.K35]*PI())/(131*180)" office:value-type="float" office:value="-0.0182526799636048">
            <text:p>-0.01825268</text:p>
          </table:table-cell>
          <table:table-cell table:formula="of:=[.L35]" office:value-type="float" office:value="6600">
            <text:p>6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72">
            <text:p>1172</text:p>
          </table:table-cell>
          <table:table-cell office:value-type="float" office:value="-144">
            <text:p>-144</text:p>
          </table:table-cell>
          <table:table-cell office:value-type="float" office:value="18436">
            <text:p>18436</text:p>
          </table:table-cell>
          <table:table-cell office:value-type="float" office:value="212">
            <text:p>212</text:p>
          </table:table-cell>
          <table:table-cell office:value-type="float" office:value="-468">
            <text:p>-468</text:p>
          </table:table-cell>
          <table:table-cell office:value-type="float" office:value="-130">
            <text:p>-130</text:p>
          </table:table-cell>
          <table:table-cell office:value-type="float" office:value="6800">
            <text:p>6800</text:p>
          </table:table-cell>
          <table:table-cell table:number-columns-repeated="3"/>
          <table:table-cell table:formula="of:=[.A36]/([.$L36]-[.$L35])" office:value-type="float" office:value="0">
            <text:p>0</text:p>
          </table:table-cell>
          <table:table-cell table:formula="of:=[.B36]/([.$L36]-[.$L35])" office:value-type="float" office:value="0">
            <text:p>0</text:p>
          </table:table-cell>
          <table:table-cell table:formula="of:=([.P36]-[.P35])/([.$L36]-[.$L35])" office:value-type="float" office:value="0">
            <text:p>0</text:p>
          </table:table-cell>
          <table:table-cell table:formula="of:=([.Q36]-[.Q35])/([.$L36]-[.$L35])" office:value-type="float" office:value="0">
            <text:p>0</text:p>
          </table:table-cell>
          <table:table-cell table:number-columns-repeated="3"/>
          <table:table-cell table:formula="of:=[.F36]/(16384/9.80665)" office:value-type="float" office:value="0.701501086425781">
            <text:p>0.7015010864</text:p>
          </table:table-cell>
          <table:table-cell table:formula="of:=[.G36]/(16384/9.80665)" office:value-type="float" office:value="-0.086191259765625">
            <text:p>-0.0861912598</text:p>
          </table:table-cell>
          <table:table-cell table:formula="of:=[.H36]/(16384/9.80665)" office:value-type="float" office:value="11.0348754516602">
            <text:p>11.0348754517</text:p>
          </table:table-cell>
          <table:table-cell table:formula="of:=([.I36]*PI())/(131*180)" office:value-type="float" office:value="0.0282450230093739">
            <text:p>0.028245023</text:p>
          </table:table-cell>
          <table:table-cell table:formula="of:=([.J36]*PI())/(131*180)" office:value-type="float" office:value="-0.0623522206055989">
            <text:p>-0.0623522206</text:p>
          </table:table-cell>
          <table:table-cell table:formula="of:=([.K36]*PI())/(131*180)" office:value-type="float" office:value="-0.017320061279333">
            <text:p>-0.0173200613</text:p>
          </table:table-cell>
          <table:table-cell table:formula="of:=[.L36]" office:value-type="float" office:value="6800">
            <text:p>6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4">
            <text:p>1084</text:p>
          </table:table-cell>
          <table:table-cell office:value-type="float" office:value="-136">
            <text:p>-136</text:p>
          </table:table-cell>
          <table:table-cell office:value-type="float" office:value="18328">
            <text:p>18328</text:p>
          </table:table-cell>
          <table:table-cell office:value-type="float" office:value="228">
            <text:p>228</text:p>
          </table:table-cell>
          <table:table-cell office:value-type="float" office:value="-486">
            <text:p>-486</text:p>
          </table:table-cell>
          <table:table-cell office:value-type="float" office:value="-133">
            <text:p>-133</text:p>
          </table:table-cell>
          <table:table-cell office:value-type="float" office:value="7000">
            <text:p>7000</text:p>
          </table:table-cell>
          <table:table-cell table:number-columns-repeated="3"/>
          <table:table-cell table:formula="of:=[.A37]/([.$L37]-[.$L36])" office:value-type="float" office:value="0">
            <text:p>0</text:p>
          </table:table-cell>
          <table:table-cell table:formula="of:=[.B37]/([.$L37]-[.$L36])" office:value-type="float" office:value="0">
            <text:p>0</text:p>
          </table:table-cell>
          <table:table-cell table:formula="of:=([.P37]-[.P36])/([.$L37]-[.$L36])" office:value-type="float" office:value="0">
            <text:p>0</text:p>
          </table:table-cell>
          <table:table-cell table:formula="of:=([.Q37]-[.Q36])/([.$L37]-[.$L36])" office:value-type="float" office:value="0">
            <text:p>0</text:p>
          </table:table-cell>
          <table:table-cell table:number-columns-repeated="3"/>
          <table:table-cell table:formula="of:=[.F37]/(16384/9.80665)" office:value-type="float" office:value="0.648828649902344">
            <text:p>0.6488286499</text:p>
          </table:table-cell>
          <table:table-cell table:formula="of:=[.G37]/(16384/9.80665)" office:value-type="float" office:value="-0.0814028564453125">
            <text:p>-0.0814028564</text:p>
          </table:table-cell>
          <table:table-cell table:formula="of:=[.H37]/(16384/9.80665)" office:value-type="float" office:value="10.9702320068359">
            <text:p>10.9702320068</text:p>
          </table:table-cell>
          <table:table-cell table:formula="of:=([.I37]*PI())/(131*180)" office:value-type="float" office:value="0.0303767228591379">
            <text:p>0.0303767229</text:p>
          </table:table-cell>
          <table:table-cell table:formula="of:=([.J37]*PI())/(131*180)" office:value-type="float" office:value="-0.0647503829365835">
            <text:p>-0.0647503829</text:p>
          </table:table-cell>
          <table:table-cell table:formula="of:=([.K37]*PI())/(131*180)" office:value-type="float" office:value="-0.0177197550011638">
            <text:p>-0.017719755</text:p>
          </table:table-cell>
          <table:table-cell table:formula="of:=[.L37]" office:value-type="float" office:value="7000">
            <text:p>7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12">
            <text:p>1012</text:p>
          </table:table-cell>
          <table:table-cell office:value-type="float" office:value="-56">
            <text:p>-56</text:p>
          </table:table-cell>
          <table:table-cell office:value-type="float" office:value="18356">
            <text:p>18356</text:p>
          </table:table-cell>
          <table:table-cell office:value-type="float" office:value="207">
            <text:p>207</text:p>
          </table:table-cell>
          <table:table-cell office:value-type="float" office:value="-431">
            <text:p>-431</text:p>
          </table:table-cell>
          <table:table-cell office:value-type="float" office:value="-160">
            <text:p>-160</text:p>
          </table:table-cell>
          <table:table-cell office:value-type="float" office:value="7200">
            <text:p>7200</text:p>
          </table:table-cell>
          <table:table-cell table:number-columns-repeated="3"/>
          <table:table-cell table:formula="of:=[.A38]/([.$L38]-[.$L37])" office:value-type="float" office:value="0">
            <text:p>0</text:p>
          </table:table-cell>
          <table:table-cell table:formula="of:=[.B38]/([.$L38]-[.$L37])" office:value-type="float" office:value="0">
            <text:p>0</text:p>
          </table:table-cell>
          <table:table-cell table:formula="of:=([.P38]-[.P37])/([.$L38]-[.$L37])" office:value-type="float" office:value="0">
            <text:p>0</text:p>
          </table:table-cell>
          <table:table-cell table:formula="of:=([.Q38]-[.Q37])/([.$L38]-[.$L37])" office:value-type="float" office:value="0">
            <text:p>0</text:p>
          </table:table-cell>
          <table:table-cell table:number-columns-repeated="3"/>
          <table:table-cell table:formula="of:=[.F38]/(16384/9.80665)" office:value-type="float" office:value="0.605733020019531">
            <text:p>0.60573302</text:p>
          </table:table-cell>
          <table:table-cell table:formula="of:=[.G38]/(16384/9.80665)" office:value-type="float" office:value="-0.0335188232421875">
            <text:p>-0.0335188232</text:p>
          </table:table-cell>
          <table:table-cell table:formula="of:=[.H38]/(16384/9.80665)" office:value-type="float" office:value="10.986991418457">
            <text:p>10.9869914185</text:p>
          </table:table-cell>
          <table:table-cell table:formula="of:=([.I38]*PI())/(131*180)" office:value-type="float" office:value="0.0275788668063226">
            <text:p>0.0275788668</text:p>
          </table:table-cell>
          <table:table-cell table:formula="of:=([.J38]*PI())/(131*180)" office:value-type="float" office:value="-0.0574226647030195">
            <text:p>-0.0574226647</text:p>
          </table:table-cell>
          <table:table-cell table:formula="of:=([.K38]*PI())/(131*180)" office:value-type="float" office:value="-0.0213169984976407">
            <text:p>-0.0213169985</text:p>
          </table:table-cell>
          <table:table-cell table:formula="of:=[.L38]" office:value-type="float" office:value="7200">
            <text:p>7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0">
            <text:p>1040</text:p>
          </table:table-cell>
          <table:table-cell office:value-type="float" office:value="-168">
            <text:p>-168</text:p>
          </table:table-cell>
          <table:table-cell office:value-type="float" office:value="18236">
            <text:p>18236</text:p>
          </table:table-cell>
          <table:table-cell office:value-type="float" office:value="216">
            <text:p>216</text:p>
          </table:table-cell>
          <table:table-cell office:value-type="float" office:value="-479">
            <text:p>-479</text:p>
          </table:table-cell>
          <table:table-cell office:value-type="float" office:value="-119">
            <text:p>-119</text:p>
          </table:table-cell>
          <table:table-cell office:value-type="float" office:value="7400">
            <text:p>7400</text:p>
          </table:table-cell>
          <table:table-cell table:number-columns-repeated="3"/>
          <table:table-cell table:formula="of:=[.A39]/([.$L39]-[.$L38])" office:value-type="float" office:value="0">
            <text:p>0</text:p>
          </table:table-cell>
          <table:table-cell table:formula="of:=[.B39]/([.$L39]-[.$L38])" office:value-type="float" office:value="0">
            <text:p>0</text:p>
          </table:table-cell>
          <table:table-cell table:formula="of:=([.P39]-[.P38])/([.$L39]-[.$L38])" office:value-type="float" office:value="0">
            <text:p>0</text:p>
          </table:table-cell>
          <table:table-cell table:formula="of:=([.Q39]-[.Q38])/([.$L39]-[.$L38])" office:value-type="float" office:value="0">
            <text:p>0</text:p>
          </table:table-cell>
          <table:table-cell table:number-columns-repeated="3"/>
          <table:table-cell table:formula="of:=[.F39]/(16384/9.80665)" office:value-type="float" office:value="0.622492431640625">
            <text:p>0.6224924316</text:p>
          </table:table-cell>
          <table:table-cell table:formula="of:=[.G39]/(16384/9.80665)" office:value-type="float" office:value="-0.100556469726563">
            <text:p>-0.1005564697</text:p>
          </table:table-cell>
          <table:table-cell table:formula="of:=[.H39]/(16384/9.80665)" office:value-type="float" office:value="10.9151653686523">
            <text:p>10.9151653687</text:p>
          </table:table-cell>
          <table:table-cell table:formula="of:=([.I39]*PI())/(131*180)" office:value-type="float" office:value="0.0287779479718149">
            <text:p>0.028777948</text:p>
          </table:table-cell>
          <table:table-cell table:formula="of:=([.J39]*PI())/(131*180)" office:value-type="float" office:value="-0.0638177642523117">
            <text:p>-0.0638177643</text:p>
          </table:table-cell>
          <table:table-cell table:formula="of:=([.K39]*PI())/(131*180)" office:value-type="float" office:value="-0.0158545176326202">
            <text:p>-0.0158545176</text:p>
          </table:table-cell>
          <table:table-cell table:formula="of:=[.L39]" office:value-type="float" office:value="7400">
            <text:p>7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-60">
            <text:p>-60</text:p>
          </table:table-cell>
          <table:table-cell office:value-type="float" office:value="18516">
            <text:p>18516</text:p>
          </table:table-cell>
          <table:table-cell office:value-type="float" office:value="245">
            <text:p>245</text:p>
          </table:table-cell>
          <table:table-cell office:value-type="float" office:value="-485">
            <text:p>-485</text:p>
          </table:table-cell>
          <table:table-cell office:value-type="float" office:value="-149">
            <text:p>-149</text:p>
          </table:table-cell>
          <table:table-cell office:value-type="float" office:value="7600">
            <text:p>7600</text:p>
          </table:table-cell>
          <table:table-cell table:number-columns-repeated="3"/>
          <table:table-cell table:formula="of:=[.A40]/([.$L40]-[.$L39])" office:value-type="float" office:value="0">
            <text:p>0</text:p>
          </table:table-cell>
          <table:table-cell table:formula="of:=[.B40]/([.$L40]-[.$L39])" office:value-type="float" office:value="0">
            <text:p>0</text:p>
          </table:table-cell>
          <table:table-cell table:formula="of:=([.P40]-[.P39])/([.$L40]-[.$L39])" office:value-type="float" office:value="0">
            <text:p>0</text:p>
          </table:table-cell>
          <table:table-cell table:formula="of:=([.Q40]-[.Q39])/([.$L40]-[.$L39])" office:value-type="float" office:value="0">
            <text:p>0</text:p>
          </table:table-cell>
          <table:table-cell table:number-columns-repeated="3"/>
          <table:table-cell table:formula="of:=[.F40]/(16384/9.80665)" office:value-type="float" office:value="0.63206923828125">
            <text:p>0.6320692383</text:p>
          </table:table-cell>
          <table:table-cell table:formula="of:=[.G40]/(16384/9.80665)" office:value-type="float" office:value="-0.0359130249023437">
            <text:p>-0.0359130249</text:p>
          </table:table-cell>
          <table:table-cell table:formula="of:=[.H40]/(16384/9.80665)" office:value-type="float" office:value="11.0827594848633">
            <text:p>11.0827594849</text:p>
          </table:table-cell>
          <table:table-cell table:formula="of:=([.I40]*PI())/(131*180)" office:value-type="float" office:value="0.0326416539495123">
            <text:p>0.0326416539</text:p>
          </table:table-cell>
          <table:table-cell table:formula="of:=([.J40]*PI())/(131*180)" office:value-type="float" office:value="-0.0646171516959733">
            <text:p>-0.0646171517</text:p>
          </table:table-cell>
          <table:table-cell table:formula="of:=([.K40]*PI())/(131*180)" office:value-type="float" office:value="-0.0198514548509279">
            <text:p>-0.0198514549</text:p>
          </table:table-cell>
          <table:table-cell table:formula="of:=[.L40]" office:value-type="float" office:value="7600">
            <text:p>7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40">
            <text:p>1140</text:p>
          </table:table-cell>
          <table:table-cell office:value-type="float" office:value="-208">
            <text:p>-208</text:p>
          </table:table-cell>
          <table:table-cell office:value-type="float" office:value="18404">
            <text:p>18404</text:p>
          </table:table-cell>
          <table:table-cell office:value-type="float" office:value="165">
            <text:p>165</text:p>
          </table:table-cell>
          <table:table-cell office:value-type="float" office:value="-444">
            <text:p>-444</text:p>
          </table:table-cell>
          <table:table-cell office:value-type="float" office:value="-118">
            <text:p>-118</text:p>
          </table:table-cell>
          <table:table-cell office:value-type="float" office:value="7800">
            <text:p>7800</text:p>
          </table:table-cell>
          <table:table-cell table:number-columns-repeated="3"/>
          <table:table-cell table:formula="of:=[.A41]/([.$L41]-[.$L40])" office:value-type="float" office:value="0">
            <text:p>0</text:p>
          </table:table-cell>
          <table:table-cell table:formula="of:=[.B41]/([.$L41]-[.$L40])" office:value-type="float" office:value="0">
            <text:p>0</text:p>
          </table:table-cell>
          <table:table-cell table:formula="of:=([.P41]-[.P40])/([.$L41]-[.$L40])" office:value-type="float" office:value="0">
            <text:p>0</text:p>
          </table:table-cell>
          <table:table-cell table:formula="of:=([.Q41]-[.Q40])/([.$L41]-[.$L40])" office:value-type="float" office:value="0">
            <text:p>0</text:p>
          </table:table-cell>
          <table:table-cell table:number-columns-repeated="3"/>
          <table:table-cell table:formula="of:=[.F41]/(16384/9.80665)" office:value-type="float" office:value="0.682347473144531">
            <text:p>0.6823474731</text:p>
          </table:table-cell>
          <table:table-cell table:formula="of:=[.G41]/(16384/9.80665)" office:value-type="float" office:value="-0.124498486328125">
            <text:p>-0.1244984863</text:p>
          </table:table-cell>
          <table:table-cell table:formula="of:=[.H41]/(16384/9.80665)" office:value-type="float" office:value="11.0157218383789">
            <text:p>11.0157218384</text:p>
          </table:table-cell>
          <table:table-cell table:formula="of:=([.I41]*PI())/(131*180)" office:value-type="float" office:value="0.0219831547006919">
            <text:p>0.0219831547</text:p>
          </table:table-cell>
          <table:table-cell table:formula="of:=([.J41]*PI())/(131*180)" office:value-type="float" office:value="-0.0591546708309529">
            <text:p>-0.0591546708</text:p>
          </table:table-cell>
          <table:table-cell table:formula="of:=([.K41]*PI())/(131*180)" office:value-type="float" office:value="-0.01572128639201">
            <text:p>-0.0157212864</text:p>
          </table:table-cell>
          <table:table-cell table:formula="of:=[.L41]" office:value-type="float" office:value="7800">
            <text:p>7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44">
            <text:p>1144</text:p>
          </table:table-cell>
          <table:table-cell office:value-type="float" office:value="-160">
            <text:p>-160</text:p>
          </table:table-cell>
          <table:table-cell office:value-type="float" office:value="18412">
            <text:p>18412</text:p>
          </table:table-cell>
          <table:table-cell office:value-type="float" office:value="222">
            <text:p>222</text:p>
          </table:table-cell>
          <table:table-cell office:value-type="float" office:value="-469">
            <text:p>-469</text:p>
          </table:table-cell>
          <table:table-cell office:value-type="float" office:value="-144">
            <text:p>-144</text:p>
          </table:table-cell>
          <table:table-cell office:value-type="float" office:value="8000">
            <text:p>8000</text:p>
          </table:table-cell>
          <table:table-cell table:number-columns-repeated="3"/>
          <table:table-cell table:formula="of:=[.A42]/([.$L42]-[.$L41])" office:value-type="float" office:value="0">
            <text:p>0</text:p>
          </table:table-cell>
          <table:table-cell table:formula="of:=[.B42]/([.$L42]-[.$L41])" office:value-type="float" office:value="0">
            <text:p>0</text:p>
          </table:table-cell>
          <table:table-cell table:formula="of:=([.P42]-[.P41])/([.$L42]-[.$L41])" office:value-type="float" office:value="0">
            <text:p>0</text:p>
          </table:table-cell>
          <table:table-cell table:formula="of:=([.Q42]-[.Q41])/([.$L42]-[.$L41])" office:value-type="float" office:value="0">
            <text:p>0</text:p>
          </table:table-cell>
          <table:table-cell table:number-columns-repeated="3"/>
          <table:table-cell table:formula="of:=[.F42]/(16384/9.80665)" office:value-type="float" office:value="0.684741674804688">
            <text:p>0.6847416748</text:p>
          </table:table-cell>
          <table:table-cell table:formula="of:=[.G42]/(16384/9.80665)" office:value-type="float" office:value="-0.09576806640625">
            <text:p>-0.0957680664</text:p>
          </table:table-cell>
          <table:table-cell table:formula="of:=[.H42]/(16384/9.80665)" office:value-type="float" office:value="11.0205102416992">
            <text:p>11.0205102417</text:p>
          </table:table-cell>
          <table:table-cell table:formula="of:=([.I42]*PI())/(131*180)" office:value-type="float" office:value="0.0295773354154764">
            <text:p>0.0295773354</text:p>
          </table:table-cell>
          <table:table-cell table:formula="of:=([.J42]*PI())/(131*180)" office:value-type="float" office:value="-0.0624854518462092">
            <text:p>-0.0624854518</text:p>
          </table:table-cell>
          <table:table-cell table:formula="of:=([.K42]*PI())/(131*180)" office:value-type="float" office:value="-0.0191852986478766">
            <text:p>-0.0191852986</text:p>
          </table:table-cell>
          <table:table-cell table:formula="of:=[.L42]" office:value-type="float" office:value="8000">
            <text:p>8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32">
            <text:p>1132</text:p>
          </table:table-cell>
          <table:table-cell office:value-type="float" office:value="-84">
            <text:p>-84</text:p>
          </table:table-cell>
          <table:table-cell office:value-type="float" office:value="18332">
            <text:p>18332</text:p>
          </table:table-cell>
          <table:table-cell office:value-type="float" office:value="177">
            <text:p>177</text:p>
          </table:table-cell>
          <table:table-cell office:value-type="float" office:value="-427">
            <text:p>-427</text:p>
          </table:table-cell>
          <table:table-cell office:value-type="float" office:value="-124">
            <text:p>-124</text:p>
          </table:table-cell>
          <table:table-cell office:value-type="float" office:value="8200">
            <text:p>8200</text:p>
          </table:table-cell>
          <table:table-cell table:number-columns-repeated="3"/>
          <table:table-cell table:formula="of:=[.A43]/([.$L43]-[.$L42])" office:value-type="float" office:value="0">
            <text:p>0</text:p>
          </table:table-cell>
          <table:table-cell table:formula="of:=[.B43]/([.$L43]-[.$L42])" office:value-type="float" office:value="0">
            <text:p>0</text:p>
          </table:table-cell>
          <table:table-cell table:formula="of:=([.P43]-[.P42])/([.$L43]-[.$L42])" office:value-type="float" office:value="0">
            <text:p>0</text:p>
          </table:table-cell>
          <table:table-cell table:formula="of:=([.Q43]-[.Q42])/([.$L43]-[.$L42])" office:value-type="float" office:value="0">
            <text:p>0</text:p>
          </table:table-cell>
          <table:table-cell table:number-columns-repeated="3"/>
          <table:table-cell table:formula="of:=[.F43]/(16384/9.80665)" office:value-type="float" office:value="0.677559069824219">
            <text:p>0.6775590698</text:p>
          </table:table-cell>
          <table:table-cell table:formula="of:=[.G43]/(16384/9.80665)" office:value-type="float" office:value="-0.0502782348632813">
            <text:p>-0.0502782349</text:p>
          </table:table-cell>
          <table:table-cell table:formula="of:=[.H43]/(16384/9.80665)" office:value-type="float" office:value="10.9726262084961">
            <text:p>10.9726262085</text:p>
          </table:table-cell>
          <table:table-cell table:formula="of:=([.I43]*PI())/(131*180)" office:value-type="float" office:value="0.023581929588015">
            <text:p>0.0235819296</text:p>
          </table:table-cell>
          <table:table-cell table:formula="of:=([.J43]*PI())/(131*180)" office:value-type="float" office:value="-0.0568897397405785">
            <text:p>-0.0568897397</text:p>
          </table:table-cell>
          <table:table-cell table:formula="of:=([.K43]*PI())/(131*180)" office:value-type="float" office:value="-0.0165206738356715">
            <text:p>-0.0165206738</text:p>
          </table:table-cell>
          <table:table-cell table:formula="of:=[.L43]" office:value-type="float" office:value="8200">
            <text:p>8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6">
            <text:p>996</text:p>
          </table:table-cell>
          <table:table-cell office:value-type="float" office:value="-160">
            <text:p>-160</text:p>
          </table:table-cell>
          <table:table-cell office:value-type="float" office:value="18276">
            <text:p>18276</text:p>
          </table:table-cell>
          <table:table-cell office:value-type="float" office:value="175">
            <text:p>175</text:p>
          </table:table-cell>
          <table:table-cell office:value-type="float" office:value="-440">
            <text:p>-440</text:p>
          </table:table-cell>
          <table:table-cell office:value-type="float" office:value="-150">
            <text:p>-150</text:p>
          </table:table-cell>
          <table:table-cell office:value-type="float" office:value="8400">
            <text:p>8400</text:p>
          </table:table-cell>
          <table:table-cell table:number-columns-repeated="3"/>
          <table:table-cell table:formula="of:=[.A44]/([.$L44]-[.$L43])" office:value-type="float" office:value="0">
            <text:p>0</text:p>
          </table:table-cell>
          <table:table-cell table:formula="of:=[.B44]/([.$L44]-[.$L43])" office:value-type="float" office:value="0">
            <text:p>0</text:p>
          </table:table-cell>
          <table:table-cell table:formula="of:=([.P44]-[.P43])/([.$L44]-[.$L43])" office:value-type="float" office:value="0">
            <text:p>0</text:p>
          </table:table-cell>
          <table:table-cell table:formula="of:=([.Q44]-[.Q43])/([.$L44]-[.$L43])" office:value-type="float" office:value="0">
            <text:p>0</text:p>
          </table:table-cell>
          <table:table-cell table:number-columns-repeated="3"/>
          <table:table-cell table:formula="of:=[.F44]/(16384/9.80665)" office:value-type="float" office:value="0.596156213378906">
            <text:p>0.5961562134</text:p>
          </table:table-cell>
          <table:table-cell table:formula="of:=[.G44]/(16384/9.80665)" office:value-type="float" office:value="-0.09576806640625">
            <text:p>-0.0957680664</text:p>
          </table:table-cell>
          <table:table-cell table:formula="of:=[.H44]/(16384/9.80665)" office:value-type="float" office:value="10.9391073852539">
            <text:p>10.9391073853</text:p>
          </table:table-cell>
          <table:table-cell table:formula="of:=([.I44]*PI())/(131*180)" office:value-type="float" office:value="0.0233154671067945">
            <text:p>0.0233154671</text:p>
          </table:table-cell>
          <table:table-cell table:formula="of:=([.J44]*PI())/(131*180)" office:value-type="float" office:value="-0.0586217458685118">
            <text:p>-0.0586217459</text:p>
          </table:table-cell>
          <table:table-cell table:formula="of:=([.K44]*PI())/(131*180)" office:value-type="float" office:value="-0.0199846860915381">
            <text:p>-0.0199846861</text:p>
          </table:table-cell>
          <table:table-cell table:formula="of:=[.L44]" office:value-type="float" office:value="8400">
            <text:p>8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-88">
            <text:p>-88</text:p>
          </table:table-cell>
          <table:table-cell office:value-type="float" office:value="18436">
            <text:p>18436</text:p>
          </table:table-cell>
          <table:table-cell office:value-type="float" office:value="237">
            <text:p>237</text:p>
          </table:table-cell>
          <table:table-cell office:value-type="float" office:value="-467">
            <text:p>-467</text:p>
          </table:table-cell>
          <table:table-cell office:value-type="float" office:value="-154">
            <text:p>-154</text:p>
          </table:table-cell>
          <table:table-cell office:value-type="float" office:value="8600">
            <text:p>8600</text:p>
          </table:table-cell>
          <table:table-cell table:number-columns-repeated="3"/>
          <table:table-cell table:formula="of:=[.A45]/([.$L45]-[.$L44])" office:value-type="float" office:value="0">
            <text:p>0</text:p>
          </table:table-cell>
          <table:table-cell table:formula="of:=[.B45]/([.$L45]-[.$L44])" office:value-type="float" office:value="0">
            <text:p>0</text:p>
          </table:table-cell>
          <table:table-cell table:formula="of:=([.P45]-[.P44])/([.$L45]-[.$L44])" office:value-type="float" office:value="0">
            <text:p>0</text:p>
          </table:table-cell>
          <table:table-cell table:formula="of:=([.Q45]-[.Q44])/([.$L45]-[.$L44])" office:value-type="float" office:value="0">
            <text:p>0</text:p>
          </table:table-cell>
          <table:table-cell table:number-columns-repeated="3"/>
          <table:table-cell table:formula="of:=[.F45]/(16384/9.80665)" office:value-type="float" office:value="0.598550415039062">
            <text:p>0.598550415</text:p>
          </table:table-cell>
          <table:table-cell table:formula="of:=[.G45]/(16384/9.80665)" office:value-type="float" office:value="-0.0526724365234375">
            <text:p>-0.0526724365</text:p>
          </table:table-cell>
          <table:table-cell table:formula="of:=[.H45]/(16384/9.80665)" office:value-type="float" office:value="11.0348754516602">
            <text:p>11.0348754517</text:p>
          </table:table-cell>
          <table:table-cell table:formula="of:=([.I45]*PI())/(131*180)" office:value-type="float" office:value="0.0315758040246302">
            <text:p>0.031575804</text:p>
          </table:table-cell>
          <table:table-cell table:formula="of:=([.J45]*PI())/(131*180)" office:value-type="float" office:value="-0.0622189893649887">
            <text:p>-0.0622189894</text:p>
          </table:table-cell>
          <table:table-cell table:formula="of:=([.K45]*PI())/(131*180)" office:value-type="float" office:value="-0.0205176110539791">
            <text:p>-0.0205176111</text:p>
          </table:table-cell>
          <table:table-cell table:formula="of:=[.L45]" office:value-type="float" office:value="8600">
            <text:p>8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36">
            <text:p>1136</text:p>
          </table:table-cell>
          <table:table-cell office:value-type="float" office:value="-56">
            <text:p>-56</text:p>
          </table:table-cell>
          <table:table-cell office:value-type="float" office:value="18260">
            <text:p>18260</text:p>
          </table:table-cell>
          <table:table-cell office:value-type="float" office:value="234">
            <text:p>234</text:p>
          </table:table-cell>
          <table:table-cell office:value-type="float" office:value="-472">
            <text:p>-472</text:p>
          </table:table-cell>
          <table:table-cell office:value-type="float" office:value="-125">
            <text:p>-125</text:p>
          </table:table-cell>
          <table:table-cell office:value-type="float" office:value="8800">
            <text:p>8800</text:p>
          </table:table-cell>
          <table:table-cell table:number-columns-repeated="3"/>
          <table:table-cell table:formula="of:=[.A46]/([.$L46]-[.$L45])" office:value-type="float" office:value="0">
            <text:p>0</text:p>
          </table:table-cell>
          <table:table-cell table:formula="of:=[.B46]/([.$L46]-[.$L45])" office:value-type="float" office:value="0">
            <text:p>0</text:p>
          </table:table-cell>
          <table:table-cell table:formula="of:=([.P46]-[.P45])/([.$L46]-[.$L45])" office:value-type="float" office:value="0">
            <text:p>0</text:p>
          </table:table-cell>
          <table:table-cell table:formula="of:=([.Q46]-[.Q45])/([.$L46]-[.$L45])" office:value-type="float" office:value="0">
            <text:p>0</text:p>
          </table:table-cell>
          <table:table-cell table:number-columns-repeated="3"/>
          <table:table-cell table:formula="of:=[.F46]/(16384/9.80665)" office:value-type="float" office:value="0.679953271484375">
            <text:p>0.6799532715</text:p>
          </table:table-cell>
          <table:table-cell table:formula="of:=[.G46]/(16384/9.80665)" office:value-type="float" office:value="-0.0335188232421875">
            <text:p>-0.0335188232</text:p>
          </table:table-cell>
          <table:table-cell table:formula="of:=[.H46]/(16384/9.80665)" office:value-type="float" office:value="10.9295305786133">
            <text:p>10.9295305786</text:p>
          </table:table-cell>
          <table:table-cell table:formula="of:=([.I46]*PI())/(131*180)" office:value-type="float" office:value="0.0311761103027995">
            <text:p>0.0311761103</text:p>
          </table:table-cell>
          <table:table-cell table:formula="of:=([.J46]*PI())/(131*180)" office:value-type="float" office:value="-0.06288514556804">
            <text:p>-0.0628851456</text:p>
          </table:table-cell>
          <table:table-cell table:formula="of:=([.K46]*PI())/(131*180)" office:value-type="float" office:value="-0.0166539050762818">
            <text:p>-0.0166539051</text:p>
          </table:table-cell>
          <table:table-cell table:formula="of:=[.L46]" office:value-type="float" office:value="8800">
            <text:p>8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52">
            <text:p>-52</text:p>
          </table:table-cell>
          <table:table-cell office:value-type="float" office:value="18392">
            <text:p>18392</text:p>
          </table:table-cell>
          <table:table-cell office:value-type="float" office:value="201">
            <text:p>201</text:p>
          </table:table-cell>
          <table:table-cell office:value-type="float" office:value="-433">
            <text:p>-433</text:p>
          </table:table-cell>
          <table:table-cell office:value-type="float" office:value="-156">
            <text:p>-156</text:p>
          </table:table-cell>
          <table:table-cell office:value-type="float" office:value="9000">
            <text:p>9000</text:p>
          </table:table-cell>
          <table:table-cell table:number-columns-repeated="3"/>
          <table:table-cell table:formula="of:=[.A47]/([.$L47]-[.$L46])" office:value-type="float" office:value="0">
            <text:p>0</text:p>
          </table:table-cell>
          <table:table-cell table:formula="of:=[.B47]/([.$L47]-[.$L46])" office:value-type="float" office:value="0">
            <text:p>0</text:p>
          </table:table-cell>
          <table:table-cell table:formula="of:=([.P47]-[.P46])/([.$L47]-[.$L46])" office:value-type="float" office:value="0">
            <text:p>0</text:p>
          </table:table-cell>
          <table:table-cell table:formula="of:=([.Q47]-[.Q46])/([.$L47]-[.$L46])" office:value-type="float" office:value="0">
            <text:p>0</text:p>
          </table:table-cell>
          <table:table-cell table:number-columns-repeated="3"/>
          <table:table-cell table:formula="of:=[.F47]/(16384/9.80665)" office:value-type="float" office:value="0.656011254882812">
            <text:p>0.6560112549</text:p>
          </table:table-cell>
          <table:table-cell table:formula="of:=[.G47]/(16384/9.80665)" office:value-type="float" office:value="-0.0311246215820312">
            <text:p>-0.0311246216</text:p>
          </table:table-cell>
          <table:table-cell table:formula="of:=[.H47]/(16384/9.80665)" office:value-type="float" office:value="11.0085392333984">
            <text:p>11.0085392334</text:p>
          </table:table-cell>
          <table:table-cell table:formula="of:=([.I47]*PI())/(131*180)" office:value-type="float" office:value="0.0267794793626611">
            <text:p>0.0267794794</text:p>
          </table:table-cell>
          <table:table-cell table:formula="of:=([.J47]*PI())/(131*180)" office:value-type="float" office:value="-0.0576891271842401">
            <text:p>-0.0576891272</text:p>
          </table:table-cell>
          <table:table-cell table:formula="of:=([.K47]*PI())/(131*180)" office:value-type="float" office:value="-0.0207840735351996">
            <text:p>-0.0207840735</text:p>
          </table:table-cell>
          <table:table-cell table:formula="of:=[.L47]" office:value-type="float" office:value="9000">
            <text:p>9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72">
            <text:p>1072</text:p>
          </table:table-cell>
          <table:table-cell office:value-type="float" office:value="-124">
            <text:p>-124</text:p>
          </table:table-cell>
          <table:table-cell office:value-type="float" office:value="18352">
            <text:p>18352</text:p>
          </table:table-cell>
          <table:table-cell office:value-type="float" office:value="196">
            <text:p>196</text:p>
          </table:table-cell>
          <table:table-cell office:value-type="float" office:value="-455">
            <text:p>-455</text:p>
          </table:table-cell>
          <table:table-cell office:value-type="float" office:value="-117">
            <text:p>-117</text:p>
          </table:table-cell>
          <table:table-cell office:value-type="float" office:value="9200">
            <text:p>9200</text:p>
          </table:table-cell>
          <table:table-cell table:number-columns-repeated="3"/>
          <table:table-cell table:formula="of:=[.A48]/([.$L48]-[.$L47])" office:value-type="float" office:value="0">
            <text:p>0</text:p>
          </table:table-cell>
          <table:table-cell table:formula="of:=[.B48]/([.$L48]-[.$L47])" office:value-type="float" office:value="0">
            <text:p>0</text:p>
          </table:table-cell>
          <table:table-cell table:formula="of:=([.P48]-[.P47])/([.$L48]-[.$L47])" office:value-type="float" office:value="0">
            <text:p>0</text:p>
          </table:table-cell>
          <table:table-cell table:formula="of:=([.Q48]-[.Q47])/([.$L48]-[.$L47])" office:value-type="float" office:value="0">
            <text:p>0</text:p>
          </table:table-cell>
          <table:table-cell table:number-columns-repeated="3"/>
          <table:table-cell table:formula="of:=[.F48]/(16384/9.80665)" office:value-type="float" office:value="0.641646044921875">
            <text:p>0.6416460449</text:p>
          </table:table-cell>
          <table:table-cell table:formula="of:=[.G48]/(16384/9.80665)" office:value-type="float" office:value="-0.0742202514648437">
            <text:p>-0.0742202515</text:p>
          </table:table-cell>
          <table:table-cell table:formula="of:=[.H48]/(16384/9.80665)" office:value-type="float" office:value="10.9845972167969">
            <text:p>10.9845972168</text:p>
          </table:table-cell>
          <table:table-cell table:formula="of:=([.I48]*PI())/(131*180)" office:value-type="float" office:value="0.0261133231596098">
            <text:p>0.0261133232</text:p>
          </table:table-cell>
          <table:table-cell table:formula="of:=([.J48]*PI())/(131*180)" office:value-type="float" office:value="-0.0606202144776656">
            <text:p>-0.0606202145</text:p>
          </table:table-cell>
          <table:table-cell table:formula="of:=([.K48]*PI())/(131*180)" office:value-type="float" office:value="-0.0155880551513997">
            <text:p>-0.0155880552</text:p>
          </table:table-cell>
          <table:table-cell table:formula="of:=[.L48]" office:value-type="float" office:value="9200">
            <text:p>9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0">
            <text:p>1020</text:p>
          </table:table-cell>
          <table:table-cell office:value-type="float" office:value="-120">
            <text:p>-120</text:p>
          </table:table-cell>
          <table:table-cell office:value-type="float" office:value="18424">
            <text:p>18424</text:p>
          </table:table-cell>
          <table:table-cell office:value-type="float" office:value="192">
            <text:p>192</text:p>
          </table:table-cell>
          <table:table-cell office:value-type="float" office:value="-417">
            <text:p>-417</text:p>
          </table:table-cell>
          <table:table-cell office:value-type="float" office:value="-140">
            <text:p>-140</text:p>
          </table:table-cell>
          <table:table-cell office:value-type="float" office:value="9400">
            <text:p>9400</text:p>
          </table:table-cell>
          <table:table-cell table:number-columns-repeated="3"/>
          <table:table-cell table:formula="of:=[.A49]/([.$L49]-[.$L48])" office:value-type="float" office:value="0">
            <text:p>0</text:p>
          </table:table-cell>
          <table:table-cell table:formula="of:=[.B49]/([.$L49]-[.$L48])" office:value-type="float" office:value="0">
            <text:p>0</text:p>
          </table:table-cell>
          <table:table-cell table:formula="of:=([.P49]-[.P48])/([.$L49]-[.$L48])" office:value-type="float" office:value="0">
            <text:p>0</text:p>
          </table:table-cell>
          <table:table-cell table:formula="of:=([.Q49]-[.Q48])/([.$L49]-[.$L48])" office:value-type="float" office:value="0">
            <text:p>0</text:p>
          </table:table-cell>
          <table:table-cell table:number-columns-repeated="3"/>
          <table:table-cell table:formula="of:=[.F49]/(16384/9.80665)" office:value-type="float" office:value="0.610521423339844">
            <text:p>0.6105214233</text:p>
          </table:table-cell>
          <table:table-cell table:formula="of:=[.G49]/(16384/9.80665)" office:value-type="float" office:value="-0.0718260498046875">
            <text:p>-0.0718260498</text:p>
          </table:table-cell>
          <table:table-cell table:formula="of:=[.H49]/(16384/9.80665)" office:value-type="float" office:value="11.0276928466797">
            <text:p>11.0276928467</text:p>
          </table:table-cell>
          <table:table-cell table:formula="of:=([.I49]*PI())/(131*180)" office:value-type="float" office:value="0.0255803981971688">
            <text:p>0.0255803982</text:p>
          </table:table-cell>
          <table:table-cell table:formula="of:=([.J49]*PI())/(131*180)" office:value-type="float" office:value="-0.055557427334476">
            <text:p>-0.0555574273</text:p>
          </table:table-cell>
          <table:table-cell table:formula="of:=([.K49]*PI())/(131*180)" office:value-type="float" office:value="-0.0186523736854356">
            <text:p>-0.0186523737</text:p>
          </table:table-cell>
          <table:table-cell table:formula="of:=[.L49]" office:value-type="float" office:value="9400">
            <text:p>9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4">
            <text:p>1104</text:p>
          </table:table-cell>
          <table:table-cell office:value-type="float" office:value="-56">
            <text:p>-56</text:p>
          </table:table-cell>
          <table:table-cell office:value-type="float" office:value="18444">
            <text:p>18444</text:p>
          </table:table-cell>
          <table:table-cell office:value-type="float" office:value="190">
            <text:p>190</text:p>
          </table:table-cell>
          <table:table-cell office:value-type="float" office:value="-449">
            <text:p>-449</text:p>
          </table:table-cell>
          <table:table-cell office:value-type="float" office:value="-145">
            <text:p>-145</text:p>
          </table:table-cell>
          <table:table-cell office:value-type="float" office:value="9600">
            <text:p>9600</text:p>
          </table:table-cell>
          <table:table-cell table:number-columns-repeated="3"/>
          <table:table-cell table:formula="of:=[.A50]/([.$L50]-[.$L49])" office:value-type="float" office:value="0">
            <text:p>0</text:p>
          </table:table-cell>
          <table:table-cell table:formula="of:=[.B50]/([.$L50]-[.$L49])" office:value-type="float" office:value="0">
            <text:p>0</text:p>
          </table:table-cell>
          <table:table-cell table:formula="of:=([.P50]-[.P49])/([.$L50]-[.$L49])" office:value-type="float" office:value="0">
            <text:p>0</text:p>
          </table:table-cell>
          <table:table-cell table:formula="of:=([.Q50]-[.Q49])/([.$L50]-[.$L49])" office:value-type="float" office:value="0">
            <text:p>0</text:p>
          </table:table-cell>
          <table:table-cell table:number-columns-repeated="3"/>
          <table:table-cell table:formula="of:=[.F50]/(16384/9.80665)" office:value-type="float" office:value="0.660799658203125">
            <text:p>0.6607996582</text:p>
          </table:table-cell>
          <table:table-cell table:formula="of:=[.G50]/(16384/9.80665)" office:value-type="float" office:value="-0.0335188232421875">
            <text:p>-0.0335188232</text:p>
          </table:table-cell>
          <table:table-cell table:formula="of:=[.H50]/(16384/9.80665)" office:value-type="float" office:value="11.0396638549805">
            <text:p>11.039663855</text:p>
          </table:table-cell>
          <table:table-cell table:formula="of:=([.I50]*PI())/(131*180)" office:value-type="float" office:value="0.0253139357159483">
            <text:p>0.0253139357</text:p>
          </table:table-cell>
          <table:table-cell table:formula="of:=([.J50]*PI())/(131*180)" office:value-type="float" office:value="-0.0598208270340041">
            <text:p>-0.059820827</text:p>
          </table:table-cell>
          <table:table-cell table:formula="of:=([.K50]*PI())/(131*180)" office:value-type="float" office:value="-0.0193185298884869">
            <text:p>-0.0193185299</text:p>
          </table:table-cell>
          <table:table-cell table:formula="of:=[.L50]" office:value-type="float" office:value="9600">
            <text:p>9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24">
            <text:p>924</text:p>
          </table:table-cell>
          <table:table-cell office:value-type="float" office:value="-116">
            <text:p>-116</text:p>
          </table:table-cell>
          <table:table-cell office:value-type="float" office:value="18332">
            <text:p>18332</text:p>
          </table:table-cell>
          <table:table-cell office:value-type="float" office:value="193">
            <text:p>193</text:p>
          </table:table-cell>
          <table:table-cell office:value-type="float" office:value="-462">
            <text:p>-462</text:p>
          </table:table-cell>
          <table:table-cell office:value-type="float" office:value="-147">
            <text:p>-147</text:p>
          </table:table-cell>
          <table:table-cell office:value-type="float" office:value="9800">
            <text:p>9800</text:p>
          </table:table-cell>
          <table:table-cell table:number-columns-repeated="3"/>
          <table:table-cell table:formula="of:=[.A51]/([.$L51]-[.$L50])" office:value-type="float" office:value="0">
            <text:p>0</text:p>
          </table:table-cell>
          <table:table-cell table:formula="of:=[.B51]/([.$L51]-[.$L50])" office:value-type="float" office:value="0">
            <text:p>0</text:p>
          </table:table-cell>
          <table:table-cell table:formula="of:=([.P51]-[.P50])/([.$L51]-[.$L50])" office:value-type="float" office:value="0">
            <text:p>0</text:p>
          </table:table-cell>
          <table:table-cell table:formula="of:=([.Q51]-[.Q50])/([.$L51]-[.$L50])" office:value-type="float" office:value="0">
            <text:p>0</text:p>
          </table:table-cell>
          <table:table-cell table:number-columns-repeated="3"/>
          <table:table-cell table:formula="of:=[.F51]/(16384/9.80665)" office:value-type="float" office:value="0.553060583496094">
            <text:p>0.5530605835</text:p>
          </table:table-cell>
          <table:table-cell table:formula="of:=[.G51]/(16384/9.80665)" office:value-type="float" office:value="-0.0694318481445313">
            <text:p>-0.0694318481</text:p>
          </table:table-cell>
          <table:table-cell table:formula="of:=[.H51]/(16384/9.80665)" office:value-type="float" office:value="10.9726262084961">
            <text:p>10.9726262085</text:p>
          </table:table-cell>
          <table:table-cell table:formula="of:=([.I51]*PI())/(131*180)" office:value-type="float" office:value="0.0257136294377791">
            <text:p>0.0257136294</text:p>
          </table:table-cell>
          <table:table-cell table:formula="of:=([.J51]*PI())/(131*180)" office:value-type="float" office:value="-0.0615528331619374">
            <text:p>-0.0615528332</text:p>
          </table:table-cell>
          <table:table-cell table:formula="of:=([.K51]*PI())/(131*180)" office:value-type="float" office:value="-0.0195849923697074">
            <text:p>-0.0195849924</text:p>
          </table:table-cell>
          <table:table-cell table:formula="of:=[.L51]" office:value-type="float" office:value="9800">
            <text:p>9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-248">
            <text:p>-248</text:p>
          </table:table-cell>
          <table:table-cell office:value-type="float" office:value="18496">
            <text:p>18496</text:p>
          </table:table-cell>
          <table:table-cell office:value-type="float" office:value="190">
            <text:p>190</text:p>
          </table:table-cell>
          <table:table-cell office:value-type="float" office:value="-437">
            <text:p>-437</text:p>
          </table:table-cell>
          <table:table-cell office:value-type="float" office:value="-138">
            <text:p>-138</text:p>
          </table:table-cell>
          <table:table-cell office:value-type="float" office:value="10000">
            <text:p>10000</text:p>
          </table:table-cell>
          <table:table-cell table:number-columns-repeated="3"/>
          <table:table-cell table:formula="of:=[.A52]/([.$L52]-[.$L51])" office:value-type="float" office:value="0">
            <text:p>0</text:p>
          </table:table-cell>
          <table:table-cell table:formula="of:=[.B52]/([.$L52]-[.$L51])" office:value-type="float" office:value="0">
            <text:p>0</text:p>
          </table:table-cell>
          <table:table-cell table:formula="of:=([.P52]-[.P51])/([.$L52]-[.$L51])" office:value-type="float" office:value="0">
            <text:p>0</text:p>
          </table:table-cell>
          <table:table-cell table:formula="of:=([.Q52]-[.Q51])/([.$L52]-[.$L51])" office:value-type="float" office:value="0">
            <text:p>0</text:p>
          </table:table-cell>
          <table:table-cell table:number-columns-repeated="3"/>
          <table:table-cell table:formula="of:=[.F52]/(16384/9.80665)" office:value-type="float" office:value="0.63206923828125">
            <text:p>0.6320692383</text:p>
          </table:table-cell>
          <table:table-cell table:formula="of:=[.G52]/(16384/9.80665)" office:value-type="float" office:value="-0.148440502929688">
            <text:p>-0.1484405029</text:p>
          </table:table-cell>
          <table:table-cell table:formula="of:=[.H52]/(16384/9.80665)" office:value-type="float" office:value="11.0707884765625">
            <text:p>11.0707884766</text:p>
          </table:table-cell>
          <table:table-cell table:formula="of:=([.I52]*PI())/(131*180)" office:value-type="float" office:value="0.0253139357159483">
            <text:p>0.0253139357</text:p>
          </table:table-cell>
          <table:table-cell table:formula="of:=([.J52]*PI())/(131*180)" office:value-type="float" office:value="-0.0582220521466811">
            <text:p>-0.0582220521</text:p>
          </table:table-cell>
          <table:table-cell table:formula="of:=([.K52]*PI())/(131*180)" office:value-type="float" office:value="-0.0183859112042151">
            <text:p>-0.0183859112</text:p>
          </table:table-cell>
          <table:table-cell table:formula="of:=[.L52]" office:value-type="float" office:value="10000">
            <text:p>10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12">
            <text:p>1112</text:p>
          </table:table-cell>
          <table:table-cell office:value-type="float" office:value="-100">
            <text:p>-100</text:p>
          </table:table-cell>
          <table:table-cell office:value-type="float" office:value="18536">
            <text:p>18536</text:p>
          </table:table-cell>
          <table:table-cell office:value-type="float" office:value="196">
            <text:p>196</text:p>
          </table:table-cell>
          <table:table-cell office:value-type="float" office:value="-449">
            <text:p>-449</text:p>
          </table:table-cell>
          <table:table-cell office:value-type="float" office:value="-125">
            <text:p>-125</text:p>
          </table:table-cell>
          <table:table-cell office:value-type="float" office:value="10200">
            <text:p>10200</text:p>
          </table:table-cell>
          <table:table-cell table:number-columns-repeated="3"/>
          <table:table-cell table:formula="of:=[.A53]/([.$L53]-[.$L52])" office:value-type="float" office:value="0">
            <text:p>0</text:p>
          </table:table-cell>
          <table:table-cell table:formula="of:=[.B53]/([.$L53]-[.$L52])" office:value-type="float" office:value="0">
            <text:p>0</text:p>
          </table:table-cell>
          <table:table-cell table:formula="of:=([.P53]-[.P52])/([.$L53]-[.$L52])" office:value-type="float" office:value="0">
            <text:p>0</text:p>
          </table:table-cell>
          <table:table-cell table:formula="of:=([.Q53]-[.Q52])/([.$L53]-[.$L52])" office:value-type="float" office:value="0">
            <text:p>0</text:p>
          </table:table-cell>
          <table:table-cell table:number-columns-repeated="3"/>
          <table:table-cell table:formula="of:=[.F53]/(16384/9.80665)" office:value-type="float" office:value="0.665588061523437">
            <text:p>0.6655880615</text:p>
          </table:table-cell>
          <table:table-cell table:formula="of:=[.G53]/(16384/9.80665)" office:value-type="float" office:value="-0.0598550415039063">
            <text:p>-0.0598550415</text:p>
          </table:table-cell>
          <table:table-cell table:formula="of:=[.H53]/(16384/9.80665)" office:value-type="float" office:value="11.0947304931641">
            <text:p>11.0947304932</text:p>
          </table:table-cell>
          <table:table-cell table:formula="of:=([.I53]*PI())/(131*180)" office:value-type="float" office:value="0.0261133231596098">
            <text:p>0.0261133232</text:p>
          </table:table-cell>
          <table:table-cell table:formula="of:=([.J53]*PI())/(131*180)" office:value-type="float" office:value="-0.0598208270340041">
            <text:p>-0.059820827</text:p>
          </table:table-cell>
          <table:table-cell table:formula="of:=([.K53]*PI())/(131*180)" office:value-type="float" office:value="-0.0166539050762818">
            <text:p>-0.0166539051</text:p>
          </table:table-cell>
          <table:table-cell table:formula="of:=[.L53]" office:value-type="float" office:value="10200">
            <text:p>10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44">
            <text:p>1144</text:p>
          </table:table-cell>
          <table:table-cell office:value-type="float" office:value="-208">
            <text:p>-208</text:p>
          </table:table-cell>
          <table:table-cell office:value-type="float" office:value="18376">
            <text:p>18376</text:p>
          </table:table-cell>
          <table:table-cell office:value-type="float" office:value="227">
            <text:p>227</text:p>
          </table:table-cell>
          <table:table-cell office:value-type="float" office:value="-472">
            <text:p>-472</text:p>
          </table:table-cell>
          <table:table-cell office:value-type="float" office:value="-142">
            <text:p>-142</text:p>
          </table:table-cell>
          <table:table-cell office:value-type="float" office:value="10400">
            <text:p>10400</text:p>
          </table:table-cell>
          <table:table-cell table:number-columns-repeated="3"/>
          <table:table-cell table:formula="of:=[.A54]/([.$L54]-[.$L53])" office:value-type="float" office:value="0">
            <text:p>0</text:p>
          </table:table-cell>
          <table:table-cell table:formula="of:=[.B54]/([.$L54]-[.$L53])" office:value-type="float" office:value="0">
            <text:p>0</text:p>
          </table:table-cell>
          <table:table-cell table:formula="of:=([.P54]-[.P53])/([.$L54]-[.$L53])" office:value-type="float" office:value="0">
            <text:p>0</text:p>
          </table:table-cell>
          <table:table-cell table:formula="of:=([.Q54]-[.Q53])/([.$L54]-[.$L53])" office:value-type="float" office:value="0">
            <text:p>0</text:p>
          </table:table-cell>
          <table:table-cell table:number-columns-repeated="3"/>
          <table:table-cell table:formula="of:=[.F54]/(16384/9.80665)" office:value-type="float" office:value="0.684741674804688">
            <text:p>0.6847416748</text:p>
          </table:table-cell>
          <table:table-cell table:formula="of:=[.G54]/(16384/9.80665)" office:value-type="float" office:value="-0.124498486328125">
            <text:p>-0.1244984863</text:p>
          </table:table-cell>
          <table:table-cell table:formula="of:=[.H54]/(16384/9.80665)" office:value-type="float" office:value="10.9989624267578">
            <text:p>10.9989624268</text:p>
          </table:table-cell>
          <table:table-cell table:formula="of:=([.I54]*PI())/(131*180)" office:value-type="float" office:value="0.0302434916185277">
            <text:p>0.0302434916</text:p>
          </table:table-cell>
          <table:table-cell table:formula="of:=([.J54]*PI())/(131*180)" office:value-type="float" office:value="-0.06288514556804">
            <text:p>-0.0628851456</text:p>
          </table:table-cell>
          <table:table-cell table:formula="of:=([.K54]*PI())/(131*180)" office:value-type="float" office:value="-0.0189188361666561">
            <text:p>-0.0189188362</text:p>
          </table:table-cell>
          <table:table-cell table:formula="of:=[.L54]" office:value-type="float" office:value="10400">
            <text:p>10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260">
            <text:p>-260</text:p>
          </table:table-cell>
          <table:table-cell office:value-type="float" office:value="18324">
            <text:p>18324</text:p>
          </table:table-cell>
          <table:table-cell office:value-type="float" office:value="216">
            <text:p>216</text:p>
          </table:table-cell>
          <table:table-cell office:value-type="float" office:value="-477">
            <text:p>-477</text:p>
          </table:table-cell>
          <table:table-cell office:value-type="float" office:value="-149">
            <text:p>-149</text:p>
          </table:table-cell>
          <table:table-cell office:value-type="float" office:value="10800">
            <text:p>10800</text:p>
          </table:table-cell>
          <table:table-cell table:number-columns-repeated="3"/>
          <table:table-cell table:formula="of:=[.A55]/([.$L55]-[.$L54])" office:value-type="float" office:value="0">
            <text:p>0</text:p>
          </table:table-cell>
          <table:table-cell table:formula="of:=[.B55]/([.$L55]-[.$L54])" office:value-type="float" office:value="0">
            <text:p>0</text:p>
          </table:table-cell>
          <table:table-cell table:formula="of:=([.P55]-[.P54])/([.$L55]-[.$L54])" office:value-type="float" office:value="0">
            <text:p>0</text:p>
          </table:table-cell>
          <table:table-cell table:formula="of:=([.Q55]-[.Q54])/([.$L55]-[.$L54])" office:value-type="float" office:value="0">
            <text:p>0</text:p>
          </table:table-cell>
          <table:table-cell table:number-columns-repeated="3"/>
          <table:table-cell table:formula="of:=[.F55]/(16384/9.80665)" office:value-type="float" office:value="0.656011254882812">
            <text:p>0.6560112549</text:p>
          </table:table-cell>
          <table:table-cell table:formula="of:=[.G55]/(16384/9.80665)" office:value-type="float" office:value="-0.155623107910156">
            <text:p>-0.1556231079</text:p>
          </table:table-cell>
          <table:table-cell table:formula="of:=[.H55]/(16384/9.80665)" office:value-type="float" office:value="10.9678378051758">
            <text:p>10.9678378052</text:p>
          </table:table-cell>
          <table:table-cell table:formula="of:=([.I55]*PI())/(131*180)" office:value-type="float" office:value="0.0287779479718149">
            <text:p>0.028777948</text:p>
          </table:table-cell>
          <table:table-cell table:formula="of:=([.J55]*PI())/(131*180)" office:value-type="float" office:value="-0.0635513017710912">
            <text:p>-0.0635513018</text:p>
          </table:table-cell>
          <table:table-cell table:formula="of:=([.K55]*PI())/(131*180)" office:value-type="float" office:value="-0.0198514548509279">
            <text:p>-0.0198514549</text:p>
          </table:table-cell>
          <table:table-cell table:formula="of:=[.L55]" office:value-type="float" office:value="10800">
            <text:p>10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236">
            <text:p>1236</text:p>
          </table:table-cell>
          <table:table-cell office:value-type="float" office:value="-120">
            <text:p>-120</text:p>
          </table:table-cell>
          <table:table-cell office:value-type="float" office:value="18188">
            <text:p>18188</text:p>
          </table:table-cell>
          <table:table-cell office:value-type="float" office:value="225">
            <text:p>225</text:p>
          </table:table-cell>
          <table:table-cell office:value-type="float" office:value="-474">
            <text:p>-474</text:p>
          </table:table-cell>
          <table:table-cell office:value-type="float" office:value="-144">
            <text:p>-144</text:p>
          </table:table-cell>
          <table:table-cell office:value-type="float" office:value="11000">
            <text:p>11000</text:p>
          </table:table-cell>
          <table:table-cell table:number-columns-repeated="3"/>
          <table:table-cell table:formula="of:=[.A56]/([.$L56]-[.$L55])" office:value-type="float" office:value="0">
            <text:p>0</text:p>
          </table:table-cell>
          <table:table-cell table:formula="of:=[.B56]/([.$L56]-[.$L55])" office:value-type="float" office:value="0">
            <text:p>0</text:p>
          </table:table-cell>
          <table:table-cell table:formula="of:=([.P56]-[.P55])/([.$L56]-[.$L55])" office:value-type="float" office:value="0">
            <text:p>0</text:p>
          </table:table-cell>
          <table:table-cell table:formula="of:=([.Q56]-[.Q55])/([.$L56]-[.$L55])" office:value-type="float" office:value="0">
            <text:p>0</text:p>
          </table:table-cell>
          <table:table-cell table:number-columns-repeated="3"/>
          <table:table-cell table:formula="of:=[.F56]/(16384/9.80665)" office:value-type="float" office:value="0.739808312988281">
            <text:p>0.739808313</text:p>
          </table:table-cell>
          <table:table-cell table:formula="of:=[.G56]/(16384/9.80665)" office:value-type="float" office:value="-0.0718260498046875">
            <text:p>-0.0718260498</text:p>
          </table:table-cell>
          <table:table-cell table:formula="of:=[.H56]/(16384/9.80665)" office:value-type="float" office:value="10.8864349487305">
            <text:p>10.8864349487</text:p>
          </table:table-cell>
          <table:table-cell table:formula="of:=([.I56]*PI())/(131*180)" office:value-type="float" office:value="0.0299770291373072">
            <text:p>0.0299770291</text:p>
          </table:table-cell>
          <table:table-cell table:formula="of:=([.J56]*PI())/(131*180)" office:value-type="float" office:value="-0.0631516080492605">
            <text:p>-0.063151608</text:p>
          </table:table-cell>
          <table:table-cell table:formula="of:=([.K56]*PI())/(131*180)" office:value-type="float" office:value="-0.0191852986478766">
            <text:p>-0.0191852986</text:p>
          </table:table-cell>
          <table:table-cell table:formula="of:=[.L56]" office:value-type="float" office:value="11000">
            <text:p>11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8280">
            <text:p>18280</text:p>
          </table:table-cell>
          <table:table-cell office:value-type="float" office:value="195">
            <text:p>195</text:p>
          </table:table-cell>
          <table:table-cell office:value-type="float" office:value="-451">
            <text:p>-451</text:p>
          </table:table-cell>
          <table:table-cell office:value-type="float" office:value="-147">
            <text:p>-147</text:p>
          </table:table-cell>
          <table:table-cell office:value-type="float" office:value="11200">
            <text:p>11200</text:p>
          </table:table-cell>
          <table:table-cell table:number-columns-repeated="3"/>
          <table:table-cell table:formula="of:=[.A57]/([.$L57]-[.$L56])" office:value-type="float" office:value="0">
            <text:p>0</text:p>
          </table:table-cell>
          <table:table-cell table:formula="of:=[.B57]/([.$L57]-[.$L56])" office:value-type="float" office:value="0">
            <text:p>0</text:p>
          </table:table-cell>
          <table:table-cell table:formula="of:=([.P57]-[.P56])/([.$L57]-[.$L56])" office:value-type="float" office:value="0">
            <text:p>0</text:p>
          </table:table-cell>
          <table:table-cell table:formula="of:=([.Q57]-[.Q56])/([.$L57]-[.$L56])" office:value-type="float" office:value="0">
            <text:p>0</text:p>
          </table:table-cell>
          <table:table-cell table:number-columns-repeated="3"/>
          <table:table-cell table:formula="of:=[.F57]/(16384/9.80665)" office:value-type="float" office:value="0.665588061523437">
            <text:p>0.6655880615</text:p>
          </table:table-cell>
          <table:table-cell table:formula="of:=[.G57]/(16384/9.80665)" office:value-type="float" office:value="0">
            <text:p>0</text:p>
          </table:table-cell>
          <table:table-cell table:formula="of:=[.H57]/(16384/9.80665)" office:value-type="float" office:value="10.9415015869141">
            <text:p>10.9415015869</text:p>
          </table:table-cell>
          <table:table-cell table:formula="of:=([.I57]*PI())/(131*180)" office:value-type="float" office:value="0.0259800919189996">
            <text:p>0.0259800919</text:p>
          </table:table-cell>
          <table:table-cell table:formula="of:=([.J57]*PI())/(131*180)" office:value-type="float" office:value="-0.0600872895152246">
            <text:p>-0.0600872895</text:p>
          </table:table-cell>
          <table:table-cell table:formula="of:=([.K57]*PI())/(131*180)" office:value-type="float" office:value="-0.0195849923697074">
            <text:p>-0.0195849924</text:p>
          </table:table-cell>
          <table:table-cell table:formula="of:=[.L57]" office:value-type="float" office:value="11200">
            <text:p>11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16">
            <text:p>1016</text:p>
          </table:table-cell>
          <table:table-cell office:value-type="float" office:value="-168">
            <text:p>-168</text:p>
          </table:table-cell>
          <table:table-cell office:value-type="float" office:value="18396">
            <text:p>18396</text:p>
          </table:table-cell>
          <table:table-cell office:value-type="float" office:value="227">
            <text:p>227</text:p>
          </table:table-cell>
          <table:table-cell office:value-type="float" office:value="-462">
            <text:p>-462</text:p>
          </table:table-cell>
          <table:table-cell office:value-type="float" office:value="-145">
            <text:p>-145</text:p>
          </table:table-cell>
          <table:table-cell office:value-type="float" office:value="11400">
            <text:p>11400</text:p>
          </table:table-cell>
          <table:table-cell table:number-columns-repeated="3"/>
          <table:table-cell table:formula="of:=[.A58]/([.$L58]-[.$L57])" office:value-type="float" office:value="0">
            <text:p>0</text:p>
          </table:table-cell>
          <table:table-cell table:formula="of:=[.B58]/([.$L58]-[.$L57])" office:value-type="float" office:value="0">
            <text:p>0</text:p>
          </table:table-cell>
          <table:table-cell table:formula="of:=([.P58]-[.P57])/([.$L58]-[.$L57])" office:value-type="float" office:value="0">
            <text:p>0</text:p>
          </table:table-cell>
          <table:table-cell table:formula="of:=([.Q58]-[.Q57])/([.$L58]-[.$L57])" office:value-type="float" office:value="0">
            <text:p>0</text:p>
          </table:table-cell>
          <table:table-cell table:number-columns-repeated="3"/>
          <table:table-cell table:formula="of:=[.F58]/(16384/9.80665)" office:value-type="float" office:value="0.608127221679687">
            <text:p>0.6081272217</text:p>
          </table:table-cell>
          <table:table-cell table:formula="of:=[.G58]/(16384/9.80665)" office:value-type="float" office:value="-0.100556469726563">
            <text:p>-0.1005564697</text:p>
          </table:table-cell>
          <table:table-cell table:formula="of:=[.H58]/(16384/9.80665)" office:value-type="float" office:value="11.0109334350586">
            <text:p>11.0109334351</text:p>
          </table:table-cell>
          <table:table-cell table:formula="of:=([.I58]*PI())/(131*180)" office:value-type="float" office:value="0.0302434916185277">
            <text:p>0.0302434916</text:p>
          </table:table-cell>
          <table:table-cell table:formula="of:=([.J58]*PI())/(131*180)" office:value-type="float" office:value="-0.0615528331619374">
            <text:p>-0.0615528332</text:p>
          </table:table-cell>
          <table:table-cell table:formula="of:=([.K58]*PI())/(131*180)" office:value-type="float" office:value="-0.0193185298884869">
            <text:p>-0.0193185299</text:p>
          </table:table-cell>
          <table:table-cell table:formula="of:=[.L58]" office:value-type="float" office:value="11400">
            <text:p>11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16">
            <text:p>1016</text:p>
          </table:table-cell>
          <table:table-cell office:value-type="float" office:value="-128">
            <text:p>-128</text:p>
          </table:table-cell>
          <table:table-cell office:value-type="float" office:value="18364">
            <text:p>18364</text:p>
          </table:table-cell>
          <table:table-cell office:value-type="float" office:value="249">
            <text:p>249</text:p>
          </table:table-cell>
          <table:table-cell office:value-type="float" office:value="-492">
            <text:p>-492</text:p>
          </table:table-cell>
          <table:table-cell office:value-type="float" office:value="-136">
            <text:p>-136</text:p>
          </table:table-cell>
          <table:table-cell office:value-type="float" office:value="11600">
            <text:p>11600</text:p>
          </table:table-cell>
          <table:table-cell table:number-columns-repeated="3"/>
          <table:table-cell table:formula="of:=[.A59]/([.$L59]-[.$L58])" office:value-type="float" office:value="0">
            <text:p>0</text:p>
          </table:table-cell>
          <table:table-cell table:formula="of:=[.B59]/([.$L59]-[.$L58])" office:value-type="float" office:value="0">
            <text:p>0</text:p>
          </table:table-cell>
          <table:table-cell table:formula="of:=([.P59]-[.P58])/([.$L59]-[.$L58])" office:value-type="float" office:value="0">
            <text:p>0</text:p>
          </table:table-cell>
          <table:table-cell table:formula="of:=([.Q59]-[.Q58])/([.$L59]-[.$L58])" office:value-type="float" office:value="0">
            <text:p>0</text:p>
          </table:table-cell>
          <table:table-cell table:number-columns-repeated="3"/>
          <table:table-cell table:formula="of:=[.F59]/(16384/9.80665)" office:value-type="float" office:value="0.608127221679687">
            <text:p>0.6081272217</text:p>
          </table:table-cell>
          <table:table-cell table:formula="of:=[.G59]/(16384/9.80665)" office:value-type="float" office:value="-0.076614453125">
            <text:p>-0.0766144531</text:p>
          </table:table-cell>
          <table:table-cell table:formula="of:=[.H59]/(16384/9.80665)" office:value-type="float" office:value="10.9917798217773">
            <text:p>10.9917798218</text:p>
          </table:table-cell>
          <table:table-cell table:formula="of:=([.I59]*PI())/(131*180)" office:value-type="float" office:value="0.0331745789119533">
            <text:p>0.0331745789</text:p>
          </table:table-cell>
          <table:table-cell table:formula="of:=([.J59]*PI())/(131*180)" office:value-type="float" office:value="-0.0655497703802451">
            <text:p>-0.0655497704</text:p>
          </table:table-cell>
          <table:table-cell table:formula="of:=([.K59]*PI())/(131*180)" office:value-type="float" office:value="-0.0181194487229946">
            <text:p>-0.0181194487</text:p>
          </table:table-cell>
          <table:table-cell table:formula="of:=[.L59]" office:value-type="float" office:value="11600">
            <text:p>11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120">
            <text:p>-120</text:p>
          </table:table-cell>
          <table:table-cell office:value-type="float" office:value="18312">
            <text:p>18312</text:p>
          </table:table-cell>
          <table:table-cell office:value-type="float" office:value="201">
            <text:p>201</text:p>
          </table:table-cell>
          <table:table-cell office:value-type="float" office:value="-412">
            <text:p>-412</text:p>
          </table:table-cell>
          <table:table-cell office:value-type="float" office:value="-150">
            <text:p>-150</text:p>
          </table:table-cell>
          <table:table-cell office:value-type="float" office:value="11800">
            <text:p>11800</text:p>
          </table:table-cell>
          <table:table-cell table:number-columns-repeated="3"/>
          <table:table-cell table:formula="of:=[.A60]/([.$L60]-[.$L59])" office:value-type="float" office:value="0">
            <text:p>0</text:p>
          </table:table-cell>
          <table:table-cell table:formula="of:=[.B60]/([.$L60]-[.$L59])" office:value-type="float" office:value="0">
            <text:p>0</text:p>
          </table:table-cell>
          <table:table-cell table:formula="of:=([.P60]-[.P59])/([.$L60]-[.$L59])" office:value-type="float" office:value="0">
            <text:p>0</text:p>
          </table:table-cell>
          <table:table-cell table:formula="of:=([.Q60]-[.Q59])/([.$L60]-[.$L59])" office:value-type="float" office:value="0">
            <text:p>0</text:p>
          </table:table-cell>
          <table:table-cell table:number-columns-repeated="3"/>
          <table:table-cell table:formula="of:=[.F60]/(16384/9.80665)" office:value-type="float" office:value="0.656011254882812">
            <text:p>0.6560112549</text:p>
          </table:table-cell>
          <table:table-cell table:formula="of:=[.G60]/(16384/9.80665)" office:value-type="float" office:value="-0.0718260498046875">
            <text:p>-0.0718260498</text:p>
          </table:table-cell>
          <table:table-cell table:formula="of:=[.H60]/(16384/9.80665)" office:value-type="float" office:value="10.9606552001953">
            <text:p>10.9606552002</text:p>
          </table:table-cell>
          <table:table-cell table:formula="of:=([.I60]*PI())/(131*180)" office:value-type="float" office:value="0.0267794793626611">
            <text:p>0.0267794794</text:p>
          </table:table-cell>
          <table:table-cell table:formula="of:=([.J60]*PI())/(131*180)" office:value-type="float" office:value="-0.0548912711314247">
            <text:p>-0.0548912711</text:p>
          </table:table-cell>
          <table:table-cell table:formula="of:=([.K60]*PI())/(131*180)" office:value-type="float" office:value="-0.0199846860915381">
            <text:p>-0.0199846861</text:p>
          </table:table-cell>
          <table:table-cell table:formula="of:=[.L60]" office:value-type="float" office:value="11800">
            <text:p>11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0">
            <text:p>1060</text:p>
          </table:table-cell>
          <table:table-cell office:value-type="float" office:value="-204">
            <text:p>-204</text:p>
          </table:table-cell>
          <table:table-cell office:value-type="float" office:value="18332">
            <text:p>18332</text:p>
          </table:table-cell>
          <table:table-cell office:value-type="float" office:value="196">
            <text:p>196</text:p>
          </table:table-cell>
          <table:table-cell office:value-type="float" office:value="-454">
            <text:p>-454</text:p>
          </table:table-cell>
          <table:table-cell office:value-type="float" office:value="-132">
            <text:p>-132</text:p>
          </table:table-cell>
          <table:table-cell office:value-type="float" office:value="12000">
            <text:p>12000</text:p>
          </table:table-cell>
          <table:table-cell table:number-columns-repeated="3"/>
          <table:table-cell table:formula="of:=[.A61]/([.$L61]-[.$L60])" office:value-type="float" office:value="0">
            <text:p>0</text:p>
          </table:table-cell>
          <table:table-cell table:formula="of:=[.B61]/([.$L61]-[.$L60])" office:value-type="float" office:value="0">
            <text:p>0</text:p>
          </table:table-cell>
          <table:table-cell table:formula="of:=([.P61]-[.P60])/([.$L61]-[.$L60])" office:value-type="float" office:value="0">
            <text:p>0</text:p>
          </table:table-cell>
          <table:table-cell table:formula="of:=([.Q61]-[.Q60])/([.$L61]-[.$L60])" office:value-type="float" office:value="0">
            <text:p>0</text:p>
          </table:table-cell>
          <table:table-cell table:number-columns-repeated="3"/>
          <table:table-cell table:formula="of:=[.F61]/(16384/9.80665)" office:value-type="float" office:value="0.634463439941406">
            <text:p>0.6344634399</text:p>
          </table:table-cell>
          <table:table-cell table:formula="of:=[.G61]/(16384/9.80665)" office:value-type="float" office:value="-0.122104284667969">
            <text:p>-0.1221042847</text:p>
          </table:table-cell>
          <table:table-cell table:formula="of:=[.H61]/(16384/9.80665)" office:value-type="float" office:value="10.9726262084961">
            <text:p>10.9726262085</text:p>
          </table:table-cell>
          <table:table-cell table:formula="of:=([.I61]*PI())/(131*180)" office:value-type="float" office:value="0.0261133231596098">
            <text:p>0.0261133232</text:p>
          </table:table-cell>
          <table:table-cell table:formula="of:=([.J61]*PI())/(131*180)" office:value-type="float" office:value="-0.0604869832370554">
            <text:p>-0.0604869832</text:p>
          </table:table-cell>
          <table:table-cell table:formula="of:=([.K61]*PI())/(131*180)" office:value-type="float" office:value="-0.0175865237605536">
            <text:p>-0.0175865238</text:p>
          </table:table-cell>
          <table:table-cell table:formula="of:=[.L61]" office:value-type="float" office:value="12000">
            <text:p>12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4">
            <text:p>1104</text:p>
          </table:table-cell>
          <table:table-cell office:value-type="float" office:value="-172">
            <text:p>-172</text:p>
          </table:table-cell>
          <table:table-cell office:value-type="float" office:value="18396">
            <text:p>18396</text:p>
          </table:table-cell>
          <table:table-cell office:value-type="float" office:value="200">
            <text:p>200</text:p>
          </table:table-cell>
          <table:table-cell office:value-type="float" office:value="-466">
            <text:p>-466</text:p>
          </table:table-cell>
          <table:table-cell office:value-type="float" office:value="-117">
            <text:p>-117</text:p>
          </table:table-cell>
          <table:table-cell office:value-type="float" office:value="12200">
            <text:p>12200</text:p>
          </table:table-cell>
          <table:table-cell table:number-columns-repeated="3"/>
          <table:table-cell table:formula="of:=[.A62]/([.$L62]-[.$L61])" office:value-type="float" office:value="0">
            <text:p>0</text:p>
          </table:table-cell>
          <table:table-cell table:formula="of:=[.B62]/([.$L62]-[.$L61])" office:value-type="float" office:value="0">
            <text:p>0</text:p>
          </table:table-cell>
          <table:table-cell table:formula="of:=([.P62]-[.P61])/([.$L62]-[.$L61])" office:value-type="float" office:value="0">
            <text:p>0</text:p>
          </table:table-cell>
          <table:table-cell table:formula="of:=([.Q62]-[.Q61])/([.$L62]-[.$L61])" office:value-type="float" office:value="0">
            <text:p>0</text:p>
          </table:table-cell>
          <table:table-cell table:number-columns-repeated="3"/>
          <table:table-cell table:formula="of:=[.F62]/(16384/9.80665)" office:value-type="float" office:value="0.660799658203125">
            <text:p>0.6607996582</text:p>
          </table:table-cell>
          <table:table-cell table:formula="of:=[.G62]/(16384/9.80665)" office:value-type="float" office:value="-0.102950671386719">
            <text:p>-0.1029506714</text:p>
          </table:table-cell>
          <table:table-cell table:formula="of:=[.H62]/(16384/9.80665)" office:value-type="float" office:value="11.0109334350586">
            <text:p>11.0109334351</text:p>
          </table:table-cell>
          <table:table-cell table:formula="of:=([.I62]*PI())/(131*180)" office:value-type="float" office:value="0.0266462481220508">
            <text:p>0.0266462481</text:p>
          </table:table-cell>
          <table:table-cell table:formula="of:=([.J62]*PI())/(131*180)" office:value-type="float" office:value="-0.0620857581243784">
            <text:p>-0.0620857581</text:p>
          </table:table-cell>
          <table:table-cell table:formula="of:=([.K62]*PI())/(131*180)" office:value-type="float" office:value="-0.0155880551513997">
            <text:p>-0.0155880552</text:p>
          </table:table-cell>
          <table:table-cell table:formula="of:=[.L62]" office:value-type="float" office:value="12200">
            <text:p>12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4">
            <text:p>1044</text:p>
          </table:table-cell>
          <table:table-cell office:value-type="float" office:value="-80">
            <text:p>-80</text:p>
          </table:table-cell>
          <table:table-cell office:value-type="float" office:value="18304">
            <text:p>18304</text:p>
          </table:table-cell>
          <table:table-cell office:value-type="float" office:value="195">
            <text:p>195</text:p>
          </table:table-cell>
          <table:table-cell office:value-type="float" office:value="-438">
            <text:p>-438</text:p>
          </table:table-cell>
          <table:table-cell office:value-type="float" office:value="-167">
            <text:p>-167</text:p>
          </table:table-cell>
          <table:table-cell office:value-type="float" office:value="12400">
            <text:p>12400</text:p>
          </table:table-cell>
          <table:table-cell table:number-columns-repeated="3"/>
          <table:table-cell table:formula="of:=[.A63]/([.$L63]-[.$L62])" office:value-type="float" office:value="0">
            <text:p>0</text:p>
          </table:table-cell>
          <table:table-cell table:formula="of:=[.B63]/([.$L63]-[.$L62])" office:value-type="float" office:value="0">
            <text:p>0</text:p>
          </table:table-cell>
          <table:table-cell table:formula="of:=([.P63]-[.P62])/([.$L63]-[.$L62])" office:value-type="float" office:value="0">
            <text:p>0</text:p>
          </table:table-cell>
          <table:table-cell table:formula="of:=([.Q63]-[.Q62])/([.$L63]-[.$L62])" office:value-type="float" office:value="0">
            <text:p>0</text:p>
          </table:table-cell>
          <table:table-cell table:number-columns-repeated="3"/>
          <table:table-cell table:formula="of:=[.F63]/(16384/9.80665)" office:value-type="float" office:value="0.624886633300781">
            <text:p>0.6248866333</text:p>
          </table:table-cell>
          <table:table-cell table:formula="of:=[.G63]/(16384/9.80665)" office:value-type="float" office:value="-0.047884033203125">
            <text:p>-0.0478840332</text:p>
          </table:table-cell>
          <table:table-cell table:formula="of:=[.H63]/(16384/9.80665)" office:value-type="float" office:value="10.955866796875">
            <text:p>10.9558667969</text:p>
          </table:table-cell>
          <table:table-cell table:formula="of:=([.I63]*PI())/(131*180)" office:value-type="float" office:value="0.0259800919189996">
            <text:p>0.0259800919</text:p>
          </table:table-cell>
          <table:table-cell table:formula="of:=([.J63]*PI())/(131*180)" office:value-type="float" office:value="-0.0583552833872913">
            <text:p>-0.0583552834</text:p>
          </table:table-cell>
          <table:table-cell table:formula="of:=([.K63]*PI())/(131*180)" office:value-type="float" office:value="-0.0222496171819124">
            <text:p>-0.0222496172</text:p>
          </table:table-cell>
          <table:table-cell table:formula="of:=[.L63]" office:value-type="float" office:value="12400">
            <text:p>12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04">
            <text:p>1004</text:p>
          </table:table-cell>
          <table:table-cell office:value-type="float" office:value="-144">
            <text:p>-144</text:p>
          </table:table-cell>
          <table:table-cell office:value-type="float" office:value="18392">
            <text:p>18392</text:p>
          </table:table-cell>
          <table:table-cell office:value-type="float" office:value="189">
            <text:p>189</text:p>
          </table:table-cell>
          <table:table-cell office:value-type="float" office:value="-416">
            <text:p>-416</text:p>
          </table:table-cell>
          <table:table-cell office:value-type="float" office:value="-150">
            <text:p>-150</text:p>
          </table:table-cell>
          <table:table-cell office:value-type="float" office:value="12600">
            <text:p>12600</text:p>
          </table:table-cell>
          <table:table-cell table:number-columns-repeated="3"/>
          <table:table-cell table:formula="of:=[.A64]/([.$L64]-[.$L63])" office:value-type="float" office:value="0">
            <text:p>0</text:p>
          </table:table-cell>
          <table:table-cell table:formula="of:=[.B64]/([.$L64]-[.$L63])" office:value-type="float" office:value="0">
            <text:p>0</text:p>
          </table:table-cell>
          <table:table-cell table:formula="of:=([.P64]-[.P63])/([.$L64]-[.$L63])" office:value-type="float" office:value="0">
            <text:p>0</text:p>
          </table:table-cell>
          <table:table-cell table:formula="of:=([.Q64]-[.Q63])/([.$L64]-[.$L63])" office:value-type="float" office:value="0">
            <text:p>0</text:p>
          </table:table-cell>
          <table:table-cell table:number-columns-repeated="3"/>
          <table:table-cell table:formula="of:=[.F64]/(16384/9.80665)" office:value-type="float" office:value="0.600944616699219">
            <text:p>0.6009446167</text:p>
          </table:table-cell>
          <table:table-cell table:formula="of:=[.G64]/(16384/9.80665)" office:value-type="float" office:value="-0.086191259765625">
            <text:p>-0.0861912598</text:p>
          </table:table-cell>
          <table:table-cell table:formula="of:=[.H64]/(16384/9.80665)" office:value-type="float" office:value="11.0085392333984">
            <text:p>11.0085392334</text:p>
          </table:table-cell>
          <table:table-cell table:formula="of:=([.I64]*PI())/(131*180)" office:value-type="float" office:value="0.025180704475338">
            <text:p>0.0251807045</text:p>
          </table:table-cell>
          <table:table-cell table:formula="of:=([.J64]*PI())/(131*180)" office:value-type="float" office:value="-0.0554241960938657">
            <text:p>-0.0554241961</text:p>
          </table:table-cell>
          <table:table-cell table:formula="of:=([.K64]*PI())/(131*180)" office:value-type="float" office:value="-0.0199846860915381">
            <text:p>-0.0199846861</text:p>
          </table:table-cell>
          <table:table-cell table:formula="of:=[.L64]" office:value-type="float" office:value="12600">
            <text:p>12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0">
            <text:p>1060</text:p>
          </table:table-cell>
          <table:table-cell office:value-type="float" office:value="-68">
            <text:p>-68</text:p>
          </table:table-cell>
          <table:table-cell office:value-type="float" office:value="18416">
            <text:p>18416</text:p>
          </table:table-cell>
          <table:table-cell office:value-type="float" office:value="211">
            <text:p>211</text:p>
          </table:table-cell>
          <table:table-cell office:value-type="float" office:value="-461">
            <text:p>-461</text:p>
          </table:table-cell>
          <table:table-cell office:value-type="float" office:value="-152">
            <text:p>-152</text:p>
          </table:table-cell>
          <table:table-cell office:value-type="float" office:value="12800">
            <text:p>12800</text:p>
          </table:table-cell>
          <table:table-cell table:number-columns-repeated="3"/>
          <table:table-cell table:formula="of:=[.A65]/([.$L65]-[.$L64])" office:value-type="float" office:value="0">
            <text:p>0</text:p>
          </table:table-cell>
          <table:table-cell table:formula="of:=[.B65]/([.$L65]-[.$L64])" office:value-type="float" office:value="0">
            <text:p>0</text:p>
          </table:table-cell>
          <table:table-cell table:formula="of:=([.P65]-[.P64])/([.$L65]-[.$L64])" office:value-type="float" office:value="0">
            <text:p>0</text:p>
          </table:table-cell>
          <table:table-cell table:formula="of:=([.Q65]-[.Q64])/([.$L65]-[.$L64])" office:value-type="float" office:value="0">
            <text:p>0</text:p>
          </table:table-cell>
          <table:table-cell table:number-columns-repeated="3"/>
          <table:table-cell table:formula="of:=[.F65]/(16384/9.80665)" office:value-type="float" office:value="0.634463439941406">
            <text:p>0.6344634399</text:p>
          </table:table-cell>
          <table:table-cell table:formula="of:=[.G65]/(16384/9.80665)" office:value-type="float" office:value="-0.0407014282226562">
            <text:p>-0.0407014282</text:p>
          </table:table-cell>
          <table:table-cell table:formula="of:=[.H65]/(16384/9.80665)" office:value-type="float" office:value="11.0229044433594">
            <text:p>11.0229044434</text:p>
          </table:table-cell>
          <table:table-cell table:formula="of:=([.I65]*PI())/(131*180)" office:value-type="float" office:value="0.0281117917687636">
            <text:p>0.0281117918</text:p>
          </table:table-cell>
          <table:table-cell table:formula="of:=([.J65]*PI())/(131*180)" office:value-type="float" office:value="-0.0614196019213272">
            <text:p>-0.0614196019</text:p>
          </table:table-cell>
          <table:table-cell table:formula="of:=([.K65]*PI())/(131*180)" office:value-type="float" office:value="-0.0202511485727586">
            <text:p>-0.0202511486</text:p>
          </table:table-cell>
          <table:table-cell table:formula="of:=[.L65]" office:value-type="float" office:value="12800">
            <text:p>12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8">
            <text:p>1128</text:p>
          </table:table-cell>
          <table:table-cell office:value-type="float" office:value="-44">
            <text:p>-44</text:p>
          </table:table-cell>
          <table:table-cell office:value-type="float" office:value="18368">
            <text:p>18368</text:p>
          </table:table-cell>
          <table:table-cell office:value-type="float" office:value="196">
            <text:p>196</text:p>
          </table:table-cell>
          <table:table-cell office:value-type="float" office:value="-453">
            <text:p>-453</text:p>
          </table:table-cell>
          <table:table-cell office:value-type="float" office:value="-132">
            <text:p>-132</text:p>
          </table:table-cell>
          <table:table-cell office:value-type="float" office:value="13000">
            <text:p>13000</text:p>
          </table:table-cell>
          <table:table-cell table:number-columns-repeated="3"/>
          <table:table-cell table:formula="of:=[.A66]/([.$L66]-[.$L65])" office:value-type="float" office:value="0">
            <text:p>0</text:p>
          </table:table-cell>
          <table:table-cell table:formula="of:=[.B66]/([.$L66]-[.$L65])" office:value-type="float" office:value="0">
            <text:p>0</text:p>
          </table:table-cell>
          <table:table-cell table:formula="of:=([.P66]-[.P65])/([.$L66]-[.$L65])" office:value-type="float" office:value="0">
            <text:p>0</text:p>
          </table:table-cell>
          <table:table-cell table:formula="of:=([.Q66]-[.Q65])/([.$L66]-[.$L65])" office:value-type="float" office:value="0">
            <text:p>0</text:p>
          </table:table-cell>
          <table:table-cell table:number-columns-repeated="3"/>
          <table:table-cell table:formula="of:=[.F66]/(16384/9.80665)" office:value-type="float" office:value="0.675164868164062">
            <text:p>0.6751648682</text:p>
          </table:table-cell>
          <table:table-cell table:formula="of:=[.G66]/(16384/9.80665)" office:value-type="float" office:value="-0.0263362182617187">
            <text:p>-0.0263362183</text:p>
          </table:table-cell>
          <table:table-cell table:formula="of:=[.H66]/(16384/9.80665)" office:value-type="float" office:value="10.9941740234375">
            <text:p>10.9941740234</text:p>
          </table:table-cell>
          <table:table-cell table:formula="of:=([.I66]*PI())/(131*180)" office:value-type="float" office:value="0.0261133231596098">
            <text:p>0.0261133232</text:p>
          </table:table-cell>
          <table:table-cell table:formula="of:=([.J66]*PI())/(131*180)" office:value-type="float" office:value="-0.0603537519964451">
            <text:p>-0.060353752</text:p>
          </table:table-cell>
          <table:table-cell table:formula="of:=([.K66]*PI())/(131*180)" office:value-type="float" office:value="-0.0175865237605536">
            <text:p>-0.0175865238</text:p>
          </table:table-cell>
          <table:table-cell table:formula="of:=[.L66]" office:value-type="float" office:value="13000">
            <text:p>13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72">
            <text:p>1172</text:p>
          </table:table-cell>
          <table:table-cell office:value-type="float" office:value="-168">
            <text:p>-168</text:p>
          </table:table-cell>
          <table:table-cell office:value-type="float" office:value="18408">
            <text:p>18408</text:p>
          </table:table-cell>
          <table:table-cell office:value-type="float" office:value="192">
            <text:p>192</text:p>
          </table:table-cell>
          <table:table-cell office:value-type="float" office:value="-443">
            <text:p>-443</text:p>
          </table:table-cell>
          <table:table-cell office:value-type="float" office:value="-135">
            <text:p>-135</text:p>
          </table:table-cell>
          <table:table-cell office:value-type="float" office:value="13200">
            <text:p>13200</text:p>
          </table:table-cell>
          <table:table-cell table:number-columns-repeated="3"/>
          <table:table-cell table:formula="of:=[.A67]/([.$L67]-[.$L66])" office:value-type="float" office:value="0">
            <text:p>0</text:p>
          </table:table-cell>
          <table:table-cell table:formula="of:=[.B67]/([.$L67]-[.$L66])" office:value-type="float" office:value="0">
            <text:p>0</text:p>
          </table:table-cell>
          <table:table-cell table:formula="of:=([.P67]-[.P66])/([.$L67]-[.$L66])" office:value-type="float" office:value="0">
            <text:p>0</text:p>
          </table:table-cell>
          <table:table-cell table:formula="of:=([.Q67]-[.Q66])/([.$L67]-[.$L66])" office:value-type="float" office:value="0">
            <text:p>0</text:p>
          </table:table-cell>
          <table:table-cell table:number-columns-repeated="3"/>
          <table:table-cell table:formula="of:=[.F67]/(16384/9.80665)" office:value-type="float" office:value="0.701501086425781">
            <text:p>0.7015010864</text:p>
          </table:table-cell>
          <table:table-cell table:formula="of:=[.G67]/(16384/9.80665)" office:value-type="float" office:value="-0.100556469726563">
            <text:p>-0.1005564697</text:p>
          </table:table-cell>
          <table:table-cell table:formula="of:=[.H67]/(16384/9.80665)" office:value-type="float" office:value="11.0181160400391">
            <text:p>11.01811604</text:p>
          </table:table-cell>
          <table:table-cell table:formula="of:=([.I67]*PI())/(131*180)" office:value-type="float" office:value="0.0255803981971688">
            <text:p>0.0255803982</text:p>
          </table:table-cell>
          <table:table-cell table:formula="of:=([.J67]*PI())/(131*180)" office:value-type="float" office:value="-0.0590214395903426">
            <text:p>-0.0590214396</text:p>
          </table:table-cell>
          <table:table-cell table:formula="of:=([.K67]*PI())/(131*180)" office:value-type="float" office:value="-0.0179862174823843">
            <text:p>-0.0179862175</text:p>
          </table:table-cell>
          <table:table-cell table:formula="of:=[.L67]" office:value-type="float" office:value="13200">
            <text:p>13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268">
            <text:p>1268</text:p>
          </table:table-cell>
          <table:table-cell office:value-type="float" office:value="-216">
            <text:p>-216</text:p>
          </table:table-cell>
          <table:table-cell office:value-type="float" office:value="18340">
            <text:p>18340</text:p>
          </table:table-cell>
          <table:table-cell office:value-type="float" office:value="177">
            <text:p>177</text:p>
          </table:table-cell>
          <table:table-cell office:value-type="float" office:value="-435">
            <text:p>-435</text:p>
          </table:table-cell>
          <table:table-cell office:value-type="float" office:value="-132">
            <text:p>-132</text:p>
          </table:table-cell>
          <table:table-cell office:value-type="float" office:value="13400">
            <text:p>13400</text:p>
          </table:table-cell>
          <table:table-cell table:number-columns-repeated="3"/>
          <table:table-cell table:formula="of:=[.A68]/([.$L68]-[.$L67])" office:value-type="float" office:value="0">
            <text:p>0</text:p>
          </table:table-cell>
          <table:table-cell table:formula="of:=[.B68]/([.$L68]-[.$L67])" office:value-type="float" office:value="0">
            <text:p>0</text:p>
          </table:table-cell>
          <table:table-cell table:formula="of:=([.P68]-[.P67])/([.$L68]-[.$L67])" office:value-type="float" office:value="0">
            <text:p>0</text:p>
          </table:table-cell>
          <table:table-cell table:formula="of:=([.Q68]-[.Q67])/([.$L68]-[.$L67])" office:value-type="float" office:value="0">
            <text:p>0</text:p>
          </table:table-cell>
          <table:table-cell table:number-columns-repeated="3"/>
          <table:table-cell table:formula="of:=[.F68]/(16384/9.80665)" office:value-type="float" office:value="0.758961926269531">
            <text:p>0.7589619263</text:p>
          </table:table-cell>
          <table:table-cell table:formula="of:=[.G68]/(16384/9.80665)" office:value-type="float" office:value="-0.129286889648437">
            <text:p>-0.1292868896</text:p>
          </table:table-cell>
          <table:table-cell table:formula="of:=[.H68]/(16384/9.80665)" office:value-type="float" office:value="10.9774146118164">
            <text:p>10.9774146118</text:p>
          </table:table-cell>
          <table:table-cell table:formula="of:=([.I68]*PI())/(131*180)" office:value-type="float" office:value="0.023581929588015">
            <text:p>0.0235819296</text:p>
          </table:table-cell>
          <table:table-cell table:formula="of:=([.J68]*PI())/(131*180)" office:value-type="float" office:value="-0.0579555896654606">
            <text:p>-0.0579555897</text:p>
          </table:table-cell>
          <table:table-cell table:formula="of:=([.K68]*PI())/(131*180)" office:value-type="float" office:value="-0.0175865237605536">
            <text:p>-0.0175865238</text:p>
          </table:table-cell>
          <table:table-cell table:formula="of:=[.L68]" office:value-type="float" office:value="13400">
            <text:p>13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0">
            <text:p>1120</text:p>
          </table:table-cell>
          <table:table-cell office:value-type="float" office:value="-112">
            <text:p>-112</text:p>
          </table:table-cell>
          <table:table-cell office:value-type="float" office:value="18556">
            <text:p>18556</text:p>
          </table:table-cell>
          <table:table-cell office:value-type="float" office:value="211">
            <text:p>211</text:p>
          </table:table-cell>
          <table:table-cell office:value-type="float" office:value="-475">
            <text:p>-475</text:p>
          </table:table-cell>
          <table:table-cell office:value-type="float" office:value="-151">
            <text:p>-151</text:p>
          </table:table-cell>
          <table:table-cell office:value-type="float" office:value="13800">
            <text:p>13800</text:p>
          </table:table-cell>
          <table:table-cell table:number-columns-repeated="3"/>
          <table:table-cell table:formula="of:=[.A69]/([.$L69]-[.$L68])" office:value-type="float" office:value="0">
            <text:p>0</text:p>
          </table:table-cell>
          <table:table-cell table:formula="of:=[.B69]/([.$L69]-[.$L68])" office:value-type="float" office:value="0">
            <text:p>0</text:p>
          </table:table-cell>
          <table:table-cell table:formula="of:=([.P69]-[.P68])/([.$L69]-[.$L68])" office:value-type="float" office:value="0">
            <text:p>0</text:p>
          </table:table-cell>
          <table:table-cell table:formula="of:=([.Q69]-[.Q68])/([.$L69]-[.$L68])" office:value-type="float" office:value="0">
            <text:p>0</text:p>
          </table:table-cell>
          <table:table-cell table:number-columns-repeated="3"/>
          <table:table-cell table:formula="of:=[.F69]/(16384/9.80665)" office:value-type="float" office:value="0.67037646484375">
            <text:p>0.6703764648</text:p>
          </table:table-cell>
          <table:table-cell table:formula="of:=[.G69]/(16384/9.80665)" office:value-type="float" office:value="-0.067037646484375">
            <text:p>-0.0670376465</text:p>
          </table:table-cell>
          <table:table-cell table:formula="of:=[.H69]/(16384/9.80665)" office:value-type="float" office:value="11.1067015014648">
            <text:p>11.1067015015</text:p>
          </table:table-cell>
          <table:table-cell table:formula="of:=([.I69]*PI())/(131*180)" office:value-type="float" office:value="0.0281117917687636">
            <text:p>0.0281117918</text:p>
          </table:table-cell>
          <table:table-cell table:formula="of:=([.J69]*PI())/(131*180)" office:value-type="float" office:value="-0.0632848392898707">
            <text:p>-0.0632848393</text:p>
          </table:table-cell>
          <table:table-cell table:formula="of:=([.K69]*PI())/(131*180)" office:value-type="float" office:value="-0.0201179173321484">
            <text:p>-0.0201179173</text:p>
          </table:table-cell>
          <table:table-cell table:formula="of:=[.L69]" office:value-type="float" office:value="13800">
            <text:p>13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04">
            <text:p>804</text:p>
          </table:table-cell>
          <table:table-cell office:value-type="float" office:value="8">
            <text:p>8</text:p>
          </table:table-cell>
          <table:table-cell office:value-type="float" office:value="18312">
            <text:p>18312</text:p>
          </table:table-cell>
          <table:table-cell office:value-type="float" office:value="191">
            <text:p>191</text:p>
          </table:table-cell>
          <table:table-cell office:value-type="float" office:value="-425">
            <text:p>-425</text:p>
          </table:table-cell>
          <table:table-cell office:value-type="float" office:value="-119">
            <text:p>-119</text:p>
          </table:table-cell>
          <table:table-cell office:value-type="float" office:value="14000">
            <text:p>14000</text:p>
          </table:table-cell>
          <table:table-cell table:number-columns-repeated="3"/>
          <table:table-cell table:formula="of:=[.A70]/([.$L70]-[.$L69])" office:value-type="float" office:value="0">
            <text:p>0</text:p>
          </table:table-cell>
          <table:table-cell table:formula="of:=[.B70]/([.$L70]-[.$L69])" office:value-type="float" office:value="0">
            <text:p>0</text:p>
          </table:table-cell>
          <table:table-cell table:formula="of:=([.P70]-[.P69])/([.$L70]-[.$L69])" office:value-type="float" office:value="0">
            <text:p>0</text:p>
          </table:table-cell>
          <table:table-cell table:formula="of:=([.Q70]-[.Q69])/([.$L70]-[.$L69])" office:value-type="float" office:value="0">
            <text:p>0</text:p>
          </table:table-cell>
          <table:table-cell table:number-columns-repeated="3"/>
          <table:table-cell table:formula="of:=[.F70]/(16384/9.80665)" office:value-type="float" office:value="0.481234533691406">
            <text:p>0.4812345337</text:p>
          </table:table-cell>
          <table:table-cell table:formula="of:=[.G70]/(16384/9.80665)" office:value-type="float" office:value="0.0047884033203125">
            <text:p>0.0047884033</text:p>
          </table:table-cell>
          <table:table-cell table:formula="of:=[.H70]/(16384/9.80665)" office:value-type="float" office:value="10.9606552001953">
            <text:p>10.9606552002</text:p>
          </table:table-cell>
          <table:table-cell table:formula="of:=([.I70]*PI())/(131*180)" office:value-type="float" office:value="0.0254471669565585">
            <text:p>0.025447167</text:p>
          </table:table-cell>
          <table:table-cell table:formula="of:=([.J70]*PI())/(131*180)" office:value-type="float" office:value="-0.056623277259358">
            <text:p>-0.0566232773</text:p>
          </table:table-cell>
          <table:table-cell table:formula="of:=([.K70]*PI())/(131*180)" office:value-type="float" office:value="-0.0158545176326202">
            <text:p>-0.0158545176</text:p>
          </table:table-cell>
          <table:table-cell table:formula="of:=[.L70]" office:value-type="float" office:value="14000">
            <text:p>14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44">
            <text:p>1144</text:p>
          </table:table-cell>
          <table:table-cell office:value-type="float" office:value="-84">
            <text:p>-84</text:p>
          </table:table-cell>
          <table:table-cell office:value-type="float" office:value="18196">
            <text:p>18196</text:p>
          </table:table-cell>
          <table:table-cell office:value-type="float" office:value="198">
            <text:p>198</text:p>
          </table:table-cell>
          <table:table-cell office:value-type="float" office:value="-455">
            <text:p>-455</text:p>
          </table:table-cell>
          <table:table-cell office:value-type="float" office:value="-143">
            <text:p>-143</text:p>
          </table:table-cell>
          <table:table-cell office:value-type="float" office:value="14200">
            <text:p>14200</text:p>
          </table:table-cell>
          <table:table-cell table:number-columns-repeated="3"/>
          <table:table-cell table:formula="of:=[.A71]/([.$L71]-[.$L70])" office:value-type="float" office:value="0">
            <text:p>0</text:p>
          </table:table-cell>
          <table:table-cell table:formula="of:=[.B71]/([.$L71]-[.$L70])" office:value-type="float" office:value="0">
            <text:p>0</text:p>
          </table:table-cell>
          <table:table-cell table:formula="of:=([.P71]-[.P70])/([.$L71]-[.$L70])" office:value-type="float" office:value="0">
            <text:p>0</text:p>
          </table:table-cell>
          <table:table-cell table:formula="of:=([.Q71]-[.Q70])/([.$L71]-[.$L70])" office:value-type="float" office:value="0">
            <text:p>0</text:p>
          </table:table-cell>
          <table:table-cell table:number-columns-repeated="3"/>
          <table:table-cell table:formula="of:=[.F71]/(16384/9.80665)" office:value-type="float" office:value="0.684741674804688">
            <text:p>0.6847416748</text:p>
          </table:table-cell>
          <table:table-cell table:formula="of:=[.G71]/(16384/9.80665)" office:value-type="float" office:value="-0.0502782348632813">
            <text:p>-0.0502782349</text:p>
          </table:table-cell>
          <table:table-cell table:formula="of:=[.H71]/(16384/9.80665)" office:value-type="float" office:value="10.8912233520508">
            <text:p>10.8912233521</text:p>
          </table:table-cell>
          <table:table-cell table:formula="of:=([.I71]*PI())/(131*180)" office:value-type="float" office:value="0.0263797856408303">
            <text:p>0.0263797856</text:p>
          </table:table-cell>
          <table:table-cell table:formula="of:=([.J71]*PI())/(131*180)" office:value-type="float" office:value="-0.0606202144776656">
            <text:p>-0.0606202145</text:p>
          </table:table-cell>
          <table:table-cell table:formula="of:=([.K71]*PI())/(131*180)" office:value-type="float" office:value="-0.0190520674072663">
            <text:p>-0.0190520674</text:p>
          </table:table-cell>
          <table:table-cell table:formula="of:=[.L71]" office:value-type="float" office:value="14200">
            <text:p>14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32">
            <text:p>1132</text:p>
          </table:table-cell>
          <table:table-cell office:value-type="float" office:value="-124">
            <text:p>-124</text:p>
          </table:table-cell>
          <table:table-cell office:value-type="float" office:value="18284">
            <text:p>18284</text:p>
          </table:table-cell>
          <table:table-cell office:value-type="float" office:value="200">
            <text:p>200</text:p>
          </table:table-cell>
          <table:table-cell office:value-type="float" office:value="-442">
            <text:p>-442</text:p>
          </table:table-cell>
          <table:table-cell office:value-type="float" office:value="-142">
            <text:p>-142</text:p>
          </table:table-cell>
          <table:table-cell office:value-type="float" office:value="14400">
            <text:p>14400</text:p>
          </table:table-cell>
          <table:table-cell table:number-columns-repeated="3"/>
          <table:table-cell table:formula="of:=[.A72]/([.$L72]-[.$L71])" office:value-type="float" office:value="0">
            <text:p>0</text:p>
          </table:table-cell>
          <table:table-cell table:formula="of:=[.B72]/([.$L72]-[.$L71])" office:value-type="float" office:value="0">
            <text:p>0</text:p>
          </table:table-cell>
          <table:table-cell table:formula="of:=([.P72]-[.P71])/([.$L72]-[.$L71])" office:value-type="float" office:value="0">
            <text:p>0</text:p>
          </table:table-cell>
          <table:table-cell table:formula="of:=([.Q72]-[.Q71])/([.$L72]-[.$L71])" office:value-type="float" office:value="0">
            <text:p>0</text:p>
          </table:table-cell>
          <table:table-cell table:number-columns-repeated="3"/>
          <table:table-cell table:formula="of:=[.F72]/(16384/9.80665)" office:value-type="float" office:value="0.677559069824219">
            <text:p>0.6775590698</text:p>
          </table:table-cell>
          <table:table-cell table:formula="of:=[.G72]/(16384/9.80665)" office:value-type="float" office:value="-0.0742202514648437">
            <text:p>-0.0742202515</text:p>
          </table:table-cell>
          <table:table-cell table:formula="of:=[.H72]/(16384/9.80665)" office:value-type="float" office:value="10.9438957885742">
            <text:p>10.9438957886</text:p>
          </table:table-cell>
          <table:table-cell table:formula="of:=([.I72]*PI())/(131*180)" office:value-type="float" office:value="0.0266462481220508">
            <text:p>0.0266462481</text:p>
          </table:table-cell>
          <table:table-cell table:formula="of:=([.J72]*PI())/(131*180)" office:value-type="float" office:value="-0.0588882083497323">
            <text:p>-0.0588882083</text:p>
          </table:table-cell>
          <table:table-cell table:formula="of:=([.K72]*PI())/(131*180)" office:value-type="float" office:value="-0.0189188361666561">
            <text:p>-0.0189188362</text:p>
          </table:table-cell>
          <table:table-cell table:formula="of:=[.L72]" office:value-type="float" office:value="14400">
            <text:p>14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-164">
            <text:p>-164</text:p>
          </table:table-cell>
          <table:table-cell office:value-type="float" office:value="18340">
            <text:p>18340</text:p>
          </table:table-cell>
          <table:table-cell office:value-type="float" office:value="199">
            <text:p>199</text:p>
          </table:table-cell>
          <table:table-cell office:value-type="float" office:value="-455">
            <text:p>-455</text:p>
          </table:table-cell>
          <table:table-cell office:value-type="float" office:value="-139">
            <text:p>-139</text:p>
          </table:table-cell>
          <table:table-cell office:value-type="float" office:value="14600">
            <text:p>14600</text:p>
          </table:table-cell>
          <table:table-cell table:number-columns-repeated="3"/>
          <table:table-cell table:formula="of:=[.A73]/([.$L73]-[.$L72])" office:value-type="float" office:value="0">
            <text:p>0</text:p>
          </table:table-cell>
          <table:table-cell table:formula="of:=[.B73]/([.$L73]-[.$L72])" office:value-type="float" office:value="0">
            <text:p>0</text:p>
          </table:table-cell>
          <table:table-cell table:formula="of:=([.P73]-[.P72])/([.$L73]-[.$L72])" office:value-type="float" office:value="0">
            <text:p>0</text:p>
          </table:table-cell>
          <table:table-cell table:formula="of:=([.Q73]-[.Q72])/([.$L73]-[.$L72])" office:value-type="float" office:value="0">
            <text:p>0</text:p>
          </table:table-cell>
          <table:table-cell table:number-columns-repeated="3"/>
          <table:table-cell table:formula="of:=[.F73]/(16384/9.80665)" office:value-type="float" office:value="0.598550415039062">
            <text:p>0.598550415</text:p>
          </table:table-cell>
          <table:table-cell table:formula="of:=[.G73]/(16384/9.80665)" office:value-type="float" office:value="-0.0981622680664062">
            <text:p>-0.0981622681</text:p>
          </table:table-cell>
          <table:table-cell table:formula="of:=[.H73]/(16384/9.80665)" office:value-type="float" office:value="10.9774146118164">
            <text:p>10.9774146118</text:p>
          </table:table-cell>
          <table:table-cell table:formula="of:=([.I73]*PI())/(131*180)" office:value-type="float" office:value="0.0265130168814406">
            <text:p>0.0265130169</text:p>
          </table:table-cell>
          <table:table-cell table:formula="of:=([.J73]*PI())/(131*180)" office:value-type="float" office:value="-0.0606202144776656">
            <text:p>-0.0606202145</text:p>
          </table:table-cell>
          <table:table-cell table:formula="of:=([.K73]*PI())/(131*180)" office:value-type="float" office:value="-0.0185191424448253">
            <text:p>-0.0185191424</text:p>
          </table:table-cell>
          <table:table-cell table:formula="of:=[.L73]" office:value-type="float" office:value="14600">
            <text:p>14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28">
            <text:p>828</text:p>
          </table:table-cell>
          <table:table-cell office:value-type="float" office:value="-232">
            <text:p>-232</text:p>
          </table:table-cell>
          <table:table-cell office:value-type="float" office:value="18220">
            <text:p>18220</text:p>
          </table:table-cell>
          <table:table-cell office:value-type="float" office:value="177">
            <text:p>177</text:p>
          </table:table-cell>
          <table:table-cell office:value-type="float" office:value="-496">
            <text:p>-496</text:p>
          </table:table-cell>
          <table:table-cell office:value-type="float" office:value="-98">
            <text:p>-98</text:p>
          </table:table-cell>
          <table:table-cell office:value-type="float" office:value="14800">
            <text:p>14800</text:p>
          </table:table-cell>
          <table:table-cell table:number-columns-repeated="3"/>
          <table:table-cell table:formula="of:=[.A74]/([.$L74]-[.$L73])" office:value-type="float" office:value="0">
            <text:p>0</text:p>
          </table:table-cell>
          <table:table-cell table:formula="of:=[.B74]/([.$L74]-[.$L73])" office:value-type="float" office:value="0">
            <text:p>0</text:p>
          </table:table-cell>
          <table:table-cell table:formula="of:=([.P74]-[.P73])/([.$L74]-[.$L73])" office:value-type="float" office:value="0">
            <text:p>0</text:p>
          </table:table-cell>
          <table:table-cell table:formula="of:=([.Q74]-[.Q73])/([.$L74]-[.$L73])" office:value-type="float" office:value="0">
            <text:p>0</text:p>
          </table:table-cell>
          <table:table-cell table:number-columns-repeated="3"/>
          <table:table-cell table:formula="of:=[.F74]/(16384/9.80665)" office:value-type="float" office:value="0.495599743652344">
            <text:p>0.4955997437</text:p>
          </table:table-cell>
          <table:table-cell table:formula="of:=[.G74]/(16384/9.80665)" office:value-type="float" office:value="-0.138863696289063">
            <text:p>-0.1388636963</text:p>
          </table:table-cell>
          <table:table-cell table:formula="of:=[.H74]/(16384/9.80665)" office:value-type="float" office:value="10.9055885620117">
            <text:p>10.905588562</text:p>
          </table:table-cell>
          <table:table-cell table:formula="of:=([.I74]*PI())/(131*180)" office:value-type="float" office:value="0.023581929588015">
            <text:p>0.0235819296</text:p>
          </table:table-cell>
          <table:table-cell table:formula="of:=([.J74]*PI())/(131*180)" office:value-type="float" office:value="-0.0660826953426861">
            <text:p>-0.0660826953</text:p>
          </table:table-cell>
          <table:table-cell table:formula="of:=([.K74]*PI())/(131*180)" office:value-type="float" office:value="-0.0130566615798049">
            <text:p>-0.0130566616</text:p>
          </table:table-cell>
          <table:table-cell table:formula="of:=[.L74]" office:value-type="float" office:value="14800">
            <text:p>14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8">
            <text:p>988</text:p>
          </table:table-cell>
          <table:table-cell office:value-type="float" office:value="-112">
            <text:p>-112</text:p>
          </table:table-cell>
          <table:table-cell office:value-type="float" office:value="18136">
            <text:p>18136</text:p>
          </table:table-cell>
          <table:table-cell office:value-type="float" office:value="193">
            <text:p>193</text:p>
          </table:table-cell>
          <table:table-cell office:value-type="float" office:value="-461">
            <text:p>-461</text:p>
          </table:table-cell>
          <table:table-cell office:value-type="float" office:value="-125">
            <text:p>-125</text:p>
          </table:table-cell>
          <table:table-cell office:value-type="float" office:value="15000">
            <text:p>15000</text:p>
          </table:table-cell>
          <table:table-cell table:number-columns-repeated="3"/>
          <table:table-cell table:formula="of:=[.A75]/([.$L75]-[.$L74])" office:value-type="float" office:value="0">
            <text:p>0</text:p>
          </table:table-cell>
          <table:table-cell table:formula="of:=[.B75]/([.$L75]-[.$L74])" office:value-type="float" office:value="0">
            <text:p>0</text:p>
          </table:table-cell>
          <table:table-cell table:formula="of:=([.P75]-[.P74])/([.$L75]-[.$L74])" office:value-type="float" office:value="0">
            <text:p>0</text:p>
          </table:table-cell>
          <table:table-cell table:formula="of:=([.Q75]-[.Q74])/([.$L75]-[.$L74])" office:value-type="float" office:value="0">
            <text:p>0</text:p>
          </table:table-cell>
          <table:table-cell table:number-columns-repeated="3"/>
          <table:table-cell table:formula="of:=[.F75]/(16384/9.80665)" office:value-type="float" office:value="0.591367810058594">
            <text:p>0.5913678101</text:p>
          </table:table-cell>
          <table:table-cell table:formula="of:=[.G75]/(16384/9.80665)" office:value-type="float" office:value="-0.067037646484375">
            <text:p>-0.0670376465</text:p>
          </table:table-cell>
          <table:table-cell table:formula="of:=[.H75]/(16384/9.80665)" office:value-type="float" office:value="10.8553103271484">
            <text:p>10.8553103271</text:p>
          </table:table-cell>
          <table:table-cell table:formula="of:=([.I75]*PI())/(131*180)" office:value-type="float" office:value="0.0257136294377791">
            <text:p>0.0257136294</text:p>
          </table:table-cell>
          <table:table-cell table:formula="of:=([.J75]*PI())/(131*180)" office:value-type="float" office:value="-0.0614196019213272">
            <text:p>-0.0614196019</text:p>
          </table:table-cell>
          <table:table-cell table:formula="of:=([.K75]*PI())/(131*180)" office:value-type="float" office:value="-0.0166539050762818">
            <text:p>-0.0166539051</text:p>
          </table:table-cell>
          <table:table-cell table:formula="of:=[.L75]" office:value-type="float" office:value="15000">
            <text:p>15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-56">
            <text:p>-56</text:p>
          </table:table-cell>
          <table:table-cell office:value-type="float" office:value="18420">
            <text:p>18420</text:p>
          </table:table-cell>
          <table:table-cell office:value-type="float" office:value="212">
            <text:p>212</text:p>
          </table:table-cell>
          <table:table-cell office:value-type="float" office:value="-500">
            <text:p>-500</text:p>
          </table:table-cell>
          <table:table-cell office:value-type="float" office:value="-135">
            <text:p>-135</text:p>
          </table:table-cell>
          <table:table-cell office:value-type="float" office:value="15200">
            <text:p>15200</text:p>
          </table:table-cell>
          <table:table-cell table:number-columns-repeated="3"/>
          <table:table-cell table:formula="of:=[.A76]/([.$L76]-[.$L75])" office:value-type="float" office:value="0">
            <text:p>0</text:p>
          </table:table-cell>
          <table:table-cell table:formula="of:=[.B76]/([.$L76]-[.$L75])" office:value-type="float" office:value="0">
            <text:p>0</text:p>
          </table:table-cell>
          <table:table-cell table:formula="of:=([.P76]-[.P75])/([.$L76]-[.$L75])" office:value-type="float" office:value="0">
            <text:p>0</text:p>
          </table:table-cell>
          <table:table-cell table:formula="of:=([.Q76]-[.Q75])/([.$L76]-[.$L75])" office:value-type="float" office:value="0">
            <text:p>0</text:p>
          </table:table-cell>
          <table:table-cell table:number-columns-repeated="3"/>
          <table:table-cell table:formula="of:=[.F76]/(16384/9.80665)" office:value-type="float" office:value="0.63206923828125">
            <text:p>0.6320692383</text:p>
          </table:table-cell>
          <table:table-cell table:formula="of:=[.G76]/(16384/9.80665)" office:value-type="float" office:value="-0.0335188232421875">
            <text:p>-0.0335188232</text:p>
          </table:table-cell>
          <table:table-cell table:formula="of:=[.H76]/(16384/9.80665)" office:value-type="float" office:value="11.0252986450195">
            <text:p>11.025298645</text:p>
          </table:table-cell>
          <table:table-cell table:formula="of:=([.I76]*PI())/(131*180)" office:value-type="float" office:value="0.0282450230093739">
            <text:p>0.028245023</text:p>
          </table:table-cell>
          <table:table-cell table:formula="of:=([.J76]*PI())/(131*180)" office:value-type="float" office:value="-0.0666156203051271">
            <text:p>-0.0666156203</text:p>
          </table:table-cell>
          <table:table-cell table:formula="of:=([.K76]*PI())/(131*180)" office:value-type="float" office:value="-0.0179862174823843">
            <text:p>-0.0179862175</text:p>
          </table:table-cell>
          <table:table-cell table:formula="of:=[.L76]" office:value-type="float" office:value="15200">
            <text:p>15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76">
            <text:p>1076</text:p>
          </table:table-cell>
          <table:table-cell office:value-type="float" office:value="-152">
            <text:p>-152</text:p>
          </table:table-cell>
          <table:table-cell office:value-type="float" office:value="18376">
            <text:p>18376</text:p>
          </table:table-cell>
          <table:table-cell office:value-type="float" office:value="225">
            <text:p>225</text:p>
          </table:table-cell>
          <table:table-cell office:value-type="float" office:value="-447">
            <text:p>-447</text:p>
          </table:table-cell>
          <table:table-cell office:value-type="float" office:value="-155">
            <text:p>-155</text:p>
          </table:table-cell>
          <table:table-cell office:value-type="float" office:value="15400">
            <text:p>15400</text:p>
          </table:table-cell>
          <table:table-cell table:number-columns-repeated="3"/>
          <table:table-cell table:formula="of:=[.A77]/([.$L77]-[.$L76])" office:value-type="float" office:value="0">
            <text:p>0</text:p>
          </table:table-cell>
          <table:table-cell table:formula="of:=[.B77]/([.$L77]-[.$L76])" office:value-type="float" office:value="0">
            <text:p>0</text:p>
          </table:table-cell>
          <table:table-cell table:formula="of:=([.P77]-[.P76])/([.$L77]-[.$L76])" office:value-type="float" office:value="0">
            <text:p>0</text:p>
          </table:table-cell>
          <table:table-cell table:formula="of:=([.Q77]-[.Q76])/([.$L77]-[.$L76])" office:value-type="float" office:value="0">
            <text:p>0</text:p>
          </table:table-cell>
          <table:table-cell table:number-columns-repeated="3"/>
          <table:table-cell table:formula="of:=[.F77]/(16384/9.80665)" office:value-type="float" office:value="0.644040246582031">
            <text:p>0.6440402466</text:p>
          </table:table-cell>
          <table:table-cell table:formula="of:=[.G77]/(16384/9.80665)" office:value-type="float" office:value="-0.0909796630859375">
            <text:p>-0.0909796631</text:p>
          </table:table-cell>
          <table:table-cell table:formula="of:=[.H77]/(16384/9.80665)" office:value-type="float" office:value="10.9989624267578">
            <text:p>10.9989624268</text:p>
          </table:table-cell>
          <table:table-cell table:formula="of:=([.I77]*PI())/(131*180)" office:value-type="float" office:value="0.0299770291373072">
            <text:p>0.0299770291</text:p>
          </table:table-cell>
          <table:table-cell table:formula="of:=([.J77]*PI())/(131*180)" office:value-type="float" office:value="-0.0595543645527836">
            <text:p>-0.0595543646</text:p>
          </table:table-cell>
          <table:table-cell table:formula="of:=([.K77]*PI())/(131*180)" office:value-type="float" office:value="-0.0206508422945894">
            <text:p>-0.0206508423</text:p>
          </table:table-cell>
          <table:table-cell table:formula="of:=[.L77]" office:value-type="float" office:value="15400">
            <text:p>15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0">
            <text:p>1060</text:p>
          </table:table-cell>
          <table:table-cell office:value-type="float" office:value="-164">
            <text:p>-164</text:p>
          </table:table-cell>
          <table:table-cell office:value-type="float" office:value="18464">
            <text:p>18464</text:p>
          </table:table-cell>
          <table:table-cell office:value-type="float" office:value="208">
            <text:p>208</text:p>
          </table:table-cell>
          <table:table-cell office:value-type="float" office:value="-462">
            <text:p>-462</text:p>
          </table:table-cell>
          <table:table-cell office:value-type="float" office:value="-151">
            <text:p>-151</text:p>
          </table:table-cell>
          <table:table-cell office:value-type="float" office:value="15600">
            <text:p>15600</text:p>
          </table:table-cell>
          <table:table-cell table:number-columns-repeated="3"/>
          <table:table-cell table:formula="of:=[.A78]/([.$L78]-[.$L77])" office:value-type="float" office:value="0">
            <text:p>0</text:p>
          </table:table-cell>
          <table:table-cell table:formula="of:=[.B78]/([.$L78]-[.$L77])" office:value-type="float" office:value="0">
            <text:p>0</text:p>
          </table:table-cell>
          <table:table-cell table:formula="of:=([.P78]-[.P77])/([.$L78]-[.$L77])" office:value-type="float" office:value="0">
            <text:p>0</text:p>
          </table:table-cell>
          <table:table-cell table:formula="of:=([.Q78]-[.Q77])/([.$L78]-[.$L77])" office:value-type="float" office:value="0">
            <text:p>0</text:p>
          </table:table-cell>
          <table:table-cell table:number-columns-repeated="3"/>
          <table:table-cell table:formula="of:=[.F78]/(16384/9.80665)" office:value-type="float" office:value="0.634463439941406">
            <text:p>0.6344634399</text:p>
          </table:table-cell>
          <table:table-cell table:formula="of:=[.G78]/(16384/9.80665)" office:value-type="float" office:value="-0.0981622680664062">
            <text:p>-0.0981622681</text:p>
          </table:table-cell>
          <table:table-cell table:formula="of:=[.H78]/(16384/9.80665)" office:value-type="float" office:value="11.0516348632813">
            <text:p>11.0516348633</text:p>
          </table:table-cell>
          <table:table-cell table:formula="of:=([.I78]*PI())/(131*180)" office:value-type="float" office:value="0.0277120980469329">
            <text:p>0.027712098</text:p>
          </table:table-cell>
          <table:table-cell table:formula="of:=([.J78]*PI())/(131*180)" office:value-type="float" office:value="-0.0615528331619374">
            <text:p>-0.0615528332</text:p>
          </table:table-cell>
          <table:table-cell table:formula="of:=([.K78]*PI())/(131*180)" office:value-type="float" office:value="-0.0201179173321484">
            <text:p>-0.0201179173</text:p>
          </table:table-cell>
          <table:table-cell table:formula="of:=[.L78]" office:value-type="float" office:value="15600">
            <text:p>15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284">
            <text:p>1284</text:p>
          </table:table-cell>
          <table:table-cell office:value-type="float" office:value="-132">
            <text:p>-132</text:p>
          </table:table-cell>
          <table:table-cell office:value-type="float" office:value="18432">
            <text:p>18432</text:p>
          </table:table-cell>
          <table:table-cell office:value-type="float" office:value="160">
            <text:p>160</text:p>
          </table:table-cell>
          <table:table-cell office:value-type="float" office:value="-440">
            <text:p>-440</text:p>
          </table:table-cell>
          <table:table-cell office:value-type="float" office:value="-125">
            <text:p>-125</text:p>
          </table:table-cell>
          <table:table-cell office:value-type="float" office:value="15800">
            <text:p>15800</text:p>
          </table:table-cell>
          <table:table-cell table:number-columns-repeated="3"/>
          <table:table-cell table:formula="of:=[.A79]/([.$L79]-[.$L78])" office:value-type="float" office:value="0">
            <text:p>0</text:p>
          </table:table-cell>
          <table:table-cell table:formula="of:=[.B79]/([.$L79]-[.$L78])" office:value-type="float" office:value="0">
            <text:p>0</text:p>
          </table:table-cell>
          <table:table-cell table:formula="of:=([.P79]-[.P78])/([.$L79]-[.$L78])" office:value-type="float" office:value="0">
            <text:p>0</text:p>
          </table:table-cell>
          <table:table-cell table:formula="of:=([.Q79]-[.Q78])/([.$L79]-[.$L78])" office:value-type="float" office:value="0">
            <text:p>0</text:p>
          </table:table-cell>
          <table:table-cell table:number-columns-repeated="3"/>
          <table:table-cell table:formula="of:=[.F79]/(16384/9.80665)" office:value-type="float" office:value="0.768538732910156">
            <text:p>0.7685387329</text:p>
          </table:table-cell>
          <table:table-cell table:formula="of:=[.G79]/(16384/9.80665)" office:value-type="float" office:value="-0.0790086547851562">
            <text:p>-0.0790086548</text:p>
          </table:table-cell>
          <table:table-cell table:formula="of:=[.H79]/(16384/9.80665)" office:value-type="float" office:value="11.03248125">
            <text:p>11.03248125</text:p>
          </table:table-cell>
          <table:table-cell table:formula="of:=([.I79]*PI())/(131*180)" office:value-type="float" office:value="0.0213169984976407">
            <text:p>0.0213169985</text:p>
          </table:table-cell>
          <table:table-cell table:formula="of:=([.J79]*PI())/(131*180)" office:value-type="float" office:value="-0.0586217458685118">
            <text:p>-0.0586217459</text:p>
          </table:table-cell>
          <table:table-cell table:formula="of:=([.K79]*PI())/(131*180)" office:value-type="float" office:value="-0.0166539050762818">
            <text:p>-0.0166539051</text:p>
          </table:table-cell>
          <table:table-cell table:formula="of:=[.L79]" office:value-type="float" office:value="15800">
            <text:p>15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-208">
            <text:p>-208</text:p>
          </table:table-cell>
          <table:table-cell office:value-type="float" office:value="18544">
            <text:p>18544</text:p>
          </table:table-cell>
          <table:table-cell office:value-type="float" office:value="169">
            <text:p>169</text:p>
          </table:table-cell>
          <table:table-cell office:value-type="float" office:value="-451">
            <text:p>-451</text:p>
          </table:table-cell>
          <table:table-cell office:value-type="float" office:value="-146">
            <text:p>-146</text:p>
          </table:table-cell>
          <table:table-cell office:value-type="float" office:value="16000">
            <text:p>16000</text:p>
          </table:table-cell>
          <table:table-cell table:number-columns-repeated="3"/>
          <table:table-cell table:formula="of:=[.A80]/([.$L80]-[.$L79])" office:value-type="float" office:value="0">
            <text:p>0</text:p>
          </table:table-cell>
          <table:table-cell table:formula="of:=[.B80]/([.$L80]-[.$L79])" office:value-type="float" office:value="0">
            <text:p>0</text:p>
          </table:table-cell>
          <table:table-cell table:formula="of:=([.P80]-[.P79])/([.$L80]-[.$L79])" office:value-type="float" office:value="0">
            <text:p>0</text:p>
          </table:table-cell>
          <table:table-cell table:formula="of:=([.Q80]-[.Q79])/([.$L80]-[.$L79])" office:value-type="float" office:value="0">
            <text:p>0</text:p>
          </table:table-cell>
          <table:table-cell table:number-columns-repeated="3"/>
          <table:table-cell table:formula="of:=[.F80]/(16384/9.80665)" office:value-type="float" office:value="0.658405456542969">
            <text:p>0.6584054565</text:p>
          </table:table-cell>
          <table:table-cell table:formula="of:=[.G80]/(16384/9.80665)" office:value-type="float" office:value="-0.124498486328125">
            <text:p>-0.1244984863</text:p>
          </table:table-cell>
          <table:table-cell table:formula="of:=[.H80]/(16384/9.80665)" office:value-type="float" office:value="11.0995188964844">
            <text:p>11.0995188965</text:p>
          </table:table-cell>
          <table:table-cell table:formula="of:=([.I80]*PI())/(131*180)" office:value-type="float" office:value="0.0225160796631329">
            <text:p>0.0225160797</text:p>
          </table:table-cell>
          <table:table-cell table:formula="of:=([.J80]*PI())/(131*180)" office:value-type="float" office:value="-0.0600872895152246">
            <text:p>-0.0600872895</text:p>
          </table:table-cell>
          <table:table-cell table:formula="of:=([.K80]*PI())/(131*180)" office:value-type="float" office:value="-0.0194517611290971">
            <text:p>-0.0194517611</text:p>
          </table:table-cell>
          <table:table-cell table:formula="of:=[.L80]" office:value-type="float" office:value="16000">
            <text:p>1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8">
            <text:p>1108</text:p>
          </table:table-cell>
          <table:table-cell office:value-type="float" office:value="-88">
            <text:p>-88</text:p>
          </table:table-cell>
          <table:table-cell office:value-type="float" office:value="18436">
            <text:p>18436</text:p>
          </table:table-cell>
          <table:table-cell office:value-type="float" office:value="184">
            <text:p>184</text:p>
          </table:table-cell>
          <table:table-cell office:value-type="float" office:value="-469">
            <text:p>-469</text:p>
          </table:table-cell>
          <table:table-cell office:value-type="float" office:value="-142">
            <text:p>-142</text:p>
          </table:table-cell>
          <table:table-cell office:value-type="float" office:value="16400">
            <text:p>16400</text:p>
          </table:table-cell>
          <table:table-cell table:number-columns-repeated="3"/>
          <table:table-cell table:formula="of:=[.A81]/([.$L81]-[.$L80])" office:value-type="float" office:value="0">
            <text:p>0</text:p>
          </table:table-cell>
          <table:table-cell table:formula="of:=[.B81]/([.$L81]-[.$L80])" office:value-type="float" office:value="0">
            <text:p>0</text:p>
          </table:table-cell>
          <table:table-cell table:formula="of:=([.P81]-[.P80])/([.$L81]-[.$L80])" office:value-type="float" office:value="0">
            <text:p>0</text:p>
          </table:table-cell>
          <table:table-cell table:formula="of:=([.Q81]-[.Q80])/([.$L81]-[.$L80])" office:value-type="float" office:value="0">
            <text:p>0</text:p>
          </table:table-cell>
          <table:table-cell table:number-columns-repeated="3"/>
          <table:table-cell table:formula="of:=[.F81]/(16384/9.80665)" office:value-type="float" office:value="0.663193859863281">
            <text:p>0.6631938599</text:p>
          </table:table-cell>
          <table:table-cell table:formula="of:=[.G81]/(16384/9.80665)" office:value-type="float" office:value="-0.0526724365234375">
            <text:p>-0.0526724365</text:p>
          </table:table-cell>
          <table:table-cell table:formula="of:=[.H81]/(16384/9.80665)" office:value-type="float" office:value="11.0348754516602">
            <text:p>11.0348754517</text:p>
          </table:table-cell>
          <table:table-cell table:formula="of:=([.I81]*PI())/(131*180)" office:value-type="float" office:value="0.0245145482722868">
            <text:p>0.0245145483</text:p>
          </table:table-cell>
          <table:table-cell table:formula="of:=([.J81]*PI())/(131*180)" office:value-type="float" office:value="-0.0624854518462092">
            <text:p>-0.0624854518</text:p>
          </table:table-cell>
          <table:table-cell table:formula="of:=([.K81]*PI())/(131*180)" office:value-type="float" office:value="-0.0189188361666561">
            <text:p>-0.0189188362</text:p>
          </table:table-cell>
          <table:table-cell table:formula="of:=[.L81]" office:value-type="float" office:value="16400">
            <text:p>16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6">
            <text:p>996</text:p>
          </table:table-cell>
          <table:table-cell office:value-type="float" office:value="-24">
            <text:p>-24</text:p>
          </table:table-cell>
          <table:table-cell office:value-type="float" office:value="18236">
            <text:p>18236</text:p>
          </table:table-cell>
          <table:table-cell office:value-type="float" office:value="227">
            <text:p>227</text:p>
          </table:table-cell>
          <table:table-cell office:value-type="float" office:value="-475">
            <text:p>-475</text:p>
          </table:table-cell>
          <table:table-cell office:value-type="float" office:value="-151">
            <text:p>-151</text:p>
          </table:table-cell>
          <table:table-cell office:value-type="float" office:value="16600">
            <text:p>16600</text:p>
          </table:table-cell>
          <table:table-cell table:number-columns-repeated="3"/>
          <table:table-cell table:formula="of:=[.A82]/([.$L82]-[.$L81])" office:value-type="float" office:value="0">
            <text:p>0</text:p>
          </table:table-cell>
          <table:table-cell table:formula="of:=[.B82]/([.$L82]-[.$L81])" office:value-type="float" office:value="0">
            <text:p>0</text:p>
          </table:table-cell>
          <table:table-cell table:formula="of:=([.P82]-[.P81])/([.$L82]-[.$L81])" office:value-type="float" office:value="0">
            <text:p>0</text:p>
          </table:table-cell>
          <table:table-cell table:formula="of:=([.Q82]-[.Q81])/([.$L82]-[.$L81])" office:value-type="float" office:value="0">
            <text:p>0</text:p>
          </table:table-cell>
          <table:table-cell table:number-columns-repeated="3"/>
          <table:table-cell table:formula="of:=[.F82]/(16384/9.80665)" office:value-type="float" office:value="0.596156213378906">
            <text:p>0.5961562134</text:p>
          </table:table-cell>
          <table:table-cell table:formula="of:=[.G82]/(16384/9.80665)" office:value-type="float" office:value="-0.0143652099609375">
            <text:p>-0.01436521</text:p>
          </table:table-cell>
          <table:table-cell table:formula="of:=[.H82]/(16384/9.80665)" office:value-type="float" office:value="10.9151653686523">
            <text:p>10.9151653687</text:p>
          </table:table-cell>
          <table:table-cell table:formula="of:=([.I82]*PI())/(131*180)" office:value-type="float" office:value="0.0302434916185277">
            <text:p>0.0302434916</text:p>
          </table:table-cell>
          <table:table-cell table:formula="of:=([.J82]*PI())/(131*180)" office:value-type="float" office:value="-0.0632848392898707">
            <text:p>-0.0632848393</text:p>
          </table:table-cell>
          <table:table-cell table:formula="of:=([.K82]*PI())/(131*180)" office:value-type="float" office:value="-0.0201179173321484">
            <text:p>-0.0201179173</text:p>
          </table:table-cell>
          <table:table-cell table:formula="of:=[.L82]" office:value-type="float" office:value="16600">
            <text:p>16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4">
            <text:p>1044</text:p>
          </table:table-cell>
          <table:table-cell office:value-type="float" office:value="-132">
            <text:p>-132</text:p>
          </table:table-cell>
          <table:table-cell office:value-type="float" office:value="18248">
            <text:p>18248</text:p>
          </table:table-cell>
          <table:table-cell office:value-type="float" office:value="216">
            <text:p>216</text:p>
          </table:table-cell>
          <table:table-cell office:value-type="float" office:value="-456">
            <text:p>-456</text:p>
          </table:table-cell>
          <table:table-cell office:value-type="float" office:value="-143">
            <text:p>-143</text:p>
          </table:table-cell>
          <table:table-cell office:value-type="float" office:value="17000">
            <text:p>17000</text:p>
          </table:table-cell>
          <table:table-cell table:number-columns-repeated="3"/>
          <table:table-cell table:formula="of:=[.A83]/([.$L83]-[.$L82])" office:value-type="float" office:value="0">
            <text:p>0</text:p>
          </table:table-cell>
          <table:table-cell table:formula="of:=[.B83]/([.$L83]-[.$L82])" office:value-type="float" office:value="0">
            <text:p>0</text:p>
          </table:table-cell>
          <table:table-cell table:formula="of:=([.P83]-[.P82])/([.$L83]-[.$L82])" office:value-type="float" office:value="0">
            <text:p>0</text:p>
          </table:table-cell>
          <table:table-cell table:formula="of:=([.Q83]-[.Q82])/([.$L83]-[.$L82])" office:value-type="float" office:value="0">
            <text:p>0</text:p>
          </table:table-cell>
          <table:table-cell table:number-columns-repeated="3"/>
          <table:table-cell table:formula="of:=[.F83]/(16384/9.80665)" office:value-type="float" office:value="0.624886633300781">
            <text:p>0.6248866333</text:p>
          </table:table-cell>
          <table:table-cell table:formula="of:=[.G83]/(16384/9.80665)" office:value-type="float" office:value="-0.0790086547851562">
            <text:p>-0.0790086548</text:p>
          </table:table-cell>
          <table:table-cell table:formula="of:=[.H83]/(16384/9.80665)" office:value-type="float" office:value="10.9223479736328">
            <text:p>10.9223479736</text:p>
          </table:table-cell>
          <table:table-cell table:formula="of:=([.I83]*PI())/(131*180)" office:value-type="float" office:value="0.0287779479718149">
            <text:p>0.028777948</text:p>
          </table:table-cell>
          <table:table-cell table:formula="of:=([.J83]*PI())/(131*180)" office:value-type="float" office:value="-0.0607534457182759">
            <text:p>-0.0607534457</text:p>
          </table:table-cell>
          <table:table-cell table:formula="of:=([.K83]*PI())/(131*180)" office:value-type="float" office:value="-0.0190520674072663">
            <text:p>-0.0190520674</text:p>
          </table:table-cell>
          <table:table-cell table:formula="of:=[.L83]" office:value-type="float" office:value="17000">
            <text:p>17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52">
            <text:p>1052</text:p>
          </table:table-cell>
          <table:table-cell office:value-type="float" office:value="-88">
            <text:p>-88</text:p>
          </table:table-cell>
          <table:table-cell office:value-type="float" office:value="18300">
            <text:p>18300</text:p>
          </table:table-cell>
          <table:table-cell office:value-type="float" office:value="225">
            <text:p>225</text:p>
          </table:table-cell>
          <table:table-cell office:value-type="float" office:value="-477">
            <text:p>-477</text:p>
          </table:table-cell>
          <table:table-cell office:value-type="float" office:value="-145">
            <text:p>-145</text:p>
          </table:table-cell>
          <table:table-cell office:value-type="float" office:value="17200">
            <text:p>17200</text:p>
          </table:table-cell>
          <table:table-cell table:number-columns-repeated="3"/>
          <table:table-cell table:formula="of:=[.A84]/([.$L84]-[.$L83])" office:value-type="float" office:value="0">
            <text:p>0</text:p>
          </table:table-cell>
          <table:table-cell table:formula="of:=[.B84]/([.$L84]-[.$L83])" office:value-type="float" office:value="0">
            <text:p>0</text:p>
          </table:table-cell>
          <table:table-cell table:formula="of:=([.P84]-[.P83])/([.$L84]-[.$L83])" office:value-type="float" office:value="0">
            <text:p>0</text:p>
          </table:table-cell>
          <table:table-cell table:formula="of:=([.Q84]-[.Q83])/([.$L84]-[.$L83])" office:value-type="float" office:value="0">
            <text:p>0</text:p>
          </table:table-cell>
          <table:table-cell table:number-columns-repeated="3"/>
          <table:table-cell table:formula="of:=[.F84]/(16384/9.80665)" office:value-type="float" office:value="0.629675036621094">
            <text:p>0.6296750366</text:p>
          </table:table-cell>
          <table:table-cell table:formula="of:=[.G84]/(16384/9.80665)" office:value-type="float" office:value="-0.0526724365234375">
            <text:p>-0.0526724365</text:p>
          </table:table-cell>
          <table:table-cell table:formula="of:=[.H84]/(16384/9.80665)" office:value-type="float" office:value="10.9534725952148">
            <text:p>10.9534725952</text:p>
          </table:table-cell>
          <table:table-cell table:formula="of:=([.I84]*PI())/(131*180)" office:value-type="float" office:value="0.0299770291373072">
            <text:p>0.0299770291</text:p>
          </table:table-cell>
          <table:table-cell table:formula="of:=([.J84]*PI())/(131*180)" office:value-type="float" office:value="-0.0635513017710912">
            <text:p>-0.0635513018</text:p>
          </table:table-cell>
          <table:table-cell table:formula="of:=([.K84]*PI())/(131*180)" office:value-type="float" office:value="-0.0193185298884869">
            <text:p>-0.0193185299</text:p>
          </table:table-cell>
          <table:table-cell table:formula="of:=[.L84]" office:value-type="float" office:value="17200">
            <text:p>17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72">
            <text:p>1172</text:p>
          </table:table-cell>
          <table:table-cell office:value-type="float" office:value="-152">
            <text:p>-152</text:p>
          </table:table-cell>
          <table:table-cell office:value-type="float" office:value="18372">
            <text:p>18372</text:p>
          </table:table-cell>
          <table:table-cell office:value-type="float" office:value="184">
            <text:p>184</text:p>
          </table:table-cell>
          <table:table-cell office:value-type="float" office:value="-419">
            <text:p>-419</text:p>
          </table:table-cell>
          <table:table-cell office:value-type="float" office:value="-154">
            <text:p>-154</text:p>
          </table:table-cell>
          <table:table-cell office:value-type="float" office:value="17400">
            <text:p>17400</text:p>
          </table:table-cell>
          <table:table-cell table:number-columns-repeated="3"/>
          <table:table-cell table:formula="of:=[.A85]/([.$L85]-[.$L84])" office:value-type="float" office:value="0">
            <text:p>0</text:p>
          </table:table-cell>
          <table:table-cell table:formula="of:=[.B85]/([.$L85]-[.$L84])" office:value-type="float" office:value="0">
            <text:p>0</text:p>
          </table:table-cell>
          <table:table-cell table:formula="of:=([.P85]-[.P84])/([.$L85]-[.$L84])" office:value-type="float" office:value="0">
            <text:p>0</text:p>
          </table:table-cell>
          <table:table-cell table:formula="of:=([.Q85]-[.Q84])/([.$L85]-[.$L84])" office:value-type="float" office:value="0">
            <text:p>0</text:p>
          </table:table-cell>
          <table:table-cell table:number-columns-repeated="3"/>
          <table:table-cell table:formula="of:=[.F85]/(16384/9.80665)" office:value-type="float" office:value="0.701501086425781">
            <text:p>0.7015010864</text:p>
          </table:table-cell>
          <table:table-cell table:formula="of:=[.G85]/(16384/9.80665)" office:value-type="float" office:value="-0.0909796630859375">
            <text:p>-0.0909796631</text:p>
          </table:table-cell>
          <table:table-cell table:formula="of:=[.H85]/(16384/9.80665)" office:value-type="float" office:value="10.9965682250977">
            <text:p>10.9965682251</text:p>
          </table:table-cell>
          <table:table-cell table:formula="of:=([.I85]*PI())/(131*180)" office:value-type="float" office:value="0.0245145482722868">
            <text:p>0.0245145483</text:p>
          </table:table-cell>
          <table:table-cell table:formula="of:=([.J85]*PI())/(131*180)" office:value-type="float" office:value="-0.0558238898156965">
            <text:p>-0.0558238898</text:p>
          </table:table-cell>
          <table:table-cell table:formula="of:=([.K85]*PI())/(131*180)" office:value-type="float" office:value="-0.0205176110539791">
            <text:p>-0.0205176111</text:p>
          </table:table-cell>
          <table:table-cell table:formula="of:=[.L85]" office:value-type="float" office:value="17400">
            <text:p>17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80">
            <text:p>1180</text:p>
          </table:table-cell>
          <table:table-cell office:value-type="float" office:value="-152">
            <text:p>-152</text:p>
          </table:table-cell>
          <table:table-cell office:value-type="float" office:value="18188">
            <text:p>18188</text:p>
          </table:table-cell>
          <table:table-cell office:value-type="float" office:value="229">
            <text:p>229</text:p>
          </table:table-cell>
          <table:table-cell office:value-type="float" office:value="-539">
            <text:p>-539</text:p>
          </table:table-cell>
          <table:table-cell office:value-type="float" office:value="-164">
            <text:p>-164</text:p>
          </table:table-cell>
          <table:table-cell office:value-type="float" office:value="17600">
            <text:p>17600</text:p>
          </table:table-cell>
          <table:table-cell table:number-columns-repeated="3"/>
          <table:table-cell table:formula="of:=[.A86]/([.$L86]-[.$L85])" office:value-type="float" office:value="0">
            <text:p>0</text:p>
          </table:table-cell>
          <table:table-cell table:formula="of:=[.B86]/([.$L86]-[.$L85])" office:value-type="float" office:value="0">
            <text:p>0</text:p>
          </table:table-cell>
          <table:table-cell table:formula="of:=([.P86]-[.P85])/([.$L86]-[.$L85])" office:value-type="float" office:value="0">
            <text:p>0</text:p>
          </table:table-cell>
          <table:table-cell table:formula="of:=([.Q86]-[.Q85])/([.$L86]-[.$L85])" office:value-type="float" office:value="0">
            <text:p>0</text:p>
          </table:table-cell>
          <table:table-cell table:number-columns-repeated="3"/>
          <table:table-cell table:formula="of:=[.F86]/(16384/9.80665)" office:value-type="float" office:value="0.706289489746094">
            <text:p>0.7062894897</text:p>
          </table:table-cell>
          <table:table-cell table:formula="of:=[.G86]/(16384/9.80665)" office:value-type="float" office:value="-0.0909796630859375">
            <text:p>-0.0909796631</text:p>
          </table:table-cell>
          <table:table-cell table:formula="of:=[.H86]/(16384/9.80665)" office:value-type="float" office:value="10.8864349487305">
            <text:p>10.8864349487</text:p>
          </table:table-cell>
          <table:table-cell table:formula="of:=([.I86]*PI())/(131*180)" office:value-type="float" office:value="0.0305099540997482">
            <text:p>0.0305099541</text:p>
          </table:table-cell>
          <table:table-cell table:formula="of:=([.J86]*PI())/(131*180)" office:value-type="float" office:value="-0.071811638688927">
            <text:p>-0.0718116387</text:p>
          </table:table-cell>
          <table:table-cell table:formula="of:=([.K86]*PI())/(131*180)" office:value-type="float" office:value="-0.0218499234600817">
            <text:p>-0.0218499235</text:p>
          </table:table-cell>
          <table:table-cell table:formula="of:=[.L86]" office:value-type="float" office:value="17600">
            <text:p>17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8">
            <text:p>1048</text:p>
          </table:table-cell>
          <table:table-cell office:value-type="float" office:value="-184">
            <text:p>-184</text:p>
          </table:table-cell>
          <table:table-cell office:value-type="float" office:value="18272">
            <text:p>18272</text:p>
          </table:table-cell>
          <table:table-cell office:value-type="float" office:value="226">
            <text:p>226</text:p>
          </table:table-cell>
          <table:table-cell office:value-type="float" office:value="-479">
            <text:p>-479</text:p>
          </table:table-cell>
          <table:table-cell office:value-type="float" office:value="-135">
            <text:p>-135</text:p>
          </table:table-cell>
          <table:table-cell office:value-type="float" office:value="18000">
            <text:p>18000</text:p>
          </table:table-cell>
          <table:table-cell table:number-columns-repeated="3"/>
          <table:table-cell table:formula="of:=[.A87]/([.$L87]-[.$L86])" office:value-type="float" office:value="0">
            <text:p>0</text:p>
          </table:table-cell>
          <table:table-cell table:formula="of:=[.B87]/([.$L87]-[.$L86])" office:value-type="float" office:value="0">
            <text:p>0</text:p>
          </table:table-cell>
          <table:table-cell table:formula="of:=([.P87]-[.P86])/([.$L87]-[.$L86])" office:value-type="float" office:value="0">
            <text:p>0</text:p>
          </table:table-cell>
          <table:table-cell table:formula="of:=([.Q87]-[.Q86])/([.$L87]-[.$L86])" office:value-type="float" office:value="0">
            <text:p>0</text:p>
          </table:table-cell>
          <table:table-cell table:number-columns-repeated="3"/>
          <table:table-cell table:formula="of:=[.F87]/(16384/9.80665)" office:value-type="float" office:value="0.627280834960937">
            <text:p>0.627280835</text:p>
          </table:table-cell>
          <table:table-cell table:formula="of:=[.G87]/(16384/9.80665)" office:value-type="float" office:value="-0.110133276367187">
            <text:p>-0.1101332764</text:p>
          </table:table-cell>
          <table:table-cell table:formula="of:=[.H87]/(16384/9.80665)" office:value-type="float" office:value="10.9367131835938">
            <text:p>10.9367131836</text:p>
          </table:table-cell>
          <table:table-cell table:formula="of:=([.I87]*PI())/(131*180)" office:value-type="float" office:value="0.0301102603779174">
            <text:p>0.0301102604</text:p>
          </table:table-cell>
          <table:table-cell table:formula="of:=([.J87]*PI())/(131*180)" office:value-type="float" office:value="-0.0638177642523117">
            <text:p>-0.0638177643</text:p>
          </table:table-cell>
          <table:table-cell table:formula="of:=([.K87]*PI())/(131*180)" office:value-type="float" office:value="-0.0179862174823843">
            <text:p>-0.0179862175</text:p>
          </table:table-cell>
          <table:table-cell table:formula="of:=[.L87]" office:value-type="float" office:value="18000">
            <text:p>18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-88">
            <text:p>-88</text:p>
          </table:table-cell>
          <table:table-cell office:value-type="float" office:value="18316">
            <text:p>18316</text:p>
          </table:table-cell>
          <table:table-cell office:value-type="float" office:value="191">
            <text:p>191</text:p>
          </table:table-cell>
          <table:table-cell office:value-type="float" office:value="-457">
            <text:p>-457</text:p>
          </table:table-cell>
          <table:table-cell office:value-type="float" office:value="-142">
            <text:p>-142</text:p>
          </table:table-cell>
          <table:table-cell office:value-type="float" office:value="18200">
            <text:p>18200</text:p>
          </table:table-cell>
          <table:table-cell table:number-columns-repeated="3"/>
          <table:table-cell table:formula="of:=[.A88]/([.$L88]-[.$L87])" office:value-type="float" office:value="0">
            <text:p>0</text:p>
          </table:table-cell>
          <table:table-cell table:formula="of:=[.B88]/([.$L88]-[.$L87])" office:value-type="float" office:value="0">
            <text:p>0</text:p>
          </table:table-cell>
          <table:table-cell table:formula="of:=([.P88]-[.P87])/([.$L88]-[.$L87])" office:value-type="float" office:value="0">
            <text:p>0</text:p>
          </table:table-cell>
          <table:table-cell table:formula="of:=([.Q88]-[.Q87])/([.$L88]-[.$L87])" office:value-type="float" office:value="0">
            <text:p>0</text:p>
          </table:table-cell>
          <table:table-cell table:number-columns-repeated="3"/>
          <table:table-cell table:formula="of:=[.F88]/(16384/9.80665)" office:value-type="float" office:value="0.658405456542969">
            <text:p>0.6584054565</text:p>
          </table:table-cell>
          <table:table-cell table:formula="of:=[.G88]/(16384/9.80665)" office:value-type="float" office:value="-0.0526724365234375">
            <text:p>-0.0526724365</text:p>
          </table:table-cell>
          <table:table-cell table:formula="of:=[.H88]/(16384/9.80665)" office:value-type="float" office:value="10.9630494018555">
            <text:p>10.9630494019</text:p>
          </table:table-cell>
          <table:table-cell table:formula="of:=([.I88]*PI())/(131*180)" office:value-type="float" office:value="0.0254471669565585">
            <text:p>0.025447167</text:p>
          </table:table-cell>
          <table:table-cell table:formula="of:=([.J88]*PI())/(131*180)" office:value-type="float" office:value="-0.0608866769588862">
            <text:p>-0.060886677</text:p>
          </table:table-cell>
          <table:table-cell table:formula="of:=([.K88]*PI())/(131*180)" office:value-type="float" office:value="-0.0189188361666561">
            <text:p>-0.0189188362</text:p>
          </table:table-cell>
          <table:table-cell table:formula="of:=[.L88]" office:value-type="float" office:value="18200">
            <text:p>18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8">
            <text:p>1028</text:p>
          </table:table-cell>
          <table:table-cell office:value-type="float" office:value="-48">
            <text:p>-48</text:p>
          </table:table-cell>
          <table:table-cell office:value-type="float" office:value="18444">
            <text:p>18444</text:p>
          </table:table-cell>
          <table:table-cell office:value-type="float" office:value="183">
            <text:p>183</text:p>
          </table:table-cell>
          <table:table-cell office:value-type="float" office:value="-439">
            <text:p>-439</text:p>
          </table:table-cell>
          <table:table-cell office:value-type="float" office:value="-149">
            <text:p>-149</text:p>
          </table:table-cell>
          <table:table-cell office:value-type="float" office:value="18400">
            <text:p>18400</text:p>
          </table:table-cell>
          <table:table-cell table:number-columns-repeated="3"/>
          <table:table-cell table:formula="of:=[.A89]/([.$L89]-[.$L88])" office:value-type="float" office:value="0">
            <text:p>0</text:p>
          </table:table-cell>
          <table:table-cell table:formula="of:=[.B89]/([.$L89]-[.$L88])" office:value-type="float" office:value="0">
            <text:p>0</text:p>
          </table:table-cell>
          <table:table-cell table:formula="of:=([.P89]-[.P88])/([.$L89]-[.$L88])" office:value-type="float" office:value="0">
            <text:p>0</text:p>
          </table:table-cell>
          <table:table-cell table:formula="of:=([.Q89]-[.Q88])/([.$L89]-[.$L88])" office:value-type="float" office:value="0">
            <text:p>0</text:p>
          </table:table-cell>
          <table:table-cell table:number-columns-repeated="3"/>
          <table:table-cell table:formula="of:=[.F89]/(16384/9.80665)" office:value-type="float" office:value="0.615309826660156">
            <text:p>0.6153098267</text:p>
          </table:table-cell>
          <table:table-cell table:formula="of:=[.G89]/(16384/9.80665)" office:value-type="float" office:value="-0.028730419921875">
            <text:p>-0.0287304199</text:p>
          </table:table-cell>
          <table:table-cell table:formula="of:=[.H89]/(16384/9.80665)" office:value-type="float" office:value="11.0396638549805">
            <text:p>11.039663855</text:p>
          </table:table-cell>
          <table:table-cell table:formula="of:=([.I89]*PI())/(131*180)" office:value-type="float" office:value="0.0243813170316765">
            <text:p>0.024381317</text:p>
          </table:table-cell>
          <table:table-cell table:formula="of:=([.J89]*PI())/(131*180)" office:value-type="float" office:value="-0.0584885146279016">
            <text:p>-0.0584885146</text:p>
          </table:table-cell>
          <table:table-cell table:formula="of:=([.K89]*PI())/(131*180)" office:value-type="float" office:value="-0.0198514548509279">
            <text:p>-0.0198514549</text:p>
          </table:table-cell>
          <table:table-cell table:formula="of:=[.L89]" office:value-type="float" office:value="18400">
            <text:p>18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16">
            <text:p>1116</text:p>
          </table:table-cell>
          <table:table-cell office:value-type="float" office:value="-88">
            <text:p>-88</text:p>
          </table:table-cell>
          <table:table-cell office:value-type="float" office:value="18232">
            <text:p>18232</text:p>
          </table:table-cell>
          <table:table-cell office:value-type="float" office:value="226">
            <text:p>226</text:p>
          </table:table-cell>
          <table:table-cell office:value-type="float" office:value="-450">
            <text:p>-450</text:p>
          </table:table-cell>
          <table:table-cell office:value-type="float" office:value="-150">
            <text:p>-150</text:p>
          </table:table-cell>
          <table:table-cell office:value-type="float" office:value="18600">
            <text:p>18600</text:p>
          </table:table-cell>
          <table:table-cell table:number-columns-repeated="3"/>
          <table:table-cell table:formula="of:=[.A90]/([.$L90]-[.$L89])" office:value-type="float" office:value="0">
            <text:p>0</text:p>
          </table:table-cell>
          <table:table-cell table:formula="of:=[.B90]/([.$L90]-[.$L89])" office:value-type="float" office:value="0">
            <text:p>0</text:p>
          </table:table-cell>
          <table:table-cell table:formula="of:=([.P90]-[.P89])/([.$L90]-[.$L89])" office:value-type="float" office:value="0">
            <text:p>0</text:p>
          </table:table-cell>
          <table:table-cell table:formula="of:=([.Q90]-[.Q89])/([.$L90]-[.$L89])" office:value-type="float" office:value="0">
            <text:p>0</text:p>
          </table:table-cell>
          <table:table-cell table:number-columns-repeated="3"/>
          <table:table-cell table:formula="of:=[.F90]/(16384/9.80665)" office:value-type="float" office:value="0.667982263183594">
            <text:p>0.6679822632</text:p>
          </table:table-cell>
          <table:table-cell table:formula="of:=[.G90]/(16384/9.80665)" office:value-type="float" office:value="-0.0526724365234375">
            <text:p>-0.0526724365</text:p>
          </table:table-cell>
          <table:table-cell table:formula="of:=[.H90]/(16384/9.80665)" office:value-type="float" office:value="10.9127711669922">
            <text:p>10.912771167</text:p>
          </table:table-cell>
          <table:table-cell table:formula="of:=([.I90]*PI())/(131*180)" office:value-type="float" office:value="0.0301102603779174">
            <text:p>0.0301102604</text:p>
          </table:table-cell>
          <table:table-cell table:formula="of:=([.J90]*PI())/(131*180)" office:value-type="float" office:value="-0.0599540582746144">
            <text:p>-0.0599540583</text:p>
          </table:table-cell>
          <table:table-cell table:formula="of:=([.K90]*PI())/(131*180)" office:value-type="float" office:value="-0.0199846860915381">
            <text:p>-0.0199846861</text:p>
          </table:table-cell>
          <table:table-cell table:formula="of:=[.L90]" office:value-type="float" office:value="18600">
            <text:p>18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116">
            <text:p>-116</text:p>
          </table:table-cell>
          <table:table-cell office:value-type="float" office:value="18428">
            <text:p>18428</text:p>
          </table:table-cell>
          <table:table-cell office:value-type="float" office:value="202">
            <text:p>202</text:p>
          </table:table-cell>
          <table:table-cell office:value-type="float" office:value="-437">
            <text:p>-437</text:p>
          </table:table-cell>
          <table:table-cell office:value-type="float" office:value="-156">
            <text:p>-156</text:p>
          </table:table-cell>
          <table:table-cell office:value-type="float" office:value="18800">
            <text:p>18800</text:p>
          </table:table-cell>
          <table:table-cell table:number-columns-repeated="3"/>
          <table:table-cell table:formula="of:=[.A91]/([.$L91]-[.$L90])" office:value-type="float" office:value="0">
            <text:p>0</text:p>
          </table:table-cell>
          <table:table-cell table:formula="of:=[.B91]/([.$L91]-[.$L90])" office:value-type="float" office:value="0">
            <text:p>0</text:p>
          </table:table-cell>
          <table:table-cell table:formula="of:=([.P91]-[.P90])/([.$L91]-[.$L90])" office:value-type="float" office:value="0">
            <text:p>0</text:p>
          </table:table-cell>
          <table:table-cell table:formula="of:=([.Q91]-[.Q90])/([.$L91]-[.$L90])" office:value-type="float" office:value="0">
            <text:p>0</text:p>
          </table:table-cell>
          <table:table-cell table:number-columns-repeated="3"/>
          <table:table-cell table:formula="of:=[.F91]/(16384/9.80665)" office:value-type="float" office:value="0.656011254882812">
            <text:p>0.6560112549</text:p>
          </table:table-cell>
          <table:table-cell table:formula="of:=[.G91]/(16384/9.80665)" office:value-type="float" office:value="-0.0694318481445313">
            <text:p>-0.0694318481</text:p>
          </table:table-cell>
          <table:table-cell table:formula="of:=[.H91]/(16384/9.80665)" office:value-type="float" office:value="11.0300870483398">
            <text:p>11.0300870483</text:p>
          </table:table-cell>
          <table:table-cell table:formula="of:=([.I91]*PI())/(131*180)" office:value-type="float" office:value="0.0269127106032713">
            <text:p>0.0269127106</text:p>
          </table:table-cell>
          <table:table-cell table:formula="of:=([.J91]*PI())/(131*180)" office:value-type="float" office:value="-0.0582220521466811">
            <text:p>-0.0582220521</text:p>
          </table:table-cell>
          <table:table-cell table:formula="of:=([.K91]*PI())/(131*180)" office:value-type="float" office:value="-0.0207840735351996">
            <text:p>-0.0207840735</text:p>
          </table:table-cell>
          <table:table-cell table:formula="of:=[.L91]" office:value-type="float" office:value="18800">
            <text:p>18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76">
            <text:p>1176</text:p>
          </table:table-cell>
          <table:table-cell office:value-type="float" office:value="-116">
            <text:p>-116</text:p>
          </table:table-cell>
          <table:table-cell office:value-type="float" office:value="18300">
            <text:p>18300</text:p>
          </table:table-cell>
          <table:table-cell office:value-type="float" office:value="218">
            <text:p>218</text:p>
          </table:table-cell>
          <table:table-cell office:value-type="float" office:value="-454">
            <text:p>-454</text:p>
          </table:table-cell>
          <table:table-cell office:value-type="float" office:value="-146">
            <text:p>-146</text:p>
          </table:table-cell>
          <table:table-cell office:value-type="float" office:value="19000">
            <text:p>19000</text:p>
          </table:table-cell>
          <table:table-cell table:number-columns-repeated="3"/>
          <table:table-cell table:formula="of:=[.A92]/([.$L92]-[.$L91])" office:value-type="float" office:value="0">
            <text:p>0</text:p>
          </table:table-cell>
          <table:table-cell table:formula="of:=[.B92]/([.$L92]-[.$L91])" office:value-type="float" office:value="0">
            <text:p>0</text:p>
          </table:table-cell>
          <table:table-cell table:formula="of:=([.P92]-[.P91])/([.$L92]-[.$L91])" office:value-type="float" office:value="0">
            <text:p>0</text:p>
          </table:table-cell>
          <table:table-cell table:formula="of:=([.Q92]-[.Q91])/([.$L92]-[.$L91])" office:value-type="float" office:value="0">
            <text:p>0</text:p>
          </table:table-cell>
          <table:table-cell table:number-columns-repeated="3"/>
          <table:table-cell table:formula="of:=[.F92]/(16384/9.80665)" office:value-type="float" office:value="0.703895288085938">
            <text:p>0.7038952881</text:p>
          </table:table-cell>
          <table:table-cell table:formula="of:=[.G92]/(16384/9.80665)" office:value-type="float" office:value="-0.0694318481445313">
            <text:p>-0.0694318481</text:p>
          </table:table-cell>
          <table:table-cell table:formula="of:=[.H92]/(16384/9.80665)" office:value-type="float" office:value="10.9534725952148">
            <text:p>10.9534725952</text:p>
          </table:table-cell>
          <table:table-cell table:formula="of:=([.I92]*PI())/(131*180)" office:value-type="float" office:value="0.0290444104530354">
            <text:p>0.0290444105</text:p>
          </table:table-cell>
          <table:table-cell table:formula="of:=([.J92]*PI())/(131*180)" office:value-type="float" office:value="-0.0604869832370554">
            <text:p>-0.0604869832</text:p>
          </table:table-cell>
          <table:table-cell table:formula="of:=([.K92]*PI())/(131*180)" office:value-type="float" office:value="-0.0194517611290971">
            <text:p>-0.0194517611</text:p>
          </table:table-cell>
          <table:table-cell table:formula="of:=[.L92]" office:value-type="float" office:value="19000">
            <text:p>19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8">
            <text:p>1108</text:p>
          </table:table-cell>
          <table:table-cell office:value-type="float" office:value="-88">
            <text:p>-88</text:p>
          </table:table-cell>
          <table:table-cell office:value-type="float" office:value="18464">
            <text:p>18464</text:p>
          </table:table-cell>
          <table:table-cell office:value-type="float" office:value="202">
            <text:p>202</text:p>
          </table:table-cell>
          <table:table-cell office:value-type="float" office:value="-452">
            <text:p>-452</text:p>
          </table:table-cell>
          <table:table-cell office:value-type="float" office:value="-156">
            <text:p>-156</text:p>
          </table:table-cell>
          <table:table-cell office:value-type="float" office:value="19200">
            <text:p>19200</text:p>
          </table:table-cell>
          <table:table-cell table:number-columns-repeated="3"/>
          <table:table-cell table:formula="of:=[.A93]/([.$L93]-[.$L92])" office:value-type="float" office:value="0">
            <text:p>0</text:p>
          </table:table-cell>
          <table:table-cell table:formula="of:=[.B93]/([.$L93]-[.$L92])" office:value-type="float" office:value="0">
            <text:p>0</text:p>
          </table:table-cell>
          <table:table-cell table:formula="of:=([.P93]-[.P92])/([.$L93]-[.$L92])" office:value-type="float" office:value="0">
            <text:p>0</text:p>
          </table:table-cell>
          <table:table-cell table:formula="of:=([.Q93]-[.Q92])/([.$L93]-[.$L92])" office:value-type="float" office:value="0">
            <text:p>0</text:p>
          </table:table-cell>
          <table:table-cell table:number-columns-repeated="3"/>
          <table:table-cell table:formula="of:=[.F93]/(16384/9.80665)" office:value-type="float" office:value="0.663193859863281">
            <text:p>0.6631938599</text:p>
          </table:table-cell>
          <table:table-cell table:formula="of:=[.G93]/(16384/9.80665)" office:value-type="float" office:value="-0.0526724365234375">
            <text:p>-0.0526724365</text:p>
          </table:table-cell>
          <table:table-cell table:formula="of:=[.H93]/(16384/9.80665)" office:value-type="float" office:value="11.0516348632813">
            <text:p>11.0516348633</text:p>
          </table:table-cell>
          <table:table-cell table:formula="of:=([.I93]*PI())/(131*180)" office:value-type="float" office:value="0.0269127106032713">
            <text:p>0.0269127106</text:p>
          </table:table-cell>
          <table:table-cell table:formula="of:=([.J93]*PI())/(131*180)" office:value-type="float" office:value="-0.0602205207558349">
            <text:p>-0.0602205208</text:p>
          </table:table-cell>
          <table:table-cell table:formula="of:=([.K93]*PI())/(131*180)" office:value-type="float" office:value="-0.0207840735351996">
            <text:p>-0.0207840735</text:p>
          </table:table-cell>
          <table:table-cell table:formula="of:=[.L93]" office:value-type="float" office:value="19200">
            <text:p>19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84">
            <text:p>1184</text:p>
          </table:table-cell>
          <table:table-cell office:value-type="float" office:value="-100">
            <text:p>-100</text:p>
          </table:table-cell>
          <table:table-cell office:value-type="float" office:value="18540">
            <text:p>18540</text:p>
          </table:table-cell>
          <table:table-cell office:value-type="float" office:value="191">
            <text:p>191</text:p>
          </table:table-cell>
          <table:table-cell office:value-type="float" office:value="-435">
            <text:p>-435</text:p>
          </table:table-cell>
          <table:table-cell office:value-type="float" office:value="-146">
            <text:p>-146</text:p>
          </table:table-cell>
          <table:table-cell office:value-type="float" office:value="19400">
            <text:p>19400</text:p>
          </table:table-cell>
          <table:table-cell table:number-columns-repeated="3"/>
          <table:table-cell table:formula="of:=[.A94]/([.$L94]-[.$L93])" office:value-type="float" office:value="0">
            <text:p>0</text:p>
          </table:table-cell>
          <table:table-cell table:formula="of:=[.B94]/([.$L94]-[.$L93])" office:value-type="float" office:value="0">
            <text:p>0</text:p>
          </table:table-cell>
          <table:table-cell table:formula="of:=([.P94]-[.P93])/([.$L94]-[.$L93])" office:value-type="float" office:value="0">
            <text:p>0</text:p>
          </table:table-cell>
          <table:table-cell table:formula="of:=([.Q94]-[.Q93])/([.$L94]-[.$L93])" office:value-type="float" office:value="0">
            <text:p>0</text:p>
          </table:table-cell>
          <table:table-cell table:number-columns-repeated="3"/>
          <table:table-cell table:formula="of:=[.F94]/(16384/9.80665)" office:value-type="float" office:value="0.70868369140625">
            <text:p>0.7086836914</text:p>
          </table:table-cell>
          <table:table-cell table:formula="of:=[.G94]/(16384/9.80665)" office:value-type="float" office:value="-0.0598550415039063">
            <text:p>-0.0598550415</text:p>
          </table:table-cell>
          <table:table-cell table:formula="of:=[.H94]/(16384/9.80665)" office:value-type="float" office:value="11.0971246948242">
            <text:p>11.0971246948</text:p>
          </table:table-cell>
          <table:table-cell table:formula="of:=([.I94]*PI())/(131*180)" office:value-type="float" office:value="0.0254471669565585">
            <text:p>0.025447167</text:p>
          </table:table-cell>
          <table:table-cell table:formula="of:=([.J94]*PI())/(131*180)" office:value-type="float" office:value="-0.0579555896654606">
            <text:p>-0.0579555897</text:p>
          </table:table-cell>
          <table:table-cell table:formula="of:=([.K94]*PI())/(131*180)" office:value-type="float" office:value="-0.0194517611290971">
            <text:p>-0.0194517611</text:p>
          </table:table-cell>
          <table:table-cell table:formula="of:=[.L94]" office:value-type="float" office:value="19400">
            <text:p>19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48">
            <text:p>1148</text:p>
          </table:table-cell>
          <table:table-cell office:value-type="float" office:value="-172">
            <text:p>-172</text:p>
          </table:table-cell>
          <table:table-cell office:value-type="float" office:value="18312">
            <text:p>18312</text:p>
          </table:table-cell>
          <table:table-cell office:value-type="float" office:value="164">
            <text:p>164</text:p>
          </table:table-cell>
          <table:table-cell office:value-type="float" office:value="-418">
            <text:p>-418</text:p>
          </table:table-cell>
          <table:table-cell office:value-type="float" office:value="-158">
            <text:p>-158</text:p>
          </table:table-cell>
          <table:table-cell office:value-type="float" office:value="19600">
            <text:p>19600</text:p>
          </table:table-cell>
          <table:table-cell table:number-columns-repeated="3"/>
          <table:table-cell table:formula="of:=[.A95]/([.$L95]-[.$L94])" office:value-type="float" office:value="0">
            <text:p>0</text:p>
          </table:table-cell>
          <table:table-cell table:formula="of:=[.B95]/([.$L95]-[.$L94])" office:value-type="float" office:value="0">
            <text:p>0</text:p>
          </table:table-cell>
          <table:table-cell table:formula="of:=([.P95]-[.P94])/([.$L95]-[.$L94])" office:value-type="float" office:value="0">
            <text:p>0</text:p>
          </table:table-cell>
          <table:table-cell table:formula="of:=([.Q95]-[.Q94])/([.$L95]-[.$L94])" office:value-type="float" office:value="0">
            <text:p>0</text:p>
          </table:table-cell>
          <table:table-cell table:number-columns-repeated="3"/>
          <table:table-cell table:formula="of:=[.F95]/(16384/9.80665)" office:value-type="float" office:value="0.687135876464844">
            <text:p>0.6871358765</text:p>
          </table:table-cell>
          <table:table-cell table:formula="of:=[.G95]/(16384/9.80665)" office:value-type="float" office:value="-0.102950671386719">
            <text:p>-0.1029506714</text:p>
          </table:table-cell>
          <table:table-cell table:formula="of:=[.H95]/(16384/9.80665)" office:value-type="float" office:value="10.9606552001953">
            <text:p>10.9606552002</text:p>
          </table:table-cell>
          <table:table-cell table:formula="of:=([.I95]*PI())/(131*180)" office:value-type="float" office:value="0.0218499234600817">
            <text:p>0.0218499235</text:p>
          </table:table-cell>
          <table:table-cell table:formula="of:=([.J95]*PI())/(131*180)" office:value-type="float" office:value="-0.0556906585750862">
            <text:p>-0.0556906586</text:p>
          </table:table-cell>
          <table:table-cell table:formula="of:=([.K95]*PI())/(131*180)" office:value-type="float" office:value="-0.0210505360164202">
            <text:p>-0.021050536</text:p>
          </table:table-cell>
          <table:table-cell table:formula="of:=[.L95]" office:value-type="float" office:value="19600">
            <text:p>19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4">
            <text:p>1104</text:p>
          </table:table-cell>
          <table:table-cell office:value-type="float" office:value="-128">
            <text:p>-128</text:p>
          </table:table-cell>
          <table:table-cell office:value-type="float" office:value="18452">
            <text:p>18452</text:p>
          </table:table-cell>
          <table:table-cell office:value-type="float" office:value="208">
            <text:p>208</text:p>
          </table:table-cell>
          <table:table-cell office:value-type="float" office:value="-454">
            <text:p>-454</text:p>
          </table:table-cell>
          <table:table-cell office:value-type="float" office:value="-145">
            <text:p>-145</text:p>
          </table:table-cell>
          <table:table-cell office:value-type="float" office:value="19800">
            <text:p>19800</text:p>
          </table:table-cell>
          <table:table-cell table:number-columns-repeated="3"/>
          <table:table-cell table:formula="of:=[.A96]/([.$L96]-[.$L95])" office:value-type="float" office:value="0">
            <text:p>0</text:p>
          </table:table-cell>
          <table:table-cell table:formula="of:=[.B96]/([.$L96]-[.$L95])" office:value-type="float" office:value="0">
            <text:p>0</text:p>
          </table:table-cell>
          <table:table-cell table:formula="of:=([.P96]-[.P95])/([.$L96]-[.$L95])" office:value-type="float" office:value="0">
            <text:p>0</text:p>
          </table:table-cell>
          <table:table-cell table:formula="of:=([.Q96]-[.Q95])/([.$L96]-[.$L95])" office:value-type="float" office:value="0">
            <text:p>0</text:p>
          </table:table-cell>
          <table:table-cell table:number-columns-repeated="3"/>
          <table:table-cell table:formula="of:=[.F96]/(16384/9.80665)" office:value-type="float" office:value="0.660799658203125">
            <text:p>0.6607996582</text:p>
          </table:table-cell>
          <table:table-cell table:formula="of:=[.G96]/(16384/9.80665)" office:value-type="float" office:value="-0.076614453125">
            <text:p>-0.0766144531</text:p>
          </table:table-cell>
          <table:table-cell table:formula="of:=[.H96]/(16384/9.80665)" office:value-type="float" office:value="11.0444522583008">
            <text:p>11.0444522583</text:p>
          </table:table-cell>
          <table:table-cell table:formula="of:=([.I96]*PI())/(131*180)" office:value-type="float" office:value="0.0277120980469329">
            <text:p>0.027712098</text:p>
          </table:table-cell>
          <table:table-cell table:formula="of:=([.J96]*PI())/(131*180)" office:value-type="float" office:value="-0.0604869832370554">
            <text:p>-0.0604869832</text:p>
          </table:table-cell>
          <table:table-cell table:formula="of:=([.K96]*PI())/(131*180)" office:value-type="float" office:value="-0.0193185298884869">
            <text:p>-0.0193185299</text:p>
          </table:table-cell>
          <table:table-cell table:formula="of:=[.L96]" office:value-type="float" office:value="19800">
            <text:p>19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8">
            <text:p>1128</text:p>
          </table:table-cell>
          <table:table-cell office:value-type="float" office:value="-84">
            <text:p>-84</text:p>
          </table:table-cell>
          <table:table-cell office:value-type="float" office:value="18412">
            <text:p>18412</text:p>
          </table:table-cell>
          <table:table-cell office:value-type="float" office:value="169">
            <text:p>169</text:p>
          </table:table-cell>
          <table:table-cell office:value-type="float" office:value="-440">
            <text:p>-440</text:p>
          </table:table-cell>
          <table:table-cell office:value-type="float" office:value="-151">
            <text:p>-151</text:p>
          </table:table-cell>
          <table:table-cell office:value-type="float" office:value="20000">
            <text:p>20000</text:p>
          </table:table-cell>
          <table:table-cell table:number-columns-repeated="3"/>
          <table:table-cell table:formula="of:=[.A97]/([.$L97]-[.$L96])" office:value-type="float" office:value="0">
            <text:p>0</text:p>
          </table:table-cell>
          <table:table-cell table:formula="of:=[.B97]/([.$L97]-[.$L96])" office:value-type="float" office:value="0">
            <text:p>0</text:p>
          </table:table-cell>
          <table:table-cell table:formula="of:=([.P97]-[.P96])/([.$L97]-[.$L96])" office:value-type="float" office:value="0">
            <text:p>0</text:p>
          </table:table-cell>
          <table:table-cell table:formula="of:=([.Q97]-[.Q96])/([.$L97]-[.$L96])" office:value-type="float" office:value="0">
            <text:p>0</text:p>
          </table:table-cell>
          <table:table-cell table:number-columns-repeated="3"/>
          <table:table-cell table:formula="of:=[.F97]/(16384/9.80665)" office:value-type="float" office:value="0.675164868164062">
            <text:p>0.6751648682</text:p>
          </table:table-cell>
          <table:table-cell table:formula="of:=[.G97]/(16384/9.80665)" office:value-type="float" office:value="-0.0502782348632813">
            <text:p>-0.0502782349</text:p>
          </table:table-cell>
          <table:table-cell table:formula="of:=[.H97]/(16384/9.80665)" office:value-type="float" office:value="11.0205102416992">
            <text:p>11.0205102417</text:p>
          </table:table-cell>
          <table:table-cell table:formula="of:=([.I97]*PI())/(131*180)" office:value-type="float" office:value="0.0225160796631329">
            <text:p>0.0225160797</text:p>
          </table:table-cell>
          <table:table-cell table:formula="of:=([.J97]*PI())/(131*180)" office:value-type="float" office:value="-0.0586217458685118">
            <text:p>-0.0586217459</text:p>
          </table:table-cell>
          <table:table-cell table:formula="of:=([.K97]*PI())/(131*180)" office:value-type="float" office:value="-0.0201179173321484">
            <text:p>-0.0201179173</text:p>
          </table:table-cell>
          <table:table-cell table:formula="of:=[.L97]" office:value-type="float" office:value="20000">
            <text:p>20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-180">
            <text:p>-180</text:p>
          </table:table-cell>
          <table:table-cell office:value-type="float" office:value="18480">
            <text:p>18480</text:p>
          </table:table-cell>
          <table:table-cell office:value-type="float" office:value="200">
            <text:p>200</text:p>
          </table:table-cell>
          <table:table-cell office:value-type="float" office:value="-464">
            <text:p>-464</text:p>
          </table:table-cell>
          <table:table-cell office:value-type="float" office:value="-152">
            <text:p>-152</text:p>
          </table:table-cell>
          <table:table-cell office:value-type="float" office:value="20400">
            <text:p>20400</text:p>
          </table:table-cell>
          <table:table-cell table:number-columns-repeated="3"/>
          <table:table-cell table:formula="of:=[.A98]/([.$L98]-[.$L97])" office:value-type="float" office:value="0">
            <text:p>0</text:p>
          </table:table-cell>
          <table:table-cell table:formula="of:=[.B98]/([.$L98]-[.$L97])" office:value-type="float" office:value="0">
            <text:p>0</text:p>
          </table:table-cell>
          <table:table-cell table:formula="of:=([.P98]-[.P97])/([.$L98]-[.$L97])" office:value-type="float" office:value="0">
            <text:p>0</text:p>
          </table:table-cell>
          <table:table-cell table:formula="of:=([.Q98]-[.Q97])/([.$L98]-[.$L97])" office:value-type="float" office:value="0">
            <text:p>0</text:p>
          </table:table-cell>
          <table:table-cell table:number-columns-repeated="3"/>
          <table:table-cell table:formula="of:=[.F98]/(16384/9.80665)" office:value-type="float" office:value="0.598550415039062">
            <text:p>0.598550415</text:p>
          </table:table-cell>
          <table:table-cell table:formula="of:=[.G98]/(16384/9.80665)" office:value-type="float" office:value="-0.107739074707031">
            <text:p>-0.1077390747</text:p>
          </table:table-cell>
          <table:table-cell table:formula="of:=[.H98]/(16384/9.80665)" office:value-type="float" office:value="11.0612116699219">
            <text:p>11.0612116699</text:p>
          </table:table-cell>
          <table:table-cell table:formula="of:=([.I98]*PI())/(131*180)" office:value-type="float" office:value="0.0266462481220508">
            <text:p>0.0266462481</text:p>
          </table:table-cell>
          <table:table-cell table:formula="of:=([.J98]*PI())/(131*180)" office:value-type="float" office:value="-0.0618192956431579">
            <text:p>-0.0618192956</text:p>
          </table:table-cell>
          <table:table-cell table:formula="of:=([.K98]*PI())/(131*180)" office:value-type="float" office:value="-0.0202511485727586">
            <text:p>-0.0202511486</text:p>
          </table:table-cell>
          <table:table-cell table:formula="of:=[.L98]" office:value-type="float" office:value="20400">
            <text:p>20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0">
            <text:p>1060</text:p>
          </table:table-cell>
          <table:table-cell office:value-type="float" office:value="-80">
            <text:p>-80</text:p>
          </table:table-cell>
          <table:table-cell office:value-type="float" office:value="18264">
            <text:p>18264</text:p>
          </table:table-cell>
          <table:table-cell office:value-type="float" office:value="206">
            <text:p>206</text:p>
          </table:table-cell>
          <table:table-cell office:value-type="float" office:value="-470">
            <text:p>-470</text:p>
          </table:table-cell>
          <table:table-cell office:value-type="float" office:value="-136">
            <text:p>-136</text:p>
          </table:table-cell>
          <table:table-cell office:value-type="float" office:value="20600">
            <text:p>20600</text:p>
          </table:table-cell>
          <table:table-cell table:number-columns-repeated="3"/>
          <table:table-cell table:formula="of:=[.A99]/([.$L99]-[.$L98])" office:value-type="float" office:value="0">
            <text:p>0</text:p>
          </table:table-cell>
          <table:table-cell table:formula="of:=[.B99]/([.$L99]-[.$L98])" office:value-type="float" office:value="0">
            <text:p>0</text:p>
          </table:table-cell>
          <table:table-cell table:formula="of:=([.P99]-[.P98])/([.$L99]-[.$L98])" office:value-type="float" office:value="0">
            <text:p>0</text:p>
          </table:table-cell>
          <table:table-cell table:formula="of:=([.Q99]-[.Q98])/([.$L99]-[.$L98])" office:value-type="float" office:value="0">
            <text:p>0</text:p>
          </table:table-cell>
          <table:table-cell table:number-columns-repeated="3"/>
          <table:table-cell table:formula="of:=[.F99]/(16384/9.80665)" office:value-type="float" office:value="0.634463439941406">
            <text:p>0.6344634399</text:p>
          </table:table-cell>
          <table:table-cell table:formula="of:=[.G99]/(16384/9.80665)" office:value-type="float" office:value="-0.047884033203125">
            <text:p>-0.0478840332</text:p>
          </table:table-cell>
          <table:table-cell table:formula="of:=[.H99]/(16384/9.80665)" office:value-type="float" office:value="10.9319247802734">
            <text:p>10.9319247803</text:p>
          </table:table-cell>
          <table:table-cell table:formula="of:=([.I99]*PI())/(131*180)" office:value-type="float" office:value="0.0274456355657124">
            <text:p>0.0274456356</text:p>
          </table:table-cell>
          <table:table-cell table:formula="of:=([.J99]*PI())/(131*180)" office:value-type="float" office:value="-0.0626186830868194">
            <text:p>-0.0626186831</text:p>
          </table:table-cell>
          <table:table-cell table:formula="of:=([.K99]*PI())/(131*180)" office:value-type="float" office:value="-0.0181194487229946">
            <text:p>-0.0181194487</text:p>
          </table:table-cell>
          <table:table-cell table:formula="of:=[.L99]" office:value-type="float" office:value="20600">
            <text:p>20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0">
            <text:p>1060</text:p>
          </table:table-cell>
          <table:table-cell office:value-type="float" office:value="-60">
            <text:p>-60</text:p>
          </table:table-cell>
          <table:table-cell office:value-type="float" office:value="18452">
            <text:p>18452</text:p>
          </table:table-cell>
          <table:table-cell office:value-type="float" office:value="181">
            <text:p>181</text:p>
          </table:table-cell>
          <table:table-cell office:value-type="float" office:value="-451">
            <text:p>-451</text:p>
          </table:table-cell>
          <table:table-cell office:value-type="float" office:value="-128">
            <text:p>-128</text:p>
          </table:table-cell>
          <table:table-cell office:value-type="float" office:value="20800">
            <text:p>20800</text:p>
          </table:table-cell>
          <table:table-cell table:number-columns-repeated="3"/>
          <table:table-cell table:formula="of:=[.A100]/([.$L100]-[.$L99])" office:value-type="float" office:value="0">
            <text:p>0</text:p>
          </table:table-cell>
          <table:table-cell table:formula="of:=[.B100]/([.$L100]-[.$L99])" office:value-type="float" office:value="0">
            <text:p>0</text:p>
          </table:table-cell>
          <table:table-cell table:formula="of:=([.P100]-[.P99])/([.$L100]-[.$L99])" office:value-type="float" office:value="0">
            <text:p>0</text:p>
          </table:table-cell>
          <table:table-cell table:formula="of:=([.Q100]-[.Q99])/([.$L100]-[.$L99])" office:value-type="float" office:value="0">
            <text:p>0</text:p>
          </table:table-cell>
          <table:table-cell table:number-columns-repeated="3"/>
          <table:table-cell table:formula="of:=[.F100]/(16384/9.80665)" office:value-type="float" office:value="0.634463439941406">
            <text:p>0.6344634399</text:p>
          </table:table-cell>
          <table:table-cell table:formula="of:=[.G100]/(16384/9.80665)" office:value-type="float" office:value="-0.0359130249023437">
            <text:p>-0.0359130249</text:p>
          </table:table-cell>
          <table:table-cell table:formula="of:=[.H100]/(16384/9.80665)" office:value-type="float" office:value="11.0444522583008">
            <text:p>11.0444522583</text:p>
          </table:table-cell>
          <table:table-cell table:formula="of:=([.I100]*PI())/(131*180)" office:value-type="float" office:value="0.024114854550456">
            <text:p>0.0241148546</text:p>
          </table:table-cell>
          <table:table-cell table:formula="of:=([.J100]*PI())/(131*180)" office:value-type="float" office:value="-0.0600872895152246">
            <text:p>-0.0600872895</text:p>
          </table:table-cell>
          <table:table-cell table:formula="of:=([.K100]*PI())/(131*180)" office:value-type="float" office:value="-0.0170535987981125">
            <text:p>-0.0170535988</text:p>
          </table:table-cell>
          <table:table-cell table:formula="of:=[.L100]" office:value-type="float" office:value="20800">
            <text:p>20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12">
            <text:p>-12</text:p>
          </table:table-cell>
          <table:table-cell office:value-type="float" office:value="18464">
            <text:p>18464</text:p>
          </table:table-cell>
          <table:table-cell office:value-type="float" office:value="227">
            <text:p>227</text:p>
          </table:table-cell>
          <table:table-cell office:value-type="float" office:value="-464">
            <text:p>-464</text:p>
          </table:table-cell>
          <table:table-cell office:value-type="float" office:value="-138">
            <text:p>-138</text:p>
          </table:table-cell>
          <table:table-cell office:value-type="float" office:value="21000">
            <text:p>21000</text:p>
          </table:table-cell>
          <table:table-cell table:number-columns-repeated="3"/>
          <table:table-cell table:formula="of:=[.A101]/([.$L101]-[.$L100])" office:value-type="float" office:value="0">
            <text:p>0</text:p>
          </table:table-cell>
          <table:table-cell table:formula="of:=[.B101]/([.$L101]-[.$L100])" office:value-type="float" office:value="0">
            <text:p>0</text:p>
          </table:table-cell>
          <table:table-cell table:formula="of:=([.P101]-[.P100])/([.$L101]-[.$L100])" office:value-type="float" office:value="0">
            <text:p>0</text:p>
          </table:table-cell>
          <table:table-cell table:formula="of:=([.Q101]-[.Q100])/([.$L101]-[.$L100])" office:value-type="float" office:value="0">
            <text:p>0</text:p>
          </table:table-cell>
          <table:table-cell table:number-columns-repeated="3"/>
          <table:table-cell table:formula="of:=[.F101]/(16384/9.80665)" office:value-type="float" office:value="0.656011254882812">
            <text:p>0.6560112549</text:p>
          </table:table-cell>
          <table:table-cell table:formula="of:=[.G101]/(16384/9.80665)" office:value-type="float" office:value="-0.00718260498046875">
            <text:p>-0.007182605</text:p>
          </table:table-cell>
          <table:table-cell table:formula="of:=[.H101]/(16384/9.80665)" office:value-type="float" office:value="11.0516348632813">
            <text:p>11.0516348633</text:p>
          </table:table-cell>
          <table:table-cell table:formula="of:=([.I101]*PI())/(131*180)" office:value-type="float" office:value="0.0302434916185277">
            <text:p>0.0302434916</text:p>
          </table:table-cell>
          <table:table-cell table:formula="of:=([.J101]*PI())/(131*180)" office:value-type="float" office:value="-0.0618192956431579">
            <text:p>-0.0618192956</text:p>
          </table:table-cell>
          <table:table-cell table:formula="of:=([.K101]*PI())/(131*180)" office:value-type="float" office:value="-0.0183859112042151">
            <text:p>-0.0183859112</text:p>
          </table:table-cell>
          <table:table-cell table:formula="of:=[.L101]" office:value-type="float" office:value="21000">
            <text:p>21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84">
            <text:p>1184</text:p>
          </table:table-cell>
          <table:table-cell office:value-type="float" office:value="-32">
            <text:p>-32</text:p>
          </table:table-cell>
          <table:table-cell office:value-type="float" office:value="18396">
            <text:p>18396</text:p>
          </table:table-cell>
          <table:table-cell office:value-type="float" office:value="227">
            <text:p>227</text:p>
          </table:table-cell>
          <table:table-cell office:value-type="float" office:value="-449">
            <text:p>-449</text:p>
          </table:table-cell>
          <table:table-cell office:value-type="float" office:value="-149">
            <text:p>-149</text:p>
          </table:table-cell>
          <table:table-cell office:value-type="float" office:value="21200">
            <text:p>21200</text:p>
          </table:table-cell>
          <table:table-cell table:number-columns-repeated="3"/>
          <table:table-cell table:formula="of:=[.A102]/([.$L102]-[.$L101])" office:value-type="float" office:value="0">
            <text:p>0</text:p>
          </table:table-cell>
          <table:table-cell table:formula="of:=[.B102]/([.$L102]-[.$L101])" office:value-type="float" office:value="0">
            <text:p>0</text:p>
          </table:table-cell>
          <table:table-cell table:formula="of:=([.P102]-[.P101])/([.$L102]-[.$L101])" office:value-type="float" office:value="0">
            <text:p>0</text:p>
          </table:table-cell>
          <table:table-cell table:formula="of:=([.Q102]-[.Q101])/([.$L102]-[.$L101])" office:value-type="float" office:value="0">
            <text:p>0</text:p>
          </table:table-cell>
          <table:table-cell table:number-columns-repeated="3"/>
          <table:table-cell table:formula="of:=[.F102]/(16384/9.80665)" office:value-type="float" office:value="0.70868369140625">
            <text:p>0.7086836914</text:p>
          </table:table-cell>
          <table:table-cell table:formula="of:=[.G102]/(16384/9.80665)" office:value-type="float" office:value="-0.01915361328125">
            <text:p>-0.0191536133</text:p>
          </table:table-cell>
          <table:table-cell table:formula="of:=[.H102]/(16384/9.80665)" office:value-type="float" office:value="11.0109334350586">
            <text:p>11.0109334351</text:p>
          </table:table-cell>
          <table:table-cell table:formula="of:=([.I102]*PI())/(131*180)" office:value-type="float" office:value="0.0302434916185277">
            <text:p>0.0302434916</text:p>
          </table:table-cell>
          <table:table-cell table:formula="of:=([.J102]*PI())/(131*180)" office:value-type="float" office:value="-0.0598208270340041">
            <text:p>-0.059820827</text:p>
          </table:table-cell>
          <table:table-cell table:formula="of:=([.K102]*PI())/(131*180)" office:value-type="float" office:value="-0.0198514548509279">
            <text:p>-0.0198514549</text:p>
          </table:table-cell>
          <table:table-cell table:formula="of:=[.L102]" office:value-type="float" office:value="21200">
            <text:p>21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4">
            <text:p>1124</text:p>
          </table:table-cell>
          <table:table-cell office:value-type="float" office:value="-136">
            <text:p>-136</text:p>
          </table:table-cell>
          <table:table-cell office:value-type="float" office:value="18452">
            <text:p>18452</text:p>
          </table:table-cell>
          <table:table-cell office:value-type="float" office:value="208">
            <text:p>208</text:p>
          </table:table-cell>
          <table:table-cell office:value-type="float" office:value="-473">
            <text:p>-473</text:p>
          </table:table-cell>
          <table:table-cell office:value-type="float" office:value="-153">
            <text:p>-153</text:p>
          </table:table-cell>
          <table:table-cell office:value-type="float" office:value="21400">
            <text:p>21400</text:p>
          </table:table-cell>
          <table:table-cell table:number-columns-repeated="3"/>
          <table:table-cell table:formula="of:=[.A103]/([.$L103]-[.$L102])" office:value-type="float" office:value="0">
            <text:p>0</text:p>
          </table:table-cell>
          <table:table-cell table:formula="of:=[.B103]/([.$L103]-[.$L102])" office:value-type="float" office:value="0">
            <text:p>0</text:p>
          </table:table-cell>
          <table:table-cell table:formula="of:=([.P103]-[.P102])/([.$L103]-[.$L102])" office:value-type="float" office:value="0">
            <text:p>0</text:p>
          </table:table-cell>
          <table:table-cell table:formula="of:=([.Q103]-[.Q102])/([.$L103]-[.$L102])" office:value-type="float" office:value="0">
            <text:p>0</text:p>
          </table:table-cell>
          <table:table-cell table:number-columns-repeated="3"/>
          <table:table-cell table:formula="of:=[.F103]/(16384/9.80665)" office:value-type="float" office:value="0.672770666503906">
            <text:p>0.6727706665</text:p>
          </table:table-cell>
          <table:table-cell table:formula="of:=[.G103]/(16384/9.80665)" office:value-type="float" office:value="-0.0814028564453125">
            <text:p>-0.0814028564</text:p>
          </table:table-cell>
          <table:table-cell table:formula="of:=[.H103]/(16384/9.80665)" office:value-type="float" office:value="11.0444522583008">
            <text:p>11.0444522583</text:p>
          </table:table-cell>
          <table:table-cell table:formula="of:=([.I103]*PI())/(131*180)" office:value-type="float" office:value="0.0277120980469329">
            <text:p>0.027712098</text:p>
          </table:table-cell>
          <table:table-cell table:formula="of:=([.J103]*PI())/(131*180)" office:value-type="float" office:value="-0.0630183768086502">
            <text:p>-0.0630183768</text:p>
          </table:table-cell>
          <table:table-cell table:formula="of:=([.K103]*PI())/(131*180)" office:value-type="float" office:value="-0.0203843798133689">
            <text:p>-0.0203843798</text:p>
          </table:table-cell>
          <table:table-cell table:formula="of:=[.L103]" office:value-type="float" office:value="21400">
            <text:p>21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524">
            <text:p>524</text:p>
          </table:table-cell>
          <table:table-cell office:value-type="float" office:value="1012">
            <text:p>1012</text:p>
          </table:table-cell>
          <table:table-cell office:value-type="float" office:value="17420">
            <text:p>17420</text:p>
          </table:table-cell>
          <table:table-cell office:value-type="float" office:value="59">
            <text:p>59</text:p>
          </table:table-cell>
          <table:table-cell office:value-type="float" office:value="-877">
            <text:p>-877</text:p>
          </table:table-cell>
          <table:table-cell office:value-type="float" office:value="-263">
            <text:p>-263</text:p>
          </table:table-cell>
          <table:table-cell office:value-type="float" office:value="21600">
            <text:p>21600</text:p>
          </table:table-cell>
          <table:table-cell table:number-columns-repeated="3"/>
          <table:table-cell table:formula="of:=[.A104]/([.$L104]-[.$L103])" office:value-type="float" office:value="0">
            <text:p>0</text:p>
          </table:table-cell>
          <table:table-cell table:formula="of:=[.B104]/([.$L104]-[.$L103])" office:value-type="float" office:value="0">
            <text:p>0</text:p>
          </table:table-cell>
          <table:table-cell table:formula="of:=([.P104]-[.P103])/([.$L104]-[.$L103])" office:value-type="float" office:value="0">
            <text:p>0</text:p>
          </table:table-cell>
          <table:table-cell table:formula="of:=([.Q104]-[.Q103])/([.$L104]-[.$L103])" office:value-type="float" office:value="0">
            <text:p>0</text:p>
          </table:table-cell>
          <table:table-cell table:number-columns-repeated="3"/>
          <table:table-cell table:formula="of:=[.F104]/(16384/9.80665)" office:value-type="float" office:value="0.313640417480469">
            <text:p>0.3136404175</text:p>
          </table:table-cell>
          <table:table-cell table:formula="of:=[.G104]/(16384/9.80665)" office:value-type="float" office:value="0.605733020019531">
            <text:p>0.60573302</text:p>
          </table:table-cell>
          <table:table-cell table:formula="of:=[.H104]/(16384/9.80665)" office:value-type="float" office:value="10.4267482299805">
            <text:p>10.42674823</text:p>
          </table:table-cell>
          <table:table-cell table:formula="of:=([.I104]*PI())/(131*180)" office:value-type="float" office:value="0.007860643196005">
            <text:p>0.0078606432</text:p>
          </table:table-cell>
          <table:table-cell table:formula="of:=([.J104]*PI())/(131*180)" office:value-type="float" office:value="-0.116843798015193">
            <text:p>-0.116843798</text:p>
          </table:table-cell>
          <table:table-cell table:formula="of:=([.K104]*PI())/(131*180)" office:value-type="float" office:value="-0.0350398162804968">
            <text:p>-0.0350398163</text:p>
          </table:table-cell>
          <table:table-cell table:formula="of:=[.L104]" office:value-type="float" office:value="21600">
            <text:p>216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52">
            <text:p>252</text:p>
          </table:table-cell>
          <table:table-cell office:value-type="float" office:value="-992">
            <text:p>-992</text:p>
          </table:table-cell>
          <table:table-cell office:value-type="float" office:value="16480">
            <text:p>16480</text:p>
          </table:table-cell>
          <table:table-cell office:value-type="float" office:value="235">
            <text:p>235</text:p>
          </table:table-cell>
          <table:table-cell office:value-type="float" office:value="-183">
            <text:p>-183</text:p>
          </table:table-cell>
          <table:table-cell office:value-type="float" office:value="174">
            <text:p>174</text:p>
          </table:table-cell>
          <table:table-cell office:value-type="float" office:value="21800">
            <text:p>21800</text:p>
          </table:table-cell>
          <table:table-cell table:number-columns-repeated="3"/>
          <table:table-cell table:formula="of:=[.A105]/([.$L105]-[.$L104])" office:value-type="float" office:value="0.06">
            <text:p>0.06</text:p>
          </table:table-cell>
          <table:table-cell table:formula="of:=[.B105]/([.$L105]-[.$L104])" office:value-type="float" office:value="0.005">
            <text:p>0.005</text:p>
          </table:table-cell>
          <table:table-cell table:formula="of:=([.P105]-[.P104])/([.$L105]-[.$L104])" office:value-type="float" office:value="0.0003">
            <text:p>0.0003</text:p>
          </table:table-cell>
          <table:table-cell table:formula="of:=([.Q105]-[.Q104])/([.$L105]-[.$L104])" office:value-type="float" office:value="0.000025">
            <text:p>0.000025</text:p>
          </table:table-cell>
          <table:table-cell table:number-columns-repeated="3"/>
          <table:table-cell table:formula="of:=[.F105]/(16384/9.80665)" office:value-type="float" office:value="0.150834704589844">
            <text:p>0.1508347046</text:p>
          </table:table-cell>
          <table:table-cell table:formula="of:=[.G105]/(16384/9.80665)" office:value-type="float" office:value="-0.59376201171875">
            <text:p>-0.5937620117</text:p>
          </table:table-cell>
          <table:table-cell table:formula="of:=[.H105]/(16384/9.80665)" office:value-type="float" office:value="9.86411083984375">
            <text:p>9.8641108398</text:p>
          </table:table-cell>
          <table:table-cell table:formula="of:=([.I105]*PI())/(131*180)" office:value-type="float" office:value="0.0313093415434097">
            <text:p>0.0313093415</text:p>
          </table:table-cell>
          <table:table-cell table:formula="of:=([.J105]*PI())/(131*180)" office:value-type="float" office:value="-0.0243813170316765">
            <text:p>-0.024381317</text:p>
          </table:table-cell>
          <table:table-cell table:formula="of:=([.K105]*PI())/(131*180)" office:value-type="float" office:value="0.0231822358661842">
            <text:p>0.0231822359</text:p>
          </table:table-cell>
          <table:table-cell table:formula="of:=[.L105]" office:value-type="float" office:value="21800">
            <text:p>218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-748">
            <text:p>-748</text:p>
          </table:table-cell>
          <table:table-cell office:value-type="float" office:value="18012">
            <text:p>18012</text:p>
          </table:table-cell>
          <table:table-cell office:value-type="float" office:value="375">
            <text:p>375</text:p>
          </table:table-cell>
          <table:table-cell office:value-type="float" office:value="-248">
            <text:p>-248</text:p>
          </table:table-cell>
          <table:table-cell office:value-type="float" office:value="1">
            <text:p>1</text:p>
          </table:table-cell>
          <table:table-cell office:value-type="float" office:value="22000">
            <text:p>22000</text:p>
          </table:table-cell>
          <table:table-cell table:number-columns-repeated="3"/>
          <table:table-cell table:formula="of:=[.A106]/([.$L106]-[.$L105])" office:value-type="float" office:value="0.08">
            <text:p>0.08</text:p>
          </table:table-cell>
          <table:table-cell table:formula="of:=[.B106]/([.$L106]-[.$L105])" office:value-type="float" office:value="0.075">
            <text:p>0.075</text:p>
          </table:table-cell>
          <table:table-cell table:formula="of:=([.P106]-[.P105])/([.$L106]-[.$L105])" office:value-type="float" office:value="0.0001">
            <text:p>0.0001</text:p>
          </table:table-cell>
          <table:table-cell table:formula="of:=([.Q106]-[.Q105])/([.$L106]-[.$L105])" office:value-type="float" office:value="0.00035">
            <text:p>0.00035</text:p>
          </table:table-cell>
          <table:table-cell table:number-columns-repeated="3"/>
          <table:table-cell table:formula="of:=[.F106]/(16384/9.80665)" office:value-type="float" office:value="0.0167594116210937">
            <text:p>0.0167594116</text:p>
          </table:table-cell>
          <table:table-cell table:formula="of:=[.G106]/(16384/9.80665)" office:value-type="float" office:value="-0.447715710449219">
            <text:p>-0.4477157104</text:p>
          </table:table-cell>
          <table:table-cell table:formula="of:=[.H106]/(16384/9.80665)" office:value-type="float" office:value="10.7810900756836">
            <text:p>10.7810900757</text:p>
          </table:table-cell>
          <table:table-cell table:formula="of:=([.I106]*PI())/(131*180)" office:value-type="float" office:value="0.0499617152288453">
            <text:p>0.0499617152</text:p>
          </table:table-cell>
          <table:table-cell table:formula="of:=([.J106]*PI())/(131*180)" office:value-type="float" office:value="-0.033041347671343">
            <text:p>-0.0330413477</text:p>
          </table:table-cell>
          <table:table-cell table:formula="of:=([.K106]*PI())/(131*180)" office:value-type="float" office:value="0.000133231240610254">
            <text:p>0.0001332312</text:p>
          </table:table-cell>
          <table:table-cell table:formula="of:=[.L106]" office:value-type="float" office:value="22000">
            <text:p>22000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3"/>
          <table:table-cell office:value-type="float" office:value="292">
            <text:p>292</text:p>
          </table:table-cell>
          <table:table-cell office:value-type="float" office:value="488">
            <text:p>488</text:p>
          </table:table-cell>
          <table:table-cell office:value-type="float" office:value="17316">
            <text:p>17316</text:p>
          </table:table-cell>
          <table:table-cell office:value-type="float" office:value="-74">
            <text:p>-74</text:p>
          </table:table-cell>
          <table:table-cell office:value-type="float" office:value="-606">
            <text:p>-606</text:p>
          </table:table-cell>
          <table:table-cell office:value-type="float" office:value="-44">
            <text:p>-44</text:p>
          </table:table-cell>
          <table:table-cell office:value-type="float" office:value="22200">
            <text:p>22200</text:p>
          </table:table-cell>
          <table:table-cell table:number-columns-repeated="3"/>
          <table:table-cell table:formula="of:=[.A107]/([.$L107]-[.$L106])" office:value-type="float" office:value="0.1">
            <text:p>0.1</text:p>
          </table:table-cell>
          <table:table-cell table:formula="of:=[.B107]/([.$L107]-[.$L106])" office:value-type="float" office:value="0.1">
            <text:p>0.1</text:p>
          </table:table-cell>
          <table:table-cell table:formula="of:=([.P107]-[.P106])/([.$L107]-[.$L106])" office:value-type="float" office:value="0.0001">
            <text:p>0.0001</text:p>
          </table:table-cell>
          <table:table-cell table:formula="of:=([.Q107]-[.Q106])/([.$L107]-[.$L106])" office:value-type="float" office:value="0.000125">
            <text:p>0.000125</text:p>
          </table:table-cell>
          <table:table-cell table:number-columns-repeated="3"/>
          <table:table-cell table:formula="of:=[.F107]/(16384/9.80665)" office:value-type="float" office:value="0.174776721191406">
            <text:p>0.1747767212</text:p>
          </table:table-cell>
          <table:table-cell table:formula="of:=[.G107]/(16384/9.80665)" office:value-type="float" office:value="0.292092602539062">
            <text:p>0.2920926025</text:p>
          </table:table-cell>
          <table:table-cell table:formula="of:=[.H107]/(16384/9.80665)" office:value-type="float" office:value="10.3644989868164">
            <text:p>10.3644989868</text:p>
          </table:table-cell>
          <table:table-cell table:formula="of:=([.I107]*PI())/(131*180)" office:value-type="float" office:value="-0.00985911180515881">
            <text:p>-0.0098591118</text:p>
          </table:table-cell>
          <table:table-cell table:formula="of:=([.J107]*PI())/(131*180)" office:value-type="float" office:value="-0.080738131809814">
            <text:p>-0.0807381318</text:p>
          </table:table-cell>
          <table:table-cell table:formula="of:=([.K107]*PI())/(131*180)" office:value-type="float" office:value="-0.00586217458685118">
            <text:p>-0.0058621746</text:p>
          </table:table-cell>
          <table:table-cell table:formula="of:=[.L107]" office:value-type="float" office:value="22200">
            <text:p>222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684">
            <text:p>684</text:p>
          </table:table-cell>
          <table:table-cell office:value-type="float" office:value="15608">
            <text:p>15608</text:p>
          </table:table-cell>
          <table:table-cell office:value-type="float" office:value="204">
            <text:p>204</text:p>
          </table:table-cell>
          <table:table-cell office:value-type="float" office:value="-236">
            <text:p>-236</text:p>
          </table:table-cell>
          <table:table-cell office:value-type="float" office:value="208">
            <text:p>208</text:p>
          </table:table-cell>
          <table:table-cell office:value-type="float" office:value="22400">
            <text:p>22400</text:p>
          </table:table-cell>
          <table:table-cell table:number-columns-repeated="3"/>
          <table:table-cell table:formula="of:=[.A108]/([.$L108]-[.$L107])" office:value-type="float" office:value="0.11">
            <text:p>0.11</text:p>
          </table:table-cell>
          <table:table-cell table:formula="of:=[.B108]/([.$L108]-[.$L107])" office:value-type="float" office:value="0.11">
            <text:p>0.11</text:p>
          </table:table-cell>
          <table:table-cell table:formula="of:=([.P108]-[.P107])/([.$L108]-[.$L107])" office:value-type="float" office:value="0.00005">
            <text:p>0.00005</text:p>
          </table:table-cell>
          <table:table-cell table:formula="of:=([.Q108]-[.Q107])/([.$L108]-[.$L107])" office:value-type="float" office:value="0.00005">
            <text:p>0.00005</text:p>
          </table:table-cell>
          <table:table-cell table:number-columns-repeated="3"/>
          <table:table-cell table:formula="of:=[.F108]/(16384/9.80665)" office:value-type="float" office:value="0.0598550415039063">
            <text:p>0.0598550415</text:p>
          </table:table-cell>
          <table:table-cell table:formula="of:=[.G108]/(16384/9.80665)" office:value-type="float" office:value="0.409408483886719">
            <text:p>0.4094084839</text:p>
          </table:table-cell>
          <table:table-cell table:formula="of:=[.H108]/(16384/9.80665)" office:value-type="float" office:value="9.34217487792969">
            <text:p>9.3421748779</text:p>
          </table:table-cell>
          <table:table-cell table:formula="of:=([.I108]*PI())/(131*180)" office:value-type="float" office:value="0.0271791730844918">
            <text:p>0.0271791731</text:p>
          </table:table-cell>
          <table:table-cell table:formula="of:=([.J108]*PI())/(131*180)" office:value-type="float" office:value="-0.03144257278402">
            <text:p>-0.0314425728</text:p>
          </table:table-cell>
          <table:table-cell table:formula="of:=([.K108]*PI())/(131*180)" office:value-type="float" office:value="0.0277120980469329">
            <text:p>0.027712098</text:p>
          </table:table-cell>
          <table:table-cell table:formula="of:=[.L108]" office:value-type="float" office:value="22400">
            <text:p>224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1864">
            <text:p>1864</text:p>
          </table:table-cell>
          <table:table-cell office:value-type="float" office:value="132">
            <text:p>132</text:p>
          </table:table-cell>
          <table:table-cell office:value-type="float" office:value="18612">
            <text:p>18612</text:p>
          </table:table-cell>
          <table:table-cell office:value-type="float" office:value="-43">
            <text:p>-43</text:p>
          </table:table-cell>
          <table:table-cell office:value-type="float" office:value="59">
            <text:p>59</text:p>
          </table:table-cell>
          <table:table-cell office:value-type="float" office:value="350">
            <text:p>350</text:p>
          </table:table-cell>
          <table:table-cell office:value-type="float" office:value="22600">
            <text:p>22600</text:p>
          </table:table-cell>
          <table:table-cell table:number-columns-repeated="3"/>
          <table:table-cell table:formula="of:=[.A109]/([.$L109]-[.$L108])" office:value-type="float" office:value="0.12">
            <text:p>0.12</text:p>
          </table:table-cell>
          <table:table-cell table:formula="of:=[.B109]/([.$L109]-[.$L108])" office:value-type="float" office:value="0.12">
            <text:p>0.12</text:p>
          </table:table-cell>
          <table:table-cell table:formula="of:=([.P109]-[.P108])/([.$L109]-[.$L108])" office:value-type="float" office:value="0.00005">
            <text:p>0.00005</text:p>
          </table:table-cell>
          <table:table-cell table:formula="of:=([.Q109]-[.Q108])/([.$L109]-[.$L108])" office:value-type="float" office:value="0.00005">
            <text:p>0.00005</text:p>
          </table:table-cell>
          <table:table-cell table:number-columns-repeated="3"/>
          <table:table-cell table:formula="of:=[.F109]/(16384/9.80665)" office:value-type="float" office:value="1.11569797363281">
            <text:p>1.1156979736</text:p>
          </table:table-cell>
          <table:table-cell table:formula="of:=[.G109]/(16384/9.80665)" office:value-type="float" office:value="0.0790086547851562">
            <text:p>0.0790086548</text:p>
          </table:table-cell>
          <table:table-cell table:formula="of:=[.H109]/(16384/9.80665)" office:value-type="float" office:value="11.140220324707">
            <text:p>11.1402203247</text:p>
          </table:table-cell>
          <table:table-cell table:formula="of:=([.I109]*PI())/(131*180)" office:value-type="float" office:value="-0.00572894334624093">
            <text:p>-0.0057289433</text:p>
          </table:table-cell>
          <table:table-cell table:formula="of:=([.J109]*PI())/(131*180)" office:value-type="float" office:value="0.007860643196005">
            <text:p>0.0078606432</text:p>
          </table:table-cell>
          <table:table-cell table:formula="of:=([.K109]*PI())/(131*180)" office:value-type="float" office:value="0.046630934213589">
            <text:p>0.0466309342</text:p>
          </table:table-cell>
          <table:table-cell table:formula="of:=[.L109]" office:value-type="float" office:value="22600">
            <text:p>226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-52">
            <text:p>-52</text:p>
          </table:table-cell>
          <table:table-cell office:value-type="float" office:value="-1516">
            <text:p>-1516</text:p>
          </table:table-cell>
          <table:table-cell office:value-type="float" office:value="17608">
            <text:p>17608</text:p>
          </table:table-cell>
          <table:table-cell office:value-type="float" office:value="199">
            <text:p>199</text:p>
          </table:table-cell>
          <table:table-cell office:value-type="float" office:value="-1033">
            <text:p>-1033</text:p>
          </table:table-cell>
          <table:table-cell office:value-type="float" office:value="-26">
            <text:p>-26</text:p>
          </table:table-cell>
          <table:table-cell office:value-type="float" office:value="22800">
            <text:p>22800</text:p>
          </table:table-cell>
          <table:table-cell table:number-columns-repeated="3"/>
          <table:table-cell table:formula="of:=[.A110]/([.$L110]-[.$L109])" office:value-type="float" office:value="0.12">
            <text:p>0.12</text:p>
          </table:table-cell>
          <table:table-cell table:formula="of:=[.B110]/([.$L110]-[.$L109])" office:value-type="float" office:value="0.12">
            <text:p>0.12</text:p>
          </table:table-cell>
          <table:table-cell table:formula="of:=([.P110]-[.P109])/([.$L110]-[.$L109])" office:value-type="float" office:value="0">
            <text:p>0</text:p>
          </table:table-cell>
          <table:table-cell table:formula="of:=([.Q110]-[.Q109])/([.$L110]-[.$L109])" office:value-type="float" office:value="0">
            <text:p>0</text:p>
          </table:table-cell>
          <table:table-cell table:number-columns-repeated="3"/>
          <table:table-cell table:formula="of:=[.F110]/(16384/9.80665)" office:value-type="float" office:value="-0.0311246215820312">
            <text:p>-0.0311246216</text:p>
          </table:table-cell>
          <table:table-cell table:formula="of:=[.G110]/(16384/9.80665)" office:value-type="float" office:value="-0.907402429199219">
            <text:p>-0.9074024292</text:p>
          </table:table-cell>
          <table:table-cell table:formula="of:=[.H110]/(16384/9.80665)" office:value-type="float" office:value="10.5392757080078">
            <text:p>10.539275708</text:p>
          </table:table-cell>
          <table:table-cell table:formula="of:=([.I110]*PI())/(131*180)" office:value-type="float" office:value="0.0265130168814406">
            <text:p>0.0265130169</text:p>
          </table:table-cell>
          <table:table-cell table:formula="of:=([.J110]*PI())/(131*180)" office:value-type="float" office:value="-0.137627871550393">
            <text:p>-0.1376278716</text:p>
          </table:table-cell>
          <table:table-cell table:formula="of:=([.K110]*PI())/(131*180)" office:value-type="float" office:value="-0.00346401225586661">
            <text:p>-0.0034640123</text:p>
          </table:table-cell>
          <table:table-cell table:formula="of:=[.L110]" office:value-type="float" office:value="22800">
            <text:p>228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692">
            <text:p>692</text:p>
          </table:table-cell>
          <table:table-cell office:value-type="float" office:value="288">
            <text:p>288</text:p>
          </table:table-cell>
          <table:table-cell office:value-type="float" office:value="19508">
            <text:p>19508</text:p>
          </table:table-cell>
          <table:table-cell office:value-type="float" office:value="474">
            <text:p>474</text:p>
          </table:table-cell>
          <table:table-cell office:value-type="float" office:value="-478">
            <text:p>-478</text:p>
          </table:table-cell>
          <table:table-cell office:value-type="float" office:value="525">
            <text:p>525</text:p>
          </table:table-cell>
          <table:table-cell office:value-type="float" office:value="23000">
            <text:p>23000</text:p>
          </table:table-cell>
          <table:table-cell table:number-columns-repeated="3"/>
          <table:table-cell table:formula="of:=[.A111]/([.$L111]-[.$L110])" office:value-type="float" office:value="0.12">
            <text:p>0.12</text:p>
          </table:table-cell>
          <table:table-cell table:formula="of:=[.B111]/([.$L111]-[.$L110])" office:value-type="float" office:value="0.125">
            <text:p>0.125</text:p>
          </table:table-cell>
          <table:table-cell table:formula="of:=([.P111]-[.P110])/([.$L111]-[.$L110])" office:value-type="float" office:value="0">
            <text:p>0</text:p>
          </table:table-cell>
          <table:table-cell table:formula="of:=([.Q111]-[.Q110])/([.$L111]-[.$L110])" office:value-type="float" office:value="0.000025">
            <text:p>0.000025</text:p>
          </table:table-cell>
          <table:table-cell table:number-columns-repeated="3"/>
          <table:table-cell table:formula="of:=[.F111]/(16384/9.80665)" office:value-type="float" office:value="0.414196887207031">
            <text:p>0.4141968872</text:p>
          </table:table-cell>
          <table:table-cell table:formula="of:=[.G111]/(16384/9.80665)" office:value-type="float" office:value="0.17238251953125">
            <text:p>0.1723825195</text:p>
          </table:table-cell>
          <table:table-cell table:formula="of:=[.H111]/(16384/9.80665)" office:value-type="float" office:value="11.676521496582">
            <text:p>11.6765214966</text:p>
          </table:table-cell>
          <table:table-cell table:formula="of:=([.I111]*PI())/(131*180)" office:value-type="float" office:value="0.0631516080492605">
            <text:p>0.063151608</text:p>
          </table:table-cell>
          <table:table-cell table:formula="of:=([.J111]*PI())/(131*180)" office:value-type="float" office:value="-0.0636845330117015">
            <text:p>-0.063684533</text:p>
          </table:table-cell>
          <table:table-cell table:formula="of:=([.K111]*PI())/(131*180)" office:value-type="float" office:value="0.0699464013203834">
            <text:p>0.0699464013</text:p>
          </table:table-cell>
          <table:table-cell table:formula="of:=[.L111]" office:value-type="float" office:value="23000">
            <text:p>230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2268">
            <text:p>2268</text:p>
          </table:table-cell>
          <table:table-cell office:value-type="float" office:value="1208">
            <text:p>1208</text:p>
          </table:table-cell>
          <table:table-cell office:value-type="float" office:value="22316">
            <text:p>22316</text:p>
          </table:table-cell>
          <table:table-cell office:value-type="float" office:value="269">
            <text:p>269</text:p>
          </table:table-cell>
          <table:table-cell office:value-type="float" office:value="1243">
            <text:p>1243</text:p>
          </table:table-cell>
          <table:table-cell office:value-type="float" office:value="1043">
            <text:p>1043</text:p>
          </table:table-cell>
          <table:table-cell office:value-type="float" office:value="23400">
            <text:p>23400</text:p>
          </table:table-cell>
          <table:table-cell table:number-columns-repeated="3"/>
          <table:table-cell table:formula="of:=[.A112]/([.$L112]-[.$L111])" office:value-type="float" office:value="0.06">
            <text:p>0.06</text:p>
          </table:table-cell>
          <table:table-cell table:formula="of:=[.B112]/([.$L112]-[.$L111])" office:value-type="float" office:value="0.06">
            <text:p>0.06</text:p>
          </table:table-cell>
          <table:table-cell table:formula="of:=([.P112]-[.P111])/([.$L112]-[.$L111])" office:value-type="float" office:value="-0.00015">
            <text:p>-0.00015</text:p>
          </table:table-cell>
          <table:table-cell table:formula="of:=([.Q112]-[.Q111])/([.$L112]-[.$L111])" office:value-type="float" office:value="-0.0001625">
            <text:p>-0.0001625</text:p>
          </table:table-cell>
          <table:table-cell table:number-columns-repeated="3"/>
          <table:table-cell table:formula="of:=[.F112]/(16384/9.80665)" office:value-type="float" office:value="1.35751234130859">
            <text:p>1.3575123413</text:p>
          </table:table-cell>
          <table:table-cell table:formula="of:=[.G112]/(16384/9.80665)" office:value-type="float" office:value="0.723048901367188">
            <text:p>0.7230489014</text:p>
          </table:table-cell>
          <table:table-cell table:formula="of:=[.H112]/(16384/9.80665)" office:value-type="float" office:value="13.3572510620117">
            <text:p>13.357251062</text:p>
          </table:table-cell>
          <table:table-cell table:formula="of:=([.I112]*PI())/(131*180)" office:value-type="float" office:value="0.0358392037241584">
            <text:p>0.0358392037</text:p>
          </table:table-cell>
          <table:table-cell table:formula="of:=([.J112]*PI())/(131*180)" office:value-type="float" office:value="0.165606432078546">
            <text:p>0.1656064321</text:p>
          </table:table-cell>
          <table:table-cell table:formula="of:=([.K112]*PI())/(131*180)" office:value-type="float" office:value="0.138960183956495">
            <text:p>0.138960184</text:p>
          </table:table-cell>
          <table:table-cell table:formula="of:=[.L112]" office:value-type="float" office:value="23400">
            <text:p>234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468">
            <text:p>468</text:p>
          </table:table-cell>
          <table:table-cell office:value-type="float" office:value="19204">
            <text:p>19204</text:p>
          </table:table-cell>
          <table:table-cell office:value-type="float" office:value="399">
            <text:p>399</text:p>
          </table:table-cell>
          <table:table-cell office:value-type="float" office:value="-302">
            <text:p>-302</text:p>
          </table:table-cell>
          <table:table-cell office:value-type="float" office:value="-246">
            <text:p>-246</text:p>
          </table:table-cell>
          <table:table-cell office:value-type="float" office:value="23600">
            <text:p>23600</text:p>
          </table:table-cell>
          <table:table-cell table:number-columns-repeated="3"/>
          <table:table-cell table:formula="of:=[.A113]/([.$L113]-[.$L112])" office:value-type="float" office:value="0.12">
            <text:p>0.12</text:p>
          </table:table-cell>
          <table:table-cell table:formula="of:=[.B113]/([.$L113]-[.$L112])" office:value-type="float" office:value="0.125">
            <text:p>0.125</text:p>
          </table:table-cell>
          <table:table-cell table:formula="of:=([.P113]-[.P112])/([.$L113]-[.$L112])" office:value-type="float" office:value="0.0003">
            <text:p>0.0003</text:p>
          </table:table-cell>
          <table:table-cell table:formula="of:=([.Q113]-[.Q112])/([.$L113]-[.$L112])" office:value-type="float" office:value="0.000325">
            <text:p>0.000325</text:p>
          </table:table-cell>
          <table:table-cell table:number-columns-repeated="3"/>
          <table:table-cell table:formula="of:=[.F113]/(16384/9.80665)" office:value-type="float" office:value="0.0718260498046875">
            <text:p>0.0718260498</text:p>
          </table:table-cell>
          <table:table-cell table:formula="of:=[.G113]/(16384/9.80665)" office:value-type="float" office:value="0.280121594238281">
            <text:p>0.2801215942</text:p>
          </table:table-cell>
          <table:table-cell table:formula="of:=[.H113]/(16384/9.80665)" office:value-type="float" office:value="11.4945621704102">
            <text:p>11.4945621704</text:p>
          </table:table-cell>
          <table:table-cell table:formula="of:=([.I113]*PI())/(131*180)" office:value-type="float" office:value="0.0531592650034914">
            <text:p>0.053159265</text:p>
          </table:table-cell>
          <table:table-cell table:formula="of:=([.J113]*PI())/(131*180)" office:value-type="float" office:value="-0.0402358346642968">
            <text:p>-0.0402358347</text:p>
          </table:table-cell>
          <table:table-cell table:formula="of:=([.K113]*PI())/(131*180)" office:value-type="float" office:value="-0.0327748851901225">
            <text:p>-0.0327748852</text:p>
          </table:table-cell>
          <table:table-cell table:formula="of:=[.L113]" office:value-type="float" office:value="23600">
            <text:p>236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1000">
            <text:p>1000</text:p>
          </table:table-cell>
          <table:table-cell office:value-type="float" office:value="-632">
            <text:p>-632</text:p>
          </table:table-cell>
          <table:table-cell office:value-type="float" office:value="18432">
            <text:p>18432</text:p>
          </table:table-cell>
          <table:table-cell office:value-type="float" office:value="131">
            <text:p>131</text:p>
          </table:table-cell>
          <table:table-cell office:value-type="float" office:value="-500">
            <text:p>-500</text:p>
          </table:table-cell>
          <table:table-cell office:value-type="float" office:value="4703">
            <text:p>4703</text:p>
          </table:table-cell>
          <table:table-cell office:value-type="float" office:value="23800">
            <text:p>23800</text:p>
          </table:table-cell>
          <table:table-cell table:number-columns-repeated="3"/>
          <table:table-cell table:formula="of:=[.A114]/([.$L114]-[.$L113])" office:value-type="float" office:value="0.12">
            <text:p>0.12</text:p>
          </table:table-cell>
          <table:table-cell table:formula="of:=[.B114]/([.$L114]-[.$L113])" office:value-type="float" office:value="0.12">
            <text:p>0.12</text:p>
          </table:table-cell>
          <table:table-cell table:formula="of:=([.P114]-[.P113])/([.$L114]-[.$L113])" office:value-type="float" office:value="0">
            <text:p>0</text:p>
          </table:table-cell>
          <table:table-cell table:formula="of:=([.Q114]-[.Q113])/([.$L114]-[.$L113])" office:value-type="float" office:value="-0.000025">
            <text:p>-0.000025</text:p>
          </table:table-cell>
          <table:table-cell table:number-columns-repeated="3"/>
          <table:table-cell table:formula="of:=[.F114]/(16384/9.80665)" office:value-type="float" office:value="0.598550415039062">
            <text:p>0.598550415</text:p>
          </table:table-cell>
          <table:table-cell table:formula="of:=[.G114]/(16384/9.80665)" office:value-type="float" office:value="-0.378283862304687">
            <text:p>-0.3782838623</text:p>
          </table:table-cell>
          <table:table-cell table:formula="of:=[.H114]/(16384/9.80665)" office:value-type="float" office:value="11.03248125">
            <text:p>11.03248125</text:p>
          </table:table-cell>
          <table:table-cell table:formula="of:=([.I114]*PI())/(131*180)" office:value-type="float" office:value="0.0174532925199433">
            <text:p>0.0174532925</text:p>
          </table:table-cell>
          <table:table-cell table:formula="of:=([.J114]*PI())/(131*180)" office:value-type="float" office:value="-0.0666156203051271">
            <text:p>-0.0666156203</text:p>
          </table:table-cell>
          <table:table-cell table:formula="of:=([.K114]*PI())/(131*180)" office:value-type="float" office:value="0.626586524590025">
            <text:p>0.6265865246</text:p>
          </table:table-cell>
          <table:table-cell table:formula="of:=[.L114]" office:value-type="float" office:value="23800">
            <text:p>238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-2848">
            <text:p>-2848</text:p>
          </table:table-cell>
          <table:table-cell office:value-type="float" office:value="440">
            <text:p>440</text:p>
          </table:table-cell>
          <table:table-cell office:value-type="float" office:value="13692">
            <text:p>13692</text:p>
          </table:table-cell>
          <table:table-cell office:value-type="float" office:value="256">
            <text:p>256</text:p>
          </table:table-cell>
          <table:table-cell office:value-type="float" office:value="-2744">
            <text:p>-2744</text:p>
          </table:table-cell>
          <table:table-cell office:value-type="float" office:value="-167">
            <text:p>-167</text:p>
          </table:table-cell>
          <table:table-cell office:value-type="float" office:value="24000">
            <text:p>24000</text:p>
          </table:table-cell>
          <table:table-cell table:number-columns-repeated="3"/>
          <table:table-cell table:formula="of:=[.A115]/([.$L115]-[.$L114])" office:value-type="float" office:value="0.12">
            <text:p>0.12</text:p>
          </table:table-cell>
          <table:table-cell table:formula="of:=[.B115]/([.$L115]-[.$L114])" office:value-type="float" office:value="0.125">
            <text:p>0.125</text:p>
          </table:table-cell>
          <table:table-cell table:formula="of:=([.P115]-[.P114])/([.$L115]-[.$L114])" office:value-type="float" office:value="0">
            <text:p>0</text:p>
          </table:table-cell>
          <table:table-cell table:formula="of:=([.Q115]-[.Q114])/([.$L115]-[.$L114])" office:value-type="float" office:value="0.000025">
            <text:p>0.000025</text:p>
          </table:table-cell>
          <table:table-cell table:number-columns-repeated="3"/>
          <table:table-cell table:formula="of:=[.F115]/(16384/9.80665)" office:value-type="float" office:value="-1.70467158203125">
            <text:p>-1.704671582</text:p>
          </table:table-cell>
          <table:table-cell table:formula="of:=[.G115]/(16384/9.80665)" office:value-type="float" office:value="0.263362182617187">
            <text:p>0.2633621826</text:p>
          </table:table-cell>
          <table:table-cell table:formula="of:=[.H115]/(16384/9.80665)" office:value-type="float" office:value="8.19535228271484">
            <text:p>8.1953522827</text:p>
          </table:table-cell>
          <table:table-cell table:formula="of:=([.I115]*PI())/(131*180)" office:value-type="float" office:value="0.0341071975962251">
            <text:p>0.0341071976</text:p>
          </table:table-cell>
          <table:table-cell table:formula="of:=([.J115]*PI())/(131*180)" office:value-type="float" office:value="-0.365586524234537">
            <text:p>-0.3655865242</text:p>
          </table:table-cell>
          <table:table-cell table:formula="of:=([.K115]*PI())/(131*180)" office:value-type="float" office:value="-0.0222496171819124">
            <text:p>-0.0222496172</text:p>
          </table:table-cell>
          <table:table-cell table:formula="of:=[.L115]" office:value-type="float" office:value="24000">
            <text:p>240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264">
            <text:p>264</text:p>
          </table:table-cell>
          <table:table-cell office:value-type="float" office:value="-464">
            <text:p>-464</text:p>
          </table:table-cell>
          <table:table-cell office:value-type="float" office:value="18212">
            <text:p>18212</text:p>
          </table:table-cell>
          <table:table-cell office:value-type="float" office:value="140">
            <text:p>140</text:p>
          </table:table-cell>
          <table:table-cell office:value-type="float" office:value="214">
            <text:p>214</text:p>
          </table:table-cell>
          <table:table-cell office:value-type="float" office:value="483">
            <text:p>483</text:p>
          </table:table-cell>
          <table:table-cell office:value-type="float" office:value="24200">
            <text:p>24200</text:p>
          </table:table-cell>
          <table:table-cell table:number-columns-repeated="3"/>
          <table:table-cell table:formula="of:=[.A116]/([.$L116]-[.$L115])" office:value-type="float" office:value="0.12">
            <text:p>0.12</text:p>
          </table:table-cell>
          <table:table-cell table:formula="of:=[.B116]/([.$L116]-[.$L115])" office:value-type="float" office:value="0.12">
            <text:p>0.12</text:p>
          </table:table-cell>
          <table:table-cell table:formula="of:=([.P116]-[.P115])/([.$L116]-[.$L115])" office:value-type="float" office:value="0">
            <text:p>0</text:p>
          </table:table-cell>
          <table:table-cell table:formula="of:=([.Q116]-[.Q115])/([.$L116]-[.$L115])" office:value-type="float" office:value="-0.000025">
            <text:p>-0.000025</text:p>
          </table:table-cell>
          <table:table-cell table:number-columns-repeated="3"/>
          <table:table-cell table:formula="of:=[.F116]/(16384/9.80665)" office:value-type="float" office:value="0.158017309570312">
            <text:p>0.1580173096</text:p>
          </table:table-cell>
          <table:table-cell table:formula="of:=[.G116]/(16384/9.80665)" office:value-type="float" office:value="-0.277727392578125">
            <text:p>-0.2777273926</text:p>
          </table:table-cell>
          <table:table-cell table:formula="of:=[.H116]/(16384/9.80665)" office:value-type="float" office:value="10.9008001586914">
            <text:p>10.9008001587</text:p>
          </table:table-cell>
          <table:table-cell table:formula="of:=([.I116]*PI())/(131*180)" office:value-type="float" office:value="0.0186523736854356">
            <text:p>0.0186523737</text:p>
          </table:table-cell>
          <table:table-cell table:formula="of:=([.J116]*PI())/(131*180)" office:value-type="float" office:value="0.0285114854905944">
            <text:p>0.0285114855</text:p>
          </table:table-cell>
          <table:table-cell table:formula="of:=([.K116]*PI())/(131*180)" office:value-type="float" office:value="0.0643506892147528">
            <text:p>0.0643506892</text:p>
          </table:table-cell>
          <table:table-cell table:formula="of:=[.L116]" office:value-type="float" office:value="24200">
            <text:p>242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1408">
            <text:p>1408</text:p>
          </table:table-cell>
          <table:table-cell office:value-type="float" office:value="-528">
            <text:p>-528</text:p>
          </table:table-cell>
          <table:table-cell office:value-type="float" office:value="19212">
            <text:p>19212</text:p>
          </table:table-cell>
          <table:table-cell office:value-type="float" office:value="233">
            <text:p>233</text:p>
          </table:table-cell>
          <table:table-cell office:value-type="float" office:value="-268">
            <text:p>-268</text:p>
          </table:table-cell>
          <table:table-cell office:value-type="float" office:value="299">
            <text:p>299</text:p>
          </table:table-cell>
          <table:table-cell office:value-type="float" office:value="24400">
            <text:p>24400</text:p>
          </table:table-cell>
          <table:table-cell table:number-columns-repeated="3"/>
          <table:table-cell table:formula="of:=[.A117]/([.$L117]-[.$L116])" office:value-type="float" office:value="0.12">
            <text:p>0.12</text:p>
          </table:table-cell>
          <table:table-cell table:formula="of:=[.B117]/([.$L117]-[.$L116])" office:value-type="float" office:value="0.12">
            <text:p>0.12</text:p>
          </table:table-cell>
          <table:table-cell table:formula="of:=([.P117]-[.P116])/([.$L117]-[.$L116])" office:value-type="float" office:value="0">
            <text:p>0</text:p>
          </table:table-cell>
          <table:table-cell table:formula="of:=([.Q117]-[.Q116])/([.$L117]-[.$L116])" office:value-type="float" office:value="0">
            <text:p>0</text:p>
          </table:table-cell>
          <table:table-cell table:number-columns-repeated="3"/>
          <table:table-cell table:formula="of:=[.F117]/(16384/9.80665)" office:value-type="float" office:value="0.842758984375">
            <text:p>0.8427589844</text:p>
          </table:table-cell>
          <table:table-cell table:formula="of:=[.G117]/(16384/9.80665)" office:value-type="float" office:value="-0.316034619140625">
            <text:p>-0.3160346191</text:p>
          </table:table-cell>
          <table:table-cell table:formula="of:=[.H117]/(16384/9.80665)" office:value-type="float" office:value="11.4993505737305">
            <text:p>11.4993505737</text:p>
          </table:table-cell>
          <table:table-cell table:formula="of:=([.I117]*PI())/(131*180)" office:value-type="float" office:value="0.0310428790621892">
            <text:p>0.0310428791</text:p>
          </table:table-cell>
          <table:table-cell table:formula="of:=([.J117]*PI())/(131*180)" office:value-type="float" office:value="-0.0357059724835481">
            <text:p>-0.0357059725</text:p>
          </table:table-cell>
          <table:table-cell table:formula="of:=([.K117]*PI())/(131*180)" office:value-type="float" office:value="0.039836140942466">
            <text:p>0.0398361409</text:p>
          </table:table-cell>
          <table:table-cell table:formula="of:=[.L117]" office:value-type="float" office:value="24400">
            <text:p>244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3460">
            <text:p>3460</text:p>
          </table:table-cell>
          <table:table-cell office:value-type="float" office:value="-2088">
            <text:p>-2088</text:p>
          </table:table-cell>
          <table:table-cell office:value-type="float" office:value="11744">
            <text:p>11744</text:p>
          </table:table-cell>
          <table:table-cell office:value-type="float" office:value="139">
            <text:p>139</text:p>
          </table:table-cell>
          <table:table-cell office:value-type="float" office:value="757">
            <text:p>757</text:p>
          </table:table-cell>
          <table:table-cell office:value-type="float" office:value="311">
            <text:p>311</text:p>
          </table:table-cell>
          <table:table-cell office:value-type="float" office:value="24600">
            <text:p>24600</text:p>
          </table:table-cell>
          <table:table-cell table:number-columns-repeated="3"/>
          <table:table-cell table:formula="of:=[.A118]/([.$L118]-[.$L117])" office:value-type="float" office:value="0.115">
            <text:p>0.115</text:p>
          </table:table-cell>
          <table:table-cell table:formula="of:=[.B118]/([.$L118]-[.$L117])" office:value-type="float" office:value="0.12">
            <text:p>0.12</text:p>
          </table:table-cell>
          <table:table-cell table:formula="of:=([.P118]-[.P117])/([.$L118]-[.$L117])" office:value-type="float" office:value="-0.000025">
            <text:p>-0.000025</text:p>
          </table:table-cell>
          <table:table-cell table:formula="of:=([.Q118]-[.Q117])/([.$L118]-[.$L117])" office:value-type="float" office:value="0">
            <text:p>0</text:p>
          </table:table-cell>
          <table:table-cell table:number-columns-repeated="3"/>
          <table:table-cell table:formula="of:=[.F118]/(16384/9.80665)" office:value-type="float" office:value="2.07098443603516">
            <text:p>2.070984436</text:p>
          </table:table-cell>
          <table:table-cell table:formula="of:=[.G118]/(16384/9.80665)" office:value-type="float" office:value="-1.24977326660156">
            <text:p>-1.2497732666</text:p>
          </table:table-cell>
          <table:table-cell table:formula="of:=[.H118]/(16384/9.80665)" office:value-type="float" office:value="7.02937607421875">
            <text:p>7.0293760742</text:p>
          </table:table-cell>
          <table:table-cell table:formula="of:=([.I118]*PI())/(131*180)" office:value-type="float" office:value="0.0185191424448253">
            <text:p>0.0185191424</text:p>
          </table:table-cell>
          <table:table-cell table:formula="of:=([.J118]*PI())/(131*180)" office:value-type="float" office:value="0.100856049141962">
            <text:p>0.1008560491</text:p>
          </table:table-cell>
          <table:table-cell table:formula="of:=([.K118]*PI())/(131*180)" office:value-type="float" office:value="0.041434915829789">
            <text:p>0.0414349158</text:p>
          </table:table-cell>
          <table:table-cell table:formula="of:=[.L118]" office:value-type="float" office:value="24600">
            <text:p>246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-552">
            <text:p>-552</text:p>
          </table:table-cell>
          <table:table-cell office:value-type="float" office:value="-480">
            <text:p>-480</text:p>
          </table:table-cell>
          <table:table-cell office:value-type="float" office:value="19568">
            <text:p>19568</text:p>
          </table:table-cell>
          <table:table-cell office:value-type="float" office:value="780">
            <text:p>780</text:p>
          </table:table-cell>
          <table:table-cell office:value-type="float" office:value="-1724">
            <text:p>-1724</text:p>
          </table:table-cell>
          <table:table-cell office:value-type="float" office:value="-51">
            <text:p>-51</text:p>
          </table:table-cell>
          <table:table-cell office:value-type="float" office:value="24800">
            <text:p>24800</text:p>
          </table:table-cell>
          <table:table-cell table:number-columns-repeated="3"/>
          <table:table-cell table:formula="of:=[.A119]/([.$L119]-[.$L118])" office:value-type="float" office:value="0.115">
            <text:p>0.115</text:p>
          </table:table-cell>
          <table:table-cell table:formula="of:=[.B119]/([.$L119]-[.$L118])" office:value-type="float" office:value="0.125">
            <text:p>0.125</text:p>
          </table:table-cell>
          <table:table-cell table:formula="of:=([.P119]-[.P118])/([.$L119]-[.$L118])" office:value-type="float" office:value="0">
            <text:p>0</text:p>
          </table:table-cell>
          <table:table-cell table:formula="of:=([.Q119]-[.Q118])/([.$L119]-[.$L118])" office:value-type="float" office:value="0.000025">
            <text:p>0.000025</text:p>
          </table:table-cell>
          <table:table-cell table:number-columns-repeated="3"/>
          <table:table-cell table:formula="of:=[.F119]/(16384/9.80665)" office:value-type="float" office:value="-0.330399829101562">
            <text:p>-0.3303998291</text:p>
          </table:table-cell>
          <table:table-cell table:formula="of:=[.G119]/(16384/9.80665)" office:value-type="float" office:value="-0.28730419921875">
            <text:p>-0.2873041992</text:p>
          </table:table-cell>
          <table:table-cell table:formula="of:=[.H119]/(16384/9.80665)" office:value-type="float" office:value="11.7124345214844">
            <text:p>11.7124345215</text:p>
          </table:table-cell>
          <table:table-cell table:formula="of:=([.I119]*PI())/(131*180)" office:value-type="float" office:value="0.103920367675998">
            <text:p>0.1039203677</text:p>
          </table:table-cell>
          <table:table-cell table:formula="of:=([.J119]*PI())/(131*180)" office:value-type="float" office:value="-0.229690658812078">
            <text:p>-0.2296906588</text:p>
          </table:table-cell>
          <table:table-cell table:formula="of:=([.K119]*PI())/(131*180)" office:value-type="float" office:value="-0.00679479327112296">
            <text:p>-0.0067947933</text:p>
          </table:table-cell>
          <table:table-cell table:formula="of:=[.L119]" office:value-type="float" office:value="24800">
            <text:p>2480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7376">
            <text:p>7376</text:p>
          </table:table-cell>
          <table:table-cell office:value-type="float" office:value="148">
            <text:p>148</text:p>
          </table:table-cell>
          <table:table-cell office:value-type="float" office:value="16280">
            <text:p>16280</text:p>
          </table:table-cell>
          <table:table-cell office:value-type="float" office:value="-31">
            <text:p>-31</text:p>
          </table:table-cell>
          <table:table-cell office:value-type="float" office:value="124">
            <text:p>124</text:p>
          </table:table-cell>
          <table:table-cell office:value-type="float" office:value="-1464">
            <text:p>-1464</text:p>
          </table:table-cell>
          <table:table-cell office:value-type="float" office:value="25000">
            <text:p>25000</text:p>
          </table:table-cell>
          <table:table-cell table:number-columns-repeated="3"/>
          <table:table-cell table:formula="of:=[.A120]/([.$L120]-[.$L119])" office:value-type="float" office:value="0.005">
            <text:p>0.005</text:p>
          </table:table-cell>
          <table:table-cell table:formula="of:=[.B120]/([.$L120]-[.$L119])" office:value-type="float" office:value="0.005">
            <text:p>0.005</text:p>
          </table:table-cell>
          <table:table-cell table:formula="of:=([.P120]-[.P119])/([.$L120]-[.$L119])" office:value-type="float" office:value="-0.00055">
            <text:p>-0.00055</text:p>
          </table:table-cell>
          <table:table-cell table:formula="of:=([.Q120]-[.Q119])/([.$L120]-[.$L119])" office:value-type="float" office:value="-0.0006">
            <text:p>-0.0006</text:p>
          </table:table-cell>
          <table:table-cell table:number-columns-repeated="3"/>
          <table:table-cell table:formula="of:=[.F120]/(16384/9.80665)" office:value-type="float" office:value="4.41490786132813">
            <text:p>4.4149078613</text:p>
          </table:table-cell>
          <table:table-cell table:formula="of:=[.G120]/(16384/9.80665)" office:value-type="float" office:value="0.0885854614257812">
            <text:p>0.0885854614</text:p>
          </table:table-cell>
          <table:table-cell table:formula="of:=[.H120]/(16384/9.80665)" office:value-type="float" office:value="9.74440075683594">
            <text:p>9.7444007568</text:p>
          </table:table-cell>
          <table:table-cell table:formula="of:=([.I120]*PI())/(131*180)" office:value-type="float" office:value="-0.00413016845891788">
            <text:p>-0.0041301685</text:p>
          </table:table-cell>
          <table:table-cell table:formula="of:=([.J120]*PI())/(131*180)" office:value-type="float" office:value="0.0165206738356715">
            <text:p>0.0165206738</text:p>
          </table:table-cell>
          <table:table-cell table:formula="of:=([.K120]*PI())/(131*180)" office:value-type="float" office:value="-0.195050536253412">
            <text:p>-0.1950505363</text:p>
          </table:table-cell>
          <table:table-cell table:formula="of:=[.L120]" office:value-type="float" office:value="25000">
            <text:p>25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36">
            <text:p>836</text:p>
          </table:table-cell>
          <table:table-cell office:value-type="float" office:value="352">
            <text:p>352</text:p>
          </table:table-cell>
          <table:table-cell office:value-type="float" office:value="17512">
            <text:p>17512</text:p>
          </table:table-cell>
          <table:table-cell office:value-type="float" office:value="-11">
            <text:p>-11</text:p>
          </table:table-cell>
          <table:table-cell office:value-type="float" office:value="-588">
            <text:p>-588</text:p>
          </table:table-cell>
          <table:table-cell office:value-type="float" office:value="-235">
            <text:p>-235</text:p>
          </table:table-cell>
          <table:table-cell office:value-type="float" office:value="25200">
            <text:p>25200</text:p>
          </table:table-cell>
          <table:table-cell table:number-columns-repeated="3"/>
          <table:table-cell table:formula="of:=[.A121]/([.$L121]-[.$L120])" office:value-type="float" office:value="0">
            <text:p>0</text:p>
          </table:table-cell>
          <table:table-cell table:formula="of:=[.B121]/([.$L121]-[.$L120])" office:value-type="float" office:value="0">
            <text:p>0</text:p>
          </table:table-cell>
          <table:table-cell table:formula="of:=([.P121]-[.P120])/([.$L121]-[.$L120])" office:value-type="float" office:value="-0.000025">
            <text:p>-0.000025</text:p>
          </table:table-cell>
          <table:table-cell table:formula="of:=([.Q121]-[.Q120])/([.$L121]-[.$L120])" office:value-type="float" office:value="-0.000025">
            <text:p>-0.000025</text:p>
          </table:table-cell>
          <table:table-cell table:number-columns-repeated="3"/>
          <table:table-cell table:formula="of:=[.F121]/(16384/9.80665)" office:value-type="float" office:value="0.500388146972656">
            <text:p>0.500388147</text:p>
          </table:table-cell>
          <table:table-cell table:formula="of:=[.G121]/(16384/9.80665)" office:value-type="float" office:value="0.21068974609375">
            <text:p>0.2106897461</text:p>
          </table:table-cell>
          <table:table-cell table:formula="of:=[.H121]/(16384/9.80665)" office:value-type="float" office:value="10.4818148681641">
            <text:p>10.4818148682</text:p>
          </table:table-cell>
          <table:table-cell table:formula="of:=([.I121]*PI())/(131*180)" office:value-type="float" office:value="-0.0014655436467128">
            <text:p>-0.0014655436</text:p>
          </table:table-cell>
          <table:table-cell table:formula="of:=([.J121]*PI())/(131*180)" office:value-type="float" office:value="-0.0783399694788295">
            <text:p>-0.0783399695</text:p>
          </table:table-cell>
          <table:table-cell table:formula="of:=([.K121]*PI())/(131*180)" office:value-type="float" office:value="-0.0313093415434097">
            <text:p>-0.0313093415</text:p>
          </table:table-cell>
          <table:table-cell table:formula="of:=[.L121]" office:value-type="float" office:value="25200">
            <text:p>25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480">
            <text:p>1480</text:p>
          </table:table-cell>
          <table:table-cell office:value-type="float" office:value="-64">
            <text:p>-64</text:p>
          </table:table-cell>
          <table:table-cell office:value-type="float" office:value="18288">
            <text:p>18288</text:p>
          </table:table-cell>
          <table:table-cell office:value-type="float" office:value="214">
            <text:p>214</text:p>
          </table:table-cell>
          <table:table-cell office:value-type="float" office:value="-536">
            <text:p>-536</text:p>
          </table:table-cell>
          <table:table-cell office:value-type="float" office:value="-200">
            <text:p>-200</text:p>
          </table:table-cell>
          <table:table-cell office:value-type="float" office:value="25400">
            <text:p>25400</text:p>
          </table:table-cell>
          <table:table-cell table:number-columns-repeated="3"/>
          <table:table-cell table:formula="of:=[.A122]/([.$L122]-[.$L121])" office:value-type="float" office:value="0">
            <text:p>0</text:p>
          </table:table-cell>
          <table:table-cell table:formula="of:=[.B122]/([.$L122]-[.$L121])" office:value-type="float" office:value="0">
            <text:p>0</text:p>
          </table:table-cell>
          <table:table-cell table:formula="of:=([.P122]-[.P121])/([.$L122]-[.$L121])" office:value-type="float" office:value="0">
            <text:p>0</text:p>
          </table:table-cell>
          <table:table-cell table:formula="of:=([.Q122]-[.Q121])/([.$L122]-[.$L121])" office:value-type="float" office:value="0">
            <text:p>0</text:p>
          </table:table-cell>
          <table:table-cell table:number-columns-repeated="3"/>
          <table:table-cell table:formula="of:=[.F122]/(16384/9.80665)" office:value-type="float" office:value="0.885854614257812">
            <text:p>0.8858546143</text:p>
          </table:table-cell>
          <table:table-cell table:formula="of:=[.G122]/(16384/9.80665)" office:value-type="float" office:value="-0.0383072265625">
            <text:p>-0.0383072266</text:p>
          </table:table-cell>
          <table:table-cell table:formula="of:=[.H122]/(16384/9.80665)" office:value-type="float" office:value="10.9462899902344">
            <text:p>10.9462899902</text:p>
          </table:table-cell>
          <table:table-cell table:formula="of:=([.I122]*PI())/(131*180)" office:value-type="float" office:value="0.0285114854905944">
            <text:p>0.0285114855</text:p>
          </table:table-cell>
          <table:table-cell table:formula="of:=([.J122]*PI())/(131*180)" office:value-type="float" office:value="-0.0714119449670962">
            <text:p>-0.071411945</text:p>
          </table:table-cell>
          <table:table-cell table:formula="of:=([.K122]*PI())/(131*180)" office:value-type="float" office:value="-0.0266462481220508">
            <text:p>-0.0266462481</text:p>
          </table:table-cell>
          <table:table-cell table:formula="of:=[.L122]" office:value-type="float" office:value="25400">
            <text:p>25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8">
            <text:p>1048</text:p>
          </table:table-cell>
          <table:table-cell office:value-type="float" office:value="-248">
            <text:p>-248</text:p>
          </table:table-cell>
          <table:table-cell office:value-type="float" office:value="18368">
            <text:p>18368</text:p>
          </table:table-cell>
          <table:table-cell office:value-type="float" office:value="199">
            <text:p>199</text:p>
          </table:table-cell>
          <table:table-cell office:value-type="float" office:value="-428">
            <text:p>-428</text:p>
          </table:table-cell>
          <table:table-cell office:value-type="float" office:value="-151">
            <text:p>-151</text:p>
          </table:table-cell>
          <table:table-cell office:value-type="float" office:value="25600">
            <text:p>25600</text:p>
          </table:table-cell>
          <table:table-cell table:number-columns-repeated="3"/>
          <table:table-cell table:formula="of:=[.A123]/([.$L123]-[.$L122])" office:value-type="float" office:value="0">
            <text:p>0</text:p>
          </table:table-cell>
          <table:table-cell table:formula="of:=[.B123]/([.$L123]-[.$L122])" office:value-type="float" office:value="0">
            <text:p>0</text:p>
          </table:table-cell>
          <table:table-cell table:formula="of:=([.P123]-[.P122])/([.$L123]-[.$L122])" office:value-type="float" office:value="0">
            <text:p>0</text:p>
          </table:table-cell>
          <table:table-cell table:formula="of:=([.Q123]-[.Q122])/([.$L123]-[.$L122])" office:value-type="float" office:value="0">
            <text:p>0</text:p>
          </table:table-cell>
          <table:table-cell table:number-columns-repeated="3"/>
          <table:table-cell table:formula="of:=[.F123]/(16384/9.80665)" office:value-type="float" office:value="0.627280834960937">
            <text:p>0.627280835</text:p>
          </table:table-cell>
          <table:table-cell table:formula="of:=[.G123]/(16384/9.80665)" office:value-type="float" office:value="-0.148440502929688">
            <text:p>-0.1484405029</text:p>
          </table:table-cell>
          <table:table-cell table:formula="of:=[.H123]/(16384/9.80665)" office:value-type="float" office:value="10.9941740234375">
            <text:p>10.9941740234</text:p>
          </table:table-cell>
          <table:table-cell table:formula="of:=([.I123]*PI())/(131*180)" office:value-type="float" office:value="0.0265130168814406">
            <text:p>0.0265130169</text:p>
          </table:table-cell>
          <table:table-cell table:formula="of:=([.J123]*PI())/(131*180)" office:value-type="float" office:value="-0.0570229709811888">
            <text:p>-0.057022971</text:p>
          </table:table-cell>
          <table:table-cell table:formula="of:=([.K123]*PI())/(131*180)" office:value-type="float" office:value="-0.0201179173321484">
            <text:p>-0.0201179173</text:p>
          </table:table-cell>
          <table:table-cell table:formula="of:=[.L123]" office:value-type="float" office:value="25600">
            <text:p>25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8">
            <text:p>1028</text:p>
          </table:table-cell>
          <table:table-cell office:value-type="float" office:value="-132">
            <text:p>-132</text:p>
          </table:table-cell>
          <table:table-cell office:value-type="float" office:value="18256">
            <text:p>18256</text:p>
          </table:table-cell>
          <table:table-cell office:value-type="float" office:value="211">
            <text:p>211</text:p>
          </table:table-cell>
          <table:table-cell office:value-type="float" office:value="-482">
            <text:p>-482</text:p>
          </table:table-cell>
          <table:table-cell office:value-type="float" office:value="-144">
            <text:p>-144</text:p>
          </table:table-cell>
          <table:table-cell office:value-type="float" office:value="25800">
            <text:p>25800</text:p>
          </table:table-cell>
          <table:table-cell table:number-columns-repeated="3"/>
          <table:table-cell table:formula="of:=[.A124]/([.$L124]-[.$L123])" office:value-type="float" office:value="0">
            <text:p>0</text:p>
          </table:table-cell>
          <table:table-cell table:formula="of:=[.B124]/([.$L124]-[.$L123])" office:value-type="float" office:value="0">
            <text:p>0</text:p>
          </table:table-cell>
          <table:table-cell table:formula="of:=([.P124]-[.P123])/([.$L124]-[.$L123])" office:value-type="float" office:value="0">
            <text:p>0</text:p>
          </table:table-cell>
          <table:table-cell table:formula="of:=([.Q124]-[.Q123])/([.$L124]-[.$L123])" office:value-type="float" office:value="0">
            <text:p>0</text:p>
          </table:table-cell>
          <table:table-cell table:number-columns-repeated="3"/>
          <table:table-cell table:formula="of:=[.F124]/(16384/9.80665)" office:value-type="float" office:value="0.615309826660156">
            <text:p>0.6153098267</text:p>
          </table:table-cell>
          <table:table-cell table:formula="of:=[.G124]/(16384/9.80665)" office:value-type="float" office:value="-0.0790086547851562">
            <text:p>-0.0790086548</text:p>
          </table:table-cell>
          <table:table-cell table:formula="of:=[.H124]/(16384/9.80665)" office:value-type="float" office:value="10.9271363769531">
            <text:p>10.927136377</text:p>
          </table:table-cell>
          <table:table-cell table:formula="of:=([.I124]*PI())/(131*180)" office:value-type="float" office:value="0.0281117917687636">
            <text:p>0.0281117918</text:p>
          </table:table-cell>
          <table:table-cell table:formula="of:=([.J124]*PI())/(131*180)" office:value-type="float" office:value="-0.0642174579741425">
            <text:p>-0.064217458</text:p>
          </table:table-cell>
          <table:table-cell table:formula="of:=([.K124]*PI())/(131*180)" office:value-type="float" office:value="-0.0191852986478766">
            <text:p>-0.0191852986</text:p>
          </table:table-cell>
          <table:table-cell table:formula="of:=[.L124]" office:value-type="float" office:value="25800">
            <text:p>25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4">
            <text:p>1044</text:p>
          </table:table-cell>
          <table:table-cell office:value-type="float" office:value="-300">
            <text:p>-300</text:p>
          </table:table-cell>
          <table:table-cell office:value-type="float" office:value="18444">
            <text:p>18444</text:p>
          </table:table-cell>
          <table:table-cell office:value-type="float" office:value="219">
            <text:p>219</text:p>
          </table:table-cell>
          <table:table-cell office:value-type="float" office:value="-452">
            <text:p>-452</text:p>
          </table:table-cell>
          <table:table-cell office:value-type="float" office:value="-135">
            <text:p>-135</text:p>
          </table:table-cell>
          <table:table-cell office:value-type="float" office:value="26000">
            <text:p>26000</text:p>
          </table:table-cell>
          <table:table-cell table:number-columns-repeated="3"/>
          <table:table-cell table:formula="of:=[.A125]/([.$L125]-[.$L124])" office:value-type="float" office:value="0">
            <text:p>0</text:p>
          </table:table-cell>
          <table:table-cell table:formula="of:=[.B125]/([.$L125]-[.$L124])" office:value-type="float" office:value="0">
            <text:p>0</text:p>
          </table:table-cell>
          <table:table-cell table:formula="of:=([.P125]-[.P124])/([.$L125]-[.$L124])" office:value-type="float" office:value="0">
            <text:p>0</text:p>
          </table:table-cell>
          <table:table-cell table:formula="of:=([.Q125]-[.Q124])/([.$L125]-[.$L124])" office:value-type="float" office:value="0">
            <text:p>0</text:p>
          </table:table-cell>
          <table:table-cell table:number-columns-repeated="3"/>
          <table:table-cell table:formula="of:=[.F125]/(16384/9.80665)" office:value-type="float" office:value="0.624886633300781">
            <text:p>0.6248866333</text:p>
          </table:table-cell>
          <table:table-cell table:formula="of:=[.G125]/(16384/9.80665)" office:value-type="float" office:value="-0.179565124511719">
            <text:p>-0.1795651245</text:p>
          </table:table-cell>
          <table:table-cell table:formula="of:=[.H125]/(16384/9.80665)" office:value-type="float" office:value="11.0396638549805">
            <text:p>11.039663855</text:p>
          </table:table-cell>
          <table:table-cell table:formula="of:=([.I125]*PI())/(131*180)" office:value-type="float" office:value="0.0291776416936457">
            <text:p>0.0291776417</text:p>
          </table:table-cell>
          <table:table-cell table:formula="of:=([.J125]*PI())/(131*180)" office:value-type="float" office:value="-0.0602205207558349">
            <text:p>-0.0602205208</text:p>
          </table:table-cell>
          <table:table-cell table:formula="of:=([.K125]*PI())/(131*180)" office:value-type="float" office:value="-0.0179862174823843">
            <text:p>-0.0179862175</text:p>
          </table:table-cell>
          <table:table-cell table:formula="of:=[.L125]" office:value-type="float" office:value="26000">
            <text:p>2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32">
            <text:p>1032</text:p>
          </table:table-cell>
          <table:table-cell office:value-type="float" office:value="-156">
            <text:p>-156</text:p>
          </table:table-cell>
          <table:table-cell office:value-type="float" office:value="18220">
            <text:p>18220</text:p>
          </table:table-cell>
          <table:table-cell office:value-type="float" office:value="248">
            <text:p>248</text:p>
          </table:table-cell>
          <table:table-cell office:value-type="float" office:value="-455">
            <text:p>-455</text:p>
          </table:table-cell>
          <table:table-cell office:value-type="float" office:value="-136">
            <text:p>-136</text:p>
          </table:table-cell>
          <table:table-cell office:value-type="float" office:value="26200">
            <text:p>26200</text:p>
          </table:table-cell>
          <table:table-cell table:number-columns-repeated="3"/>
          <table:table-cell table:formula="of:=[.A126]/([.$L126]-[.$L125])" office:value-type="float" office:value="0">
            <text:p>0</text:p>
          </table:table-cell>
          <table:table-cell table:formula="of:=[.B126]/([.$L126]-[.$L125])" office:value-type="float" office:value="0">
            <text:p>0</text:p>
          </table:table-cell>
          <table:table-cell table:formula="of:=([.P126]-[.P125])/([.$L126]-[.$L125])" office:value-type="float" office:value="0">
            <text:p>0</text:p>
          </table:table-cell>
          <table:table-cell table:formula="of:=([.Q126]-[.Q125])/([.$L126]-[.$L125])" office:value-type="float" office:value="0">
            <text:p>0</text:p>
          </table:table-cell>
          <table:table-cell table:number-columns-repeated="3"/>
          <table:table-cell table:formula="of:=[.F126]/(16384/9.80665)" office:value-type="float" office:value="0.617704028320312">
            <text:p>0.6177040283</text:p>
          </table:table-cell>
          <table:table-cell table:formula="of:=[.G126]/(16384/9.80665)" office:value-type="float" office:value="-0.0933738647460937">
            <text:p>-0.0933738647</text:p>
          </table:table-cell>
          <table:table-cell table:formula="of:=[.H126]/(16384/9.80665)" office:value-type="float" office:value="10.9055885620117">
            <text:p>10.905588562</text:p>
          </table:table-cell>
          <table:table-cell table:formula="of:=([.I126]*PI())/(131*180)" office:value-type="float" office:value="0.033041347671343">
            <text:p>0.0330413477</text:p>
          </table:table-cell>
          <table:table-cell table:formula="of:=([.J126]*PI())/(131*180)" office:value-type="float" office:value="-0.0606202144776656">
            <text:p>-0.0606202145</text:p>
          </table:table-cell>
          <table:table-cell table:formula="of:=([.K126]*PI())/(131*180)" office:value-type="float" office:value="-0.0181194487229946">
            <text:p>-0.0181194487</text:p>
          </table:table-cell>
          <table:table-cell table:formula="of:=[.L126]" office:value-type="float" office:value="26200">
            <text:p>26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72">
            <text:p>972</text:p>
          </table:table-cell>
          <table:table-cell office:value-type="float" office:value="-196">
            <text:p>-196</text:p>
          </table:table-cell>
          <table:table-cell office:value-type="float" office:value="18476">
            <text:p>18476</text:p>
          </table:table-cell>
          <table:table-cell office:value-type="float" office:value="185">
            <text:p>185</text:p>
          </table:table-cell>
          <table:table-cell office:value-type="float" office:value="-466">
            <text:p>-466</text:p>
          </table:table-cell>
          <table:table-cell office:value-type="float" office:value="-149">
            <text:p>-149</text:p>
          </table:table-cell>
          <table:table-cell office:value-type="float" office:value="26400">
            <text:p>26400</text:p>
          </table:table-cell>
          <table:table-cell table:number-columns-repeated="3"/>
          <table:table-cell table:formula="of:=[.A127]/([.$L127]-[.$L126])" office:value-type="float" office:value="0">
            <text:p>0</text:p>
          </table:table-cell>
          <table:table-cell table:formula="of:=[.B127]/([.$L127]-[.$L126])" office:value-type="float" office:value="0">
            <text:p>0</text:p>
          </table:table-cell>
          <table:table-cell table:formula="of:=([.P127]-[.P126])/([.$L127]-[.$L126])" office:value-type="float" office:value="0">
            <text:p>0</text:p>
          </table:table-cell>
          <table:table-cell table:formula="of:=([.Q127]-[.Q126])/([.$L127]-[.$L126])" office:value-type="float" office:value="0">
            <text:p>0</text:p>
          </table:table-cell>
          <table:table-cell table:number-columns-repeated="3"/>
          <table:table-cell table:formula="of:=[.F127]/(16384/9.80665)" office:value-type="float" office:value="0.581791003417969">
            <text:p>0.5817910034</text:p>
          </table:table-cell>
          <table:table-cell table:formula="of:=[.G127]/(16384/9.80665)" office:value-type="float" office:value="-0.117315881347656">
            <text:p>-0.1173158813</text:p>
          </table:table-cell>
          <table:table-cell table:formula="of:=[.H127]/(16384/9.80665)" office:value-type="float" office:value="11.0588174682617">
            <text:p>11.0588174683</text:p>
          </table:table-cell>
          <table:table-cell table:formula="of:=([.I127]*PI())/(131*180)" office:value-type="float" office:value="0.024647779512897">
            <text:p>0.0246477795</text:p>
          </table:table-cell>
          <table:table-cell table:formula="of:=([.J127]*PI())/(131*180)" office:value-type="float" office:value="-0.0620857581243784">
            <text:p>-0.0620857581</text:p>
          </table:table-cell>
          <table:table-cell table:formula="of:=([.K127]*PI())/(131*180)" office:value-type="float" office:value="-0.0198514548509279">
            <text:p>-0.0198514549</text:p>
          </table:table-cell>
          <table:table-cell table:formula="of:=[.L127]" office:value-type="float" office:value="26400">
            <text:p>26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0">
            <text:p>1020</text:p>
          </table:table-cell>
          <table:table-cell office:value-type="float" office:value="-136">
            <text:p>-136</text:p>
          </table:table-cell>
          <table:table-cell office:value-type="float" office:value="18416">
            <text:p>18416</text:p>
          </table:table-cell>
          <table:table-cell office:value-type="float" office:value="222">
            <text:p>222</text:p>
          </table:table-cell>
          <table:table-cell office:value-type="float" office:value="-478">
            <text:p>-478</text:p>
          </table:table-cell>
          <table:table-cell office:value-type="float" office:value="-145">
            <text:p>-145</text:p>
          </table:table-cell>
          <table:table-cell office:value-type="float" office:value="26600">
            <text:p>26600</text:p>
          </table:table-cell>
          <table:table-cell table:number-columns-repeated="3"/>
          <table:table-cell table:formula="of:=[.A128]/([.$L128]-[.$L127])" office:value-type="float" office:value="0">
            <text:p>0</text:p>
          </table:table-cell>
          <table:table-cell table:formula="of:=[.B128]/([.$L128]-[.$L127])" office:value-type="float" office:value="0">
            <text:p>0</text:p>
          </table:table-cell>
          <table:table-cell table:formula="of:=([.P128]-[.P127])/([.$L128]-[.$L127])" office:value-type="float" office:value="0">
            <text:p>0</text:p>
          </table:table-cell>
          <table:table-cell table:formula="of:=([.Q128]-[.Q127])/([.$L128]-[.$L127])" office:value-type="float" office:value="0">
            <text:p>0</text:p>
          </table:table-cell>
          <table:table-cell table:number-columns-repeated="3"/>
          <table:table-cell table:formula="of:=[.F128]/(16384/9.80665)" office:value-type="float" office:value="0.610521423339844">
            <text:p>0.6105214233</text:p>
          </table:table-cell>
          <table:table-cell table:formula="of:=[.G128]/(16384/9.80665)" office:value-type="float" office:value="-0.0814028564453125">
            <text:p>-0.0814028564</text:p>
          </table:table-cell>
          <table:table-cell table:formula="of:=[.H128]/(16384/9.80665)" office:value-type="float" office:value="11.0229044433594">
            <text:p>11.0229044434</text:p>
          </table:table-cell>
          <table:table-cell table:formula="of:=([.I128]*PI())/(131*180)" office:value-type="float" office:value="0.0295773354154764">
            <text:p>0.0295773354</text:p>
          </table:table-cell>
          <table:table-cell table:formula="of:=([.J128]*PI())/(131*180)" office:value-type="float" office:value="-0.0636845330117015">
            <text:p>-0.063684533</text:p>
          </table:table-cell>
          <table:table-cell table:formula="of:=([.K128]*PI())/(131*180)" office:value-type="float" office:value="-0.0193185298884869">
            <text:p>-0.0193185299</text:p>
          </table:table-cell>
          <table:table-cell table:formula="of:=[.L128]" office:value-type="float" office:value="26600">
            <text:p>26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36">
            <text:p>1036</text:p>
          </table:table-cell>
          <table:table-cell office:value-type="float" office:value="-132">
            <text:p>-132</text:p>
          </table:table-cell>
          <table:table-cell office:value-type="float" office:value="18384">
            <text:p>18384</text:p>
          </table:table-cell>
          <table:table-cell office:value-type="float" office:value="231">
            <text:p>231</text:p>
          </table:table-cell>
          <table:table-cell office:value-type="float" office:value="-433">
            <text:p>-433</text:p>
          </table:table-cell>
          <table:table-cell office:value-type="float" office:value="-134">
            <text:p>-134</text:p>
          </table:table-cell>
          <table:table-cell office:value-type="float" office:value="26800">
            <text:p>26800</text:p>
          </table:table-cell>
          <table:table-cell table:number-columns-repeated="3"/>
          <table:table-cell table:formula="of:=[.A129]/([.$L129]-[.$L128])" office:value-type="float" office:value="0">
            <text:p>0</text:p>
          </table:table-cell>
          <table:table-cell table:formula="of:=[.B129]/([.$L129]-[.$L128])" office:value-type="float" office:value="0">
            <text:p>0</text:p>
          </table:table-cell>
          <table:table-cell table:formula="of:=([.P129]-[.P128])/([.$L129]-[.$L128])" office:value-type="float" office:value="0">
            <text:p>0</text:p>
          </table:table-cell>
          <table:table-cell table:formula="of:=([.Q129]-[.Q128])/([.$L129]-[.$L128])" office:value-type="float" office:value="0">
            <text:p>0</text:p>
          </table:table-cell>
          <table:table-cell table:number-columns-repeated="3"/>
          <table:table-cell table:formula="of:=[.F129]/(16384/9.80665)" office:value-type="float" office:value="0.620098229980469">
            <text:p>0.62009823</text:p>
          </table:table-cell>
          <table:table-cell table:formula="of:=[.G129]/(16384/9.80665)" office:value-type="float" office:value="-0.0790086547851562">
            <text:p>-0.0790086548</text:p>
          </table:table-cell>
          <table:table-cell table:formula="of:=[.H129]/(16384/9.80665)" office:value-type="float" office:value="11.0037508300781">
            <text:p>11.0037508301</text:p>
          </table:table-cell>
          <table:table-cell table:formula="of:=([.I129]*PI())/(131*180)" office:value-type="float" office:value="0.0307764165809687">
            <text:p>0.0307764166</text:p>
          </table:table-cell>
          <table:table-cell table:formula="of:=([.J129]*PI())/(131*180)" office:value-type="float" office:value="-0.0576891271842401">
            <text:p>-0.0576891272</text:p>
          </table:table-cell>
          <table:table-cell table:formula="of:=([.K129]*PI())/(131*180)" office:value-type="float" office:value="-0.0178529862417741">
            <text:p>-0.0178529862</text:p>
          </table:table-cell>
          <table:table-cell table:formula="of:=[.L129]" office:value-type="float" office:value="26800">
            <text:p>26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60">
            <text:p>960</text:p>
          </table:table-cell>
          <table:table-cell office:value-type="float" office:value="-176">
            <text:p>-176</text:p>
          </table:table-cell>
          <table:table-cell office:value-type="float" office:value="18504">
            <text:p>18504</text:p>
          </table:table-cell>
          <table:table-cell office:value-type="float" office:value="224">
            <text:p>224</text:p>
          </table:table-cell>
          <table:table-cell office:value-type="float" office:value="-432">
            <text:p>-432</text:p>
          </table:table-cell>
          <table:table-cell office:value-type="float" office:value="-132">
            <text:p>-132</text:p>
          </table:table-cell>
          <table:table-cell office:value-type="float" office:value="27000">
            <text:p>27000</text:p>
          </table:table-cell>
          <table:table-cell table:number-columns-repeated="3"/>
          <table:table-cell table:formula="of:=[.A130]/([.$L130]-[.$L129])" office:value-type="float" office:value="0">
            <text:p>0</text:p>
          </table:table-cell>
          <table:table-cell table:formula="of:=[.B130]/([.$L130]-[.$L129])" office:value-type="float" office:value="0">
            <text:p>0</text:p>
          </table:table-cell>
          <table:table-cell table:formula="of:=([.P130]-[.P129])/([.$L130]-[.$L129])" office:value-type="float" office:value="0">
            <text:p>0</text:p>
          </table:table-cell>
          <table:table-cell table:formula="of:=([.Q130]-[.Q129])/([.$L130]-[.$L129])" office:value-type="float" office:value="0">
            <text:p>0</text:p>
          </table:table-cell>
          <table:table-cell table:number-columns-repeated="3"/>
          <table:table-cell table:formula="of:=[.F130]/(16384/9.80665)" office:value-type="float" office:value="0.5746083984375">
            <text:p>0.5746083984</text:p>
          </table:table-cell>
          <table:table-cell table:formula="of:=[.G130]/(16384/9.80665)" office:value-type="float" office:value="-0.105344873046875">
            <text:p>-0.105344873</text:p>
          </table:table-cell>
          <table:table-cell table:formula="of:=[.H130]/(16384/9.80665)" office:value-type="float" office:value="11.0755768798828">
            <text:p>11.0755768799</text:p>
          </table:table-cell>
          <table:table-cell table:formula="of:=([.I130]*PI())/(131*180)" office:value-type="float" office:value="0.0298437978966969">
            <text:p>0.0298437979</text:p>
          </table:table-cell>
          <table:table-cell table:formula="of:=([.J130]*PI())/(131*180)" office:value-type="float" office:value="-0.0575558959436298">
            <text:p>-0.0575558959</text:p>
          </table:table-cell>
          <table:table-cell table:formula="of:=([.K130]*PI())/(131*180)" office:value-type="float" office:value="-0.0175865237605536">
            <text:p>-0.0175865238</text:p>
          </table:table-cell>
          <table:table-cell table:formula="of:=[.L130]" office:value-type="float" office:value="27000">
            <text:p>27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4">
            <text:p>984</text:p>
          </table:table-cell>
          <table:table-cell office:value-type="float" office:value="-188">
            <text:p>-188</text:p>
          </table:table-cell>
          <table:table-cell office:value-type="float" office:value="18408">
            <text:p>18408</text:p>
          </table:table-cell>
          <table:table-cell office:value-type="float" office:value="201">
            <text:p>201</text:p>
          </table:table-cell>
          <table:table-cell office:value-type="float" office:value="-442">
            <text:p>-442</text:p>
          </table:table-cell>
          <table:table-cell office:value-type="float" office:value="-138">
            <text:p>-138</text:p>
          </table:table-cell>
          <table:table-cell office:value-type="float" office:value="27200">
            <text:p>27200</text:p>
          </table:table-cell>
          <table:table-cell table:number-columns-repeated="3"/>
          <table:table-cell table:formula="of:=[.A131]/([.$L131]-[.$L130])" office:value-type="float" office:value="0">
            <text:p>0</text:p>
          </table:table-cell>
          <table:table-cell table:formula="of:=[.B131]/([.$L131]-[.$L130])" office:value-type="float" office:value="0">
            <text:p>0</text:p>
          </table:table-cell>
          <table:table-cell table:formula="of:=([.P131]-[.P130])/([.$L131]-[.$L130])" office:value-type="float" office:value="0">
            <text:p>0</text:p>
          </table:table-cell>
          <table:table-cell table:formula="of:=([.Q131]-[.Q130])/([.$L131]-[.$L130])" office:value-type="float" office:value="0">
            <text:p>0</text:p>
          </table:table-cell>
          <table:table-cell table:number-columns-repeated="3"/>
          <table:table-cell table:formula="of:=[.F131]/(16384/9.80665)" office:value-type="float" office:value="0.588973608398437">
            <text:p>0.5889736084</text:p>
          </table:table-cell>
          <table:table-cell table:formula="of:=[.G131]/(16384/9.80665)" office:value-type="float" office:value="-0.112527478027344">
            <text:p>-0.112527478</text:p>
          </table:table-cell>
          <table:table-cell table:formula="of:=[.H131]/(16384/9.80665)" office:value-type="float" office:value="11.0181160400391">
            <text:p>11.01811604</text:p>
          </table:table-cell>
          <table:table-cell table:formula="of:=([.I131]*PI())/(131*180)" office:value-type="float" office:value="0.0267794793626611">
            <text:p>0.0267794794</text:p>
          </table:table-cell>
          <table:table-cell table:formula="of:=([.J131]*PI())/(131*180)" office:value-type="float" office:value="-0.0588882083497323">
            <text:p>-0.0588882083</text:p>
          </table:table-cell>
          <table:table-cell table:formula="of:=([.K131]*PI())/(131*180)" office:value-type="float" office:value="-0.0183859112042151">
            <text:p>-0.0183859112</text:p>
          </table:table-cell>
          <table:table-cell table:formula="of:=[.L131]" office:value-type="float" office:value="27200">
            <text:p>27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4">
            <text:p>1124</text:p>
          </table:table-cell>
          <table:table-cell office:value-type="float" office:value="-180">
            <text:p>-180</text:p>
          </table:table-cell>
          <table:table-cell office:value-type="float" office:value="18440">
            <text:p>18440</text:p>
          </table:table-cell>
          <table:table-cell office:value-type="float" office:value="187">
            <text:p>187</text:p>
          </table:table-cell>
          <table:table-cell office:value-type="float" office:value="-438">
            <text:p>-438</text:p>
          </table:table-cell>
          <table:table-cell office:value-type="float" office:value="-144">
            <text:p>-144</text:p>
          </table:table-cell>
          <table:table-cell office:value-type="float" office:value="27400">
            <text:p>27400</text:p>
          </table:table-cell>
          <table:table-cell table:number-columns-repeated="3"/>
          <table:table-cell table:formula="of:=[.A132]/([.$L132]-[.$L131])" office:value-type="float" office:value="0">
            <text:p>0</text:p>
          </table:table-cell>
          <table:table-cell table:formula="of:=[.B132]/([.$L132]-[.$L131])" office:value-type="float" office:value="0">
            <text:p>0</text:p>
          </table:table-cell>
          <table:table-cell table:formula="of:=([.P132]-[.P131])/([.$L132]-[.$L131])" office:value-type="float" office:value="0">
            <text:p>0</text:p>
          </table:table-cell>
          <table:table-cell table:formula="of:=([.Q132]-[.Q131])/([.$L132]-[.$L131])" office:value-type="float" office:value="0">
            <text:p>0</text:p>
          </table:table-cell>
          <table:table-cell table:number-columns-repeated="3"/>
          <table:table-cell table:formula="of:=[.F132]/(16384/9.80665)" office:value-type="float" office:value="0.672770666503906">
            <text:p>0.6727706665</text:p>
          </table:table-cell>
          <table:table-cell table:formula="of:=[.G132]/(16384/9.80665)" office:value-type="float" office:value="-0.107739074707031">
            <text:p>-0.1077390747</text:p>
          </table:table-cell>
          <table:table-cell table:formula="of:=[.H132]/(16384/9.80665)" office:value-type="float" office:value="11.0372696533203">
            <text:p>11.0372696533</text:p>
          </table:table-cell>
          <table:table-cell table:formula="of:=([.I132]*PI())/(131*180)" office:value-type="float" office:value="0.0249142419941175">
            <text:p>0.024914242</text:p>
          </table:table-cell>
          <table:table-cell table:formula="of:=([.J132]*PI())/(131*180)" office:value-type="float" office:value="-0.0583552833872913">
            <text:p>-0.0583552834</text:p>
          </table:table-cell>
          <table:table-cell table:formula="of:=([.K132]*PI())/(131*180)" office:value-type="float" office:value="-0.0191852986478766">
            <text:p>-0.0191852986</text:p>
          </table:table-cell>
          <table:table-cell table:formula="of:=[.L132]" office:value-type="float" office:value="27400">
            <text:p>27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8">
            <text:p>1048</text:p>
          </table:table-cell>
          <table:table-cell office:value-type="float" office:value="-216">
            <text:p>-216</text:p>
          </table:table-cell>
          <table:table-cell office:value-type="float" office:value="18328">
            <text:p>18328</text:p>
          </table:table-cell>
          <table:table-cell office:value-type="float" office:value="202">
            <text:p>202</text:p>
          </table:table-cell>
          <table:table-cell office:value-type="float" office:value="-435">
            <text:p>-435</text:p>
          </table:table-cell>
          <table:table-cell office:value-type="float" office:value="-145">
            <text:p>-145</text:p>
          </table:table-cell>
          <table:table-cell office:value-type="float" office:value="27600">
            <text:p>27600</text:p>
          </table:table-cell>
          <table:table-cell table:number-columns-repeated="3"/>
          <table:table-cell table:formula="of:=[.A133]/([.$L133]-[.$L132])" office:value-type="float" office:value="0">
            <text:p>0</text:p>
          </table:table-cell>
          <table:table-cell table:formula="of:=[.B133]/([.$L133]-[.$L132])" office:value-type="float" office:value="0">
            <text:p>0</text:p>
          </table:table-cell>
          <table:table-cell table:formula="of:=([.P133]-[.P132])/([.$L133]-[.$L132])" office:value-type="float" office:value="0">
            <text:p>0</text:p>
          </table:table-cell>
          <table:table-cell table:formula="of:=([.Q133]-[.Q132])/([.$L133]-[.$L132])" office:value-type="float" office:value="0">
            <text:p>0</text:p>
          </table:table-cell>
          <table:table-cell table:number-columns-repeated="3"/>
          <table:table-cell table:formula="of:=[.F133]/(16384/9.80665)" office:value-type="float" office:value="0.627280834960937">
            <text:p>0.627280835</text:p>
          </table:table-cell>
          <table:table-cell table:formula="of:=[.G133]/(16384/9.80665)" office:value-type="float" office:value="-0.129286889648437">
            <text:p>-0.1292868896</text:p>
          </table:table-cell>
          <table:table-cell table:formula="of:=[.H133]/(16384/9.80665)" office:value-type="float" office:value="10.9702320068359">
            <text:p>10.9702320068</text:p>
          </table:table-cell>
          <table:table-cell table:formula="of:=([.I133]*PI())/(131*180)" office:value-type="float" office:value="0.0269127106032713">
            <text:p>0.0269127106</text:p>
          </table:table-cell>
          <table:table-cell table:formula="of:=([.J133]*PI())/(131*180)" office:value-type="float" office:value="-0.0579555896654606">
            <text:p>-0.0579555897</text:p>
          </table:table-cell>
          <table:table-cell table:formula="of:=([.K133]*PI())/(131*180)" office:value-type="float" office:value="-0.0193185298884869">
            <text:p>-0.0193185299</text:p>
          </table:table-cell>
          <table:table-cell table:formula="of:=[.L133]" office:value-type="float" office:value="27600">
            <text:p>27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48">
            <text:p>948</text:p>
          </table:table-cell>
          <table:table-cell office:value-type="float" office:value="-152">
            <text:p>-152</text:p>
          </table:table-cell>
          <table:table-cell office:value-type="float" office:value="18384">
            <text:p>18384</text:p>
          </table:table-cell>
          <table:table-cell office:value-type="float" office:value="235">
            <text:p>235</text:p>
          </table:table-cell>
          <table:table-cell office:value-type="float" office:value="-478">
            <text:p>-478</text:p>
          </table:table-cell>
          <table:table-cell office:value-type="float" office:value="-138">
            <text:p>-138</text:p>
          </table:table-cell>
          <table:table-cell office:value-type="float" office:value="27800">
            <text:p>27800</text:p>
          </table:table-cell>
          <table:table-cell table:number-columns-repeated="3"/>
          <table:table-cell table:formula="of:=[.A134]/([.$L134]-[.$L133])" office:value-type="float" office:value="0">
            <text:p>0</text:p>
          </table:table-cell>
          <table:table-cell table:formula="of:=[.B134]/([.$L134]-[.$L133])" office:value-type="float" office:value="0">
            <text:p>0</text:p>
          </table:table-cell>
          <table:table-cell table:formula="of:=([.P134]-[.P133])/([.$L134]-[.$L133])" office:value-type="float" office:value="0">
            <text:p>0</text:p>
          </table:table-cell>
          <table:table-cell table:formula="of:=([.Q134]-[.Q133])/([.$L134]-[.$L133])" office:value-type="float" office:value="0">
            <text:p>0</text:p>
          </table:table-cell>
          <table:table-cell table:number-columns-repeated="3"/>
          <table:table-cell table:formula="of:=[.F134]/(16384/9.80665)" office:value-type="float" office:value="0.567425793457031">
            <text:p>0.5674257935</text:p>
          </table:table-cell>
          <table:table-cell table:formula="of:=[.G134]/(16384/9.80665)" office:value-type="float" office:value="-0.0909796630859375">
            <text:p>-0.0909796631</text:p>
          </table:table-cell>
          <table:table-cell table:formula="of:=[.H134]/(16384/9.80665)" office:value-type="float" office:value="11.0037508300781">
            <text:p>11.0037508301</text:p>
          </table:table-cell>
          <table:table-cell table:formula="of:=([.I134]*PI())/(131*180)" office:value-type="float" office:value="0.0313093415434097">
            <text:p>0.0313093415</text:p>
          </table:table-cell>
          <table:table-cell table:formula="of:=([.J134]*PI())/(131*180)" office:value-type="float" office:value="-0.0636845330117015">
            <text:p>-0.063684533</text:p>
          </table:table-cell>
          <table:table-cell table:formula="of:=([.K134]*PI())/(131*180)" office:value-type="float" office:value="-0.0183859112042151">
            <text:p>-0.0183859112</text:p>
          </table:table-cell>
          <table:table-cell table:formula="of:=[.L134]" office:value-type="float" office:value="27800">
            <text:p>27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8">
            <text:p>1108</text:p>
          </table:table-cell>
          <table:table-cell office:value-type="float" office:value="-116">
            <text:p>-116</text:p>
          </table:table-cell>
          <table:table-cell office:value-type="float" office:value="18332">
            <text:p>18332</text:p>
          </table:table-cell>
          <table:table-cell office:value-type="float" office:value="229">
            <text:p>229</text:p>
          </table:table-cell>
          <table:table-cell office:value-type="float" office:value="-448">
            <text:p>-448</text:p>
          </table:table-cell>
          <table:table-cell office:value-type="float" office:value="-173">
            <text:p>-173</text:p>
          </table:table-cell>
          <table:table-cell office:value-type="float" office:value="28000">
            <text:p>28000</text:p>
          </table:table-cell>
          <table:table-cell table:number-columns-repeated="3"/>
          <table:table-cell table:formula="of:=[.A135]/([.$L135]-[.$L134])" office:value-type="float" office:value="0">
            <text:p>0</text:p>
          </table:table-cell>
          <table:table-cell table:formula="of:=[.B135]/([.$L135]-[.$L134])" office:value-type="float" office:value="0">
            <text:p>0</text:p>
          </table:table-cell>
          <table:table-cell table:formula="of:=([.P135]-[.P134])/([.$L135]-[.$L134])" office:value-type="float" office:value="0">
            <text:p>0</text:p>
          </table:table-cell>
          <table:table-cell table:formula="of:=([.Q135]-[.Q134])/([.$L135]-[.$L134])" office:value-type="float" office:value="0">
            <text:p>0</text:p>
          </table:table-cell>
          <table:table-cell table:number-columns-repeated="3"/>
          <table:table-cell table:formula="of:=[.F135]/(16384/9.80665)" office:value-type="float" office:value="0.663193859863281">
            <text:p>0.6631938599</text:p>
          </table:table-cell>
          <table:table-cell table:formula="of:=[.G135]/(16384/9.80665)" office:value-type="float" office:value="-0.0694318481445313">
            <text:p>-0.0694318481</text:p>
          </table:table-cell>
          <table:table-cell table:formula="of:=[.H135]/(16384/9.80665)" office:value-type="float" office:value="10.9726262084961">
            <text:p>10.9726262085</text:p>
          </table:table-cell>
          <table:table-cell table:formula="of:=([.I135]*PI())/(131*180)" office:value-type="float" office:value="0.0305099540997482">
            <text:p>0.0305099541</text:p>
          </table:table-cell>
          <table:table-cell table:formula="of:=([.J135]*PI())/(131*180)" office:value-type="float" office:value="-0.0596875957933939">
            <text:p>-0.0596875958</text:p>
          </table:table-cell>
          <table:table-cell table:formula="of:=([.K135]*PI())/(131*180)" office:value-type="float" office:value="-0.023049004625574">
            <text:p>-0.0230490046</text:p>
          </table:table-cell>
          <table:table-cell table:formula="of:=[.L135]" office:value-type="float" office:value="28000">
            <text:p>28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-256">
            <text:p>-256</text:p>
          </table:table-cell>
          <table:table-cell office:value-type="float" office:value="940">
            <text:p>940</text:p>
          </table:table-cell>
          <table:table-cell office:value-type="float" office:value="19176">
            <text:p>19176</text:p>
          </table:table-cell>
          <table:table-cell office:value-type="float" office:value="91">
            <text:p>91</text:p>
          </table:table-cell>
          <table:table-cell office:value-type="float" office:value="-493">
            <text:p>-493</text:p>
          </table:table-cell>
          <table:table-cell office:value-type="float" office:value="-482">
            <text:p>-482</text:p>
          </table:table-cell>
          <table:table-cell office:value-type="float" office:value="28200">
            <text:p>28200</text:p>
          </table:table-cell>
          <table:table-cell table:number-columns-repeated="3"/>
          <table:table-cell table:formula="of:=[.A136]/([.$L136]-[.$L135])" office:value-type="float" office:value="0">
            <text:p>0</text:p>
          </table:table-cell>
          <table:table-cell table:formula="of:=[.B136]/([.$L136]-[.$L135])" office:value-type="float" office:value="0">
            <text:p>0</text:p>
          </table:table-cell>
          <table:table-cell table:formula="of:=([.P136]-[.P135])/([.$L136]-[.$L135])" office:value-type="float" office:value="0">
            <text:p>0</text:p>
          </table:table-cell>
          <table:table-cell table:formula="of:=([.Q136]-[.Q135])/([.$L136]-[.$L135])" office:value-type="float" office:value="0">
            <text:p>0</text:p>
          </table:table-cell>
          <table:table-cell table:number-columns-repeated="3"/>
          <table:table-cell table:formula="of:=[.F136]/(16384/9.80665)" office:value-type="float" office:value="-0.15322890625">
            <text:p>-0.1532289063</text:p>
          </table:table-cell>
          <table:table-cell table:formula="of:=[.G136]/(16384/9.80665)" office:value-type="float" office:value="0.562637390136719">
            <text:p>0.5626373901</text:p>
          </table:table-cell>
          <table:table-cell table:formula="of:=[.H136]/(16384/9.80665)" office:value-type="float" office:value="11.4778027587891">
            <text:p>11.4778027588</text:p>
          </table:table-cell>
          <table:table-cell table:formula="of:=([.I136]*PI())/(131*180)" office:value-type="float" office:value="0.0121240428955331">
            <text:p>0.0121240429</text:p>
          </table:table-cell>
          <table:table-cell table:formula="of:=([.J136]*PI())/(131*180)" office:value-type="float" office:value="-0.0656830016208553">
            <text:p>-0.0656830016</text:p>
          </table:table-cell>
          <table:table-cell table:formula="of:=([.K136]*PI())/(131*180)" office:value-type="float" office:value="-0.0642174579741425">
            <text:p>-0.064217458</text:p>
          </table:table-cell>
          <table:table-cell table:formula="of:=[.L136]" office:value-type="float" office:value="28200">
            <text:p>282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584">
            <text:p>584</text:p>
          </table:table-cell>
          <table:table-cell office:value-type="float" office:value="332">
            <text:p>332</text:p>
          </table:table-cell>
          <table:table-cell office:value-type="float" office:value="18744">
            <text:p>18744</text:p>
          </table:table-cell>
          <table:table-cell office:value-type="float" office:value="246">
            <text:p>246</text:p>
          </table:table-cell>
          <table:table-cell office:value-type="float" office:value="-382">
            <text:p>-382</text:p>
          </table:table-cell>
          <table:table-cell office:value-type="float" office:value="8465">
            <text:p>8465</text:p>
          </table:table-cell>
          <table:table-cell office:value-type="float" office:value="28400">
            <text:p>28400</text:p>
          </table:table-cell>
          <table:table-cell table:number-columns-repeated="3"/>
          <table:table-cell table:formula="of:=[.A137]/([.$L137]-[.$L136])" office:value-type="float" office:value="0.035">
            <text:p>0.035</text:p>
          </table:table-cell>
          <table:table-cell table:formula="of:=[.B137]/([.$L137]-[.$L136])" office:value-type="float" office:value="0.055">
            <text:p>0.055</text:p>
          </table:table-cell>
          <table:table-cell table:formula="of:=([.P137]-[.P136])/([.$L137]-[.$L136])" office:value-type="float" office:value="0.000175">
            <text:p>0.000175</text:p>
          </table:table-cell>
          <table:table-cell table:formula="of:=([.Q137]-[.Q136])/([.$L137]-[.$L136])" office:value-type="float" office:value="0.000275">
            <text:p>0.000275</text:p>
          </table:table-cell>
          <table:table-cell table:number-columns-repeated="3"/>
          <table:table-cell table:formula="of:=[.F137]/(16384/9.80665)" office:value-type="float" office:value="0.349553442382812">
            <text:p>0.3495534424</text:p>
          </table:table-cell>
          <table:table-cell table:formula="of:=[.G137]/(16384/9.80665)" office:value-type="float" office:value="0.198718737792969">
            <text:p>0.1987187378</text:p>
          </table:table-cell>
          <table:table-cell table:formula="of:=[.H137]/(16384/9.80665)" office:value-type="float" office:value="11.2192289794922">
            <text:p>11.2192289795</text:p>
          </table:table-cell>
          <table:table-cell table:formula="of:=([.I137]*PI())/(131*180)" office:value-type="float" office:value="0.0327748851901225">
            <text:p>0.0327748852</text:p>
          </table:table-cell>
          <table:table-cell table:formula="of:=([.J137]*PI())/(131*180)" office:value-type="float" office:value="-0.0508943339131171">
            <text:p>-0.0508943339</text:p>
          </table:table-cell>
          <table:table-cell table:formula="of:=([.K137]*PI())/(131*180)" office:value-type="float" office:value="1.1278024517658">
            <text:p>1.1278024518</text:p>
          </table:table-cell>
          <table:table-cell table:formula="of:=[.L137]" office:value-type="float" office:value="28400">
            <text:p>284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7852">
            <text:p>7852</text:p>
          </table:table-cell>
          <table:table-cell office:value-type="float" office:value="-768">
            <text:p>-768</text:p>
          </table:table-cell>
          <table:table-cell office:value-type="float" office:value="26864">
            <text:p>26864</text:p>
          </table:table-cell>
          <table:table-cell office:value-type="float" office:value="709">
            <text:p>709</text:p>
          </table:table-cell>
          <table:table-cell office:value-type="float" office:value="1004">
            <text:p>1004</text:p>
          </table:table-cell>
          <table:table-cell office:value-type="float" office:value="13072">
            <text:p>13072</text:p>
          </table:table-cell>
          <table:table-cell office:value-type="float" office:value="28600">
            <text:p>28600</text:p>
          </table:table-cell>
          <table:table-cell table:number-columns-repeated="3"/>
          <table:table-cell table:formula="of:=[.A138]/([.$L138]-[.$L137])" office:value-type="float" office:value="0.085">
            <text:p>0.085</text:p>
          </table:table-cell>
          <table:table-cell table:formula="of:=[.B138]/([.$L138]-[.$L137])" office:value-type="float" office:value="0.08">
            <text:p>0.08</text:p>
          </table:table-cell>
          <table:table-cell table:formula="of:=([.P138]-[.P137])/([.$L138]-[.$L137])" office:value-type="float" office:value="0.00025">
            <text:p>0.00025</text:p>
          </table:table-cell>
          <table:table-cell table:formula="of:=([.Q138]-[.Q137])/([.$L138]-[.$L137])" office:value-type="float" office:value="0.000125">
            <text:p>0.000125</text:p>
          </table:table-cell>
          <table:table-cell table:number-columns-repeated="3"/>
          <table:table-cell table:formula="of:=[.F138]/(16384/9.80665)" office:value-type="float" office:value="4.69981785888672">
            <text:p>4.6998178589</text:p>
          </table:table-cell>
          <table:table-cell table:formula="of:=[.G138]/(16384/9.80665)" office:value-type="float" office:value="-0.45968671875">
            <text:p>-0.4596867188</text:p>
          </table:table-cell>
          <table:table-cell table:formula="of:=[.H138]/(16384/9.80665)" office:value-type="float" office:value="16.0794583496094">
            <text:p>16.0794583496</text:p>
          </table:table-cell>
          <table:table-cell table:formula="of:=([.I138]*PI())/(131*180)" office:value-type="float" office:value="0.0944609495926702">
            <text:p>0.0944609496</text:p>
          </table:table-cell>
          <table:table-cell table:formula="of:=([.J138]*PI())/(131*180)" office:value-type="float" office:value="0.133764165572695">
            <text:p>0.1337641656</text:p>
          </table:table-cell>
          <table:table-cell table:formula="of:=([.K138]*PI())/(131*180)" office:value-type="float" office:value="1.74159877725724">
            <text:p>1.7415987773</text:p>
          </table:table-cell>
          <table:table-cell table:formula="of:=[.L138]" office:value-type="float" office:value="28600">
            <text:p>286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736">
            <text:p>736</text:p>
          </table:table-cell>
          <table:table-cell office:value-type="float" office:value="-932">
            <text:p>-932</text:p>
          </table:table-cell>
          <table:table-cell office:value-type="float" office:value="18944">
            <text:p>18944</text:p>
          </table:table-cell>
          <table:table-cell office:value-type="float" office:value="802">
            <text:p>802</text:p>
          </table:table-cell>
          <table:table-cell office:value-type="float" office:value="-604">
            <text:p>-604</text:p>
          </table:table-cell>
          <table:table-cell office:value-type="float" office:value="15151">
            <text:p>15151</text:p>
          </table:table-cell>
          <table:table-cell office:value-type="float" office:value="28800">
            <text:p>28800</text:p>
          </table:table-cell>
          <table:table-cell table:number-columns-repeated="3"/>
          <table:table-cell table:formula="of:=[.A139]/([.$L139]-[.$L138])" office:value-type="float" office:value="0.1">
            <text:p>0.1</text:p>
          </table:table-cell>
          <table:table-cell table:formula="of:=[.B139]/([.$L139]-[.$L138])" office:value-type="float" office:value="0.095">
            <text:p>0.095</text:p>
          </table:table-cell>
          <table:table-cell table:formula="of:=([.P139]-[.P138])/([.$L139]-[.$L138])" office:value-type="float" office:value="0.000075">
            <text:p>0.000075</text:p>
          </table:table-cell>
          <table:table-cell table:formula="of:=([.Q139]-[.Q138])/([.$L139]-[.$L138])" office:value-type="float" office:value="0.000075">
            <text:p>0.000075</text:p>
          </table:table-cell>
          <table:table-cell table:number-columns-repeated="3"/>
          <table:table-cell table:formula="of:=[.F139]/(16384/9.80665)" office:value-type="float" office:value="0.44053310546875">
            <text:p>0.4405331055</text:p>
          </table:table-cell>
          <table:table-cell table:formula="of:=[.G139]/(16384/9.80665)" office:value-type="float" office:value="-0.557848986816406">
            <text:p>-0.5578489868</text:p>
          </table:table-cell>
          <table:table-cell table:formula="of:=[.H139]/(16384/9.80665)" office:value-type="float" office:value="11.3389390625">
            <text:p>11.3389390625</text:p>
          </table:table-cell>
          <table:table-cell table:formula="of:=([.I139]*PI())/(131*180)" office:value-type="float" office:value="0.106851454969424">
            <text:p>0.106851455</text:p>
          </table:table-cell>
          <table:table-cell table:formula="of:=([.J139]*PI())/(131*180)" office:value-type="float" office:value="-0.0804716693285935">
            <text:p>-0.0804716693</text:p>
          </table:table-cell>
          <table:table-cell table:formula="of:=([.K139]*PI())/(131*180)" office:value-type="float" office:value="2.01858652648596">
            <text:p>2.0185865265</text:p>
          </table:table-cell>
          <table:table-cell table:formula="of:=[.L139]" office:value-type="float" office:value="28800">
            <text:p>288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576">
            <text:p>1576</text:p>
          </table:table-cell>
          <table:table-cell office:value-type="float" office:value="-936">
            <text:p>-936</text:p>
          </table:table-cell>
          <table:table-cell office:value-type="float" office:value="17036">
            <text:p>17036</text:p>
          </table:table-cell>
          <table:table-cell office:value-type="float" office:value="1134">
            <text:p>1134</text:p>
          </table:table-cell>
          <table:table-cell office:value-type="float" office:value="-255">
            <text:p>-255</text:p>
          </table:table-cell>
          <table:table-cell office:value-type="float" office:value="15649">
            <text:p>15649</text:p>
          </table:table-cell>
          <table:table-cell office:value-type="float" office:value="29000">
            <text:p>29000</text:p>
          </table:table-cell>
          <table:table-cell table:number-columns-repeated="3"/>
          <table:table-cell table:formula="of:=[.A140]/([.$L140]-[.$L139])" office:value-type="float" office:value="0.11">
            <text:p>0.11</text:p>
          </table:table-cell>
          <table:table-cell table:formula="of:=[.B140]/([.$L140]-[.$L139])" office:value-type="float" office:value="0.105">
            <text:p>0.105</text:p>
          </table:table-cell>
          <table:table-cell table:formula="of:=([.P140]-[.P139])/([.$L140]-[.$L139])" office:value-type="float" office:value="0.00005">
            <text:p>0.00005</text:p>
          </table:table-cell>
          <table:table-cell table:formula="of:=([.Q140]-[.Q139])/([.$L140]-[.$L139])" office:value-type="float" office:value="0.00005">
            <text:p>0.00005</text:p>
          </table:table-cell>
          <table:table-cell table:number-columns-repeated="3"/>
          <table:table-cell table:formula="of:=[.F140]/(16384/9.80665)" office:value-type="float" office:value="0.943315454101562">
            <text:p>0.9433154541</text:p>
          </table:table-cell>
          <table:table-cell table:formula="of:=[.G140]/(16384/9.80665)" office:value-type="float" office:value="-0.560243188476562">
            <text:p>-0.5602431885</text:p>
          </table:table-cell>
          <table:table-cell table:formula="of:=[.H140]/(16384/9.80665)" office:value-type="float" office:value="10.1969048706055">
            <text:p>10.1969048706</text:p>
          </table:table-cell>
          <table:table-cell table:formula="of:=([.I140]*PI())/(131*180)" office:value-type="float" office:value="0.151084226852028">
            <text:p>0.1510842269</text:p>
          </table:table-cell>
          <table:table-cell table:formula="of:=([.J140]*PI())/(131*180)" office:value-type="float" office:value="-0.0339739663556148">
            <text:p>-0.0339739664</text:p>
          </table:table-cell>
          <table:table-cell table:formula="of:=([.K140]*PI())/(131*180)" office:value-type="float" office:value="2.08493568430987">
            <text:p>2.0849356843</text:p>
          </table:table-cell>
          <table:table-cell table:formula="of:=[.L140]" office:value-type="float" office:value="29000">
            <text:p>29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596">
            <text:p>596</text:p>
          </table:table-cell>
          <table:table-cell office:value-type="float" office:value="-700">
            <text:p>-700</text:p>
          </table:table-cell>
          <table:table-cell office:value-type="float" office:value="19268">
            <text:p>19268</text:p>
          </table:table-cell>
          <table:table-cell office:value-type="float" office:value="1166">
            <text:p>1166</text:p>
          </table:table-cell>
          <table:table-cell office:value-type="float" office:value="-367">
            <text:p>-367</text:p>
          </table:table-cell>
          <table:table-cell office:value-type="float" office:value="16235">
            <text:p>16235</text:p>
          </table:table-cell>
          <table:table-cell office:value-type="float" office:value="29200">
            <text:p>29200</text:p>
          </table:table-cell>
          <table:table-cell table:number-columns-repeated="3"/>
          <table:table-cell table:formula="of:=[.A141]/([.$L141]-[.$L140])" office:value-type="float" office:value="0.115">
            <text:p>0.115</text:p>
          </table:table-cell>
          <table:table-cell table:formula="of:=[.B141]/([.$L141]-[.$L140])" office:value-type="float" office:value="0.105">
            <text:p>0.105</text:p>
          </table:table-cell>
          <table:table-cell table:formula="of:=([.P141]-[.P140])/([.$L141]-[.$L140])" office:value-type="float" office:value="0.000025">
            <text:p>0.000025</text:p>
          </table:table-cell>
          <table:table-cell table:formula="of:=([.Q141]-[.Q140])/([.$L141]-[.$L140])" office:value-type="float" office:value="0">
            <text:p>0</text:p>
          </table:table-cell>
          <table:table-cell table:number-columns-repeated="3"/>
          <table:table-cell table:formula="of:=[.F141]/(16384/9.80665)" office:value-type="float" office:value="0.356736047363281">
            <text:p>0.3567360474</text:p>
          </table:table-cell>
          <table:table-cell table:formula="of:=[.G141]/(16384/9.80665)" office:value-type="float" office:value="-0.418985290527344">
            <text:p>-0.4189852905</text:p>
          </table:table-cell>
          <table:table-cell table:formula="of:=[.H141]/(16384/9.80665)" office:value-type="float" office:value="11.5328693969727">
            <text:p>11.532869397</text:p>
          </table:table-cell>
          <table:table-cell table:formula="of:=([.I141]*PI())/(131*180)" office:value-type="float" office:value="0.155347626551556">
            <text:p>0.1553476266</text:p>
          </table:table-cell>
          <table:table-cell table:formula="of:=([.J141]*PI())/(131*180)" office:value-type="float" office:value="-0.0488958653039633">
            <text:p>-0.0488958653</text:p>
          </table:table-cell>
          <table:table-cell table:formula="of:=([.K141]*PI())/(131*180)" office:value-type="float" office:value="2.16300919130748">
            <text:p>2.1630091913</text:p>
          </table:table-cell>
          <table:table-cell table:formula="of:=[.L141]" office:value-type="float" office:value="29200">
            <text:p>292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272">
            <text:p>272</text:p>
          </table:table-cell>
          <table:table-cell office:value-type="float" office:value="400">
            <text:p>400</text:p>
          </table:table-cell>
          <table:table-cell office:value-type="float" office:value="16608">
            <text:p>16608</text:p>
          </table:table-cell>
          <table:table-cell office:value-type="float" office:value="1609">
            <text:p>1609</text:p>
          </table:table-cell>
          <table:table-cell office:value-type="float" office:value="237">
            <text:p>237</text:p>
          </table:table-cell>
          <table:table-cell office:value-type="float" office:value="16399">
            <text:p>16399</text:p>
          </table:table-cell>
          <table:table-cell office:value-type="float" office:value="29400">
            <text:p>29400</text:p>
          </table:table-cell>
          <table:table-cell table:number-columns-repeated="3"/>
          <table:table-cell table:formula="of:=[.A142]/([.$L142]-[.$L141])" office:value-type="float" office:value="0.12">
            <text:p>0.12</text:p>
          </table:table-cell>
          <table:table-cell table:formula="of:=[.B142]/([.$L142]-[.$L141])" office:value-type="float" office:value="0.11">
            <text:p>0.11</text:p>
          </table:table-cell>
          <table:table-cell table:formula="of:=([.P142]-[.P141])/([.$L142]-[.$L141])" office:value-type="float" office:value="0.000025">
            <text:p>0.000025</text:p>
          </table:table-cell>
          <table:table-cell table:formula="of:=([.Q142]-[.Q141])/([.$L142]-[.$L141])" office:value-type="float" office:value="0.000025">
            <text:p>0.000025</text:p>
          </table:table-cell>
          <table:table-cell table:number-columns-repeated="3"/>
          <table:table-cell table:formula="of:=[.F142]/(16384/9.80665)" office:value-type="float" office:value="0.162805712890625">
            <text:p>0.1628057129</text:p>
          </table:table-cell>
          <table:table-cell table:formula="of:=[.G142]/(16384/9.80665)" office:value-type="float" office:value="0.239420166015625">
            <text:p>0.239420166</text:p>
          </table:table-cell>
          <table:table-cell table:formula="of:=[.H142]/(16384/9.80665)" office:value-type="float" office:value="9.94072529296875">
            <text:p>9.940725293</text:p>
          </table:table-cell>
          <table:table-cell table:formula="of:=([.I142]*PI())/(131*180)" office:value-type="float" office:value="0.214369066141899">
            <text:p>0.2143690661</text:p>
          </table:table-cell>
          <table:table-cell table:formula="of:=([.J142]*PI())/(131*180)" office:value-type="float" office:value="0.0315758040246302">
            <text:p>0.031575804</text:p>
          </table:table-cell>
          <table:table-cell table:formula="of:=([.K142]*PI())/(131*180)" office:value-type="float" office:value="2.18485911476756">
            <text:p>2.1848591148</text:p>
          </table:table-cell>
          <table:table-cell table:formula="of:=[.L142]" office:value-type="float" office:value="29400">
            <text:p>294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756">
            <text:p>756</text:p>
          </table:table-cell>
          <table:table-cell office:value-type="float" office:value="292">
            <text:p>292</text:p>
          </table:table-cell>
          <table:table-cell office:value-type="float" office:value="21784">
            <text:p>21784</text:p>
          </table:table-cell>
          <table:table-cell office:value-type="float" office:value="812">
            <text:p>812</text:p>
          </table:table-cell>
          <table:table-cell office:value-type="float" office:value="64">
            <text:p>64</text:p>
          </table:table-cell>
          <table:table-cell office:value-type="float" office:value="16308">
            <text:p>16308</text:p>
          </table:table-cell>
          <table:table-cell office:value-type="float" office:value="29600">
            <text:p>29600</text:p>
          </table:table-cell>
          <table:table-cell table:number-columns-repeated="3"/>
          <table:table-cell table:formula="of:=[.A143]/([.$L143]-[.$L142])" office:value-type="float" office:value="0.115">
            <text:p>0.115</text:p>
          </table:table-cell>
          <table:table-cell table:formula="of:=[.B143]/([.$L143]-[.$L142])" office:value-type="float" office:value="0.105">
            <text:p>0.105</text:p>
          </table:table-cell>
          <table:table-cell table:formula="of:=([.P143]-[.P142])/([.$L143]-[.$L142])" office:value-type="float" office:value="-0.000025">
            <text:p>-0.000025</text:p>
          </table:table-cell>
          <table:table-cell table:formula="of:=([.Q143]-[.Q142])/([.$L143]-[.$L142])" office:value-type="float" office:value="-0.000025">
            <text:p>-0.000025</text:p>
          </table:table-cell>
          <table:table-cell table:number-columns-repeated="3"/>
          <table:table-cell table:formula="of:=[.F143]/(16384/9.80665)" office:value-type="float" office:value="0.452504113769531">
            <text:p>0.4525041138</text:p>
          </table:table-cell>
          <table:table-cell table:formula="of:=[.G143]/(16384/9.80665)" office:value-type="float" office:value="0.174776721191406">
            <text:p>0.1747767212</text:p>
          </table:table-cell>
          <table:table-cell table:formula="of:=[.H143]/(16384/9.80665)" office:value-type="float" office:value="13.0388222412109">
            <text:p>13.0388222412</text:p>
          </table:table-cell>
          <table:table-cell table:formula="of:=([.I143]*PI())/(131*180)" office:value-type="float" office:value="0.108183767375526">
            <text:p>0.1081837674</text:p>
          </table:table-cell>
          <table:table-cell table:formula="of:=([.J143]*PI())/(131*180)" office:value-type="float" office:value="0.00852679939905627">
            <text:p>0.0085267994</text:p>
          </table:table-cell>
          <table:table-cell table:formula="of:=([.K143]*PI())/(131*180)" office:value-type="float" office:value="2.17273507187202">
            <text:p>2.1727350719</text:p>
          </table:table-cell>
          <table:table-cell table:formula="of:=[.L143]" office:value-type="float" office:value="29600">
            <text:p>296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-524">
            <text:p>-524</text:p>
          </table:table-cell>
          <table:table-cell office:value-type="float" office:value="-428">
            <text:p>-428</text:p>
          </table:table-cell>
          <table:table-cell office:value-type="float" office:value="17088">
            <text:p>17088</text:p>
          </table:table-cell>
          <table:table-cell office:value-type="float" office:value="762">
            <text:p>762</text:p>
          </table:table-cell>
          <table:table-cell office:value-type="float" office:value="-256">
            <text:p>-256</text:p>
          </table:table-cell>
          <table:table-cell office:value-type="float" office:value="15802">
            <text:p>15802</text:p>
          </table:table-cell>
          <table:table-cell office:value-type="float" office:value="29800">
            <text:p>29800</text:p>
          </table:table-cell>
          <table:table-cell table:number-columns-repeated="3"/>
          <table:table-cell table:formula="of:=[.A144]/([.$L144]-[.$L143])" office:value-type="float" office:value="0.12">
            <text:p>0.12</text:p>
          </table:table-cell>
          <table:table-cell table:formula="of:=[.B144]/([.$L144]-[.$L143])" office:value-type="float" office:value="0.11">
            <text:p>0.11</text:p>
          </table:table-cell>
          <table:table-cell table:formula="of:=([.P144]-[.P143])/([.$L144]-[.$L143])" office:value-type="float" office:value="0.000025">
            <text:p>0.000025</text:p>
          </table:table-cell>
          <table:table-cell table:formula="of:=([.Q144]-[.Q143])/([.$L144]-[.$L143])" office:value-type="float" office:value="0.000025">
            <text:p>0.000025</text:p>
          </table:table-cell>
          <table:table-cell table:number-columns-repeated="3"/>
          <table:table-cell table:formula="of:=[.F144]/(16384/9.80665)" office:value-type="float" office:value="-0.313640417480469">
            <text:p>-0.3136404175</text:p>
          </table:table-cell>
          <table:table-cell table:formula="of:=[.G144]/(16384/9.80665)" office:value-type="float" office:value="-0.256179577636719">
            <text:p>-0.2561795776</text:p>
          </table:table-cell>
          <table:table-cell table:formula="of:=[.H144]/(16384/9.80665)" office:value-type="float" office:value="10.2280294921875">
            <text:p>10.2280294922</text:p>
          </table:table-cell>
          <table:table-cell table:formula="of:=([.I144]*PI())/(131*180)" office:value-type="float" office:value="0.101522205345014">
            <text:p>0.1015222053</text:p>
          </table:table-cell>
          <table:table-cell table:formula="of:=([.J144]*PI())/(131*180)" office:value-type="float" office:value="-0.0341071975962251">
            <text:p>-0.0341071976</text:p>
          </table:table-cell>
          <table:table-cell table:formula="of:=([.K144]*PI())/(131*180)" office:value-type="float" office:value="2.10532006412324">
            <text:p>2.1053200641</text:p>
          </table:table-cell>
          <table:table-cell table:formula="of:=[.L144]" office:value-type="float" office:value="29800">
            <text:p>298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-16">
            <text:p>-16</text:p>
          </table:table-cell>
          <table:table-cell office:value-type="float" office:value="-484">
            <text:p>-484</text:p>
          </table:table-cell>
          <table:table-cell office:value-type="float" office:value="18204">
            <text:p>18204</text:p>
          </table:table-cell>
          <table:table-cell office:value-type="float" office:value="641">
            <text:p>641</text:p>
          </table:table-cell>
          <table:table-cell office:value-type="float" office:value="-1072">
            <text:p>-1072</text:p>
          </table:table-cell>
          <table:table-cell office:value-type="float" office:value="15196">
            <text:p>15196</text:p>
          </table:table-cell>
          <table:table-cell office:value-type="float" office:value="30000">
            <text:p>30000</text:p>
          </table:table-cell>
          <table:table-cell table:number-columns-repeated="3"/>
          <table:table-cell table:formula="of:=[.A145]/([.$L145]-[.$L144])" office:value-type="float" office:value="0.115">
            <text:p>0.115</text:p>
          </table:table-cell>
          <table:table-cell table:formula="of:=[.B145]/([.$L145]-[.$L144])" office:value-type="float" office:value="0.105">
            <text:p>0.105</text:p>
          </table:table-cell>
          <table:table-cell table:formula="of:=([.P145]-[.P144])/([.$L145]-[.$L144])" office:value-type="float" office:value="-0.000025">
            <text:p>-0.000025</text:p>
          </table:table-cell>
          <table:table-cell table:formula="of:=([.Q145]-[.Q144])/([.$L145]-[.$L144])" office:value-type="float" office:value="-0.000025">
            <text:p>-0.000025</text:p>
          </table:table-cell>
          <table:table-cell table:number-columns-repeated="3"/>
          <table:table-cell table:formula="of:=[.F145]/(16384/9.80665)" office:value-type="float" office:value="-0.009576806640625">
            <text:p>-0.0095768066</text:p>
          </table:table-cell>
          <table:table-cell table:formula="of:=[.G145]/(16384/9.80665)" office:value-type="float" office:value="-0.289698400878906">
            <text:p>-0.2896984009</text:p>
          </table:table-cell>
          <table:table-cell table:formula="of:=[.H145]/(16384/9.80665)" office:value-type="float" office:value="10.8960117553711">
            <text:p>10.8960117554</text:p>
          </table:table-cell>
          <table:table-cell table:formula="of:=([.I145]*PI())/(131*180)" office:value-type="float" office:value="0.0854012252311729">
            <text:p>0.0854012252</text:p>
          </table:table-cell>
          <table:table-cell table:formula="of:=([.J145]*PI())/(131*180)" office:value-type="float" office:value="-0.142823889934192">
            <text:p>-0.1428238899</text:p>
          </table:table-cell>
          <table:table-cell table:formula="of:=([.K145]*PI())/(131*180)" office:value-type="float" office:value="2.02458193231342">
            <text:p>2.0245819323</text:p>
          </table:table-cell>
          <table:table-cell table:formula="of:=[.L145]" office:value-type="float" office:value="30000">
            <text:p>30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2364">
            <text:p>2364</text:p>
          </table:table-cell>
          <table:table-cell office:value-type="float" office:value="-236">
            <text:p>-236</text:p>
          </table:table-cell>
          <table:table-cell office:value-type="float" office:value="18260">
            <text:p>18260</text:p>
          </table:table-cell>
          <table:table-cell office:value-type="float" office:value="1053">
            <text:p>1053</text:p>
          </table:table-cell>
          <table:table-cell office:value-type="float" office:value="235">
            <text:p>235</text:p>
          </table:table-cell>
          <table:table-cell office:value-type="float" office:value="15926">
            <text:p>15926</text:p>
          </table:table-cell>
          <table:table-cell office:value-type="float" office:value="30200">
            <text:p>30200</text:p>
          </table:table-cell>
          <table:table-cell table:number-columns-repeated="3"/>
          <table:table-cell table:formula="of:=[.A146]/([.$L146]-[.$L145])" office:value-type="float" office:value="0.12">
            <text:p>0.12</text:p>
          </table:table-cell>
          <table:table-cell table:formula="of:=[.B146]/([.$L146]-[.$L145])" office:value-type="float" office:value="0.105">
            <text:p>0.105</text:p>
          </table:table-cell>
          <table:table-cell table:formula="of:=([.P146]-[.P145])/([.$L146]-[.$L145])" office:value-type="float" office:value="0.000025">
            <text:p>0.000025</text:p>
          </table:table-cell>
          <table:table-cell table:formula="of:=([.Q146]-[.Q145])/([.$L146]-[.$L145])" office:value-type="float" office:value="0">
            <text:p>0</text:p>
          </table:table-cell>
          <table:table-cell table:number-columns-repeated="3"/>
          <table:table-cell table:formula="of:=[.F146]/(16384/9.80665)" office:value-type="float" office:value="1.41497318115234">
            <text:p>1.4149731812</text:p>
          </table:table-cell>
          <table:table-cell table:formula="of:=[.G146]/(16384/9.80665)" office:value-type="float" office:value="-0.141257897949219">
            <text:p>-0.1412578979</text:p>
          </table:table-cell>
          <table:table-cell table:formula="of:=[.H146]/(16384/9.80665)" office:value-type="float" office:value="10.9295305786133">
            <text:p>10.9295305786</text:p>
          </table:table-cell>
          <table:table-cell table:formula="of:=([.I146]*PI())/(131*180)" office:value-type="float" office:value="0.140292496362598">
            <text:p>0.1402924964</text:p>
          </table:table-cell>
          <table:table-cell table:formula="of:=([.J146]*PI())/(131*180)" office:value-type="float" office:value="0.0313093415434097">
            <text:p>0.0313093415</text:p>
          </table:table-cell>
          <table:table-cell table:formula="of:=([.K146]*PI())/(131*180)" office:value-type="float" office:value="2.12184073795891">
            <text:p>2.121840738</text:p>
          </table:table-cell>
          <table:table-cell table:formula="of:=[.L146]" office:value-type="float" office:value="30200">
            <text:p>302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1336">
            <text:p>1336</text:p>
          </table:table-cell>
          <table:table-cell office:value-type="float" office:value="3484">
            <text:p>3484</text:p>
          </table:table-cell>
          <table:table-cell office:value-type="float" office:value="16828">
            <text:p>16828</text:p>
          </table:table-cell>
          <table:table-cell office:value-type="float" office:value="304">
            <text:p>304</text:p>
          </table:table-cell>
          <table:table-cell office:value-type="float" office:value="-1501">
            <text:p>-1501</text:p>
          </table:table-cell>
          <table:table-cell office:value-type="float" office:value="15726">
            <text:p>15726</text:p>
          </table:table-cell>
          <table:table-cell office:value-type="float" office:value="30400">
            <text:p>30400</text:p>
          </table:table-cell>
          <table:table-cell table:number-columns-repeated="3"/>
          <table:table-cell table:formula="of:=[.A147]/([.$L147]-[.$L146])" office:value-type="float" office:value="0.115">
            <text:p>0.115</text:p>
          </table:table-cell>
          <table:table-cell table:formula="of:=[.B147]/([.$L147]-[.$L146])" office:value-type="float" office:value="0.11">
            <text:p>0.11</text:p>
          </table:table-cell>
          <table:table-cell table:formula="of:=([.P147]-[.P146])/([.$L147]-[.$L146])" office:value-type="float" office:value="-0.000025">
            <text:p>-0.000025</text:p>
          </table:table-cell>
          <table:table-cell table:formula="of:=([.Q147]-[.Q146])/([.$L147]-[.$L146])" office:value-type="float" office:value="0.000025">
            <text:p>0.000025</text:p>
          </table:table-cell>
          <table:table-cell table:number-columns-repeated="3"/>
          <table:table-cell table:formula="of:=[.F147]/(16384/9.80665)" office:value-type="float" office:value="0.799663354492188">
            <text:p>0.7996633545</text:p>
          </table:table-cell>
          <table:table-cell table:formula="of:=[.G147]/(16384/9.80665)" office:value-type="float" office:value="2.08534964599609">
            <text:p>2.085349646</text:p>
          </table:table-cell>
          <table:table-cell table:formula="of:=[.H147]/(16384/9.80665)" office:value-type="float" office:value="10.0724063842773">
            <text:p>10.0724063843</text:p>
          </table:table-cell>
          <table:table-cell table:formula="of:=([.I147]*PI())/(131*180)" office:value-type="float" office:value="0.0405022971455173">
            <text:p>0.0405022971</text:p>
          </table:table-cell>
          <table:table-cell table:formula="of:=([.J147]*PI())/(131*180)" office:value-type="float" office:value="-0.199980092155992">
            <text:p>-0.1999800922</text:p>
          </table:table-cell>
          <table:table-cell table:formula="of:=([.K147]*PI())/(131*180)" office:value-type="float" office:value="2.09519448983686">
            <text:p>2.0951944898</text:p>
          </table:table-cell>
          <table:table-cell table:formula="of:=[.L147]" office:value-type="float" office:value="30400">
            <text:p>304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-1196">
            <text:p>-1196</text:p>
          </table:table-cell>
          <table:table-cell office:value-type="float" office:value="-628">
            <text:p>-628</text:p>
          </table:table-cell>
          <table:table-cell office:value-type="float" office:value="18324">
            <text:p>18324</text:p>
          </table:table-cell>
          <table:table-cell office:value-type="float" office:value="1655">
            <text:p>1655</text:p>
          </table:table-cell>
          <table:table-cell office:value-type="float" office:value="-230">
            <text:p>-230</text:p>
          </table:table-cell>
          <table:table-cell office:value-type="float" office:value="15547">
            <text:p>15547</text:p>
          </table:table-cell>
          <table:table-cell office:value-type="float" office:value="30600">
            <text:p>30600</text:p>
          </table:table-cell>
          <table:table-cell table:number-columns-repeated="3"/>
          <table:table-cell table:formula="of:=[.A148]/([.$L148]-[.$L147])" office:value-type="float" office:value="0.12">
            <text:p>0.12</text:p>
          </table:table-cell>
          <table:table-cell table:formula="of:=[.B148]/([.$L148]-[.$L147])" office:value-type="float" office:value="0.11">
            <text:p>0.11</text:p>
          </table:table-cell>
          <table:table-cell table:formula="of:=([.P148]-[.P147])/([.$L148]-[.$L147])" office:value-type="float" office:value="0.000025">
            <text:p>0.000025</text:p>
          </table:table-cell>
          <table:table-cell table:formula="of:=([.Q148]-[.Q147])/([.$L148]-[.$L147])" office:value-type="float" office:value="0">
            <text:p>0</text:p>
          </table:table-cell>
          <table:table-cell table:number-columns-repeated="3"/>
          <table:table-cell table:formula="of:=[.F148]/(16384/9.80665)" office:value-type="float" office:value="-0.715866296386719">
            <text:p>-0.7158662964</text:p>
          </table:table-cell>
          <table:table-cell table:formula="of:=[.G148]/(16384/9.80665)" office:value-type="float" office:value="-0.375889660644531">
            <text:p>-0.3758896606</text:p>
          </table:table-cell>
          <table:table-cell table:formula="of:=[.H148]/(16384/9.80665)" office:value-type="float" office:value="10.9678378051758">
            <text:p>10.9678378052</text:p>
          </table:table-cell>
          <table:table-cell table:formula="of:=([.I148]*PI())/(131*180)" office:value-type="float" office:value="0.220497703209971">
            <text:p>0.2204977032</text:p>
          </table:table-cell>
          <table:table-cell table:formula="of:=([.J148]*PI())/(131*180)" office:value-type="float" office:value="-0.0306431853403585">
            <text:p>-0.0306431853</text:p>
          </table:table-cell>
          <table:table-cell table:formula="of:=([.K148]*PI())/(131*180)" office:value-type="float" office:value="2.07134609776762">
            <text:p>2.0713460978</text:p>
          </table:table-cell>
          <table:table-cell table:formula="of:=[.L148]" office:value-type="float" office:value="30600">
            <text:p>306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-1304">
            <text:p>-1304</text:p>
          </table:table-cell>
          <table:table-cell office:value-type="float" office:value="904">
            <text:p>904</text:p>
          </table:table-cell>
          <table:table-cell office:value-type="float" office:value="21080">
            <text:p>21080</text:p>
          </table:table-cell>
          <table:table-cell office:value-type="float" office:value="-737">
            <text:p>-737</text:p>
          </table:table-cell>
          <table:table-cell office:value-type="float" office:value="1679">
            <text:p>1679</text:p>
          </table:table-cell>
          <table:table-cell office:value-type="float" office:value="14292">
            <text:p>14292</text:p>
          </table:table-cell>
          <table:table-cell office:value-type="float" office:value="30800">
            <text:p>30800</text:p>
          </table:table-cell>
          <table:table-cell table:number-columns-repeated="3"/>
          <table:table-cell table:formula="of:=[.A149]/([.$L149]-[.$L148])" office:value-type="float" office:value="0.12">
            <text:p>0.12</text:p>
          </table:table-cell>
          <table:table-cell table:formula="of:=[.B149]/([.$L149]-[.$L148])" office:value-type="float" office:value="0.105">
            <text:p>0.105</text:p>
          </table:table-cell>
          <table:table-cell table:formula="of:=([.P149]-[.P148])/([.$L149]-[.$L148])" office:value-type="float" office:value="0">
            <text:p>0</text:p>
          </table:table-cell>
          <table:table-cell table:formula="of:=([.Q149]-[.Q148])/([.$L149]-[.$L148])" office:value-type="float" office:value="-0.000025">
            <text:p>-0.000025</text:p>
          </table:table-cell>
          <table:table-cell table:number-columns-repeated="3"/>
          <table:table-cell table:formula="of:=[.F149]/(16384/9.80665)" office:value-type="float" office:value="-0.780509741210937">
            <text:p>-0.7805097412</text:p>
          </table:table-cell>
          <table:table-cell table:formula="of:=[.G149]/(16384/9.80665)" office:value-type="float" office:value="0.541089575195312">
            <text:p>0.5410895752</text:p>
          </table:table-cell>
          <table:table-cell table:formula="of:=[.H149]/(16384/9.80665)" office:value-type="float" office:value="12.6174427490234">
            <text:p>12.617442749</text:p>
          </table:table-cell>
          <table:table-cell table:formula="of:=([.I149]*PI())/(131*180)" office:value-type="float" office:value="-0.0981914243297573">
            <text:p>-0.0981914243</text:p>
          </table:table-cell>
          <table:table-cell table:formula="of:=([.J149]*PI())/(131*180)" office:value-type="float" office:value="0.223695252984617">
            <text:p>0.223695253</text:p>
          </table:table-cell>
          <table:table-cell table:formula="of:=([.K149]*PI())/(131*180)" office:value-type="float" office:value="1.90414089080175">
            <text:p>1.9041408908</text:p>
          </table:table-cell>
          <table:table-cell table:formula="of:=[.L149]" office:value-type="float" office:value="30800">
            <text:p>308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2480">
            <text:p>2480</text:p>
          </table:table-cell>
          <table:table-cell office:value-type="float" office:value="-284">
            <text:p>-284</text:p>
          </table:table-cell>
          <table:table-cell office:value-type="float" office:value="17232">
            <text:p>17232</text:p>
          </table:table-cell>
          <table:table-cell office:value-type="float" office:value="977">
            <text:p>977</text:p>
          </table:table-cell>
          <table:table-cell office:value-type="float" office:value="-189">
            <text:p>-189</text:p>
          </table:table-cell>
          <table:table-cell office:value-type="float" office:value="16067">
            <text:p>16067</text:p>
          </table:table-cell>
          <table:table-cell office:value-type="float" office:value="31000">
            <text:p>31000</text:p>
          </table:table-cell>
          <table:table-cell table:number-columns-repeated="3"/>
          <table:table-cell table:formula="of:=[.A150]/([.$L150]-[.$L149])" office:value-type="float" office:value="0.12">
            <text:p>0.12</text:p>
          </table:table-cell>
          <table:table-cell table:formula="of:=[.B150]/([.$L150]-[.$L149])" office:value-type="float" office:value="0.11">
            <text:p>0.11</text:p>
          </table:table-cell>
          <table:table-cell table:formula="of:=([.P150]-[.P149])/([.$L150]-[.$L149])" office:value-type="float" office:value="0">
            <text:p>0</text:p>
          </table:table-cell>
          <table:table-cell table:formula="of:=([.Q150]-[.Q149])/([.$L150]-[.$L149])" office:value-type="float" office:value="0.000025">
            <text:p>0.000025</text:p>
          </table:table-cell>
          <table:table-cell table:number-columns-repeated="3"/>
          <table:table-cell table:formula="of:=[.F150]/(16384/9.80665)" office:value-type="float" office:value="1.48440502929688">
            <text:p>1.4844050293</text:p>
          </table:table-cell>
          <table:table-cell table:formula="of:=[.G150]/(16384/9.80665)" office:value-type="float" office:value="-0.169988317871094">
            <text:p>-0.1699883179</text:p>
          </table:table-cell>
          <table:table-cell table:formula="of:=[.H150]/(16384/9.80665)" office:value-type="float" office:value="10.3142207519531">
            <text:p>10.314220752</text:p>
          </table:table-cell>
          <table:table-cell table:formula="of:=([.I150]*PI())/(131*180)" office:value-type="float" office:value="0.130166922076218">
            <text:p>0.1301669221</text:p>
          </table:table-cell>
          <table:table-cell table:formula="of:=([.J150]*PI())/(131*180)" office:value-type="float" office:value="-0.025180704475338">
            <text:p>-0.0251807045</text:p>
          </table:table-cell>
          <table:table-cell table:formula="of:=([.K150]*PI())/(131*180)" office:value-type="float" office:value="2.14062634288495">
            <text:p>2.1406263429</text:p>
          </table:table-cell>
          <table:table-cell table:formula="of:=[.L150]" office:value-type="float" office:value="31000">
            <text:p>31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3464">
            <text:p>3464</text:p>
          </table:table-cell>
          <table:table-cell office:value-type="float" office:value="288">
            <text:p>288</text:p>
          </table:table-cell>
          <table:table-cell office:value-type="float" office:value="16628">
            <text:p>16628</text:p>
          </table:table-cell>
          <table:table-cell office:value-type="float" office:value="1087">
            <text:p>1087</text:p>
          </table:table-cell>
          <table:table-cell office:value-type="float" office:value="-458">
            <text:p>-458</text:p>
          </table:table-cell>
          <table:table-cell office:value-type="float" office:value="16661">
            <text:p>16661</text:p>
          </table:table-cell>
          <table:table-cell office:value-type="float" office:value="31200">
            <text:p>31200</text:p>
          </table:table-cell>
          <table:table-cell table:number-columns-repeated="3"/>
          <table:table-cell table:formula="of:=[.A151]/([.$L151]-[.$L150])" office:value-type="float" office:value="0.12">
            <text:p>0.12</text:p>
          </table:table-cell>
          <table:table-cell table:formula="of:=[.B151]/([.$L151]-[.$L150])" office:value-type="float" office:value="0.105">
            <text:p>0.105</text:p>
          </table:table-cell>
          <table:table-cell table:formula="of:=([.P151]-[.P150])/([.$L151]-[.$L150])" office:value-type="float" office:value="0">
            <text:p>0</text:p>
          </table:table-cell>
          <table:table-cell table:formula="of:=([.Q151]-[.Q150])/([.$L151]-[.$L150])" office:value-type="float" office:value="-0.000025">
            <text:p>-0.000025</text:p>
          </table:table-cell>
          <table:table-cell table:number-columns-repeated="3"/>
          <table:table-cell table:formula="of:=[.F151]/(16384/9.80665)" office:value-type="float" office:value="2.07337863769531">
            <text:p>2.0733786377</text:p>
          </table:table-cell>
          <table:table-cell table:formula="of:=[.G151]/(16384/9.80665)" office:value-type="float" office:value="0.17238251953125">
            <text:p>0.1723825195</text:p>
          </table:table-cell>
          <table:table-cell table:formula="of:=[.H151]/(16384/9.80665)" office:value-type="float" office:value="9.95269630126953">
            <text:p>9.9526963013</text:p>
          </table:table-cell>
          <table:table-cell table:formula="of:=([.I151]*PI())/(131*180)" office:value-type="float" office:value="0.144822358543346">
            <text:p>0.1448223585</text:p>
          </table:table-cell>
          <table:table-cell table:formula="of:=([.J151]*PI())/(131*180)" office:value-type="float" office:value="-0.0610199081994964">
            <text:p>-0.0610199082</text:p>
          </table:table-cell>
          <table:table-cell table:formula="of:=([.K151]*PI())/(131*180)" office:value-type="float" office:value="2.21976569980744">
            <text:p>2.2197656998</text:p>
          </table:table-cell>
          <table:table-cell table:formula="of:=[.L151]" office:value-type="float" office:value="31200">
            <text:p>312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1132">
            <text:p>1132</text:p>
          </table:table-cell>
          <table:table-cell office:value-type="float" office:value="-988">
            <text:p>-988</text:p>
          </table:table-cell>
          <table:table-cell office:value-type="float" office:value="17864">
            <text:p>17864</text:p>
          </table:table-cell>
          <table:table-cell office:value-type="float" office:value="1105">
            <text:p>1105</text:p>
          </table:table-cell>
          <table:table-cell office:value-type="float" office:value="-484">
            <text:p>-484</text:p>
          </table:table-cell>
          <table:table-cell office:value-type="float" office:value="15847">
            <text:p>15847</text:p>
          </table:table-cell>
          <table:table-cell office:value-type="float" office:value="31400">
            <text:p>31400</text:p>
          </table:table-cell>
          <table:table-cell table:number-columns-repeated="3"/>
          <table:table-cell table:formula="of:=[.A152]/([.$L152]-[.$L151])" office:value-type="float" office:value="0.115">
            <text:p>0.115</text:p>
          </table:table-cell>
          <table:table-cell table:formula="of:=[.B152]/([.$L152]-[.$L151])" office:value-type="float" office:value="0.11">
            <text:p>0.11</text:p>
          </table:table-cell>
          <table:table-cell table:formula="of:=([.P152]-[.P151])/([.$L152]-[.$L151])" office:value-type="float" office:value="-0.000025">
            <text:p>-0.000025</text:p>
          </table:table-cell>
          <table:table-cell table:formula="of:=([.Q152]-[.Q151])/([.$L152]-[.$L151])" office:value-type="float" office:value="0.000025">
            <text:p>0.000025</text:p>
          </table:table-cell>
          <table:table-cell table:number-columns-repeated="3"/>
          <table:table-cell table:formula="of:=[.F152]/(16384/9.80665)" office:value-type="float" office:value="0.677559069824219">
            <text:p>0.6775590698</text:p>
          </table:table-cell>
          <table:table-cell table:formula="of:=[.G152]/(16384/9.80665)" office:value-type="float" office:value="-0.591367810058594">
            <text:p>-0.5913678101</text:p>
          </table:table-cell>
          <table:table-cell table:formula="of:=[.H152]/(16384/9.80665)" office:value-type="float" office:value="10.6925046142578">
            <text:p>10.6925046143</text:p>
          </table:table-cell>
          <table:table-cell table:formula="of:=([.I152]*PI())/(131*180)" office:value-type="float" office:value="0.147220520874331">
            <text:p>0.1472205209</text:p>
          </table:table-cell>
          <table:table-cell table:formula="of:=([.J152]*PI())/(131*180)" office:value-type="float" office:value="-0.064483920455363">
            <text:p>-0.0644839205</text:p>
          </table:table-cell>
          <table:table-cell table:formula="of:=([.K152]*PI())/(131*180)" office:value-type="float" office:value="2.1113154699507">
            <text:p>2.11131547</text:p>
          </table:table-cell>
          <table:table-cell table:formula="of:=[.L152]" office:value-type="float" office:value="31400">
            <text:p>314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-504">
            <text:p>-504</text:p>
          </table:table-cell>
          <table:table-cell office:value-type="float" office:value="-4">
            <text:p>-4</text:p>
          </table:table-cell>
          <table:table-cell office:value-type="float" office:value="19872">
            <text:p>19872</text:p>
          </table:table-cell>
          <table:table-cell office:value-type="float" office:value="523">
            <text:p>523</text:p>
          </table:table-cell>
          <table:table-cell office:value-type="float" office:value="-1270">
            <text:p>-1270</text:p>
          </table:table-cell>
          <table:table-cell office:value-type="float" office:value="15915">
            <text:p>15915</text:p>
          </table:table-cell>
          <table:table-cell office:value-type="float" office:value="31600">
            <text:p>31600</text:p>
          </table:table-cell>
          <table:table-cell table:number-columns-repeated="3"/>
          <table:table-cell table:formula="of:=[.A153]/([.$L153]-[.$L152])" office:value-type="float" office:value="0.12">
            <text:p>0.12</text:p>
          </table:table-cell>
          <table:table-cell table:formula="of:=[.B153]/([.$L153]-[.$L152])" office:value-type="float" office:value="0.11">
            <text:p>0.11</text:p>
          </table:table-cell>
          <table:table-cell table:formula="of:=([.P153]-[.P152])/([.$L153]-[.$L152])" office:value-type="float" office:value="0.000025">
            <text:p>0.000025</text:p>
          </table:table-cell>
          <table:table-cell table:formula="of:=([.Q153]-[.Q152])/([.$L153]-[.$L152])" office:value-type="float" office:value="0">
            <text:p>0</text:p>
          </table:table-cell>
          <table:table-cell table:number-columns-repeated="3"/>
          <table:table-cell table:formula="of:=[.F153]/(16384/9.80665)" office:value-type="float" office:value="-0.301669409179687">
            <text:p>-0.3016694092</text:p>
          </table:table-cell>
          <table:table-cell table:formula="of:=[.G153]/(16384/9.80665)" office:value-type="float" office:value="-0.00239420166015625">
            <text:p>-0.0023942017</text:p>
          </table:table-cell>
          <table:table-cell table:formula="of:=[.H153]/(16384/9.80665)" office:value-type="float" office:value="11.8943938476563">
            <text:p>11.8943938477</text:p>
          </table:table-cell>
          <table:table-cell table:formula="of:=([.I153]*PI())/(131*180)" office:value-type="float" office:value="0.0696799388391629">
            <text:p>0.0696799388</text:p>
          </table:table-cell>
          <table:table-cell table:formula="of:=([.J153]*PI())/(131*180)" office:value-type="float" office:value="-0.169203675575023">
            <text:p>-0.1692036756</text:p>
          </table:table-cell>
          <table:table-cell table:formula="of:=([.K153]*PI())/(131*180)" office:value-type="float" office:value="2.12037519431219">
            <text:p>2.1203751943</text:p>
          </table:table-cell>
          <table:table-cell table:formula="of:=[.L153]" office:value-type="float" office:value="31600">
            <text:p>316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356">
            <text:p>356</text:p>
          </table:table-cell>
          <table:table-cell office:value-type="float" office:value="568">
            <text:p>568</text:p>
          </table:table-cell>
          <table:table-cell office:value-type="float" office:value="20056">
            <text:p>20056</text:p>
          </table:table-cell>
          <table:table-cell office:value-type="float" office:value="877">
            <text:p>877</text:p>
          </table:table-cell>
          <table:table-cell office:value-type="float" office:value="294">
            <text:p>294</text:p>
          </table:table-cell>
          <table:table-cell office:value-type="float" office:value="15467">
            <text:p>15467</text:p>
          </table:table-cell>
          <table:table-cell office:value-type="float" office:value="31800">
            <text:p>31800</text:p>
          </table:table-cell>
          <table:table-cell table:number-columns-repeated="3"/>
          <table:table-cell table:formula="of:=[.A154]/([.$L154]-[.$L153])" office:value-type="float" office:value="0.11">
            <text:p>0.11</text:p>
          </table:table-cell>
          <table:table-cell table:formula="of:=[.B154]/([.$L154]-[.$L153])" office:value-type="float" office:value="0.11">
            <text:p>0.11</text:p>
          </table:table-cell>
          <table:table-cell table:formula="of:=([.P154]-[.P153])/([.$L154]-[.$L153])" office:value-type="float" office:value="-0.00005">
            <text:p>-0.00005</text:p>
          </table:table-cell>
          <table:table-cell table:formula="of:=([.Q154]-[.Q153])/([.$L154]-[.$L153])" office:value-type="float" office:value="0">
            <text:p>0</text:p>
          </table:table-cell>
          <table:table-cell table:number-columns-repeated="3"/>
          <table:table-cell table:formula="of:=[.F154]/(16384/9.80665)" office:value-type="float" office:value="0.213083947753906">
            <text:p>0.2130839478</text:p>
          </table:table-cell>
          <table:table-cell table:formula="of:=[.G154]/(16384/9.80665)" office:value-type="float" office:value="0.339976635742187">
            <text:p>0.3399766357</text:p>
          </table:table-cell>
          <table:table-cell table:formula="of:=[.H154]/(16384/9.80665)" office:value-type="float" office:value="12.0045271240234">
            <text:p>12.004527124</text:p>
          </table:table-cell>
          <table:table-cell table:formula="of:=([.I154]*PI())/(131*180)" office:value-type="float" office:value="0.116843798015193">
            <text:p>0.116843798</text:p>
          </table:table-cell>
          <table:table-cell table:formula="of:=([.J154]*PI())/(131*180)" office:value-type="float" office:value="0.0391699847394147">
            <text:p>0.0391699847</text:p>
          </table:table-cell>
          <table:table-cell table:formula="of:=([.K154]*PI())/(131*180)" office:value-type="float" office:value="2.0606875985188">
            <text:p>2.0606875985</text:p>
          </table:table-cell>
          <table:table-cell table:formula="of:=[.L154]" office:value-type="float" office:value="31800">
            <text:p>318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-252">
            <text:p>-252</text:p>
          </table:table-cell>
          <table:table-cell office:value-type="float" office:value="19220">
            <text:p>19220</text:p>
          </table:table-cell>
          <table:table-cell office:value-type="float" office:value="830">
            <text:p>830</text:p>
          </table:table-cell>
          <table:table-cell office:value-type="float" office:value="-72">
            <text:p>-72</text:p>
          </table:table-cell>
          <table:table-cell office:value-type="float" office:value="16327">
            <text:p>16327</text:p>
          </table:table-cell>
          <table:table-cell office:value-type="float" office:value="32000">
            <text:p>32000</text:p>
          </table:table-cell>
          <table:table-cell table:number-columns-repeated="3"/>
          <table:table-cell table:formula="of:=[.A155]/([.$L155]-[.$L154])" office:value-type="float" office:value="0.115">
            <text:p>0.115</text:p>
          </table:table-cell>
          <table:table-cell table:formula="of:=[.B155]/([.$L155]-[.$L154])" office:value-type="float" office:value="0.11">
            <text:p>0.11</text:p>
          </table:table-cell>
          <table:table-cell table:formula="of:=([.P155]-[.P154])/([.$L155]-[.$L154])" office:value-type="float" office:value="0.000025">
            <text:p>0.000025</text:p>
          </table:table-cell>
          <table:table-cell table:formula="of:=([.Q155]-[.Q154])/([.$L155]-[.$L154])" office:value-type="float" office:value="0">
            <text:p>0</text:p>
          </table:table-cell>
          <table:table-cell table:number-columns-repeated="3"/>
          <table:table-cell table:formula="of:=[.F155]/(16384/9.80665)" office:value-type="float" office:value="0.63206923828125">
            <text:p>0.6320692383</text:p>
          </table:table-cell>
          <table:table-cell table:formula="of:=[.G155]/(16384/9.80665)" office:value-type="float" office:value="-0.150834704589844">
            <text:p>-0.1508347046</text:p>
          </table:table-cell>
          <table:table-cell table:formula="of:=[.H155]/(16384/9.80665)" office:value-type="float" office:value="11.5041389770508">
            <text:p>11.5041389771</text:p>
          </table:table-cell>
          <table:table-cell table:formula="of:=([.I155]*PI())/(131*180)" office:value-type="float" office:value="0.110581929706511">
            <text:p>0.1105819297</text:p>
          </table:table-cell>
          <table:table-cell table:formula="of:=([.J155]*PI())/(131*180)" office:value-type="float" office:value="-0.0095926493239383">
            <text:p>-0.0095926493</text:p>
          </table:table-cell>
          <table:table-cell table:formula="of:=([.K155]*PI())/(131*180)" office:value-type="float" office:value="2.17526646544362">
            <text:p>2.1752664654</text:p>
          </table:table-cell>
          <table:table-cell table:formula="of:=[.L155]" office:value-type="float" office:value="32000">
            <text:p>32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2064">
            <text:p>2064</text:p>
          </table:table-cell>
          <table:table-cell office:value-type="float" office:value="1264">
            <text:p>1264</text:p>
          </table:table-cell>
          <table:table-cell office:value-type="float" office:value="19632">
            <text:p>19632</text:p>
          </table:table-cell>
          <table:table-cell office:value-type="float" office:value="1096">
            <text:p>1096</text:p>
          </table:table-cell>
          <table:table-cell office:value-type="float" office:value="-337">
            <text:p>-337</text:p>
          </table:table-cell>
          <table:table-cell office:value-type="float" office:value="16464">
            <text:p>16464</text:p>
          </table:table-cell>
          <table:table-cell office:value-type="float" office:value="32200">
            <text:p>32200</text:p>
          </table:table-cell>
          <table:table-cell table:number-columns-repeated="3"/>
          <table:table-cell table:formula="of:=[.A156]/([.$L156]-[.$L155])" office:value-type="float" office:value="0.115">
            <text:p>0.115</text:p>
          </table:table-cell>
          <table:table-cell table:formula="of:=[.B156]/([.$L156]-[.$L155])" office:value-type="float" office:value="0.105">
            <text:p>0.105</text:p>
          </table:table-cell>
          <table:table-cell table:formula="of:=([.P156]-[.P155])/([.$L156]-[.$L155])" office:value-type="float" office:value="0">
            <text:p>0</text:p>
          </table:table-cell>
          <table:table-cell table:formula="of:=([.Q156]-[.Q155])/([.$L156]-[.$L155])" office:value-type="float" office:value="-0.000025">
            <text:p>-0.000025</text:p>
          </table:table-cell>
          <table:table-cell table:number-columns-repeated="3"/>
          <table:table-cell table:formula="of:=[.F156]/(16384/9.80665)" office:value-type="float" office:value="1.23540805664063">
            <text:p>1.2354080566</text:p>
          </table:table-cell>
          <table:table-cell table:formula="of:=[.G156]/(16384/9.80665)" office:value-type="float" office:value="0.756567724609375">
            <text:p>0.7565677246</text:p>
          </table:table-cell>
          <table:table-cell table:formula="of:=[.H156]/(16384/9.80665)" office:value-type="float" office:value="11.7507417480469">
            <text:p>11.750741748</text:p>
          </table:table-cell>
          <table:table-cell table:formula="of:=([.I156]*PI())/(131*180)" office:value-type="float" office:value="0.146021439708839">
            <text:p>0.1460214397</text:p>
          </table:table-cell>
          <table:table-cell table:formula="of:=([.J156]*PI())/(131*180)" office:value-type="float" office:value="-0.0448989280856557">
            <text:p>-0.0448989281</text:p>
          </table:table-cell>
          <table:table-cell table:formula="of:=([.K156]*PI())/(131*180)" office:value-type="float" office:value="2.19351914540722">
            <text:p>2.1935191454</text:p>
          </table:table-cell>
          <table:table-cell table:formula="of:=[.L156]" office:value-type="float" office:value="32200">
            <text:p>322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1644">
            <text:p>1644</text:p>
          </table:table-cell>
          <table:table-cell office:value-type="float" office:value="936">
            <text:p>936</text:p>
          </table:table-cell>
          <table:table-cell office:value-type="float" office:value="17956">
            <text:p>17956</text:p>
          </table:table-cell>
          <table:table-cell office:value-type="float" office:value="910">
            <text:p>910</text:p>
          </table:table-cell>
          <table:table-cell office:value-type="float" office:value="331">
            <text:p>331</text:p>
          </table:table-cell>
          <table:table-cell office:value-type="float" office:value="16012">
            <text:p>16012</text:p>
          </table:table-cell>
          <table:table-cell office:value-type="float" office:value="32400">
            <text:p>32400</text:p>
          </table:table-cell>
          <table:table-cell table:number-columns-repeated="3"/>
          <table:table-cell table:formula="of:=[.A157]/([.$L157]-[.$L156])" office:value-type="float" office:value="0.115">
            <text:p>0.115</text:p>
          </table:table-cell>
          <table:table-cell table:formula="of:=[.B157]/([.$L157]-[.$L156])" office:value-type="float" office:value="0.11">
            <text:p>0.11</text:p>
          </table:table-cell>
          <table:table-cell table:formula="of:=([.P157]-[.P156])/([.$L157]-[.$L156])" office:value-type="float" office:value="0">
            <text:p>0</text:p>
          </table:table-cell>
          <table:table-cell table:formula="of:=([.Q157]-[.Q156])/([.$L157]-[.$L156])" office:value-type="float" office:value="0.000025">
            <text:p>0.000025</text:p>
          </table:table-cell>
          <table:table-cell table:number-columns-repeated="3"/>
          <table:table-cell table:formula="of:=[.F157]/(16384/9.80665)" office:value-type="float" office:value="0.984016882324219">
            <text:p>0.9840168823</text:p>
          </table:table-cell>
          <table:table-cell table:formula="of:=[.G157]/(16384/9.80665)" office:value-type="float" office:value="0.560243188476562">
            <text:p>0.5602431885</text:p>
          </table:table-cell>
          <table:table-cell table:formula="of:=[.H157]/(16384/9.80665)" office:value-type="float" office:value="10.7475712524414">
            <text:p>10.7475712524</text:p>
          </table:table-cell>
          <table:table-cell table:formula="of:=([.I157]*PI())/(131*180)" office:value-type="float" office:value="0.121240428955331">
            <text:p>0.121240429</text:p>
          </table:table-cell>
          <table:table-cell table:formula="of:=([.J157]*PI())/(131*180)" office:value-type="float" office:value="0.0440995406419941">
            <text:p>0.0440995406</text:p>
          </table:table-cell>
          <table:table-cell table:formula="of:=([.K157]*PI())/(131*180)" office:value-type="float" office:value="2.13329862465139">
            <text:p>2.1332986247</text:p>
          </table:table-cell>
          <table:table-cell table:formula="of:=[.L157]" office:value-type="float" office:value="32400">
            <text:p>324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3540">
            <text:p>3540</text:p>
          </table:table-cell>
          <table:table-cell office:value-type="float" office:value="-708">
            <text:p>-708</text:p>
          </table:table-cell>
          <table:table-cell office:value-type="float" office:value="16744">
            <text:p>16744</text:p>
          </table:table-cell>
          <table:table-cell office:value-type="float" office:value="242">
            <text:p>242</text:p>
          </table:table-cell>
          <table:table-cell office:value-type="float" office:value="970">
            <text:p>970</text:p>
          </table:table-cell>
          <table:table-cell office:value-type="float" office:value="10724">
            <text:p>10724</text:p>
          </table:table-cell>
          <table:table-cell office:value-type="float" office:value="32600">
            <text:p>32600</text:p>
          </table:table-cell>
          <table:table-cell table:number-columns-repeated="3"/>
          <table:table-cell table:formula="of:=[.A158]/([.$L158]-[.$L157])" office:value-type="float" office:value="0.07">
            <text:p>0.07</text:p>
          </table:table-cell>
          <table:table-cell table:formula="of:=[.B158]/([.$L158]-[.$L157])" office:value-type="float" office:value="0.075">
            <text:p>0.075</text:p>
          </table:table-cell>
          <table:table-cell table:formula="of:=([.P158]-[.P157])/([.$L158]-[.$L157])" office:value-type="float" office:value="-0.000225">
            <text:p>-0.000225</text:p>
          </table:table-cell>
          <table:table-cell table:formula="of:=([.Q158]-[.Q157])/([.$L158]-[.$L157])" office:value-type="float" office:value="-0.000175">
            <text:p>-0.000175</text:p>
          </table:table-cell>
          <table:table-cell table:number-columns-repeated="3"/>
          <table:table-cell table:formula="of:=[.F158]/(16384/9.80665)" office:value-type="float" office:value="2.11886846923828">
            <text:p>2.1188684692</text:p>
          </table:table-cell>
          <table:table-cell table:formula="of:=[.G158]/(16384/9.80665)" office:value-type="float" office:value="-0.423773693847656">
            <text:p>-0.4237736938</text:p>
          </table:table-cell>
          <table:table-cell table:formula="of:=[.H158]/(16384/9.80665)" office:value-type="float" office:value="10.0221281494141">
            <text:p>10.0221281494</text:p>
          </table:table-cell>
          <table:table-cell table:formula="of:=([.I158]*PI())/(131*180)" office:value-type="float" office:value="0.0322419602276815">
            <text:p>0.0322419602</text:p>
          </table:table-cell>
          <table:table-cell table:formula="of:=([.J158]*PI())/(131*180)" office:value-type="float" office:value="0.129234303391947">
            <text:p>0.1292343034</text:p>
          </table:table-cell>
          <table:table-cell table:formula="of:=([.K158]*PI())/(131*180)" office:value-type="float" office:value="1.42877182430437">
            <text:p>1.4287718243</text:p>
          </table:table-cell>
          <table:table-cell table:formula="of:=[.L158]" office:value-type="float" office:value="32600">
            <text:p>32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560">
            <text:p>1560</text:p>
          </table:table-cell>
          <table:table-cell office:value-type="float" office:value="-2276">
            <text:p>-2276</text:p>
          </table:table-cell>
          <table:table-cell office:value-type="float" office:value="17200">
            <text:p>17200</text:p>
          </table:table-cell>
          <table:table-cell office:value-type="float" office:value="426">
            <text:p>426</text:p>
          </table:table-cell>
          <table:table-cell office:value-type="float" office:value="-498">
            <text:p>-498</text:p>
          </table:table-cell>
          <table:table-cell office:value-type="float" office:value="454">
            <text:p>454</text:p>
          </table:table-cell>
          <table:table-cell office:value-type="float" office:value="32800">
            <text:p>32800</text:p>
          </table:table-cell>
          <table:table-cell table:number-columns-repeated="3"/>
          <table:table-cell table:formula="of:=[.A159]/([.$L159]-[.$L158])" office:value-type="float" office:value="0">
            <text:p>0</text:p>
          </table:table-cell>
          <table:table-cell table:formula="of:=[.B159]/([.$L159]-[.$L158])" office:value-type="float" office:value="0">
            <text:p>0</text:p>
          </table:table-cell>
          <table:table-cell table:formula="of:=([.P159]-[.P158])/([.$L159]-[.$L158])" office:value-type="float" office:value="-0.00035">
            <text:p>-0.00035</text:p>
          </table:table-cell>
          <table:table-cell table:formula="of:=([.Q159]-[.Q158])/([.$L159]-[.$L158])" office:value-type="float" office:value="-0.000375">
            <text:p>-0.000375</text:p>
          </table:table-cell>
          <table:table-cell table:number-columns-repeated="3"/>
          <table:table-cell table:formula="of:=[.F159]/(16384/9.80665)" office:value-type="float" office:value="0.933738647460937">
            <text:p>0.9337386475</text:p>
          </table:table-cell>
          <table:table-cell table:formula="of:=[.G159]/(16384/9.80665)" office:value-type="float" office:value="-1.36230074462891">
            <text:p>-1.3623007446</text:p>
          </table:table-cell>
          <table:table-cell table:formula="of:=[.H159]/(16384/9.80665)" office:value-type="float" office:value="10.2950671386719">
            <text:p>10.2950671387</text:p>
          </table:table-cell>
          <table:table-cell table:formula="of:=([.I159]*PI())/(131*180)" office:value-type="float" office:value="0.0567565084999683">
            <text:p>0.0567565085</text:p>
          </table:table-cell>
          <table:table-cell table:formula="of:=([.J159]*PI())/(131*180)" office:value-type="float" office:value="-0.0663491578239066">
            <text:p>-0.0663491578</text:p>
          </table:table-cell>
          <table:table-cell table:formula="of:=([.K159]*PI())/(131*180)" office:value-type="float" office:value="0.0604869832370554">
            <text:p>0.0604869832</text:p>
          </table:table-cell>
          <table:table-cell table:formula="of:=[.L159]" office:value-type="float" office:value="32800">
            <text:p>328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64">
            <text:p>1164</text:p>
          </table:table-cell>
          <table:table-cell office:value-type="float" office:value="-152">
            <text:p>-152</text:p>
          </table:table-cell>
          <table:table-cell office:value-type="float" office:value="18304">
            <text:p>18304</text:p>
          </table:table-cell>
          <table:table-cell office:value-type="float" office:value="182">
            <text:p>182</text:p>
          </table:table-cell>
          <table:table-cell office:value-type="float" office:value="-474">
            <text:p>-474</text:p>
          </table:table-cell>
          <table:table-cell office:value-type="float" office:value="45">
            <text:p>45</text:p>
          </table:table-cell>
          <table:table-cell office:value-type="float" office:value="33000">
            <text:p>33000</text:p>
          </table:table-cell>
          <table:table-cell table:number-columns-repeated="3"/>
          <table:table-cell table:formula="of:=[.A160]/([.$L160]-[.$L159])" office:value-type="float" office:value="0">
            <text:p>0</text:p>
          </table:table-cell>
          <table:table-cell table:formula="of:=[.B160]/([.$L160]-[.$L159])" office:value-type="float" office:value="0.005">
            <text:p>0.005</text:p>
          </table:table-cell>
          <table:table-cell table:formula="of:=([.P160]-[.P159])/([.$L160]-[.$L159])" office:value-type="float" office:value="0">
            <text:p>0</text:p>
          </table:table-cell>
          <table:table-cell table:formula="of:=([.Q160]-[.Q159])/([.$L160]-[.$L159])" office:value-type="float" office:value="0.000025">
            <text:p>0.000025</text:p>
          </table:table-cell>
          <table:table-cell table:number-columns-repeated="3"/>
          <table:table-cell table:formula="of:=[.F160]/(16384/9.80665)" office:value-type="float" office:value="0.696712683105469">
            <text:p>0.6967126831</text:p>
          </table:table-cell>
          <table:table-cell table:formula="of:=[.G160]/(16384/9.80665)" office:value-type="float" office:value="-0.0909796630859375">
            <text:p>-0.0909796631</text:p>
          </table:table-cell>
          <table:table-cell table:formula="of:=[.H160]/(16384/9.80665)" office:value-type="float" office:value="10.955866796875">
            <text:p>10.9558667969</text:p>
          </table:table-cell>
          <table:table-cell table:formula="of:=([.I160]*PI())/(131*180)" office:value-type="float" office:value="0.0242480857910663">
            <text:p>0.0242480858</text:p>
          </table:table-cell>
          <table:table-cell table:formula="of:=([.J160]*PI())/(131*180)" office:value-type="float" office:value="-0.0631516080492605">
            <text:p>-0.063151608</text:p>
          </table:table-cell>
          <table:table-cell table:formula="of:=([.K160]*PI())/(131*180)" office:value-type="float" office:value="0.00599540582746144">
            <text:p>0.0059954058</text:p>
          </table:table-cell>
          <table:table-cell table:formula="of:=[.L160]" office:value-type="float" office:value="33000">
            <text:p>33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360">
            <text:p>-360</text:p>
          </table:table-cell>
          <table:table-cell office:value-type="float" office:value="18268">
            <text:p>18268</text:p>
          </table:table-cell>
          <table:table-cell office:value-type="float" office:value="230">
            <text:p>230</text:p>
          </table:table-cell>
          <table:table-cell office:value-type="float" office:value="-472">
            <text:p>-472</text:p>
          </table:table-cell>
          <table:table-cell office:value-type="float" office:value="-196">
            <text:p>-196</text:p>
          </table:table-cell>
          <table:table-cell office:value-type="float" office:value="33200">
            <text:p>33200</text:p>
          </table:table-cell>
          <table:table-cell table:number-columns-repeated="3"/>
          <table:table-cell table:formula="of:=[.A161]/([.$L161]-[.$L160])" office:value-type="float" office:value="0">
            <text:p>0</text:p>
          </table:table-cell>
          <table:table-cell table:formula="of:=[.B161]/([.$L161]-[.$L160])" office:value-type="float" office:value="0">
            <text:p>0</text:p>
          </table:table-cell>
          <table:table-cell table:formula="of:=([.P161]-[.P160])/([.$L161]-[.$L160])" office:value-type="float" office:value="0">
            <text:p>0</text:p>
          </table:table-cell>
          <table:table-cell table:formula="of:=([.Q161]-[.Q160])/([.$L161]-[.$L160])" office:value-type="float" office:value="-0.000025">
            <text:p>-0.000025</text:p>
          </table:table-cell>
          <table:table-cell table:number-columns-repeated="3"/>
          <table:table-cell table:formula="of:=[.F161]/(16384/9.80665)" office:value-type="float" office:value="0.656011254882812">
            <text:p>0.6560112549</text:p>
          </table:table-cell>
          <table:table-cell table:formula="of:=[.G161]/(16384/9.80665)" office:value-type="float" office:value="-0.215478149414062">
            <text:p>-0.2154781494</text:p>
          </table:table-cell>
          <table:table-cell table:formula="of:=[.H161]/(16384/9.80665)" office:value-type="float" office:value="10.9343189819336">
            <text:p>10.9343189819</text:p>
          </table:table-cell>
          <table:table-cell table:formula="of:=([.I161]*PI())/(131*180)" office:value-type="float" office:value="0.0306431853403585">
            <text:p>0.0306431853</text:p>
          </table:table-cell>
          <table:table-cell table:formula="of:=([.J161]*PI())/(131*180)" office:value-type="float" office:value="-0.06288514556804">
            <text:p>-0.0628851456</text:p>
          </table:table-cell>
          <table:table-cell table:formula="of:=([.K161]*PI())/(131*180)" office:value-type="float" office:value="-0.0261133231596098">
            <text:p>-0.0261133232</text:p>
          </table:table-cell>
          <table:table-cell table:formula="of:=[.L161]" office:value-type="float" office:value="33200">
            <text:p>33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4">
            <text:p>1064</text:p>
          </table:table-cell>
          <table:table-cell office:value-type="float" office:value="-220">
            <text:p>-220</text:p>
          </table:table-cell>
          <table:table-cell office:value-type="float" office:value="18360">
            <text:p>18360</text:p>
          </table:table-cell>
          <table:table-cell office:value-type="float" office:value="172">
            <text:p>172</text:p>
          </table:table-cell>
          <table:table-cell office:value-type="float" office:value="-454">
            <text:p>-454</text:p>
          </table:table-cell>
          <table:table-cell office:value-type="float" office:value="-156">
            <text:p>-156</text:p>
          </table:table-cell>
          <table:table-cell office:value-type="float" office:value="33400">
            <text:p>33400</text:p>
          </table:table-cell>
          <table:table-cell table:number-columns-repeated="3"/>
          <table:table-cell table:formula="of:=[.A162]/([.$L162]-[.$L161])" office:value-type="float" office:value="0">
            <text:p>0</text:p>
          </table:table-cell>
          <table:table-cell table:formula="of:=[.B162]/([.$L162]-[.$L161])" office:value-type="float" office:value="0">
            <text:p>0</text:p>
          </table:table-cell>
          <table:table-cell table:formula="of:=([.P162]-[.P161])/([.$L162]-[.$L161])" office:value-type="float" office:value="0">
            <text:p>0</text:p>
          </table:table-cell>
          <table:table-cell table:formula="of:=([.Q162]-[.Q161])/([.$L162]-[.$L161])" office:value-type="float" office:value="0">
            <text:p>0</text:p>
          </table:table-cell>
          <table:table-cell table:number-columns-repeated="3"/>
          <table:table-cell table:formula="of:=[.F162]/(16384/9.80665)" office:value-type="float" office:value="0.636857641601562">
            <text:p>0.6368576416</text:p>
          </table:table-cell>
          <table:table-cell table:formula="of:=[.G162]/(16384/9.80665)" office:value-type="float" office:value="-0.131681091308594">
            <text:p>-0.1316810913</text:p>
          </table:table-cell>
          <table:table-cell table:formula="of:=[.H162]/(16384/9.80665)" office:value-type="float" office:value="10.9893856201172">
            <text:p>10.9893856201</text:p>
          </table:table-cell>
          <table:table-cell table:formula="of:=([.I162]*PI())/(131*180)" office:value-type="float" office:value="0.0229157733849637">
            <text:p>0.0229157734</text:p>
          </table:table-cell>
          <table:table-cell table:formula="of:=([.J162]*PI())/(131*180)" office:value-type="float" office:value="-0.0604869832370554">
            <text:p>-0.0604869832</text:p>
          </table:table-cell>
          <table:table-cell table:formula="of:=([.K162]*PI())/(131*180)" office:value-type="float" office:value="-0.0207840735351996">
            <text:p>-0.0207840735</text:p>
          </table:table-cell>
          <table:table-cell table:formula="of:=[.L162]" office:value-type="float" office:value="33400">
            <text:p>33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16">
            <text:p>1116</text:p>
          </table:table-cell>
          <table:table-cell office:value-type="float" office:value="-96">
            <text:p>-96</text:p>
          </table:table-cell>
          <table:table-cell office:value-type="float" office:value="18248">
            <text:p>18248</text:p>
          </table:table-cell>
          <table:table-cell office:value-type="float" office:value="173">
            <text:p>173</text:p>
          </table:table-cell>
          <table:table-cell office:value-type="float" office:value="-443">
            <text:p>-443</text:p>
          </table:table-cell>
          <table:table-cell office:value-type="float" office:value="-145">
            <text:p>-145</text:p>
          </table:table-cell>
          <table:table-cell office:value-type="float" office:value="33800">
            <text:p>33800</text:p>
          </table:table-cell>
          <table:table-cell table:number-columns-repeated="3"/>
          <table:table-cell table:formula="of:=[.A163]/([.$L163]-[.$L162])" office:value-type="float" office:value="0">
            <text:p>0</text:p>
          </table:table-cell>
          <table:table-cell table:formula="of:=[.B163]/([.$L163]-[.$L162])" office:value-type="float" office:value="0">
            <text:p>0</text:p>
          </table:table-cell>
          <table:table-cell table:formula="of:=([.P163]-[.P162])/([.$L163]-[.$L162])" office:value-type="float" office:value="0">
            <text:p>0</text:p>
          </table:table-cell>
          <table:table-cell table:formula="of:=([.Q163]-[.Q162])/([.$L163]-[.$L162])" office:value-type="float" office:value="0">
            <text:p>0</text:p>
          </table:table-cell>
          <table:table-cell table:number-columns-repeated="3"/>
          <table:table-cell table:formula="of:=[.F163]/(16384/9.80665)" office:value-type="float" office:value="0.667982263183594">
            <text:p>0.6679822632</text:p>
          </table:table-cell>
          <table:table-cell table:formula="of:=[.G163]/(16384/9.80665)" office:value-type="float" office:value="-0.05746083984375">
            <text:p>-0.0574608398</text:p>
          </table:table-cell>
          <table:table-cell table:formula="of:=[.H163]/(16384/9.80665)" office:value-type="float" office:value="10.9223479736328">
            <text:p>10.9223479736</text:p>
          </table:table-cell>
          <table:table-cell table:formula="of:=([.I163]*PI())/(131*180)" office:value-type="float" office:value="0.023049004625574">
            <text:p>0.0230490046</text:p>
          </table:table-cell>
          <table:table-cell table:formula="of:=([.J163]*PI())/(131*180)" office:value-type="float" office:value="-0.0590214395903426">
            <text:p>-0.0590214396</text:p>
          </table:table-cell>
          <table:table-cell table:formula="of:=([.K163]*PI())/(131*180)" office:value-type="float" office:value="-0.0193185298884869">
            <text:p>-0.0193185299</text:p>
          </table:table-cell>
          <table:table-cell table:formula="of:=[.L163]" office:value-type="float" office:value="33800">
            <text:p>33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4">
            <text:p>1064</text:p>
          </table:table-cell>
          <table:table-cell office:value-type="float" office:value="-124">
            <text:p>-124</text:p>
          </table:table-cell>
          <table:table-cell office:value-type="float" office:value="18456">
            <text:p>18456</text:p>
          </table:table-cell>
          <table:table-cell office:value-type="float" office:value="228">
            <text:p>228</text:p>
          </table:table-cell>
          <table:table-cell office:value-type="float" office:value="-473">
            <text:p>-473</text:p>
          </table:table-cell>
          <table:table-cell office:value-type="float" office:value="-133">
            <text:p>-133</text:p>
          </table:table-cell>
          <table:table-cell office:value-type="float" office:value="34000">
            <text:p>34000</text:p>
          </table:table-cell>
          <table:table-cell table:number-columns-repeated="3"/>
          <table:table-cell table:formula="of:=[.A164]/([.$L164]-[.$L163])" office:value-type="float" office:value="0">
            <text:p>0</text:p>
          </table:table-cell>
          <table:table-cell table:formula="of:=[.B164]/([.$L164]-[.$L163])" office:value-type="float" office:value="0">
            <text:p>0</text:p>
          </table:table-cell>
          <table:table-cell table:formula="of:=([.P164]-[.P163])/([.$L164]-[.$L163])" office:value-type="float" office:value="0">
            <text:p>0</text:p>
          </table:table-cell>
          <table:table-cell table:formula="of:=([.Q164]-[.Q163])/([.$L164]-[.$L163])" office:value-type="float" office:value="0">
            <text:p>0</text:p>
          </table:table-cell>
          <table:table-cell table:number-columns-repeated="3"/>
          <table:table-cell table:formula="of:=[.F164]/(16384/9.80665)" office:value-type="float" office:value="0.636857641601562">
            <text:p>0.6368576416</text:p>
          </table:table-cell>
          <table:table-cell table:formula="of:=[.G164]/(16384/9.80665)" office:value-type="float" office:value="-0.0742202514648437">
            <text:p>-0.0742202515</text:p>
          </table:table-cell>
          <table:table-cell table:formula="of:=[.H164]/(16384/9.80665)" office:value-type="float" office:value="11.0468464599609">
            <text:p>11.04684646</text:p>
          </table:table-cell>
          <table:table-cell table:formula="of:=([.I164]*PI())/(131*180)" office:value-type="float" office:value="0.0303767228591379">
            <text:p>0.0303767229</text:p>
          </table:table-cell>
          <table:table-cell table:formula="of:=([.J164]*PI())/(131*180)" office:value-type="float" office:value="-0.0630183768086502">
            <text:p>-0.0630183768</text:p>
          </table:table-cell>
          <table:table-cell table:formula="of:=([.K164]*PI())/(131*180)" office:value-type="float" office:value="-0.0177197550011638">
            <text:p>-0.017719755</text:p>
          </table:table-cell>
          <table:table-cell table:formula="of:=[.L164]" office:value-type="float" office:value="34000">
            <text:p>34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float" office:value="-180">
            <text:p>-180</text:p>
          </table:table-cell>
          <table:table-cell office:value-type="float" office:value="18452">
            <text:p>18452</text:p>
          </table:table-cell>
          <table:table-cell office:value-type="float" office:value="234">
            <text:p>234</text:p>
          </table:table-cell>
          <table:table-cell office:value-type="float" office:value="-474">
            <text:p>-474</text:p>
          </table:table-cell>
          <table:table-cell office:value-type="float" office:value="-140">
            <text:p>-140</text:p>
          </table:table-cell>
          <table:table-cell office:value-type="float" office:value="34200">
            <text:p>34200</text:p>
          </table:table-cell>
          <table:table-cell table:number-columns-repeated="3"/>
          <table:table-cell table:formula="of:=[.A165]/([.$L165]-[.$L164])" office:value-type="float" office:value="0">
            <text:p>0</text:p>
          </table:table-cell>
          <table:table-cell table:formula="of:=[.B165]/([.$L165]-[.$L164])" office:value-type="float" office:value="0">
            <text:p>0</text:p>
          </table:table-cell>
          <table:table-cell table:formula="of:=([.P165]-[.P164])/([.$L165]-[.$L164])" office:value-type="float" office:value="0">
            <text:p>0</text:p>
          </table:table-cell>
          <table:table-cell table:formula="of:=([.Q165]-[.Q164])/([.$L165]-[.$L164])" office:value-type="float" office:value="0">
            <text:p>0</text:p>
          </table:table-cell>
          <table:table-cell table:number-columns-repeated="3"/>
          <table:table-cell table:formula="of:=[.F165]/(16384/9.80665)" office:value-type="float" office:value="0.612915625">
            <text:p>0.612915625</text:p>
          </table:table-cell>
          <table:table-cell table:formula="of:=[.G165]/(16384/9.80665)" office:value-type="float" office:value="-0.107739074707031">
            <text:p>-0.1077390747</text:p>
          </table:table-cell>
          <table:table-cell table:formula="of:=[.H165]/(16384/9.80665)" office:value-type="float" office:value="11.0444522583008">
            <text:p>11.0444522583</text:p>
          </table:table-cell>
          <table:table-cell table:formula="of:=([.I165]*PI())/(131*180)" office:value-type="float" office:value="0.0311761103027995">
            <text:p>0.0311761103</text:p>
          </table:table-cell>
          <table:table-cell table:formula="of:=([.J165]*PI())/(131*180)" office:value-type="float" office:value="-0.0631516080492605">
            <text:p>-0.063151608</text:p>
          </table:table-cell>
          <table:table-cell table:formula="of:=([.K165]*PI())/(131*180)" office:value-type="float" office:value="-0.0186523736854356">
            <text:p>-0.0186523737</text:p>
          </table:table-cell>
          <table:table-cell table:formula="of:=[.L165]" office:value-type="float" office:value="34200">
            <text:p>34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16">
            <text:p>1116</text:p>
          </table:table-cell>
          <table:table-cell office:value-type="float" office:value="-148">
            <text:p>-148</text:p>
          </table:table-cell>
          <table:table-cell office:value-type="float" office:value="18332">
            <text:p>18332</text:p>
          </table:table-cell>
          <table:table-cell office:value-type="float" office:value="197">
            <text:p>197</text:p>
          </table:table-cell>
          <table:table-cell office:value-type="float" office:value="-450">
            <text:p>-450</text:p>
          </table:table-cell>
          <table:table-cell office:value-type="float" office:value="-129">
            <text:p>-129</text:p>
          </table:table-cell>
          <table:table-cell office:value-type="float" office:value="34400">
            <text:p>34400</text:p>
          </table:table-cell>
          <table:table-cell table:number-columns-repeated="3"/>
          <table:table-cell table:formula="of:=[.A166]/([.$L166]-[.$L165])" office:value-type="float" office:value="0">
            <text:p>0</text:p>
          </table:table-cell>
          <table:table-cell table:formula="of:=[.B166]/([.$L166]-[.$L165])" office:value-type="float" office:value="0">
            <text:p>0</text:p>
          </table:table-cell>
          <table:table-cell table:formula="of:=([.P166]-[.P165])/([.$L166]-[.$L165])" office:value-type="float" office:value="0">
            <text:p>0</text:p>
          </table:table-cell>
          <table:table-cell table:formula="of:=([.Q166]-[.Q165])/([.$L166]-[.$L165])" office:value-type="float" office:value="0">
            <text:p>0</text:p>
          </table:table-cell>
          <table:table-cell table:number-columns-repeated="3"/>
          <table:table-cell table:formula="of:=[.F166]/(16384/9.80665)" office:value-type="float" office:value="0.667982263183594">
            <text:p>0.6679822632</text:p>
          </table:table-cell>
          <table:table-cell table:formula="of:=[.G166]/(16384/9.80665)" office:value-type="float" office:value="-0.0885854614257812">
            <text:p>-0.0885854614</text:p>
          </table:table-cell>
          <table:table-cell table:formula="of:=[.H166]/(16384/9.80665)" office:value-type="float" office:value="10.9726262084961">
            <text:p>10.9726262085</text:p>
          </table:table-cell>
          <table:table-cell table:formula="of:=([.I166]*PI())/(131*180)" office:value-type="float" office:value="0.0262465544002201">
            <text:p>0.0262465544</text:p>
          </table:table-cell>
          <table:table-cell table:formula="of:=([.J166]*PI())/(131*180)" office:value-type="float" office:value="-0.0599540582746144">
            <text:p>-0.0599540583</text:p>
          </table:table-cell>
          <table:table-cell table:formula="of:=([.K166]*PI())/(131*180)" office:value-type="float" office:value="-0.0171868300387228">
            <text:p>-0.01718683</text:p>
          </table:table-cell>
          <table:table-cell table:formula="of:=[.L166]" office:value-type="float" office:value="34400">
            <text:p>34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56">
            <text:p>1156</text:p>
          </table:table-cell>
          <table:table-cell office:value-type="float" office:value="-128">
            <text:p>-128</text:p>
          </table:table-cell>
          <table:table-cell office:value-type="float" office:value="18400">
            <text:p>18400</text:p>
          </table:table-cell>
          <table:table-cell office:value-type="float" office:value="207">
            <text:p>207</text:p>
          </table:table-cell>
          <table:table-cell office:value-type="float" office:value="-462">
            <text:p>-462</text:p>
          </table:table-cell>
          <table:table-cell office:value-type="float" office:value="-141">
            <text:p>-141</text:p>
          </table:table-cell>
          <table:table-cell office:value-type="float" office:value="34600">
            <text:p>34600</text:p>
          </table:table-cell>
          <table:table-cell table:number-columns-repeated="3"/>
          <table:table-cell table:formula="of:=[.A167]/([.$L167]-[.$L166])" office:value-type="float" office:value="0">
            <text:p>0</text:p>
          </table:table-cell>
          <table:table-cell table:formula="of:=[.B167]/([.$L167]-[.$L166])" office:value-type="float" office:value="0">
            <text:p>0</text:p>
          </table:table-cell>
          <table:table-cell table:formula="of:=([.P167]-[.P166])/([.$L167]-[.$L166])" office:value-type="float" office:value="0">
            <text:p>0</text:p>
          </table:table-cell>
          <table:table-cell table:formula="of:=([.Q167]-[.Q166])/([.$L167]-[.$L166])" office:value-type="float" office:value="0">
            <text:p>0</text:p>
          </table:table-cell>
          <table:table-cell table:number-columns-repeated="3"/>
          <table:table-cell table:formula="of:=[.F167]/(16384/9.80665)" office:value-type="float" office:value="0.691924279785156">
            <text:p>0.6919242798</text:p>
          </table:table-cell>
          <table:table-cell table:formula="of:=[.G167]/(16384/9.80665)" office:value-type="float" office:value="-0.076614453125">
            <text:p>-0.0766144531</text:p>
          </table:table-cell>
          <table:table-cell table:formula="of:=[.H167]/(16384/9.80665)" office:value-type="float" office:value="11.0133276367187">
            <text:p>11.0133276367</text:p>
          </table:table-cell>
          <table:table-cell table:formula="of:=([.I167]*PI())/(131*180)" office:value-type="float" office:value="0.0275788668063226">
            <text:p>0.0275788668</text:p>
          </table:table-cell>
          <table:table-cell table:formula="of:=([.J167]*PI())/(131*180)" office:value-type="float" office:value="-0.0615528331619374">
            <text:p>-0.0615528332</text:p>
          </table:table-cell>
          <table:table-cell table:formula="of:=([.K167]*PI())/(131*180)" office:value-type="float" office:value="-0.0187856049260458">
            <text:p>-0.0187856049</text:p>
          </table:table-cell>
          <table:table-cell table:formula="of:=[.L167]" office:value-type="float" office:value="34600">
            <text:p>34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8">
            <text:p>1088</text:p>
          </table:table-cell>
          <table:table-cell office:value-type="float" office:value="-168">
            <text:p>-168</text:p>
          </table:table-cell>
          <table:table-cell office:value-type="float" office:value="18460">
            <text:p>18460</text:p>
          </table:table-cell>
          <table:table-cell office:value-type="float" office:value="227">
            <text:p>227</text:p>
          </table:table-cell>
          <table:table-cell office:value-type="float" office:value="-464">
            <text:p>-464</text:p>
          </table:table-cell>
          <table:table-cell office:value-type="float" office:value="-130">
            <text:p>-130</text:p>
          </table:table-cell>
          <table:table-cell office:value-type="float" office:value="34800">
            <text:p>34800</text:p>
          </table:table-cell>
          <table:table-cell table:number-columns-repeated="3"/>
          <table:table-cell table:formula="of:=[.A168]/([.$L168]-[.$L167])" office:value-type="float" office:value="0">
            <text:p>0</text:p>
          </table:table-cell>
          <table:table-cell table:formula="of:=[.B168]/([.$L168]-[.$L167])" office:value-type="float" office:value="0">
            <text:p>0</text:p>
          </table:table-cell>
          <table:table-cell table:formula="of:=([.P168]-[.P167])/([.$L168]-[.$L167])" office:value-type="float" office:value="0">
            <text:p>0</text:p>
          </table:table-cell>
          <table:table-cell table:formula="of:=([.Q168]-[.Q167])/([.$L168]-[.$L167])" office:value-type="float" office:value="0">
            <text:p>0</text:p>
          </table:table-cell>
          <table:table-cell table:number-columns-repeated="3"/>
          <table:table-cell table:formula="of:=[.F168]/(16384/9.80665)" office:value-type="float" office:value="0.6512228515625">
            <text:p>0.6512228516</text:p>
          </table:table-cell>
          <table:table-cell table:formula="of:=[.G168]/(16384/9.80665)" office:value-type="float" office:value="-0.100556469726563">
            <text:p>-0.1005564697</text:p>
          </table:table-cell>
          <table:table-cell table:formula="of:=[.H168]/(16384/9.80665)" office:value-type="float" office:value="11.0492406616211">
            <text:p>11.0492406616</text:p>
          </table:table-cell>
          <table:table-cell table:formula="of:=([.I168]*PI())/(131*180)" office:value-type="float" office:value="0.0302434916185277">
            <text:p>0.0302434916</text:p>
          </table:table-cell>
          <table:table-cell table:formula="of:=([.J168]*PI())/(131*180)" office:value-type="float" office:value="-0.0618192956431579">
            <text:p>-0.0618192956</text:p>
          </table:table-cell>
          <table:table-cell table:formula="of:=([.K168]*PI())/(131*180)" office:value-type="float" office:value="-0.017320061279333">
            <text:p>-0.0173200613</text:p>
          </table:table-cell>
          <table:table-cell table:formula="of:=[.L168]" office:value-type="float" office:value="34800">
            <text:p>34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2">
            <text:p>992</text:p>
          </table:table-cell>
          <table:table-cell office:value-type="float" office:value="-164">
            <text:p>-164</text:p>
          </table:table-cell>
          <table:table-cell office:value-type="float" office:value="18320">
            <text:p>18320</text:p>
          </table:table-cell>
          <table:table-cell office:value-type="float" office:value="188">
            <text:p>188</text:p>
          </table:table-cell>
          <table:table-cell office:value-type="float" office:value="-440">
            <text:p>-440</text:p>
          </table:table-cell>
          <table:table-cell office:value-type="float" office:value="-157">
            <text:p>-157</text:p>
          </table:table-cell>
          <table:table-cell office:value-type="float" office:value="35000">
            <text:p>35000</text:p>
          </table:table-cell>
          <table:table-cell table:number-columns-repeated="3"/>
          <table:table-cell table:formula="of:=[.A169]/([.$L169]-[.$L168])" office:value-type="float" office:value="0">
            <text:p>0</text:p>
          </table:table-cell>
          <table:table-cell table:formula="of:=[.B169]/([.$L169]-[.$L168])" office:value-type="float" office:value="0">
            <text:p>0</text:p>
          </table:table-cell>
          <table:table-cell table:formula="of:=([.P169]-[.P168])/([.$L169]-[.$L168])" office:value-type="float" office:value="0">
            <text:p>0</text:p>
          </table:table-cell>
          <table:table-cell table:formula="of:=([.Q169]-[.Q168])/([.$L169]-[.$L168])" office:value-type="float" office:value="0">
            <text:p>0</text:p>
          </table:table-cell>
          <table:table-cell table:number-columns-repeated="3"/>
          <table:table-cell table:formula="of:=[.F169]/(16384/9.80665)" office:value-type="float" office:value="0.59376201171875">
            <text:p>0.5937620117</text:p>
          </table:table-cell>
          <table:table-cell table:formula="of:=[.G169]/(16384/9.80665)" office:value-type="float" office:value="-0.0981622680664062">
            <text:p>-0.0981622681</text:p>
          </table:table-cell>
          <table:table-cell table:formula="of:=[.H169]/(16384/9.80665)" office:value-type="float" office:value="10.9654436035156">
            <text:p>10.9654436035</text:p>
          </table:table-cell>
          <table:table-cell table:formula="of:=([.I169]*PI())/(131*180)" office:value-type="float" office:value="0.0250474732347278">
            <text:p>0.0250474732</text:p>
          </table:table-cell>
          <table:table-cell table:formula="of:=([.J169]*PI())/(131*180)" office:value-type="float" office:value="-0.0586217458685118">
            <text:p>-0.0586217459</text:p>
          </table:table-cell>
          <table:table-cell table:formula="of:=([.K169]*PI())/(131*180)" office:value-type="float" office:value="-0.0209173047758099">
            <text:p>-0.0209173048</text:p>
          </table:table-cell>
          <table:table-cell table:formula="of:=[.L169]" office:value-type="float" office:value="35000">
            <text:p>35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8">
            <text:p>1028</text:p>
          </table:table-cell>
          <table:table-cell office:value-type="float" office:value="-112">
            <text:p>-112</text:p>
          </table:table-cell>
          <table:table-cell office:value-type="float" office:value="18420">
            <text:p>18420</text:p>
          </table:table-cell>
          <table:table-cell office:value-type="float" office:value="183">
            <text:p>183</text:p>
          </table:table-cell>
          <table:table-cell office:value-type="float" office:value="-446">
            <text:p>-446</text:p>
          </table:table-cell>
          <table:table-cell office:value-type="float" office:value="-141">
            <text:p>-141</text:p>
          </table:table-cell>
          <table:table-cell office:value-type="float" office:value="35200">
            <text:p>35200</text:p>
          </table:table-cell>
          <table:table-cell table:number-columns-repeated="3"/>
          <table:table-cell table:formula="of:=[.A170]/([.$L170]-[.$L169])" office:value-type="float" office:value="0">
            <text:p>0</text:p>
          </table:table-cell>
          <table:table-cell table:formula="of:=[.B170]/([.$L170]-[.$L169])" office:value-type="float" office:value="0">
            <text:p>0</text:p>
          </table:table-cell>
          <table:table-cell table:formula="of:=([.P170]-[.P169])/([.$L170]-[.$L169])" office:value-type="float" office:value="0">
            <text:p>0</text:p>
          </table:table-cell>
          <table:table-cell table:formula="of:=([.Q170]-[.Q169])/([.$L170]-[.$L169])" office:value-type="float" office:value="0">
            <text:p>0</text:p>
          </table:table-cell>
          <table:table-cell table:number-columns-repeated="3"/>
          <table:table-cell table:formula="of:=[.F170]/(16384/9.80665)" office:value-type="float" office:value="0.615309826660156">
            <text:p>0.6153098267</text:p>
          </table:table-cell>
          <table:table-cell table:formula="of:=[.G170]/(16384/9.80665)" office:value-type="float" office:value="-0.067037646484375">
            <text:p>-0.0670376465</text:p>
          </table:table-cell>
          <table:table-cell table:formula="of:=[.H170]/(16384/9.80665)" office:value-type="float" office:value="11.0252986450195">
            <text:p>11.025298645</text:p>
          </table:table-cell>
          <table:table-cell table:formula="of:=([.I170]*PI())/(131*180)" office:value-type="float" office:value="0.0243813170316765">
            <text:p>0.024381317</text:p>
          </table:table-cell>
          <table:table-cell table:formula="of:=([.J170]*PI())/(131*180)" office:value-type="float" office:value="-0.0594211333121734">
            <text:p>-0.0594211333</text:p>
          </table:table-cell>
          <table:table-cell table:formula="of:=([.K170]*PI())/(131*180)" office:value-type="float" office:value="-0.0187856049260458">
            <text:p>-0.0187856049</text:p>
          </table:table-cell>
          <table:table-cell table:formula="of:=[.L170]" office:value-type="float" office:value="35200">
            <text:p>35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56">
            <text:p>1156</text:p>
          </table:table-cell>
          <table:table-cell office:value-type="float" office:value="-124">
            <text:p>-124</text:p>
          </table:table-cell>
          <table:table-cell office:value-type="float" office:value="18428">
            <text:p>18428</text:p>
          </table:table-cell>
          <table:table-cell office:value-type="float" office:value="222">
            <text:p>222</text:p>
          </table:table-cell>
          <table:table-cell office:value-type="float" office:value="-484">
            <text:p>-484</text:p>
          </table:table-cell>
          <table:table-cell office:value-type="float" office:value="-151">
            <text:p>-151</text:p>
          </table:table-cell>
          <table:table-cell office:value-type="float" office:value="35400">
            <text:p>35400</text:p>
          </table:table-cell>
          <table:table-cell table:number-columns-repeated="3"/>
          <table:table-cell table:formula="of:=[.A171]/([.$L171]-[.$L170])" office:value-type="float" office:value="0">
            <text:p>0</text:p>
          </table:table-cell>
          <table:table-cell table:formula="of:=[.B171]/([.$L171]-[.$L170])" office:value-type="float" office:value="0">
            <text:p>0</text:p>
          </table:table-cell>
          <table:table-cell table:formula="of:=([.P171]-[.P170])/([.$L171]-[.$L170])" office:value-type="float" office:value="0">
            <text:p>0</text:p>
          </table:table-cell>
          <table:table-cell table:formula="of:=([.Q171]-[.Q170])/([.$L171]-[.$L170])" office:value-type="float" office:value="0">
            <text:p>0</text:p>
          </table:table-cell>
          <table:table-cell table:number-columns-repeated="3"/>
          <table:table-cell table:formula="of:=[.F171]/(16384/9.80665)" office:value-type="float" office:value="0.691924279785156">
            <text:p>0.6919242798</text:p>
          </table:table-cell>
          <table:table-cell table:formula="of:=[.G171]/(16384/9.80665)" office:value-type="float" office:value="-0.0742202514648437">
            <text:p>-0.0742202515</text:p>
          </table:table-cell>
          <table:table-cell table:formula="of:=[.H171]/(16384/9.80665)" office:value-type="float" office:value="11.0300870483398">
            <text:p>11.0300870483</text:p>
          </table:table-cell>
          <table:table-cell table:formula="of:=([.I171]*PI())/(131*180)" office:value-type="float" office:value="0.0295773354154764">
            <text:p>0.0295773354</text:p>
          </table:table-cell>
          <table:table-cell table:formula="of:=([.J171]*PI())/(131*180)" office:value-type="float" office:value="-0.064483920455363">
            <text:p>-0.0644839205</text:p>
          </table:table-cell>
          <table:table-cell table:formula="of:=([.K171]*PI())/(131*180)" office:value-type="float" office:value="-0.0201179173321484">
            <text:p>-0.0201179173</text:p>
          </table:table-cell>
          <table:table-cell table:formula="of:=[.L171]" office:value-type="float" office:value="35400">
            <text:p>35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212">
            <text:p>1212</text:p>
          </table:table-cell>
          <table:table-cell office:value-type="float" office:value="-204">
            <text:p>-204</text:p>
          </table:table-cell>
          <table:table-cell office:value-type="float" office:value="18588">
            <text:p>18588</text:p>
          </table:table-cell>
          <table:table-cell office:value-type="float" office:value="201">
            <text:p>201</text:p>
          </table:table-cell>
          <table:table-cell office:value-type="float" office:value="-447">
            <text:p>-447</text:p>
          </table:table-cell>
          <table:table-cell office:value-type="float" office:value="-145">
            <text:p>-145</text:p>
          </table:table-cell>
          <table:table-cell office:value-type="float" office:value="35600">
            <text:p>35600</text:p>
          </table:table-cell>
          <table:table-cell table:number-columns-repeated="3"/>
          <table:table-cell table:formula="of:=[.A172]/([.$L172]-[.$L171])" office:value-type="float" office:value="0">
            <text:p>0</text:p>
          </table:table-cell>
          <table:table-cell table:formula="of:=[.B172]/([.$L172]-[.$L171])" office:value-type="float" office:value="0">
            <text:p>0</text:p>
          </table:table-cell>
          <table:table-cell table:formula="of:=([.P172]-[.P171])/([.$L172]-[.$L171])" office:value-type="float" office:value="0">
            <text:p>0</text:p>
          </table:table-cell>
          <table:table-cell table:formula="of:=([.Q172]-[.Q171])/([.$L172]-[.$L171])" office:value-type="float" office:value="0">
            <text:p>0</text:p>
          </table:table-cell>
          <table:table-cell table:number-columns-repeated="3"/>
          <table:table-cell table:formula="of:=[.F172]/(16384/9.80665)" office:value-type="float" office:value="0.725443103027344">
            <text:p>0.725443103</text:p>
          </table:table-cell>
          <table:table-cell table:formula="of:=[.G172]/(16384/9.80665)" office:value-type="float" office:value="-0.122104284667969">
            <text:p>-0.1221042847</text:p>
          </table:table-cell>
          <table:table-cell table:formula="of:=[.H172]/(16384/9.80665)" office:value-type="float" office:value="11.1258551147461">
            <text:p>11.1258551147</text:p>
          </table:table-cell>
          <table:table-cell table:formula="of:=([.I172]*PI())/(131*180)" office:value-type="float" office:value="0.0267794793626611">
            <text:p>0.0267794794</text:p>
          </table:table-cell>
          <table:table-cell table:formula="of:=([.J172]*PI())/(131*180)" office:value-type="float" office:value="-0.0595543645527836">
            <text:p>-0.0595543646</text:p>
          </table:table-cell>
          <table:table-cell table:formula="of:=([.K172]*PI())/(131*180)" office:value-type="float" office:value="-0.0193185298884869">
            <text:p>-0.0193185299</text:p>
          </table:table-cell>
          <table:table-cell table:formula="of:=[.L172]" office:value-type="float" office:value="35600">
            <text:p>35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76">
            <text:p>1176</text:p>
          </table:table-cell>
          <table:table-cell office:value-type="float" office:value="-200">
            <text:p>-200</text:p>
          </table:table-cell>
          <table:table-cell office:value-type="float" office:value="18316">
            <text:p>18316</text:p>
          </table:table-cell>
          <table:table-cell office:value-type="float" office:value="206">
            <text:p>206</text:p>
          </table:table-cell>
          <table:table-cell office:value-type="float" office:value="-456">
            <text:p>-456</text:p>
          </table:table-cell>
          <table:table-cell office:value-type="float" office:value="-134">
            <text:p>-134</text:p>
          </table:table-cell>
          <table:table-cell office:value-type="float" office:value="35800">
            <text:p>35800</text:p>
          </table:table-cell>
          <table:table-cell table:number-columns-repeated="3"/>
          <table:table-cell table:formula="of:=[.A173]/([.$L173]-[.$L172])" office:value-type="float" office:value="0">
            <text:p>0</text:p>
          </table:table-cell>
          <table:table-cell table:formula="of:=[.B173]/([.$L173]-[.$L172])" office:value-type="float" office:value="0">
            <text:p>0</text:p>
          </table:table-cell>
          <table:table-cell table:formula="of:=([.P173]-[.P172])/([.$L173]-[.$L172])" office:value-type="float" office:value="0">
            <text:p>0</text:p>
          </table:table-cell>
          <table:table-cell table:formula="of:=([.Q173]-[.Q172])/([.$L173]-[.$L172])" office:value-type="float" office:value="0">
            <text:p>0</text:p>
          </table:table-cell>
          <table:table-cell table:number-columns-repeated="3"/>
          <table:table-cell table:formula="of:=[.F173]/(16384/9.80665)" office:value-type="float" office:value="0.703895288085938">
            <text:p>0.7038952881</text:p>
          </table:table-cell>
          <table:table-cell table:formula="of:=[.G173]/(16384/9.80665)" office:value-type="float" office:value="-0.119710083007813">
            <text:p>-0.119710083</text:p>
          </table:table-cell>
          <table:table-cell table:formula="of:=[.H173]/(16384/9.80665)" office:value-type="float" office:value="10.9630494018555">
            <text:p>10.9630494019</text:p>
          </table:table-cell>
          <table:table-cell table:formula="of:=([.I173]*PI())/(131*180)" office:value-type="float" office:value="0.0274456355657124">
            <text:p>0.0274456356</text:p>
          </table:table-cell>
          <table:table-cell table:formula="of:=([.J173]*PI())/(131*180)" office:value-type="float" office:value="-0.0607534457182759">
            <text:p>-0.0607534457</text:p>
          </table:table-cell>
          <table:table-cell table:formula="of:=([.K173]*PI())/(131*180)" office:value-type="float" office:value="-0.0178529862417741">
            <text:p>-0.0178529862</text:p>
          </table:table-cell>
          <table:table-cell table:formula="of:=[.L173]" office:value-type="float" office:value="35800">
            <text:p>35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40">
            <text:p>1140</text:p>
          </table:table-cell>
          <table:table-cell office:value-type="float" office:value="-220">
            <text:p>-220</text:p>
          </table:table-cell>
          <table:table-cell office:value-type="float" office:value="18436">
            <text:p>18436</text:p>
          </table:table-cell>
          <table:table-cell office:value-type="float" office:value="230">
            <text:p>230</text:p>
          </table:table-cell>
          <table:table-cell office:value-type="float" office:value="-461">
            <text:p>-461</text:p>
          </table:table-cell>
          <table:table-cell office:value-type="float" office:value="-150">
            <text:p>-150</text:p>
          </table:table-cell>
          <table:table-cell office:value-type="float" office:value="36000">
            <text:p>36000</text:p>
          </table:table-cell>
          <table:table-cell table:number-columns-repeated="3"/>
          <table:table-cell table:formula="of:=[.A174]/([.$L174]-[.$L173])" office:value-type="float" office:value="0">
            <text:p>0</text:p>
          </table:table-cell>
          <table:table-cell table:formula="of:=[.B174]/([.$L174]-[.$L173])" office:value-type="float" office:value="0">
            <text:p>0</text:p>
          </table:table-cell>
          <table:table-cell table:formula="of:=([.P174]-[.P173])/([.$L174]-[.$L173])" office:value-type="float" office:value="0">
            <text:p>0</text:p>
          </table:table-cell>
          <table:table-cell table:formula="of:=([.Q174]-[.Q173])/([.$L174]-[.$L173])" office:value-type="float" office:value="0">
            <text:p>0</text:p>
          </table:table-cell>
          <table:table-cell table:number-columns-repeated="3"/>
          <table:table-cell table:formula="of:=[.F174]/(16384/9.80665)" office:value-type="float" office:value="0.682347473144531">
            <text:p>0.6823474731</text:p>
          </table:table-cell>
          <table:table-cell table:formula="of:=[.G174]/(16384/9.80665)" office:value-type="float" office:value="-0.131681091308594">
            <text:p>-0.1316810913</text:p>
          </table:table-cell>
          <table:table-cell table:formula="of:=[.H174]/(16384/9.80665)" office:value-type="float" office:value="11.0348754516602">
            <text:p>11.0348754517</text:p>
          </table:table-cell>
          <table:table-cell table:formula="of:=([.I174]*PI())/(131*180)" office:value-type="float" office:value="0.0306431853403585">
            <text:p>0.0306431853</text:p>
          </table:table-cell>
          <table:table-cell table:formula="of:=([.J174]*PI())/(131*180)" office:value-type="float" office:value="-0.0614196019213272">
            <text:p>-0.0614196019</text:p>
          </table:table-cell>
          <table:table-cell table:formula="of:=([.K174]*PI())/(131*180)" office:value-type="float" office:value="-0.0199846860915381">
            <text:p>-0.0199846861</text:p>
          </table:table-cell>
          <table:table-cell table:formula="of:=[.L174]" office:value-type="float" office:value="36000">
            <text:p>3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52">
            <text:p>1152</text:p>
          </table:table-cell>
          <table:table-cell office:value-type="float" office:value="-92">
            <text:p>-92</text:p>
          </table:table-cell>
          <table:table-cell office:value-type="float" office:value="18348">
            <text:p>18348</text:p>
          </table:table-cell>
          <table:table-cell office:value-type="float" office:value="228">
            <text:p>228</text:p>
          </table:table-cell>
          <table:table-cell office:value-type="float" office:value="-481">
            <text:p>-481</text:p>
          </table:table-cell>
          <table:table-cell office:value-type="float" office:value="-154">
            <text:p>-154</text:p>
          </table:table-cell>
          <table:table-cell office:value-type="float" office:value="36200">
            <text:p>36200</text:p>
          </table:table-cell>
          <table:table-cell table:number-columns-repeated="3"/>
          <table:table-cell table:formula="of:=[.A175]/([.$L175]-[.$L174])" office:value-type="float" office:value="0">
            <text:p>0</text:p>
          </table:table-cell>
          <table:table-cell table:formula="of:=[.B175]/([.$L175]-[.$L174])" office:value-type="float" office:value="0">
            <text:p>0</text:p>
          </table:table-cell>
          <table:table-cell table:formula="of:=([.P175]-[.P174])/([.$L175]-[.$L174])" office:value-type="float" office:value="0">
            <text:p>0</text:p>
          </table:table-cell>
          <table:table-cell table:formula="of:=([.Q175]-[.Q174])/([.$L175]-[.$L174])" office:value-type="float" office:value="0">
            <text:p>0</text:p>
          </table:table-cell>
          <table:table-cell table:number-columns-repeated="3"/>
          <table:table-cell table:formula="of:=[.F175]/(16384/9.80665)" office:value-type="float" office:value="0.689530078125">
            <text:p>0.6895300781</text:p>
          </table:table-cell>
          <table:table-cell table:formula="of:=[.G175]/(16384/9.80665)" office:value-type="float" office:value="-0.0550666381835937">
            <text:p>-0.0550666382</text:p>
          </table:table-cell>
          <table:table-cell table:formula="of:=[.H175]/(16384/9.80665)" office:value-type="float" office:value="10.9822030151367">
            <text:p>10.9822030151</text:p>
          </table:table-cell>
          <table:table-cell table:formula="of:=([.I175]*PI())/(131*180)" office:value-type="float" office:value="0.0303767228591379">
            <text:p>0.0303767229</text:p>
          </table:table-cell>
          <table:table-cell table:formula="of:=([.J175]*PI())/(131*180)" office:value-type="float" office:value="-0.0640842267335323">
            <text:p>-0.0640842267</text:p>
          </table:table-cell>
          <table:table-cell table:formula="of:=([.K175]*PI())/(131*180)" office:value-type="float" office:value="-0.0205176110539791">
            <text:p>-0.0205176111</text:p>
          </table:table-cell>
          <table:table-cell table:formula="of:=[.L175]" office:value-type="float" office:value="36200">
            <text:p>36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8">
            <text:p>1088</text:p>
          </table:table-cell>
          <table:table-cell office:value-type="float" office:value="-116">
            <text:p>-116</text:p>
          </table:table-cell>
          <table:table-cell office:value-type="float" office:value="18272">
            <text:p>18272</text:p>
          </table:table-cell>
          <table:table-cell office:value-type="float" office:value="224">
            <text:p>224</text:p>
          </table:table-cell>
          <table:table-cell office:value-type="float" office:value="-446">
            <text:p>-446</text:p>
          </table:table-cell>
          <table:table-cell office:value-type="float" office:value="-127">
            <text:p>-127</text:p>
          </table:table-cell>
          <table:table-cell office:value-type="float" office:value="36400">
            <text:p>36400</text:p>
          </table:table-cell>
          <table:table-cell table:number-columns-repeated="3"/>
          <table:table-cell table:formula="of:=[.A176]/([.$L176]-[.$L175])" office:value-type="float" office:value="0">
            <text:p>0</text:p>
          </table:table-cell>
          <table:table-cell table:formula="of:=[.B176]/([.$L176]-[.$L175])" office:value-type="float" office:value="0">
            <text:p>0</text:p>
          </table:table-cell>
          <table:table-cell table:formula="of:=([.P176]-[.P175])/([.$L176]-[.$L175])" office:value-type="float" office:value="0">
            <text:p>0</text:p>
          </table:table-cell>
          <table:table-cell table:formula="of:=([.Q176]-[.Q175])/([.$L176]-[.$L175])" office:value-type="float" office:value="0">
            <text:p>0</text:p>
          </table:table-cell>
          <table:table-cell table:number-columns-repeated="3"/>
          <table:table-cell table:formula="of:=[.F176]/(16384/9.80665)" office:value-type="float" office:value="0.6512228515625">
            <text:p>0.6512228516</text:p>
          </table:table-cell>
          <table:table-cell table:formula="of:=[.G176]/(16384/9.80665)" office:value-type="float" office:value="-0.0694318481445313">
            <text:p>-0.0694318481</text:p>
          </table:table-cell>
          <table:table-cell table:formula="of:=[.H176]/(16384/9.80665)" office:value-type="float" office:value="10.9367131835938">
            <text:p>10.9367131836</text:p>
          </table:table-cell>
          <table:table-cell table:formula="of:=([.I176]*PI())/(131*180)" office:value-type="float" office:value="0.0298437978966969">
            <text:p>0.0298437979</text:p>
          </table:table-cell>
          <table:table-cell table:formula="of:=([.J176]*PI())/(131*180)" office:value-type="float" office:value="-0.0594211333121734">
            <text:p>-0.0594211333</text:p>
          </table:table-cell>
          <table:table-cell table:formula="of:=([.K176]*PI())/(131*180)" office:value-type="float" office:value="-0.0169203675575023">
            <text:p>-0.0169203676</text:p>
          </table:table-cell>
          <table:table-cell table:formula="of:=[.L176]" office:value-type="float" office:value="36400">
            <text:p>36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0">
            <text:p>1020</text:p>
          </table:table-cell>
          <table:table-cell office:value-type="float" office:value="-60">
            <text:p>-60</text:p>
          </table:table-cell>
          <table:table-cell office:value-type="float" office:value="18152">
            <text:p>18152</text:p>
          </table:table-cell>
          <table:table-cell office:value-type="float" office:value="181">
            <text:p>181</text:p>
          </table:table-cell>
          <table:table-cell office:value-type="float" office:value="-451">
            <text:p>-451</text:p>
          </table:table-cell>
          <table:table-cell office:value-type="float" office:value="-135">
            <text:p>-135</text:p>
          </table:table-cell>
          <table:table-cell office:value-type="float" office:value="36600">
            <text:p>36600</text:p>
          </table:table-cell>
          <table:table-cell table:number-columns-repeated="3"/>
          <table:table-cell table:formula="of:=[.A177]/([.$L177]-[.$L176])" office:value-type="float" office:value="0">
            <text:p>0</text:p>
          </table:table-cell>
          <table:table-cell table:formula="of:=[.B177]/([.$L177]-[.$L176])" office:value-type="float" office:value="0">
            <text:p>0</text:p>
          </table:table-cell>
          <table:table-cell table:formula="of:=([.P177]-[.P176])/([.$L177]-[.$L176])" office:value-type="float" office:value="0">
            <text:p>0</text:p>
          </table:table-cell>
          <table:table-cell table:formula="of:=([.Q177]-[.Q176])/([.$L177]-[.$L176])" office:value-type="float" office:value="0">
            <text:p>0</text:p>
          </table:table-cell>
          <table:table-cell table:number-columns-repeated="3"/>
          <table:table-cell table:formula="of:=[.F177]/(16384/9.80665)" office:value-type="float" office:value="0.610521423339844">
            <text:p>0.6105214233</text:p>
          </table:table-cell>
          <table:table-cell table:formula="of:=[.G177]/(16384/9.80665)" office:value-type="float" office:value="-0.0359130249023437">
            <text:p>-0.0359130249</text:p>
          </table:table-cell>
          <table:table-cell table:formula="of:=[.H177]/(16384/9.80665)" office:value-type="float" office:value="10.8648871337891">
            <text:p>10.8648871338</text:p>
          </table:table-cell>
          <table:table-cell table:formula="of:=([.I177]*PI())/(131*180)" office:value-type="float" office:value="0.024114854550456">
            <text:p>0.0241148546</text:p>
          </table:table-cell>
          <table:table-cell table:formula="of:=([.J177]*PI())/(131*180)" office:value-type="float" office:value="-0.0600872895152246">
            <text:p>-0.0600872895</text:p>
          </table:table-cell>
          <table:table-cell table:formula="of:=([.K177]*PI())/(131*180)" office:value-type="float" office:value="-0.0179862174823843">
            <text:p>-0.0179862175</text:p>
          </table:table-cell>
          <table:table-cell table:formula="of:=[.L177]" office:value-type="float" office:value="36600">
            <text:p>36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76">
            <text:p>1076</text:p>
          </table:table-cell>
          <table:table-cell office:value-type="float" office:value="-188">
            <text:p>-188</text:p>
          </table:table-cell>
          <table:table-cell office:value-type="float" office:value="18380">
            <text:p>18380</text:p>
          </table:table-cell>
          <table:table-cell office:value-type="float" office:value="221">
            <text:p>221</text:p>
          </table:table-cell>
          <table:table-cell office:value-type="float" office:value="-473">
            <text:p>-473</text:p>
          </table:table-cell>
          <table:table-cell office:value-type="float" office:value="-139">
            <text:p>-139</text:p>
          </table:table-cell>
          <table:table-cell office:value-type="float" office:value="36800">
            <text:p>36800</text:p>
          </table:table-cell>
          <table:table-cell table:number-columns-repeated="3"/>
          <table:table-cell table:formula="of:=[.A178]/([.$L178]-[.$L177])" office:value-type="float" office:value="0">
            <text:p>0</text:p>
          </table:table-cell>
          <table:table-cell table:formula="of:=[.B178]/([.$L178]-[.$L177])" office:value-type="float" office:value="0">
            <text:p>0</text:p>
          </table:table-cell>
          <table:table-cell table:formula="of:=([.P178]-[.P177])/([.$L178]-[.$L177])" office:value-type="float" office:value="0">
            <text:p>0</text:p>
          </table:table-cell>
          <table:table-cell table:formula="of:=([.Q178]-[.Q177])/([.$L178]-[.$L177])" office:value-type="float" office:value="0">
            <text:p>0</text:p>
          </table:table-cell>
          <table:table-cell table:number-columns-repeated="3"/>
          <table:table-cell table:formula="of:=[.F178]/(16384/9.80665)" office:value-type="float" office:value="0.644040246582031">
            <text:p>0.6440402466</text:p>
          </table:table-cell>
          <table:table-cell table:formula="of:=[.G178]/(16384/9.80665)" office:value-type="float" office:value="-0.112527478027344">
            <text:p>-0.112527478</text:p>
          </table:table-cell>
          <table:table-cell table:formula="of:=[.H178]/(16384/9.80665)" office:value-type="float" office:value="11.001356628418">
            <text:p>11.0013566284</text:p>
          </table:table-cell>
          <table:table-cell table:formula="of:=([.I178]*PI())/(131*180)" office:value-type="float" office:value="0.0294441041748662">
            <text:p>0.0294441042</text:p>
          </table:table-cell>
          <table:table-cell table:formula="of:=([.J178]*PI())/(131*180)" office:value-type="float" office:value="-0.0630183768086502">
            <text:p>-0.0630183768</text:p>
          </table:table-cell>
          <table:table-cell table:formula="of:=([.K178]*PI())/(131*180)" office:value-type="float" office:value="-0.0185191424448253">
            <text:p>-0.0185191424</text:p>
          </table:table-cell>
          <table:table-cell table:formula="of:=[.L178]" office:value-type="float" office:value="36800">
            <text:p>36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32">
            <text:p>1132</text:p>
          </table:table-cell>
          <table:table-cell office:value-type="float" office:value="-164">
            <text:p>-164</text:p>
          </table:table-cell>
          <table:table-cell office:value-type="float" office:value="18364">
            <text:p>18364</text:p>
          </table:table-cell>
          <table:table-cell office:value-type="float" office:value="201">
            <text:p>201</text:p>
          </table:table-cell>
          <table:table-cell office:value-type="float" office:value="-452">
            <text:p>-452</text:p>
          </table:table-cell>
          <table:table-cell office:value-type="float" office:value="-136">
            <text:p>-136</text:p>
          </table:table-cell>
          <table:table-cell office:value-type="float" office:value="37000">
            <text:p>37000</text:p>
          </table:table-cell>
          <table:table-cell table:number-columns-repeated="3"/>
          <table:table-cell table:formula="of:=[.A179]/([.$L179]-[.$L178])" office:value-type="float" office:value="0">
            <text:p>0</text:p>
          </table:table-cell>
          <table:table-cell table:formula="of:=[.B179]/([.$L179]-[.$L178])" office:value-type="float" office:value="0">
            <text:p>0</text:p>
          </table:table-cell>
          <table:table-cell table:formula="of:=([.P179]-[.P178])/([.$L179]-[.$L178])" office:value-type="float" office:value="0">
            <text:p>0</text:p>
          </table:table-cell>
          <table:table-cell table:formula="of:=([.Q179]-[.Q178])/([.$L179]-[.$L178])" office:value-type="float" office:value="0">
            <text:p>0</text:p>
          </table:table-cell>
          <table:table-cell table:number-columns-repeated="3"/>
          <table:table-cell table:formula="of:=[.F179]/(16384/9.80665)" office:value-type="float" office:value="0.677559069824219">
            <text:p>0.6775590698</text:p>
          </table:table-cell>
          <table:table-cell table:formula="of:=[.G179]/(16384/9.80665)" office:value-type="float" office:value="-0.0981622680664062">
            <text:p>-0.0981622681</text:p>
          </table:table-cell>
          <table:table-cell table:formula="of:=[.H179]/(16384/9.80665)" office:value-type="float" office:value="10.9917798217773">
            <text:p>10.9917798218</text:p>
          </table:table-cell>
          <table:table-cell table:formula="of:=([.I179]*PI())/(131*180)" office:value-type="float" office:value="0.0267794793626611">
            <text:p>0.0267794794</text:p>
          </table:table-cell>
          <table:table-cell table:formula="of:=([.J179]*PI())/(131*180)" office:value-type="float" office:value="-0.0602205207558349">
            <text:p>-0.0602205208</text:p>
          </table:table-cell>
          <table:table-cell table:formula="of:=([.K179]*PI())/(131*180)" office:value-type="float" office:value="-0.0181194487229946">
            <text:p>-0.0181194487</text:p>
          </table:table-cell>
          <table:table-cell table:formula="of:=[.L179]" office:value-type="float" office:value="37000">
            <text:p>37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52">
            <text:p>1052</text:p>
          </table:table-cell>
          <table:table-cell office:value-type="float" office:value="-172">
            <text:p>-172</text:p>
          </table:table-cell>
          <table:table-cell office:value-type="float" office:value="18400">
            <text:p>18400</text:p>
          </table:table-cell>
          <table:table-cell office:value-type="float" office:value="198">
            <text:p>198</text:p>
          </table:table-cell>
          <table:table-cell office:value-type="float" office:value="-457">
            <text:p>-457</text:p>
          </table:table-cell>
          <table:table-cell office:value-type="float" office:value="-124">
            <text:p>-124</text:p>
          </table:table-cell>
          <table:table-cell office:value-type="float" office:value="37200">
            <text:p>37200</text:p>
          </table:table-cell>
          <table:table-cell table:number-columns-repeated="3"/>
          <table:table-cell table:formula="of:=[.A180]/([.$L180]-[.$L179])" office:value-type="float" office:value="0">
            <text:p>0</text:p>
          </table:table-cell>
          <table:table-cell table:formula="of:=[.B180]/([.$L180]-[.$L179])" office:value-type="float" office:value="0">
            <text:p>0</text:p>
          </table:table-cell>
          <table:table-cell table:formula="of:=([.P180]-[.P179])/([.$L180]-[.$L179])" office:value-type="float" office:value="0">
            <text:p>0</text:p>
          </table:table-cell>
          <table:table-cell table:formula="of:=([.Q180]-[.Q179])/([.$L180]-[.$L179])" office:value-type="float" office:value="0">
            <text:p>0</text:p>
          </table:table-cell>
          <table:table-cell table:number-columns-repeated="3"/>
          <table:table-cell table:formula="of:=[.F180]/(16384/9.80665)" office:value-type="float" office:value="0.629675036621094">
            <text:p>0.6296750366</text:p>
          </table:table-cell>
          <table:table-cell table:formula="of:=[.G180]/(16384/9.80665)" office:value-type="float" office:value="-0.102950671386719">
            <text:p>-0.1029506714</text:p>
          </table:table-cell>
          <table:table-cell table:formula="of:=[.H180]/(16384/9.80665)" office:value-type="float" office:value="11.0133276367187">
            <text:p>11.0133276367</text:p>
          </table:table-cell>
          <table:table-cell table:formula="of:=([.I180]*PI())/(131*180)" office:value-type="float" office:value="0.0263797856408303">
            <text:p>0.0263797856</text:p>
          </table:table-cell>
          <table:table-cell table:formula="of:=([.J180]*PI())/(131*180)" office:value-type="float" office:value="-0.0608866769588862">
            <text:p>-0.060886677</text:p>
          </table:table-cell>
          <table:table-cell table:formula="of:=([.K180]*PI())/(131*180)" office:value-type="float" office:value="-0.0165206738356715">
            <text:p>-0.0165206738</text:p>
          </table:table-cell>
          <table:table-cell table:formula="of:=[.L180]" office:value-type="float" office:value="37200">
            <text:p>37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8">
            <text:p>1088</text:p>
          </table:table-cell>
          <table:table-cell office:value-type="float" office:value="-180">
            <text:p>-180</text:p>
          </table:table-cell>
          <table:table-cell office:value-type="float" office:value="18620">
            <text:p>18620</text:p>
          </table:table-cell>
          <table:table-cell office:value-type="float" office:value="185">
            <text:p>185</text:p>
          </table:table-cell>
          <table:table-cell office:value-type="float" office:value="-444">
            <text:p>-444</text:p>
          </table:table-cell>
          <table:table-cell office:value-type="float" office:value="-118">
            <text:p>-118</text:p>
          </table:table-cell>
          <table:table-cell office:value-type="float" office:value="37400">
            <text:p>37400</text:p>
          </table:table-cell>
          <table:table-cell table:number-columns-repeated="3"/>
          <table:table-cell table:formula="of:=[.A181]/([.$L181]-[.$L180])" office:value-type="float" office:value="0">
            <text:p>0</text:p>
          </table:table-cell>
          <table:table-cell table:formula="of:=[.B181]/([.$L181]-[.$L180])" office:value-type="float" office:value="0">
            <text:p>0</text:p>
          </table:table-cell>
          <table:table-cell table:formula="of:=([.P181]-[.P180])/([.$L181]-[.$L180])" office:value-type="float" office:value="0">
            <text:p>0</text:p>
          </table:table-cell>
          <table:table-cell table:formula="of:=([.Q181]-[.Q180])/([.$L181]-[.$L180])" office:value-type="float" office:value="0">
            <text:p>0</text:p>
          </table:table-cell>
          <table:table-cell table:number-columns-repeated="3"/>
          <table:table-cell table:formula="of:=[.F181]/(16384/9.80665)" office:value-type="float" office:value="0.6512228515625">
            <text:p>0.6512228516</text:p>
          </table:table-cell>
          <table:table-cell table:formula="of:=[.G181]/(16384/9.80665)" office:value-type="float" office:value="-0.107739074707031">
            <text:p>-0.1077390747</text:p>
          </table:table-cell>
          <table:table-cell table:formula="of:=[.H181]/(16384/9.80665)" office:value-type="float" office:value="11.1450087280273">
            <text:p>11.145008728</text:p>
          </table:table-cell>
          <table:table-cell table:formula="of:=([.I181]*PI())/(131*180)" office:value-type="float" office:value="0.024647779512897">
            <text:p>0.0246477795</text:p>
          </table:table-cell>
          <table:table-cell table:formula="of:=([.J181]*PI())/(131*180)" office:value-type="float" office:value="-0.0591546708309529">
            <text:p>-0.0591546708</text:p>
          </table:table-cell>
          <table:table-cell table:formula="of:=([.K181]*PI())/(131*180)" office:value-type="float" office:value="-0.01572128639201">
            <text:p>-0.0157212864</text:p>
          </table:table-cell>
          <table:table-cell table:formula="of:=[.L181]" office:value-type="float" office:value="37400">
            <text:p>37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16">
            <text:p>1016</text:p>
          </table:table-cell>
          <table:table-cell office:value-type="float" office:value="-216">
            <text:p>-216</text:p>
          </table:table-cell>
          <table:table-cell office:value-type="float" office:value="18496">
            <text:p>18496</text:p>
          </table:table-cell>
          <table:table-cell office:value-type="float" office:value="213">
            <text:p>213</text:p>
          </table:table-cell>
          <table:table-cell office:value-type="float" office:value="-458">
            <text:p>-458</text:p>
          </table:table-cell>
          <table:table-cell office:value-type="float" office:value="-111">
            <text:p>-111</text:p>
          </table:table-cell>
          <table:table-cell office:value-type="float" office:value="37600">
            <text:p>37600</text:p>
          </table:table-cell>
          <table:table-cell table:number-columns-repeated="3"/>
          <table:table-cell table:formula="of:=[.A182]/([.$L182]-[.$L181])" office:value-type="float" office:value="0">
            <text:p>0</text:p>
          </table:table-cell>
          <table:table-cell table:formula="of:=[.B182]/([.$L182]-[.$L181])" office:value-type="float" office:value="0">
            <text:p>0</text:p>
          </table:table-cell>
          <table:table-cell table:formula="of:=([.P182]-[.P181])/([.$L182]-[.$L181])" office:value-type="float" office:value="0">
            <text:p>0</text:p>
          </table:table-cell>
          <table:table-cell table:formula="of:=([.Q182]-[.Q181])/([.$L182]-[.$L181])" office:value-type="float" office:value="0">
            <text:p>0</text:p>
          </table:table-cell>
          <table:table-cell table:number-columns-repeated="3"/>
          <table:table-cell table:formula="of:=[.F182]/(16384/9.80665)" office:value-type="float" office:value="0.608127221679687">
            <text:p>0.6081272217</text:p>
          </table:table-cell>
          <table:table-cell table:formula="of:=[.G182]/(16384/9.80665)" office:value-type="float" office:value="-0.129286889648437">
            <text:p>-0.1292868896</text:p>
          </table:table-cell>
          <table:table-cell table:formula="of:=[.H182]/(16384/9.80665)" office:value-type="float" office:value="11.0707884765625">
            <text:p>11.0707884766</text:p>
          </table:table-cell>
          <table:table-cell table:formula="of:=([.I182]*PI())/(131*180)" office:value-type="float" office:value="0.0283782542499841">
            <text:p>0.0283782542</text:p>
          </table:table-cell>
          <table:table-cell table:formula="of:=([.J182]*PI())/(131*180)" office:value-type="float" office:value="-0.0610199081994964">
            <text:p>-0.0610199082</text:p>
          </table:table-cell>
          <table:table-cell table:formula="of:=([.K182]*PI())/(131*180)" office:value-type="float" office:value="-0.0147886677077382">
            <text:p>-0.0147886677</text:p>
          </table:table-cell>
          <table:table-cell table:formula="of:=[.L182]" office:value-type="float" office:value="37600">
            <text:p>37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2">
            <text:p>1092</text:p>
          </table:table-cell>
          <table:table-cell office:value-type="float" office:value="-160">
            <text:p>-160</text:p>
          </table:table-cell>
          <table:table-cell office:value-type="float" office:value="18352">
            <text:p>18352</text:p>
          </table:table-cell>
          <table:table-cell office:value-type="float" office:value="188">
            <text:p>188</text:p>
          </table:table-cell>
          <table:table-cell office:value-type="float" office:value="-449">
            <text:p>-449</text:p>
          </table:table-cell>
          <table:table-cell office:value-type="float" office:value="-138">
            <text:p>-138</text:p>
          </table:table-cell>
          <table:table-cell office:value-type="float" office:value="37800">
            <text:p>37800</text:p>
          </table:table-cell>
          <table:table-cell table:number-columns-repeated="3"/>
          <table:table-cell table:formula="of:=[.A183]/([.$L183]-[.$L182])" office:value-type="float" office:value="0">
            <text:p>0</text:p>
          </table:table-cell>
          <table:table-cell table:formula="of:=[.B183]/([.$L183]-[.$L182])" office:value-type="float" office:value="0">
            <text:p>0</text:p>
          </table:table-cell>
          <table:table-cell table:formula="of:=([.P183]-[.P182])/([.$L183]-[.$L182])" office:value-type="float" office:value="0">
            <text:p>0</text:p>
          </table:table-cell>
          <table:table-cell table:formula="of:=([.Q183]-[.Q182])/([.$L183]-[.$L182])" office:value-type="float" office:value="0">
            <text:p>0</text:p>
          </table:table-cell>
          <table:table-cell table:number-columns-repeated="3"/>
          <table:table-cell table:formula="of:=[.F183]/(16384/9.80665)" office:value-type="float" office:value="0.653617053222656">
            <text:p>0.6536170532</text:p>
          </table:table-cell>
          <table:table-cell table:formula="of:=[.G183]/(16384/9.80665)" office:value-type="float" office:value="-0.09576806640625">
            <text:p>-0.0957680664</text:p>
          </table:table-cell>
          <table:table-cell table:formula="of:=[.H183]/(16384/9.80665)" office:value-type="float" office:value="10.9845972167969">
            <text:p>10.9845972168</text:p>
          </table:table-cell>
          <table:table-cell table:formula="of:=([.I183]*PI())/(131*180)" office:value-type="float" office:value="0.0250474732347278">
            <text:p>0.0250474732</text:p>
          </table:table-cell>
          <table:table-cell table:formula="of:=([.J183]*PI())/(131*180)" office:value-type="float" office:value="-0.0598208270340041">
            <text:p>-0.059820827</text:p>
          </table:table-cell>
          <table:table-cell table:formula="of:=([.K183]*PI())/(131*180)" office:value-type="float" office:value="-0.0183859112042151">
            <text:p>-0.0183859112</text:p>
          </table:table-cell>
          <table:table-cell table:formula="of:=[.L183]" office:value-type="float" office:value="37800">
            <text:p>37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-140">
            <text:p>-140</text:p>
          </table:table-cell>
          <table:table-cell office:value-type="float" office:value="18332">
            <text:p>18332</text:p>
          </table:table-cell>
          <table:table-cell office:value-type="float" office:value="200">
            <text:p>200</text:p>
          </table:table-cell>
          <table:table-cell office:value-type="float" office:value="-475">
            <text:p>-475</text:p>
          </table:table-cell>
          <table:table-cell office:value-type="float" office:value="-141">
            <text:p>-141</text:p>
          </table:table-cell>
          <table:table-cell office:value-type="float" office:value="38000">
            <text:p>38000</text:p>
          </table:table-cell>
          <table:table-cell table:number-columns-repeated="3"/>
          <table:table-cell table:formula="of:=[.A184]/([.$L184]-[.$L183])" office:value-type="float" office:value="0">
            <text:p>0</text:p>
          </table:table-cell>
          <table:table-cell table:formula="of:=[.B184]/([.$L184]-[.$L183])" office:value-type="float" office:value="0">
            <text:p>0</text:p>
          </table:table-cell>
          <table:table-cell table:formula="of:=([.P184]-[.P183])/([.$L184]-[.$L183])" office:value-type="float" office:value="0">
            <text:p>0</text:p>
          </table:table-cell>
          <table:table-cell table:formula="of:=([.Q184]-[.Q183])/([.$L184]-[.$L183])" office:value-type="float" office:value="0">
            <text:p>0</text:p>
          </table:table-cell>
          <table:table-cell table:number-columns-repeated="3"/>
          <table:table-cell table:formula="of:=[.F184]/(16384/9.80665)" office:value-type="float" office:value="0.658405456542969">
            <text:p>0.6584054565</text:p>
          </table:table-cell>
          <table:table-cell table:formula="of:=[.G184]/(16384/9.80665)" office:value-type="float" office:value="-0.0837970581054687">
            <text:p>-0.0837970581</text:p>
          </table:table-cell>
          <table:table-cell table:formula="of:=[.H184]/(16384/9.80665)" office:value-type="float" office:value="10.9726262084961">
            <text:p>10.9726262085</text:p>
          </table:table-cell>
          <table:table-cell table:formula="of:=([.I184]*PI())/(131*180)" office:value-type="float" office:value="0.0266462481220508">
            <text:p>0.0266462481</text:p>
          </table:table-cell>
          <table:table-cell table:formula="of:=([.J184]*PI())/(131*180)" office:value-type="float" office:value="-0.0632848392898707">
            <text:p>-0.0632848393</text:p>
          </table:table-cell>
          <table:table-cell table:formula="of:=([.K184]*PI())/(131*180)" office:value-type="float" office:value="-0.0187856049260458">
            <text:p>-0.0187856049</text:p>
          </table:table-cell>
          <table:table-cell table:formula="of:=[.L184]" office:value-type="float" office:value="38000">
            <text:p>38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4">
            <text:p>1044</text:p>
          </table:table-cell>
          <table:table-cell office:value-type="float" office:value="-156">
            <text:p>-156</text:p>
          </table:table-cell>
          <table:table-cell office:value-type="float" office:value="18364">
            <text:p>18364</text:p>
          </table:table-cell>
          <table:table-cell office:value-type="float" office:value="174">
            <text:p>174</text:p>
          </table:table-cell>
          <table:table-cell office:value-type="float" office:value="-448">
            <text:p>-448</text:p>
          </table:table-cell>
          <table:table-cell office:value-type="float" office:value="-154">
            <text:p>-154</text:p>
          </table:table-cell>
          <table:table-cell office:value-type="float" office:value="38200">
            <text:p>38200</text:p>
          </table:table-cell>
          <table:table-cell table:number-columns-repeated="3"/>
          <table:table-cell table:formula="of:=[.A185]/([.$L185]-[.$L184])" office:value-type="float" office:value="0">
            <text:p>0</text:p>
          </table:table-cell>
          <table:table-cell table:formula="of:=[.B185]/([.$L185]-[.$L184])" office:value-type="float" office:value="0">
            <text:p>0</text:p>
          </table:table-cell>
          <table:table-cell table:formula="of:=([.P185]-[.P184])/([.$L185]-[.$L184])" office:value-type="float" office:value="0">
            <text:p>0</text:p>
          </table:table-cell>
          <table:table-cell table:formula="of:=([.Q185]-[.Q184])/([.$L185]-[.$L184])" office:value-type="float" office:value="0">
            <text:p>0</text:p>
          </table:table-cell>
          <table:table-cell table:number-columns-repeated="3"/>
          <table:table-cell table:formula="of:=[.F185]/(16384/9.80665)" office:value-type="float" office:value="0.624886633300781">
            <text:p>0.6248866333</text:p>
          </table:table-cell>
          <table:table-cell table:formula="of:=[.G185]/(16384/9.80665)" office:value-type="float" office:value="-0.0933738647460937">
            <text:p>-0.0933738647</text:p>
          </table:table-cell>
          <table:table-cell table:formula="of:=[.H185]/(16384/9.80665)" office:value-type="float" office:value="10.9917798217773">
            <text:p>10.9917798218</text:p>
          </table:table-cell>
          <table:table-cell table:formula="of:=([.I185]*PI())/(131*180)" office:value-type="float" office:value="0.0231822358661842">
            <text:p>0.0231822359</text:p>
          </table:table-cell>
          <table:table-cell table:formula="of:=([.J185]*PI())/(131*180)" office:value-type="float" office:value="-0.0596875957933939">
            <text:p>-0.0596875958</text:p>
          </table:table-cell>
          <table:table-cell table:formula="of:=([.K185]*PI())/(131*180)" office:value-type="float" office:value="-0.0205176110539791">
            <text:p>-0.0205176111</text:p>
          </table:table-cell>
          <table:table-cell table:formula="of:=[.L185]" office:value-type="float" office:value="38200">
            <text:p>38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076">
            <text:p>1076</text:p>
          </table:table-cell>
          <table:table-cell office:value-type="float" office:value="-2464">
            <text:p>-2464</text:p>
          </table:table-cell>
          <table:table-cell office:value-type="float" office:value="19708">
            <text:p>19708</text:p>
          </table:table-cell>
          <table:table-cell office:value-type="float" office:value="393">
            <text:p>393</text:p>
          </table:table-cell>
          <table:table-cell office:value-type="float" office:value="-681">
            <text:p>-681</text:p>
          </table:table-cell>
          <table:table-cell office:value-type="float" office:value="-5372">
            <text:p>-5372</text:p>
          </table:table-cell>
          <table:table-cell office:value-type="float" office:value="38400">
            <text:p>38400</text:p>
          </table:table-cell>
          <table:table-cell table:number-columns-repeated="3"/>
          <table:table-cell table:formula="of:=[.A186]/([.$L186]-[.$L185])" office:value-type="float" office:value="0.005">
            <text:p>0.005</text:p>
          </table:table-cell>
          <table:table-cell table:formula="of:=[.B186]/([.$L186]-[.$L185])" office:value-type="float" office:value="0">
            <text:p>0</text:p>
          </table:table-cell>
          <table:table-cell table:formula="of:=([.P186]-[.P185])/([.$L186]-[.$L185])" office:value-type="float" office:value="0.000025">
            <text:p>0.000025</text:p>
          </table:table-cell>
          <table:table-cell table:formula="of:=([.Q186]-[.Q185])/([.$L186]-[.$L185])" office:value-type="float" office:value="0">
            <text:p>0</text:p>
          </table:table-cell>
          <table:table-cell table:number-columns-repeated="3"/>
          <table:table-cell table:formula="of:=[.F186]/(16384/9.80665)" office:value-type="float" office:value="0.644040246582031">
            <text:p>0.6440402466</text:p>
          </table:table-cell>
          <table:table-cell table:formula="of:=[.G186]/(16384/9.80665)" office:value-type="float" office:value="-1.47482822265625">
            <text:p>-1.4748282227</text:p>
          </table:table-cell>
          <table:table-cell table:formula="of:=[.H186]/(16384/9.80665)" office:value-type="float" office:value="11.7962315795898">
            <text:p>11.7962315796</text:p>
          </table:table-cell>
          <table:table-cell table:formula="of:=([.I186]*PI())/(131*180)" office:value-type="float" office:value="0.0523598775598299">
            <text:p>0.0523598776</text:p>
          </table:table-cell>
          <table:table-cell table:formula="of:=([.J186]*PI())/(131*180)" office:value-type="float" office:value="-0.0907304748555831">
            <text:p>-0.0907304749</text:p>
          </table:table-cell>
          <table:table-cell table:formula="of:=([.K186]*PI())/(131*180)" office:value-type="float" office:value="-0.715718224558285">
            <text:p>-0.7157182246</text:p>
          </table:table-cell>
          <table:table-cell table:formula="of:=[.L186]" office:value-type="float" office:value="38400">
            <text:p>384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224">
            <text:p>1224</text:p>
          </table:table-cell>
          <table:table-cell office:value-type="float" office:value="140">
            <text:p>140</text:p>
          </table:table-cell>
          <table:table-cell office:value-type="float" office:value="17436">
            <text:p>17436</text:p>
          </table:table-cell>
          <table:table-cell office:value-type="float" office:value="-420">
            <text:p>-420</text:p>
          </table:table-cell>
          <table:table-cell office:value-type="float" office:value="-484">
            <text:p>-484</text:p>
          </table:table-cell>
          <table:table-cell office:value-type="float" office:value="-11134">
            <text:p>-11134</text:p>
          </table:table-cell>
          <table:table-cell office:value-type="float" office:value="38600">
            <text:p>38600</text:p>
          </table:table-cell>
          <table:table-cell table:number-columns-repeated="3"/>
          <table:table-cell table:formula="of:=[.A187]/([.$L187]-[.$L186])" office:value-type="float" office:value="0.075">
            <text:p>0.075</text:p>
          </table:table-cell>
          <table:table-cell table:formula="of:=[.B187]/([.$L187]-[.$L186])" office:value-type="float" office:value="0.055">
            <text:p>0.055</text:p>
          </table:table-cell>
          <table:table-cell table:formula="of:=([.P187]-[.P186])/([.$L187]-[.$L186])" office:value-type="float" office:value="0.00035">
            <text:p>0.00035</text:p>
          </table:table-cell>
          <table:table-cell table:formula="of:=([.Q187]-[.Q186])/([.$L187]-[.$L186])" office:value-type="float" office:value="0.000275">
            <text:p>0.000275</text:p>
          </table:table-cell>
          <table:table-cell table:number-columns-repeated="3"/>
          <table:table-cell table:formula="of:=[.F187]/(16384/9.80665)" office:value-type="float" office:value="0.732625708007812">
            <text:p>0.732625708</text:p>
          </table:table-cell>
          <table:table-cell table:formula="of:=[.G187]/(16384/9.80665)" office:value-type="float" office:value="0.0837970581054687">
            <text:p>0.0837970581</text:p>
          </table:table-cell>
          <table:table-cell table:formula="of:=[.H187]/(16384/9.80665)" office:value-type="float" office:value="10.4363250366211">
            <text:p>10.4363250366</text:p>
          </table:table-cell>
          <table:table-cell table:formula="of:=([.I187]*PI())/(131*180)" office:value-type="float" office:value="-0.0559571210563067">
            <text:p>-0.0559571211</text:p>
          </table:table-cell>
          <table:table-cell table:formula="of:=([.J187]*PI())/(131*180)" office:value-type="float" office:value="-0.064483920455363">
            <text:p>-0.0644839205</text:p>
          </table:table-cell>
          <table:table-cell table:formula="of:=([.K187]*PI())/(131*180)" office:value-type="float" office:value="-1.48339663295457">
            <text:p>-1.483396633</text:p>
          </table:table-cell>
          <table:table-cell table:formula="of:=[.L187]" office:value-type="float" office:value="38600">
            <text:p>386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2796">
            <text:p>2796</text:p>
          </table:table-cell>
          <table:table-cell office:value-type="float" office:value="-904">
            <text:p>-904</text:p>
          </table:table-cell>
          <table:table-cell office:value-type="float" office:value="16780">
            <text:p>16780</text:p>
          </table:table-cell>
          <table:table-cell office:value-type="float" office:value="-164">
            <text:p>-164</text:p>
          </table:table-cell>
          <table:table-cell office:value-type="float" office:value="1196">
            <text:p>1196</text:p>
          </table:table-cell>
          <table:table-cell office:value-type="float" office:value="-14051">
            <text:p>-14051</text:p>
          </table:table-cell>
          <table:table-cell office:value-type="float" office:value="38800">
            <text:p>38800</text:p>
          </table:table-cell>
          <table:table-cell table:number-columns-repeated="3"/>
          <table:table-cell table:formula="of:=[.A188]/([.$L188]-[.$L187])" office:value-type="float" office:value="0.095">
            <text:p>0.095</text:p>
          </table:table-cell>
          <table:table-cell table:formula="of:=[.B188]/([.$L188]-[.$L187])" office:value-type="float" office:value="0.09">
            <text:p>0.09</text:p>
          </table:table-cell>
          <table:table-cell table:formula="of:=([.P188]-[.P187])/([.$L188]-[.$L187])" office:value-type="float" office:value="0.0001">
            <text:p>0.0001</text:p>
          </table:table-cell>
          <table:table-cell table:formula="of:=([.Q188]-[.Q187])/([.$L188]-[.$L187])" office:value-type="float" office:value="0.000175">
            <text:p>0.000175</text:p>
          </table:table-cell>
          <table:table-cell table:number-columns-repeated="3"/>
          <table:table-cell table:formula="of:=[.F188]/(16384/9.80665)" office:value-type="float" office:value="1.67354696044922">
            <text:p>1.6735469604</text:p>
          </table:table-cell>
          <table:table-cell table:formula="of:=[.G188]/(16384/9.80665)" office:value-type="float" office:value="-0.541089575195312">
            <text:p>-0.5410895752</text:p>
          </table:table-cell>
          <table:table-cell table:formula="of:=[.H188]/(16384/9.80665)" office:value-type="float" office:value="10.0436759643555">
            <text:p>10.0436759644</text:p>
          </table:table-cell>
          <table:table-cell table:formula="of:=([.I188]*PI())/(131*180)" office:value-type="float" office:value="-0.0218499234600817">
            <text:p>-0.0218499235</text:p>
          </table:table-cell>
          <table:table-cell table:formula="of:=([.J188]*PI())/(131*180)" office:value-type="float" office:value="0.159344563769864">
            <text:p>0.1593445638</text:p>
          </table:table-cell>
          <table:table-cell table:formula="of:=([.K188]*PI())/(131*180)" office:value-type="float" office:value="-1.87203216181468">
            <text:p>-1.8720321618</text:p>
          </table:table-cell>
          <table:table-cell table:formula="of:=[.L188]" office:value-type="float" office:value="38800">
            <text:p>388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48">
            <text:p>448</text:p>
          </table:table-cell>
          <table:table-cell office:value-type="float" office:value="1092">
            <text:p>1092</text:p>
          </table:table-cell>
          <table:table-cell office:value-type="float" office:value="17868">
            <text:p>17868</text:p>
          </table:table-cell>
          <table:table-cell office:value-type="float" office:value="-580">
            <text:p>-580</text:p>
          </table:table-cell>
          <table:table-cell office:value-type="float" office:value="-279">
            <text:p>-279</text:p>
          </table:table-cell>
          <table:table-cell office:value-type="float" office:value="-15198">
            <text:p>-15198</text:p>
          </table:table-cell>
          <table:table-cell office:value-type="float" office:value="39000">
            <text:p>39000</text:p>
          </table:table-cell>
          <table:table-cell table:number-columns-repeated="3"/>
          <table:table-cell table:formula="of:=[.A189]/([.$L189]-[.$L188])" office:value-type="float" office:value="0.105">
            <text:p>0.105</text:p>
          </table:table-cell>
          <table:table-cell table:formula="of:=[.B189]/([.$L189]-[.$L188])" office:value-type="float" office:value="0.1">
            <text:p>0.1</text:p>
          </table:table-cell>
          <table:table-cell table:formula="of:=([.P189]-[.P188])/([.$L189]-[.$L188])" office:value-type="float" office:value="0.00005">
            <text:p>0.00005</text:p>
          </table:table-cell>
          <table:table-cell table:formula="of:=([.Q189]-[.Q188])/([.$L189]-[.$L188])" office:value-type="float" office:value="0.00005">
            <text:p>0.00005</text:p>
          </table:table-cell>
          <table:table-cell table:number-columns-repeated="3"/>
          <table:table-cell table:formula="of:=[.F189]/(16384/9.80665)" office:value-type="float" office:value="0.2681505859375">
            <text:p>0.2681505859</text:p>
          </table:table-cell>
          <table:table-cell table:formula="of:=[.G189]/(16384/9.80665)" office:value-type="float" office:value="0.653617053222656">
            <text:p>0.6536170532</text:p>
          </table:table-cell>
          <table:table-cell table:formula="of:=[.H189]/(16384/9.80665)" office:value-type="float" office:value="10.694898815918">
            <text:p>10.6948988159</text:p>
          </table:table-cell>
          <table:table-cell table:formula="of:=([.I189]*PI())/(131*180)" office:value-type="float" office:value="-0.0772741195539474">
            <text:p>-0.0772741196</text:p>
          </table:table-cell>
          <table:table-cell table:formula="of:=([.J189]*PI())/(131*180)" office:value-type="float" office:value="-0.0371715161302609">
            <text:p>-0.0371715161</text:p>
          </table:table-cell>
          <table:table-cell table:formula="of:=([.K189]*PI())/(131*180)" office:value-type="float" office:value="-2.02484839479464">
            <text:p>-2.0248483948</text:p>
          </table:table-cell>
          <table:table-cell table:formula="of:=[.L189]" office:value-type="float" office:value="39000">
            <text:p>390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1504">
            <text:p>1504</text:p>
          </table:table-cell>
          <table:table-cell office:value-type="float" office:value="-896">
            <text:p>-896</text:p>
          </table:table-cell>
          <table:table-cell office:value-type="float" office:value="18120">
            <text:p>18120</text:p>
          </table:table-cell>
          <table:table-cell office:value-type="float" office:value="-652">
            <text:p>-652</text:p>
          </table:table-cell>
          <table:table-cell office:value-type="float" office:value="-478">
            <text:p>-478</text:p>
          </table:table-cell>
          <table:table-cell office:value-type="float" office:value="-15761">
            <text:p>-15761</text:p>
          </table:table-cell>
          <table:table-cell office:value-type="float" office:value="39200">
            <text:p>39200</text:p>
          </table:table-cell>
          <table:table-cell table:number-columns-repeated="3"/>
          <table:table-cell table:formula="of:=[.A190]/([.$L190]-[.$L189])" office:value-type="float" office:value="0.11">
            <text:p>0.11</text:p>
          </table:table-cell>
          <table:table-cell table:formula="of:=[.B190]/([.$L190]-[.$L189])" office:value-type="float" office:value="0.11">
            <text:p>0.11</text:p>
          </table:table-cell>
          <table:table-cell table:formula="of:=([.P190]-[.P189])/([.$L190]-[.$L189])" office:value-type="float" office:value="0.000025">
            <text:p>0.000025</text:p>
          </table:table-cell>
          <table:table-cell table:formula="of:=([.Q190]-[.Q189])/([.$L190]-[.$L189])" office:value-type="float" office:value="0.00005">
            <text:p>0.00005</text:p>
          </table:table-cell>
          <table:table-cell table:number-columns-repeated="3"/>
          <table:table-cell table:formula="of:=[.F190]/(16384/9.80665)" office:value-type="float" office:value="0.90021982421875">
            <text:p>0.9002198242</text:p>
          </table:table-cell>
          <table:table-cell table:formula="of:=[.G190]/(16384/9.80665)" office:value-type="float" office:value="-0.536301171875">
            <text:p>-0.5363011719</text:p>
          </table:table-cell>
          <table:table-cell table:formula="of:=[.H190]/(16384/9.80665)" office:value-type="float" office:value="10.8457335205078">
            <text:p>10.8457335205</text:p>
          </table:table-cell>
          <table:table-cell table:formula="of:=([.I190]*PI())/(131*180)" office:value-type="float" office:value="-0.0868667688778857">
            <text:p>-0.0868667689</text:p>
          </table:table-cell>
          <table:table-cell table:formula="of:=([.J190]*PI())/(131*180)" office:value-type="float" office:value="-0.0636845330117015">
            <text:p>-0.063684533</text:p>
          </table:table-cell>
          <table:table-cell table:formula="of:=([.K190]*PI())/(131*180)" office:value-type="float" office:value="-2.09985758325822">
            <text:p>-2.0998575833</text:p>
          </table:table-cell>
          <table:table-cell table:formula="of:=[.L190]" office:value-type="float" office:value="39200">
            <text:p>392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-720">
            <text:p>-720</text:p>
          </table:table-cell>
          <table:table-cell office:value-type="float" office:value="912">
            <text:p>912</text:p>
          </table:table-cell>
          <table:table-cell office:value-type="float" office:value="18980">
            <text:p>18980</text:p>
          </table:table-cell>
          <table:table-cell office:value-type="float" office:value="-766">
            <text:p>-766</text:p>
          </table:table-cell>
          <table:table-cell office:value-type="float" office:value="-1016">
            <text:p>-1016</text:p>
          </table:table-cell>
          <table:table-cell office:value-type="float" office:value="-16803">
            <text:p>-16803</text:p>
          </table:table-cell>
          <table:table-cell office:value-type="float" office:value="39400">
            <text:p>39400</text:p>
          </table:table-cell>
          <table:table-cell table:number-columns-repeated="3"/>
          <table:table-cell table:formula="of:=[.A191]/([.$L191]-[.$L190])" office:value-type="float" office:value="0.11">
            <text:p>0.11</text:p>
          </table:table-cell>
          <table:table-cell table:formula="of:=[.B191]/([.$L191]-[.$L190])" office:value-type="float" office:value="0.11">
            <text:p>0.11</text:p>
          </table:table-cell>
          <table:table-cell table:formula="of:=([.P191]-[.P190])/([.$L191]-[.$L190])" office:value-type="float" office:value="0">
            <text:p>0</text:p>
          </table:table-cell>
          <table:table-cell table:formula="of:=([.Q191]-[.Q190])/([.$L191]-[.$L190])" office:value-type="float" office:value="0">
            <text:p>0</text:p>
          </table:table-cell>
          <table:table-cell table:number-columns-repeated="3"/>
          <table:table-cell table:formula="of:=[.F191]/(16384/9.80665)" office:value-type="float" office:value="-0.430956298828125">
            <text:p>-0.4309562988</text:p>
          </table:table-cell>
          <table:table-cell table:formula="of:=[.G191]/(16384/9.80665)" office:value-type="float" office:value="0.545877978515625">
            <text:p>0.5458779785</text:p>
          </table:table-cell>
          <table:table-cell table:formula="of:=[.H191]/(16384/9.80665)" office:value-type="float" office:value="11.3604868774414">
            <text:p>11.3604868774</text:p>
          </table:table-cell>
          <table:table-cell table:formula="of:=([.I191]*PI())/(131*180)" office:value-type="float" office:value="-0.102055130307455">
            <text:p>-0.1020551303</text:p>
          </table:table-cell>
          <table:table-cell table:formula="of:=([.J191]*PI())/(131*180)" office:value-type="float" office:value="-0.135362940460018">
            <text:p>-0.1353629405</text:p>
          </table:table-cell>
          <table:table-cell table:formula="of:=([.K191]*PI())/(131*180)" office:value-type="float" office:value="-2.2386845359741">
            <text:p>-2.238684536</text:p>
          </table:table-cell>
          <table:table-cell table:formula="of:=[.L191]" office:value-type="float" office:value="39400">
            <text:p>394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6884">
            <text:p>6884</text:p>
          </table:table-cell>
          <table:table-cell office:value-type="float" office:value="-556">
            <text:p>-556</text:p>
          </table:table-cell>
          <table:table-cell office:value-type="float" office:value="16984">
            <text:p>16984</text:p>
          </table:table-cell>
          <table:table-cell office:value-type="float" office:value="-1528">
            <text:p>-1528</text:p>
          </table:table-cell>
          <table:table-cell office:value-type="float" office:value="1543">
            <text:p>1543</text:p>
          </table:table-cell>
          <table:table-cell office:value-type="float" office:value="-16802">
            <text:p>-16802</text:p>
          </table:table-cell>
          <table:table-cell office:value-type="float" office:value="39800">
            <text:p>39800</text:p>
          </table:table-cell>
          <table:table-cell table:number-columns-repeated="3"/>
          <table:table-cell table:formula="of:=[.A192]/([.$L192]-[.$L191])" office:value-type="float" office:value="0.0575">
            <text:p>0.0575</text:p>
          </table:table-cell>
          <table:table-cell table:formula="of:=[.B192]/([.$L192]-[.$L191])" office:value-type="float" office:value="0.06">
            <text:p>0.06</text:p>
          </table:table-cell>
          <table:table-cell table:formula="of:=([.P192]-[.P191])/([.$L192]-[.$L191])" office:value-type="float" office:value="-0.00013125">
            <text:p>-0.00013125</text:p>
          </table:table-cell>
          <table:table-cell table:formula="of:=([.Q192]-[.Q191])/([.$L192]-[.$L191])" office:value-type="float" office:value="-0.000125">
            <text:p>-0.000125</text:p>
          </table:table-cell>
          <table:table-cell table:number-columns-repeated="3"/>
          <table:table-cell table:formula="of:=[.F192]/(16384/9.80665)" office:value-type="float" office:value="4.12042105712891">
            <text:p>4.1204210571</text:p>
          </table:table-cell>
          <table:table-cell table:formula="of:=[.G192]/(16384/9.80665)" office:value-type="float" office:value="-0.332794030761719">
            <text:p>-0.3327940308</text:p>
          </table:table-cell>
          <table:table-cell table:formula="of:=[.H192]/(16384/9.80665)" office:value-type="float" office:value="10.1657802490234">
            <text:p>10.165780249</text:p>
          </table:table-cell>
          <table:table-cell table:formula="of:=([.I192]*PI())/(131*180)" office:value-type="float" office:value="-0.203577335652468">
            <text:p>-0.2035773357</text:p>
          </table:table-cell>
          <table:table-cell table:formula="of:=([.J192]*PI())/(131*180)" office:value-type="float" office:value="0.205575804261622">
            <text:p>0.2055758043</text:p>
          </table:table-cell>
          <table:table-cell table:formula="of:=([.K192]*PI())/(131*180)" office:value-type="float" office:value="-2.23855130473349">
            <text:p>-2.2385513047</text:p>
          </table:table-cell>
          <table:table-cell table:formula="of:=[.L192]" office:value-type="float" office:value="39800">
            <text:p>398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840">
            <text:p>840</text:p>
          </table:table-cell>
          <table:table-cell office:value-type="float" office:value="192">
            <text:p>192</text:p>
          </table:table-cell>
          <table:table-cell office:value-type="float" office:value="18892">
            <text:p>18892</text:p>
          </table:table-cell>
          <table:table-cell office:value-type="float" office:value="-514">
            <text:p>-514</text:p>
          </table:table-cell>
          <table:table-cell office:value-type="float" office:value="-463">
            <text:p>-463</text:p>
          </table:table-cell>
          <table:table-cell office:value-type="float" office:value="-17090">
            <text:p>-17090</text:p>
          </table:table-cell>
          <table:table-cell office:value-type="float" office:value="40000">
            <text:p>40000</text:p>
          </table:table-cell>
          <table:table-cell table:number-columns-repeated="3"/>
          <table:table-cell table:formula="of:=[.A193]/([.$L193]-[.$L192])" office:value-type="float" office:value="0.115">
            <text:p>0.115</text:p>
          </table:table-cell>
          <table:table-cell table:formula="of:=[.B193]/([.$L193]-[.$L192])" office:value-type="float" office:value="0.115">
            <text:p>0.115</text:p>
          </table:table-cell>
          <table:table-cell table:formula="of:=([.P193]-[.P192])/([.$L193]-[.$L192])" office:value-type="float" office:value="0.0002875">
            <text:p>0.0002875</text:p>
          </table:table-cell>
          <table:table-cell table:formula="of:=([.Q193]-[.Q192])/([.$L193]-[.$L192])" office:value-type="float" office:value="0.000275">
            <text:p>0.000275</text:p>
          </table:table-cell>
          <table:table-cell table:number-columns-repeated="3"/>
          <table:table-cell table:formula="of:=[.F193]/(16384/9.80665)" office:value-type="float" office:value="0.502782348632812">
            <text:p>0.5027823486</text:p>
          </table:table-cell>
          <table:table-cell table:formula="of:=[.G193]/(16384/9.80665)" office:value-type="float" office:value="0.1149216796875">
            <text:p>0.1149216797</text:p>
          </table:table-cell>
          <table:table-cell table:formula="of:=[.H193]/(16384/9.80665)" office:value-type="float" office:value="11.307814440918">
            <text:p>11.3078144409</text:p>
          </table:table-cell>
          <table:table-cell table:formula="of:=([.I193]*PI())/(131*180)" office:value-type="float" office:value="-0.0684808576736706">
            <text:p>-0.0684808577</text:p>
          </table:table-cell>
          <table:table-cell table:formula="of:=([.J193]*PI())/(131*180)" office:value-type="float" office:value="-0.0616860644025477">
            <text:p>-0.0616860644</text:p>
          </table:table-cell>
          <table:table-cell table:formula="of:=([.K193]*PI())/(131*180)" office:value-type="float" office:value="-2.27692190202924">
            <text:p>-2.276921902</text:p>
          </table:table-cell>
          <table:table-cell table:formula="of:=[.L193]" office:value-type="float" office:value="40000">
            <text:p>40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-3632">
            <text:p>-3632</text:p>
          </table:table-cell>
          <table:table-cell office:value-type="float" office:value="728">
            <text:p>728</text:p>
          </table:table-cell>
          <table:table-cell office:value-type="float" office:value="12076">
            <text:p>12076</text:p>
          </table:table-cell>
          <table:table-cell office:value-type="float" office:value="-1250">
            <text:p>-1250</text:p>
          </table:table-cell>
          <table:table-cell office:value-type="float" office:value="177">
            <text:p>177</text:p>
          </table:table-cell>
          <table:table-cell office:value-type="float" office:value="-16726">
            <text:p>-16726</text:p>
          </table:table-cell>
          <table:table-cell office:value-type="float" office:value="40200">
            <text:p>40200</text:p>
          </table:table-cell>
          <table:table-cell table:number-columns-repeated="3"/>
          <table:table-cell table:formula="of:=[.A194]/([.$L194]-[.$L193])" office:value-type="float" office:value="0.11">
            <text:p>0.11</text:p>
          </table:table-cell>
          <table:table-cell table:formula="of:=[.B194]/([.$L194]-[.$L193])" office:value-type="float" office:value="0.125">
            <text:p>0.125</text:p>
          </table:table-cell>
          <table:table-cell table:formula="of:=([.P194]-[.P193])/([.$L194]-[.$L193])" office:value-type="float" office:value="-0.000025">
            <text:p>-0.000025</text:p>
          </table:table-cell>
          <table:table-cell table:formula="of:=([.Q194]-[.Q193])/([.$L194]-[.$L193])" office:value-type="float" office:value="0.00005">
            <text:p>0.00005</text:p>
          </table:table-cell>
          <table:table-cell table:number-columns-repeated="3"/>
          <table:table-cell table:formula="of:=[.F194]/(16384/9.80665)" office:value-type="float" office:value="-2.17393510742187">
            <text:p>-2.1739351074</text:p>
          </table:table-cell>
          <table:table-cell table:formula="of:=[.G194]/(16384/9.80665)" office:value-type="float" office:value="0.435744702148438">
            <text:p>0.4357447021</text:p>
          </table:table-cell>
          <table:table-cell table:formula="of:=[.H194]/(16384/9.80665)" office:value-type="float" office:value="7.22809481201172">
            <text:p>7.228094812</text:p>
          </table:table-cell>
          <table:table-cell table:formula="of:=([.I194]*PI())/(131*180)" office:value-type="float" office:value="-0.166539050762818">
            <text:p>-0.1665390508</text:p>
          </table:table-cell>
          <table:table-cell table:formula="of:=([.J194]*PI())/(131*180)" office:value-type="float" office:value="0.023581929588015">
            <text:p>0.0235819296</text:p>
          </table:table-cell>
          <table:table-cell table:formula="of:=([.K194]*PI())/(131*180)" office:value-type="float" office:value="-2.22842573044711">
            <text:p>-2.2284257304</text:p>
          </table:table-cell>
          <table:table-cell table:formula="of:=[.L194]" office:value-type="float" office:value="40200">
            <text:p>402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-92">
            <text:p>-92</text:p>
          </table:table-cell>
          <table:table-cell office:value-type="float" office:value="20612">
            <text:p>20612</text:p>
          </table:table-cell>
          <table:table-cell office:value-type="float" office:value="-167">
            <text:p>-167</text:p>
          </table:table-cell>
          <table:table-cell office:value-type="float" office:value="-547">
            <text:p>-547</text:p>
          </table:table-cell>
          <table:table-cell office:value-type="float" office:value="-16427">
            <text:p>-16427</text:p>
          </table:table-cell>
          <table:table-cell office:value-type="float" office:value="40400">
            <text:p>40400</text:p>
          </table:table-cell>
          <table:table-cell table:number-columns-repeated="3"/>
          <table:table-cell table:formula="of:=[.A195]/([.$L195]-[.$L194])" office:value-type="float" office:value="0.11">
            <text:p>0.11</text:p>
          </table:table-cell>
          <table:table-cell table:formula="of:=[.B195]/([.$L195]-[.$L194])" office:value-type="float" office:value="0.12">
            <text:p>0.12</text:p>
          </table:table-cell>
          <table:table-cell table:formula="of:=([.P195]-[.P194])/([.$L195]-[.$L194])" office:value-type="float" office:value="0">
            <text:p>0</text:p>
          </table:table-cell>
          <table:table-cell table:formula="of:=([.Q195]-[.Q194])/([.$L195]-[.$L194])" office:value-type="float" office:value="-0.000025">
            <text:p>-0.000025</text:p>
          </table:table-cell>
          <table:table-cell table:number-columns-repeated="3"/>
          <table:table-cell table:formula="of:=[.F195]/(16384/9.80665)" office:value-type="float" office:value="0.0718260498046875">
            <text:p>0.0718260498</text:p>
          </table:table-cell>
          <table:table-cell table:formula="of:=[.G195]/(16384/9.80665)" office:value-type="float" office:value="-0.0550666381835937">
            <text:p>-0.0550666382</text:p>
          </table:table-cell>
          <table:table-cell table:formula="of:=[.H195]/(16384/9.80665)" office:value-type="float" office:value="12.3373211547852">
            <text:p>12.3373211548</text:p>
          </table:table-cell>
          <table:table-cell table:formula="of:=([.I195]*PI())/(131*180)" office:value-type="float" office:value="-0.0222496171819124">
            <text:p>-0.0222496172</text:p>
          </table:table-cell>
          <table:table-cell table:formula="of:=([.J195]*PI())/(131*180)" office:value-type="float" office:value="-0.072877488613809">
            <text:p>-0.0728774886</text:p>
          </table:table-cell>
          <table:table-cell table:formula="of:=([.K195]*PI())/(131*180)" office:value-type="float" office:value="-2.18858958950464">
            <text:p>-2.1885895895</text:p>
          </table:table-cell>
          <table:table-cell table:formula="of:=[.L195]" office:value-type="float" office:value="40400">
            <text:p>404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-192">
            <text:p>-192</text:p>
          </table:table-cell>
          <table:table-cell office:value-type="float" office:value="2508">
            <text:p>2508</text:p>
          </table:table-cell>
          <table:table-cell office:value-type="float" office:value="22384">
            <text:p>22384</text:p>
          </table:table-cell>
          <table:table-cell office:value-type="float" office:value="-534">
            <text:p>-534</text:p>
          </table:table-cell>
          <table:table-cell office:value-type="float" office:value="-1812">
            <text:p>-1812</text:p>
          </table:table-cell>
          <table:table-cell office:value-type="float" office:value="-16379">
            <text:p>-16379</text:p>
          </table:table-cell>
          <table:table-cell office:value-type="float" office:value="40600">
            <text:p>40600</text:p>
          </table:table-cell>
          <table:table-cell table:number-columns-repeated="3"/>
          <table:table-cell table:formula="of:=[.A196]/([.$L196]-[.$L195])" office:value-type="float" office:value="0.115">
            <text:p>0.115</text:p>
          </table:table-cell>
          <table:table-cell table:formula="of:=[.B196]/([.$L196]-[.$L195])" office:value-type="float" office:value="0.12">
            <text:p>0.12</text:p>
          </table:table-cell>
          <table:table-cell table:formula="of:=([.P196]-[.P195])/([.$L196]-[.$L195])" office:value-type="float" office:value="0.000025">
            <text:p>0.000025</text:p>
          </table:table-cell>
          <table:table-cell table:formula="of:=([.Q196]-[.Q195])/([.$L196]-[.$L195])" office:value-type="float" office:value="0">
            <text:p>0</text:p>
          </table:table-cell>
          <table:table-cell table:number-columns-repeated="3"/>
          <table:table-cell table:formula="of:=[.F196]/(16384/9.80665)" office:value-type="float" office:value="-0.1149216796875">
            <text:p>-0.1149216797</text:p>
          </table:table-cell>
          <table:table-cell table:formula="of:=[.G196]/(16384/9.80665)" office:value-type="float" office:value="1.50116444091797">
            <text:p>1.5011644409</text:p>
          </table:table-cell>
          <table:table-cell table:formula="of:=[.H196]/(16384/9.80665)" office:value-type="float" office:value="13.3979524902344">
            <text:p>13.3979524902</text:p>
          </table:table-cell>
          <table:table-cell table:formula="of:=([.I196]*PI())/(131*180)" office:value-type="float" office:value="-0.0711454824858757">
            <text:p>-0.0711454825</text:p>
          </table:table-cell>
          <table:table-cell table:formula="of:=([.J196]*PI())/(131*180)" office:value-type="float" office:value="-0.241415007985781">
            <text:p>-0.241415008</text:p>
          </table:table-cell>
          <table:table-cell table:formula="of:=([.K196]*PI())/(131*180)" office:value-type="float" office:value="-2.18219448995535">
            <text:p>-2.18219449</text:p>
          </table:table-cell>
          <table:table-cell table:formula="of:=[.L196]" office:value-type="float" office:value="40600">
            <text:p>406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2200">
            <text:p>2200</text:p>
          </table:table-cell>
          <table:table-cell office:value-type="float" office:value="-636">
            <text:p>-636</text:p>
          </table:table-cell>
          <table:table-cell office:value-type="float" office:value="17088">
            <text:p>17088</text:p>
          </table:table-cell>
          <table:table-cell office:value-type="float" office:value="-586">
            <text:p>-586</text:p>
          </table:table-cell>
          <table:table-cell office:value-type="float" office:value="-137">
            <text:p>-137</text:p>
          </table:table-cell>
          <table:table-cell office:value-type="float" office:value="-15689">
            <text:p>-15689</text:p>
          </table:table-cell>
          <table:table-cell office:value-type="float" office:value="40800">
            <text:p>40800</text:p>
          </table:table-cell>
          <table:table-cell table:number-columns-repeated="3"/>
          <table:table-cell table:formula="of:=[.A197]/([.$L197]-[.$L196])" office:value-type="float" office:value="0.11">
            <text:p>0.11</text:p>
          </table:table-cell>
          <table:table-cell table:formula="of:=[.B197]/([.$L197]-[.$L196])" office:value-type="float" office:value="0.12">
            <text:p>0.12</text:p>
          </table:table-cell>
          <table:table-cell table:formula="of:=([.P197]-[.P196])/([.$L197]-[.$L196])" office:value-type="float" office:value="-0.000025">
            <text:p>-0.000025</text:p>
          </table:table-cell>
          <table:table-cell table:formula="of:=([.Q197]-[.Q196])/([.$L197]-[.$L196])" office:value-type="float" office:value="0">
            <text:p>0</text:p>
          </table:table-cell>
          <table:table-cell table:number-columns-repeated="3"/>
          <table:table-cell table:formula="of:=[.F197]/(16384/9.80665)" office:value-type="float" office:value="1.31681091308594">
            <text:p>1.3168109131</text:p>
          </table:table-cell>
          <table:table-cell table:formula="of:=[.G197]/(16384/9.80665)" office:value-type="float" office:value="-0.380678063964844">
            <text:p>-0.380678064</text:p>
          </table:table-cell>
          <table:table-cell table:formula="of:=[.H197]/(16384/9.80665)" office:value-type="float" office:value="10.2280294921875">
            <text:p>10.2280294922</text:p>
          </table:table-cell>
          <table:table-cell table:formula="of:=([.I197]*PI())/(131*180)" office:value-type="float" office:value="-0.0780735069976089">
            <text:p>-0.078073507</text:p>
          </table:table-cell>
          <table:table-cell table:formula="of:=([.J197]*PI())/(131*180)" office:value-type="float" office:value="-0.0182526799636048">
            <text:p>-0.01825268</text:p>
          </table:table-cell>
          <table:table-cell table:formula="of:=([.K197]*PI())/(131*180)" office:value-type="float" office:value="-2.09026493393428">
            <text:p>-2.0902649339</text:p>
          </table:table-cell>
          <table:table-cell table:formula="of:=[.L197]" office:value-type="float" office:value="40800">
            <text:p>408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092">
            <text:p>1092</text:p>
          </table:table-cell>
          <table:table-cell office:value-type="float" office:value="20">
            <text:p>20</text:p>
          </table:table-cell>
          <table:table-cell office:value-type="float" office:value="18868">
            <text:p>18868</text:p>
          </table:table-cell>
          <table:table-cell office:value-type="float" office:value="-874">
            <text:p>-874</text:p>
          </table:table-cell>
          <table:table-cell office:value-type="float" office:value="-298">
            <text:p>-298</text:p>
          </table:table-cell>
          <table:table-cell office:value-type="float" office:value="-16328">
            <text:p>-16328</text:p>
          </table:table-cell>
          <table:table-cell office:value-type="float" office:value="41000">
            <text:p>41000</text:p>
          </table:table-cell>
          <table:table-cell table:number-columns-repeated="3"/>
          <table:table-cell table:formula="of:=[.A198]/([.$L198]-[.$L197])" office:value-type="float" office:value="0.105">
            <text:p>0.105</text:p>
          </table:table-cell>
          <table:table-cell table:formula="of:=[.B198]/([.$L198]-[.$L197])" office:value-type="float" office:value="0.115">
            <text:p>0.115</text:p>
          </table:table-cell>
          <table:table-cell table:formula="of:=([.P198]-[.P197])/([.$L198]-[.$L197])" office:value-type="float" office:value="-0.000025">
            <text:p>-0.000025</text:p>
          </table:table-cell>
          <table:table-cell table:formula="of:=([.Q198]-[.Q197])/([.$L198]-[.$L197])" office:value-type="float" office:value="-0.000025">
            <text:p>-0.000025</text:p>
          </table:table-cell>
          <table:table-cell table:number-columns-repeated="3"/>
          <table:table-cell table:formula="of:=[.F198]/(16384/9.80665)" office:value-type="float" office:value="0.653617053222656">
            <text:p>0.6536170532</text:p>
          </table:table-cell>
          <table:table-cell table:formula="of:=[.G198]/(16384/9.80665)" office:value-type="float" office:value="0.0119710083007813">
            <text:p>0.0119710083</text:p>
          </table:table-cell>
          <table:table-cell table:formula="of:=[.H198]/(16384/9.80665)" office:value-type="float" office:value="11.293449230957">
            <text:p>11.293449231</text:p>
          </table:table-cell>
          <table:table-cell table:formula="of:=([.I198]*PI())/(131*180)" office:value-type="float" office:value="-0.116444104293362">
            <text:p>-0.1164441043</text:p>
          </table:table-cell>
          <table:table-cell table:formula="of:=([.J198]*PI())/(131*180)" office:value-type="float" office:value="-0.0397029097018557">
            <text:p>-0.0397029097</text:p>
          </table:table-cell>
          <table:table-cell table:formula="of:=([.K198]*PI())/(131*180)" office:value-type="float" office:value="-2.17539969668423">
            <text:p>-2.1753996967</text:p>
          </table:table-cell>
          <table:table-cell table:formula="of:=[.L198]" office:value-type="float" office:value="41000">
            <text:p>41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864">
            <text:p>864</text:p>
          </table:table-cell>
          <table:table-cell office:value-type="float" office:value="400">
            <text:p>400</text:p>
          </table:table-cell>
          <table:table-cell office:value-type="float" office:value="21344">
            <text:p>21344</text:p>
          </table:table-cell>
          <table:table-cell office:value-type="float" office:value="-271">
            <text:p>-271</text:p>
          </table:table-cell>
          <table:table-cell office:value-type="float" office:value="-630">
            <text:p>-630</text:p>
          </table:table-cell>
          <table:table-cell office:value-type="float" office:value="-16210">
            <text:p>-16210</text:p>
          </table:table-cell>
          <table:table-cell office:value-type="float" office:value="41200">
            <text:p>41200</text:p>
          </table:table-cell>
          <table:table-cell table:number-columns-repeated="3"/>
          <table:table-cell table:formula="of:=[.A199]/([.$L199]-[.$L198])" office:value-type="float" office:value="0.105">
            <text:p>0.105</text:p>
          </table:table-cell>
          <table:table-cell table:formula="of:=[.B199]/([.$L199]-[.$L198])" office:value-type="float" office:value="0.12">
            <text:p>0.12</text:p>
          </table:table-cell>
          <table:table-cell table:formula="of:=([.P199]-[.P198])/([.$L199]-[.$L198])" office:value-type="float" office:value="0">
            <text:p>0</text:p>
          </table:table-cell>
          <table:table-cell table:formula="of:=([.Q199]-[.Q198])/([.$L199]-[.$L198])" office:value-type="float" office:value="0.000025">
            <text:p>0.000025</text:p>
          </table:table-cell>
          <table:table-cell table:number-columns-repeated="3"/>
          <table:table-cell table:formula="of:=[.F199]/(16384/9.80665)" office:value-type="float" office:value="0.51714755859375">
            <text:p>0.5171475586</text:p>
          </table:table-cell>
          <table:table-cell table:formula="of:=[.G199]/(16384/9.80665)" office:value-type="float" office:value="0.239420166015625">
            <text:p>0.239420166</text:p>
          </table:table-cell>
          <table:table-cell table:formula="of:=[.H199]/(16384/9.80665)" office:value-type="float" office:value="12.7754600585937">
            <text:p>12.7754600586</text:p>
          </table:table-cell>
          <table:table-cell table:formula="of:=([.I199]*PI())/(131*180)" office:value-type="float" office:value="-0.0361056662053789">
            <text:p>-0.0361056662</text:p>
          </table:table-cell>
          <table:table-cell table:formula="of:=([.J199]*PI())/(131*180)" office:value-type="float" office:value="-0.0839356815844601">
            <text:p>-0.0839356816</text:p>
          </table:table-cell>
          <table:table-cell table:formula="of:=([.K199]*PI())/(131*180)" office:value-type="float" office:value="-2.15967841029222">
            <text:p>-2.1596784103</text:p>
          </table:table-cell>
          <table:table-cell table:formula="of:=[.L199]" office:value-type="float" office:value="41200">
            <text:p>412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-1252">
            <text:p>-1252</text:p>
          </table:table-cell>
          <table:table-cell office:value-type="float" office:value="-168">
            <text:p>-168</text:p>
          </table:table-cell>
          <table:table-cell office:value-type="float" office:value="23124">
            <text:p>23124</text:p>
          </table:table-cell>
          <table:table-cell office:value-type="float" office:value="-288">
            <text:p>-288</text:p>
          </table:table-cell>
          <table:table-cell office:value-type="float" office:value="-879">
            <text:p>-879</text:p>
          </table:table-cell>
          <table:table-cell office:value-type="float" office:value="-16231">
            <text:p>-16231</text:p>
          </table:table-cell>
          <table:table-cell office:value-type="float" office:value="41600">
            <text:p>41600</text:p>
          </table:table-cell>
          <table:table-cell table:number-columns-repeated="3"/>
          <table:table-cell table:formula="of:=[.A200]/([.$L200]-[.$L199])" office:value-type="float" office:value="0.055">
            <text:p>0.055</text:p>
          </table:table-cell>
          <table:table-cell table:formula="of:=[.B200]/([.$L200]-[.$L199])" office:value-type="float" office:value="0.06">
            <text:p>0.06</text:p>
          </table:table-cell>
          <table:table-cell table:formula="of:=([.P200]-[.P199])/([.$L200]-[.$L199])" office:value-type="float" office:value="-0.000125">
            <text:p>-0.000125</text:p>
          </table:table-cell>
          <table:table-cell table:formula="of:=([.Q200]-[.Q199])/([.$L200]-[.$L199])" office:value-type="float" office:value="-0.00015">
            <text:p>-0.00015</text:p>
          </table:table-cell>
          <table:table-cell table:number-columns-repeated="3"/>
          <table:table-cell table:formula="of:=[.F200]/(16384/9.80665)" office:value-type="float" office:value="-0.749385119628906">
            <text:p>-0.7493851196</text:p>
          </table:table-cell>
          <table:table-cell table:formula="of:=[.G200]/(16384/9.80665)" office:value-type="float" office:value="-0.100556469726563">
            <text:p>-0.1005564697</text:p>
          </table:table-cell>
          <table:table-cell table:formula="of:=[.H200]/(16384/9.80665)" office:value-type="float" office:value="13.8408797973633">
            <text:p>13.8408797974</text:p>
          </table:table-cell>
          <table:table-cell table:formula="of:=([.I200]*PI())/(131*180)" office:value-type="float" office:value="-0.0383705972957532">
            <text:p>-0.0383705973</text:p>
          </table:table-cell>
          <table:table-cell table:formula="of:=([.J200]*PI())/(131*180)" office:value-type="float" office:value="-0.117110260496413">
            <text:p>-0.1171102605</text:p>
          </table:table-cell>
          <table:table-cell table:formula="of:=([.K200]*PI())/(131*180)" office:value-type="float" office:value="-2.16247626634504">
            <text:p>-2.1624762663</text:p>
          </table:table-cell>
          <table:table-cell table:formula="of:=[.L200]" office:value-type="float" office:value="41600">
            <text:p>416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-256">
            <text:p>-256</text:p>
          </table:table-cell>
          <table:table-cell office:value-type="float" office:value="300">
            <text:p>300</text:p>
          </table:table-cell>
          <table:table-cell office:value-type="float" office:value="18248">
            <text:p>18248</text:p>
          </table:table-cell>
          <table:table-cell office:value-type="float" office:value="-630">
            <text:p>-630</text:p>
          </table:table-cell>
          <table:table-cell office:value-type="float" office:value="-600">
            <text:p>-600</text:p>
          </table:table-cell>
          <table:table-cell office:value-type="float" office:value="-16281">
            <text:p>-16281</text:p>
          </table:table-cell>
          <table:table-cell office:value-type="float" office:value="41800">
            <text:p>41800</text:p>
          </table:table-cell>
          <table:table-cell table:number-columns-repeated="3"/>
          <table:table-cell table:formula="of:=[.A201]/([.$L201]-[.$L200])" office:value-type="float" office:value="0.105">
            <text:p>0.105</text:p>
          </table:table-cell>
          <table:table-cell table:formula="of:=[.B201]/([.$L201]-[.$L200])" office:value-type="float" office:value="0.12">
            <text:p>0.12</text:p>
          </table:table-cell>
          <table:table-cell table:formula="of:=([.P201]-[.P200])/([.$L201]-[.$L200])" office:value-type="float" office:value="0.00025">
            <text:p>0.00025</text:p>
          </table:table-cell>
          <table:table-cell table:formula="of:=([.Q201]-[.Q200])/([.$L201]-[.$L200])" office:value-type="float" office:value="0.0003">
            <text:p>0.0003</text:p>
          </table:table-cell>
          <table:table-cell table:number-columns-repeated="3"/>
          <table:table-cell table:formula="of:=[.F201]/(16384/9.80665)" office:value-type="float" office:value="-0.15322890625">
            <text:p>-0.1532289063</text:p>
          </table:table-cell>
          <table:table-cell table:formula="of:=[.G201]/(16384/9.80665)" office:value-type="float" office:value="0.179565124511719">
            <text:p>0.1795651245</text:p>
          </table:table-cell>
          <table:table-cell table:formula="of:=[.H201]/(16384/9.80665)" office:value-type="float" office:value="10.9223479736328">
            <text:p>10.9223479736</text:p>
          </table:table-cell>
          <table:table-cell table:formula="of:=([.I201]*PI())/(131*180)" office:value-type="float" office:value="-0.0839356815844601">
            <text:p>-0.0839356816</text:p>
          </table:table-cell>
          <table:table-cell table:formula="of:=([.J201]*PI())/(131*180)" office:value-type="float" office:value="-0.0799387443661525">
            <text:p>-0.0799387444</text:p>
          </table:table-cell>
          <table:table-cell table:formula="of:=([.K201]*PI())/(131*180)" office:value-type="float" office:value="-2.16913782837555">
            <text:p>-2.1691378284</text:p>
          </table:table-cell>
          <table:table-cell table:formula="of:=[.L201]" office:value-type="float" office:value="41800">
            <text:p>418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1632">
            <text:p>1632</text:p>
          </table:table-cell>
          <table:table-cell office:value-type="float" office:value="-1064">
            <text:p>-1064</text:p>
          </table:table-cell>
          <table:table-cell office:value-type="float" office:value="20564">
            <text:p>20564</text:p>
          </table:table-cell>
          <table:table-cell office:value-type="float" office:value="-1030">
            <text:p>-1030</text:p>
          </table:table-cell>
          <table:table-cell office:value-type="float" office:value="194">
            <text:p>194</text:p>
          </table:table-cell>
          <table:table-cell office:value-type="float" office:value="-16495">
            <text:p>-16495</text:p>
          </table:table-cell>
          <table:table-cell office:value-type="float" office:value="42000">
            <text:p>42000</text:p>
          </table:table-cell>
          <table:table-cell table:number-columns-repeated="3"/>
          <table:table-cell table:formula="of:=[.A202]/([.$L202]-[.$L201])" office:value-type="float" office:value="0.105">
            <text:p>0.105</text:p>
          </table:table-cell>
          <table:table-cell table:formula="of:=[.B202]/([.$L202]-[.$L201])" office:value-type="float" office:value="0.12">
            <text:p>0.12</text:p>
          </table:table-cell>
          <table:table-cell table:formula="of:=([.P202]-[.P201])/([.$L202]-[.$L201])" office:value-type="float" office:value="0">
            <text:p>0</text:p>
          </table:table-cell>
          <table:table-cell table:formula="of:=([.Q202]-[.Q201])/([.$L202]-[.$L201])" office:value-type="float" office:value="0">
            <text:p>0</text:p>
          </table:table-cell>
          <table:table-cell table:number-columns-repeated="3"/>
          <table:table-cell table:formula="of:=[.F202]/(16384/9.80665)" office:value-type="float" office:value="0.97683427734375">
            <text:p>0.9768342773</text:p>
          </table:table-cell>
          <table:table-cell table:formula="of:=[.G202]/(16384/9.80665)" office:value-type="float" office:value="-0.636857641601562">
            <text:p>-0.6368576416</text:p>
          </table:table-cell>
          <table:table-cell table:formula="of:=[.H202]/(16384/9.80665)" office:value-type="float" office:value="12.3085907348633">
            <text:p>12.3085907349</text:p>
          </table:table-cell>
          <table:table-cell table:formula="of:=([.I202]*PI())/(131*180)" office:value-type="float" office:value="-0.137228177828562">
            <text:p>-0.1372281778</text:p>
          </table:table-cell>
          <table:table-cell table:formula="of:=([.J202]*PI())/(131*180)" office:value-type="float" office:value="0.0258468606783893">
            <text:p>0.0258468607</text:p>
          </table:table-cell>
          <table:table-cell table:formula="of:=([.K202]*PI())/(131*180)" office:value-type="float" office:value="-2.19764931386614">
            <text:p>-2.1976493139</text:p>
          </table:table-cell>
          <table:table-cell table:formula="of:=[.L202]" office:value-type="float" office:value="42000">
            <text:p>42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10888">
            <text:p>10888</text:p>
          </table:table-cell>
          <table:table-cell office:value-type="float" office:value="4896">
            <text:p>4896</text:p>
          </table:table-cell>
          <table:table-cell office:value-type="float" office:value="19664">
            <text:p>19664</text:p>
          </table:table-cell>
          <table:table-cell office:value-type="float" office:value="-2083">
            <text:p>-2083</text:p>
          </table:table-cell>
          <table:table-cell office:value-type="float" office:value="836">
            <text:p>836</text:p>
          </table:table-cell>
          <table:table-cell office:value-type="float" office:value="-16050">
            <text:p>-16050</text:p>
          </table:table-cell>
          <table:table-cell office:value-type="float" office:value="42200">
            <text:p>42200</text:p>
          </table:table-cell>
          <table:table-cell table:number-columns-repeated="3"/>
          <table:table-cell table:formula="of:=[.A203]/([.$L203]-[.$L202])" office:value-type="float" office:value="0.105">
            <text:p>0.105</text:p>
          </table:table-cell>
          <table:table-cell table:formula="of:=[.B203]/([.$L203]-[.$L202])" office:value-type="float" office:value="0.12">
            <text:p>0.12</text:p>
          </table:table-cell>
          <table:table-cell table:formula="of:=([.P203]-[.P202])/([.$L203]-[.$L202])" office:value-type="float" office:value="0">
            <text:p>0</text:p>
          </table:table-cell>
          <table:table-cell table:formula="of:=([.Q203]-[.Q202])/([.$L203]-[.$L202])" office:value-type="float" office:value="0">
            <text:p>0</text:p>
          </table:table-cell>
          <table:table-cell table:number-columns-repeated="3"/>
          <table:table-cell table:formula="of:=[.F203]/(16384/9.80665)" office:value-type="float" office:value="6.51701691894531">
            <text:p>6.5170169189</text:p>
          </table:table-cell>
          <table:table-cell table:formula="of:=[.G203]/(16384/9.80665)" office:value-type="float" office:value="2.93050283203125">
            <text:p>2.930502832</text:p>
          </table:table-cell>
          <table:table-cell table:formula="of:=[.H203]/(16384/9.80665)" office:value-type="float" office:value="11.7698953613281">
            <text:p>11.7698953613</text:p>
          </table:table-cell>
          <table:table-cell table:formula="of:=([.I203]*PI())/(131*180)" office:value-type="float" office:value="-0.277520674191159">
            <text:p>-0.2775206742</text:p>
          </table:table-cell>
          <table:table-cell table:formula="of:=([.J203]*PI())/(131*180)" office:value-type="float" office:value="0.111381317150172">
            <text:p>0.1113813172</text:p>
          </table:table-cell>
          <table:table-cell table:formula="of:=([.K203]*PI())/(131*180)" office:value-type="float" office:value="-2.13836141179458">
            <text:p>-2.1383614118</text:p>
          </table:table-cell>
          <table:table-cell table:formula="of:=[.L203]" office:value-type="float" office:value="42200">
            <text:p>422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3080">
            <text:p>3080</text:p>
          </table:table-cell>
          <table:table-cell office:value-type="float" office:value="-1620">
            <text:p>-1620</text:p>
          </table:table-cell>
          <table:table-cell office:value-type="float" office:value="15448">
            <text:p>15448</text:p>
          </table:table-cell>
          <table:table-cell office:value-type="float" office:value="-925">
            <text:p>-925</text:p>
          </table:table-cell>
          <table:table-cell office:value-type="float" office:value="-198">
            <text:p>-198</text:p>
          </table:table-cell>
          <table:table-cell office:value-type="float" office:value="-16303">
            <text:p>-16303</text:p>
          </table:table-cell>
          <table:table-cell office:value-type="float" office:value="42600">
            <text:p>42600</text:p>
          </table:table-cell>
          <table:table-cell table:number-columns-repeated="3"/>
          <table:table-cell table:formula="of:=[.A204]/([.$L204]-[.$L203])" office:value-type="float" office:value="0.0525">
            <text:p>0.0525</text:p>
          </table:table-cell>
          <table:table-cell table:formula="of:=[.B204]/([.$L204]-[.$L203])" office:value-type="float" office:value="0.0575">
            <text:p>0.0575</text:p>
          </table:table-cell>
          <table:table-cell table:formula="of:=([.P204]-[.P203])/([.$L204]-[.$L203])" office:value-type="float" office:value="-0.00013125">
            <text:p>-0.00013125</text:p>
          </table:table-cell>
          <table:table-cell table:formula="of:=([.Q204]-[.Q203])/([.$L204]-[.$L203])" office:value-type="float" office:value="-0.00015625">
            <text:p>-0.00015625</text:p>
          </table:table-cell>
          <table:table-cell table:number-columns-repeated="3"/>
          <table:table-cell table:formula="of:=[.F204]/(16384/9.80665)" office:value-type="float" office:value="1.84353527832031">
            <text:p>1.8435352783</text:p>
          </table:table-cell>
          <table:table-cell table:formula="of:=[.G204]/(16384/9.80665)" office:value-type="float" office:value="-0.969651672363281">
            <text:p>-0.9696516724</text:p>
          </table:table-cell>
          <table:table-cell table:formula="of:=[.H204]/(16384/9.80665)" office:value-type="float" office:value="9.24640681152344">
            <text:p>9.2464068115</text:p>
          </table:table-cell>
          <table:table-cell table:formula="of:=([.I204]*PI())/(131*180)" office:value-type="float" office:value="-0.123238897564485">
            <text:p>-0.1232388976</text:p>
          </table:table-cell>
          <table:table-cell table:formula="of:=([.J204]*PI())/(131*180)" office:value-type="float" office:value="-0.0263797856408303">
            <text:p>-0.0263797856</text:p>
          </table:table-cell>
          <table:table-cell table:formula="of:=([.K204]*PI())/(131*180)" office:value-type="float" office:value="-2.17206891566897">
            <text:p>-2.1720689157</text:p>
          </table:table-cell>
          <table:table-cell table:formula="of:=[.L204]" office:value-type="float" office:value="42600">
            <text:p>426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float" office:value="-732">
            <text:p>-732</text:p>
          </table:table-cell>
          <table:table-cell office:value-type="float" office:value="18004">
            <text:p>18004</text:p>
          </table:table-cell>
          <table:table-cell office:value-type="float" office:value="-382">
            <text:p>-382</text:p>
          </table:table-cell>
          <table:table-cell office:value-type="float" office:value="-41">
            <text:p>-41</text:p>
          </table:table-cell>
          <table:table-cell office:value-type="float" office:value="-15933">
            <text:p>-15933</text:p>
          </table:table-cell>
          <table:table-cell office:value-type="float" office:value="42800">
            <text:p>42800</text:p>
          </table:table-cell>
          <table:table-cell table:number-columns-repeated="3"/>
          <table:table-cell table:formula="of:=[.A205]/([.$L205]-[.$L204])" office:value-type="float" office:value="0.11">
            <text:p>0.11</text:p>
          </table:table-cell>
          <table:table-cell table:formula="of:=[.B205]/([.$L205]-[.$L204])" office:value-type="float" office:value="0.115">
            <text:p>0.115</text:p>
          </table:table-cell>
          <table:table-cell table:formula="of:=([.P205]-[.P204])/([.$L205]-[.$L204])" office:value-type="float" office:value="0.0002875">
            <text:p>0.0002875</text:p>
          </table:table-cell>
          <table:table-cell table:formula="of:=([.Q205]-[.Q204])/([.$L205]-[.$L204])" office:value-type="float" office:value="0.0002875">
            <text:p>0.0002875</text:p>
          </table:table-cell>
          <table:table-cell table:number-columns-repeated="3"/>
          <table:table-cell table:formula="of:=[.F205]/(16384/9.80665)" office:value-type="float" office:value="0.323217224121094">
            <text:p>0.3232172241</text:p>
          </table:table-cell>
          <table:table-cell table:formula="of:=[.G205]/(16384/9.80665)" office:value-type="float" office:value="-0.438138903808594">
            <text:p>-0.4381389038</text:p>
          </table:table-cell>
          <table:table-cell table:formula="of:=[.H205]/(16384/9.80665)" office:value-type="float" office:value="10.7763016723633">
            <text:p>10.7763016724</text:p>
          </table:table-cell>
          <table:table-cell table:formula="of:=([.I205]*PI())/(131*180)" office:value-type="float" office:value="-0.0508943339131171">
            <text:p>-0.0508943339</text:p>
          </table:table-cell>
          <table:table-cell table:formula="of:=([.J205]*PI())/(131*180)" office:value-type="float" office:value="-0.00546248086502042">
            <text:p>-0.0054624809</text:p>
          </table:table-cell>
          <table:table-cell table:formula="of:=([.K205]*PI())/(131*180)" office:value-type="float" office:value="-2.12277335664318">
            <text:p>-2.1227733566</text:p>
          </table:table-cell>
          <table:table-cell table:formula="of:=[.L205]" office:value-type="float" office:value="42800">
            <text:p>428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68">
            <text:p>168</text:p>
          </table:table-cell>
          <table:table-cell office:value-type="float" office:value="-3460">
            <text:p>-3460</text:p>
          </table:table-cell>
          <table:table-cell office:value-type="float" office:value="19956">
            <text:p>19956</text:p>
          </table:table-cell>
          <table:table-cell office:value-type="float" office:value="-830">
            <text:p>-830</text:p>
          </table:table-cell>
          <table:table-cell office:value-type="float" office:value="-681">
            <text:p>-681</text:p>
          </table:table-cell>
          <table:table-cell office:value-type="float" office:value="-16585">
            <text:p>-16585</text:p>
          </table:table-cell>
          <table:table-cell office:value-type="float" office:value="43000">
            <text:p>43000</text:p>
          </table:table-cell>
          <table:table-cell table:number-columns-repeated="3"/>
          <table:table-cell table:formula="of:=[.A206]/([.$L206]-[.$L205])" office:value-type="float" office:value="0.105">
            <text:p>0.105</text:p>
          </table:table-cell>
          <table:table-cell table:formula="of:=[.B206]/([.$L206]-[.$L205])" office:value-type="float" office:value="0.115">
            <text:p>0.115</text:p>
          </table:table-cell>
          <table:table-cell table:formula="of:=([.P206]-[.P205])/([.$L206]-[.$L205])" office:value-type="float" office:value="-0.000025">
            <text:p>-0.000025</text:p>
          </table:table-cell>
          <table:table-cell table:formula="of:=([.Q206]-[.Q205])/([.$L206]-[.$L205])" office:value-type="float" office:value="0">
            <text:p>0</text:p>
          </table:table-cell>
          <table:table-cell table:number-columns-repeated="3"/>
          <table:table-cell table:formula="of:=[.F206]/(16384/9.80665)" office:value-type="float" office:value="0.100556469726563">
            <text:p>0.1005564697</text:p>
          </table:table-cell>
          <table:table-cell table:formula="of:=[.G206]/(16384/9.80665)" office:value-type="float" office:value="-2.07098443603516">
            <text:p>-2.070984436</text:p>
          </table:table-cell>
          <table:table-cell table:formula="of:=[.H206]/(16384/9.80665)" office:value-type="float" office:value="11.9446720825195">
            <text:p>11.9446720825</text:p>
          </table:table-cell>
          <table:table-cell table:formula="of:=([.I206]*PI())/(131*180)" office:value-type="float" office:value="-0.110581929706511">
            <text:p>-0.1105819297</text:p>
          </table:table-cell>
          <table:table-cell table:formula="of:=([.J206]*PI())/(131*180)" office:value-type="float" office:value="-0.0907304748555831">
            <text:p>-0.0907304749</text:p>
          </table:table-cell>
          <table:table-cell table:formula="of:=([.K206]*PI())/(131*180)" office:value-type="float" office:value="-2.20964012552107">
            <text:p>-2.2096401255</text:p>
          </table:table-cell>
          <table:table-cell table:formula="of:=[.L206]" office:value-type="float" office:value="43000">
            <text:p>4300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-40">
            <text:p>-40</text:p>
          </table:table-cell>
          <table:table-cell office:value-type="float" office:value="19552">
            <text:p>19552</text:p>
          </table:table-cell>
          <table:table-cell office:value-type="float" office:value="-111">
            <text:p>-111</text:p>
          </table:table-cell>
          <table:table-cell office:value-type="float" office:value="-862">
            <text:p>-862</text:p>
          </table:table-cell>
          <table:table-cell office:value-type="float" office:value="-3581">
            <text:p>-3581</text:p>
          </table:table-cell>
          <table:table-cell office:value-type="float" office:value="43200">
            <text:p>43200</text:p>
          </table:table-cell>
          <table:table-cell table:number-columns-repeated="3"/>
          <table:table-cell table:formula="of:=[.A207]/([.$L207]-[.$L206])" office:value-type="float" office:value="0.01">
            <text:p>0.01</text:p>
          </table:table-cell>
          <table:table-cell table:formula="of:=[.B207]/([.$L207]-[.$L206])" office:value-type="float" office:value="0.01">
            <text:p>0.01</text:p>
          </table:table-cell>
          <table:table-cell table:formula="of:=([.P207]-[.P206])/([.$L207]-[.$L206])" office:value-type="float" office:value="-0.000475">
            <text:p>-0.000475</text:p>
          </table:table-cell>
          <table:table-cell table:formula="of:=([.Q207]-[.Q206])/([.$L207]-[.$L206])" office:value-type="float" office:value="-0.000525">
            <text:p>-0.000525</text:p>
          </table:table-cell>
          <table:table-cell table:number-columns-repeated="3"/>
          <table:table-cell table:formula="of:=[.F207]/(16384/9.80665)" office:value-type="float" office:value="0.538695373535156">
            <text:p>0.5386953735</text:p>
          </table:table-cell>
          <table:table-cell table:formula="of:=[.G207]/(16384/9.80665)" office:value-type="float" office:value="-0.0239420166015625">
            <text:p>-0.0239420166</text:p>
          </table:table-cell>
          <table:table-cell table:formula="of:=[.H207]/(16384/9.80665)" office:value-type="float" office:value="11.7028577148437">
            <text:p>11.7028577148</text:p>
          </table:table-cell>
          <table:table-cell table:formula="of:=([.I207]*PI())/(131*180)" office:value-type="float" office:value="-0.0147886677077382">
            <text:p>-0.0147886677</text:p>
          </table:table-cell>
          <table:table-cell table:formula="of:=([.J207]*PI())/(131*180)" office:value-type="float" office:value="-0.114845329406039">
            <text:p>-0.1148453294</text:p>
          </table:table-cell>
          <table:table-cell table:formula="of:=([.K207]*PI())/(131*180)" office:value-type="float" office:value="-0.47710107262532">
            <text:p>-0.4771010726</text:p>
          </table:table-cell>
          <table:table-cell table:formula="of:=[.L207]" office:value-type="float" office:value="43200">
            <text:p>43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880">
            <text:p>880</text:p>
          </table:table-cell>
          <table:table-cell office:value-type="float" office:value="-728">
            <text:p>-728</text:p>
          </table:table-cell>
          <table:table-cell office:value-type="float" office:value="18420">
            <text:p>18420</text:p>
          </table:table-cell>
          <table:table-cell office:value-type="float" office:value="197">
            <text:p>197</text:p>
          </table:table-cell>
          <table:table-cell office:value-type="float" office:value="-541">
            <text:p>-541</text:p>
          </table:table-cell>
          <table:table-cell office:value-type="float" office:value="460">
            <text:p>460</text:p>
          </table:table-cell>
          <table:table-cell office:value-type="float" office:value="43400">
            <text:p>43400</text:p>
          </table:table-cell>
          <table:table-cell table:number-columns-repeated="3"/>
          <table:table-cell table:formula="of:=[.A208]/([.$L208]-[.$L207])" office:value-type="float" office:value="0.005">
            <text:p>0.005</text:p>
          </table:table-cell>
          <table:table-cell table:formula="of:=[.B208]/([.$L208]-[.$L207])" office:value-type="float" office:value="0">
            <text:p>0</text:p>
          </table:table-cell>
          <table:table-cell table:formula="of:=([.P208]-[.P207])/([.$L208]-[.$L207])" office:value-type="float" office:value="-0.000025">
            <text:p>-0.000025</text:p>
          </table:table-cell>
          <table:table-cell table:formula="of:=([.Q208]-[.Q207])/([.$L208]-[.$L207])" office:value-type="float" office:value="-0.00005">
            <text:p>-0.00005</text:p>
          </table:table-cell>
          <table:table-cell table:number-columns-repeated="3"/>
          <table:table-cell table:formula="of:=[.F208]/(16384/9.80665)" office:value-type="float" office:value="0.526724365234375">
            <text:p>0.5267243652</text:p>
          </table:table-cell>
          <table:table-cell table:formula="of:=[.G208]/(16384/9.80665)" office:value-type="float" office:value="-0.435744702148438">
            <text:p>-0.4357447021</text:p>
          </table:table-cell>
          <table:table-cell table:formula="of:=[.H208]/(16384/9.80665)" office:value-type="float" office:value="11.0252986450195">
            <text:p>11.025298645</text:p>
          </table:table-cell>
          <table:table-cell table:formula="of:=([.I208]*PI())/(131*180)" office:value-type="float" office:value="0.0262465544002201">
            <text:p>0.0262465544</text:p>
          </table:table-cell>
          <table:table-cell table:formula="of:=([.J208]*PI())/(131*180)" office:value-type="float" office:value="-0.0720781011701475">
            <text:p>-0.0720781012</text:p>
          </table:table-cell>
          <table:table-cell table:formula="of:=([.K208]*PI())/(131*180)" office:value-type="float" office:value="0.0612863706807169">
            <text:p>0.0612863707</text:p>
          </table:table-cell>
          <table:table-cell table:formula="of:=[.L208]" office:value-type="float" office:value="43400">
            <text:p>43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652">
            <text:p>652</text:p>
          </table:table-cell>
          <table:table-cell office:value-type="float" office:value="-588">
            <text:p>-588</text:p>
          </table:table-cell>
          <table:table-cell office:value-type="float" office:value="18468">
            <text:p>18468</text:p>
          </table:table-cell>
          <table:table-cell office:value-type="float" office:value="143">
            <text:p>143</text:p>
          </table:table-cell>
          <table:table-cell office:value-type="float" office:value="-437">
            <text:p>-437</text:p>
          </table:table-cell>
          <table:table-cell office:value-type="float" office:value="-159">
            <text:p>-159</text:p>
          </table:table-cell>
          <table:table-cell office:value-type="float" office:value="43600">
            <text:p>43600</text:p>
          </table:table-cell>
          <table:table-cell table:number-columns-repeated="3"/>
          <table:table-cell table:formula="of:=[.A209]/([.$L209]-[.$L208])" office:value-type="float" office:value="0">
            <text:p>0</text:p>
          </table:table-cell>
          <table:table-cell table:formula="of:=[.B209]/([.$L209]-[.$L208])" office:value-type="float" office:value="0">
            <text:p>0</text:p>
          </table:table-cell>
          <table:table-cell table:formula="of:=([.P209]-[.P208])/([.$L209]-[.$L208])" office:value-type="float" office:value="-0.000025">
            <text:p>-0.000025</text:p>
          </table:table-cell>
          <table:table-cell table:formula="of:=([.Q209]-[.Q208])/([.$L209]-[.$L208])" office:value-type="float" office:value="0">
            <text:p>0</text:p>
          </table:table-cell>
          <table:table-cell table:number-columns-repeated="3"/>
          <table:table-cell table:formula="of:=[.F209]/(16384/9.80665)" office:value-type="float" office:value="0.390254870605469">
            <text:p>0.3902548706</text:p>
          </table:table-cell>
          <table:table-cell table:formula="of:=[.G209]/(16384/9.80665)" office:value-type="float" office:value="-0.351947644042969">
            <text:p>-0.351947644</text:p>
          </table:table-cell>
          <table:table-cell table:formula="of:=[.H209]/(16384/9.80665)" office:value-type="float" office:value="11.0540290649414">
            <text:p>11.0540290649</text:p>
          </table:table-cell>
          <table:table-cell table:formula="of:=([.I209]*PI())/(131*180)" office:value-type="float" office:value="0.0190520674072663">
            <text:p>0.0190520674</text:p>
          </table:table-cell>
          <table:table-cell table:formula="of:=([.J209]*PI())/(131*180)" office:value-type="float" office:value="-0.0582220521466811">
            <text:p>-0.0582220521</text:p>
          </table:table-cell>
          <table:table-cell table:formula="of:=([.K209]*PI())/(131*180)" office:value-type="float" office:value="-0.0211837672570304">
            <text:p>-0.0211837673</text:p>
          </table:table-cell>
          <table:table-cell table:formula="of:=[.L209]" office:value-type="float" office:value="43600">
            <text:p>43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56">
            <text:p>956</text:p>
          </table:table-cell>
          <table:table-cell office:value-type="float" office:value="-292">
            <text:p>-292</text:p>
          </table:table-cell>
          <table:table-cell office:value-type="float" office:value="18384">
            <text:p>18384</text:p>
          </table:table-cell>
          <table:table-cell office:value-type="float" office:value="210">
            <text:p>210</text:p>
          </table:table-cell>
          <table:table-cell office:value-type="float" office:value="-480">
            <text:p>-480</text:p>
          </table:table-cell>
          <table:table-cell office:value-type="float" office:value="-173">
            <text:p>-173</text:p>
          </table:table-cell>
          <table:table-cell office:value-type="float" office:value="43800">
            <text:p>43800</text:p>
          </table:table-cell>
          <table:table-cell table:number-columns-repeated="3"/>
          <table:table-cell table:formula="of:=[.A210]/([.$L210]-[.$L209])" office:value-type="float" office:value="0">
            <text:p>0</text:p>
          </table:table-cell>
          <table:table-cell table:formula="of:=[.B210]/([.$L210]-[.$L209])" office:value-type="float" office:value="0">
            <text:p>0</text:p>
          </table:table-cell>
          <table:table-cell table:formula="of:=([.P210]-[.P209])/([.$L210]-[.$L209])" office:value-type="float" office:value="0">
            <text:p>0</text:p>
          </table:table-cell>
          <table:table-cell table:formula="of:=([.Q210]-[.Q209])/([.$L210]-[.$L209])" office:value-type="float" office:value="0">
            <text:p>0</text:p>
          </table:table-cell>
          <table:table-cell table:number-columns-repeated="3"/>
          <table:table-cell table:formula="of:=[.F210]/(16384/9.80665)" office:value-type="float" office:value="0.572214196777344">
            <text:p>0.5722141968</text:p>
          </table:table-cell>
          <table:table-cell table:formula="of:=[.G210]/(16384/9.80665)" office:value-type="float" office:value="-0.174776721191406">
            <text:p>-0.1747767212</text:p>
          </table:table-cell>
          <table:table-cell table:formula="of:=[.H210]/(16384/9.80665)" office:value-type="float" office:value="11.0037508300781">
            <text:p>11.0037508301</text:p>
          </table:table-cell>
          <table:table-cell table:formula="of:=([.I210]*PI())/(131*180)" office:value-type="float" office:value="0.0279785605281534">
            <text:p>0.0279785605</text:p>
          </table:table-cell>
          <table:table-cell table:formula="of:=([.J210]*PI())/(131*180)" office:value-type="float" office:value="-0.063950995492922">
            <text:p>-0.0639509955</text:p>
          </table:table-cell>
          <table:table-cell table:formula="of:=([.K210]*PI())/(131*180)" office:value-type="float" office:value="-0.023049004625574">
            <text:p>-0.0230490046</text:p>
          </table:table-cell>
          <table:table-cell table:formula="of:=[.L210]" office:value-type="float" office:value="43800">
            <text:p>43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200">
            <text:p>1200</text:p>
          </table:table-cell>
          <table:table-cell office:value-type="float" office:value="-192">
            <text:p>-192</text:p>
          </table:table-cell>
          <table:table-cell office:value-type="float" office:value="18400">
            <text:p>18400</text:p>
          </table:table-cell>
          <table:table-cell office:value-type="float" office:value="221">
            <text:p>221</text:p>
          </table:table-cell>
          <table:table-cell office:value-type="float" office:value="-470">
            <text:p>-470</text:p>
          </table:table-cell>
          <table:table-cell office:value-type="float" office:value="-127">
            <text:p>-127</text:p>
          </table:table-cell>
          <table:table-cell office:value-type="float" office:value="44000">
            <text:p>44000</text:p>
          </table:table-cell>
          <table:table-cell table:number-columns-repeated="3"/>
          <table:table-cell table:formula="of:=[.A211]/([.$L211]-[.$L210])" office:value-type="float" office:value="0">
            <text:p>0</text:p>
          </table:table-cell>
          <table:table-cell table:formula="of:=[.B211]/([.$L211]-[.$L210])" office:value-type="float" office:value="0">
            <text:p>0</text:p>
          </table:table-cell>
          <table:table-cell table:formula="of:=([.P211]-[.P210])/([.$L211]-[.$L210])" office:value-type="float" office:value="0">
            <text:p>0</text:p>
          </table:table-cell>
          <table:table-cell table:formula="of:=([.Q211]-[.Q210])/([.$L211]-[.$L210])" office:value-type="float" office:value="0">
            <text:p>0</text:p>
          </table:table-cell>
          <table:table-cell table:number-columns-repeated="3"/>
          <table:table-cell table:formula="of:=[.F211]/(16384/9.80665)" office:value-type="float" office:value="0.718260498046875">
            <text:p>0.718260498</text:p>
          </table:table-cell>
          <table:table-cell table:formula="of:=[.G211]/(16384/9.80665)" office:value-type="float" office:value="-0.1149216796875">
            <text:p>-0.1149216797</text:p>
          </table:table-cell>
          <table:table-cell table:formula="of:=[.H211]/(16384/9.80665)" office:value-type="float" office:value="11.0133276367187">
            <text:p>11.0133276367</text:p>
          </table:table-cell>
          <table:table-cell table:formula="of:=([.I211]*PI())/(131*180)" office:value-type="float" office:value="0.0294441041748662">
            <text:p>0.0294441042</text:p>
          </table:table-cell>
          <table:table-cell table:formula="of:=([.J211]*PI())/(131*180)" office:value-type="float" office:value="-0.0626186830868194">
            <text:p>-0.0626186831</text:p>
          </table:table-cell>
          <table:table-cell table:formula="of:=([.K211]*PI())/(131*180)" office:value-type="float" office:value="-0.0169203675575023">
            <text:p>-0.0169203676</text:p>
          </table:table-cell>
          <table:table-cell table:formula="of:=[.L211]" office:value-type="float" office:value="44000">
            <text:p>44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04">
            <text:p>904</text:p>
          </table:table-cell>
          <table:table-cell office:value-type="float" office:value="-156">
            <text:p>-156</text:p>
          </table:table-cell>
          <table:table-cell office:value-type="float" office:value="18420">
            <text:p>18420</text:p>
          </table:table-cell>
          <table:table-cell office:value-type="float" office:value="187">
            <text:p>187</text:p>
          </table:table-cell>
          <table:table-cell office:value-type="float" office:value="-435">
            <text:p>-435</text:p>
          </table:table-cell>
          <table:table-cell office:value-type="float" office:value="-151">
            <text:p>-151</text:p>
          </table:table-cell>
          <table:table-cell office:value-type="float" office:value="44200">
            <text:p>44200</text:p>
          </table:table-cell>
          <table:table-cell table:number-columns-repeated="3"/>
          <table:table-cell table:formula="of:=[.A212]/([.$L212]-[.$L211])" office:value-type="float" office:value="0">
            <text:p>0</text:p>
          </table:table-cell>
          <table:table-cell table:formula="of:=[.B212]/([.$L212]-[.$L211])" office:value-type="float" office:value="0">
            <text:p>0</text:p>
          </table:table-cell>
          <table:table-cell table:formula="of:=([.P212]-[.P211])/([.$L212]-[.$L211])" office:value-type="float" office:value="0">
            <text:p>0</text:p>
          </table:table-cell>
          <table:table-cell table:formula="of:=([.Q212]-[.Q211])/([.$L212]-[.$L211])" office:value-type="float" office:value="0">
            <text:p>0</text:p>
          </table:table-cell>
          <table:table-cell table:number-columns-repeated="3"/>
          <table:table-cell table:formula="of:=[.F212]/(16384/9.80665)" office:value-type="float" office:value="0.541089575195312">
            <text:p>0.5410895752</text:p>
          </table:table-cell>
          <table:table-cell table:formula="of:=[.G212]/(16384/9.80665)" office:value-type="float" office:value="-0.0933738647460937">
            <text:p>-0.0933738647</text:p>
          </table:table-cell>
          <table:table-cell table:formula="of:=[.H212]/(16384/9.80665)" office:value-type="float" office:value="11.0252986450195">
            <text:p>11.025298645</text:p>
          </table:table-cell>
          <table:table-cell table:formula="of:=([.I212]*PI())/(131*180)" office:value-type="float" office:value="0.0249142419941175">
            <text:p>0.024914242</text:p>
          </table:table-cell>
          <table:table-cell table:formula="of:=([.J212]*PI())/(131*180)" office:value-type="float" office:value="-0.0579555896654606">
            <text:p>-0.0579555897</text:p>
          </table:table-cell>
          <table:table-cell table:formula="of:=([.K212]*PI())/(131*180)" office:value-type="float" office:value="-0.0201179173321484">
            <text:p>-0.0201179173</text:p>
          </table:table-cell>
          <table:table-cell table:formula="of:=[.L212]" office:value-type="float" office:value="44200">
            <text:p>44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-160">
            <text:p>-160</text:p>
          </table:table-cell>
          <table:table-cell office:value-type="float" office:value="18304">
            <text:p>18304</text:p>
          </table:table-cell>
          <table:table-cell office:value-type="float" office:value="220">
            <text:p>220</text:p>
          </table:table-cell>
          <table:table-cell office:value-type="float" office:value="-485">
            <text:p>-485</text:p>
          </table:table-cell>
          <table:table-cell office:value-type="float" office:value="-146">
            <text:p>-146</text:p>
          </table:table-cell>
          <table:table-cell office:value-type="float" office:value="44400">
            <text:p>44400</text:p>
          </table:table-cell>
          <table:table-cell table:number-columns-repeated="3"/>
          <table:table-cell table:formula="of:=[.A213]/([.$L213]-[.$L212])" office:value-type="float" office:value="0">
            <text:p>0</text:p>
          </table:table-cell>
          <table:table-cell table:formula="of:=[.B213]/([.$L213]-[.$L212])" office:value-type="float" office:value="0">
            <text:p>0</text:p>
          </table:table-cell>
          <table:table-cell table:formula="of:=([.P213]-[.P212])/([.$L213]-[.$L212])" office:value-type="float" office:value="0">
            <text:p>0</text:p>
          </table:table-cell>
          <table:table-cell table:formula="of:=([.Q213]-[.Q212])/([.$L213]-[.$L212])" office:value-type="float" office:value="0">
            <text:p>0</text:p>
          </table:table-cell>
          <table:table-cell table:number-columns-repeated="3"/>
          <table:table-cell table:formula="of:=[.F213]/(16384/9.80665)" office:value-type="float" office:value="0.658405456542969">
            <text:p>0.6584054565</text:p>
          </table:table-cell>
          <table:table-cell table:formula="of:=[.G213]/(16384/9.80665)" office:value-type="float" office:value="-0.09576806640625">
            <text:p>-0.0957680664</text:p>
          </table:table-cell>
          <table:table-cell table:formula="of:=[.H213]/(16384/9.80665)" office:value-type="float" office:value="10.955866796875">
            <text:p>10.9558667969</text:p>
          </table:table-cell>
          <table:table-cell table:formula="of:=([.I213]*PI())/(131*180)" office:value-type="float" office:value="0.0293108729342559">
            <text:p>0.0293108729</text:p>
          </table:table-cell>
          <table:table-cell table:formula="of:=([.J213]*PI())/(131*180)" office:value-type="float" office:value="-0.0646171516959733">
            <text:p>-0.0646171517</text:p>
          </table:table-cell>
          <table:table-cell table:formula="of:=([.K213]*PI())/(131*180)" office:value-type="float" office:value="-0.0194517611290971">
            <text:p>-0.0194517611</text:p>
          </table:table-cell>
          <table:table-cell table:formula="of:=[.L213]" office:value-type="float" office:value="44400">
            <text:p>44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84">
            <text:p>984</text:p>
          </table:table-cell>
          <table:table-cell office:value-type="float" office:value="-204">
            <text:p>-204</text:p>
          </table:table-cell>
          <table:table-cell office:value-type="float" office:value="18436">
            <text:p>18436</text:p>
          </table:table-cell>
          <table:table-cell office:value-type="float" office:value="254">
            <text:p>254</text:p>
          </table:table-cell>
          <table:table-cell office:value-type="float" office:value="19199">
            <text:p>19199</text:p>
          </table:table-cell>
          <table:table-cell office:value-type="float" office:value="29459">
            <text:p>29459</text:p>
          </table:table-cell>
          <table:table-cell office:value-type="float" office:value="44600">
            <text:p>44600</text:p>
          </table:table-cell>
          <table:table-cell table:number-columns-repeated="3"/>
          <table:table-cell table:formula="of:=[.A214]/([.$L214]-[.$L213])" office:value-type="float" office:value="0">
            <text:p>0</text:p>
          </table:table-cell>
          <table:table-cell table:formula="of:=[.B214]/([.$L214]-[.$L213])" office:value-type="float" office:value="0">
            <text:p>0</text:p>
          </table:table-cell>
          <table:table-cell table:formula="of:=([.P214]-[.P213])/([.$L214]-[.$L213])" office:value-type="float" office:value="0">
            <text:p>0</text:p>
          </table:table-cell>
          <table:table-cell table:formula="of:=([.Q214]-[.Q213])/([.$L214]-[.$L213])" office:value-type="float" office:value="0">
            <text:p>0</text:p>
          </table:table-cell>
          <table:table-cell table:number-columns-repeated="3"/>
          <table:table-cell table:formula="of:=[.F214]/(16384/9.80665)" office:value-type="float" office:value="0.588973608398437">
            <text:p>0.5889736084</text:p>
          </table:table-cell>
          <table:table-cell table:formula="of:=[.G214]/(16384/9.80665)" office:value-type="float" office:value="-0.122104284667969">
            <text:p>-0.1221042847</text:p>
          </table:table-cell>
          <table:table-cell table:formula="of:=[.H214]/(16384/9.80665)" office:value-type="float" office:value="11.0348754516602">
            <text:p>11.0348754517</text:p>
          </table:table-cell>
          <table:table-cell table:formula="of:=([.I214]*PI())/(131*180)" office:value-type="float" office:value="0.0338407351150046">
            <text:p>0.0338407351</text:p>
          </table:table-cell>
          <table:table-cell table:formula="of:=([.J214]*PI())/(131*180)" office:value-type="float" office:value="2.55790658847627">
            <text:p>2.5579065885</text:p>
          </table:table-cell>
          <table:table-cell table:formula="of:=([.K214]*PI())/(131*180)" office:value-type="float" office:value="3.92485911713748">
            <text:p>3.9248591171</text:p>
          </table:table-cell>
          <table:table-cell table:formula="of:=[.L214]" office:value-type="float" office:value="44600">
            <text:p>44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-176">
            <text:p>-176</text:p>
          </table:table-cell>
          <table:table-cell office:value-type="float" office:value="18344">
            <text:p>18344</text:p>
          </table:table-cell>
          <table:table-cell office:value-type="float" office:value="223">
            <text:p>223</text:p>
          </table:table-cell>
          <table:table-cell office:value-type="float" office:value="-475">
            <text:p>-475</text:p>
          </table:table-cell>
          <table:table-cell office:value-type="float" office:value="-139">
            <text:p>-139</text:p>
          </table:table-cell>
          <table:table-cell office:value-type="float" office:value="44800">
            <text:p>44800</text:p>
          </table:table-cell>
          <table:table-cell table:number-columns-repeated="3"/>
          <table:table-cell table:formula="of:=[.A215]/([.$L215]-[.$L214])" office:value-type="float" office:value="0">
            <text:p>0</text:p>
          </table:table-cell>
          <table:table-cell table:formula="of:=[.B215]/([.$L215]-[.$L214])" office:value-type="float" office:value="0">
            <text:p>0</text:p>
          </table:table-cell>
          <table:table-cell table:formula="of:=([.P215]-[.P214])/([.$L215]-[.$L214])" office:value-type="float" office:value="0">
            <text:p>0</text:p>
          </table:table-cell>
          <table:table-cell table:formula="of:=([.Q215]-[.Q214])/([.$L215]-[.$L214])" office:value-type="float" office:value="0">
            <text:p>0</text:p>
          </table:table-cell>
          <table:table-cell table:number-columns-repeated="3"/>
          <table:table-cell table:formula="of:=[.F215]/(16384/9.80665)" office:value-type="float" office:value="0.63206923828125">
            <text:p>0.6320692383</text:p>
          </table:table-cell>
          <table:table-cell table:formula="of:=[.G215]/(16384/9.80665)" office:value-type="float" office:value="-0.105344873046875">
            <text:p>-0.105344873</text:p>
          </table:table-cell>
          <table:table-cell table:formula="of:=[.H215]/(16384/9.80665)" office:value-type="float" office:value="10.9798088134766">
            <text:p>10.9798088135</text:p>
          </table:table-cell>
          <table:table-cell table:formula="of:=([.I215]*PI())/(131*180)" office:value-type="float" office:value="0.0297105666560867">
            <text:p>0.0297105667</text:p>
          </table:table-cell>
          <table:table-cell table:formula="of:=([.J215]*PI())/(131*180)" office:value-type="float" office:value="-0.0632848392898707">
            <text:p>-0.0632848393</text:p>
          </table:table-cell>
          <table:table-cell table:formula="of:=([.K215]*PI())/(131*180)" office:value-type="float" office:value="-0.0185191424448253">
            <text:p>-0.0185191424</text:p>
          </table:table-cell>
          <table:table-cell table:formula="of:=[.L215]" office:value-type="float" office:value="44800">
            <text:p>44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8">
            <text:p>1088</text:p>
          </table:table-cell>
          <table:table-cell office:value-type="float" office:value="-284">
            <text:p>-284</text:p>
          </table:table-cell>
          <table:table-cell office:value-type="float" office:value="18336">
            <text:p>18336</text:p>
          </table:table-cell>
          <table:table-cell office:value-type="float" office:value="203">
            <text:p>203</text:p>
          </table:table-cell>
          <table:table-cell office:value-type="float" office:value="-455">
            <text:p>-455</text:p>
          </table:table-cell>
          <table:table-cell office:value-type="float" office:value="-155">
            <text:p>-155</text:p>
          </table:table-cell>
          <table:table-cell office:value-type="float" office:value="45000">
            <text:p>45000</text:p>
          </table:table-cell>
          <table:table-cell table:number-columns-repeated="3"/>
          <table:table-cell table:formula="of:=[.A216]/([.$L216]-[.$L215])" office:value-type="float" office:value="0">
            <text:p>0</text:p>
          </table:table-cell>
          <table:table-cell table:formula="of:=[.B216]/([.$L216]-[.$L215])" office:value-type="float" office:value="0">
            <text:p>0</text:p>
          </table:table-cell>
          <table:table-cell table:formula="of:=([.P216]-[.P215])/([.$L216]-[.$L215])" office:value-type="float" office:value="0">
            <text:p>0</text:p>
          </table:table-cell>
          <table:table-cell table:formula="of:=([.Q216]-[.Q215])/([.$L216]-[.$L215])" office:value-type="float" office:value="0">
            <text:p>0</text:p>
          </table:table-cell>
          <table:table-cell table:number-columns-repeated="3"/>
          <table:table-cell table:formula="of:=[.F216]/(16384/9.80665)" office:value-type="float" office:value="0.6512228515625">
            <text:p>0.6512228516</text:p>
          </table:table-cell>
          <table:table-cell table:formula="of:=[.G216]/(16384/9.80665)" office:value-type="float" office:value="-0.169988317871094">
            <text:p>-0.1699883179</text:p>
          </table:table-cell>
          <table:table-cell table:formula="of:=[.H216]/(16384/9.80665)" office:value-type="float" office:value="10.9750204101562">
            <text:p>10.9750204102</text:p>
          </table:table-cell>
          <table:table-cell table:formula="of:=([.I216]*PI())/(131*180)" office:value-type="float" office:value="0.0270459418438816">
            <text:p>0.0270459418</text:p>
          </table:table-cell>
          <table:table-cell table:formula="of:=([.J216]*PI())/(131*180)" office:value-type="float" office:value="-0.0606202144776656">
            <text:p>-0.0606202145</text:p>
          </table:table-cell>
          <table:table-cell table:formula="of:=([.K216]*PI())/(131*180)" office:value-type="float" office:value="-0.0206508422945894">
            <text:p>-0.0206508423</text:p>
          </table:table-cell>
          <table:table-cell table:formula="of:=[.L216]" office:value-type="float" office:value="45000">
            <text:p>45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float" office:value="-288">
            <text:p>-288</text:p>
          </table:table-cell>
          <table:table-cell office:value-type="float" office:value="18340">
            <text:p>18340</text:p>
          </table:table-cell>
          <table:table-cell office:value-type="float" office:value="206">
            <text:p>206</text:p>
          </table:table-cell>
          <table:table-cell office:value-type="float" office:value="-481">
            <text:p>-481</text:p>
          </table:table-cell>
          <table:table-cell office:value-type="float" office:value="-138">
            <text:p>-138</text:p>
          </table:table-cell>
          <table:table-cell office:value-type="float" office:value="45200">
            <text:p>45200</text:p>
          </table:table-cell>
          <table:table-cell table:number-columns-repeated="3"/>
          <table:table-cell table:formula="of:=[.A217]/([.$L217]-[.$L216])" office:value-type="float" office:value="0">
            <text:p>0</text:p>
          </table:table-cell>
          <table:table-cell table:formula="of:=[.B217]/([.$L217]-[.$L216])" office:value-type="float" office:value="0">
            <text:p>0</text:p>
          </table:table-cell>
          <table:table-cell table:formula="of:=([.P217]-[.P216])/([.$L217]-[.$L216])" office:value-type="float" office:value="0">
            <text:p>0</text:p>
          </table:table-cell>
          <table:table-cell table:formula="of:=([.Q217]-[.Q216])/([.$L217]-[.$L216])" office:value-type="float" office:value="0">
            <text:p>0</text:p>
          </table:table-cell>
          <table:table-cell table:number-columns-repeated="3"/>
          <table:table-cell table:formula="of:=[.F217]/(16384/9.80665)" office:value-type="float" office:value="0.612915625">
            <text:p>0.612915625</text:p>
          </table:table-cell>
          <table:table-cell table:formula="of:=[.G217]/(16384/9.80665)" office:value-type="float" office:value="-0.17238251953125">
            <text:p>-0.1723825195</text:p>
          </table:table-cell>
          <table:table-cell table:formula="of:=[.H217]/(16384/9.80665)" office:value-type="float" office:value="10.9774146118164">
            <text:p>10.9774146118</text:p>
          </table:table-cell>
          <table:table-cell table:formula="of:=([.I217]*PI())/(131*180)" office:value-type="float" office:value="0.0274456355657124">
            <text:p>0.0274456356</text:p>
          </table:table-cell>
          <table:table-cell table:formula="of:=([.J217]*PI())/(131*180)" office:value-type="float" office:value="-0.0640842267335323">
            <text:p>-0.0640842267</text:p>
          </table:table-cell>
          <table:table-cell table:formula="of:=([.K217]*PI())/(131*180)" office:value-type="float" office:value="-0.0183859112042151">
            <text:p>-0.0183859112</text:p>
          </table:table-cell>
          <table:table-cell table:formula="of:=[.L217]" office:value-type="float" office:value="45200">
            <text:p>45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0">
            <text:p>1080</text:p>
          </table:table-cell>
          <table:table-cell office:value-type="float" office:value="-256">
            <text:p>-256</text:p>
          </table:table-cell>
          <table:table-cell office:value-type="float" office:value="18336">
            <text:p>18336</text:p>
          </table:table-cell>
          <table:table-cell office:value-type="float" office:value="209">
            <text:p>209</text:p>
          </table:table-cell>
          <table:table-cell office:value-type="float" office:value="-480">
            <text:p>-480</text:p>
          </table:table-cell>
          <table:table-cell office:value-type="float" office:value="-130">
            <text:p>-130</text:p>
          </table:table-cell>
          <table:table-cell office:value-type="float" office:value="45600">
            <text:p>45600</text:p>
          </table:table-cell>
          <table:table-cell table:number-columns-repeated="3"/>
          <table:table-cell table:formula="of:=[.A218]/([.$L218]-[.$L217])" office:value-type="float" office:value="0">
            <text:p>0</text:p>
          </table:table-cell>
          <table:table-cell table:formula="of:=[.B218]/([.$L218]-[.$L217])" office:value-type="float" office:value="0">
            <text:p>0</text:p>
          </table:table-cell>
          <table:table-cell table:formula="of:=([.P218]-[.P217])/([.$L218]-[.$L217])" office:value-type="float" office:value="0">
            <text:p>0</text:p>
          </table:table-cell>
          <table:table-cell table:formula="of:=([.Q218]-[.Q217])/([.$L218]-[.$L217])" office:value-type="float" office:value="0">
            <text:p>0</text:p>
          </table:table-cell>
          <table:table-cell table:number-columns-repeated="3"/>
          <table:table-cell table:formula="of:=[.F218]/(16384/9.80665)" office:value-type="float" office:value="0.646434448242187">
            <text:p>0.6464344482</text:p>
          </table:table-cell>
          <table:table-cell table:formula="of:=[.G218]/(16384/9.80665)" office:value-type="float" office:value="-0.15322890625">
            <text:p>-0.1532289063</text:p>
          </table:table-cell>
          <table:table-cell table:formula="of:=[.H218]/(16384/9.80665)" office:value-type="float" office:value="10.9750204101562">
            <text:p>10.9750204102</text:p>
          </table:table-cell>
          <table:table-cell table:formula="of:=([.I218]*PI())/(131*180)" office:value-type="float" office:value="0.0278453292875431">
            <text:p>0.0278453293</text:p>
          </table:table-cell>
          <table:table-cell table:formula="of:=([.J218]*PI())/(131*180)" office:value-type="float" office:value="-0.063950995492922">
            <text:p>-0.0639509955</text:p>
          </table:table-cell>
          <table:table-cell table:formula="of:=([.K218]*PI())/(131*180)" office:value-type="float" office:value="-0.017320061279333">
            <text:p>-0.0173200613</text:p>
          </table:table-cell>
          <table:table-cell table:formula="of:=[.L218]" office:value-type="float" office:value="45600">
            <text:p>45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100">
            <text:p>-100</text:p>
          </table:table-cell>
          <table:table-cell office:value-type="float" office:value="18380">
            <text:p>18380</text:p>
          </table:table-cell>
          <table:table-cell office:value-type="float" office:value="197">
            <text:p>197</text:p>
          </table:table-cell>
          <table:table-cell office:value-type="float" office:value="-472">
            <text:p>-472</text:p>
          </table:table-cell>
          <table:table-cell office:value-type="float" office:value="-151">
            <text:p>-151</text:p>
          </table:table-cell>
          <table:table-cell office:value-type="float" office:value="45800">
            <text:p>45800</text:p>
          </table:table-cell>
          <table:table-cell table:number-columns-repeated="3"/>
          <table:table-cell table:formula="of:=[.A219]/([.$L219]-[.$L218])" office:value-type="float" office:value="0">
            <text:p>0</text:p>
          </table:table-cell>
          <table:table-cell table:formula="of:=[.B219]/([.$L219]-[.$L218])" office:value-type="float" office:value="0">
            <text:p>0</text:p>
          </table:table-cell>
          <table:table-cell table:formula="of:=([.P219]-[.P218])/([.$L219]-[.$L218])" office:value-type="float" office:value="0">
            <text:p>0</text:p>
          </table:table-cell>
          <table:table-cell table:formula="of:=([.Q219]-[.Q218])/([.$L219]-[.$L218])" office:value-type="float" office:value="0">
            <text:p>0</text:p>
          </table:table-cell>
          <table:table-cell table:number-columns-repeated="3"/>
          <table:table-cell table:formula="of:=[.F219]/(16384/9.80665)" office:value-type="float" office:value="0.656011254882812">
            <text:p>0.6560112549</text:p>
          </table:table-cell>
          <table:table-cell table:formula="of:=[.G219]/(16384/9.80665)" office:value-type="float" office:value="-0.0598550415039063">
            <text:p>-0.0598550415</text:p>
          </table:table-cell>
          <table:table-cell table:formula="of:=[.H219]/(16384/9.80665)" office:value-type="float" office:value="11.001356628418">
            <text:p>11.0013566284</text:p>
          </table:table-cell>
          <table:table-cell table:formula="of:=([.I219]*PI())/(131*180)" office:value-type="float" office:value="0.0262465544002201">
            <text:p>0.0262465544</text:p>
          </table:table-cell>
          <table:table-cell table:formula="of:=([.J219]*PI())/(131*180)" office:value-type="float" office:value="-0.06288514556804">
            <text:p>-0.0628851456</text:p>
          </table:table-cell>
          <table:table-cell table:formula="of:=([.K219]*PI())/(131*180)" office:value-type="float" office:value="-0.0201179173321484">
            <text:p>-0.0201179173</text:p>
          </table:table-cell>
          <table:table-cell table:formula="of:=[.L219]" office:value-type="float" office:value="45800">
            <text:p>45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4">
            <text:p>1104</text:p>
          </table:table-cell>
          <table:table-cell office:value-type="float" office:value="-256">
            <text:p>-256</text:p>
          </table:table-cell>
          <table:table-cell office:value-type="float" office:value="18300">
            <text:p>18300</text:p>
          </table:table-cell>
          <table:table-cell office:value-type="float" office:value="200">
            <text:p>200</text:p>
          </table:table-cell>
          <table:table-cell office:value-type="float" office:value="-470">
            <text:p>-470</text:p>
          </table:table-cell>
          <table:table-cell office:value-type="float" office:value="-154">
            <text:p>-154</text:p>
          </table:table-cell>
          <table:table-cell office:value-type="float" office:value="46000">
            <text:p>46000</text:p>
          </table:table-cell>
          <table:table-cell table:number-columns-repeated="3"/>
          <table:table-cell table:formula="of:=[.A220]/([.$L220]-[.$L219])" office:value-type="float" office:value="0">
            <text:p>0</text:p>
          </table:table-cell>
          <table:table-cell table:formula="of:=[.B220]/([.$L220]-[.$L219])" office:value-type="float" office:value="0">
            <text:p>0</text:p>
          </table:table-cell>
          <table:table-cell table:formula="of:=([.P220]-[.P219])/([.$L220]-[.$L219])" office:value-type="float" office:value="0">
            <text:p>0</text:p>
          </table:table-cell>
          <table:table-cell table:formula="of:=([.Q220]-[.Q219])/([.$L220]-[.$L219])" office:value-type="float" office:value="0">
            <text:p>0</text:p>
          </table:table-cell>
          <table:table-cell table:number-columns-repeated="3"/>
          <table:table-cell table:formula="of:=[.F220]/(16384/9.80665)" office:value-type="float" office:value="0.660799658203125">
            <text:p>0.6607996582</text:p>
          </table:table-cell>
          <table:table-cell table:formula="of:=[.G220]/(16384/9.80665)" office:value-type="float" office:value="-0.15322890625">
            <text:p>-0.1532289063</text:p>
          </table:table-cell>
          <table:table-cell table:formula="of:=[.H220]/(16384/9.80665)" office:value-type="float" office:value="10.9534725952148">
            <text:p>10.9534725952</text:p>
          </table:table-cell>
          <table:table-cell table:formula="of:=([.I220]*PI())/(131*180)" office:value-type="float" office:value="0.0266462481220508">
            <text:p>0.0266462481</text:p>
          </table:table-cell>
          <table:table-cell table:formula="of:=([.J220]*PI())/(131*180)" office:value-type="float" office:value="-0.0626186830868194">
            <text:p>-0.0626186831</text:p>
          </table:table-cell>
          <table:table-cell table:formula="of:=([.K220]*PI())/(131*180)" office:value-type="float" office:value="-0.0205176110539791">
            <text:p>-0.0205176111</text:p>
          </table:table-cell>
          <table:table-cell table:formula="of:=[.L220]" office:value-type="float" office:value="46000">
            <text:p>4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0">
            <text:p>1080</text:p>
          </table:table-cell>
          <table:table-cell office:value-type="float" office:value="-232">
            <text:p>-232</text:p>
          </table:table-cell>
          <table:table-cell office:value-type="float" office:value="18344">
            <text:p>18344</text:p>
          </table:table-cell>
          <table:table-cell office:value-type="float" office:value="189">
            <text:p>189</text:p>
          </table:table-cell>
          <table:table-cell office:value-type="float" office:value="-456">
            <text:p>-456</text:p>
          </table:table-cell>
          <table:table-cell office:value-type="float" office:value="-121">
            <text:p>-121</text:p>
          </table:table-cell>
          <table:table-cell office:value-type="float" office:value="46200">
            <text:p>46200</text:p>
          </table:table-cell>
          <table:table-cell table:number-columns-repeated="3"/>
          <table:table-cell table:formula="of:=[.A221]/([.$L221]-[.$L220])" office:value-type="float" office:value="0">
            <text:p>0</text:p>
          </table:table-cell>
          <table:table-cell table:formula="of:=[.B221]/([.$L221]-[.$L220])" office:value-type="float" office:value="0">
            <text:p>0</text:p>
          </table:table-cell>
          <table:table-cell table:formula="of:=([.P221]-[.P220])/([.$L221]-[.$L220])" office:value-type="float" office:value="0">
            <text:p>0</text:p>
          </table:table-cell>
          <table:table-cell table:formula="of:=([.Q221]-[.Q220])/([.$L221]-[.$L220])" office:value-type="float" office:value="0">
            <text:p>0</text:p>
          </table:table-cell>
          <table:table-cell table:number-columns-repeated="3"/>
          <table:table-cell table:formula="of:=[.F221]/(16384/9.80665)" office:value-type="float" office:value="0.646434448242187">
            <text:p>0.6464344482</text:p>
          </table:table-cell>
          <table:table-cell table:formula="of:=[.G221]/(16384/9.80665)" office:value-type="float" office:value="-0.138863696289063">
            <text:p>-0.1388636963</text:p>
          </table:table-cell>
          <table:table-cell table:formula="of:=[.H221]/(16384/9.80665)" office:value-type="float" office:value="10.9798088134766">
            <text:p>10.9798088135</text:p>
          </table:table-cell>
          <table:table-cell table:formula="of:=([.I221]*PI())/(131*180)" office:value-type="float" office:value="0.025180704475338">
            <text:p>0.0251807045</text:p>
          </table:table-cell>
          <table:table-cell table:formula="of:=([.J221]*PI())/(131*180)" office:value-type="float" office:value="-0.0607534457182759">
            <text:p>-0.0607534457</text:p>
          </table:table-cell>
          <table:table-cell table:formula="of:=([.K221]*PI())/(131*180)" office:value-type="float" office:value="-0.0161209801138408">
            <text:p>-0.0161209801</text:p>
          </table:table-cell>
          <table:table-cell table:formula="of:=[.L221]" office:value-type="float" office:value="46200">
            <text:p>46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0">
            <text:p>1060</text:p>
          </table:table-cell>
          <table:table-cell office:value-type="float" office:value="-196">
            <text:p>-196</text:p>
          </table:table-cell>
          <table:table-cell office:value-type="float" office:value="18352">
            <text:p>18352</text:p>
          </table:table-cell>
          <table:table-cell office:value-type="float" office:value="223">
            <text:p>223</text:p>
          </table:table-cell>
          <table:table-cell office:value-type="float" office:value="-492">
            <text:p>-492</text:p>
          </table:table-cell>
          <table:table-cell office:value-type="float" office:value="-137">
            <text:p>-137</text:p>
          </table:table-cell>
          <table:table-cell office:value-type="float" office:value="46600">
            <text:p>46600</text:p>
          </table:table-cell>
          <table:table-cell table:number-columns-repeated="3"/>
          <table:table-cell table:formula="of:=[.A222]/([.$L222]-[.$L221])" office:value-type="float" office:value="0">
            <text:p>0</text:p>
          </table:table-cell>
          <table:table-cell table:formula="of:=[.B222]/([.$L222]-[.$L221])" office:value-type="float" office:value="0">
            <text:p>0</text:p>
          </table:table-cell>
          <table:table-cell table:formula="of:=([.P222]-[.P221])/([.$L222]-[.$L221])" office:value-type="float" office:value="0">
            <text:p>0</text:p>
          </table:table-cell>
          <table:table-cell table:formula="of:=([.Q222]-[.Q221])/([.$L222]-[.$L221])" office:value-type="float" office:value="0">
            <text:p>0</text:p>
          </table:table-cell>
          <table:table-cell table:number-columns-repeated="3"/>
          <table:table-cell table:formula="of:=[.F222]/(16384/9.80665)" office:value-type="float" office:value="0.634463439941406">
            <text:p>0.6344634399</text:p>
          </table:table-cell>
          <table:table-cell table:formula="of:=[.G222]/(16384/9.80665)" office:value-type="float" office:value="-0.117315881347656">
            <text:p>-0.1173158813</text:p>
          </table:table-cell>
          <table:table-cell table:formula="of:=[.H222]/(16384/9.80665)" office:value-type="float" office:value="10.9845972167969">
            <text:p>10.9845972168</text:p>
          </table:table-cell>
          <table:table-cell table:formula="of:=([.I222]*PI())/(131*180)" office:value-type="float" office:value="0.0297105666560867">
            <text:p>0.0297105667</text:p>
          </table:table-cell>
          <table:table-cell table:formula="of:=([.J222]*PI())/(131*180)" office:value-type="float" office:value="-0.0655497703802451">
            <text:p>-0.0655497704</text:p>
          </table:table-cell>
          <table:table-cell table:formula="of:=([.K222]*PI())/(131*180)" office:value-type="float" office:value="-0.0182526799636048">
            <text:p>-0.01825268</text:p>
          </table:table-cell>
          <table:table-cell table:formula="of:=[.L222]" office:value-type="float" office:value="46600">
            <text:p>46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0">
            <text:p>1080</text:p>
          </table:table-cell>
          <table:table-cell office:value-type="float" office:value="-208">
            <text:p>-208</text:p>
          </table:table-cell>
          <table:table-cell office:value-type="float" office:value="18264">
            <text:p>18264</text:p>
          </table:table-cell>
          <table:table-cell office:value-type="float" office:value="179">
            <text:p>179</text:p>
          </table:table-cell>
          <table:table-cell office:value-type="float" office:value="-444">
            <text:p>-444</text:p>
          </table:table-cell>
          <table:table-cell office:value-type="float" office:value="-156">
            <text:p>-156</text:p>
          </table:table-cell>
          <table:table-cell office:value-type="float" office:value="47000">
            <text:p>47000</text:p>
          </table:table-cell>
          <table:table-cell table:number-columns-repeated="3"/>
          <table:table-cell table:formula="of:=[.A223]/([.$L223]-[.$L222])" office:value-type="float" office:value="0">
            <text:p>0</text:p>
          </table:table-cell>
          <table:table-cell table:formula="of:=[.B223]/([.$L223]-[.$L222])" office:value-type="float" office:value="0">
            <text:p>0</text:p>
          </table:table-cell>
          <table:table-cell table:formula="of:=([.P223]-[.P222])/([.$L223]-[.$L222])" office:value-type="float" office:value="0">
            <text:p>0</text:p>
          </table:table-cell>
          <table:table-cell table:formula="of:=([.Q223]-[.Q222])/([.$L223]-[.$L222])" office:value-type="float" office:value="0">
            <text:p>0</text:p>
          </table:table-cell>
          <table:table-cell table:number-columns-repeated="3"/>
          <table:table-cell table:formula="of:=[.F223]/(16384/9.80665)" office:value-type="float" office:value="0.646434448242187">
            <text:p>0.6464344482</text:p>
          </table:table-cell>
          <table:table-cell table:formula="of:=[.G223]/(16384/9.80665)" office:value-type="float" office:value="-0.124498486328125">
            <text:p>-0.1244984863</text:p>
          </table:table-cell>
          <table:table-cell table:formula="of:=[.H223]/(16384/9.80665)" office:value-type="float" office:value="10.9319247802734">
            <text:p>10.9319247803</text:p>
          </table:table-cell>
          <table:table-cell table:formula="of:=([.I223]*PI())/(131*180)" office:value-type="float" office:value="0.0238483920692355">
            <text:p>0.0238483921</text:p>
          </table:table-cell>
          <table:table-cell table:formula="of:=([.J223]*PI())/(131*180)" office:value-type="float" office:value="-0.0591546708309529">
            <text:p>-0.0591546708</text:p>
          </table:table-cell>
          <table:table-cell table:formula="of:=([.K223]*PI())/(131*180)" office:value-type="float" office:value="-0.0207840735351996">
            <text:p>-0.0207840735</text:p>
          </table:table-cell>
          <table:table-cell table:formula="of:=[.L223]" office:value-type="float" office:value="47000">
            <text:p>47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0">
            <text:p>1120</text:p>
          </table:table-cell>
          <table:table-cell office:value-type="float" office:value="-120">
            <text:p>-120</text:p>
          </table:table-cell>
          <table:table-cell office:value-type="float" office:value="18388">
            <text:p>18388</text:p>
          </table:table-cell>
          <table:table-cell office:value-type="float" office:value="-11010">
            <text:p>-11010</text:p>
          </table:table-cell>
          <table:table-cell office:value-type="float" office:value="7679">
            <text:p>7679</text:p>
          </table:table-cell>
          <table:table-cell office:value-type="float" office:value="31763">
            <text:p>31763</text:p>
          </table:table-cell>
          <table:table-cell office:value-type="float" office:value="47200">
            <text:p>47200</text:p>
          </table:table-cell>
          <table:table-cell table:number-columns-repeated="3"/>
          <table:table-cell table:formula="of:=[.A224]/([.$L224]-[.$L223])" office:value-type="float" office:value="0">
            <text:p>0</text:p>
          </table:table-cell>
          <table:table-cell table:formula="of:=[.B224]/([.$L224]-[.$L223])" office:value-type="float" office:value="0">
            <text:p>0</text:p>
          </table:table-cell>
          <table:table-cell table:formula="of:=([.P224]-[.P223])/([.$L224]-[.$L223])" office:value-type="float" office:value="0">
            <text:p>0</text:p>
          </table:table-cell>
          <table:table-cell table:formula="of:=([.Q224]-[.Q223])/([.$L224]-[.$L223])" office:value-type="float" office:value="0">
            <text:p>0</text:p>
          </table:table-cell>
          <table:table-cell table:number-columns-repeated="3"/>
          <table:table-cell table:formula="of:=[.F224]/(16384/9.80665)" office:value-type="float" office:value="0.67037646484375">
            <text:p>0.6703764648</text:p>
          </table:table-cell>
          <table:table-cell table:formula="of:=[.G224]/(16384/9.80665)" office:value-type="float" office:value="-0.0718260498046875">
            <text:p>-0.0718260498</text:p>
          </table:table-cell>
          <table:table-cell table:formula="of:=[.H224]/(16384/9.80665)" office:value-type="float" office:value="11.0061450317383">
            <text:p>11.0061450317</text:p>
          </table:table-cell>
          <table:table-cell table:formula="of:=([.I224]*PI())/(131*180)" office:value-type="float" office:value="-1.4668759591189">
            <text:p>-1.4668759591</text:p>
          </table:table-cell>
          <table:table-cell table:formula="of:=([.J224]*PI())/(131*180)" office:value-type="float" office:value="1.02308269664614">
            <text:p>1.0230826966</text:p>
          </table:table-cell>
          <table:table-cell table:formula="of:=([.K224]*PI())/(131*180)" office:value-type="float" office:value="4.2318238955035">
            <text:p>4.2318238955</text:p>
          </table:table-cell>
          <table:table-cell table:formula="of:=[.L224]" office:value-type="float" office:value="47200">
            <text:p>47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0">
            <text:p>1120</text:p>
          </table:table-cell>
          <table:table-cell office:value-type="float" office:value="-148">
            <text:p>-148</text:p>
          </table:table-cell>
          <table:table-cell office:value-type="float" office:value="18436">
            <text:p>18436</text:p>
          </table:table-cell>
          <table:table-cell office:value-type="float" office:value="212">
            <text:p>212</text:p>
          </table:table-cell>
          <table:table-cell office:value-type="float" office:value="-468">
            <text:p>-468</text:p>
          </table:table-cell>
          <table:table-cell office:value-type="float" office:value="-126">
            <text:p>-126</text:p>
          </table:table-cell>
          <table:table-cell office:value-type="float" office:value="47400">
            <text:p>47400</text:p>
          </table:table-cell>
          <table:table-cell table:number-columns-repeated="3"/>
          <table:table-cell table:formula="of:=[.A225]/([.$L225]-[.$L224])" office:value-type="float" office:value="0">
            <text:p>0</text:p>
          </table:table-cell>
          <table:table-cell table:formula="of:=[.B225]/([.$L225]-[.$L224])" office:value-type="float" office:value="0">
            <text:p>0</text:p>
          </table:table-cell>
          <table:table-cell table:formula="of:=([.P225]-[.P224])/([.$L225]-[.$L224])" office:value-type="float" office:value="0">
            <text:p>0</text:p>
          </table:table-cell>
          <table:table-cell table:formula="of:=([.Q225]-[.Q224])/([.$L225]-[.$L224])" office:value-type="float" office:value="0">
            <text:p>0</text:p>
          </table:table-cell>
          <table:table-cell table:number-columns-repeated="3"/>
          <table:table-cell table:formula="of:=[.F225]/(16384/9.80665)" office:value-type="float" office:value="0.67037646484375">
            <text:p>0.6703764648</text:p>
          </table:table-cell>
          <table:table-cell table:formula="of:=[.G225]/(16384/9.80665)" office:value-type="float" office:value="-0.0885854614257812">
            <text:p>-0.0885854614</text:p>
          </table:table-cell>
          <table:table-cell table:formula="of:=[.H225]/(16384/9.80665)" office:value-type="float" office:value="11.0348754516602">
            <text:p>11.0348754517</text:p>
          </table:table-cell>
          <table:table-cell table:formula="of:=([.I225]*PI())/(131*180)" office:value-type="float" office:value="0.0282450230093739">
            <text:p>0.028245023</text:p>
          </table:table-cell>
          <table:table-cell table:formula="of:=([.J225]*PI())/(131*180)" office:value-type="float" office:value="-0.0623522206055989">
            <text:p>-0.0623522206</text:p>
          </table:table-cell>
          <table:table-cell table:formula="of:=([.K225]*PI())/(131*180)" office:value-type="float" office:value="-0.016787136316892">
            <text:p>-0.0167871363</text:p>
          </table:table-cell>
          <table:table-cell table:formula="of:=[.L225]" office:value-type="float" office:value="47400">
            <text:p>47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36">
            <text:p>1136</text:p>
          </table:table-cell>
          <table:table-cell office:value-type="float" office:value="-124">
            <text:p>-124</text:p>
          </table:table-cell>
          <table:table-cell office:value-type="float" office:value="18332">
            <text:p>18332</text:p>
          </table:table-cell>
          <table:table-cell office:value-type="float" office:value="219">
            <text:p>219</text:p>
          </table:table-cell>
          <table:table-cell office:value-type="float" office:value="-446">
            <text:p>-446</text:p>
          </table:table-cell>
          <table:table-cell office:value-type="float" office:value="-162">
            <text:p>-162</text:p>
          </table:table-cell>
          <table:table-cell office:value-type="float" office:value="47600">
            <text:p>47600</text:p>
          </table:table-cell>
          <table:table-cell table:number-columns-repeated="3"/>
          <table:table-cell table:formula="of:=[.A226]/([.$L226]-[.$L225])" office:value-type="float" office:value="0">
            <text:p>0</text:p>
          </table:table-cell>
          <table:table-cell table:formula="of:=[.B226]/([.$L226]-[.$L225])" office:value-type="float" office:value="0">
            <text:p>0</text:p>
          </table:table-cell>
          <table:table-cell table:formula="of:=([.P226]-[.P225])/([.$L226]-[.$L225])" office:value-type="float" office:value="0">
            <text:p>0</text:p>
          </table:table-cell>
          <table:table-cell table:formula="of:=([.Q226]-[.Q225])/([.$L226]-[.$L225])" office:value-type="float" office:value="0">
            <text:p>0</text:p>
          </table:table-cell>
          <table:table-cell table:number-columns-repeated="3"/>
          <table:table-cell table:formula="of:=[.F226]/(16384/9.80665)" office:value-type="float" office:value="0.679953271484375">
            <text:p>0.6799532715</text:p>
          </table:table-cell>
          <table:table-cell table:formula="of:=[.G226]/(16384/9.80665)" office:value-type="float" office:value="-0.0742202514648437">
            <text:p>-0.0742202515</text:p>
          </table:table-cell>
          <table:table-cell table:formula="of:=[.H226]/(16384/9.80665)" office:value-type="float" office:value="10.9726262084961">
            <text:p>10.9726262085</text:p>
          </table:table-cell>
          <table:table-cell table:formula="of:=([.I226]*PI())/(131*180)" office:value-type="float" office:value="0.0291776416936457">
            <text:p>0.0291776417</text:p>
          </table:table-cell>
          <table:table-cell table:formula="of:=([.J226]*PI())/(131*180)" office:value-type="float" office:value="-0.0594211333121734">
            <text:p>-0.0594211333</text:p>
          </table:table-cell>
          <table:table-cell table:formula="of:=([.K226]*PI())/(131*180)" office:value-type="float" office:value="-0.0215834609788612">
            <text:p>-0.021583461</text:p>
          </table:table-cell>
          <table:table-cell table:formula="of:=[.L226]" office:value-type="float" office:value="47600">
            <text:p>47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76">
            <text:p>1076</text:p>
          </table:table-cell>
          <table:table-cell office:value-type="float" office:value="-264">
            <text:p>-264</text:p>
          </table:table-cell>
          <table:table-cell office:value-type="float" office:value="18516">
            <text:p>18516</text:p>
          </table:table-cell>
          <table:table-cell office:value-type="float" office:value="213">
            <text:p>213</text:p>
          </table:table-cell>
          <table:table-cell office:value-type="float" office:value="-451">
            <text:p>-451</text:p>
          </table:table-cell>
          <table:table-cell office:value-type="float" office:value="-129">
            <text:p>-129</text:p>
          </table:table-cell>
          <table:table-cell office:value-type="float" office:value="47800">
            <text:p>47800</text:p>
          </table:table-cell>
          <table:table-cell table:number-columns-repeated="3"/>
          <table:table-cell table:formula="of:=[.A227]/([.$L227]-[.$L226])" office:value-type="float" office:value="0">
            <text:p>0</text:p>
          </table:table-cell>
          <table:table-cell table:formula="of:=[.B227]/([.$L227]-[.$L226])" office:value-type="float" office:value="0">
            <text:p>0</text:p>
          </table:table-cell>
          <table:table-cell table:formula="of:=([.P227]-[.P226])/([.$L227]-[.$L226])" office:value-type="float" office:value="0">
            <text:p>0</text:p>
          </table:table-cell>
          <table:table-cell table:formula="of:=([.Q227]-[.Q226])/([.$L227]-[.$L226])" office:value-type="float" office:value="0">
            <text:p>0</text:p>
          </table:table-cell>
          <table:table-cell table:number-columns-repeated="3"/>
          <table:table-cell table:formula="of:=[.F227]/(16384/9.80665)" office:value-type="float" office:value="0.644040246582031">
            <text:p>0.6440402466</text:p>
          </table:table-cell>
          <table:table-cell table:formula="of:=[.G227]/(16384/9.80665)" office:value-type="float" office:value="-0.158017309570312">
            <text:p>-0.1580173096</text:p>
          </table:table-cell>
          <table:table-cell table:formula="of:=[.H227]/(16384/9.80665)" office:value-type="float" office:value="11.0827594848633">
            <text:p>11.0827594849</text:p>
          </table:table-cell>
          <table:table-cell table:formula="of:=([.I227]*PI())/(131*180)" office:value-type="float" office:value="0.0283782542499841">
            <text:p>0.0283782542</text:p>
          </table:table-cell>
          <table:table-cell table:formula="of:=([.J227]*PI())/(131*180)" office:value-type="float" office:value="-0.0600872895152246">
            <text:p>-0.0600872895</text:p>
          </table:table-cell>
          <table:table-cell table:formula="of:=([.K227]*PI())/(131*180)" office:value-type="float" office:value="-0.0171868300387228">
            <text:p>-0.01718683</text:p>
          </table:table-cell>
          <table:table-cell table:formula="of:=[.L227]" office:value-type="float" office:value="47800">
            <text:p>47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300">
            <text:p>-300</text:p>
          </table:table-cell>
          <table:table-cell office:value-type="float" office:value="18280">
            <text:p>18280</text:p>
          </table:table-cell>
          <table:table-cell office:value-type="float" office:value="218">
            <text:p>218</text:p>
          </table:table-cell>
          <table:table-cell office:value-type="float" office:value="-456">
            <text:p>-456</text:p>
          </table:table-cell>
          <table:table-cell office:value-type="float" office:value="-145">
            <text:p>-145</text:p>
          </table:table-cell>
          <table:table-cell office:value-type="float" office:value="48000">
            <text:p>48000</text:p>
          </table:table-cell>
          <table:table-cell table:number-columns-repeated="3"/>
          <table:table-cell table:formula="of:=[.A228]/([.$L228]-[.$L227])" office:value-type="float" office:value="0">
            <text:p>0</text:p>
          </table:table-cell>
          <table:table-cell table:formula="of:=[.B228]/([.$L228]-[.$L227])" office:value-type="float" office:value="0">
            <text:p>0</text:p>
          </table:table-cell>
          <table:table-cell table:formula="of:=([.P228]-[.P227])/([.$L228]-[.$L227])" office:value-type="float" office:value="0">
            <text:p>0</text:p>
          </table:table-cell>
          <table:table-cell table:formula="of:=([.Q228]-[.Q227])/([.$L228]-[.$L227])" office:value-type="float" office:value="0">
            <text:p>0</text:p>
          </table:table-cell>
          <table:table-cell table:number-columns-repeated="3"/>
          <table:table-cell table:formula="of:=[.F228]/(16384/9.80665)" office:value-type="float" office:value="0.656011254882812">
            <text:p>0.6560112549</text:p>
          </table:table-cell>
          <table:table-cell table:formula="of:=[.G228]/(16384/9.80665)" office:value-type="float" office:value="-0.179565124511719">
            <text:p>-0.1795651245</text:p>
          </table:table-cell>
          <table:table-cell table:formula="of:=[.H228]/(16384/9.80665)" office:value-type="float" office:value="10.9415015869141">
            <text:p>10.9415015869</text:p>
          </table:table-cell>
          <table:table-cell table:formula="of:=([.I228]*PI())/(131*180)" office:value-type="float" office:value="0.0290444104530354">
            <text:p>0.0290444105</text:p>
          </table:table-cell>
          <table:table-cell table:formula="of:=([.J228]*PI())/(131*180)" office:value-type="float" office:value="-0.0607534457182759">
            <text:p>-0.0607534457</text:p>
          </table:table-cell>
          <table:table-cell table:formula="of:=([.K228]*PI())/(131*180)" office:value-type="float" office:value="-0.0193185298884869">
            <text:p>-0.0193185299</text:p>
          </table:table-cell>
          <table:table-cell table:formula="of:=[.L228]" office:value-type="float" office:value="48000">
            <text:p>48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6">
            <text:p>1096</text:p>
          </table:table-cell>
          <table:table-cell office:value-type="float" office:value="-188">
            <text:p>-188</text:p>
          </table:table-cell>
          <table:table-cell office:value-type="float" office:value="18368">
            <text:p>18368</text:p>
          </table:table-cell>
          <table:table-cell office:value-type="float" office:value="201">
            <text:p>201</text:p>
          </table:table-cell>
          <table:table-cell office:value-type="float" office:value="-448">
            <text:p>-448</text:p>
          </table:table-cell>
          <table:table-cell office:value-type="float" office:value="-142">
            <text:p>-142</text:p>
          </table:table-cell>
          <table:table-cell office:value-type="float" office:value="48200">
            <text:p>48200</text:p>
          </table:table-cell>
          <table:table-cell table:number-columns-repeated="3"/>
          <table:table-cell table:formula="of:=[.A229]/([.$L229]-[.$L228])" office:value-type="float" office:value="0">
            <text:p>0</text:p>
          </table:table-cell>
          <table:table-cell table:formula="of:=[.B229]/([.$L229]-[.$L228])" office:value-type="float" office:value="0">
            <text:p>0</text:p>
          </table:table-cell>
          <table:table-cell table:formula="of:=([.P229]-[.P228])/([.$L229]-[.$L228])" office:value-type="float" office:value="0">
            <text:p>0</text:p>
          </table:table-cell>
          <table:table-cell table:formula="of:=([.Q229]-[.Q228])/([.$L229]-[.$L228])" office:value-type="float" office:value="0">
            <text:p>0</text:p>
          </table:table-cell>
          <table:table-cell table:number-columns-repeated="3"/>
          <table:table-cell table:formula="of:=[.F229]/(16384/9.80665)" office:value-type="float" office:value="0.656011254882812">
            <text:p>0.6560112549</text:p>
          </table:table-cell>
          <table:table-cell table:formula="of:=[.G229]/(16384/9.80665)" office:value-type="float" office:value="-0.112527478027344">
            <text:p>-0.112527478</text:p>
          </table:table-cell>
          <table:table-cell table:formula="of:=[.H229]/(16384/9.80665)" office:value-type="float" office:value="10.9941740234375">
            <text:p>10.9941740234</text:p>
          </table:table-cell>
          <table:table-cell table:formula="of:=([.I229]*PI())/(131*180)" office:value-type="float" office:value="0.0267794793626611">
            <text:p>0.0267794794</text:p>
          </table:table-cell>
          <table:table-cell table:formula="of:=([.J229]*PI())/(131*180)" office:value-type="float" office:value="-0.0596875957933939">
            <text:p>-0.0596875958</text:p>
          </table:table-cell>
          <table:table-cell table:formula="of:=([.K229]*PI())/(131*180)" office:value-type="float" office:value="-0.0189188361666561">
            <text:p>-0.0189188362</text:p>
          </table:table-cell>
          <table:table-cell table:formula="of:=[.L229]" office:value-type="float" office:value="48200">
            <text:p>48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4">
            <text:p>1084</text:p>
          </table:table-cell>
          <table:table-cell office:value-type="float" office:value="-220">
            <text:p>-220</text:p>
          </table:table-cell>
          <table:table-cell office:value-type="float" office:value="18368">
            <text:p>18368</text:p>
          </table:table-cell>
          <table:table-cell office:value-type="float" office:value="210">
            <text:p>210</text:p>
          </table:table-cell>
          <table:table-cell office:value-type="float" office:value="-457">
            <text:p>-457</text:p>
          </table:table-cell>
          <table:table-cell office:value-type="float" office:value="-144">
            <text:p>-144</text:p>
          </table:table-cell>
          <table:table-cell office:value-type="float" office:value="48400">
            <text:p>48400</text:p>
          </table:table-cell>
          <table:table-cell table:number-columns-repeated="3"/>
          <table:table-cell table:formula="of:=[.A230]/([.$L230]-[.$L229])" office:value-type="float" office:value="0">
            <text:p>0</text:p>
          </table:table-cell>
          <table:table-cell table:formula="of:=[.B230]/([.$L230]-[.$L229])" office:value-type="float" office:value="0">
            <text:p>0</text:p>
          </table:table-cell>
          <table:table-cell table:formula="of:=([.P230]-[.P229])/([.$L230]-[.$L229])" office:value-type="float" office:value="0">
            <text:p>0</text:p>
          </table:table-cell>
          <table:table-cell table:formula="of:=([.Q230]-[.Q229])/([.$L230]-[.$L229])" office:value-type="float" office:value="0">
            <text:p>0</text:p>
          </table:table-cell>
          <table:table-cell table:number-columns-repeated="3"/>
          <table:table-cell table:formula="of:=[.F230]/(16384/9.80665)" office:value-type="float" office:value="0.648828649902344">
            <text:p>0.6488286499</text:p>
          </table:table-cell>
          <table:table-cell table:formula="of:=[.G230]/(16384/9.80665)" office:value-type="float" office:value="-0.131681091308594">
            <text:p>-0.1316810913</text:p>
          </table:table-cell>
          <table:table-cell table:formula="of:=[.H230]/(16384/9.80665)" office:value-type="float" office:value="10.9941740234375">
            <text:p>10.9941740234</text:p>
          </table:table-cell>
          <table:table-cell table:formula="of:=([.I230]*PI())/(131*180)" office:value-type="float" office:value="0.0279785605281534">
            <text:p>0.0279785605</text:p>
          </table:table-cell>
          <table:table-cell table:formula="of:=([.J230]*PI())/(131*180)" office:value-type="float" office:value="-0.0608866769588862">
            <text:p>-0.060886677</text:p>
          </table:table-cell>
          <table:table-cell table:formula="of:=([.K230]*PI())/(131*180)" office:value-type="float" office:value="-0.0191852986478766">
            <text:p>-0.0191852986</text:p>
          </table:table-cell>
          <table:table-cell table:formula="of:=[.L230]" office:value-type="float" office:value="48400">
            <text:p>48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12">
            <text:p>1112</text:p>
          </table:table-cell>
          <table:table-cell office:value-type="float" office:value="-252">
            <text:p>-252</text:p>
          </table:table-cell>
          <table:table-cell office:value-type="float" office:value="18264">
            <text:p>18264</text:p>
          </table:table-cell>
          <table:table-cell office:value-type="float" office:value="198">
            <text:p>198</text:p>
          </table:table-cell>
          <table:table-cell office:value-type="float" office:value="-439">
            <text:p>-439</text:p>
          </table:table-cell>
          <table:table-cell office:value-type="float" office:value="-126">
            <text:p>-126</text:p>
          </table:table-cell>
          <table:table-cell office:value-type="float" office:value="48600">
            <text:p>48600</text:p>
          </table:table-cell>
          <table:table-cell table:number-columns-repeated="3"/>
          <table:table-cell table:formula="of:=[.A231]/([.$L231]-[.$L230])" office:value-type="float" office:value="0">
            <text:p>0</text:p>
          </table:table-cell>
          <table:table-cell table:formula="of:=[.B231]/([.$L231]-[.$L230])" office:value-type="float" office:value="0">
            <text:p>0</text:p>
          </table:table-cell>
          <table:table-cell table:formula="of:=([.P231]-[.P230])/([.$L231]-[.$L230])" office:value-type="float" office:value="0">
            <text:p>0</text:p>
          </table:table-cell>
          <table:table-cell table:formula="of:=([.Q231]-[.Q230])/([.$L231]-[.$L230])" office:value-type="float" office:value="0">
            <text:p>0</text:p>
          </table:table-cell>
          <table:table-cell table:number-columns-repeated="3"/>
          <table:table-cell table:formula="of:=[.F231]/(16384/9.80665)" office:value-type="float" office:value="0.665588061523437">
            <text:p>0.6655880615</text:p>
          </table:table-cell>
          <table:table-cell table:formula="of:=[.G231]/(16384/9.80665)" office:value-type="float" office:value="-0.150834704589844">
            <text:p>-0.1508347046</text:p>
          </table:table-cell>
          <table:table-cell table:formula="of:=[.H231]/(16384/9.80665)" office:value-type="float" office:value="10.9319247802734">
            <text:p>10.9319247803</text:p>
          </table:table-cell>
          <table:table-cell table:formula="of:=([.I231]*PI())/(131*180)" office:value-type="float" office:value="0.0263797856408303">
            <text:p>0.0263797856</text:p>
          </table:table-cell>
          <table:table-cell table:formula="of:=([.J231]*PI())/(131*180)" office:value-type="float" office:value="-0.0584885146279016">
            <text:p>-0.0584885146</text:p>
          </table:table-cell>
          <table:table-cell table:formula="of:=([.K231]*PI())/(131*180)" office:value-type="float" office:value="-0.016787136316892">
            <text:p>-0.0167871363</text:p>
          </table:table-cell>
          <table:table-cell table:formula="of:=[.L231]" office:value-type="float" office:value="48600">
            <text:p>48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-140">
            <text:p>-140</text:p>
          </table:table-cell>
          <table:table-cell office:value-type="float" office:value="18392">
            <text:p>18392</text:p>
          </table:table-cell>
          <table:table-cell office:value-type="float" office:value="212">
            <text:p>212</text:p>
          </table:table-cell>
          <table:table-cell office:value-type="float" office:value="-453">
            <text:p>-453</text:p>
          </table:table-cell>
          <table:table-cell office:value-type="float" office:value="-147">
            <text:p>-147</text:p>
          </table:table-cell>
          <table:table-cell office:value-type="float" office:value="48800">
            <text:p>48800</text:p>
          </table:table-cell>
          <table:table-cell table:number-columns-repeated="3"/>
          <table:table-cell table:formula="of:=[.A232]/([.$L232]-[.$L231])" office:value-type="float" office:value="0">
            <text:p>0</text:p>
          </table:table-cell>
          <table:table-cell table:formula="of:=[.B232]/([.$L232]-[.$L231])" office:value-type="float" office:value="0">
            <text:p>0</text:p>
          </table:table-cell>
          <table:table-cell table:formula="of:=([.P232]-[.P231])/([.$L232]-[.$L231])" office:value-type="float" office:value="0">
            <text:p>0</text:p>
          </table:table-cell>
          <table:table-cell table:formula="of:=([.Q232]-[.Q231])/([.$L232]-[.$L231])" office:value-type="float" office:value="0">
            <text:p>0</text:p>
          </table:table-cell>
          <table:table-cell table:number-columns-repeated="3"/>
          <table:table-cell table:formula="of:=[.F232]/(16384/9.80665)" office:value-type="float" office:value="0.658405456542969">
            <text:p>0.6584054565</text:p>
          </table:table-cell>
          <table:table-cell table:formula="of:=[.G232]/(16384/9.80665)" office:value-type="float" office:value="-0.0837970581054687">
            <text:p>-0.0837970581</text:p>
          </table:table-cell>
          <table:table-cell table:formula="of:=[.H232]/(16384/9.80665)" office:value-type="float" office:value="11.0085392333984">
            <text:p>11.0085392334</text:p>
          </table:table-cell>
          <table:table-cell table:formula="of:=([.I232]*PI())/(131*180)" office:value-type="float" office:value="0.0282450230093739">
            <text:p>0.028245023</text:p>
          </table:table-cell>
          <table:table-cell table:formula="of:=([.J232]*PI())/(131*180)" office:value-type="float" office:value="-0.0603537519964451">
            <text:p>-0.060353752</text:p>
          </table:table-cell>
          <table:table-cell table:formula="of:=([.K232]*PI())/(131*180)" office:value-type="float" office:value="-0.0195849923697074">
            <text:p>-0.0195849924</text:p>
          </table:table-cell>
          <table:table-cell table:formula="of:=[.L232]" office:value-type="float" office:value="48800">
            <text:p>48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8">
            <text:p>1048</text:p>
          </table:table-cell>
          <table:table-cell office:value-type="float" office:value="-212">
            <text:p>-212</text:p>
          </table:table-cell>
          <table:table-cell office:value-type="float" office:value="18448">
            <text:p>18448</text:p>
          </table:table-cell>
          <table:table-cell office:value-type="float" office:value="233">
            <text:p>233</text:p>
          </table:table-cell>
          <table:table-cell office:value-type="float" office:value="-479">
            <text:p>-479</text:p>
          </table:table-cell>
          <table:table-cell office:value-type="float" office:value="-152">
            <text:p>-152</text:p>
          </table:table-cell>
          <table:table-cell office:value-type="float" office:value="49000">
            <text:p>49000</text:p>
          </table:table-cell>
          <table:table-cell table:number-columns-repeated="3"/>
          <table:table-cell table:formula="of:=[.A233]/([.$L233]-[.$L232])" office:value-type="float" office:value="0">
            <text:p>0</text:p>
          </table:table-cell>
          <table:table-cell table:formula="of:=[.B233]/([.$L233]-[.$L232])" office:value-type="float" office:value="0">
            <text:p>0</text:p>
          </table:table-cell>
          <table:table-cell table:formula="of:=([.P233]-[.P232])/([.$L233]-[.$L232])" office:value-type="float" office:value="0">
            <text:p>0</text:p>
          </table:table-cell>
          <table:table-cell table:formula="of:=([.Q233]-[.Q232])/([.$L233]-[.$L232])" office:value-type="float" office:value="0">
            <text:p>0</text:p>
          </table:table-cell>
          <table:table-cell table:number-columns-repeated="3"/>
          <table:table-cell table:formula="of:=[.F233]/(16384/9.80665)" office:value-type="float" office:value="0.627280834960937">
            <text:p>0.627280835</text:p>
          </table:table-cell>
          <table:table-cell table:formula="of:=[.G233]/(16384/9.80665)" office:value-type="float" office:value="-0.126892687988281">
            <text:p>-0.126892688</text:p>
          </table:table-cell>
          <table:table-cell table:formula="of:=[.H233]/(16384/9.80665)" office:value-type="float" office:value="11.0420580566406">
            <text:p>11.0420580566</text:p>
          </table:table-cell>
          <table:table-cell table:formula="of:=([.I233]*PI())/(131*180)" office:value-type="float" office:value="0.0310428790621892">
            <text:p>0.0310428791</text:p>
          </table:table-cell>
          <table:table-cell table:formula="of:=([.J233]*PI())/(131*180)" office:value-type="float" office:value="-0.0638177642523117">
            <text:p>-0.0638177643</text:p>
          </table:table-cell>
          <table:table-cell table:formula="of:=([.K233]*PI())/(131*180)" office:value-type="float" office:value="-0.0202511485727586">
            <text:p>-0.0202511486</text:p>
          </table:table-cell>
          <table:table-cell table:formula="of:=[.L233]" office:value-type="float" office:value="49000">
            <text:p>49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36">
            <text:p>1036</text:p>
          </table:table-cell>
          <table:table-cell office:value-type="float" office:value="-296">
            <text:p>-296</text:p>
          </table:table-cell>
          <table:table-cell office:value-type="float" office:value="18372">
            <text:p>18372</text:p>
          </table:table-cell>
          <table:table-cell office:value-type="float" office:value="175">
            <text:p>175</text:p>
          </table:table-cell>
          <table:table-cell office:value-type="float" office:value="-456">
            <text:p>-456</text:p>
          </table:table-cell>
          <table:table-cell office:value-type="float" office:value="-134">
            <text:p>-134</text:p>
          </table:table-cell>
          <table:table-cell office:value-type="float" office:value="49200">
            <text:p>49200</text:p>
          </table:table-cell>
          <table:table-cell table:number-columns-repeated="3"/>
          <table:table-cell table:formula="of:=[.A234]/([.$L234]-[.$L233])" office:value-type="float" office:value="0">
            <text:p>0</text:p>
          </table:table-cell>
          <table:table-cell table:formula="of:=[.B234]/([.$L234]-[.$L233])" office:value-type="float" office:value="0">
            <text:p>0</text:p>
          </table:table-cell>
          <table:table-cell table:formula="of:=([.P234]-[.P233])/([.$L234]-[.$L233])" office:value-type="float" office:value="0">
            <text:p>0</text:p>
          </table:table-cell>
          <table:table-cell table:formula="of:=([.Q234]-[.Q233])/([.$L234]-[.$L233])" office:value-type="float" office:value="0">
            <text:p>0</text:p>
          </table:table-cell>
          <table:table-cell table:number-columns-repeated="3"/>
          <table:table-cell table:formula="of:=[.F234]/(16384/9.80665)" office:value-type="float" office:value="0.620098229980469">
            <text:p>0.62009823</text:p>
          </table:table-cell>
          <table:table-cell table:formula="of:=[.G234]/(16384/9.80665)" office:value-type="float" office:value="-0.177170922851562">
            <text:p>-0.1771709229</text:p>
          </table:table-cell>
          <table:table-cell table:formula="of:=[.H234]/(16384/9.80665)" office:value-type="float" office:value="10.9965682250977">
            <text:p>10.9965682251</text:p>
          </table:table-cell>
          <table:table-cell table:formula="of:=([.I234]*PI())/(131*180)" office:value-type="float" office:value="0.0233154671067945">
            <text:p>0.0233154671</text:p>
          </table:table-cell>
          <table:table-cell table:formula="of:=([.J234]*PI())/(131*180)" office:value-type="float" office:value="-0.0607534457182759">
            <text:p>-0.0607534457</text:p>
          </table:table-cell>
          <table:table-cell table:formula="of:=([.K234]*PI())/(131*180)" office:value-type="float" office:value="-0.0178529862417741">
            <text:p>-0.0178529862</text:p>
          </table:table-cell>
          <table:table-cell table:formula="of:=[.L234]" office:value-type="float" office:value="49200">
            <text:p>49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8">
            <text:p>1088</text:p>
          </table:table-cell>
          <table:table-cell office:value-type="float" office:value="-284">
            <text:p>-284</text:p>
          </table:table-cell>
          <table:table-cell office:value-type="float" office:value="18328">
            <text:p>18328</text:p>
          </table:table-cell>
          <table:table-cell office:value-type="float" office:value="190">
            <text:p>190</text:p>
          </table:table-cell>
          <table:table-cell office:value-type="float" office:value="-448">
            <text:p>-448</text:p>
          </table:table-cell>
          <table:table-cell office:value-type="float" office:value="-155">
            <text:p>-155</text:p>
          </table:table-cell>
          <table:table-cell office:value-type="float" office:value="49400">
            <text:p>49400</text:p>
          </table:table-cell>
          <table:table-cell table:number-columns-repeated="3"/>
          <table:table-cell table:formula="of:=[.A235]/([.$L235]-[.$L234])" office:value-type="float" office:value="0">
            <text:p>0</text:p>
          </table:table-cell>
          <table:table-cell table:formula="of:=[.B235]/([.$L235]-[.$L234])" office:value-type="float" office:value="0">
            <text:p>0</text:p>
          </table:table-cell>
          <table:table-cell table:formula="of:=([.P235]-[.P234])/([.$L235]-[.$L234])" office:value-type="float" office:value="0">
            <text:p>0</text:p>
          </table:table-cell>
          <table:table-cell table:formula="of:=([.Q235]-[.Q234])/([.$L235]-[.$L234])" office:value-type="float" office:value="0">
            <text:p>0</text:p>
          </table:table-cell>
          <table:table-cell table:number-columns-repeated="3"/>
          <table:table-cell table:formula="of:=[.F235]/(16384/9.80665)" office:value-type="float" office:value="0.6512228515625">
            <text:p>0.6512228516</text:p>
          </table:table-cell>
          <table:table-cell table:formula="of:=[.G235]/(16384/9.80665)" office:value-type="float" office:value="-0.169988317871094">
            <text:p>-0.1699883179</text:p>
          </table:table-cell>
          <table:table-cell table:formula="of:=[.H235]/(16384/9.80665)" office:value-type="float" office:value="10.9702320068359">
            <text:p>10.9702320068</text:p>
          </table:table-cell>
          <table:table-cell table:formula="of:=([.I235]*PI())/(131*180)" office:value-type="float" office:value="0.0253139357159483">
            <text:p>0.0253139357</text:p>
          </table:table-cell>
          <table:table-cell table:formula="of:=([.J235]*PI())/(131*180)" office:value-type="float" office:value="-0.0596875957933939">
            <text:p>-0.0596875958</text:p>
          </table:table-cell>
          <table:table-cell table:formula="of:=([.K235]*PI())/(131*180)" office:value-type="float" office:value="-0.0206508422945894">
            <text:p>-0.0206508423</text:p>
          </table:table-cell>
          <table:table-cell table:formula="of:=[.L235]" office:value-type="float" office:value="49400">
            <text:p>49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0">
            <text:p>1020</text:p>
          </table:table-cell>
          <table:table-cell office:value-type="float" office:value="-168">
            <text:p>-168</text:p>
          </table:table-cell>
          <table:table-cell office:value-type="float" office:value="18268">
            <text:p>18268</text:p>
          </table:table-cell>
          <table:table-cell office:value-type="float" office:value="201">
            <text:p>201</text:p>
          </table:table-cell>
          <table:table-cell office:value-type="float" office:value="-438">
            <text:p>-438</text:p>
          </table:table-cell>
          <table:table-cell office:value-type="float" office:value="-151">
            <text:p>-151</text:p>
          </table:table-cell>
          <table:table-cell office:value-type="float" office:value="49600">
            <text:p>49600</text:p>
          </table:table-cell>
          <table:table-cell table:number-columns-repeated="3"/>
          <table:table-cell table:formula="of:=[.A236]/([.$L236]-[.$L235])" office:value-type="float" office:value="0">
            <text:p>0</text:p>
          </table:table-cell>
          <table:table-cell table:formula="of:=[.B236]/([.$L236]-[.$L235])" office:value-type="float" office:value="0">
            <text:p>0</text:p>
          </table:table-cell>
          <table:table-cell table:formula="of:=([.P236]-[.P235])/([.$L236]-[.$L235])" office:value-type="float" office:value="0">
            <text:p>0</text:p>
          </table:table-cell>
          <table:table-cell table:formula="of:=([.Q236]-[.Q235])/([.$L236]-[.$L235])" office:value-type="float" office:value="0">
            <text:p>0</text:p>
          </table:table-cell>
          <table:table-cell table:number-columns-repeated="3"/>
          <table:table-cell table:formula="of:=[.F236]/(16384/9.80665)" office:value-type="float" office:value="0.610521423339844">
            <text:p>0.6105214233</text:p>
          </table:table-cell>
          <table:table-cell table:formula="of:=[.G236]/(16384/9.80665)" office:value-type="float" office:value="-0.100556469726563">
            <text:p>-0.1005564697</text:p>
          </table:table-cell>
          <table:table-cell table:formula="of:=[.H236]/(16384/9.80665)" office:value-type="float" office:value="10.9343189819336">
            <text:p>10.9343189819</text:p>
          </table:table-cell>
          <table:table-cell table:formula="of:=([.I236]*PI())/(131*180)" office:value-type="float" office:value="0.0267794793626611">
            <text:p>0.0267794794</text:p>
          </table:table-cell>
          <table:table-cell table:formula="of:=([.J236]*PI())/(131*180)" office:value-type="float" office:value="-0.0583552833872913">
            <text:p>-0.0583552834</text:p>
          </table:table-cell>
          <table:table-cell table:formula="of:=([.K236]*PI())/(131*180)" office:value-type="float" office:value="-0.0201179173321484">
            <text:p>-0.0201179173</text:p>
          </table:table-cell>
          <table:table-cell table:formula="of:=[.L236]" office:value-type="float" office:value="49600">
            <text:p>49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64">
            <text:p>1164</text:p>
          </table:table-cell>
          <table:table-cell office:value-type="float" office:value="-160">
            <text:p>-160</text:p>
          </table:table-cell>
          <table:table-cell office:value-type="float" office:value="18416">
            <text:p>18416</text:p>
          </table:table-cell>
          <table:table-cell office:value-type="float" office:value="194">
            <text:p>194</text:p>
          </table:table-cell>
          <table:table-cell office:value-type="float" office:value="-435">
            <text:p>-435</text:p>
          </table:table-cell>
          <table:table-cell office:value-type="float" office:value="-160">
            <text:p>-160</text:p>
          </table:table-cell>
          <table:table-cell office:value-type="float" office:value="49800">
            <text:p>49800</text:p>
          </table:table-cell>
          <table:table-cell table:number-columns-repeated="3"/>
          <table:table-cell table:formula="of:=[.A237]/([.$L237]-[.$L236])" office:value-type="float" office:value="0">
            <text:p>0</text:p>
          </table:table-cell>
          <table:table-cell table:formula="of:=[.B237]/([.$L237]-[.$L236])" office:value-type="float" office:value="0">
            <text:p>0</text:p>
          </table:table-cell>
          <table:table-cell table:formula="of:=([.P237]-[.P236])/([.$L237]-[.$L236])" office:value-type="float" office:value="0">
            <text:p>0</text:p>
          </table:table-cell>
          <table:table-cell table:formula="of:=([.Q237]-[.Q236])/([.$L237]-[.$L236])" office:value-type="float" office:value="0">
            <text:p>0</text:p>
          </table:table-cell>
          <table:table-cell table:number-columns-repeated="3"/>
          <table:table-cell table:formula="of:=[.F237]/(16384/9.80665)" office:value-type="float" office:value="0.696712683105469">
            <text:p>0.6967126831</text:p>
          </table:table-cell>
          <table:table-cell table:formula="of:=[.G237]/(16384/9.80665)" office:value-type="float" office:value="-0.09576806640625">
            <text:p>-0.0957680664</text:p>
          </table:table-cell>
          <table:table-cell table:formula="of:=[.H237]/(16384/9.80665)" office:value-type="float" office:value="11.0229044433594">
            <text:p>11.0229044434</text:p>
          </table:table-cell>
          <table:table-cell table:formula="of:=([.I237]*PI())/(131*180)" office:value-type="float" office:value="0.0258468606783893">
            <text:p>0.0258468607</text:p>
          </table:table-cell>
          <table:table-cell table:formula="of:=([.J237]*PI())/(131*180)" office:value-type="float" office:value="-0.0579555896654606">
            <text:p>-0.0579555897</text:p>
          </table:table-cell>
          <table:table-cell table:formula="of:=([.K237]*PI())/(131*180)" office:value-type="float" office:value="-0.0213169984976407">
            <text:p>-0.0213169985</text:p>
          </table:table-cell>
          <table:table-cell table:formula="of:=[.L237]" office:value-type="float" office:value="49800">
            <text:p>49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2">
            <text:p>1092</text:p>
          </table:table-cell>
          <table:table-cell office:value-type="float" office:value="-240">
            <text:p>-240</text:p>
          </table:table-cell>
          <table:table-cell office:value-type="float" office:value="18524">
            <text:p>18524</text:p>
          </table:table-cell>
          <table:table-cell office:value-type="float" office:value="219">
            <text:p>219</text:p>
          </table:table-cell>
          <table:table-cell office:value-type="float" office:value="-468">
            <text:p>-468</text:p>
          </table:table-cell>
          <table:table-cell office:value-type="float" office:value="-141">
            <text:p>-141</text:p>
          </table:table-cell>
          <table:table-cell office:value-type="float" office:value="50000">
            <text:p>50000</text:p>
          </table:table-cell>
          <table:table-cell table:number-columns-repeated="3"/>
          <table:table-cell table:formula="of:=[.A238]/([.$L238]-[.$L237])" office:value-type="float" office:value="0">
            <text:p>0</text:p>
          </table:table-cell>
          <table:table-cell table:formula="of:=[.B238]/([.$L238]-[.$L237])" office:value-type="float" office:value="0">
            <text:p>0</text:p>
          </table:table-cell>
          <table:table-cell table:formula="of:=([.P238]-[.P237])/([.$L238]-[.$L237])" office:value-type="float" office:value="0">
            <text:p>0</text:p>
          </table:table-cell>
          <table:table-cell table:formula="of:=([.Q238]-[.Q237])/([.$L238]-[.$L237])" office:value-type="float" office:value="0">
            <text:p>0</text:p>
          </table:table-cell>
          <table:table-cell table:number-columns-repeated="3"/>
          <table:table-cell table:formula="of:=[.F238]/(16384/9.80665)" office:value-type="float" office:value="0.653617053222656">
            <text:p>0.6536170532</text:p>
          </table:table-cell>
          <table:table-cell table:formula="of:=[.G238]/(16384/9.80665)" office:value-type="float" office:value="-0.143652099609375">
            <text:p>-0.1436520996</text:p>
          </table:table-cell>
          <table:table-cell table:formula="of:=[.H238]/(16384/9.80665)" office:value-type="float" office:value="11.0875478881836">
            <text:p>11.0875478882</text:p>
          </table:table-cell>
          <table:table-cell table:formula="of:=([.I238]*PI())/(131*180)" office:value-type="float" office:value="0.0291776416936457">
            <text:p>0.0291776417</text:p>
          </table:table-cell>
          <table:table-cell table:formula="of:=([.J238]*PI())/(131*180)" office:value-type="float" office:value="-0.0623522206055989">
            <text:p>-0.0623522206</text:p>
          </table:table-cell>
          <table:table-cell table:formula="of:=([.K238]*PI())/(131*180)" office:value-type="float" office:value="-0.0187856049260458">
            <text:p>-0.0187856049</text:p>
          </table:table-cell>
          <table:table-cell table:formula="of:=[.L238]" office:value-type="float" office:value="50000">
            <text:p>50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0">
            <text:p>1080</text:p>
          </table:table-cell>
          <table:table-cell office:value-type="float" office:value="-120">
            <text:p>-120</text:p>
          </table:table-cell>
          <table:table-cell office:value-type="float" office:value="18392">
            <text:p>18392</text:p>
          </table:table-cell>
          <table:table-cell office:value-type="float" office:value="236">
            <text:p>236</text:p>
          </table:table-cell>
          <table:table-cell office:value-type="float" office:value="-463">
            <text:p>-463</text:p>
          </table:table-cell>
          <table:table-cell office:value-type="float" office:value="-153">
            <text:p>-153</text:p>
          </table:table-cell>
          <table:table-cell office:value-type="float" office:value="50200">
            <text:p>50200</text:p>
          </table:table-cell>
          <table:table-cell table:number-columns-repeated="3"/>
          <table:table-cell table:formula="of:=[.A239]/([.$L239]-[.$L238])" office:value-type="float" office:value="0">
            <text:p>0</text:p>
          </table:table-cell>
          <table:table-cell table:formula="of:=[.B239]/([.$L239]-[.$L238])" office:value-type="float" office:value="0">
            <text:p>0</text:p>
          </table:table-cell>
          <table:table-cell table:formula="of:=([.P239]-[.P238])/([.$L239]-[.$L238])" office:value-type="float" office:value="0">
            <text:p>0</text:p>
          </table:table-cell>
          <table:table-cell table:formula="of:=([.Q239]-[.Q238])/([.$L239]-[.$L238])" office:value-type="float" office:value="0">
            <text:p>0</text:p>
          </table:table-cell>
          <table:table-cell table:number-columns-repeated="3"/>
          <table:table-cell table:formula="of:=[.F239]/(16384/9.80665)" office:value-type="float" office:value="0.646434448242187">
            <text:p>0.6464344482</text:p>
          </table:table-cell>
          <table:table-cell table:formula="of:=[.G239]/(16384/9.80665)" office:value-type="float" office:value="-0.0718260498046875">
            <text:p>-0.0718260498</text:p>
          </table:table-cell>
          <table:table-cell table:formula="of:=[.H239]/(16384/9.80665)" office:value-type="float" office:value="11.0085392333984">
            <text:p>11.0085392334</text:p>
          </table:table-cell>
          <table:table-cell table:formula="of:=([.I239]*PI())/(131*180)" office:value-type="float" office:value="0.03144257278402">
            <text:p>0.0314425728</text:p>
          </table:table-cell>
          <table:table-cell table:formula="of:=([.J239]*PI())/(131*180)" office:value-type="float" office:value="-0.0616860644025477">
            <text:p>-0.0616860644</text:p>
          </table:table-cell>
          <table:table-cell table:formula="of:=([.K239]*PI())/(131*180)" office:value-type="float" office:value="-0.0203843798133689">
            <text:p>-0.0203843798</text:p>
          </table:table-cell>
          <table:table-cell table:formula="of:=[.L239]" office:value-type="float" office:value="50200">
            <text:p>50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92">
            <text:p>1092</text:p>
          </table:table-cell>
          <table:table-cell office:value-type="float" office:value="-256">
            <text:p>-256</text:p>
          </table:table-cell>
          <table:table-cell office:value-type="float" office:value="18536">
            <text:p>18536</text:p>
          </table:table-cell>
          <table:table-cell office:value-type="float" office:value="208">
            <text:p>208</text:p>
          </table:table-cell>
          <table:table-cell office:value-type="float" office:value="-470">
            <text:p>-470</text:p>
          </table:table-cell>
          <table:table-cell office:value-type="float" office:value="-133">
            <text:p>-133</text:p>
          </table:table-cell>
          <table:table-cell office:value-type="float" office:value="50400">
            <text:p>50400</text:p>
          </table:table-cell>
          <table:table-cell table:number-columns-repeated="3"/>
          <table:table-cell table:formula="of:=[.A240]/([.$L240]-[.$L239])" office:value-type="float" office:value="0">
            <text:p>0</text:p>
          </table:table-cell>
          <table:table-cell table:formula="of:=[.B240]/([.$L240]-[.$L239])" office:value-type="float" office:value="0">
            <text:p>0</text:p>
          </table:table-cell>
          <table:table-cell table:formula="of:=([.P240]-[.P239])/([.$L240]-[.$L239])" office:value-type="float" office:value="0">
            <text:p>0</text:p>
          </table:table-cell>
          <table:table-cell table:formula="of:=([.Q240]-[.Q239])/([.$L240]-[.$L239])" office:value-type="float" office:value="0">
            <text:p>0</text:p>
          </table:table-cell>
          <table:table-cell table:number-columns-repeated="3"/>
          <table:table-cell table:formula="of:=[.F240]/(16384/9.80665)" office:value-type="float" office:value="0.653617053222656">
            <text:p>0.6536170532</text:p>
          </table:table-cell>
          <table:table-cell table:formula="of:=[.G240]/(16384/9.80665)" office:value-type="float" office:value="-0.15322890625">
            <text:p>-0.1532289063</text:p>
          </table:table-cell>
          <table:table-cell table:formula="of:=[.H240]/(16384/9.80665)" office:value-type="float" office:value="11.0947304931641">
            <text:p>11.0947304932</text:p>
          </table:table-cell>
          <table:table-cell table:formula="of:=([.I240]*PI())/(131*180)" office:value-type="float" office:value="0.0277120980469329">
            <text:p>0.027712098</text:p>
          </table:table-cell>
          <table:table-cell table:formula="of:=([.J240]*PI())/(131*180)" office:value-type="float" office:value="-0.0626186830868194">
            <text:p>-0.0626186831</text:p>
          </table:table-cell>
          <table:table-cell table:formula="of:=([.K240]*PI())/(131*180)" office:value-type="float" office:value="-0.0177197550011638">
            <text:p>-0.017719755</text:p>
          </table:table-cell>
          <table:table-cell table:formula="of:=[.L240]" office:value-type="float" office:value="50400">
            <text:p>50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4">
            <text:p>1084</text:p>
          </table:table-cell>
          <table:table-cell office:value-type="float" office:value="-256">
            <text:p>-256</text:p>
          </table:table-cell>
          <table:table-cell office:value-type="float" office:value="18228">
            <text:p>18228</text:p>
          </table:table-cell>
          <table:table-cell office:value-type="float" office:value="166">
            <text:p>166</text:p>
          </table:table-cell>
          <table:table-cell office:value-type="float" office:value="-455">
            <text:p>-455</text:p>
          </table:table-cell>
          <table:table-cell office:value-type="float" office:value="-127">
            <text:p>-127</text:p>
          </table:table-cell>
          <table:table-cell office:value-type="float" office:value="50600">
            <text:p>50600</text:p>
          </table:table-cell>
          <table:table-cell table:number-columns-repeated="3"/>
          <table:table-cell table:formula="of:=[.A241]/([.$L241]-[.$L240])" office:value-type="float" office:value="0">
            <text:p>0</text:p>
          </table:table-cell>
          <table:table-cell table:formula="of:=[.B241]/([.$L241]-[.$L240])" office:value-type="float" office:value="0">
            <text:p>0</text:p>
          </table:table-cell>
          <table:table-cell table:formula="of:=([.P241]-[.P240])/([.$L241]-[.$L240])" office:value-type="float" office:value="0">
            <text:p>0</text:p>
          </table:table-cell>
          <table:table-cell table:formula="of:=([.Q241]-[.Q240])/([.$L241]-[.$L240])" office:value-type="float" office:value="0">
            <text:p>0</text:p>
          </table:table-cell>
          <table:table-cell table:number-columns-repeated="3"/>
          <table:table-cell table:formula="of:=[.F241]/(16384/9.80665)" office:value-type="float" office:value="0.648828649902344">
            <text:p>0.6488286499</text:p>
          </table:table-cell>
          <table:table-cell table:formula="of:=[.G241]/(16384/9.80665)" office:value-type="float" office:value="-0.15322890625">
            <text:p>-0.1532289063</text:p>
          </table:table-cell>
          <table:table-cell table:formula="of:=[.H241]/(16384/9.80665)" office:value-type="float" office:value="10.910376965332">
            <text:p>10.9103769653</text:p>
          </table:table-cell>
          <table:table-cell table:formula="of:=([.I241]*PI())/(131*180)" office:value-type="float" office:value="0.0221163859413022">
            <text:p>0.0221163859</text:p>
          </table:table-cell>
          <table:table-cell table:formula="of:=([.J241]*PI())/(131*180)" office:value-type="float" office:value="-0.0606202144776656">
            <text:p>-0.0606202145</text:p>
          </table:table-cell>
          <table:table-cell table:formula="of:=([.K241]*PI())/(131*180)" office:value-type="float" office:value="-0.0169203675575023">
            <text:p>-0.0169203676</text:p>
          </table:table-cell>
          <table:table-cell table:formula="of:=[.L241]" office:value-type="float" office:value="50600">
            <text:p>50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92">
            <text:p>992</text:p>
          </table:table-cell>
          <table:table-cell office:value-type="float" office:value="-272">
            <text:p>-272</text:p>
          </table:table-cell>
          <table:table-cell office:value-type="float" office:value="18436">
            <text:p>18436</text:p>
          </table:table-cell>
          <table:table-cell office:value-type="float" office:value="184">
            <text:p>184</text:p>
          </table:table-cell>
          <table:table-cell office:value-type="float" office:value="-442">
            <text:p>-442</text:p>
          </table:table-cell>
          <table:table-cell office:value-type="float" office:value="-148">
            <text:p>-148</text:p>
          </table:table-cell>
          <table:table-cell office:value-type="float" office:value="50800">
            <text:p>50800</text:p>
          </table:table-cell>
          <table:table-cell table:number-columns-repeated="3"/>
          <table:table-cell table:formula="of:=[.A242]/([.$L242]-[.$L241])" office:value-type="float" office:value="0">
            <text:p>0</text:p>
          </table:table-cell>
          <table:table-cell table:formula="of:=[.B242]/([.$L242]-[.$L241])" office:value-type="float" office:value="0">
            <text:p>0</text:p>
          </table:table-cell>
          <table:table-cell table:formula="of:=([.P242]-[.P241])/([.$L242]-[.$L241])" office:value-type="float" office:value="0">
            <text:p>0</text:p>
          </table:table-cell>
          <table:table-cell table:formula="of:=([.Q242]-[.Q241])/([.$L242]-[.$L241])" office:value-type="float" office:value="0">
            <text:p>0</text:p>
          </table:table-cell>
          <table:table-cell table:number-columns-repeated="3"/>
          <table:table-cell table:formula="of:=[.F242]/(16384/9.80665)" office:value-type="float" office:value="0.59376201171875">
            <text:p>0.5937620117</text:p>
          </table:table-cell>
          <table:table-cell table:formula="of:=[.G242]/(16384/9.80665)" office:value-type="float" office:value="-0.162805712890625">
            <text:p>-0.1628057129</text:p>
          </table:table-cell>
          <table:table-cell table:formula="of:=[.H242]/(16384/9.80665)" office:value-type="float" office:value="11.0348754516602">
            <text:p>11.0348754517</text:p>
          </table:table-cell>
          <table:table-cell table:formula="of:=([.I242]*PI())/(131*180)" office:value-type="float" office:value="0.0245145482722868">
            <text:p>0.0245145483</text:p>
          </table:table-cell>
          <table:table-cell table:formula="of:=([.J242]*PI())/(131*180)" office:value-type="float" office:value="-0.0588882083497323">
            <text:p>-0.0588882083</text:p>
          </table:table-cell>
          <table:table-cell table:formula="of:=([.K242]*PI())/(131*180)" office:value-type="float" office:value="-0.0197182236103176">
            <text:p>-0.0197182236</text:p>
          </table:table-cell>
          <table:table-cell table:formula="of:=[.L242]" office:value-type="float" office:value="50800">
            <text:p>50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00">
            <text:p>1100</text:p>
          </table:table-cell>
          <table:table-cell office:value-type="float" office:value="-276">
            <text:p>-276</text:p>
          </table:table-cell>
          <table:table-cell office:value-type="float" office:value="18284">
            <text:p>18284</text:p>
          </table:table-cell>
          <table:table-cell office:value-type="float" office:value="188">
            <text:p>188</text:p>
          </table:table-cell>
          <table:table-cell office:value-type="float" office:value="-460">
            <text:p>-460</text:p>
          </table:table-cell>
          <table:table-cell office:value-type="float" office:value="-150">
            <text:p>-150</text:p>
          </table:table-cell>
          <table:table-cell office:value-type="float" office:value="51000">
            <text:p>51000</text:p>
          </table:table-cell>
          <table:table-cell table:number-columns-repeated="3"/>
          <table:table-cell table:formula="of:=[.A243]/([.$L243]-[.$L242])" office:value-type="float" office:value="0">
            <text:p>0</text:p>
          </table:table-cell>
          <table:table-cell table:formula="of:=[.B243]/([.$L243]-[.$L242])" office:value-type="float" office:value="0">
            <text:p>0</text:p>
          </table:table-cell>
          <table:table-cell table:formula="of:=([.P243]-[.P242])/([.$L243]-[.$L242])" office:value-type="float" office:value="0">
            <text:p>0</text:p>
          </table:table-cell>
          <table:table-cell table:formula="of:=([.Q243]-[.Q242])/([.$L243]-[.$L242])" office:value-type="float" office:value="0">
            <text:p>0</text:p>
          </table:table-cell>
          <table:table-cell table:number-columns-repeated="3"/>
          <table:table-cell table:formula="of:=[.F243]/(16384/9.80665)" office:value-type="float" office:value="0.658405456542969">
            <text:p>0.6584054565</text:p>
          </table:table-cell>
          <table:table-cell table:formula="of:=[.G243]/(16384/9.80665)" office:value-type="float" office:value="-0.165199914550781">
            <text:p>-0.1651999146</text:p>
          </table:table-cell>
          <table:table-cell table:formula="of:=[.H243]/(16384/9.80665)" office:value-type="float" office:value="10.9438957885742">
            <text:p>10.9438957886</text:p>
          </table:table-cell>
          <table:table-cell table:formula="of:=([.I243]*PI())/(131*180)" office:value-type="float" office:value="0.0250474732347278">
            <text:p>0.0250474732</text:p>
          </table:table-cell>
          <table:table-cell table:formula="of:=([.J243]*PI())/(131*180)" office:value-type="float" office:value="-0.0612863706807169">
            <text:p>-0.0612863707</text:p>
          </table:table-cell>
          <table:table-cell table:formula="of:=([.K243]*PI())/(131*180)" office:value-type="float" office:value="-0.0199846860915381">
            <text:p>-0.0199846861</text:p>
          </table:table-cell>
          <table:table-cell table:formula="of:=[.L243]" office:value-type="float" office:value="51000">
            <text:p>51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8">
            <text:p>1068</text:p>
          </table:table-cell>
          <table:table-cell office:value-type="float" office:value="-232">
            <text:p>-232</text:p>
          </table:table-cell>
          <table:table-cell office:value-type="float" office:value="18292">
            <text:p>18292</text:p>
          </table:table-cell>
          <table:table-cell office:value-type="float" office:value="171">
            <text:p>171</text:p>
          </table:table-cell>
          <table:table-cell office:value-type="float" office:value="-460">
            <text:p>-460</text:p>
          </table:table-cell>
          <table:table-cell office:value-type="float" office:value="-136">
            <text:p>-136</text:p>
          </table:table-cell>
          <table:table-cell office:value-type="float" office:value="51200">
            <text:p>51200</text:p>
          </table:table-cell>
          <table:table-cell table:number-columns-repeated="3"/>
          <table:table-cell table:formula="of:=[.A244]/([.$L244]-[.$L243])" office:value-type="float" office:value="0">
            <text:p>0</text:p>
          </table:table-cell>
          <table:table-cell table:formula="of:=[.B244]/([.$L244]-[.$L243])" office:value-type="float" office:value="0">
            <text:p>0</text:p>
          </table:table-cell>
          <table:table-cell table:formula="of:=([.P244]-[.P243])/([.$L244]-[.$L243])" office:value-type="float" office:value="0">
            <text:p>0</text:p>
          </table:table-cell>
          <table:table-cell table:formula="of:=([.Q244]-[.Q243])/([.$L244]-[.$L243])" office:value-type="float" office:value="0">
            <text:p>0</text:p>
          </table:table-cell>
          <table:table-cell table:number-columns-repeated="3"/>
          <table:table-cell table:formula="of:=[.F244]/(16384/9.80665)" office:value-type="float" office:value="0.639251843261719">
            <text:p>0.6392518433</text:p>
          </table:table-cell>
          <table:table-cell table:formula="of:=[.G244]/(16384/9.80665)" office:value-type="float" office:value="-0.138863696289063">
            <text:p>-0.1388636963</text:p>
          </table:table-cell>
          <table:table-cell table:formula="of:=[.H244]/(16384/9.80665)" office:value-type="float" office:value="10.9486841918945">
            <text:p>10.9486841919</text:p>
          </table:table-cell>
          <table:table-cell table:formula="of:=([.I244]*PI())/(131*180)" office:value-type="float" office:value="0.0227825421443535">
            <text:p>0.0227825421</text:p>
          </table:table-cell>
          <table:table-cell table:formula="of:=([.J244]*PI())/(131*180)" office:value-type="float" office:value="-0.0612863706807169">
            <text:p>-0.0612863707</text:p>
          </table:table-cell>
          <table:table-cell table:formula="of:=([.K244]*PI())/(131*180)" office:value-type="float" office:value="-0.0181194487229946">
            <text:p>-0.0181194487</text:p>
          </table:table-cell>
          <table:table-cell table:formula="of:=[.L244]" office:value-type="float" office:value="51200">
            <text:p>51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68">
            <text:p>1068</text:p>
          </table:table-cell>
          <table:table-cell office:value-type="float" office:value="-200">
            <text:p>-200</text:p>
          </table:table-cell>
          <table:table-cell office:value-type="float" office:value="18456">
            <text:p>18456</text:p>
          </table:table-cell>
          <table:table-cell office:value-type="float" office:value="231">
            <text:p>231</text:p>
          </table:table-cell>
          <table:table-cell office:value-type="float" office:value="-465">
            <text:p>-465</text:p>
          </table:table-cell>
          <table:table-cell office:value-type="float" office:value="-156">
            <text:p>-156</text:p>
          </table:table-cell>
          <table:table-cell office:value-type="float" office:value="51400">
            <text:p>51400</text:p>
          </table:table-cell>
          <table:table-cell table:number-columns-repeated="3"/>
          <table:table-cell table:formula="of:=[.A245]/([.$L245]-[.$L244])" office:value-type="float" office:value="0">
            <text:p>0</text:p>
          </table:table-cell>
          <table:table-cell table:formula="of:=[.B245]/([.$L245]-[.$L244])" office:value-type="float" office:value="0">
            <text:p>0</text:p>
          </table:table-cell>
          <table:table-cell table:formula="of:=([.P245]-[.P244])/([.$L245]-[.$L244])" office:value-type="float" office:value="0">
            <text:p>0</text:p>
          </table:table-cell>
          <table:table-cell table:formula="of:=([.Q245]-[.Q244])/([.$L245]-[.$L244])" office:value-type="float" office:value="0">
            <text:p>0</text:p>
          </table:table-cell>
          <table:table-cell table:number-columns-repeated="3"/>
          <table:table-cell table:formula="of:=[.F245]/(16384/9.80665)" office:value-type="float" office:value="0.639251843261719">
            <text:p>0.6392518433</text:p>
          </table:table-cell>
          <table:table-cell table:formula="of:=[.G245]/(16384/9.80665)" office:value-type="float" office:value="-0.119710083007813">
            <text:p>-0.119710083</text:p>
          </table:table-cell>
          <table:table-cell table:formula="of:=[.H245]/(16384/9.80665)" office:value-type="float" office:value="11.0468464599609">
            <text:p>11.04684646</text:p>
          </table:table-cell>
          <table:table-cell table:formula="of:=([.I245]*PI())/(131*180)" office:value-type="float" office:value="0.0307764165809687">
            <text:p>0.0307764166</text:p>
          </table:table-cell>
          <table:table-cell table:formula="of:=([.J245]*PI())/(131*180)" office:value-type="float" office:value="-0.0619525268837682">
            <text:p>-0.0619525269</text:p>
          </table:table-cell>
          <table:table-cell table:formula="of:=([.K245]*PI())/(131*180)" office:value-type="float" office:value="-0.0207840735351996">
            <text:p>-0.0207840735</text:p>
          </table:table-cell>
          <table:table-cell table:formula="of:=[.L245]" office:value-type="float" office:value="51400">
            <text:p>51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976">
            <text:p>976</text:p>
          </table:table-cell>
          <table:table-cell office:value-type="float" office:value="-208">
            <text:p>-208</text:p>
          </table:table-cell>
          <table:table-cell office:value-type="float" office:value="18364">
            <text:p>18364</text:p>
          </table:table-cell>
          <table:table-cell office:value-type="float" office:value="176">
            <text:p>176</text:p>
          </table:table-cell>
          <table:table-cell office:value-type="float" office:value="-432">
            <text:p>-432</text:p>
          </table:table-cell>
          <table:table-cell office:value-type="float" office:value="-152">
            <text:p>-152</text:p>
          </table:table-cell>
          <table:table-cell office:value-type="float" office:value="51600">
            <text:p>51600</text:p>
          </table:table-cell>
          <table:table-cell table:number-columns-repeated="3"/>
          <table:table-cell table:formula="of:=[.A246]/([.$L246]-[.$L245])" office:value-type="float" office:value="0">
            <text:p>0</text:p>
          </table:table-cell>
          <table:table-cell table:formula="of:=[.B246]/([.$L246]-[.$L245])" office:value-type="float" office:value="0">
            <text:p>0</text:p>
          </table:table-cell>
          <table:table-cell table:formula="of:=([.P246]-[.P245])/([.$L246]-[.$L245])" office:value-type="float" office:value="0">
            <text:p>0</text:p>
          </table:table-cell>
          <table:table-cell table:formula="of:=([.Q246]-[.Q245])/([.$L246]-[.$L245])" office:value-type="float" office:value="0">
            <text:p>0</text:p>
          </table:table-cell>
          <table:table-cell table:number-columns-repeated="3"/>
          <table:table-cell table:formula="of:=[.F246]/(16384/9.80665)" office:value-type="float" office:value="0.584185205078125">
            <text:p>0.5841852051</text:p>
          </table:table-cell>
          <table:table-cell table:formula="of:=[.G246]/(16384/9.80665)" office:value-type="float" office:value="-0.124498486328125">
            <text:p>-0.1244984863</text:p>
          </table:table-cell>
          <table:table-cell table:formula="of:=[.H246]/(16384/9.80665)" office:value-type="float" office:value="10.9917798217773">
            <text:p>10.9917798218</text:p>
          </table:table-cell>
          <table:table-cell table:formula="of:=([.I246]*PI())/(131*180)" office:value-type="float" office:value="0.0234486983474047">
            <text:p>0.0234486983</text:p>
          </table:table-cell>
          <table:table-cell table:formula="of:=([.J246]*PI())/(131*180)" office:value-type="float" office:value="-0.0575558959436298">
            <text:p>-0.0575558959</text:p>
          </table:table-cell>
          <table:table-cell table:formula="of:=([.K246]*PI())/(131*180)" office:value-type="float" office:value="-0.0202511485727586">
            <text:p>-0.0202511486</text:p>
          </table:table-cell>
          <table:table-cell table:formula="of:=[.L246]" office:value-type="float" office:value="51600">
            <text:p>51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float" office:value="-160">
            <text:p>-160</text:p>
          </table:table-cell>
          <table:table-cell office:value-type="float" office:value="18376">
            <text:p>18376</text:p>
          </table:table-cell>
          <table:table-cell office:value-type="float" office:value="239">
            <text:p>239</text:p>
          </table:table-cell>
          <table:table-cell office:value-type="float" office:value="-473">
            <text:p>-473</text:p>
          </table:table-cell>
          <table:table-cell office:value-type="float" office:value="-148">
            <text:p>-148</text:p>
          </table:table-cell>
          <table:table-cell office:value-type="float" office:value="51800">
            <text:p>51800</text:p>
          </table:table-cell>
          <table:table-cell table:number-columns-repeated="3"/>
          <table:table-cell table:formula="of:=[.A247]/([.$L247]-[.$L246])" office:value-type="float" office:value="0">
            <text:p>0</text:p>
          </table:table-cell>
          <table:table-cell table:formula="of:=[.B247]/([.$L247]-[.$L246])" office:value-type="float" office:value="0">
            <text:p>0</text:p>
          </table:table-cell>
          <table:table-cell table:formula="of:=([.P247]-[.P246])/([.$L247]-[.$L246])" office:value-type="float" office:value="0">
            <text:p>0</text:p>
          </table:table-cell>
          <table:table-cell table:formula="of:=([.Q247]-[.Q246])/([.$L247]-[.$L246])" office:value-type="float" office:value="0">
            <text:p>0</text:p>
          </table:table-cell>
          <table:table-cell table:number-columns-repeated="3"/>
          <table:table-cell table:formula="of:=[.F247]/(16384/9.80665)" office:value-type="float" office:value="0.612915625">
            <text:p>0.612915625</text:p>
          </table:table-cell>
          <table:table-cell table:formula="of:=[.G247]/(16384/9.80665)" office:value-type="float" office:value="-0.09576806640625">
            <text:p>-0.0957680664</text:p>
          </table:table-cell>
          <table:table-cell table:formula="of:=[.H247]/(16384/9.80665)" office:value-type="float" office:value="10.9989624267578">
            <text:p>10.9989624268</text:p>
          </table:table-cell>
          <table:table-cell table:formula="of:=([.I247]*PI())/(131*180)" office:value-type="float" office:value="0.0318422665058507">
            <text:p>0.0318422665</text:p>
          </table:table-cell>
          <table:table-cell table:formula="of:=([.J247]*PI())/(131*180)" office:value-type="float" office:value="-0.0630183768086502">
            <text:p>-0.0630183768</text:p>
          </table:table-cell>
          <table:table-cell table:formula="of:=([.K247]*PI())/(131*180)" office:value-type="float" office:value="-0.0197182236103176">
            <text:p>-0.0197182236</text:p>
          </table:table-cell>
          <table:table-cell table:formula="of:=[.L247]" office:value-type="float" office:value="51800">
            <text:p>51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24">
            <text:p>1124</text:p>
          </table:table-cell>
          <table:table-cell office:value-type="float" office:value="-84">
            <text:p>-84</text:p>
          </table:table-cell>
          <table:table-cell office:value-type="float" office:value="18364">
            <text:p>18364</text:p>
          </table:table-cell>
          <table:table-cell office:value-type="float" office:value="220">
            <text:p>220</text:p>
          </table:table-cell>
          <table:table-cell office:value-type="float" office:value="-465">
            <text:p>-465</text:p>
          </table:table-cell>
          <table:table-cell office:value-type="float" office:value="-149">
            <text:p>-149</text:p>
          </table:table-cell>
          <table:table-cell office:value-type="float" office:value="52000">
            <text:p>52000</text:p>
          </table:table-cell>
          <table:table-cell table:number-columns-repeated="3"/>
          <table:table-cell table:formula="of:=[.A248]/([.$L248]-[.$L247])" office:value-type="float" office:value="0">
            <text:p>0</text:p>
          </table:table-cell>
          <table:table-cell table:formula="of:=[.B248]/([.$L248]-[.$L247])" office:value-type="float" office:value="0">
            <text:p>0</text:p>
          </table:table-cell>
          <table:table-cell table:formula="of:=([.P248]-[.P247])/([.$L248]-[.$L247])" office:value-type="float" office:value="0">
            <text:p>0</text:p>
          </table:table-cell>
          <table:table-cell table:formula="of:=([.Q248]-[.Q247])/([.$L248]-[.$L247])" office:value-type="float" office:value="0">
            <text:p>0</text:p>
          </table:table-cell>
          <table:table-cell table:number-columns-repeated="3"/>
          <table:table-cell table:formula="of:=[.F248]/(16384/9.80665)" office:value-type="float" office:value="0.672770666503906">
            <text:p>0.6727706665</text:p>
          </table:table-cell>
          <table:table-cell table:formula="of:=[.G248]/(16384/9.80665)" office:value-type="float" office:value="-0.0502782348632813">
            <text:p>-0.0502782349</text:p>
          </table:table-cell>
          <table:table-cell table:formula="of:=[.H248]/(16384/9.80665)" office:value-type="float" office:value="10.9917798217773">
            <text:p>10.9917798218</text:p>
          </table:table-cell>
          <table:table-cell table:formula="of:=([.I248]*PI())/(131*180)" office:value-type="float" office:value="0.0293108729342559">
            <text:p>0.0293108729</text:p>
          </table:table-cell>
          <table:table-cell table:formula="of:=([.J248]*PI())/(131*180)" office:value-type="float" office:value="-0.0619525268837682">
            <text:p>-0.0619525269</text:p>
          </table:table-cell>
          <table:table-cell table:formula="of:=([.K248]*PI())/(131*180)" office:value-type="float" office:value="-0.0198514548509279">
            <text:p>-0.0198514549</text:p>
          </table:table-cell>
          <table:table-cell table:formula="of:=[.L248]" office:value-type="float" office:value="52000">
            <text:p>52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56">
            <text:p>1156</text:p>
          </table:table-cell>
          <table:table-cell office:value-type="float" office:value="-216">
            <text:p>-216</text:p>
          </table:table-cell>
          <table:table-cell office:value-type="float" office:value="18376">
            <text:p>18376</text:p>
          </table:table-cell>
          <table:table-cell office:value-type="float" office:value="197">
            <text:p>197</text:p>
          </table:table-cell>
          <table:table-cell office:value-type="float" office:value="-471">
            <text:p>-471</text:p>
          </table:table-cell>
          <table:table-cell office:value-type="float" office:value="-159">
            <text:p>-159</text:p>
          </table:table-cell>
          <table:table-cell office:value-type="float" office:value="52200">
            <text:p>52200</text:p>
          </table:table-cell>
          <table:table-cell table:number-columns-repeated="3"/>
          <table:table-cell table:formula="of:=[.A249]/([.$L249]-[.$L248])" office:value-type="float" office:value="0">
            <text:p>0</text:p>
          </table:table-cell>
          <table:table-cell table:formula="of:=[.B249]/([.$L249]-[.$L248])" office:value-type="float" office:value="0">
            <text:p>0</text:p>
          </table:table-cell>
          <table:table-cell table:formula="of:=([.P249]-[.P248])/([.$L249]-[.$L248])" office:value-type="float" office:value="0">
            <text:p>0</text:p>
          </table:table-cell>
          <table:table-cell table:formula="of:=([.Q249]-[.Q248])/([.$L249]-[.$L248])" office:value-type="float" office:value="0">
            <text:p>0</text:p>
          </table:table-cell>
          <table:table-cell table:number-columns-repeated="3"/>
          <table:table-cell table:formula="of:=[.F249]/(16384/9.80665)" office:value-type="float" office:value="0.691924279785156">
            <text:p>0.6919242798</text:p>
          </table:table-cell>
          <table:table-cell table:formula="of:=[.G249]/(16384/9.80665)" office:value-type="float" office:value="-0.129286889648437">
            <text:p>-0.1292868896</text:p>
          </table:table-cell>
          <table:table-cell table:formula="of:=[.H249]/(16384/9.80665)" office:value-type="float" office:value="10.9989624267578">
            <text:p>10.9989624268</text:p>
          </table:table-cell>
          <table:table-cell table:formula="of:=([.I249]*PI())/(131*180)" office:value-type="float" office:value="0.0262465544002201">
            <text:p>0.0262465544</text:p>
          </table:table-cell>
          <table:table-cell table:formula="of:=([.J249]*PI())/(131*180)" office:value-type="float" office:value="-0.0627519143274297">
            <text:p>-0.0627519143</text:p>
          </table:table-cell>
          <table:table-cell table:formula="of:=([.K249]*PI())/(131*180)" office:value-type="float" office:value="-0.0211837672570304">
            <text:p>-0.0211837673</text:p>
          </table:table-cell>
          <table:table-cell table:formula="of:=[.L249]" office:value-type="float" office:value="52200">
            <text:p>522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4">
            <text:p>1084</text:p>
          </table:table-cell>
          <table:table-cell office:value-type="float" office:value="-192">
            <text:p>-192</text:p>
          </table:table-cell>
          <table:table-cell office:value-type="float" office:value="18496">
            <text:p>18496</text:p>
          </table:table-cell>
          <table:table-cell office:value-type="float" office:value="220">
            <text:p>220</text:p>
          </table:table-cell>
          <table:table-cell office:value-type="float" office:value="-455">
            <text:p>-455</text:p>
          </table:table-cell>
          <table:table-cell office:value-type="float" office:value="-137">
            <text:p>-137</text:p>
          </table:table-cell>
          <table:table-cell office:value-type="float" office:value="52400">
            <text:p>52400</text:p>
          </table:table-cell>
          <table:table-cell table:number-columns-repeated="3"/>
          <table:table-cell table:formula="of:=[.A250]/([.$L250]-[.$L249])" office:value-type="float" office:value="0">
            <text:p>0</text:p>
          </table:table-cell>
          <table:table-cell table:formula="of:=[.B250]/([.$L250]-[.$L249])" office:value-type="float" office:value="0">
            <text:p>0</text:p>
          </table:table-cell>
          <table:table-cell table:formula="of:=([.P250]-[.P249])/([.$L250]-[.$L249])" office:value-type="float" office:value="0">
            <text:p>0</text:p>
          </table:table-cell>
          <table:table-cell table:formula="of:=([.Q250]-[.Q249])/([.$L250]-[.$L249])" office:value-type="float" office:value="0">
            <text:p>0</text:p>
          </table:table-cell>
          <table:table-cell table:number-columns-repeated="3"/>
          <table:table-cell table:formula="of:=[.F250]/(16384/9.80665)" office:value-type="float" office:value="0.648828649902344">
            <text:p>0.6488286499</text:p>
          </table:table-cell>
          <table:table-cell table:formula="of:=[.G250]/(16384/9.80665)" office:value-type="float" office:value="-0.1149216796875">
            <text:p>-0.1149216797</text:p>
          </table:table-cell>
          <table:table-cell table:formula="of:=[.H250]/(16384/9.80665)" office:value-type="float" office:value="11.0707884765625">
            <text:p>11.0707884766</text:p>
          </table:table-cell>
          <table:table-cell table:formula="of:=([.I250]*PI())/(131*180)" office:value-type="float" office:value="0.0293108729342559">
            <text:p>0.0293108729</text:p>
          </table:table-cell>
          <table:table-cell table:formula="of:=([.J250]*PI())/(131*180)" office:value-type="float" office:value="-0.0606202144776656">
            <text:p>-0.0606202145</text:p>
          </table:table-cell>
          <table:table-cell table:formula="of:=([.K250]*PI())/(131*180)" office:value-type="float" office:value="-0.0182526799636048">
            <text:p>-0.01825268</text:p>
          </table:table-cell>
          <table:table-cell table:formula="of:=[.L250]" office:value-type="float" office:value="52400">
            <text:p>52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136">
            <text:p>1136</text:p>
          </table:table-cell>
          <table:table-cell office:value-type="float" office:value="-240">
            <text:p>-240</text:p>
          </table:table-cell>
          <table:table-cell office:value-type="float" office:value="18408">
            <text:p>18408</text:p>
          </table:table-cell>
          <table:table-cell office:value-type="float" office:value="192">
            <text:p>192</text:p>
          </table:table-cell>
          <table:table-cell office:value-type="float" office:value="-443">
            <text:p>-443</text:p>
          </table:table-cell>
          <table:table-cell office:value-type="float" office:value="-151">
            <text:p>-151</text:p>
          </table:table-cell>
          <table:table-cell office:value-type="float" office:value="52600">
            <text:p>52600</text:p>
          </table:table-cell>
          <table:table-cell table:number-columns-repeated="3"/>
          <table:table-cell table:formula="of:=[.A251]/([.$L251]-[.$L250])" office:value-type="float" office:value="0">
            <text:p>0</text:p>
          </table:table-cell>
          <table:table-cell table:formula="of:=[.B251]/([.$L251]-[.$L250])" office:value-type="float" office:value="0">
            <text:p>0</text:p>
          </table:table-cell>
          <table:table-cell table:formula="of:=([.P251]-[.P250])/([.$L251]-[.$L250])" office:value-type="float" office:value="0">
            <text:p>0</text:p>
          </table:table-cell>
          <table:table-cell table:formula="of:=([.Q251]-[.Q250])/([.$L251]-[.$L250])" office:value-type="float" office:value="0">
            <text:p>0</text:p>
          </table:table-cell>
          <table:table-cell table:number-columns-repeated="3"/>
          <table:table-cell table:formula="of:=[.F251]/(16384/9.80665)" office:value-type="float" office:value="0.679953271484375">
            <text:p>0.6799532715</text:p>
          </table:table-cell>
          <table:table-cell table:formula="of:=[.G251]/(16384/9.80665)" office:value-type="float" office:value="-0.143652099609375">
            <text:p>-0.1436520996</text:p>
          </table:table-cell>
          <table:table-cell table:formula="of:=[.H251]/(16384/9.80665)" office:value-type="float" office:value="11.0181160400391">
            <text:p>11.01811604</text:p>
          </table:table-cell>
          <table:table-cell table:formula="of:=([.I251]*PI())/(131*180)" office:value-type="float" office:value="0.0255803981971688">
            <text:p>0.0255803982</text:p>
          </table:table-cell>
          <table:table-cell table:formula="of:=([.J251]*PI())/(131*180)" office:value-type="float" office:value="-0.0590214395903426">
            <text:p>-0.0590214396</text:p>
          </table:table-cell>
          <table:table-cell table:formula="of:=([.K251]*PI())/(131*180)" office:value-type="float" office:value="-0.0201179173321484">
            <text:p>-0.0201179173</text:p>
          </table:table-cell>
          <table:table-cell table:formula="of:=[.L251]" office:value-type="float" office:value="52600">
            <text:p>52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40">
            <text:p>1040</text:p>
          </table:table-cell>
          <table:table-cell office:value-type="float" office:value="-148">
            <text:p>-148</text:p>
          </table:table-cell>
          <table:table-cell office:value-type="float" office:value="18344">
            <text:p>18344</text:p>
          </table:table-cell>
          <table:table-cell office:value-type="float" office:value="197">
            <text:p>197</text:p>
          </table:table-cell>
          <table:table-cell office:value-type="float" office:value="-463">
            <text:p>-463</text:p>
          </table:table-cell>
          <table:table-cell office:value-type="float" office:value="-146">
            <text:p>-146</text:p>
          </table:table-cell>
          <table:table-cell office:value-type="float" office:value="52800">
            <text:p>52800</text:p>
          </table:table-cell>
          <table:table-cell table:number-columns-repeated="3"/>
          <table:table-cell table:formula="of:=[.A252]/([.$L252]-[.$L251])" office:value-type="float" office:value="0">
            <text:p>0</text:p>
          </table:table-cell>
          <table:table-cell table:formula="of:=[.B252]/([.$L252]-[.$L251])" office:value-type="float" office:value="0">
            <text:p>0</text:p>
          </table:table-cell>
          <table:table-cell table:formula="of:=([.P252]-[.P251])/([.$L252]-[.$L251])" office:value-type="float" office:value="0">
            <text:p>0</text:p>
          </table:table-cell>
          <table:table-cell table:formula="of:=([.Q252]-[.Q251])/([.$L252]-[.$L251])" office:value-type="float" office:value="0">
            <text:p>0</text:p>
          </table:table-cell>
          <table:table-cell table:number-columns-repeated="3"/>
          <table:table-cell table:formula="of:=[.F252]/(16384/9.80665)" office:value-type="float" office:value="0.622492431640625">
            <text:p>0.6224924316</text:p>
          </table:table-cell>
          <table:table-cell table:formula="of:=[.G252]/(16384/9.80665)" office:value-type="float" office:value="-0.0885854614257812">
            <text:p>-0.0885854614</text:p>
          </table:table-cell>
          <table:table-cell table:formula="of:=[.H252]/(16384/9.80665)" office:value-type="float" office:value="10.9798088134766">
            <text:p>10.9798088135</text:p>
          </table:table-cell>
          <table:table-cell table:formula="of:=([.I252]*PI())/(131*180)" office:value-type="float" office:value="0.0262465544002201">
            <text:p>0.0262465544</text:p>
          </table:table-cell>
          <table:table-cell table:formula="of:=([.J252]*PI())/(131*180)" office:value-type="float" office:value="-0.0616860644025477">
            <text:p>-0.0616860644</text:p>
          </table:table-cell>
          <table:table-cell table:formula="of:=([.K252]*PI())/(131*180)" office:value-type="float" office:value="-0.0194517611290971">
            <text:p>-0.0194517611</text:p>
          </table:table-cell>
          <table:table-cell table:formula="of:=[.L252]" office:value-type="float" office:value="52800">
            <text:p>52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088">
            <text:p>1088</text:p>
          </table:table-cell>
          <table:table-cell office:value-type="float" office:value="-292">
            <text:p>-292</text:p>
          </table:table-cell>
          <table:table-cell office:value-type="float" office:value="18376">
            <text:p>18376</text:p>
          </table:table-cell>
          <table:table-cell office:value-type="float" office:value="238">
            <text:p>238</text:p>
          </table:table-cell>
          <table:table-cell office:value-type="float" office:value="-455">
            <text:p>-455</text:p>
          </table:table-cell>
          <table:table-cell office:value-type="float" office:value="-134">
            <text:p>-134</text:p>
          </table:table-cell>
          <table:table-cell office:value-type="float" office:value="53000">
            <text:p>53000</text:p>
          </table:table-cell>
          <table:table-cell table:number-columns-repeated="3"/>
          <table:table-cell table:formula="of:=[.A253]/([.$L253]-[.$L252])" office:value-type="float" office:value="0">
            <text:p>0</text:p>
          </table:table-cell>
          <table:table-cell table:formula="of:=[.B253]/([.$L253]-[.$L252])" office:value-type="float" office:value="0">
            <text:p>0</text:p>
          </table:table-cell>
          <table:table-cell table:formula="of:=([.P253]-[.P252])/([.$L253]-[.$L252])" office:value-type="float" office:value="0">
            <text:p>0</text:p>
          </table:table-cell>
          <table:table-cell table:formula="of:=([.Q253]-[.Q252])/([.$L253]-[.$L252])" office:value-type="float" office:value="0">
            <text:p>0</text:p>
          </table:table-cell>
          <table:table-cell table:number-columns-repeated="3"/>
          <table:table-cell table:formula="of:=[.F253]/(16384/9.80665)" office:value-type="float" office:value="0.6512228515625">
            <text:p>0.6512228516</text:p>
          </table:table-cell>
          <table:table-cell table:formula="of:=[.G253]/(16384/9.80665)" office:value-type="float" office:value="-0.174776721191406">
            <text:p>-0.1747767212</text:p>
          </table:table-cell>
          <table:table-cell table:formula="of:=[.H253]/(16384/9.80665)" office:value-type="float" office:value="10.9989624267578">
            <text:p>10.9989624268</text:p>
          </table:table-cell>
          <table:table-cell table:formula="of:=([.I253]*PI())/(131*180)" office:value-type="float" office:value="0.0317090352652405">
            <text:p>0.0317090353</text:p>
          </table:table-cell>
          <table:table-cell table:formula="of:=([.J253]*PI())/(131*180)" office:value-type="float" office:value="-0.0606202144776656">
            <text:p>-0.0606202145</text:p>
          </table:table-cell>
          <table:table-cell table:formula="of:=([.K253]*PI())/(131*180)" office:value-type="float" office:value="-0.0178529862417741">
            <text:p>-0.0178529862</text:p>
          </table:table-cell>
          <table:table-cell table:formula="of:=[.L253]" office:value-type="float" office:value="53000">
            <text:p>53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-1468">
            <text:p>-1468</text:p>
          </table:table-cell>
          <table:table-cell office:value-type="float" office:value="-56">
            <text:p>-56</text:p>
          </table:table-cell>
          <table:table-cell office:value-type="float" office:value="19568">
            <text:p>19568</text:p>
          </table:table-cell>
          <table:table-cell office:value-type="float" office:value="235">
            <text:p>235</text:p>
          </table:table-cell>
          <table:table-cell office:value-type="float" office:value="-758">
            <text:p>-758</text:p>
          </table:table-cell>
          <table:table-cell office:value-type="float" office:value="-1079">
            <text:p>-1079</text:p>
          </table:table-cell>
          <table:table-cell office:value-type="float" office:value="53200">
            <text:p>53200</text:p>
          </table:table-cell>
          <table:table-cell table:number-columns-repeated="3"/>
          <table:table-cell table:formula="of:=[.A254]/([.$L254]-[.$L253])" office:value-type="float" office:value="0.04">
            <text:p>0.04</text:p>
          </table:table-cell>
          <table:table-cell table:formula="of:=[.B254]/([.$L254]-[.$L253])" office:value-type="float" office:value="0.005">
            <text:p>0.005</text:p>
          </table:table-cell>
          <table:table-cell table:formula="of:=([.P254]-[.P253])/([.$L254]-[.$L253])" office:value-type="float" office:value="0.0002">
            <text:p>0.0002</text:p>
          </table:table-cell>
          <table:table-cell table:formula="of:=([.Q254]-[.Q253])/([.$L254]-[.$L253])" office:value-type="float" office:value="0.000025">
            <text:p>0.000025</text:p>
          </table:table-cell>
          <table:table-cell table:number-columns-repeated="3"/>
          <table:table-cell table:formula="of:=[.F254]/(16384/9.80665)" office:value-type="float" office:value="-0.878672009277344">
            <text:p>-0.8786720093</text:p>
          </table:table-cell>
          <table:table-cell table:formula="of:=[.G254]/(16384/9.80665)" office:value-type="float" office:value="-0.0335188232421875">
            <text:p>-0.0335188232</text:p>
          </table:table-cell>
          <table:table-cell table:formula="of:=[.H254]/(16384/9.80665)" office:value-type="float" office:value="11.7124345214844">
            <text:p>11.7124345215</text:p>
          </table:table-cell>
          <table:table-cell table:formula="of:=([.I254]*PI())/(131*180)" office:value-type="float" office:value="0.0313093415434097">
            <text:p>0.0313093415</text:p>
          </table:table-cell>
          <table:table-cell table:formula="of:=([.J254]*PI())/(131*180)" office:value-type="float" office:value="-0.100989280382573">
            <text:p>-0.1009892804</text:p>
          </table:table-cell>
          <table:table-cell table:formula="of:=([.K254]*PI())/(131*180)" office:value-type="float" office:value="-0.143756508618464">
            <text:p>-0.1437565086</text:p>
          </table:table-cell>
          <table:table-cell table:formula="of:=[.L254]" office:value-type="float" office:value="53200">
            <text:p>532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-360">
            <text:p>-360</text:p>
          </table:table-cell>
          <table:table-cell office:value-type="float" office:value="756">
            <text:p>756</text:p>
          </table:table-cell>
          <table:table-cell office:value-type="float" office:value="19172">
            <text:p>19172</text:p>
          </table:table-cell>
          <table:table-cell office:value-type="float" office:value="206">
            <text:p>206</text:p>
          </table:table-cell>
          <table:table-cell office:value-type="float" office:value="-489">
            <text:p>-489</text:p>
          </table:table-cell>
          <table:table-cell office:value-type="float" office:value="-245">
            <text:p>-245</text:p>
          </table:table-cell>
          <table:table-cell office:value-type="float" office:value="53400">
            <text:p>53400</text:p>
          </table:table-cell>
          <table:table-cell table:number-columns-repeated="3"/>
          <table:table-cell table:formula="of:=[.A255]/([.$L255]-[.$L254])" office:value-type="float" office:value="0.075">
            <text:p>0.075</text:p>
          </table:table-cell>
          <table:table-cell table:formula="of:=[.B255]/([.$L255]-[.$L254])" office:value-type="float" office:value="0.07">
            <text:p>0.07</text:p>
          </table:table-cell>
          <table:table-cell table:formula="of:=([.P255]-[.P254])/([.$L255]-[.$L254])" office:value-type="float" office:value="0.000175">
            <text:p>0.000175</text:p>
          </table:table-cell>
          <table:table-cell table:formula="of:=([.Q255]-[.Q254])/([.$L255]-[.$L254])" office:value-type="float" office:value="0.000325">
            <text:p>0.000325</text:p>
          </table:table-cell>
          <table:table-cell table:number-columns-repeated="3"/>
          <table:table-cell table:formula="of:=[.F255]/(16384/9.80665)" office:value-type="float" office:value="-0.215478149414062">
            <text:p>-0.2154781494</text:p>
          </table:table-cell>
          <table:table-cell table:formula="of:=[.G255]/(16384/9.80665)" office:value-type="float" office:value="0.452504113769531">
            <text:p>0.4525041138</text:p>
          </table:table-cell>
          <table:table-cell table:formula="of:=[.H255]/(16384/9.80665)" office:value-type="float" office:value="11.4754085571289">
            <text:p>11.4754085571</text:p>
          </table:table-cell>
          <table:table-cell table:formula="of:=([.I255]*PI())/(131*180)" office:value-type="float" office:value="0.0274456355657124">
            <text:p>0.0274456356</text:p>
          </table:table-cell>
          <table:table-cell table:formula="of:=([.J255]*PI())/(131*180)" office:value-type="float" office:value="-0.0651500766584143">
            <text:p>-0.0651500767</text:p>
          </table:table-cell>
          <table:table-cell table:formula="of:=([.K255]*PI())/(131*180)" office:value-type="float" office:value="-0.0326416539495123">
            <text:p>-0.0326416539</text:p>
          </table:table-cell>
          <table:table-cell table:formula="of:=[.L255]" office:value-type="float" office:value="53400">
            <text:p>53400</text:p>
          </table:table-cell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number-columns-repeated="3"/>
          <table:table-cell office:value-type="float" office:value="1388">
            <text:p>1388</text:p>
          </table:table-cell>
          <table:table-cell office:value-type="float" office:value="-208">
            <text:p>-208</text:p>
          </table:table-cell>
          <table:table-cell office:value-type="float" office:value="18368">
            <text:p>18368</text:p>
          </table:table-cell>
          <table:table-cell office:value-type="float" office:value="120">
            <text:p>120</text:p>
          </table:table-cell>
          <table:table-cell office:value-type="float" office:value="-209">
            <text:p>-209</text:p>
          </table:table-cell>
          <table:table-cell office:value-type="float" office:value="-150">
            <text:p>-150</text:p>
          </table:table-cell>
          <table:table-cell office:value-type="float" office:value="53600">
            <text:p>53600</text:p>
          </table:table-cell>
          <table:table-cell table:number-columns-repeated="3"/>
          <table:table-cell table:formula="of:=[.A256]/([.$L256]-[.$L255])" office:value-type="float" office:value="0.095">
            <text:p>0.095</text:p>
          </table:table-cell>
          <table:table-cell table:formula="of:=[.B256]/([.$L256]-[.$L255])" office:value-type="float" office:value="0.095">
            <text:p>0.095</text:p>
          </table:table-cell>
          <table:table-cell table:formula="of:=([.P256]-[.P255])/([.$L256]-[.$L255])" office:value-type="float" office:value="0.0001">
            <text:p>0.0001</text:p>
          </table:table-cell>
          <table:table-cell table:formula="of:=([.Q256]-[.Q255])/([.$L256]-[.$L255])" office:value-type="float" office:value="0.000125">
            <text:p>0.000125</text:p>
          </table:table-cell>
          <table:table-cell table:number-columns-repeated="3"/>
          <table:table-cell table:formula="of:=[.F256]/(16384/9.80665)" office:value-type="float" office:value="0.830787976074219">
            <text:p>0.8307879761</text:p>
          </table:table-cell>
          <table:table-cell table:formula="of:=[.G256]/(16384/9.80665)" office:value-type="float" office:value="-0.124498486328125">
            <text:p>-0.1244984863</text:p>
          </table:table-cell>
          <table:table-cell table:formula="of:=[.H256]/(16384/9.80665)" office:value-type="float" office:value="10.9941740234375">
            <text:p>10.9941740234</text:p>
          </table:table-cell>
          <table:table-cell table:formula="of:=([.I256]*PI())/(131*180)" office:value-type="float" office:value="0.0159877488732305">
            <text:p>0.0159877489</text:p>
          </table:table-cell>
          <table:table-cell table:formula="of:=([.J256]*PI())/(131*180)" office:value-type="float" office:value="-0.0278453292875431">
            <text:p>-0.0278453293</text:p>
          </table:table-cell>
          <table:table-cell table:formula="of:=([.K256]*PI())/(131*180)" office:value-type="float" office:value="-0.0199846860915381">
            <text:p>-0.0199846861</text:p>
          </table:table-cell>
          <table:table-cell table:formula="of:=[.L256]" office:value-type="float" office:value="53600">
            <text:p>53600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number-columns-repeated="3"/>
          <table:table-cell office:value-type="float" office:value="3424">
            <text:p>3424</text:p>
          </table:table-cell>
          <table:table-cell office:value-type="float" office:value="-1260">
            <text:p>-1260</text:p>
          </table:table-cell>
          <table:table-cell office:value-type="float" office:value="23752">
            <text:p>23752</text:p>
          </table:table-cell>
          <table:table-cell office:value-type="float" office:value="645">
            <text:p>645</text:p>
          </table:table-cell>
          <table:table-cell office:value-type="float" office:value="-190">
            <text:p>-190</text:p>
          </table:table-cell>
          <table:table-cell office:value-type="float" office:value="56">
            <text:p>56</text:p>
          </table:table-cell>
          <table:table-cell office:value-type="float" office:value="53800">
            <text:p>53800</text:p>
          </table:table-cell>
          <table:table-cell table:number-columns-repeated="3"/>
          <table:table-cell table:formula="of:=[.A257]/([.$L257]-[.$L256])" office:value-type="float" office:value="0.105">
            <text:p>0.105</text:p>
          </table:table-cell>
          <table:table-cell table:formula="of:=[.B257]/([.$L257]-[.$L256])" office:value-type="float" office:value="0.105">
            <text:p>0.105</text:p>
          </table:table-cell>
          <table:table-cell table:formula="of:=([.P257]-[.P256])/([.$L257]-[.$L256])" office:value-type="float" office:value="0.00005">
            <text:p>0.00005</text:p>
          </table:table-cell>
          <table:table-cell table:formula="of:=([.Q257]-[.Q256])/([.$L257]-[.$L256])" office:value-type="float" office:value="0.00005">
            <text:p>0.00005</text:p>
          </table:table-cell>
          <table:table-cell table:number-columns-repeated="3"/>
          <table:table-cell table:formula="of:=[.F257]/(16384/9.80665)" office:value-type="float" office:value="2.04943662109375">
            <text:p>2.0494366211</text:p>
          </table:table-cell>
          <table:table-cell table:formula="of:=[.G257]/(16384/9.80665)" office:value-type="float" office:value="-0.754173522949219">
            <text:p>-0.7541735229</text:p>
          </table:table-cell>
          <table:table-cell table:formula="of:=[.H257]/(16384/9.80665)" office:value-type="float" office:value="14.2167694580078">
            <text:p>14.216769458</text:p>
          </table:table-cell>
          <table:table-cell table:formula="of:=([.I257]*PI())/(131*180)" office:value-type="float" office:value="0.0859341501936139">
            <text:p>0.0859341502</text:p>
          </table:table-cell>
          <table:table-cell table:formula="of:=([.J257]*PI())/(131*180)" office:value-type="float" office:value="-0.0253139357159483">
            <text:p>-0.0253139357</text:p>
          </table:table-cell>
          <table:table-cell table:formula="of:=([.K257]*PI())/(131*180)" office:value-type="float" office:value="0.00746094947417423">
            <text:p>0.0074609495</text:p>
          </table:table-cell>
          <table:table-cell table:formula="of:=[.L257]" office:value-type="float" office:value="53800">
            <text:p>538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2656">
            <text:p>2656</text:p>
          </table:table-cell>
          <table:table-cell office:value-type="float" office:value="196">
            <text:p>196</text:p>
          </table:table-cell>
          <table:table-cell office:value-type="float" office:value="20380">
            <text:p>20380</text:p>
          </table:table-cell>
          <table:table-cell office:value-type="float" office:value="273">
            <text:p>273</text:p>
          </table:table-cell>
          <table:table-cell office:value-type="float" office:value="-459">
            <text:p>-459</text:p>
          </table:table-cell>
          <table:table-cell office:value-type="float" office:value="-69">
            <text:p>-69</text:p>
          </table:table-cell>
          <table:table-cell office:value-type="float" office:value="54000">
            <text:p>54000</text:p>
          </table:table-cell>
          <table:table-cell table:number-columns-repeated="3"/>
          <table:table-cell table:formula="of:=[.A258]/([.$L258]-[.$L257])" office:value-type="float" office:value="0.115">
            <text:p>0.115</text:p>
          </table:table-cell>
          <table:table-cell table:formula="of:=[.B258]/([.$L258]-[.$L257])" office:value-type="float" office:value="0.11">
            <text:p>0.11</text:p>
          </table:table-cell>
          <table:table-cell table:formula="of:=([.P258]-[.P257])/([.$L258]-[.$L257])" office:value-type="float" office:value="0.00005">
            <text:p>0.00005</text:p>
          </table:table-cell>
          <table:table-cell table:formula="of:=([.Q258]-[.Q257])/([.$L258]-[.$L257])" office:value-type="float" office:value="0.000025">
            <text:p>0.000025</text:p>
          </table:table-cell>
          <table:table-cell table:number-columns-repeated="3"/>
          <table:table-cell table:formula="of:=[.F258]/(16384/9.80665)" office:value-type="float" office:value="1.58974990234375">
            <text:p>1.5897499023</text:p>
          </table:table-cell>
          <table:table-cell table:formula="of:=[.G258]/(16384/9.80665)" office:value-type="float" office:value="0.117315881347656">
            <text:p>0.1173158813</text:p>
          </table:table-cell>
          <table:table-cell table:formula="of:=[.H258]/(16384/9.80665)" office:value-type="float" office:value="12.1984574584961">
            <text:p>12.1984574585</text:p>
          </table:table-cell>
          <table:table-cell table:formula="of:=([.I258]*PI())/(131*180)" office:value-type="float" office:value="0.0363721286865994">
            <text:p>0.0363721287</text:p>
          </table:table-cell>
          <table:table-cell table:formula="of:=([.J258]*PI())/(131*180)" office:value-type="float" office:value="-0.0611531394401067">
            <text:p>-0.0611531394</text:p>
          </table:table-cell>
          <table:table-cell table:formula="of:=([.K258]*PI())/(131*180)" office:value-type="float" office:value="-0.00919295560210754">
            <text:p>-0.0091929556</text:p>
          </table:table-cell>
          <table:table-cell table:formula="of:=[.L258]" office:value-type="float" office:value="54000">
            <text:p>540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208">
            <text:p>208</text:p>
          </table:table-cell>
          <table:table-cell office:value-type="float" office:value="18988">
            <text:p>18988</text:p>
          </table:table-cell>
          <table:table-cell office:value-type="float" office:value="317">
            <text:p>317</text:p>
          </table:table-cell>
          <table:table-cell office:value-type="float" office:value="-327">
            <text:p>-327</text:p>
          </table:table-cell>
          <table:table-cell office:value-type="float" office:value="-105">
            <text:p>-105</text:p>
          </table:table-cell>
          <table:table-cell office:value-type="float" office:value="54200">
            <text:p>54200</text:p>
          </table:table-cell>
          <table:table-cell table:number-columns-repeated="3"/>
          <table:table-cell table:formula="of:=[.A259]/([.$L259]-[.$L258])" office:value-type="float" office:value="0.115">
            <text:p>0.115</text:p>
          </table:table-cell>
          <table:table-cell table:formula="of:=[.B259]/([.$L259]-[.$L258])" office:value-type="float" office:value="0.115">
            <text:p>0.115</text:p>
          </table:table-cell>
          <table:table-cell table:formula="of:=([.P259]-[.P258])/([.$L259]-[.$L258])" office:value-type="float" office:value="0">
            <text:p>0</text:p>
          </table:table-cell>
          <table:table-cell table:formula="of:=([.Q259]-[.Q258])/([.$L259]-[.$L258])" office:value-type="float" office:value="0.000025">
            <text:p>0.000025</text:p>
          </table:table-cell>
          <table:table-cell table:number-columns-repeated="3"/>
          <table:table-cell table:formula="of:=[.F259]/(16384/9.80665)" office:value-type="float" office:value="0.0598550415039063">
            <text:p>0.0598550415</text:p>
          </table:table-cell>
          <table:table-cell table:formula="of:=[.G259]/(16384/9.80665)" office:value-type="float" office:value="0.124498486328125">
            <text:p>0.1244984863</text:p>
          </table:table-cell>
          <table:table-cell table:formula="of:=[.H259]/(16384/9.80665)" office:value-type="float" office:value="11.3652752807617">
            <text:p>11.3652752808</text:p>
          </table:table-cell>
          <table:table-cell table:formula="of:=([.I259]*PI())/(131*180)" office:value-type="float" office:value="0.0422343032734506">
            <text:p>0.0422343033</text:p>
          </table:table-cell>
          <table:table-cell table:formula="of:=([.J259]*PI())/(131*180)" office:value-type="float" office:value="-0.0435666156795531">
            <text:p>-0.0435666157</text:p>
          </table:table-cell>
          <table:table-cell table:formula="of:=([.K259]*PI())/(131*180)" office:value-type="float" office:value="-0.0139892802640767">
            <text:p>-0.0139892803</text:p>
          </table:table-cell>
          <table:table-cell table:formula="of:=[.L259]" office:value-type="float" office:value="54200">
            <text:p>542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-2076">
            <text:p>-2076</text:p>
          </table:table-cell>
          <table:table-cell office:value-type="float" office:value="2016">
            <text:p>2016</text:p>
          </table:table-cell>
          <table:table-cell office:value-type="float" office:value="14568">
            <text:p>14568</text:p>
          </table:table-cell>
          <table:table-cell office:value-type="float" office:value="132">
            <text:p>132</text:p>
          </table:table-cell>
          <table:table-cell office:value-type="float" office:value="-1979">
            <text:p>-1979</text:p>
          </table:table-cell>
          <table:table-cell office:value-type="float" office:value="644">
            <text:p>644</text:p>
          </table:table-cell>
          <table:table-cell office:value-type="float" office:value="54400">
            <text:p>54400</text:p>
          </table:table-cell>
          <table:table-cell table:number-columns-repeated="3"/>
          <table:table-cell table:formula="of:=[.A260]/([.$L260]-[.$L259])" office:value-type="float" office:value="0.115">
            <text:p>0.115</text:p>
          </table:table-cell>
          <table:table-cell table:formula="of:=[.B260]/([.$L260]-[.$L259])" office:value-type="float" office:value="0.115">
            <text:p>0.115</text:p>
          </table:table-cell>
          <table:table-cell table:formula="of:=([.P260]-[.P259])/([.$L260]-[.$L259])" office:value-type="float" office:value="0">
            <text:p>0</text:p>
          </table:table-cell>
          <table:table-cell table:formula="of:=([.Q260]-[.Q259])/([.$L260]-[.$L259])" office:value-type="float" office:value="0">
            <text:p>0</text:p>
          </table:table-cell>
          <table:table-cell table:number-columns-repeated="3"/>
          <table:table-cell table:formula="of:=[.F260]/(16384/9.80665)" office:value-type="float" office:value="-1.24259066162109">
            <text:p>-1.2425906616</text:p>
          </table:table-cell>
          <table:table-cell table:formula="of:=[.G260]/(16384/9.80665)" office:value-type="float" office:value="1.20667763671875">
            <text:p>1.2066776367</text:p>
          </table:table-cell>
          <table:table-cell table:formula="of:=[.H260]/(16384/9.80665)" office:value-type="float" office:value="8.71968244628906">
            <text:p>8.7196824463</text:p>
          </table:table-cell>
          <table:table-cell table:formula="of:=([.I260]*PI())/(131*180)" office:value-type="float" office:value="0.0175865237605536">
            <text:p>0.0175865238</text:p>
          </table:table-cell>
          <table:table-cell table:formula="of:=([.J260]*PI())/(131*180)" office:value-type="float" office:value="-0.263664625167693">
            <text:p>-0.2636646252</text:p>
          </table:table-cell>
          <table:table-cell table:formula="of:=([.K260]*PI())/(131*180)" office:value-type="float" office:value="0.0858009189530037">
            <text:p>0.085800919</text:p>
          </table:table-cell>
          <table:table-cell table:formula="of:=[.L260]" office:value-type="float" office:value="54400">
            <text:p>544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1092">
            <text:p>1092</text:p>
          </table:table-cell>
          <table:table-cell office:value-type="float" office:value="-952">
            <text:p>-952</text:p>
          </table:table-cell>
          <table:table-cell office:value-type="float" office:value="19056">
            <text:p>19056</text:p>
          </table:table-cell>
          <table:table-cell office:value-type="float" office:value="119">
            <text:p>119</text:p>
          </table:table-cell>
          <table:table-cell office:value-type="float" office:value="-239">
            <text:p>-239</text:p>
          </table:table-cell>
          <table:table-cell office:value-type="float" office:value="385">
            <text:p>385</text:p>
          </table:table-cell>
          <table:table-cell office:value-type="float" office:value="54600">
            <text:p>54600</text:p>
          </table:table-cell>
          <table:table-cell table:number-columns-repeated="3"/>
          <table:table-cell table:formula="of:=[.A261]/([.$L261]-[.$L260])" office:value-type="float" office:value="0.12">
            <text:p>0.12</text:p>
          </table:table-cell>
          <table:table-cell table:formula="of:=[.B261]/([.$L261]-[.$L260])" office:value-type="float" office:value="0.12">
            <text:p>0.12</text:p>
          </table:table-cell>
          <table:table-cell table:formula="of:=([.P261]-[.P260])/([.$L261]-[.$L260])" office:value-type="float" office:value="0.000025">
            <text:p>0.000025</text:p>
          </table:table-cell>
          <table:table-cell table:formula="of:=([.Q261]-[.Q260])/([.$L261]-[.$L260])" office:value-type="float" office:value="0.000025">
            <text:p>0.000025</text:p>
          </table:table-cell>
          <table:table-cell table:number-columns-repeated="3"/>
          <table:table-cell table:formula="of:=[.F261]/(16384/9.80665)" office:value-type="float" office:value="0.653617053222656">
            <text:p>0.6536170532</text:p>
          </table:table-cell>
          <table:table-cell table:formula="of:=[.G261]/(16384/9.80665)" office:value-type="float" office:value="-0.569819995117187">
            <text:p>-0.5698199951</text:p>
          </table:table-cell>
          <table:table-cell table:formula="of:=[.H261]/(16384/9.80665)" office:value-type="float" office:value="11.4059767089844">
            <text:p>11.405976709</text:p>
          </table:table-cell>
          <table:table-cell table:formula="of:=([.I261]*PI())/(131*180)" office:value-type="float" office:value="0.0158545176326202">
            <text:p>0.0158545176</text:p>
          </table:table-cell>
          <table:table-cell table:formula="of:=([.J261]*PI())/(131*180)" office:value-type="float" office:value="-0.0318422665058507">
            <text:p>-0.0318422665</text:p>
          </table:table-cell>
          <table:table-cell table:formula="of:=([.K261]*PI())/(131*180)" office:value-type="float" office:value="0.0512940276349479">
            <text:p>0.0512940276</text:p>
          </table:table-cell>
          <table:table-cell table:formula="of:=[.L261]" office:value-type="float" office:value="54600">
            <text:p>546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1248">
            <text:p>1248</text:p>
          </table:table-cell>
          <table:table-cell office:value-type="float" office:value="-128">
            <text:p>-128</text:p>
          </table:table-cell>
          <table:table-cell office:value-type="float" office:value="19080">
            <text:p>19080</text:p>
          </table:table-cell>
          <table:table-cell office:value-type="float" office:value="155">
            <text:p>155</text:p>
          </table:table-cell>
          <table:table-cell office:value-type="float" office:value="-356">
            <text:p>-356</text:p>
          </table:table-cell>
          <table:table-cell office:value-type="float" office:value="417">
            <text:p>417</text:p>
          </table:table-cell>
          <table:table-cell office:value-type="float" office:value="54800">
            <text:p>54800</text:p>
          </table:table-cell>
          <table:table-cell table:number-columns-repeated="3"/>
          <table:table-cell table:formula="of:=[.A262]/([.$L262]-[.$L261])" office:value-type="float" office:value="0.115">
            <text:p>0.115</text:p>
          </table:table-cell>
          <table:table-cell table:formula="of:=[.B262]/([.$L262]-[.$L261])" office:value-type="float" office:value="0.125">
            <text:p>0.125</text:p>
          </table:table-cell>
          <table:table-cell table:formula="of:=([.P262]-[.P261])/([.$L262]-[.$L261])" office:value-type="float" office:value="-0.000025">
            <text:p>-0.000025</text:p>
          </table:table-cell>
          <table:table-cell table:formula="of:=([.Q262]-[.Q261])/([.$L262]-[.$L261])" office:value-type="float" office:value="0.000025">
            <text:p>0.000025</text:p>
          </table:table-cell>
          <table:table-cell table:number-columns-repeated="3"/>
          <table:table-cell table:formula="of:=[.F262]/(16384/9.80665)" office:value-type="float" office:value="0.74699091796875">
            <text:p>0.746990918</text:p>
          </table:table-cell>
          <table:table-cell table:formula="of:=[.G262]/(16384/9.80665)" office:value-type="float" office:value="-0.076614453125">
            <text:p>-0.0766144531</text:p>
          </table:table-cell>
          <table:table-cell table:formula="of:=[.H262]/(16384/9.80665)" office:value-type="float" office:value="11.4203419189453">
            <text:p>11.4203419189</text:p>
          </table:table-cell>
          <table:table-cell table:formula="of:=([.I262]*PI())/(131*180)" office:value-type="float" office:value="0.0206508422945894">
            <text:p>0.0206508423</text:p>
          </table:table-cell>
          <table:table-cell table:formula="of:=([.J262]*PI())/(131*180)" office:value-type="float" office:value="-0.0474303216572505">
            <text:p>-0.0474303217</text:p>
          </table:table-cell>
          <table:table-cell table:formula="of:=([.K262]*PI())/(131*180)" office:value-type="float" office:value="0.055557427334476">
            <text:p>0.0555574273</text:p>
          </table:table-cell>
          <table:table-cell table:formula="of:=[.L262]" office:value-type="float" office:value="54800">
            <text:p>548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3100">
            <text:p>3100</text:p>
          </table:table-cell>
          <table:table-cell office:value-type="float" office:value="380">
            <text:p>380</text:p>
          </table:table-cell>
          <table:table-cell office:value-type="float" office:value="20684">
            <text:p>20684</text:p>
          </table:table-cell>
          <table:table-cell office:value-type="float" office:value="-264">
            <text:p>-264</text:p>
          </table:table-cell>
          <table:table-cell office:value-type="float" office:value="-491">
            <text:p>-491</text:p>
          </table:table-cell>
          <table:table-cell office:value-type="float" office:value="1391">
            <text:p>1391</text:p>
          </table:table-cell>
          <table:table-cell office:value-type="float" office:value="55000">
            <text:p>55000</text:p>
          </table:table-cell>
          <table:table-cell table:number-columns-repeated="3"/>
          <table:table-cell table:formula="of:=[.A263]/([.$L263]-[.$L262])" office:value-type="float" office:value="0.115">
            <text:p>0.115</text:p>
          </table:table-cell>
          <table:table-cell table:formula="of:=[.B263]/([.$L263]-[.$L262])" office:value-type="float" office:value="0.12">
            <text:p>0.12</text:p>
          </table:table-cell>
          <table:table-cell table:formula="of:=([.P263]-[.P262])/([.$L263]-[.$L262])" office:value-type="float" office:value="0">
            <text:p>0</text:p>
          </table:table-cell>
          <table:table-cell table:formula="of:=([.Q263]-[.Q262])/([.$L263]-[.$L262])" office:value-type="float" office:value="-0.000025">
            <text:p>-0.000025</text:p>
          </table:table-cell>
          <table:table-cell table:number-columns-repeated="3"/>
          <table:table-cell table:formula="of:=[.F263]/(16384/9.80665)" office:value-type="float" office:value="1.85550628662109">
            <text:p>1.8555062866</text:p>
          </table:table-cell>
          <table:table-cell table:formula="of:=[.G263]/(16384/9.80665)" office:value-type="float" office:value="0.227449157714844">
            <text:p>0.2274491577</text:p>
          </table:table-cell>
          <table:table-cell table:formula="of:=[.H263]/(16384/9.80665)" office:value-type="float" office:value="12.380416784668">
            <text:p>12.3804167847</text:p>
          </table:table-cell>
          <table:table-cell table:formula="of:=([.I263]*PI())/(131*180)" office:value-type="float" office:value="-0.0351730475211071">
            <text:p>-0.0351730475</text:p>
          </table:table-cell>
          <table:table-cell table:formula="of:=([.J263]*PI())/(131*180)" office:value-type="float" office:value="-0.0654165391396348">
            <text:p>-0.0654165391</text:p>
          </table:table-cell>
          <table:table-cell table:formula="of:=([.K263]*PI())/(131*180)" office:value-type="float" office:value="0.185324655688864">
            <text:p>0.1853246557</text:p>
          </table:table-cell>
          <table:table-cell table:formula="of:=[.L263]" office:value-type="float" office:value="55000">
            <text:p>550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1412">
            <text:p>1412</text:p>
          </table:table-cell>
          <table:table-cell office:value-type="float" office:value="260">
            <text:p>260</text:p>
          </table:table-cell>
          <table:table-cell office:value-type="float" office:value="17844">
            <text:p>17844</text:p>
          </table:table-cell>
          <table:table-cell office:value-type="float" office:value="274">
            <text:p>274</text:p>
          </table:table-cell>
          <table:table-cell office:value-type="float" office:value="-209">
            <text:p>-209</text:p>
          </table:table-cell>
          <table:table-cell office:value-type="float" office:value="421">
            <text:p>421</text:p>
          </table:table-cell>
          <table:table-cell office:value-type="float" office:value="55200">
            <text:p>55200</text:p>
          </table:table-cell>
          <table:table-cell table:number-columns-repeated="3"/>
          <table:table-cell table:formula="of:=[.A264]/([.$L264]-[.$L263])" office:value-type="float" office:value="0.115">
            <text:p>0.115</text:p>
          </table:table-cell>
          <table:table-cell table:formula="of:=[.B264]/([.$L264]-[.$L263])" office:value-type="float" office:value="0.115">
            <text:p>0.115</text:p>
          </table:table-cell>
          <table:table-cell table:formula="of:=([.P264]-[.P263])/([.$L264]-[.$L263])" office:value-type="float" office:value="0">
            <text:p>0</text:p>
          </table:table-cell>
          <table:table-cell table:formula="of:=([.Q264]-[.Q263])/([.$L264]-[.$L263])" office:value-type="float" office:value="-0.000025">
            <text:p>-0.000025</text:p>
          </table:table-cell>
          <table:table-cell table:number-columns-repeated="3"/>
          <table:table-cell table:formula="of:=[.F264]/(16384/9.80665)" office:value-type="float" office:value="0.845153186035156">
            <text:p>0.845153186</text:p>
          </table:table-cell>
          <table:table-cell table:formula="of:=[.G264]/(16384/9.80665)" office:value-type="float" office:value="0.155623107910156">
            <text:p>0.1556231079</text:p>
          </table:table-cell>
          <table:table-cell table:formula="of:=[.H264]/(16384/9.80665)" office:value-type="float" office:value="10.680533605957">
            <text:p>10.680533606</text:p>
          </table:table-cell>
          <table:table-cell table:formula="of:=([.I264]*PI())/(131*180)" office:value-type="float" office:value="0.0365053599272096">
            <text:p>0.0365053599</text:p>
          </table:table-cell>
          <table:table-cell table:formula="of:=([.J264]*PI())/(131*180)" office:value-type="float" office:value="-0.0278453292875431">
            <text:p>-0.0278453293</text:p>
          </table:table-cell>
          <table:table-cell table:formula="of:=([.K264]*PI())/(131*180)" office:value-type="float" office:value="0.056090352296917">
            <text:p>0.0560903523</text:p>
          </table:table-cell>
          <table:table-cell table:formula="of:=[.L264]" office:value-type="float" office:value="55200">
            <text:p>552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196">
            <text:p>196</text:p>
          </table:table-cell>
          <table:table-cell office:value-type="float" office:value="732">
            <text:p>732</text:p>
          </table:table-cell>
          <table:table-cell office:value-type="float" office:value="17944">
            <text:p>17944</text:p>
          </table:table-cell>
          <table:table-cell office:value-type="float" office:value="5">
            <text:p>5</text:p>
          </table:table-cell>
          <table:table-cell office:value-type="float" office:value="-555">
            <text:p>-555</text:p>
          </table:table-cell>
          <table:table-cell office:value-type="float" office:value="282">
            <text:p>282</text:p>
          </table:table-cell>
          <table:table-cell office:value-type="float" office:value="55400">
            <text:p>55400</text:p>
          </table:table-cell>
          <table:table-cell table:number-columns-repeated="3"/>
          <table:table-cell table:formula="of:=[.A265]/([.$L265]-[.$L264])" office:value-type="float" office:value="0.115">
            <text:p>0.115</text:p>
          </table:table-cell>
          <table:table-cell table:formula="of:=[.B265]/([.$L265]-[.$L264])" office:value-type="float" office:value="0.12">
            <text:p>0.12</text:p>
          </table:table-cell>
          <table:table-cell table:formula="of:=([.P265]-[.P264])/([.$L265]-[.$L264])" office:value-type="float" office:value="0">
            <text:p>0</text:p>
          </table:table-cell>
          <table:table-cell table:formula="of:=([.Q265]-[.Q264])/([.$L265]-[.$L264])" office:value-type="float" office:value="0.000025">
            <text:p>0.000025</text:p>
          </table:table-cell>
          <table:table-cell table:number-columns-repeated="3"/>
          <table:table-cell table:formula="of:=[.F265]/(16384/9.80665)" office:value-type="float" office:value="0.117315881347656">
            <text:p>0.1173158813</text:p>
          </table:table-cell>
          <table:table-cell table:formula="of:=[.G265]/(16384/9.80665)" office:value-type="float" office:value="0.438138903808594">
            <text:p>0.4381389038</text:p>
          </table:table-cell>
          <table:table-cell table:formula="of:=[.H265]/(16384/9.80665)" office:value-type="float" office:value="10.7403886474609">
            <text:p>10.7403886475</text:p>
          </table:table-cell>
          <table:table-cell table:formula="of:=([.I265]*PI())/(131*180)" office:value-type="float" office:value="0.000666156203051271">
            <text:p>0.0006661562</text:p>
          </table:table-cell>
          <table:table-cell table:formula="of:=([.J265]*PI())/(131*180)" office:value-type="float" office:value="-0.0739433385386911">
            <text:p>-0.0739433385</text:p>
          </table:table-cell>
          <table:table-cell table:formula="of:=([.K265]*PI())/(131*180)" office:value-type="float" office:value="0.0375712098520917">
            <text:p>0.0375712099</text:p>
          </table:table-cell>
          <table:table-cell table:formula="of:=[.L265]" office:value-type="float" office:value="55400">
            <text:p>55400</text:p>
          </table:table-cell>
        </table:table-row>
        <table:table-row table:style-name="ro1">
          <table:table-cell table:number-columns-repeated="2" office:value-type="float" office:value="24">
            <text:p>24</text:p>
          </table:table-cell>
          <table:table-cell table:number-columns-repeated="3"/>
          <table:table-cell office:value-type="float" office:value="-2760">
            <text:p>-2760</text:p>
          </table:table-cell>
          <table:table-cell office:value-type="float" office:value="140">
            <text:p>140</text:p>
          </table:table-cell>
          <table:table-cell office:value-type="float" office:value="21392">
            <text:p>21392</text:p>
          </table:table-cell>
          <table:table-cell office:value-type="float" office:value="335">
            <text:p>335</text:p>
          </table:table-cell>
          <table:table-cell office:value-type="float" office:value="-112">
            <text:p>-112</text:p>
          </table:table-cell>
          <table:table-cell office:value-type="float" office:value="133">
            <text:p>133</text:p>
          </table:table-cell>
          <table:table-cell office:value-type="float" office:value="55600">
            <text:p>55600</text:p>
          </table:table-cell>
          <table:table-cell table:number-columns-repeated="3"/>
          <table:table-cell table:formula="of:=[.A266]/([.$L266]-[.$L265])" office:value-type="float" office:value="0.12">
            <text:p>0.12</text:p>
          </table:table-cell>
          <table:table-cell table:formula="of:=[.B266]/([.$L266]-[.$L265])" office:value-type="float" office:value="0.12">
            <text:p>0.12</text:p>
          </table:table-cell>
          <table:table-cell table:formula="of:=([.P266]-[.P265])/([.$L266]-[.$L265])" office:value-type="float" office:value="0.000025">
            <text:p>0.000025</text:p>
          </table:table-cell>
          <table:table-cell table:formula="of:=([.Q266]-[.Q265])/([.$L266]-[.$L265])" office:value-type="float" office:value="0">
            <text:p>0</text:p>
          </table:table-cell>
          <table:table-cell table:number-columns-repeated="3"/>
          <table:table-cell table:formula="of:=[.F266]/(16384/9.80665)" office:value-type="float" office:value="-1.65199914550781">
            <text:p>-1.6519991455</text:p>
          </table:table-cell>
          <table:table-cell table:formula="of:=[.G266]/(16384/9.80665)" office:value-type="float" office:value="0.0837970581054687">
            <text:p>0.0837970581</text:p>
          </table:table-cell>
          <table:table-cell table:formula="of:=[.H266]/(16384/9.80665)" office:value-type="float" office:value="12.8041904785156">
            <text:p>12.8041904785</text:p>
          </table:table-cell>
          <table:table-cell table:formula="of:=([.I266]*PI())/(131*180)" office:value-type="float" office:value="0.0446324656044351">
            <text:p>0.0446324656</text:p>
          </table:table-cell>
          <table:table-cell table:formula="of:=([.J266]*PI())/(131*180)" office:value-type="float" office:value="-0.0149218989483485">
            <text:p>-0.0149218989</text:p>
          </table:table-cell>
          <table:table-cell table:formula="of:=([.K266]*PI())/(131*180)" office:value-type="float" office:value="0.0177197550011638">
            <text:p>0.017719755</text:p>
          </table:table-cell>
          <table:table-cell table:formula="of:=[.L266]" office:value-type="float" office:value="55600">
            <text:p>556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6920">
            <text:p>6920</text:p>
          </table:table-cell>
          <table:table-cell office:value-type="float" office:value="2352">
            <text:p>2352</text:p>
          </table:table-cell>
          <table:table-cell office:value-type="float" office:value="12852">
            <text:p>12852</text:p>
          </table:table-cell>
          <table:table-cell office:value-type="float" office:value="788">
            <text:p>788</text:p>
          </table:table-cell>
          <table:table-cell office:value-type="float" office:value="-1768">
            <text:p>-1768</text:p>
          </table:table-cell>
          <table:table-cell office:value-type="float" office:value="2221">
            <text:p>2221</text:p>
          </table:table-cell>
          <table:table-cell office:value-type="float" office:value="55800">
            <text:p>55800</text:p>
          </table:table-cell>
          <table:table-cell table:number-columns-repeated="3"/>
          <table:table-cell table:formula="of:=[.A267]/([.$L267]-[.$L266])" office:value-type="float" office:value="0.085">
            <text:p>0.085</text:p>
          </table:table-cell>
          <table:table-cell table:formula="of:=[.B267]/([.$L267]-[.$L266])" office:value-type="float" office:value="0.095">
            <text:p>0.095</text:p>
          </table:table-cell>
          <table:table-cell table:formula="of:=([.P267]-[.P266])/([.$L267]-[.$L266])" office:value-type="float" office:value="-0.000175">
            <text:p>-0.000175</text:p>
          </table:table-cell>
          <table:table-cell table:formula="of:=([.Q267]-[.Q266])/([.$L267]-[.$L266])" office:value-type="float" office:value="-0.000125">
            <text:p>-0.000125</text:p>
          </table:table-cell>
          <table:table-cell table:number-columns-repeated="3"/>
          <table:table-cell table:formula="of:=[.F267]/(16384/9.80665)" office:value-type="float" office:value="4.14196887207031">
            <text:p>4.1419688721</text:p>
          </table:table-cell>
          <table:table-cell table:formula="of:=[.G267]/(16384/9.80665)" office:value-type="float" office:value="1.40779057617188">
            <text:p>1.4077905762</text:p>
          </table:table-cell>
          <table:table-cell table:formula="of:=[.H267]/(16384/9.80665)" office:value-type="float" office:value="7.69256993408203">
            <text:p>7.6925699341</text:p>
          </table:table-cell>
          <table:table-cell table:formula="of:=([.I267]*PI())/(131*180)" office:value-type="float" office:value="0.10498621760088">
            <text:p>0.1049862176</text:p>
          </table:table-cell>
          <table:table-cell table:formula="of:=([.J267]*PI())/(131*180)" office:value-type="float" office:value="-0.235552833398929">
            <text:p>-0.2355528334</text:p>
          </table:table-cell>
          <table:table-cell table:formula="of:=([.K267]*PI())/(131*180)" office:value-type="float" office:value="0.295906585395374">
            <text:p>0.2959065854</text:p>
          </table:table-cell>
          <table:table-cell table:formula="of:=[.L267]" office:value-type="float" office:value="55800">
            <text:p>558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1444">
            <text:p>1444</text:p>
          </table:table-cell>
          <table:table-cell office:value-type="float" office:value="-2804">
            <text:p>-2804</text:p>
          </table:table-cell>
          <table:table-cell office:value-type="float" office:value="17352">
            <text:p>17352</text:p>
          </table:table-cell>
          <table:table-cell office:value-type="float" office:value="625">
            <text:p>625</text:p>
          </table:table-cell>
          <table:table-cell office:value-type="float" office:value="-979">
            <text:p>-979</text:p>
          </table:table-cell>
          <table:table-cell office:value-type="float" office:value="-544">
            <text:p>-544</text:p>
          </table:table-cell>
          <table:table-cell office:value-type="float" office:value="56000">
            <text:p>56000</text:p>
          </table:table-cell>
          <table:table-cell table:number-columns-repeated="3"/>
          <table:table-cell table:formula="of:=[.A268]/([.$L268]-[.$L267])" office:value-type="float" office:value="0">
            <text:p>0</text:p>
          </table:table-cell>
          <table:table-cell table:formula="of:=[.B268]/([.$L268]-[.$L267])" office:value-type="float" office:value="0">
            <text:p>0</text:p>
          </table:table-cell>
          <table:table-cell table:formula="of:=([.P268]-[.P267])/([.$L268]-[.$L267])" office:value-type="float" office:value="-0.000425">
            <text:p>-0.000425</text:p>
          </table:table-cell>
          <table:table-cell table:formula="of:=([.Q268]-[.Q267])/([.$L268]-[.$L267])" office:value-type="float" office:value="-0.000475">
            <text:p>-0.000475</text:p>
          </table:table-cell>
          <table:table-cell table:number-columns-repeated="3"/>
          <table:table-cell table:formula="of:=[.F268]/(16384/9.80665)" office:value-type="float" office:value="0.864306799316406">
            <text:p>0.8643067993</text:p>
          </table:table-cell>
          <table:table-cell table:formula="of:=[.G268]/(16384/9.80665)" office:value-type="float" office:value="-1.67833536376953">
            <text:p>-1.6783353638</text:p>
          </table:table-cell>
          <table:table-cell table:formula="of:=[.H268]/(16384/9.80665)" office:value-type="float" office:value="10.3860468017578">
            <text:p>10.3860468018</text:p>
          </table:table-cell>
          <table:table-cell table:formula="of:=([.I268]*PI())/(131*180)" office:value-type="float" office:value="0.0832695253814089">
            <text:p>0.0832695254</text:p>
          </table:table-cell>
          <table:table-cell table:formula="of:=([.J268]*PI())/(131*180)" office:value-type="float" office:value="-0.130433384557439">
            <text:p>-0.1304333846</text:p>
          </table:table-cell>
          <table:table-cell table:formula="of:=([.K268]*PI())/(131*180)" office:value-type="float" office:value="-0.0724777948919783">
            <text:p>-0.0724777949</text:p>
          </table:table-cell>
          <table:table-cell table:formula="of:=[.L268]" office:value-type="float" office:value="56000">
            <text:p>560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-884">
            <text:p>-884</text:p>
          </table:table-cell>
          <table:table-cell office:value-type="float" office:value="-1164">
            <text:p>-1164</text:p>
          </table:table-cell>
          <table:table-cell office:value-type="float" office:value="19020">
            <text:p>19020</text:p>
          </table:table-cell>
          <table:table-cell office:value-type="float" office:value="200">
            <text:p>200</text:p>
          </table:table-cell>
          <table:table-cell office:value-type="float" office:value="-422">
            <text:p>-422</text:p>
          </table:table-cell>
          <table:table-cell office:value-type="float" office:value="-454">
            <text:p>-454</text:p>
          </table:table-cell>
          <table:table-cell office:value-type="float" office:value="56200">
            <text:p>56200</text:p>
          </table:table-cell>
          <table:table-cell table:number-columns-repeated="3"/>
          <table:table-cell table:formula="of:=[.A269]/([.$L269]-[.$L268])" office:value-type="float" office:value="0">
            <text:p>0</text:p>
          </table:table-cell>
          <table:table-cell table:formula="of:=[.B269]/([.$L269]-[.$L268])" office:value-type="float" office:value="0">
            <text:p>0</text:p>
          </table:table-cell>
          <table:table-cell table:formula="of:=([.P269]-[.P268])/([.$L269]-[.$L268])" office:value-type="float" office:value="0">
            <text:p>0</text:p>
          </table:table-cell>
          <table:table-cell table:formula="of:=([.Q269]-[.Q268])/([.$L269]-[.$L268])" office:value-type="float" office:value="0">
            <text:p>0</text:p>
          </table:table-cell>
          <table:table-cell table:number-columns-repeated="3"/>
          <table:table-cell table:formula="of:=[.F269]/(16384/9.80665)" office:value-type="float" office:value="-0.529118566894531">
            <text:p>-0.5291185669</text:p>
          </table:table-cell>
          <table:table-cell table:formula="of:=[.G269]/(16384/9.80665)" office:value-type="float" office:value="-0.696712683105469">
            <text:p>-0.6967126831</text:p>
          </table:table-cell>
          <table:table-cell table:formula="of:=[.H269]/(16384/9.80665)" office:value-type="float" office:value="11.384428894043">
            <text:p>11.384428894</text:p>
          </table:table-cell>
          <table:table-cell table:formula="of:=([.I269]*PI())/(131*180)" office:value-type="float" office:value="0.0266462481220508">
            <text:p>0.0266462481</text:p>
          </table:table-cell>
          <table:table-cell table:formula="of:=([.J269]*PI())/(131*180)" office:value-type="float" office:value="-0.0562235835375273">
            <text:p>-0.0562235835</text:p>
          </table:table-cell>
          <table:table-cell table:formula="of:=([.K269]*PI())/(131*180)" office:value-type="float" office:value="-0.0604869832370554">
            <text:p>-0.0604869832</text:p>
          </table:table-cell>
          <table:table-cell table:formula="of:=[.L269]" office:value-type="float" office:value="56200">
            <text:p>56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836">
            <text:p>1836</text:p>
          </table:table-cell>
          <table:table-cell office:value-type="float" office:value="124">
            <text:p>124</text:p>
          </table:table-cell>
          <table:table-cell office:value-type="float" office:value="18924">
            <text:p>18924</text:p>
          </table:table-cell>
          <table:table-cell office:value-type="float" office:value="-117">
            <text:p>-117</text:p>
          </table:table-cell>
          <table:table-cell office:value-type="float" office:value="-604">
            <text:p>-604</text:p>
          </table:table-cell>
          <table:table-cell office:value-type="float" office:value="-330">
            <text:p>-330</text:p>
          </table:table-cell>
          <table:table-cell office:value-type="float" office:value="56400">
            <text:p>56400</text:p>
          </table:table-cell>
          <table:table-cell table:number-columns-repeated="3"/>
          <table:table-cell table:formula="of:=[.A270]/([.$L270]-[.$L269])" office:value-type="float" office:value="0.015">
            <text:p>0.015</text:p>
          </table:table-cell>
          <table:table-cell table:formula="of:=[.B270]/([.$L270]-[.$L269])" office:value-type="float" office:value="0">
            <text:p>0</text:p>
          </table:table-cell>
          <table:table-cell table:formula="of:=([.P270]-[.P269])/([.$L270]-[.$L269])" office:value-type="float" office:value="0.000075">
            <text:p>0.000075</text:p>
          </table:table-cell>
          <table:table-cell table:formula="of:=([.Q270]-[.Q269])/([.$L270]-[.$L269])" office:value-type="float" office:value="0">
            <text:p>0</text:p>
          </table:table-cell>
          <table:table-cell table:number-columns-repeated="3"/>
          <table:table-cell table:formula="of:=[.F270]/(16384/9.80665)" office:value-type="float" office:value="1.09893856201172">
            <text:p>1.098938562</text:p>
          </table:table-cell>
          <table:table-cell table:formula="of:=[.G270]/(16384/9.80665)" office:value-type="float" office:value="0.0742202514648437">
            <text:p>0.0742202515</text:p>
          </table:table-cell>
          <table:table-cell table:formula="of:=[.H270]/(16384/9.80665)" office:value-type="float" office:value="11.3269680541992">
            <text:p>11.3269680542</text:p>
          </table:table-cell>
          <table:table-cell table:formula="of:=([.I270]*PI())/(131*180)" office:value-type="float" office:value="-0.0155880551513997">
            <text:p>-0.0155880552</text:p>
          </table:table-cell>
          <table:table-cell table:formula="of:=([.J270]*PI())/(131*180)" office:value-type="float" office:value="-0.0804716693285935">
            <text:p>-0.0804716693</text:p>
          </table:table-cell>
          <table:table-cell table:formula="of:=([.K270]*PI())/(131*180)" office:value-type="float" office:value="-0.0439663094013839">
            <text:p>-0.0439663094</text:p>
          </table:table-cell>
          <table:table-cell table:formula="of:=[.L270]" office:value-type="float" office:value="56400">
            <text:p>564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852">
            <text:p>1852</text:p>
          </table:table-cell>
          <table:table-cell office:value-type="float" office:value="-724">
            <text:p>-724</text:p>
          </table:table-cell>
          <table:table-cell office:value-type="float" office:value="19760">
            <text:p>19760</text:p>
          </table:table-cell>
          <table:table-cell office:value-type="float" office:value="68">
            <text:p>68</text:p>
          </table:table-cell>
          <table:table-cell office:value-type="float" office:value="-452">
            <text:p>-452</text:p>
          </table:table-cell>
          <table:table-cell office:value-type="float" office:value="-493">
            <text:p>-493</text:p>
          </table:table-cell>
          <table:table-cell office:value-type="float" office:value="56600">
            <text:p>56600</text:p>
          </table:table-cell>
          <table:table-cell table:number-columns-repeated="3"/>
          <table:table-cell table:formula="of:=[.A271]/([.$L271]-[.$L270])" office:value-type="float" office:value="0.065">
            <text:p>0.065</text:p>
          </table:table-cell>
          <table:table-cell table:formula="of:=[.B271]/([.$L271]-[.$L270])" office:value-type="float" office:value="0.05">
            <text:p>0.05</text:p>
          </table:table-cell>
          <table:table-cell table:formula="of:=([.P271]-[.P270])/([.$L271]-[.$L270])" office:value-type="float" office:value="0.00025">
            <text:p>0.00025</text:p>
          </table:table-cell>
          <table:table-cell table:formula="of:=([.Q271]-[.Q270])/([.$L271]-[.$L270])" office:value-type="float" office:value="0.00025">
            <text:p>0.00025</text:p>
          </table:table-cell>
          <table:table-cell table:number-columns-repeated="3"/>
          <table:table-cell table:formula="of:=[.F271]/(16384/9.80665)" office:value-type="float" office:value="1.10851536865234">
            <text:p>1.1085153687</text:p>
          </table:table-cell>
          <table:table-cell table:formula="of:=[.G271]/(16384/9.80665)" office:value-type="float" office:value="-0.433350500488281">
            <text:p>-0.4333505005</text:p>
          </table:table-cell>
          <table:table-cell table:formula="of:=[.H271]/(16384/9.80665)" office:value-type="float" office:value="11.8273562011719">
            <text:p>11.8273562012</text:p>
          </table:table-cell>
          <table:table-cell table:formula="of:=([.I271]*PI())/(131*180)" office:value-type="float" office:value="0.00905972436149728">
            <text:p>0.0090597244</text:p>
          </table:table-cell>
          <table:table-cell table:formula="of:=([.J271]*PI())/(131*180)" office:value-type="float" office:value="-0.0602205207558349">
            <text:p>-0.0602205208</text:p>
          </table:table-cell>
          <table:table-cell table:formula="of:=([.K271]*PI())/(131*180)" office:value-type="float" office:value="-0.0656830016208553">
            <text:p>-0.0656830016</text:p>
          </table:table-cell>
          <table:table-cell table:formula="of:=[.L271]" office:value-type="float" office:value="56600">
            <text:p>56600</text:p>
          </table:table-cell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number-columns-repeated="3"/>
          <table:table-cell office:value-type="float" office:value="1608">
            <text:p>1608</text:p>
          </table:table-cell>
          <table:table-cell office:value-type="float" office:value="-860">
            <text:p>-860</text:p>
          </table:table-cell>
          <table:table-cell office:value-type="float" office:value="17820">
            <text:p>17820</text:p>
          </table:table-cell>
          <table:table-cell office:value-type="float" office:value="340">
            <text:p>340</text:p>
          </table:table-cell>
          <table:table-cell office:value-type="float" office:value="-499">
            <text:p>-499</text:p>
          </table:table-cell>
          <table:table-cell office:value-type="float" office:value="212">
            <text:p>212</text:p>
          </table:table-cell>
          <table:table-cell office:value-type="float" office:value="56800">
            <text:p>56800</text:p>
          </table:table-cell>
          <table:table-cell table:number-columns-repeated="3"/>
          <table:table-cell table:formula="of:=[.A272]/([.$L272]-[.$L271])" office:value-type="float" office:value="0.085">
            <text:p>0.085</text:p>
          </table:table-cell>
          <table:table-cell table:formula="of:=[.B272]/([.$L272]-[.$L271])" office:value-type="float" office:value="0.085">
            <text:p>0.085</text:p>
          </table:table-cell>
          <table:table-cell table:formula="of:=([.P272]-[.P271])/([.$L272]-[.$L271])" office:value-type="float" office:value="0.0001">
            <text:p>0.0001</text:p>
          </table:table-cell>
          <table:table-cell table:formula="of:=([.Q272]-[.Q271])/([.$L272]-[.$L271])" office:value-type="float" office:value="0.000175">
            <text:p>0.000175</text:p>
          </table:table-cell>
          <table:table-cell table:number-columns-repeated="3"/>
          <table:table-cell table:formula="of:=[.F272]/(16384/9.80665)" office:value-type="float" office:value="0.962469067382812">
            <text:p>0.9624690674</text:p>
          </table:table-cell>
          <table:table-cell table:formula="of:=[.G272]/(16384/9.80665)" office:value-type="float" office:value="-0.514753356933594">
            <text:p>-0.5147533569</text:p>
          </table:table-cell>
          <table:table-cell table:formula="of:=[.H272]/(16384/9.80665)" office:value-type="float" office:value="10.6661683959961">
            <text:p>10.666168396</text:p>
          </table:table-cell>
          <table:table-cell table:formula="of:=([.I272]*PI())/(131*180)" office:value-type="float" office:value="0.0452986218074864">
            <text:p>0.0452986218</text:p>
          </table:table-cell>
          <table:table-cell table:formula="of:=([.J272]*PI())/(131*180)" office:value-type="float" office:value="-0.0664823890645168">
            <text:p>-0.0664823891</text:p>
          </table:table-cell>
          <table:table-cell table:formula="of:=([.K272]*PI())/(131*180)" office:value-type="float" office:value="0.0282450230093739">
            <text:p>0.028245023</text:p>
          </table:table-cell>
          <table:table-cell table:formula="of:=[.L272]" office:value-type="float" office:value="56800">
            <text:p>568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1416">
            <text:p>1416</text:p>
          </table:table-cell>
          <table:table-cell office:value-type="float" office:value="-72">
            <text:p>-72</text:p>
          </table:table-cell>
          <table:table-cell office:value-type="float" office:value="19604">
            <text:p>19604</text:p>
          </table:table-cell>
          <table:table-cell office:value-type="float" office:value="292">
            <text:p>292</text:p>
          </table:table-cell>
          <table:table-cell office:value-type="float" office:value="-454">
            <text:p>-454</text:p>
          </table:table-cell>
          <table:table-cell office:value-type="float" office:value="-1">
            <text:p>-1</text:p>
          </table:table-cell>
          <table:table-cell office:value-type="float" office:value="57000">
            <text:p>57000</text:p>
          </table:table-cell>
          <table:table-cell table:number-columns-repeated="3"/>
          <table:table-cell table:formula="of:=[.A273]/([.$L273]-[.$L272])" office:value-type="float" office:value="0.1">
            <text:p>0.1</text:p>
          </table:table-cell>
          <table:table-cell table:formula="of:=[.B273]/([.$L273]-[.$L272])" office:value-type="float" office:value="0.095">
            <text:p>0.095</text:p>
          </table:table-cell>
          <table:table-cell table:formula="of:=([.P273]-[.P272])/([.$L273]-[.$L272])" office:value-type="float" office:value="0.000075">
            <text:p>0.000075</text:p>
          </table:table-cell>
          <table:table-cell table:formula="of:=([.Q273]-[.Q272])/([.$L273]-[.$L272])" office:value-type="float" office:value="0.00005">
            <text:p>0.00005</text:p>
          </table:table-cell>
          <table:table-cell table:number-columns-repeated="3"/>
          <table:table-cell table:formula="of:=[.F273]/(16384/9.80665)" office:value-type="float" office:value="0.847547387695312">
            <text:p>0.8475473877</text:p>
          </table:table-cell>
          <table:table-cell table:formula="of:=[.G273]/(16384/9.80665)" office:value-type="float" office:value="-0.0430956298828125">
            <text:p>-0.0430956299</text:p>
          </table:table-cell>
          <table:table-cell table:formula="of:=[.H273]/(16384/9.80665)" office:value-type="float" office:value="11.7339823364258">
            <text:p>11.7339823364</text:p>
          </table:table-cell>
          <table:table-cell table:formula="of:=([.I273]*PI())/(131*180)" office:value-type="float" office:value="0.0389035222581942">
            <text:p>0.0389035223</text:p>
          </table:table-cell>
          <table:table-cell table:formula="of:=([.J273]*PI())/(131*180)" office:value-type="float" office:value="-0.0604869832370554">
            <text:p>-0.0604869832</text:p>
          </table:table-cell>
          <table:table-cell table:formula="of:=([.K273]*PI())/(131*180)" office:value-type="float" office:value="-0.000133231240610254">
            <text:p>-0.0001332312</text:p>
          </table:table-cell>
          <table:table-cell table:formula="of:=[.L273]" office:value-type="float" office:value="57000">
            <text:p>57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1816">
            <text:p>1816</text:p>
          </table:table-cell>
          <table:table-cell office:value-type="float" office:value="-704">
            <text:p>-704</text:p>
          </table:table-cell>
          <table:table-cell office:value-type="float" office:value="16808">
            <text:p>16808</text:p>
          </table:table-cell>
          <table:table-cell office:value-type="float" office:value="371">
            <text:p>371</text:p>
          </table:table-cell>
          <table:table-cell office:value-type="float" office:value="-483">
            <text:p>-483</text:p>
          </table:table-cell>
          <table:table-cell office:value-type="float" office:value="254">
            <text:p>254</text:p>
          </table:table-cell>
          <table:table-cell office:value-type="float" office:value="57200">
            <text:p>57200</text:p>
          </table:table-cell>
          <table:table-cell table:number-columns-repeated="3"/>
          <table:table-cell table:formula="of:=[.A274]/([.$L274]-[.$L273])" office:value-type="float" office:value="0.105">
            <text:p>0.105</text:p>
          </table:table-cell>
          <table:table-cell table:formula="of:=[.B274]/([.$L274]-[.$L273])" office:value-type="float" office:value="0.1">
            <text:p>0.1</text:p>
          </table:table-cell>
          <table:table-cell table:formula="of:=([.P274]-[.P273])/([.$L274]-[.$L273])" office:value-type="float" office:value="0.000025">
            <text:p>0.000025</text:p>
          </table:table-cell>
          <table:table-cell table:formula="of:=([.Q274]-[.Q273])/([.$L274]-[.$L273])" office:value-type="float" office:value="0.000025">
            <text:p>0.000025</text:p>
          </table:table-cell>
          <table:table-cell table:number-columns-repeated="3"/>
          <table:table-cell table:formula="of:=[.F274]/(16384/9.80665)" office:value-type="float" office:value="1.08696755371094">
            <text:p>1.0869675537</text:p>
          </table:table-cell>
          <table:table-cell table:formula="of:=[.G274]/(16384/9.80665)" office:value-type="float" office:value="-0.4213794921875">
            <text:p>-0.4213794922</text:p>
          </table:table-cell>
          <table:table-cell table:formula="of:=[.H274]/(16384/9.80665)" office:value-type="float" office:value="10.0604353759766">
            <text:p>10.060435376</text:p>
          </table:table-cell>
          <table:table-cell table:formula="of:=([.I274]*PI())/(131*180)" office:value-type="float" office:value="0.0494287902664043">
            <text:p>0.0494287903</text:p>
          </table:table-cell>
          <table:table-cell table:formula="of:=([.J274]*PI())/(131*180)" office:value-type="float" office:value="-0.0643506892147528">
            <text:p>-0.0643506892</text:p>
          </table:table-cell>
          <table:table-cell table:formula="of:=([.K274]*PI())/(131*180)" office:value-type="float" office:value="0.0338407351150046">
            <text:p>0.0338407351</text:p>
          </table:table-cell>
          <table:table-cell table:formula="of:=[.L274]" office:value-type="float" office:value="57200">
            <text:p>57200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number-columns-repeated="3"/>
          <table:table-cell office:value-type="float" office:value="2296">
            <text:p>2296</text:p>
          </table:table-cell>
          <table:table-cell office:value-type="float" office:value="-588">
            <text:p>-588</text:p>
          </table:table-cell>
          <table:table-cell office:value-type="float" office:value="20308">
            <text:p>20308</text:p>
          </table:table-cell>
          <table:table-cell office:value-type="float" office:value="17">
            <text:p>17</text:p>
          </table:table-cell>
          <table:table-cell office:value-type="float" office:value="-671">
            <text:p>-671</text:p>
          </table:table-cell>
          <table:table-cell office:value-type="float" office:value="103">
            <text:p>103</text:p>
          </table:table-cell>
          <table:table-cell office:value-type="float" office:value="57400">
            <text:p>57400</text:p>
          </table:table-cell>
          <table:table-cell table:number-columns-repeated="3"/>
          <table:table-cell table:formula="of:=[.A275]/([.$L275]-[.$L274])" office:value-type="float" office:value="0.105">
            <text:p>0.105</text:p>
          </table:table-cell>
          <table:table-cell table:formula="of:=[.B275]/([.$L275]-[.$L274])" office:value-type="float" office:value="0.105">
            <text:p>0.105</text:p>
          </table:table-cell>
          <table:table-cell table:formula="of:=([.P275]-[.P274])/([.$L275]-[.$L274])" office:value-type="float" office:value="0">
            <text:p>0</text:p>
          </table:table-cell>
          <table:table-cell table:formula="of:=([.Q275]-[.Q274])/([.$L275]-[.$L274])" office:value-type="float" office:value="0.000025">
            <text:p>0.000025</text:p>
          </table:table-cell>
          <table:table-cell table:number-columns-repeated="3"/>
          <table:table-cell table:formula="of:=[.F275]/(16384/9.80665)" office:value-type="float" office:value="1.37427175292969">
            <text:p>1.3742717529</text:p>
          </table:table-cell>
          <table:table-cell table:formula="of:=[.G275]/(16384/9.80665)" office:value-type="float" office:value="-0.351947644042969">
            <text:p>-0.351947644</text:p>
          </table:table-cell>
          <table:table-cell table:formula="of:=[.H275]/(16384/9.80665)" office:value-type="float" office:value="12.1553618286133">
            <text:p>12.1553618286</text:p>
          </table:table-cell>
          <table:table-cell table:formula="of:=([.I275]*PI())/(131*180)" office:value-type="float" office:value="0.00226493109037432">
            <text:p>0.0022649311</text:p>
          </table:table-cell>
          <table:table-cell table:formula="of:=([.J275]*PI())/(131*180)" office:value-type="float" office:value="-0.0893981624494805">
            <text:p>-0.0893981624</text:p>
          </table:table-cell>
          <table:table-cell table:formula="of:=([.K275]*PI())/(131*180)" office:value-type="float" office:value="0.0137228177828562">
            <text:p>0.0137228178</text:p>
          </table:table-cell>
          <table:table-cell table:formula="of:=[.L275]" office:value-type="float" office:value="57400">
            <text:p>574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2324">
            <text:p>2324</text:p>
          </table:table-cell>
          <table:table-cell office:value-type="float" office:value="168">
            <text:p>168</text:p>
          </table:table-cell>
          <table:table-cell office:value-type="float" office:value="17512">
            <text:p>17512</text:p>
          </table:table-cell>
          <table:table-cell office:value-type="float" office:value="51">
            <text:p>51</text:p>
          </table:table-cell>
          <table:table-cell office:value-type="float" office:value="-619">
            <text:p>-619</text:p>
          </table:table-cell>
          <table:table-cell office:value-type="float" office:value="-399">
            <text:p>-399</text:p>
          </table:table-cell>
          <table:table-cell office:value-type="float" office:value="57600">
            <text:p>57600</text:p>
          </table:table-cell>
          <table:table-cell table:number-columns-repeated="3"/>
          <table:table-cell table:formula="of:=[.A276]/([.$L276]-[.$L275])" office:value-type="float" office:value="0.11">
            <text:p>0.11</text:p>
          </table:table-cell>
          <table:table-cell table:formula="of:=[.B276]/([.$L276]-[.$L275])" office:value-type="float" office:value="0.105">
            <text:p>0.105</text:p>
          </table:table-cell>
          <table:table-cell table:formula="of:=([.P276]-[.P275])/([.$L276]-[.$L275])" office:value-type="float" office:value="0.000025">
            <text:p>0.000025</text:p>
          </table:table-cell>
          <table:table-cell table:formula="of:=([.Q276]-[.Q275])/([.$L276]-[.$L275])" office:value-type="float" office:value="0">
            <text:p>0</text:p>
          </table:table-cell>
          <table:table-cell table:number-columns-repeated="3"/>
          <table:table-cell table:formula="of:=[.F276]/(16384/9.80665)" office:value-type="float" office:value="1.39103116455078">
            <text:p>1.3910311646</text:p>
          </table:table-cell>
          <table:table-cell table:formula="of:=[.G276]/(16384/9.80665)" office:value-type="float" office:value="0.100556469726563">
            <text:p>0.1005564697</text:p>
          </table:table-cell>
          <table:table-cell table:formula="of:=[.H276]/(16384/9.80665)" office:value-type="float" office:value="10.4818148681641">
            <text:p>10.4818148682</text:p>
          </table:table-cell>
          <table:table-cell table:formula="of:=([.I276]*PI())/(131*180)" office:value-type="float" office:value="0.00679479327112296">
            <text:p>0.0067947933</text:p>
          </table:table-cell>
          <table:table-cell table:formula="of:=([.J276]*PI())/(131*180)" office:value-type="float" office:value="-0.0824701379377473">
            <text:p>-0.0824701379</text:p>
          </table:table-cell>
          <table:table-cell table:formula="of:=([.K276]*PI())/(131*180)" office:value-type="float" office:value="-0.0531592650034914">
            <text:p>-0.053159265</text:p>
          </table:table-cell>
          <table:table-cell table:formula="of:=[.L276]" office:value-type="float" office:value="57600">
            <text:p>576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-1388">
            <text:p>-1388</text:p>
          </table:table-cell>
          <table:table-cell office:value-type="float" office:value="-224">
            <text:p>-224</text:p>
          </table:table-cell>
          <table:table-cell office:value-type="float" office:value="20008">
            <text:p>20008</text:p>
          </table:table-cell>
          <table:table-cell office:value-type="float" office:value="165">
            <text:p>165</text:p>
          </table:table-cell>
          <table:table-cell office:value-type="float" office:value="-1547">
            <text:p>-1547</text:p>
          </table:table-cell>
          <table:table-cell office:value-type="float" office:value="-133">
            <text:p>-133</text:p>
          </table:table-cell>
          <table:table-cell office:value-type="float" office:value="57800">
            <text:p>57800</text:p>
          </table:table-cell>
          <table:table-cell table:number-columns-repeated="3"/>
          <table:table-cell table:formula="of:=[.A277]/([.$L277]-[.$L276])" office:value-type="float" office:value="0.105">
            <text:p>0.105</text:p>
          </table:table-cell>
          <table:table-cell table:formula="of:=[.B277]/([.$L277]-[.$L276])" office:value-type="float" office:value="0.11">
            <text:p>0.11</text:p>
          </table:table-cell>
          <table:table-cell table:formula="of:=([.P277]-[.P276])/([.$L277]-[.$L276])" office:value-type="float" office:value="-0.000025">
            <text:p>-0.000025</text:p>
          </table:table-cell>
          <table:table-cell table:formula="of:=([.Q277]-[.Q276])/([.$L277]-[.$L276])" office:value-type="float" office:value="0.000025">
            <text:p>0.000025</text:p>
          </table:table-cell>
          <table:table-cell table:number-columns-repeated="3"/>
          <table:table-cell table:formula="of:=[.F277]/(16384/9.80665)" office:value-type="float" office:value="-0.830787976074219">
            <text:p>-0.8307879761</text:p>
          </table:table-cell>
          <table:table-cell table:formula="of:=[.G277]/(16384/9.80665)" office:value-type="float" office:value="-0.13407529296875">
            <text:p>-0.134075293</text:p>
          </table:table-cell>
          <table:table-cell table:formula="of:=[.H277]/(16384/9.80665)" office:value-type="float" office:value="11.9757967041016">
            <text:p>11.9757967041</text:p>
          </table:table-cell>
          <table:table-cell table:formula="of:=([.I277]*PI())/(131*180)" office:value-type="float" office:value="0.0219831547006919">
            <text:p>0.0219831547</text:p>
          </table:table-cell>
          <table:table-cell table:formula="of:=([.J277]*PI())/(131*180)" office:value-type="float" office:value="-0.206108729224063">
            <text:p>-0.2061087292</text:p>
          </table:table-cell>
          <table:table-cell table:formula="of:=([.K277]*PI())/(131*180)" office:value-type="float" office:value="-0.0177197550011638">
            <text:p>-0.017719755</text:p>
          </table:table-cell>
          <table:table-cell table:formula="of:=[.L277]" office:value-type="float" office:value="57800">
            <text:p>578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2112">
            <text:p>2112</text:p>
          </table:table-cell>
          <table:table-cell office:value-type="float" office:value="-1156">
            <text:p>-1156</text:p>
          </table:table-cell>
          <table:table-cell office:value-type="float" office:value="18288">
            <text:p>18288</text:p>
          </table:table-cell>
          <table:table-cell office:value-type="float" office:value="342">
            <text:p>342</text:p>
          </table:table-cell>
          <table:table-cell office:value-type="float" office:value="-368">
            <text:p>-368</text:p>
          </table:table-cell>
          <table:table-cell office:value-type="float" office:value="-25">
            <text:p>-25</text:p>
          </table:table-cell>
          <table:table-cell office:value-type="float" office:value="58000">
            <text:p>58000</text:p>
          </table:table-cell>
          <table:table-cell table:number-columns-repeated="3"/>
          <table:table-cell table:formula="of:=[.A278]/([.$L278]-[.$L277])" office:value-type="float" office:value="0.105">
            <text:p>0.105</text:p>
          </table:table-cell>
          <table:table-cell table:formula="of:=[.B278]/([.$L278]-[.$L277])" office:value-type="float" office:value="0.11">
            <text:p>0.11</text:p>
          </table:table-cell>
          <table:table-cell table:formula="of:=([.P278]-[.P277])/([.$L278]-[.$L277])" office:value-type="float" office:value="0">
            <text:p>0</text:p>
          </table:table-cell>
          <table:table-cell table:formula="of:=([.Q278]-[.Q277])/([.$L278]-[.$L277])" office:value-type="float" office:value="0">
            <text:p>0</text:p>
          </table:table-cell>
          <table:table-cell table:number-columns-repeated="3"/>
          <table:table-cell table:formula="of:=[.F278]/(16384/9.80665)" office:value-type="float" office:value="1.2641384765625">
            <text:p>1.2641384766</text:p>
          </table:table-cell>
          <table:table-cell table:formula="of:=[.G278]/(16384/9.80665)" office:value-type="float" office:value="-0.691924279785156">
            <text:p>-0.6919242798</text:p>
          </table:table-cell>
          <table:table-cell table:formula="of:=[.H278]/(16384/9.80665)" office:value-type="float" office:value="10.9462899902344">
            <text:p>10.9462899902</text:p>
          </table:table-cell>
          <table:table-cell table:formula="of:=([.I278]*PI())/(131*180)" office:value-type="float" office:value="0.0455650842887069">
            <text:p>0.0455650843</text:p>
          </table:table-cell>
          <table:table-cell table:formula="of:=([.J278]*PI())/(131*180)" office:value-type="float" office:value="-0.0490290965445735">
            <text:p>-0.0490290965</text:p>
          </table:table-cell>
          <table:table-cell table:formula="of:=([.K278]*PI())/(131*180)" office:value-type="float" office:value="-0.00333078101525635">
            <text:p>-0.003330781</text:p>
          </table:table-cell>
          <table:table-cell table:formula="of:=[.L278]" office:value-type="float" office:value="58000">
            <text:p>580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1632">
            <text:p>1632</text:p>
          </table:table-cell>
          <table:table-cell office:value-type="float" office:value="-536">
            <text:p>-536</text:p>
          </table:table-cell>
          <table:table-cell office:value-type="float" office:value="17996">
            <text:p>17996</text:p>
          </table:table-cell>
          <table:table-cell office:value-type="float" office:value="142">
            <text:p>142</text:p>
          </table:table-cell>
          <table:table-cell office:value-type="float" office:value="-376">
            <text:p>-376</text:p>
          </table:table-cell>
          <table:table-cell office:value-type="float" office:value="-250">
            <text:p>-250</text:p>
          </table:table-cell>
          <table:table-cell office:value-type="float" office:value="58200">
            <text:p>58200</text:p>
          </table:table-cell>
          <table:table-cell table:number-columns-repeated="3"/>
          <table:table-cell table:formula="of:=[.A279]/([.$L279]-[.$L278])" office:value-type="float" office:value="0.11">
            <text:p>0.11</text:p>
          </table:table-cell>
          <table:table-cell table:formula="of:=[.B279]/([.$L279]-[.$L278])" office:value-type="float" office:value="0.11">
            <text:p>0.11</text:p>
          </table:table-cell>
          <table:table-cell table:formula="of:=([.P279]-[.P278])/([.$L279]-[.$L278])" office:value-type="float" office:value="0.000025">
            <text:p>0.000025</text:p>
          </table:table-cell>
          <table:table-cell table:formula="of:=([.Q279]-[.Q278])/([.$L279]-[.$L278])" office:value-type="float" office:value="0">
            <text:p>0</text:p>
          </table:table-cell>
          <table:table-cell table:number-columns-repeated="3"/>
          <table:table-cell table:formula="of:=[.F279]/(16384/9.80665)" office:value-type="float" office:value="0.97683427734375">
            <text:p>0.9768342773</text:p>
          </table:table-cell>
          <table:table-cell table:formula="of:=[.G279]/(16384/9.80665)" office:value-type="float" office:value="-0.320823022460937">
            <text:p>-0.3208230225</text:p>
          </table:table-cell>
          <table:table-cell table:formula="of:=[.H279]/(16384/9.80665)" office:value-type="float" office:value="10.771513269043">
            <text:p>10.771513269</text:p>
          </table:table-cell>
          <table:table-cell table:formula="of:=([.I279]*PI())/(131*180)" office:value-type="float" office:value="0.0189188361666561">
            <text:p>0.0189188362</text:p>
          </table:table-cell>
          <table:table-cell table:formula="of:=([.J279]*PI())/(131*180)" office:value-type="float" office:value="-0.0500949464694556">
            <text:p>-0.0500949465</text:p>
          </table:table-cell>
          <table:table-cell table:formula="of:=([.K279]*PI())/(131*180)" office:value-type="float" office:value="-0.0333078101525635">
            <text:p>-0.0333078102</text:p>
          </table:table-cell>
          <table:table-cell table:formula="of:=[.L279]" office:value-type="float" office:value="58200">
            <text:p>582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-1996">
            <text:p>-1996</text:p>
          </table:table-cell>
          <table:table-cell office:value-type="float" office:value="-3520">
            <text:p>-3520</text:p>
          </table:table-cell>
          <table:table-cell office:value-type="float" office:value="16956">
            <text:p>16956</text:p>
          </table:table-cell>
          <table:table-cell office:value-type="float" office:value="880">
            <text:p>880</text:p>
          </table:table-cell>
          <table:table-cell office:value-type="float" office:value="-1473">
            <text:p>-1473</text:p>
          </table:table-cell>
          <table:table-cell office:value-type="float" office:value="-616">
            <text:p>-616</text:p>
          </table:table-cell>
          <table:table-cell office:value-type="float" office:value="58400">
            <text:p>58400</text:p>
          </table:table-cell>
          <table:table-cell table:number-columns-repeated="3"/>
          <table:table-cell table:formula="of:=[.A280]/([.$L280]-[.$L279])" office:value-type="float" office:value="0.11">
            <text:p>0.11</text:p>
          </table:table-cell>
          <table:table-cell table:formula="of:=[.B280]/([.$L280]-[.$L279])" office:value-type="float" office:value="0.11">
            <text:p>0.11</text:p>
          </table:table-cell>
          <table:table-cell table:formula="of:=([.P280]-[.P279])/([.$L280]-[.$L279])" office:value-type="float" office:value="0">
            <text:p>0</text:p>
          </table:table-cell>
          <table:table-cell table:formula="of:=([.Q280]-[.Q279])/([.$L280]-[.$L279])" office:value-type="float" office:value="0">
            <text:p>0</text:p>
          </table:table-cell>
          <table:table-cell table:number-columns-repeated="3"/>
          <table:table-cell table:formula="of:=[.F280]/(16384/9.80665)" office:value-type="float" office:value="-1.19470662841797">
            <text:p>-1.1947066284</text:p>
          </table:table-cell>
          <table:table-cell table:formula="of:=[.G280]/(16384/9.80665)" office:value-type="float" office:value="-2.1068974609375">
            <text:p>-2.1068974609</text:p>
          </table:table-cell>
          <table:table-cell table:formula="of:=[.H280]/(16384/9.80665)" office:value-type="float" office:value="10.1490208374023">
            <text:p>10.1490208374</text:p>
          </table:table-cell>
          <table:table-cell table:formula="of:=([.I280]*PI())/(131*180)" office:value-type="float" office:value="0.117243491737024">
            <text:p>0.1172434917</text:p>
          </table:table-cell>
          <table:table-cell table:formula="of:=([.J280]*PI())/(131*180)" office:value-type="float" office:value="-0.196249617418904">
            <text:p>-0.1962496174</text:p>
          </table:table-cell>
          <table:table-cell table:formula="of:=([.K280]*PI())/(131*180)" office:value-type="float" office:value="-0.0820704442159166">
            <text:p>-0.0820704442</text:p>
          </table:table-cell>
          <table:table-cell table:formula="of:=[.L280]" office:value-type="float" office:value="58400">
            <text:p>584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-2328">
            <text:p>-2328</text:p>
          </table:table-cell>
          <table:table-cell office:value-type="float" office:value="-728">
            <text:p>-728</text:p>
          </table:table-cell>
          <table:table-cell office:value-type="float" office:value="16000">
            <text:p>16000</text:p>
          </table:table-cell>
          <table:table-cell office:value-type="float" office:value="298">
            <text:p>298</text:p>
          </table:table-cell>
          <table:table-cell office:value-type="float" office:value="-759">
            <text:p>-759</text:p>
          </table:table-cell>
          <table:table-cell office:value-type="float" office:value="-56">
            <text:p>-56</text:p>
          </table:table-cell>
          <table:table-cell office:value-type="float" office:value="58600">
            <text:p>58600</text:p>
          </table:table-cell>
          <table:table-cell table:number-columns-repeated="3"/>
          <table:table-cell table:formula="of:=[.A281]/([.$L281]-[.$L280])" office:value-type="float" office:value="0.11">
            <text:p>0.11</text:p>
          </table:table-cell>
          <table:table-cell table:formula="of:=[.B281]/([.$L281]-[.$L280])" office:value-type="float" office:value="0.11">
            <text:p>0.11</text:p>
          </table:table-cell>
          <table:table-cell table:formula="of:=([.P281]-[.P280])/([.$L281]-[.$L280])" office:value-type="float" office:value="0">
            <text:p>0</text:p>
          </table:table-cell>
          <table:table-cell table:formula="of:=([.Q281]-[.Q280])/([.$L281]-[.$L280])" office:value-type="float" office:value="0">
            <text:p>0</text:p>
          </table:table-cell>
          <table:table-cell table:number-columns-repeated="3"/>
          <table:table-cell table:formula="of:=[.F281]/(16384/9.80665)" office:value-type="float" office:value="-1.39342536621094">
            <text:p>-1.3934253662</text:p>
          </table:table-cell>
          <table:table-cell table:formula="of:=[.G281]/(16384/9.80665)" office:value-type="float" office:value="-0.435744702148438">
            <text:p>-0.4357447021</text:p>
          </table:table-cell>
          <table:table-cell table:formula="of:=[.H281]/(16384/9.80665)" office:value-type="float" office:value="9.576806640625">
            <text:p>9.5768066406</text:p>
          </table:table-cell>
          <table:table-cell table:formula="of:=([.I281]*PI())/(131*180)" office:value-type="float" office:value="0.0397029097018557">
            <text:p>0.0397029097</text:p>
          </table:table-cell>
          <table:table-cell table:formula="of:=([.J281]*PI())/(131*180)" office:value-type="float" office:value="-0.101122511623183">
            <text:p>-0.1011225116</text:p>
          </table:table-cell>
          <table:table-cell table:formula="of:=([.K281]*PI())/(131*180)" office:value-type="float" office:value="-0.00746094947417423">
            <text:p>-0.0074609495</text:p>
          </table:table-cell>
          <table:table-cell table:formula="of:=[.L281]" office:value-type="float" office:value="58600">
            <text:p>58600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 office:value-type="float" office:value="19768">
            <text:p>19768</text:p>
          </table:table-cell>
          <table:table-cell office:value-type="float" office:value="187">
            <text:p>187</text:p>
          </table:table-cell>
          <table:table-cell office:value-type="float" office:value="-648">
            <text:p>-648</text:p>
          </table:table-cell>
          <table:table-cell office:value-type="float" office:value="-295">
            <text:p>-295</text:p>
          </table:table-cell>
          <table:table-cell office:value-type="float" office:value="58800">
            <text:p>58800</text:p>
          </table:table-cell>
          <table:table-cell table:number-columns-repeated="3"/>
          <table:table-cell table:formula="of:=[.A282]/([.$L282]-[.$L281])" office:value-type="float" office:value="0.105">
            <text:p>0.105</text:p>
          </table:table-cell>
          <table:table-cell table:formula="of:=[.B282]/([.$L282]-[.$L281])" office:value-type="float" office:value="0.105">
            <text:p>0.105</text:p>
          </table:table-cell>
          <table:table-cell table:formula="of:=([.P282]-[.P281])/([.$L282]-[.$L281])" office:value-type="float" office:value="-0.000025">
            <text:p>-0.000025</text:p>
          </table:table-cell>
          <table:table-cell table:formula="of:=([.Q282]-[.Q281])/([.$L282]-[.$L281])" office:value-type="float" office:value="-0.000025">
            <text:p>-0.000025</text:p>
          </table:table-cell>
          <table:table-cell table:number-columns-repeated="3"/>
          <table:table-cell table:formula="of:=[.F282]/(16384/9.80665)" office:value-type="float" office:value="0.122104284667969">
            <text:p>0.1221042847</text:p>
          </table:table-cell>
          <table:table-cell table:formula="of:=[.G282]/(16384/9.80665)" office:value-type="float" office:value="0.126892687988281">
            <text:p>0.126892688</text:p>
          </table:table-cell>
          <table:table-cell table:formula="of:=[.H282]/(16384/9.80665)" office:value-type="float" office:value="11.8321446044922">
            <text:p>11.8321446045</text:p>
          </table:table-cell>
          <table:table-cell table:formula="of:=([.I282]*PI())/(131*180)" office:value-type="float" office:value="0.0249142419941175">
            <text:p>0.024914242</text:p>
          </table:table-cell>
          <table:table-cell table:formula="of:=([.J282]*PI())/(131*180)" office:value-type="float" office:value="-0.0863338439154447">
            <text:p>-0.0863338439</text:p>
          </table:table-cell>
          <table:table-cell table:formula="of:=([.K282]*PI())/(131*180)" office:value-type="float" office:value="-0.039303215980025">
            <text:p>-0.039303216</text:p>
          </table:table-cell>
          <table:table-cell table:formula="of:=[.L282]" office:value-type="float" office:value="58800">
            <text:p>588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3700">
            <text:p>3700</text:p>
          </table:table-cell>
          <table:table-cell office:value-type="float" office:value="-640">
            <text:p>-640</text:p>
          </table:table-cell>
          <table:table-cell office:value-type="float" office:value="18804">
            <text:p>18804</text:p>
          </table:table-cell>
          <table:table-cell office:value-type="float" office:value="510">
            <text:p>510</text:p>
          </table:table-cell>
          <table:table-cell office:value-type="float" office:value="-361">
            <text:p>-361</text:p>
          </table:table-cell>
          <table:table-cell office:value-type="float" office:value="-448">
            <text:p>-448</text:p>
          </table:table-cell>
          <table:table-cell office:value-type="float" office:value="59200">
            <text:p>59200</text:p>
          </table:table-cell>
          <table:table-cell table:number-columns-repeated="3"/>
          <table:table-cell table:formula="of:=[.A283]/([.$L283]-[.$L282])" office:value-type="float" office:value="0.055">
            <text:p>0.055</text:p>
          </table:table-cell>
          <table:table-cell table:formula="of:=[.B283]/([.$L283]-[.$L282])" office:value-type="float" office:value="0.055">
            <text:p>0.055</text:p>
          </table:table-cell>
          <table:table-cell table:formula="of:=([.P283]-[.P282])/([.$L283]-[.$L282])" office:value-type="float" office:value="-0.000125">
            <text:p>-0.000125</text:p>
          </table:table-cell>
          <table:table-cell table:formula="of:=([.Q283]-[.Q282])/([.$L283]-[.$L282])" office:value-type="float" office:value="-0.000125">
            <text:p>-0.000125</text:p>
          </table:table-cell>
          <table:table-cell table:number-columns-repeated="3"/>
          <table:table-cell table:formula="of:=[.F283]/(16384/9.80665)" office:value-type="float" office:value="2.21463653564453">
            <text:p>2.2146365356</text:p>
          </table:table-cell>
          <table:table-cell table:formula="of:=[.G283]/(16384/9.80665)" office:value-type="float" office:value="-0.383072265625">
            <text:p>-0.3830722656</text:p>
          </table:table-cell>
          <table:table-cell table:formula="of:=[.H283]/(16384/9.80665)" office:value-type="float" office:value="11.2551420043945">
            <text:p>11.2551420044</text:p>
          </table:table-cell>
          <table:table-cell table:formula="of:=([.I283]*PI())/(131*180)" office:value-type="float" office:value="0.0679479327112296">
            <text:p>0.0679479327</text:p>
          </table:table-cell>
          <table:table-cell table:formula="of:=([.J283]*PI())/(131*180)" office:value-type="float" office:value="-0.0480964778603017">
            <text:p>-0.0480964779</text:p>
          </table:table-cell>
          <table:table-cell table:formula="of:=([.K283]*PI())/(131*180)" office:value-type="float" office:value="-0.0596875957933939">
            <text:p>-0.0596875958</text:p>
          </table:table-cell>
          <table:table-cell table:formula="of:=[.L283]" office:value-type="float" office:value="59200">
            <text:p>592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584">
            <text:p>1584</text:p>
          </table:table-cell>
          <table:table-cell office:value-type="float" office:value="-2792">
            <text:p>-2792</text:p>
          </table:table-cell>
          <table:table-cell office:value-type="float" office:value="17848">
            <text:p>17848</text:p>
          </table:table-cell>
          <table:table-cell office:value-type="float" office:value="124">
            <text:p>124</text:p>
          </table:table-cell>
          <table:table-cell office:value-type="float" office:value="326">
            <text:p>326</text:p>
          </table:table-cell>
          <table:table-cell office:value-type="float" office:value="-793">
            <text:p>-793</text:p>
          </table:table-cell>
          <table:table-cell office:value-type="float" office:value="59400">
            <text:p>59400</text:p>
          </table:table-cell>
          <table:table-cell table:number-columns-repeated="3"/>
          <table:table-cell table:formula="of:=[.A284]/([.$L284]-[.$L283])" office:value-type="float" office:value="0.11">
            <text:p>0.11</text:p>
          </table:table-cell>
          <table:table-cell table:formula="of:=[.B284]/([.$L284]-[.$L283])" office:value-type="float" office:value="0.115">
            <text:p>0.115</text:p>
          </table:table-cell>
          <table:table-cell table:formula="of:=([.P284]-[.P283])/([.$L284]-[.$L283])" office:value-type="float" office:value="0.000275">
            <text:p>0.000275</text:p>
          </table:table-cell>
          <table:table-cell table:formula="of:=([.Q284]-[.Q283])/([.$L284]-[.$L283])" office:value-type="float" office:value="0.0003">
            <text:p>0.0003</text:p>
          </table:table-cell>
          <table:table-cell table:number-columns-repeated="3"/>
          <table:table-cell table:formula="of:=[.F284]/(16384/9.80665)" office:value-type="float" office:value="0.948103857421875">
            <text:p>0.9481038574</text:p>
          </table:table-cell>
          <table:table-cell table:formula="of:=[.G284]/(16384/9.80665)" office:value-type="float" office:value="-1.67115275878906">
            <text:p>-1.6711527588</text:p>
          </table:table-cell>
          <table:table-cell table:formula="of:=[.H284]/(16384/9.80665)" office:value-type="float" office:value="10.6829278076172">
            <text:p>10.6829278076</text:p>
          </table:table-cell>
          <table:table-cell table:formula="of:=([.I284]*PI())/(131*180)" office:value-type="float" office:value="0.0165206738356715">
            <text:p>0.0165206738</text:p>
          </table:table-cell>
          <table:table-cell table:formula="of:=([.J284]*PI())/(131*180)" office:value-type="float" office:value="0.0434333844389429">
            <text:p>0.0434333844</text:p>
          </table:table-cell>
          <table:table-cell table:formula="of:=([.K284]*PI())/(131*180)" office:value-type="float" office:value="-0.105652373803932">
            <text:p>-0.1056523738</text:p>
          </table:table-cell>
          <table:table-cell table:formula="of:=[.L284]" office:value-type="float" office:value="59400">
            <text:p>594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720">
            <text:p>720</text:p>
          </table:table-cell>
          <table:table-cell office:value-type="float" office:value="-480">
            <text:p>-480</text:p>
          </table:table-cell>
          <table:table-cell office:value-type="float" office:value="20148">
            <text:p>20148</text:p>
          </table:table-cell>
          <table:table-cell office:value-type="float" office:value="346">
            <text:p>346</text:p>
          </table:table-cell>
          <table:table-cell office:value-type="float" office:value="-857">
            <text:p>-857</text:p>
          </table:table-cell>
          <table:table-cell office:value-type="float" office:value="-425">
            <text:p>-425</text:p>
          </table:table-cell>
          <table:table-cell office:value-type="float" office:value="59600">
            <text:p>59600</text:p>
          </table:table-cell>
          <table:table-cell table:number-columns-repeated="3"/>
          <table:table-cell table:formula="of:=[.A285]/([.$L285]-[.$L284])" office:value-type="float" office:value="0.11">
            <text:p>0.11</text:p>
          </table:table-cell>
          <table:table-cell table:formula="of:=[.B285]/([.$L285]-[.$L284])" office:value-type="float" office:value="0.105">
            <text:p>0.105</text:p>
          </table:table-cell>
          <table:table-cell table:formula="of:=([.P285]-[.P284])/([.$L285]-[.$L284])" office:value-type="float" office:value="0">
            <text:p>0</text:p>
          </table:table-cell>
          <table:table-cell table:formula="of:=([.Q285]-[.Q284])/([.$L285]-[.$L284])" office:value-type="float" office:value="-0.00005">
            <text:p>-0.00005</text:p>
          </table:table-cell>
          <table:table-cell table:number-columns-repeated="3"/>
          <table:table-cell table:formula="of:=[.F285]/(16384/9.80665)" office:value-type="float" office:value="0.430956298828125">
            <text:p>0.4309562988</text:p>
          </table:table-cell>
          <table:table-cell table:formula="of:=[.G285]/(16384/9.80665)" office:value-type="float" office:value="-0.28730419921875">
            <text:p>-0.2873041992</text:p>
          </table:table-cell>
          <table:table-cell table:formula="of:=[.H285]/(16384/9.80665)" office:value-type="float" office:value="12.059593762207">
            <text:p>12.0595937622</text:p>
          </table:table-cell>
          <table:table-cell table:formula="of:=([.I285]*PI())/(131*180)" office:value-type="float" office:value="0.0460980092511479">
            <text:p>0.0460980093</text:p>
          </table:table-cell>
          <table:table-cell table:formula="of:=([.J285]*PI())/(131*180)" office:value-type="float" office:value="-0.114179173202988">
            <text:p>-0.1141791732</text:p>
          </table:table-cell>
          <table:table-cell table:formula="of:=([.K285]*PI())/(131*180)" office:value-type="float" office:value="-0.056623277259358">
            <text:p>-0.0566232773</text:p>
          </table:table-cell>
          <table:table-cell table:formula="of:=[.L285]" office:value-type="float" office:value="59600">
            <text:p>596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268">
            <text:p>1268</text:p>
          </table:table-cell>
          <table:table-cell office:value-type="float" office:value="-108">
            <text:p>-108</text:p>
          </table:table-cell>
          <table:table-cell office:value-type="float" office:value="22040">
            <text:p>22040</text:p>
          </table:table-cell>
          <table:table-cell office:value-type="float" office:value="247">
            <text:p>247</text:p>
          </table:table-cell>
          <table:table-cell office:value-type="float" office:value="-1672">
            <text:p>-1672</text:p>
          </table:table-cell>
          <table:table-cell office:value-type="float" office:value="-708">
            <text:p>-708</text:p>
          </table:table-cell>
          <table:table-cell office:value-type="float" office:value="59800">
            <text:p>59800</text:p>
          </table:table-cell>
          <table:table-cell table:number-columns-repeated="3"/>
          <table:table-cell table:formula="of:=[.A286]/([.$L286]-[.$L285])" office:value-type="float" office:value="0.115">
            <text:p>0.115</text:p>
          </table:table-cell>
          <table:table-cell table:formula="of:=[.B286]/([.$L286]-[.$L285])" office:value-type="float" office:value="0.105">
            <text:p>0.105</text:p>
          </table:table-cell>
          <table:table-cell table:formula="of:=([.P286]-[.P285])/([.$L286]-[.$L285])" office:value-type="float" office:value="0.000025">
            <text:p>0.000025</text:p>
          </table:table-cell>
          <table:table-cell table:formula="of:=([.Q286]-[.Q285])/([.$L286]-[.$L285])" office:value-type="float" office:value="0">
            <text:p>0</text:p>
          </table:table-cell>
          <table:table-cell table:number-columns-repeated="3"/>
          <table:table-cell table:formula="of:=[.F286]/(16384/9.80665)" office:value-type="float" office:value="0.758961926269531">
            <text:p>0.7589619263</text:p>
          </table:table-cell>
          <table:table-cell table:formula="of:=[.G286]/(16384/9.80665)" office:value-type="float" office:value="-0.0646434448242187">
            <text:p>-0.0646434448</text:p>
          </table:table-cell>
          <table:table-cell table:formula="of:=[.H286]/(16384/9.80665)" office:value-type="float" office:value="13.1920511474609">
            <text:p>13.1920511475</text:p>
          </table:table-cell>
          <table:table-cell table:formula="of:=([.I286]*PI())/(131*180)" office:value-type="float" office:value="0.0329081164307328">
            <text:p>0.0329081164</text:p>
          </table:table-cell>
          <table:table-cell table:formula="of:=([.J286]*PI())/(131*180)" office:value-type="float" office:value="-0.222762634300345">
            <text:p>-0.2227626343</text:p>
          </table:table-cell>
          <table:table-cell table:formula="of:=([.K286]*PI())/(131*180)" office:value-type="float" office:value="-0.09432771835206">
            <text:p>-0.0943277184</text:p>
          </table:table-cell>
          <table:table-cell table:formula="of:=[.L286]" office:value-type="float" office:value="59800">
            <text:p>598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88">
            <text:p>88</text:p>
          </table:table-cell>
          <table:table-cell office:value-type="float" office:value="676">
            <text:p>676</text:p>
          </table:table-cell>
          <table:table-cell office:value-type="float" office:value="19448">
            <text:p>19448</text:p>
          </table:table-cell>
          <table:table-cell office:value-type="float" office:value="205">
            <text:p>205</text:p>
          </table:table-cell>
          <table:table-cell office:value-type="float" office:value="-958">
            <text:p>-958</text:p>
          </table:table-cell>
          <table:table-cell office:value-type="float" office:value="344">
            <text:p>344</text:p>
          </table:table-cell>
          <table:table-cell office:value-type="float" office:value="60200">
            <text:p>60200</text:p>
          </table:table-cell>
          <table:table-cell table:number-columns-repeated="3"/>
          <table:table-cell table:formula="of:=[.A287]/([.$L287]-[.$L286])" office:value-type="float" office:value="0.055">
            <text:p>0.055</text:p>
          </table:table-cell>
          <table:table-cell table:formula="of:=[.B287]/([.$L287]-[.$L286])" office:value-type="float" office:value="0.055">
            <text:p>0.055</text:p>
          </table:table-cell>
          <table:table-cell table:formula="of:=([.P287]-[.P286])/([.$L287]-[.$L286])" office:value-type="float" office:value="-0.00015">
            <text:p>-0.00015</text:p>
          </table:table-cell>
          <table:table-cell table:formula="of:=([.Q287]-[.Q286])/([.$L287]-[.$L286])" office:value-type="float" office:value="-0.000125">
            <text:p>-0.000125</text:p>
          </table:table-cell>
          <table:table-cell table:number-columns-repeated="3"/>
          <table:table-cell table:formula="of:=[.F287]/(16384/9.80665)" office:value-type="float" office:value="0.0526724365234375">
            <text:p>0.0526724365</text:p>
          </table:table-cell>
          <table:table-cell table:formula="of:=[.G287]/(16384/9.80665)" office:value-type="float" office:value="0.404620080566406">
            <text:p>0.4046200806</text:p>
          </table:table-cell>
          <table:table-cell table:formula="of:=[.H287]/(16384/9.80665)" office:value-type="float" office:value="11.6406084716797">
            <text:p>11.6406084717</text:p>
          </table:table-cell>
          <table:table-cell table:formula="of:=([.I287]*PI())/(131*180)" office:value-type="float" office:value="0.0273124043251021">
            <text:p>0.0273124043</text:p>
          </table:table-cell>
          <table:table-cell table:formula="of:=([.J287]*PI())/(131*180)" office:value-type="float" office:value="-0.127635528504623">
            <text:p>-0.1276355285</text:p>
          </table:table-cell>
          <table:table-cell table:formula="of:=([.K287]*PI())/(131*180)" office:value-type="float" office:value="0.0458315467699274">
            <text:p>0.0458315468</text:p>
          </table:table-cell>
          <table:table-cell table:formula="of:=[.L287]" office:value-type="float" office:value="60200">
            <text:p>602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2180">
            <text:p>2180</text:p>
          </table:table-cell>
          <table:table-cell office:value-type="float" office:value="-448">
            <text:p>-448</text:p>
          </table:table-cell>
          <table:table-cell office:value-type="float" office:value="19344">
            <text:p>19344</text:p>
          </table:table-cell>
          <table:table-cell office:value-type="float" office:value="259">
            <text:p>259</text:p>
          </table:table-cell>
          <table:table-cell office:value-type="float" office:value="-759">
            <text:p>-759</text:p>
          </table:table-cell>
          <table:table-cell office:value-type="float" office:value="-40">
            <text:p>-40</text:p>
          </table:table-cell>
          <table:table-cell office:value-type="float" office:value="60400">
            <text:p>60400</text:p>
          </table:table-cell>
          <table:table-cell table:number-columns-repeated="3"/>
          <table:table-cell table:formula="of:=[.A288]/([.$L288]-[.$L287])" office:value-type="float" office:value="0.11">
            <text:p>0.11</text:p>
          </table:table-cell>
          <table:table-cell table:formula="of:=[.B288]/([.$L288]-[.$L287])" office:value-type="float" office:value="0.11">
            <text:p>0.11</text:p>
          </table:table-cell>
          <table:table-cell table:formula="of:=([.P288]-[.P287])/([.$L288]-[.$L287])" office:value-type="float" office:value="0.000275">
            <text:p>0.000275</text:p>
          </table:table-cell>
          <table:table-cell table:formula="of:=([.Q288]-[.Q287])/([.$L288]-[.$L287])" office:value-type="float" office:value="0.000275">
            <text:p>0.000275</text:p>
          </table:table-cell>
          <table:table-cell table:number-columns-repeated="3"/>
          <table:table-cell table:formula="of:=[.F288]/(16384/9.80665)" office:value-type="float" office:value="1.30483990478516">
            <text:p>1.3048399048</text:p>
          </table:table-cell>
          <table:table-cell table:formula="of:=[.G288]/(16384/9.80665)" office:value-type="float" office:value="-0.2681505859375">
            <text:p>-0.2681505859</text:p>
          </table:table-cell>
          <table:table-cell table:formula="of:=[.H288]/(16384/9.80665)" office:value-type="float" office:value="11.5783592285156">
            <text:p>11.5783592285</text:p>
          </table:table-cell>
          <table:table-cell table:formula="of:=([.I288]*PI())/(131*180)" office:value-type="float" office:value="0.0345068913180558">
            <text:p>0.0345068913</text:p>
          </table:table-cell>
          <table:table-cell table:formula="of:=([.J288]*PI())/(131*180)" office:value-type="float" office:value="-0.101122511623183">
            <text:p>-0.1011225116</text:p>
          </table:table-cell>
          <table:table-cell table:formula="of:=([.K288]*PI())/(131*180)" office:value-type="float" office:value="-0.00532924962441017">
            <text:p>-0.0053292496</text:p>
          </table:table-cell>
          <table:table-cell table:formula="of:=[.L288]" office:value-type="float" office:value="60400">
            <text:p>604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3624">
            <text:p>3624</text:p>
          </table:table-cell>
          <table:table-cell office:value-type="float" office:value="448">
            <text:p>448</text:p>
          </table:table-cell>
          <table:table-cell office:value-type="float" office:value="17248">
            <text:p>17248</text:p>
          </table:table-cell>
          <table:table-cell office:value-type="float" office:value="-605">
            <text:p>-605</text:p>
          </table:table-cell>
          <table:table-cell office:value-type="float" office:value="-955">
            <text:p>-955</text:p>
          </table:table-cell>
          <table:table-cell office:value-type="float" office:value="-581">
            <text:p>-581</text:p>
          </table:table-cell>
          <table:table-cell office:value-type="float" office:value="60600">
            <text:p>60600</text:p>
          </table:table-cell>
          <table:table-cell table:number-columns-repeated="3"/>
          <table:table-cell table:formula="of:=[.A289]/([.$L289]-[.$L288])" office:value-type="float" office:value="0.11">
            <text:p>0.11</text:p>
          </table:table-cell>
          <table:table-cell table:formula="of:=[.B289]/([.$L289]-[.$L288])" office:value-type="float" office:value="0.11">
            <text:p>0.11</text:p>
          </table:table-cell>
          <table:table-cell table:formula="of:=([.P289]-[.P288])/([.$L289]-[.$L288])" office:value-type="float" office:value="0">
            <text:p>0</text:p>
          </table:table-cell>
          <table:table-cell table:formula="of:=([.Q289]-[.Q288])/([.$L289]-[.$L288])" office:value-type="float" office:value="0">
            <text:p>0</text:p>
          </table:table-cell>
          <table:table-cell table:number-columns-repeated="3"/>
          <table:table-cell table:formula="of:=[.F289]/(16384/9.80665)" office:value-type="float" office:value="2.16914670410156">
            <text:p>2.1691467041</text:p>
          </table:table-cell>
          <table:table-cell table:formula="of:=[.G289]/(16384/9.80665)" office:value-type="float" office:value="0.2681505859375">
            <text:p>0.2681505859</text:p>
          </table:table-cell>
          <table:table-cell table:formula="of:=[.H289]/(16384/9.80665)" office:value-type="float" office:value="10.3237975585938">
            <text:p>10.3237975586</text:p>
          </table:table-cell>
          <table:table-cell table:formula="of:=([.I289]*PI())/(131*180)" office:value-type="float" office:value="-0.0806049005692038">
            <text:p>-0.0806049006</text:p>
          </table:table-cell>
          <table:table-cell table:formula="of:=([.J289]*PI())/(131*180)" office:value-type="float" office:value="-0.127235834782793">
            <text:p>-0.1272358348</text:p>
          </table:table-cell>
          <table:table-cell table:formula="of:=([.K289]*PI())/(131*180)" office:value-type="float" office:value="-0.0774073507945577">
            <text:p>-0.0774073508</text:p>
          </table:table-cell>
          <table:table-cell table:formula="of:=[.L289]" office:value-type="float" office:value="60600">
            <text:p>606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1792">
            <text:p>1792</text:p>
          </table:table-cell>
          <table:table-cell office:value-type="float" office:value="468">
            <text:p>468</text:p>
          </table:table-cell>
          <table:table-cell office:value-type="float" office:value="18296">
            <text:p>18296</text:p>
          </table:table-cell>
          <table:table-cell office:value-type="float" office:value="280">
            <text:p>280</text:p>
          </table:table-cell>
          <table:table-cell office:value-type="float" office:value="-450">
            <text:p>-450</text:p>
          </table:table-cell>
          <table:table-cell office:value-type="float" office:value="96">
            <text:p>96</text:p>
          </table:table-cell>
          <table:table-cell office:value-type="float" office:value="60800">
            <text:p>60800</text:p>
          </table:table-cell>
          <table:table-cell table:number-columns-repeated="3"/>
          <table:table-cell table:formula="of:=[.A290]/([.$L290]-[.$L289])" office:value-type="float" office:value="0.115">
            <text:p>0.115</text:p>
          </table:table-cell>
          <table:table-cell table:formula="of:=[.B290]/([.$L290]-[.$L289])" office:value-type="float" office:value="0.11">
            <text:p>0.11</text:p>
          </table:table-cell>
          <table:table-cell table:formula="of:=([.P290]-[.P289])/([.$L290]-[.$L289])" office:value-type="float" office:value="0.000025">
            <text:p>0.000025</text:p>
          </table:table-cell>
          <table:table-cell table:formula="of:=([.Q290]-[.Q289])/([.$L290]-[.$L289])" office:value-type="float" office:value="0">
            <text:p>0</text:p>
          </table:table-cell>
          <table:table-cell table:number-columns-repeated="3"/>
          <table:table-cell table:formula="of:=[.F290]/(16384/9.80665)" office:value-type="float" office:value="1.07260234375">
            <text:p>1.0726023438</text:p>
          </table:table-cell>
          <table:table-cell table:formula="of:=[.G290]/(16384/9.80665)" office:value-type="float" office:value="0.280121594238281">
            <text:p>0.2801215942</text:p>
          </table:table-cell>
          <table:table-cell table:formula="of:=[.H290]/(16384/9.80665)" office:value-type="float" office:value="10.9510783935547">
            <text:p>10.9510783936</text:p>
          </table:table-cell>
          <table:table-cell table:formula="of:=([.I290]*PI())/(131*180)" office:value-type="float" office:value="0.0373047473708712">
            <text:p>0.0373047474</text:p>
          </table:table-cell>
          <table:table-cell table:formula="of:=([.J290]*PI())/(131*180)" office:value-type="float" office:value="-0.0599540582746144">
            <text:p>-0.0599540583</text:p>
          </table:table-cell>
          <table:table-cell table:formula="of:=([.K290]*PI())/(131*180)" office:value-type="float" office:value="0.0127901990985844">
            <text:p>0.0127901991</text:p>
          </table:table-cell>
          <table:table-cell table:formula="of:=[.L290]" office:value-type="float" office:value="60800">
            <text:p>608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2704">
            <text:p>2704</text:p>
          </table:table-cell>
          <table:table-cell office:value-type="float" office:value="-88">
            <text:p>-88</text:p>
          </table:table-cell>
          <table:table-cell office:value-type="float" office:value="16648">
            <text:p>16648</text:p>
          </table:table-cell>
          <table:table-cell office:value-type="float" office:value="419">
            <text:p>419</text:p>
          </table:table-cell>
          <table:table-cell office:value-type="float" office:value="-506">
            <text:p>-506</text:p>
          </table:table-cell>
          <table:table-cell office:value-type="float" office:value="9">
            <text:p>9</text:p>
          </table:table-cell>
          <table:table-cell office:value-type="float" office:value="61000">
            <text:p>61000</text:p>
          </table:table-cell>
          <table:table-cell table:number-columns-repeated="3"/>
          <table:table-cell table:formula="of:=[.A291]/([.$L291]-[.$L290])" office:value-type="float" office:value="0.115">
            <text:p>0.115</text:p>
          </table:table-cell>
          <table:table-cell table:formula="of:=[.B291]/([.$L291]-[.$L290])" office:value-type="float" office:value="0.11">
            <text:p>0.11</text:p>
          </table:table-cell>
          <table:table-cell table:formula="of:=([.P291]-[.P290])/([.$L291]-[.$L290])" office:value-type="float" office:value="0">
            <text:p>0</text:p>
          </table:table-cell>
          <table:table-cell table:formula="of:=([.Q291]-[.Q290])/([.$L291]-[.$L290])" office:value-type="float" office:value="0">
            <text:p>0</text:p>
          </table:table-cell>
          <table:table-cell table:number-columns-repeated="3"/>
          <table:table-cell table:formula="of:=[.F291]/(16384/9.80665)" office:value-type="float" office:value="1.61848032226563">
            <text:p>1.6184803223</text:p>
          </table:table-cell>
          <table:table-cell table:formula="of:=[.G291]/(16384/9.80665)" office:value-type="float" office:value="-0.0526724365234375">
            <text:p>-0.0526724365</text:p>
          </table:table-cell>
          <table:table-cell table:formula="of:=[.H291]/(16384/9.80665)" office:value-type="float" office:value="9.96466730957031">
            <text:p>9.9646673096</text:p>
          </table:table-cell>
          <table:table-cell table:formula="of:=([.I291]*PI())/(131*180)" office:value-type="float" office:value="0.0558238898156965">
            <text:p>0.0558238898</text:p>
          </table:table-cell>
          <table:table-cell table:formula="of:=([.J291]*PI())/(131*180)" office:value-type="float" office:value="-0.0674150077487886">
            <text:p>-0.0674150077</text:p>
          </table:table-cell>
          <table:table-cell table:formula="of:=([.K291]*PI())/(131*180)" office:value-type="float" office:value="0.00119908116549229">
            <text:p>0.0011990812</text:p>
          </table:table-cell>
          <table:table-cell table:formula="of:=[.L291]" office:value-type="float" office:value="61000">
            <text:p>610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-528">
            <text:p>-528</text:p>
          </table:table-cell>
          <table:table-cell office:value-type="float" office:value="-880">
            <text:p>-880</text:p>
          </table:table-cell>
          <table:table-cell office:value-type="float" office:value="18912">
            <text:p>18912</text:p>
          </table:table-cell>
          <table:table-cell office:value-type="float" office:value="15">
            <text:p>15</text:p>
          </table:table-cell>
          <table:table-cell office:value-type="float" office:value="-740">
            <text:p>-740</text:p>
          </table:table-cell>
          <table:table-cell office:value-type="float" office:value="274">
            <text:p>274</text:p>
          </table:table-cell>
          <table:table-cell office:value-type="float" office:value="61200">
            <text:p>61200</text:p>
          </table:table-cell>
          <table:table-cell table:number-columns-repeated="3"/>
          <table:table-cell table:formula="of:=[.A292]/([.$L292]-[.$L291])" office:value-type="float" office:value="0.11">
            <text:p>0.11</text:p>
          </table:table-cell>
          <table:table-cell table:formula="of:=[.B292]/([.$L292]-[.$L291])" office:value-type="float" office:value="0.11">
            <text:p>0.11</text:p>
          </table:table-cell>
          <table:table-cell table:formula="of:=([.P292]-[.P291])/([.$L292]-[.$L291])" office:value-type="float" office:value="-0.000025">
            <text:p>-0.000025</text:p>
          </table:table-cell>
          <table:table-cell table:formula="of:=([.Q292]-[.Q291])/([.$L292]-[.$L291])" office:value-type="float" office:value="0">
            <text:p>0</text:p>
          </table:table-cell>
          <table:table-cell table:number-columns-repeated="3"/>
          <table:table-cell table:formula="of:=[.F292]/(16384/9.80665)" office:value-type="float" office:value="-0.316034619140625">
            <text:p>-0.3160346191</text:p>
          </table:table-cell>
          <table:table-cell table:formula="of:=[.G292]/(16384/9.80665)" office:value-type="float" office:value="-0.526724365234375">
            <text:p>-0.5267243652</text:p>
          </table:table-cell>
          <table:table-cell table:formula="of:=[.H292]/(16384/9.80665)" office:value-type="float" office:value="11.3197854492187">
            <text:p>11.3197854492</text:p>
          </table:table-cell>
          <table:table-cell table:formula="of:=([.I292]*PI())/(131*180)" office:value-type="float" office:value="0.00199846860915381">
            <text:p>0.0019984686</text:p>
          </table:table-cell>
          <table:table-cell table:formula="of:=([.J292]*PI())/(131*180)" office:value-type="float" office:value="-0.0985911180515881">
            <text:p>-0.0985911181</text:p>
          </table:table-cell>
          <table:table-cell table:formula="of:=([.K292]*PI())/(131*180)" office:value-type="float" office:value="0.0365053599272096">
            <text:p>0.0365053599</text:p>
          </table:table-cell>
          <table:table-cell table:formula="of:=[.L292]" office:value-type="float" office:value="61200">
            <text:p>61200</text:p>
          </table:table-cell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3"/>
          <table:table-cell office:value-type="float" office:value="1492">
            <text:p>1492</text:p>
          </table:table-cell>
          <table:table-cell office:value-type="float" office:value="-1704">
            <text:p>-1704</text:p>
          </table:table-cell>
          <table:table-cell office:value-type="float" office:value="16736">
            <text:p>16736</text:p>
          </table:table-cell>
          <table:table-cell office:value-type="float" office:value="374">
            <text:p>374</text:p>
          </table:table-cell>
          <table:table-cell office:value-type="float" office:value="-326">
            <text:p>-326</text:p>
          </table:table-cell>
          <table:table-cell office:value-type="float" office:value="-267">
            <text:p>-267</text:p>
          </table:table-cell>
          <table:table-cell office:value-type="float" office:value="61400">
            <text:p>61400</text:p>
          </table:table-cell>
          <table:table-cell table:number-columns-repeated="3"/>
          <table:table-cell table:formula="of:=[.A293]/([.$L293]-[.$L292])" office:value-type="float" office:value="0.115">
            <text:p>0.115</text:p>
          </table:table-cell>
          <table:table-cell table:formula="of:=[.B293]/([.$L293]-[.$L292])" office:value-type="float" office:value="0.115">
            <text:p>0.115</text:p>
          </table:table-cell>
          <table:table-cell table:formula="of:=([.P293]-[.P292])/([.$L293]-[.$L292])" office:value-type="float" office:value="0.000025">
            <text:p>0.000025</text:p>
          </table:table-cell>
          <table:table-cell table:formula="of:=([.Q293]-[.Q292])/([.$L293]-[.$L292])" office:value-type="float" office:value="0.000025">
            <text:p>0.000025</text:p>
          </table:table-cell>
          <table:table-cell table:number-columns-repeated="3"/>
          <table:table-cell table:formula="of:=[.F293]/(16384/9.80665)" office:value-type="float" office:value="0.893037219238281">
            <text:p>0.8930372192</text:p>
          </table:table-cell>
          <table:table-cell table:formula="of:=[.G293]/(16384/9.80665)" office:value-type="float" office:value="-1.01992990722656">
            <text:p>-1.0199299072</text:p>
          </table:table-cell>
          <table:table-cell table:formula="of:=[.H293]/(16384/9.80665)" office:value-type="float" office:value="10.0173397460938">
            <text:p>10.0173397461</text:p>
          </table:table-cell>
          <table:table-cell table:formula="of:=([.I293]*PI())/(131*180)" office:value-type="float" office:value="0.0498284839882351">
            <text:p>0.049828484</text:p>
          </table:table-cell>
          <table:table-cell table:formula="of:=([.J293]*PI())/(131*180)" office:value-type="float" office:value="-0.0434333844389429">
            <text:p>-0.0434333844</text:p>
          </table:table-cell>
          <table:table-cell table:formula="of:=([.K293]*PI())/(131*180)" office:value-type="float" office:value="-0.0355727412429379">
            <text:p>-0.0355727412</text:p>
          </table:table-cell>
          <table:table-cell table:formula="of:=[.L293]" office:value-type="float" office:value="61400">
            <text:p>614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1672">
            <text:p>1672</text:p>
          </table:table-cell>
          <table:table-cell office:value-type="float" office:value="-176">
            <text:p>-176</text:p>
          </table:table-cell>
          <table:table-cell office:value-type="float" office:value="17720">
            <text:p>17720</text:p>
          </table:table-cell>
          <table:table-cell office:value-type="float" office:value="251">
            <text:p>251</text:p>
          </table:table-cell>
          <table:table-cell office:value-type="float" office:value="-659">
            <text:p>-659</text:p>
          </table:table-cell>
          <table:table-cell office:value-type="float" office:value="-501">
            <text:p>-501</text:p>
          </table:table-cell>
          <table:table-cell office:value-type="float" office:value="61600">
            <text:p>61600</text:p>
          </table:table-cell>
          <table:table-cell table:number-columns-repeated="3"/>
          <table:table-cell table:formula="of:=[.A294]/([.$L294]-[.$L293])" office:value-type="float" office:value="0.115">
            <text:p>0.115</text:p>
          </table:table-cell>
          <table:table-cell table:formula="of:=[.B294]/([.$L294]-[.$L293])" office:value-type="float" office:value="0.11">
            <text:p>0.11</text:p>
          </table:table-cell>
          <table:table-cell table:formula="of:=([.P294]-[.P293])/([.$L294]-[.$L293])" office:value-type="float" office:value="0">
            <text:p>0</text:p>
          </table:table-cell>
          <table:table-cell table:formula="of:=([.Q294]-[.Q293])/([.$L294]-[.$L293])" office:value-type="float" office:value="-0.000025">
            <text:p>-0.000025</text:p>
          </table:table-cell>
          <table:table-cell table:number-columns-repeated="3"/>
          <table:table-cell table:formula="of:=[.F294]/(16384/9.80665)" office:value-type="float" office:value="1.00077629394531">
            <text:p>1.0007762939</text:p>
          </table:table-cell>
          <table:table-cell table:formula="of:=[.G294]/(16384/9.80665)" office:value-type="float" office:value="-0.105344873046875">
            <text:p>-0.105344873</text:p>
          </table:table-cell>
          <table:table-cell table:formula="of:=[.H294]/(16384/9.80665)" office:value-type="float" office:value="10.6063133544922">
            <text:p>10.6063133545</text:p>
          </table:table-cell>
          <table:table-cell table:formula="of:=([.I294]*PI())/(131*180)" office:value-type="float" office:value="0.0334410413931738">
            <text:p>0.0334410414</text:p>
          </table:table-cell>
          <table:table-cell table:formula="of:=([.J294]*PI())/(131*180)" office:value-type="float" office:value="-0.0877993875621575">
            <text:p>-0.0877993876</text:p>
          </table:table-cell>
          <table:table-cell table:formula="of:=([.K294]*PI())/(131*180)" office:value-type="float" office:value="-0.0667488515457373">
            <text:p>-0.0667488515</text:p>
          </table:table-cell>
          <table:table-cell table:formula="of:=[.L294]" office:value-type="float" office:value="61600">
            <text:p>616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-3004">
            <text:p>-3004</text:p>
          </table:table-cell>
          <table:table-cell office:value-type="float" office:value="-316">
            <text:p>-316</text:p>
          </table:table-cell>
          <table:table-cell office:value-type="float" office:value="23088">
            <text:p>23088</text:p>
          </table:table-cell>
          <table:table-cell office:value-type="float" office:value="-145">
            <text:p>-145</text:p>
          </table:table-cell>
          <table:table-cell office:value-type="float" office:value="459">
            <text:p>459</text:p>
          </table:table-cell>
          <table:table-cell office:value-type="float" office:value="-715">
            <text:p>-715</text:p>
          </table:table-cell>
          <table:table-cell office:value-type="float" office:value="61800">
            <text:p>61800</text:p>
          </table:table-cell>
          <table:table-cell table:number-columns-repeated="3"/>
          <table:table-cell table:formula="of:=[.A295]/([.$L295]-[.$L294])" office:value-type="float" office:value="0.11">
            <text:p>0.11</text:p>
          </table:table-cell>
          <table:table-cell table:formula="of:=[.B295]/([.$L295]-[.$L294])" office:value-type="float" office:value="0.11">
            <text:p>0.11</text:p>
          </table:table-cell>
          <table:table-cell table:formula="of:=([.P295]-[.P294])/([.$L295]-[.$L294])" office:value-type="float" office:value="-0.000025">
            <text:p>-0.000025</text:p>
          </table:table-cell>
          <table:table-cell table:formula="of:=([.Q295]-[.Q294])/([.$L295]-[.$L294])" office:value-type="float" office:value="0">
            <text:p>0</text:p>
          </table:table-cell>
          <table:table-cell table:number-columns-repeated="3"/>
          <table:table-cell table:formula="of:=[.F295]/(16384/9.80665)" office:value-type="float" office:value="-1.79804544677734">
            <text:p>-1.7980454468</text:p>
          </table:table-cell>
          <table:table-cell table:formula="of:=[.G295]/(16384/9.80665)" office:value-type="float" office:value="-0.189141931152344">
            <text:p>-0.1891419312</text:p>
          </table:table-cell>
          <table:table-cell table:formula="of:=[.H295]/(16384/9.80665)" office:value-type="float" office:value="13.8193319824219">
            <text:p>13.8193319824</text:p>
          </table:table-cell>
          <table:table-cell table:formula="of:=([.I295]*PI())/(131*180)" office:value-type="float" office:value="-0.0193185298884869">
            <text:p>-0.0193185299</text:p>
          </table:table-cell>
          <table:table-cell table:formula="of:=([.J295]*PI())/(131*180)" office:value-type="float" office:value="0.0611531394401067">
            <text:p>0.0611531394</text:p>
          </table:table-cell>
          <table:table-cell table:formula="of:=([.K295]*PI())/(131*180)" office:value-type="float" office:value="-0.0952603370363317">
            <text:p>-0.095260337</text:p>
          </table:table-cell>
          <table:table-cell table:formula="of:=[.L295]" office:value-type="float" office:value="61800">
            <text:p>618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1128">
            <text:p>1128</text:p>
          </table:table-cell>
          <table:table-cell office:value-type="float" office:value="-972">
            <text:p>-972</text:p>
          </table:table-cell>
          <table:table-cell office:value-type="float" office:value="24688">
            <text:p>24688</text:p>
          </table:table-cell>
          <table:table-cell office:value-type="float" office:value="250">
            <text:p>250</text:p>
          </table:table-cell>
          <table:table-cell office:value-type="float" office:value="-693">
            <text:p>-693</text:p>
          </table:table-cell>
          <table:table-cell office:value-type="float" office:value="-665">
            <text:p>-665</text:p>
          </table:table-cell>
          <table:table-cell office:value-type="float" office:value="62000">
            <text:p>62000</text:p>
          </table:table-cell>
          <table:table-cell table:number-columns-repeated="3"/>
          <table:table-cell table:formula="of:=[.A296]/([.$L296]-[.$L295])" office:value-type="float" office:value="0.11">
            <text:p>0.11</text:p>
          </table:table-cell>
          <table:table-cell table:formula="of:=[.B296]/([.$L296]-[.$L295])" office:value-type="float" office:value="0.11">
            <text:p>0.11</text:p>
          </table:table-cell>
          <table:table-cell table:formula="of:=([.P296]-[.P295])/([.$L296]-[.$L295])" office:value-type="float" office:value="0">
            <text:p>0</text:p>
          </table:table-cell>
          <table:table-cell table:formula="of:=([.Q296]-[.Q295])/([.$L296]-[.$L295])" office:value-type="float" office:value="0">
            <text:p>0</text:p>
          </table:table-cell>
          <table:table-cell table:number-columns-repeated="3"/>
          <table:table-cell table:formula="of:=[.F296]/(16384/9.80665)" office:value-type="float" office:value="0.675164868164062">
            <text:p>0.6751648682</text:p>
          </table:table-cell>
          <table:table-cell table:formula="of:=[.G296]/(16384/9.80665)" office:value-type="float" office:value="-0.581791003417969">
            <text:p>-0.5817910034</text:p>
          </table:table-cell>
          <table:table-cell table:formula="of:=[.H296]/(16384/9.80665)" office:value-type="float" office:value="14.7770126464844">
            <text:p>14.7770126465</text:p>
          </table:table-cell>
          <table:table-cell table:formula="of:=([.I296]*PI())/(131*180)" office:value-type="float" office:value="0.0333078101525635">
            <text:p>0.0333078102</text:p>
          </table:table-cell>
          <table:table-cell table:formula="of:=([.J296]*PI())/(131*180)" office:value-type="float" office:value="-0.0923292497429061">
            <text:p>-0.0923292497</text:p>
          </table:table-cell>
          <table:table-cell table:formula="of:=([.K296]*PI())/(131*180)" office:value-type="float" office:value="-0.088598775005819">
            <text:p>-0.088598775</text:p>
          </table:table-cell>
          <table:table-cell table:formula="of:=[.L296]" office:value-type="float" office:value="62000">
            <text:p>6200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  <table:table-cell table:number-columns-repeated="3"/>
          <table:table-cell office:value-type="float" office:value="1400">
            <text:p>1400</text:p>
          </table:table-cell>
          <table:table-cell office:value-type="float" office:value="-1228">
            <text:p>-1228</text:p>
          </table:table-cell>
          <table:table-cell office:value-type="float" office:value="18032">
            <text:p>18032</text:p>
          </table:table-cell>
          <table:table-cell office:value-type="float" office:value="488">
            <text:p>488</text:p>
          </table:table-cell>
          <table:table-cell office:value-type="float" office:value="-207">
            <text:p>-207</text:p>
          </table:table-cell>
          <table:table-cell office:value-type="float" office:value="-376">
            <text:p>-376</text:p>
          </table:table-cell>
          <table:table-cell office:value-type="float" office:value="62200">
            <text:p>62200</text:p>
          </table:table-cell>
          <table:table-cell table:number-columns-repeated="3"/>
          <table:table-cell table:formula="of:=[.A297]/([.$L297]-[.$L296])" office:value-type="float" office:value="0.11">
            <text:p>0.11</text:p>
          </table:table-cell>
          <table:table-cell table:formula="of:=[.B297]/([.$L297]-[.$L296])" office:value-type="float" office:value="0.11">
            <text:p>0.11</text:p>
          </table:table-cell>
          <table:table-cell table:formula="of:=([.P297]-[.P296])/([.$L297]-[.$L296])" office:value-type="float" office:value="0">
            <text:p>0</text:p>
          </table:table-cell>
          <table:table-cell table:formula="of:=([.Q297]-[.Q296])/([.$L297]-[.$L296])" office:value-type="float" office:value="0">
            <text:p>0</text:p>
          </table:table-cell>
          <table:table-cell table:number-columns-repeated="3"/>
          <table:table-cell table:formula="of:=[.F297]/(16384/9.80665)" office:value-type="float" office:value="0.837970581054687">
            <text:p>0.8379705811</text:p>
          </table:table-cell>
          <table:table-cell table:formula="of:=[.G297]/(16384/9.80665)" office:value-type="float" office:value="-0.735019909667969">
            <text:p>-0.7350199097</text:p>
          </table:table-cell>
          <table:table-cell table:formula="of:=[.H297]/(16384/9.80665)" office:value-type="float" office:value="10.7930610839844">
            <text:p>10.793061084</text:p>
          </table:table-cell>
          <table:table-cell table:formula="of:=([.I297]*PI())/(131*180)" office:value-type="float" office:value="0.065016845417804">
            <text:p>0.0650168454</text:p>
          </table:table-cell>
          <table:table-cell table:formula="of:=([.J297]*PI())/(131*180)" office:value-type="float" office:value="-0.0275788668063226">
            <text:p>-0.0275788668</text:p>
          </table:table-cell>
          <table:table-cell table:formula="of:=([.K297]*PI())/(131*180)" office:value-type="float" office:value="-0.0500949464694556">
            <text:p>-0.0500949465</text:p>
          </table:table-cell>
          <table:table-cell table:formula="of:=[.L297]" office:value-type="float" office:value="62200">
            <text:p>62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68">
            <text:p>1568</text:p>
          </table:table-cell>
          <table:table-cell office:value-type="float" office:value="-1084">
            <text:p>-1084</text:p>
          </table:table-cell>
          <table:table-cell office:value-type="float" office:value="21772">
            <text:p>21772</text:p>
          </table:table-cell>
          <table:table-cell office:value-type="float" office:value="444">
            <text:p>444</text:p>
          </table:table-cell>
          <table:table-cell office:value-type="float" office:value="84">
            <text:p>84</text:p>
          </table:table-cell>
          <table:table-cell office:value-type="float" office:value="336">
            <text:p>336</text:p>
          </table:table-cell>
          <table:table-cell office:value-type="float" office:value="62400">
            <text:p>62400</text:p>
          </table:table-cell>
          <table:table-cell table:number-columns-repeated="3"/>
          <table:table-cell table:formula="of:=[.A298]/([.$L298]-[.$L297])" office:value-type="float" office:value="0.015">
            <text:p>0.015</text:p>
          </table:table-cell>
          <table:table-cell table:formula="of:=[.B298]/([.$L298]-[.$L297])" office:value-type="float" office:value="0.005">
            <text:p>0.005</text:p>
          </table:table-cell>
          <table:table-cell table:formula="of:=([.P298]-[.P297])/([.$L298]-[.$L297])" office:value-type="float" office:value="-0.000475">
            <text:p>-0.000475</text:p>
          </table:table-cell>
          <table:table-cell table:formula="of:=([.Q298]-[.Q297])/([.$L298]-[.$L297])" office:value-type="float" office:value="-0.000525">
            <text:p>-0.000525</text:p>
          </table:table-cell>
          <table:table-cell table:number-columns-repeated="3"/>
          <table:table-cell table:formula="of:=[.F298]/(16384/9.80665)" office:value-type="float" office:value="0.93852705078125">
            <text:p>0.9385270508</text:p>
          </table:table-cell>
          <table:table-cell table:formula="of:=[.G298]/(16384/9.80665)" office:value-type="float" office:value="-0.648828649902344">
            <text:p>-0.6488286499</text:p>
          </table:table-cell>
          <table:table-cell table:formula="of:=[.H298]/(16384/9.80665)" office:value-type="float" office:value="13.0316396362305">
            <text:p>13.0316396362</text:p>
          </table:table-cell>
          <table:table-cell table:formula="of:=([.I298]*PI())/(131*180)" office:value-type="float" office:value="0.0591546708309529">
            <text:p>0.0591546708</text:p>
          </table:table-cell>
          <table:table-cell table:formula="of:=([.J298]*PI())/(131*180)" office:value-type="float" office:value="0.0111914242112614">
            <text:p>0.0111914242</text:p>
          </table:table-cell>
          <table:table-cell table:formula="of:=([.K298]*PI())/(131*180)" office:value-type="float" office:value="0.0447656968450454">
            <text:p>0.0447656968</text:p>
          </table:table-cell>
          <table:table-cell table:formula="of:=[.L298]" office:value-type="float" office:value="62400">
            <text:p>624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-904">
            <text:p>-904</text:p>
          </table:table-cell>
          <table:table-cell office:value-type="float" office:value="19176">
            <text:p>19176</text:p>
          </table:table-cell>
          <table:table-cell office:value-type="float" office:value="118">
            <text:p>118</text:p>
          </table:table-cell>
          <table:table-cell office:value-type="float" office:value="-328">
            <text:p>-328</text:p>
          </table:table-cell>
          <table:table-cell office:value-type="float" office:value="2075">
            <text:p>2075</text:p>
          </table:table-cell>
          <table:table-cell office:value-type="float" office:value="62600">
            <text:p>62600</text:p>
          </table:table-cell>
          <table:table-cell table:number-columns-repeated="3"/>
          <table:table-cell table:formula="of:=[.A299]/([.$L299]-[.$L298])" office:value-type="float" office:value="0">
            <text:p>0</text:p>
          </table:table-cell>
          <table:table-cell table:formula="of:=[.B299]/([.$L299]-[.$L298])" office:value-type="float" office:value="0">
            <text:p>0</text:p>
          </table:table-cell>
          <table:table-cell table:formula="of:=([.P299]-[.P298])/([.$L299]-[.$L298])" office:value-type="float" office:value="-0.000075">
            <text:p>-0.000075</text:p>
          </table:table-cell>
          <table:table-cell table:formula="of:=([.Q299]-[.Q298])/([.$L299]-[.$L298])" office:value-type="float" office:value="-0.000025">
            <text:p>-0.000025</text:p>
          </table:table-cell>
          <table:table-cell table:number-columns-repeated="3"/>
          <table:table-cell table:formula="of:=[.F299]/(16384/9.80665)" office:value-type="float" office:value="0.0047884033203125">
            <text:p>0.0047884033</text:p>
          </table:table-cell>
          <table:table-cell table:formula="of:=[.G299]/(16384/9.80665)" office:value-type="float" office:value="-0.541089575195312">
            <text:p>-0.5410895752</text:p>
          </table:table-cell>
          <table:table-cell table:formula="of:=[.H299]/(16384/9.80665)" office:value-type="float" office:value="11.4778027587891">
            <text:p>11.4778027588</text:p>
          </table:table-cell>
          <table:table-cell table:formula="of:=([.I299]*PI())/(131*180)" office:value-type="float" office:value="0.01572128639201">
            <text:p>0.0157212864</text:p>
          </table:table-cell>
          <table:table-cell table:formula="of:=([.J299]*PI())/(131*180)" office:value-type="float" office:value="-0.0436998469201634">
            <text:p>-0.0436998469</text:p>
          </table:table-cell>
          <table:table-cell table:formula="of:=([.K299]*PI())/(131*180)" office:value-type="float" office:value="0.276454824266277">
            <text:p>0.2764548243</text:p>
          </table:table-cell>
          <table:table-cell table:formula="of:=[.L299]" office:value-type="float" office:value="62600">
            <text:p>6260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2212">
            <text:p>2212</text:p>
          </table:table-cell>
          <table:table-cell office:value-type="float" office:value="-220">
            <text:p>-220</text:p>
          </table:table-cell>
          <table:table-cell office:value-type="float" office:value="18464">
            <text:p>18464</text:p>
          </table:table-cell>
          <table:table-cell office:value-type="float" office:value="250">
            <text:p>250</text:p>
          </table:table-cell>
          <table:table-cell office:value-type="float" office:value="-430">
            <text:p>-430</text:p>
          </table:table-cell>
          <table:table-cell office:value-type="float" office:value="-209">
            <text:p>-209</text:p>
          </table:table-cell>
          <table:table-cell office:value-type="float" office:value="62800">
            <text:p>62800</text:p>
          </table:table-cell>
          <table:table-cell table:number-columns-repeated="3"/>
          <table:table-cell table:formula="of:=[.A300]/([.$L300]-[.$L299])" office:value-type="float" office:value="0">
            <text:p>0</text:p>
          </table:table-cell>
          <table:table-cell table:formula="of:=[.B300]/([.$L300]-[.$L299])" office:value-type="float" office:value="0">
            <text:p>0</text:p>
          </table:table-cell>
          <table:table-cell table:formula="of:=([.P300]-[.P299])/([.$L300]-[.$L299])" office:value-type="float" office:value="0">
            <text:p>0</text:p>
          </table:table-cell>
          <table:table-cell table:formula="of:=([.Q300]-[.Q299])/([.$L300]-[.$L299])" office:value-type="float" office:value="0">
            <text:p>0</text:p>
          </table:table-cell>
          <table:table-cell table:number-columns-repeated="3"/>
          <table:table-cell table:formula="of:=[.F300]/(16384/9.80665)" office:value-type="float" office:value="1.32399351806641">
            <text:p>1.3239935181</text:p>
          </table:table-cell>
          <table:table-cell table:formula="of:=[.G300]/(16384/9.80665)" office:value-type="float" office:value="-0.131681091308594">
            <text:p>-0.1316810913</text:p>
          </table:table-cell>
          <table:table-cell table:formula="of:=[.H300]/(16384/9.80665)" office:value-type="float" office:value="11.0516348632813">
            <text:p>11.0516348633</text:p>
          </table:table-cell>
          <table:table-cell table:formula="of:=([.I300]*PI())/(131*180)" office:value-type="float" office:value="0.0333078101525635">
            <text:p>0.0333078102</text:p>
          </table:table-cell>
          <table:table-cell table:formula="of:=([.J300]*PI())/(131*180)" office:value-type="float" office:value="-0.0572894334624093">
            <text:p>-0.0572894335</text:p>
          </table:table-cell>
          <table:table-cell table:formula="of:=([.K300]*PI())/(131*180)" office:value-type="float" office:value="-0.0278453292875431">
            <text:p>-0.0278453293</text:p>
          </table:table-cell>
          <table:table-cell table:formula="of:=[.L300]" office:value-type="float" office:value="62800">
            <text:p>62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488">
            <text:p>2488</text:p>
          </table:table-cell>
          <table:table-cell office:value-type="float" office:value="732">
            <text:p>732</text:p>
          </table:table-cell>
          <table:table-cell office:value-type="float" office:value="15356">
            <text:p>15356</text:p>
          </table:table-cell>
          <table:table-cell office:value-type="float" office:value="359">
            <text:p>359</text:p>
          </table:table-cell>
          <table:table-cell office:value-type="float" office:value="-373">
            <text:p>-373</text:p>
          </table:table-cell>
          <table:table-cell office:value-type="float" office:value="674">
            <text:p>674</text:p>
          </table:table-cell>
          <table:table-cell office:value-type="float" office:value="63000">
            <text:p>63000</text:p>
          </table:table-cell>
          <table:table-cell table:number-columns-repeated="3"/>
          <table:table-cell table:formula="of:=[.A301]/([.$L301]-[.$L300])" office:value-type="float" office:value="0.005">
            <text:p>0.005</text:p>
          </table:table-cell>
          <table:table-cell table:formula="of:=[.B301]/([.$L301]-[.$L300])" office:value-type="float" office:value="0">
            <text:p>0</text:p>
          </table:table-cell>
          <table:table-cell table:formula="of:=([.P301]-[.P300])/([.$L301]-[.$L300])" office:value-type="float" office:value="0.000025">
            <text:p>0.000025</text:p>
          </table:table-cell>
          <table:table-cell table:formula="of:=([.Q301]-[.Q300])/([.$L301]-[.$L300])" office:value-type="float" office:value="0">
            <text:p>0</text:p>
          </table:table-cell>
          <table:table-cell table:number-columns-repeated="3"/>
          <table:table-cell table:formula="of:=[.F301]/(16384/9.80665)" office:value-type="float" office:value="1.48919343261719">
            <text:p>1.4891934326</text:p>
          </table:table-cell>
          <table:table-cell table:formula="of:=[.G301]/(16384/9.80665)" office:value-type="float" office:value="0.438138903808594">
            <text:p>0.4381389038</text:p>
          </table:table-cell>
          <table:table-cell table:formula="of:=[.H301]/(16384/9.80665)" office:value-type="float" office:value="9.19134017333984">
            <text:p>9.1913401733</text:p>
          </table:table-cell>
          <table:table-cell table:formula="of:=([.I301]*PI())/(131*180)" office:value-type="float" office:value="0.0478300153790812">
            <text:p>0.0478300154</text:p>
          </table:table-cell>
          <table:table-cell table:formula="of:=([.J301]*PI())/(131*180)" office:value-type="float" office:value="-0.0496952527476248">
            <text:p>-0.0496952527</text:p>
          </table:table-cell>
          <table:table-cell table:formula="of:=([.K301]*PI())/(131*180)" office:value-type="float" office:value="0.0897978561713113">
            <text:p>0.0897978562</text:p>
          </table:table-cell>
          <table:table-cell table:formula="of:=[.L301]" office:value-type="float" office:value="63000">
            <text:p>63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-108">
            <text:p>-108</text:p>
          </table:table-cell>
          <table:table-cell office:value-type="float" office:value="-972">
            <text:p>-972</text:p>
          </table:table-cell>
          <table:table-cell office:value-type="float" office:value="20524">
            <text:p>20524</text:p>
          </table:table-cell>
          <table:table-cell office:value-type="float" office:value="470">
            <text:p>470</text:p>
          </table:table-cell>
          <table:table-cell office:value-type="float" office:value="-757">
            <text:p>-757</text:p>
          </table:table-cell>
          <table:table-cell office:value-type="float" office:value="126">
            <text:p>126</text:p>
          </table:table-cell>
          <table:table-cell office:value-type="float" office:value="63200">
            <text:p>63200</text:p>
          </table:table-cell>
          <table:table-cell table:number-columns-repeated="3"/>
          <table:table-cell table:formula="of:=[.A302]/([.$L302]-[.$L301])" office:value-type="float" office:value="0.05">
            <text:p>0.05</text:p>
          </table:table-cell>
          <table:table-cell table:formula="of:=[.B302]/([.$L302]-[.$L301])" office:value-type="float" office:value="0.015">
            <text:p>0.015</text:p>
          </table:table-cell>
          <table:table-cell table:formula="of:=([.P302]-[.P301])/([.$L302]-[.$L301])" office:value-type="float" office:value="0.000225">
            <text:p>0.000225</text:p>
          </table:table-cell>
          <table:table-cell table:formula="of:=([.Q302]-[.Q301])/([.$L302]-[.$L301])" office:value-type="float" office:value="0.000075">
            <text:p>0.000075</text:p>
          </table:table-cell>
          <table:table-cell table:number-columns-repeated="3"/>
          <table:table-cell table:formula="of:=[.F302]/(16384/9.80665)" office:value-type="float" office:value="-0.0646434448242187">
            <text:p>-0.0646434448</text:p>
          </table:table-cell>
          <table:table-cell table:formula="of:=[.G302]/(16384/9.80665)" office:value-type="float" office:value="-0.581791003417969">
            <text:p>-0.5817910034</text:p>
          </table:table-cell>
          <table:table-cell table:formula="of:=[.H302]/(16384/9.80665)" office:value-type="float" office:value="12.2846487182617">
            <text:p>12.2846487183</text:p>
          </table:table-cell>
          <table:table-cell table:formula="of:=([.I302]*PI())/(131*180)" office:value-type="float" office:value="0.0626186830868194">
            <text:p>0.0626186831</text:p>
          </table:table-cell>
          <table:table-cell table:formula="of:=([.J302]*PI())/(131*180)" office:value-type="float" office:value="-0.100856049141962">
            <text:p>-0.1008560491</text:p>
          </table:table-cell>
          <table:table-cell table:formula="of:=([.K302]*PI())/(131*180)" office:value-type="float" office:value="0.016787136316892">
            <text:p>0.0167871363</text:p>
          </table:table-cell>
          <table:table-cell table:formula="of:=[.L302]" office:value-type="float" office:value="63200">
            <text:p>63200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424">
            <text:p>424</text:p>
          </table:table-cell>
          <table:table-cell office:value-type="float" office:value="18332">
            <text:p>18332</text:p>
          </table:table-cell>
          <table:table-cell office:value-type="float" office:value="191">
            <text:p>191</text:p>
          </table:table-cell>
          <table:table-cell office:value-type="float" office:value="-291">
            <text:p>-291</text:p>
          </table:table-cell>
          <table:table-cell office:value-type="float" office:value="24">
            <text:p>24</text:p>
          </table:table-cell>
          <table:table-cell office:value-type="float" office:value="63400">
            <text:p>63400</text:p>
          </table:table-cell>
          <table:table-cell table:number-columns-repeated="3"/>
          <table:table-cell table:formula="of:=[.A303]/([.$L303]-[.$L302])" office:value-type="float" office:value="0.08">
            <text:p>0.08</text:p>
          </table:table-cell>
          <table:table-cell table:formula="of:=[.B303]/([.$L303]-[.$L302])" office:value-type="float" office:value="0.08">
            <text:p>0.08</text:p>
          </table:table-cell>
          <table:table-cell table:formula="of:=([.P303]-[.P302])/([.$L303]-[.$L302])" office:value-type="float" office:value="0.00015">
            <text:p>0.00015</text:p>
          </table:table-cell>
          <table:table-cell table:formula="of:=([.Q303]-[.Q302])/([.$L303]-[.$L302])" office:value-type="float" office:value="0.000325">
            <text:p>0.000325</text:p>
          </table:table-cell>
          <table:table-cell table:number-columns-repeated="3"/>
          <table:table-cell table:formula="of:=[.F303]/(16384/9.80665)" office:value-type="float" office:value="0.179565124511719">
            <text:p>0.1795651245</text:p>
          </table:table-cell>
          <table:table-cell table:formula="of:=[.G303]/(16384/9.80665)" office:value-type="float" office:value="0.253785375976562">
            <text:p>0.253785376</text:p>
          </table:table-cell>
          <table:table-cell table:formula="of:=[.H303]/(16384/9.80665)" office:value-type="float" office:value="10.9726262084961">
            <text:p>10.9726262085</text:p>
          </table:table-cell>
          <table:table-cell table:formula="of:=([.I303]*PI())/(131*180)" office:value-type="float" office:value="0.0254471669565585">
            <text:p>0.025447167</text:p>
          </table:table-cell>
          <table:table-cell table:formula="of:=([.J303]*PI())/(131*180)" office:value-type="float" office:value="-0.038770291017584">
            <text:p>-0.038770291</text:p>
          </table:table-cell>
          <table:table-cell table:formula="of:=([.K303]*PI())/(131*180)" office:value-type="float" office:value="0.0031975497746461">
            <text:p>0.0031975498</text:p>
          </table:table-cell>
          <table:table-cell table:formula="of:=[.L303]" office:value-type="float" office:value="63400">
            <text:p>634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2564">
            <text:p>2564</text:p>
          </table:table-cell>
          <table:table-cell office:value-type="float" office:value="456">
            <text:p>456</text:p>
          </table:table-cell>
          <table:table-cell office:value-type="float" office:value="18352">
            <text:p>18352</text:p>
          </table:table-cell>
          <table:table-cell office:value-type="float" office:value="516">
            <text:p>516</text:p>
          </table:table-cell>
          <table:table-cell office:value-type="float" office:value="51">
            <text:p>51</text:p>
          </table:table-cell>
          <table:table-cell office:value-type="float" office:value="-22">
            <text:p>-22</text:p>
          </table:table-cell>
          <table:table-cell office:value-type="float" office:value="63600">
            <text:p>63600</text:p>
          </table:table-cell>
          <table:table-cell table:number-columns-repeated="3"/>
          <table:table-cell table:formula="of:=[.A304]/([.$L304]-[.$L303])" office:value-type="float" office:value="0.095">
            <text:p>0.095</text:p>
          </table:table-cell>
          <table:table-cell table:formula="of:=[.B304]/([.$L304]-[.$L303])" office:value-type="float" office:value="0.09">
            <text:p>0.09</text:p>
          </table:table-cell>
          <table:table-cell table:formula="of:=([.P304]-[.P303])/([.$L304]-[.$L303])" office:value-type="float" office:value="0.000075">
            <text:p>0.000075</text:p>
          </table:table-cell>
          <table:table-cell table:formula="of:=([.Q304]-[.Q303])/([.$L304]-[.$L303])" office:value-type="float" office:value="0.00005">
            <text:p>0.00005</text:p>
          </table:table-cell>
          <table:table-cell table:number-columns-repeated="3"/>
          <table:table-cell table:formula="of:=[.F304]/(16384/9.80665)" office:value-type="float" office:value="1.53468326416016">
            <text:p>1.5346832642</text:p>
          </table:table-cell>
          <table:table-cell table:formula="of:=[.G304]/(16384/9.80665)" office:value-type="float" office:value="0.272938989257812">
            <text:p>0.2729389893</text:p>
          </table:table-cell>
          <table:table-cell table:formula="of:=[.H304]/(16384/9.80665)" office:value-type="float" office:value="10.9845972167969">
            <text:p>10.9845972168</text:p>
          </table:table-cell>
          <table:table-cell table:formula="of:=([.I304]*PI())/(131*180)" office:value-type="float" office:value="0.0687473201548911">
            <text:p>0.0687473202</text:p>
          </table:table-cell>
          <table:table-cell table:formula="of:=([.J304]*PI())/(131*180)" office:value-type="float" office:value="0.00679479327112296">
            <text:p>0.0067947933</text:p>
          </table:table-cell>
          <table:table-cell table:formula="of:=([.K304]*PI())/(131*180)" office:value-type="float" office:value="-0.00293108729342559">
            <text:p>-0.0029310873</text:p>
          </table:table-cell>
          <table:table-cell table:formula="of:=[.L304]" office:value-type="float" office:value="63600">
            <text:p>636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2764">
            <text:p>2764</text:p>
          </table:table-cell>
          <table:table-cell office:value-type="float" office:value="-660">
            <text:p>-660</text:p>
          </table:table-cell>
          <table:table-cell office:value-type="float" office:value="17972">
            <text:p>17972</text:p>
          </table:table-cell>
          <table:table-cell office:value-type="float" office:value="340">
            <text:p>340</text:p>
          </table:table-cell>
          <table:table-cell office:value-type="float" office:value="-275">
            <text:p>-275</text:p>
          </table:table-cell>
          <table:table-cell office:value-type="float" office:value="-27">
            <text:p>-27</text:p>
          </table:table-cell>
          <table:table-cell office:value-type="float" office:value="63800">
            <text:p>63800</text:p>
          </table:table-cell>
          <table:table-cell table:number-columns-repeated="3"/>
          <table:table-cell table:formula="of:=[.A305]/([.$L305]-[.$L304])" office:value-type="float" office:value="0.105">
            <text:p>0.105</text:p>
          </table:table-cell>
          <table:table-cell table:formula="of:=[.B305]/([.$L305]-[.$L304])" office:value-type="float" office:value="0.1">
            <text:p>0.1</text:p>
          </table:table-cell>
          <table:table-cell table:formula="of:=([.P305]-[.P304])/([.$L305]-[.$L304])" office:value-type="float" office:value="0.00005">
            <text:p>0.00005</text:p>
          </table:table-cell>
          <table:table-cell table:formula="of:=([.Q305]-[.Q304])/([.$L305]-[.$L304])" office:value-type="float" office:value="0.00005">
            <text:p>0.00005</text:p>
          </table:table-cell>
          <table:table-cell table:number-columns-repeated="3"/>
          <table:table-cell table:formula="of:=[.F305]/(16384/9.80665)" office:value-type="float" office:value="1.65439334716797">
            <text:p>1.6543933472</text:p>
          </table:table-cell>
          <table:table-cell table:formula="of:=[.G305]/(16384/9.80665)" office:value-type="float" office:value="-0.395043273925781">
            <text:p>-0.3950432739</text:p>
          </table:table-cell>
          <table:table-cell table:formula="of:=[.H305]/(16384/9.80665)" office:value-type="float" office:value="10.757148059082">
            <text:p>10.7571480591</text:p>
          </table:table-cell>
          <table:table-cell table:formula="of:=([.I305]*PI())/(131*180)" office:value-type="float" office:value="0.0452986218074864">
            <text:p>0.0452986218</text:p>
          </table:table-cell>
          <table:table-cell table:formula="of:=([.J305]*PI())/(131*180)" office:value-type="float" office:value="-0.0366385911678199">
            <text:p>-0.0366385912</text:p>
          </table:table-cell>
          <table:table-cell table:formula="of:=([.K305]*PI())/(131*180)" office:value-type="float" office:value="-0.00359724349647686">
            <text:p>-0.0035972435</text:p>
          </table:table-cell>
          <table:table-cell table:formula="of:=[.L305]" office:value-type="float" office:value="63800">
            <text:p>63800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number-columns-repeated="3"/>
          <table:table-cell office:value-type="float" office:value="160">
            <text:p>160</text:p>
          </table:table-cell>
          <table:table-cell office:value-type="float" office:value="-92">
            <text:p>-92</text:p>
          </table:table-cell>
          <table:table-cell office:value-type="float" office:value="21012">
            <text:p>21012</text:p>
          </table:table-cell>
          <table:table-cell office:value-type="float" office:value="-251">
            <text:p>-251</text:p>
          </table:table-cell>
          <table:table-cell office:value-type="float" office:value="-1171">
            <text:p>-1171</text:p>
          </table:table-cell>
          <table:table-cell office:value-type="float" office:value="93">
            <text:p>93</text:p>
          </table:table-cell>
          <table:table-cell office:value-type="float" office:value="64000">
            <text:p>64000</text:p>
          </table:table-cell>
          <table:table-cell table:number-columns-repeated="3"/>
          <table:table-cell table:formula="of:=[.A306]/([.$L306]-[.$L305])" office:value-type="float" office:value="0.105">
            <text:p>0.105</text:p>
          </table:table-cell>
          <table:table-cell table:formula="of:=[.B306]/([.$L306]-[.$L305])" office:value-type="float" office:value="0.105">
            <text:p>0.105</text:p>
          </table:table-cell>
          <table:table-cell table:formula="of:=([.P306]-[.P305])/([.$L306]-[.$L305])" office:value-type="float" office:value="0">
            <text:p>0</text:p>
          </table:table-cell>
          <table:table-cell table:formula="of:=([.Q306]-[.Q305])/([.$L306]-[.$L305])" office:value-type="float" office:value="0.000025">
            <text:p>0.000025</text:p>
          </table:table-cell>
          <table:table-cell table:number-columns-repeated="3"/>
          <table:table-cell table:formula="of:=[.F306]/(16384/9.80665)" office:value-type="float" office:value="0.09576806640625">
            <text:p>0.0957680664</text:p>
          </table:table-cell>
          <table:table-cell table:formula="of:=[.G306]/(16384/9.80665)" office:value-type="float" office:value="-0.0550666381835937">
            <text:p>-0.0550666382</text:p>
          </table:table-cell>
          <table:table-cell table:formula="of:=[.H306]/(16384/9.80665)" office:value-type="float" office:value="12.5767413208008">
            <text:p>12.5767413208</text:p>
          </table:table-cell>
          <table:table-cell table:formula="of:=([.I306]*PI())/(131*180)" office:value-type="float" office:value="-0.0334410413931738">
            <text:p>-0.0334410414</text:p>
          </table:table-cell>
          <table:table-cell table:formula="of:=([.J306]*PI())/(131*180)" office:value-type="float" office:value="-0.156013782754608">
            <text:p>-0.1560137828</text:p>
          </table:table-cell>
          <table:table-cell table:formula="of:=([.K306]*PI())/(131*180)" office:value-type="float" office:value="0.0123905053767536">
            <text:p>0.0123905054</text:p>
          </table:table-cell>
          <table:table-cell table:formula="of:=[.L306]" office:value-type="float" office:value="64000">
            <text:p>64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4492">
            <text:p>4492</text:p>
          </table:table-cell>
          <table:table-cell office:value-type="float" office:value="-84">
            <text:p>-84</text:p>
          </table:table-cell>
          <table:table-cell office:value-type="float" office:value="16372">
            <text:p>16372</text:p>
          </table:table-cell>
          <table:table-cell office:value-type="float" office:value="851">
            <text:p>851</text:p>
          </table:table-cell>
          <table:table-cell office:value-type="float" office:value="-231">
            <text:p>-231</text:p>
          </table:table-cell>
          <table:table-cell office:value-type="float" office:value="5533">
            <text:p>5533</text:p>
          </table:table-cell>
          <table:table-cell office:value-type="float" office:value="64200">
            <text:p>64200</text:p>
          </table:table-cell>
          <table:table-cell table:number-columns-repeated="3"/>
          <table:table-cell table:formula="of:=[.A307]/([.$L307]-[.$L306])" office:value-type="float" office:value="0.05">
            <text:p>0.05</text:p>
          </table:table-cell>
          <table:table-cell table:formula="of:=[.B307]/([.$L307]-[.$L306])" office:value-type="float" office:value="0.115">
            <text:p>0.115</text:p>
          </table:table-cell>
          <table:table-cell table:formula="of:=([.P307]-[.P306])/([.$L307]-[.$L306])" office:value-type="float" office:value="-0.000275">
            <text:p>-0.000275</text:p>
          </table:table-cell>
          <table:table-cell table:formula="of:=([.Q307]-[.Q306])/([.$L307]-[.$L306])" office:value-type="float" office:value="0.00005">
            <text:p>0.00005</text:p>
          </table:table-cell>
          <table:table-cell table:number-columns-repeated="3"/>
          <table:table-cell table:formula="of:=[.F307]/(16384/9.80665)" office:value-type="float" office:value="2.68868846435547">
            <text:p>2.6886884644</text:p>
          </table:table-cell>
          <table:table-cell table:formula="of:=[.G307]/(16384/9.80665)" office:value-type="float" office:value="-0.0502782348632813">
            <text:p>-0.0502782349</text:p>
          </table:table-cell>
          <table:table-cell table:formula="of:=[.H307]/(16384/9.80665)" office:value-type="float" office:value="9.79946739501953">
            <text:p>9.799467395</text:p>
          </table:table-cell>
          <table:table-cell table:formula="of:=([.I307]*PI())/(131*180)" office:value-type="float" office:value="0.113379785759326">
            <text:p>0.1133797858</text:p>
          </table:table-cell>
          <table:table-cell table:formula="of:=([.J307]*PI())/(131*180)" office:value-type="float" office:value="-0.0307764165809687">
            <text:p>-0.0307764166</text:p>
          </table:table-cell>
          <table:table-cell table:formula="of:=([.K307]*PI())/(131*180)" office:value-type="float" office:value="0.737168454296536">
            <text:p>0.7371684543</text:p>
          </table:table-cell>
          <table:table-cell table:formula="of:=[.L307]" office:value-type="float" office:value="64200">
            <text:p>642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-1464">
            <text:p>-1464</text:p>
          </table:table-cell>
          <table:table-cell office:value-type="float" office:value="-44">
            <text:p>-44</text:p>
          </table:table-cell>
          <table:table-cell office:value-type="float" office:value="24620">
            <text:p>24620</text:p>
          </table:table-cell>
          <table:table-cell office:value-type="float" office:value="512">
            <text:p>512</text:p>
          </table:table-cell>
          <table:table-cell office:value-type="float" office:value="-773">
            <text:p>-773</text:p>
          </table:table-cell>
          <table:table-cell office:value-type="float" office:value="3420">
            <text:p>3420</text:p>
          </table:table-cell>
          <table:table-cell office:value-type="float" office:value="64400">
            <text:p>64400</text:p>
          </table:table-cell>
          <table:table-cell table:number-columns-repeated="3"/>
          <table:table-cell table:formula="of:=[.A308]/([.$L308]-[.$L307])" office:value-type="float" office:value="0.055">
            <text:p>0.055</text:p>
          </table:table-cell>
          <table:table-cell table:formula="of:=[.B308]/([.$L308]-[.$L307])" office:value-type="float" office:value="0.11">
            <text:p>0.11</text:p>
          </table:table-cell>
          <table:table-cell table:formula="of:=([.P308]-[.P307])/([.$L308]-[.$L307])" office:value-type="float" office:value="0.000025">
            <text:p>0.000025</text:p>
          </table:table-cell>
          <table:table-cell table:formula="of:=([.Q308]-[.Q307])/([.$L308]-[.$L307])" office:value-type="float" office:value="-0.000025">
            <text:p>-0.000025</text:p>
          </table:table-cell>
          <table:table-cell table:number-columns-repeated="3"/>
          <table:table-cell table:formula="of:=[.F308]/(16384/9.80665)" office:value-type="float" office:value="-0.876277807617187">
            <text:p>-0.8762778076</text:p>
          </table:table-cell>
          <table:table-cell table:formula="of:=[.G308]/(16384/9.80665)" office:value-type="float" office:value="-0.0263362182617187">
            <text:p>-0.0263362183</text:p>
          </table:table-cell>
          <table:table-cell table:formula="of:=[.H308]/(16384/9.80665)" office:value-type="float" office:value="14.7363112182617">
            <text:p>14.7363112183</text:p>
          </table:table-cell>
          <table:table-cell table:formula="of:=([.I308]*PI())/(131*180)" office:value-type="float" office:value="0.0682143951924501">
            <text:p>0.0682143952</text:p>
          </table:table-cell>
          <table:table-cell table:formula="of:=([.J308]*PI())/(131*180)" office:value-type="float" office:value="-0.102987748991726">
            <text:p>-0.102987749</text:p>
          </table:table-cell>
          <table:table-cell table:formula="of:=([.K308]*PI())/(131*180)" office:value-type="float" office:value="0.455650842887069">
            <text:p>0.4556508429</text:p>
          </table:table-cell>
          <table:table-cell table:formula="of:=[.L308]" office:value-type="float" office:value="64400">
            <text:p>644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532">
            <text:p>532</text:p>
          </table:table-cell>
          <table:table-cell office:value-type="float" office:value="760">
            <text:p>760</text:p>
          </table:table-cell>
          <table:table-cell office:value-type="float" office:value="16732">
            <text:p>16732</text:p>
          </table:table-cell>
          <table:table-cell office:value-type="float" office:value="403">
            <text:p>403</text:p>
          </table:table-cell>
          <table:table-cell office:value-type="float" office:value="-517">
            <text:p>-517</text:p>
          </table:table-cell>
          <table:table-cell office:value-type="float" office:value="630">
            <text:p>630</text:p>
          </table:table-cell>
          <table:table-cell office:value-type="float" office:value="64600">
            <text:p>64600</text:p>
          </table:table-cell>
          <table:table-cell table:number-columns-repeated="3"/>
          <table:table-cell table:formula="of:=[.A309]/([.$L309]-[.$L308])" office:value-type="float" office:value="0.09">
            <text:p>0.09</text:p>
          </table:table-cell>
          <table:table-cell table:formula="of:=[.B309]/([.$L309]-[.$L308])" office:value-type="float" office:value="0.105">
            <text:p>0.105</text:p>
          </table:table-cell>
          <table:table-cell table:formula="of:=([.P309]-[.P308])/([.$L309]-[.$L308])" office:value-type="float" office:value="0.000175">
            <text:p>0.000175</text:p>
          </table:table-cell>
          <table:table-cell table:formula="of:=([.Q309]-[.Q308])/([.$L309]-[.$L308])" office:value-type="float" office:value="-0.000025">
            <text:p>-0.000025</text:p>
          </table:table-cell>
          <table:table-cell table:number-columns-repeated="3"/>
          <table:table-cell table:formula="of:=[.F309]/(16384/9.80665)" office:value-type="float" office:value="0.318428820800781">
            <text:p>0.3184288208</text:p>
          </table:table-cell>
          <table:table-cell table:formula="of:=[.G309]/(16384/9.80665)" office:value-type="float" office:value="0.454898315429687">
            <text:p>0.4548983154</text:p>
          </table:table-cell>
          <table:table-cell table:formula="of:=[.H309]/(16384/9.80665)" office:value-type="float" office:value="10.0149455444336">
            <text:p>10.0149455444</text:p>
          </table:table-cell>
          <table:table-cell table:formula="of:=([.I309]*PI())/(131*180)" office:value-type="float" office:value="0.0536921899659324">
            <text:p>0.05369219</text:p>
          </table:table-cell>
          <table:table-cell table:formula="of:=([.J309]*PI())/(131*180)" office:value-type="float" office:value="-0.0688805513955014">
            <text:p>-0.0688805514</text:p>
          </table:table-cell>
          <table:table-cell table:formula="of:=([.K309]*PI())/(131*180)" office:value-type="float" office:value="0.0839356815844601">
            <text:p>0.0839356816</text:p>
          </table:table-cell>
          <table:table-cell table:formula="of:=[.L309]" office:value-type="float" office:value="64600">
            <text:p>646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3328">
            <text:p>3328</text:p>
          </table:table-cell>
          <table:table-cell office:value-type="float" office:value="172">
            <text:p>172</text:p>
          </table:table-cell>
          <table:table-cell office:value-type="float" office:value="17536">
            <text:p>17536</text:p>
          </table:table-cell>
          <table:table-cell office:value-type="float" office:value="536">
            <text:p>536</text:p>
          </table:table-cell>
          <table:table-cell office:value-type="float" office:value="-762">
            <text:p>-762</text:p>
          </table:table-cell>
          <table:table-cell office:value-type="float" office:value="3231">
            <text:p>3231</text:p>
          </table:table-cell>
          <table:table-cell office:value-type="float" office:value="64800">
            <text:p>64800</text:p>
          </table:table-cell>
          <table:table-cell table:number-columns-repeated="3"/>
          <table:table-cell table:formula="of:=[.A310]/([.$L310]-[.$L309])" office:value-type="float" office:value="0.085">
            <text:p>0.085</text:p>
          </table:table-cell>
          <table:table-cell table:formula="of:=[.B310]/([.$L310]-[.$L309])" office:value-type="float" office:value="0.11">
            <text:p>0.11</text:p>
          </table:table-cell>
          <table:table-cell table:formula="of:=([.P310]-[.P309])/([.$L310]-[.$L309])" office:value-type="float" office:value="-0.000025">
            <text:p>-0.000025</text:p>
          </table:table-cell>
          <table:table-cell table:formula="of:=([.Q310]-[.Q309])/([.$L310]-[.$L309])" office:value-type="float" office:value="0.000025">
            <text:p>0.000025</text:p>
          </table:table-cell>
          <table:table-cell table:number-columns-repeated="3"/>
          <table:table-cell table:formula="of:=[.F310]/(16384/9.80665)" office:value-type="float" office:value="1.99197578125">
            <text:p>1.9919757813</text:p>
          </table:table-cell>
          <table:table-cell table:formula="of:=[.G310]/(16384/9.80665)" office:value-type="float" office:value="0.102950671386719">
            <text:p>0.1029506714</text:p>
          </table:table-cell>
          <table:table-cell table:formula="of:=[.H310]/(16384/9.80665)" office:value-type="float" office:value="10.496180078125">
            <text:p>10.4961800781</text:p>
          </table:table-cell>
          <table:table-cell table:formula="of:=([.I310]*PI())/(131*180)" office:value-type="float" office:value="0.0714119449670962">
            <text:p>0.071411945</text:p>
          </table:table-cell>
          <table:table-cell table:formula="of:=([.J310]*PI())/(131*180)" office:value-type="float" office:value="-0.101522205345014">
            <text:p>-0.1015222053</text:p>
          </table:table-cell>
          <table:table-cell table:formula="of:=([.K310]*PI())/(131*180)" office:value-type="float" office:value="0.430470138411731">
            <text:p>0.4304701384</text:p>
          </table:table-cell>
          <table:table-cell table:formula="of:=[.L310]" office:value-type="float" office:value="64800">
            <text:p>648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3596">
            <text:p>3596</text:p>
          </table:table-cell>
          <table:table-cell office:value-type="float" office:value="-1252">
            <text:p>-1252</text:p>
          </table:table-cell>
          <table:table-cell office:value-type="float" office:value="20844">
            <text:p>20844</text:p>
          </table:table-cell>
          <table:table-cell office:value-type="float" office:value="863">
            <text:p>863</text:p>
          </table:table-cell>
          <table:table-cell office:value-type="float" office:value="-895">
            <text:p>-895</text:p>
          </table:table-cell>
          <table:table-cell office:value-type="float" office:value="5271">
            <text:p>5271</text:p>
          </table:table-cell>
          <table:table-cell office:value-type="float" office:value="65000">
            <text:p>65000</text:p>
          </table:table-cell>
          <table:table-cell table:number-columns-repeated="3"/>
          <table:table-cell table:formula="of:=[.A311]/([.$L311]-[.$L310])" office:value-type="float" office:value="0.05">
            <text:p>0.05</text:p>
          </table:table-cell>
          <table:table-cell table:formula="of:=[.B311]/([.$L311]-[.$L310])" office:value-type="float" office:value="0.11">
            <text:p>0.11</text:p>
          </table:table-cell>
          <table:table-cell table:formula="of:=([.P311]-[.P310])/([.$L311]-[.$L310])" office:value-type="float" office:value="-0.000175">
            <text:p>-0.000175</text:p>
          </table:table-cell>
          <table:table-cell table:formula="of:=([.Q311]-[.Q310])/([.$L311]-[.$L310])" office:value-type="float" office:value="0">
            <text:p>0</text:p>
          </table:table-cell>
          <table:table-cell table:number-columns-repeated="3"/>
          <table:table-cell table:formula="of:=[.F311]/(16384/9.80665)" office:value-type="float" office:value="2.15238729248047">
            <text:p>2.1523872925</text:p>
          </table:table-cell>
          <table:table-cell table:formula="of:=[.G311]/(16384/9.80665)" office:value-type="float" office:value="-0.749385119628906">
            <text:p>-0.7493851196</text:p>
          </table:table-cell>
          <table:table-cell table:formula="of:=[.H311]/(16384/9.80665)" office:value-type="float" office:value="12.4761848510742">
            <text:p>12.4761848511</text:p>
          </table:table-cell>
          <table:table-cell table:formula="of:=([.I311]*PI())/(131*180)" office:value-type="float" office:value="0.114978560646649">
            <text:p>0.1149785606</text:p>
          </table:table-cell>
          <table:table-cell table:formula="of:=([.J311]*PI())/(131*180)" office:value-type="float" office:value="-0.119241960346177">
            <text:p>-0.1192419603</text:p>
          </table:table-cell>
          <table:table-cell table:formula="of:=([.K311]*PI())/(131*180)" office:value-type="float" office:value="0.70226186925665">
            <text:p>0.7022618693</text:p>
          </table:table-cell>
          <table:table-cell table:formula="of:=[.L311]" office:value-type="float" office:value="65000">
            <text:p>65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-160">
            <text:p>-160</text:p>
          </table:table-cell>
          <table:table-cell office:value-type="float" office:value="-1820">
            <text:p>-1820</text:p>
          </table:table-cell>
          <table:table-cell office:value-type="float" office:value="14732">
            <text:p>14732</text:p>
          </table:table-cell>
          <table:table-cell office:value-type="float" office:value="418">
            <text:p>418</text:p>
          </table:table-cell>
          <table:table-cell office:value-type="float" office:value="-1397">
            <text:p>-1397</text:p>
          </table:table-cell>
          <table:table-cell office:value-type="float" office:value="2596">
            <text:p>2596</text:p>
          </table:table-cell>
          <table:table-cell office:value-type="float" office:value="65200">
            <text:p>65200</text:p>
          </table:table-cell>
          <table:table-cell table:number-columns-repeated="3"/>
          <table:table-cell table:formula="of:=[.A312]/([.$L312]-[.$L311])" office:value-type="float" office:value="0.08">
            <text:p>0.08</text:p>
          </table:table-cell>
          <table:table-cell table:formula="of:=[.B312]/([.$L312]-[.$L311])" office:value-type="float" office:value="0.1">
            <text:p>0.1</text:p>
          </table:table-cell>
          <table:table-cell table:formula="of:=([.P312]-[.P311])/([.$L312]-[.$L311])" office:value-type="float" office:value="0.00015">
            <text:p>0.00015</text:p>
          </table:table-cell>
          <table:table-cell table:formula="of:=([.Q312]-[.Q311])/([.$L312]-[.$L311])" office:value-type="float" office:value="-0.00005">
            <text:p>-0.00005</text:p>
          </table:table-cell>
          <table:table-cell table:number-columns-repeated="3"/>
          <table:table-cell table:formula="of:=[.F312]/(16384/9.80665)" office:value-type="float" office:value="-0.09576806640625">
            <text:p>-0.0957680664</text:p>
          </table:table-cell>
          <table:table-cell table:formula="of:=[.G312]/(16384/9.80665)" office:value-type="float" office:value="-1.08936175537109">
            <text:p>-1.0893617554</text:p>
          </table:table-cell>
          <table:table-cell table:formula="of:=[.H312]/(16384/9.80665)" office:value-type="float" office:value="8.81784471435547">
            <text:p>8.8178447144</text:p>
          </table:table-cell>
          <table:table-cell table:formula="of:=([.I312]*PI())/(131*180)" office:value-type="float" office:value="0.0556906585750862">
            <text:p>0.0556906586</text:p>
          </table:table-cell>
          <table:table-cell table:formula="of:=([.J312]*PI())/(131*180)" office:value-type="float" office:value="-0.186124043132525">
            <text:p>-0.1861240431</text:p>
          </table:table-cell>
          <table:table-cell table:formula="of:=([.K312]*PI())/(131*180)" office:value-type="float" office:value="0.34586830062422">
            <text:p>0.3458683006</text:p>
          </table:table-cell>
          <table:table-cell table:formula="of:=[.L312]" office:value-type="float" office:value="65200">
            <text:p>652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2284">
            <text:p>2284</text:p>
          </table:table-cell>
          <table:table-cell office:value-type="float" office:value="-768">
            <text:p>-768</text:p>
          </table:table-cell>
          <table:table-cell office:value-type="float" office:value="17744">
            <text:p>17744</text:p>
          </table:table-cell>
          <table:table-cell office:value-type="float" office:value="479">
            <text:p>479</text:p>
          </table:table-cell>
          <table:table-cell office:value-type="float" office:value="-199">
            <text:p>-199</text:p>
          </table:table-cell>
          <table:table-cell office:value-type="float" office:value="4572">
            <text:p>4572</text:p>
          </table:table-cell>
          <table:table-cell office:value-type="float" office:value="65400">
            <text:p>65400</text:p>
          </table:table-cell>
          <table:table-cell table:number-columns-repeated="3"/>
          <table:table-cell table:formula="of:=[.A313]/([.$L313]-[.$L312])" office:value-type="float" office:value="0.045">
            <text:p>0.045</text:p>
          </table:table-cell>
          <table:table-cell table:formula="of:=[.B313]/([.$L313]-[.$L312])" office:value-type="float" office:value="0.105">
            <text:p>0.105</text:p>
          </table:table-cell>
          <table:table-cell table:formula="of:=([.P313]-[.P312])/([.$L313]-[.$L312])" office:value-type="float" office:value="-0.000175">
            <text:p>-0.000175</text:p>
          </table:table-cell>
          <table:table-cell table:formula="of:=([.Q313]-[.Q312])/([.$L313]-[.$L312])" office:value-type="float" office:value="0.000025">
            <text:p>0.000025</text:p>
          </table:table-cell>
          <table:table-cell table:number-columns-repeated="3"/>
          <table:table-cell table:formula="of:=[.F313]/(16384/9.80665)" office:value-type="float" office:value="1.36708914794922">
            <text:p>1.3670891479</text:p>
          </table:table-cell>
          <table:table-cell table:formula="of:=[.G313]/(16384/9.80665)" office:value-type="float" office:value="-0.45968671875">
            <text:p>-0.4596867188</text:p>
          </table:table-cell>
          <table:table-cell table:formula="of:=[.H313]/(16384/9.80665)" office:value-type="float" office:value="10.6206785644531">
            <text:p>10.6206785645</text:p>
          </table:table-cell>
          <table:table-cell table:formula="of:=([.I313]*PI())/(131*180)" office:value-type="float" office:value="0.0638177642523117">
            <text:p>0.0638177643</text:p>
          </table:table-cell>
          <table:table-cell table:formula="of:=([.J313]*PI())/(131*180)" office:value-type="float" office:value="-0.0265130168814406">
            <text:p>-0.0265130169</text:p>
          </table:table-cell>
          <table:table-cell table:formula="of:=([.K313]*PI())/(131*180)" office:value-type="float" office:value="0.609133232070082">
            <text:p>0.6091332321</text:p>
          </table:table-cell>
          <table:table-cell table:formula="of:=[.L313]" office:value-type="float" office:value="65400">
            <text:p>654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416">
            <text:p>416</text:p>
          </table:table-cell>
          <table:table-cell office:value-type="float" office:value="-168">
            <text:p>-168</text:p>
          </table:table-cell>
          <table:table-cell office:value-type="float" office:value="19168">
            <text:p>19168</text:p>
          </table:table-cell>
          <table:table-cell office:value-type="float" office:value="225">
            <text:p>225</text:p>
          </table:table-cell>
          <table:table-cell office:value-type="float" office:value="-509">
            <text:p>-509</text:p>
          </table:table-cell>
          <table:table-cell office:value-type="float" office:value="1876">
            <text:p>1876</text:p>
          </table:table-cell>
          <table:table-cell office:value-type="float" office:value="65600">
            <text:p>65600</text:p>
          </table:table-cell>
          <table:table-cell table:number-columns-repeated="3"/>
          <table:table-cell table:formula="of:=[.A314]/([.$L314]-[.$L313])" office:value-type="float" office:value="0.065">
            <text:p>0.065</text:p>
          </table:table-cell>
          <table:table-cell table:formula="of:=[.B314]/([.$L314]-[.$L313])" office:value-type="float" office:value="0.1">
            <text:p>0.1</text:p>
          </table:table-cell>
          <table:table-cell table:formula="of:=([.P314]-[.P313])/([.$L314]-[.$L313])" office:value-type="float" office:value="0.0001">
            <text:p>0.0001</text:p>
          </table:table-cell>
          <table:table-cell table:formula="of:=([.Q314]-[.Q313])/([.$L314]-[.$L313])" office:value-type="float" office:value="-0.000025">
            <text:p>-0.000025</text:p>
          </table:table-cell>
          <table:table-cell table:number-columns-repeated="3"/>
          <table:table-cell table:formula="of:=[.F314]/(16384/9.80665)" office:value-type="float" office:value="0.24899697265625">
            <text:p>0.2489969727</text:p>
          </table:table-cell>
          <table:table-cell table:formula="of:=[.G314]/(16384/9.80665)" office:value-type="float" office:value="-0.100556469726563">
            <text:p>-0.1005564697</text:p>
          </table:table-cell>
          <table:table-cell table:formula="of:=[.H314]/(16384/9.80665)" office:value-type="float" office:value="11.4730143554688">
            <text:p>11.4730143555</text:p>
          </table:table-cell>
          <table:table-cell table:formula="of:=([.I314]*PI())/(131*180)" office:value-type="float" office:value="0.0299770291373072">
            <text:p>0.0299770291</text:p>
          </table:table-cell>
          <table:table-cell table:formula="of:=([.J314]*PI())/(131*180)" office:value-type="float" office:value="-0.0678147014706194">
            <text:p>-0.0678147015</text:p>
          </table:table-cell>
          <table:table-cell table:formula="of:=([.K314]*PI())/(131*180)" office:value-type="float" office:value="0.249941807384837">
            <text:p>0.2499418074</text:p>
          </table:table-cell>
          <table:table-cell table:formula="of:=[.L314]" office:value-type="float" office:value="65600">
            <text:p>656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1944">
            <text:p>1944</text:p>
          </table:table-cell>
          <table:table-cell office:value-type="float" office:value="-708">
            <text:p>-708</text:p>
          </table:table-cell>
          <table:table-cell office:value-type="float" office:value="15276">
            <text:p>15276</text:p>
          </table:table-cell>
          <table:table-cell office:value-type="float" office:value="366">
            <text:p>366</text:p>
          </table:table-cell>
          <table:table-cell office:value-type="float" office:value="-1423">
            <text:p>-1423</text:p>
          </table:table-cell>
          <table:table-cell office:value-type="float" office:value="1815">
            <text:p>1815</text:p>
          </table:table-cell>
          <table:table-cell office:value-type="float" office:value="65800">
            <text:p>65800</text:p>
          </table:table-cell>
          <table:table-cell table:number-columns-repeated="3"/>
          <table:table-cell table:formula="of:=[.A315]/([.$L315]-[.$L314])" office:value-type="float" office:value="0.085">
            <text:p>0.085</text:p>
          </table:table-cell>
          <table:table-cell table:formula="of:=[.B315]/([.$L315]-[.$L314])" office:value-type="float" office:value="0.095">
            <text:p>0.095</text:p>
          </table:table-cell>
          <table:table-cell table:formula="of:=([.P315]-[.P314])/([.$L315]-[.$L314])" office:value-type="float" office:value="0.0001">
            <text:p>0.0001</text:p>
          </table:table-cell>
          <table:table-cell table:formula="of:=([.Q315]-[.Q314])/([.$L315]-[.$L314])" office:value-type="float" office:value="-0.000025">
            <text:p>-0.000025</text:p>
          </table:table-cell>
          <table:table-cell table:number-columns-repeated="3"/>
          <table:table-cell table:formula="of:=[.F315]/(16384/9.80665)" office:value-type="float" office:value="1.16358200683594">
            <text:p>1.1635820068</text:p>
          </table:table-cell>
          <table:table-cell table:formula="of:=[.G315]/(16384/9.80665)" office:value-type="float" office:value="-0.423773693847656">
            <text:p>-0.4237736938</text:p>
          </table:table-cell>
          <table:table-cell table:formula="of:=[.H315]/(16384/9.80665)" office:value-type="float" office:value="9.14345614013672">
            <text:p>9.1434561401</text:p>
          </table:table-cell>
          <table:table-cell table:formula="of:=([.I315]*PI())/(131*180)" office:value-type="float" office:value="0.048762634063353">
            <text:p>0.0487626341</text:p>
          </table:table-cell>
          <table:table-cell table:formula="of:=([.J315]*PI())/(131*180)" office:value-type="float" office:value="-0.189588055388392">
            <text:p>-0.1895880554</text:p>
          </table:table-cell>
          <table:table-cell table:formula="of:=([.K315]*PI())/(131*180)" office:value-type="float" office:value="0.241814701707611">
            <text:p>0.2418147017</text:p>
          </table:table-cell>
          <table:table-cell table:formula="of:=[.L315]" office:value-type="float" office:value="65800">
            <text:p>658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2360">
            <text:p>2360</text:p>
          </table:table-cell>
          <table:table-cell office:value-type="float" office:value="832">
            <text:p>832</text:p>
          </table:table-cell>
          <table:table-cell office:value-type="float" office:value="20024">
            <text:p>20024</text:p>
          </table:table-cell>
          <table:table-cell office:value-type="float" office:value="811">
            <text:p>811</text:p>
          </table:table-cell>
          <table:table-cell office:value-type="float" office:value="57">
            <text:p>57</text:p>
          </table:table-cell>
          <table:table-cell office:value-type="float" office:value="4275">
            <text:p>4275</text:p>
          </table:table-cell>
          <table:table-cell office:value-type="float" office:value="66000">
            <text:p>66000</text:p>
          </table:table-cell>
          <table:table-cell table:number-columns-repeated="3"/>
          <table:table-cell table:formula="of:=[.A316]/([.$L316]-[.$L315])" office:value-type="float" office:value="0.045">
            <text:p>0.045</text:p>
          </table:table-cell>
          <table:table-cell table:formula="of:=[.B316]/([.$L316]-[.$L315])" office:value-type="float" office:value="0.11">
            <text:p>0.11</text:p>
          </table:table-cell>
          <table:table-cell table:formula="of:=([.P316]-[.P315])/([.$L316]-[.$L315])" office:value-type="float" office:value="-0.0002">
            <text:p>-0.0002</text:p>
          </table:table-cell>
          <table:table-cell table:formula="of:=([.Q316]-[.Q315])/([.$L316]-[.$L315])" office:value-type="float" office:value="0.000075">
            <text:p>0.000075</text:p>
          </table:table-cell>
          <table:table-cell table:number-columns-repeated="3"/>
          <table:table-cell table:formula="of:=[.F316]/(16384/9.80665)" office:value-type="float" office:value="1.41257897949219">
            <text:p>1.4125789795</text:p>
          </table:table-cell>
          <table:table-cell table:formula="of:=[.G316]/(16384/9.80665)" office:value-type="float" office:value="0.4979939453125">
            <text:p>0.4979939453</text:p>
          </table:table-cell>
          <table:table-cell table:formula="of:=[.H316]/(16384/9.80665)" office:value-type="float" office:value="11.9853735107422">
            <text:p>11.9853735107</text:p>
          </table:table-cell>
          <table:table-cell table:formula="of:=([.I316]*PI())/(131*180)" office:value-type="float" office:value="0.108050536134916">
            <text:p>0.1080505361</text:p>
          </table:table-cell>
          <table:table-cell table:formula="of:=([.J316]*PI())/(131*180)" office:value-type="float" office:value="0.00759418071478449">
            <text:p>0.0075941807</text:p>
          </table:table-cell>
          <table:table-cell table:formula="of:=([.K316]*PI())/(131*180)" office:value-type="float" office:value="0.569563553608836">
            <text:p>0.5695635536</text:p>
          </table:table-cell>
          <table:table-cell table:formula="of:=[.L316]" office:value-type="float" office:value="66000">
            <text:p>66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-76">
            <text:p>-76</text:p>
          </table:table-cell>
          <table:table-cell office:value-type="float" office:value="-92">
            <text:p>-92</text:p>
          </table:table-cell>
          <table:table-cell office:value-type="float" office:value="18080">
            <text:p>18080</text:p>
          </table:table-cell>
          <table:table-cell office:value-type="float" office:value="25">
            <text:p>25</text:p>
          </table:table-cell>
          <table:table-cell office:value-type="float" office:value="-596">
            <text:p>-596</text:p>
          </table:table-cell>
          <table:table-cell office:value-type="float" office:value="1546">
            <text:p>1546</text:p>
          </table:table-cell>
          <table:table-cell office:value-type="float" office:value="66200">
            <text:p>66200</text:p>
          </table:table-cell>
          <table:table-cell table:number-columns-repeated="3"/>
          <table:table-cell table:formula="of:=[.A317]/([.$L317]-[.$L316])" office:value-type="float" office:value="0.075">
            <text:p>0.075</text:p>
          </table:table-cell>
          <table:table-cell table:formula="of:=[.B317]/([.$L317]-[.$L316])" office:value-type="float" office:value="0.1">
            <text:p>0.1</text:p>
          </table:table-cell>
          <table:table-cell table:formula="of:=([.P317]-[.P316])/([.$L317]-[.$L316])" office:value-type="float" office:value="0.00015">
            <text:p>0.00015</text:p>
          </table:table-cell>
          <table:table-cell table:formula="of:=([.Q317]-[.Q316])/([.$L317]-[.$L316])" office:value-type="float" office:value="-0.00005">
            <text:p>-0.00005</text:p>
          </table:table-cell>
          <table:table-cell table:number-columns-repeated="3"/>
          <table:table-cell table:formula="of:=[.F317]/(16384/9.80665)" office:value-type="float" office:value="-0.0454898315429687">
            <text:p>-0.0454898315</text:p>
          </table:table-cell>
          <table:table-cell table:formula="of:=[.G317]/(16384/9.80665)" office:value-type="float" office:value="-0.0550666381835937">
            <text:p>-0.0550666382</text:p>
          </table:table-cell>
          <table:table-cell table:formula="of:=[.H317]/(16384/9.80665)" office:value-type="float" office:value="10.8217915039062">
            <text:p>10.8217915039</text:p>
          </table:table-cell>
          <table:table-cell table:formula="of:=([.I317]*PI())/(131*180)" office:value-type="float" office:value="0.00333078101525635">
            <text:p>0.003330781</text:p>
          </table:table-cell>
          <table:table-cell table:formula="of:=([.J317]*PI())/(131*180)" office:value-type="float" office:value="-0.0794058194037115">
            <text:p>-0.0794058194</text:p>
          </table:table-cell>
          <table:table-cell table:formula="of:=([.K317]*PI())/(131*180)" office:value-type="float" office:value="0.205975497983453">
            <text:p>0.205975498</text:p>
          </table:table-cell>
          <table:table-cell table:formula="of:=[.L317]" office:value-type="float" office:value="66200">
            <text:p>662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4432">
            <text:p>4432</text:p>
          </table:table-cell>
          <table:table-cell office:value-type="float" office:value="-196">
            <text:p>-196</text:p>
          </table:table-cell>
          <table:table-cell office:value-type="float" office:value="17564">
            <text:p>17564</text:p>
          </table:table-cell>
          <table:table-cell office:value-type="float" office:value="78">
            <text:p>78</text:p>
          </table:table-cell>
          <table:table-cell office:value-type="float" office:value="-147">
            <text:p>-147</text:p>
          </table:table-cell>
          <table:table-cell office:value-type="float" office:value="3330">
            <text:p>3330</text:p>
          </table:table-cell>
          <table:table-cell office:value-type="float" office:value="66400">
            <text:p>66400</text:p>
          </table:table-cell>
          <table:table-cell table:number-columns-repeated="3"/>
          <table:table-cell table:formula="of:=[.A318]/([.$L318]-[.$L317])" office:value-type="float" office:value="0.085">
            <text:p>0.085</text:p>
          </table:table-cell>
          <table:table-cell table:formula="of:=[.B318]/([.$L318]-[.$L317])" office:value-type="float" office:value="0.105">
            <text:p>0.105</text:p>
          </table:table-cell>
          <table:table-cell table:formula="of:=([.P318]-[.P317])/([.$L318]-[.$L317])" office:value-type="float" office:value="0.00005">
            <text:p>0.00005</text:p>
          </table:table-cell>
          <table:table-cell table:formula="of:=([.Q318]-[.Q317])/([.$L318]-[.$L317])" office:value-type="float" office:value="0.000025">
            <text:p>0.000025</text:p>
          </table:table-cell>
          <table:table-cell table:number-columns-repeated="3"/>
          <table:table-cell table:formula="of:=[.F318]/(16384/9.80665)" office:value-type="float" office:value="2.65277543945312">
            <text:p>2.6527754395</text:p>
          </table:table-cell>
          <table:table-cell table:formula="of:=[.G318]/(16384/9.80665)" office:value-type="float" office:value="-0.117315881347656">
            <text:p>-0.1173158813</text:p>
          </table:table-cell>
          <table:table-cell table:formula="of:=[.H318]/(16384/9.80665)" office:value-type="float" office:value="10.5129394897461">
            <text:p>10.5129394897</text:p>
          </table:table-cell>
          <table:table-cell table:formula="of:=([.I318]*PI())/(131*180)" office:value-type="float" office:value="0.0103920367675998">
            <text:p>0.0103920368</text:p>
          </table:table-cell>
          <table:table-cell table:formula="of:=([.J318]*PI())/(131*180)" office:value-type="float" office:value="-0.0195849923697074">
            <text:p>-0.0195849924</text:p>
          </table:table-cell>
          <table:table-cell table:formula="of:=([.K318]*PI())/(131*180)" office:value-type="float" office:value="0.443660031232146">
            <text:p>0.4436600312</text:p>
          </table:table-cell>
          <table:table-cell table:formula="of:=[.L318]" office:value-type="float" office:value="66400">
            <text:p>66400</text:p>
          </table:table-cell>
        </table:table-row>
        <table:table-row table:style-name="ro1" table:number-rows-repeated="104825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3T09:35:20</dc:date>
    <dc:creator>Stefan </dc:creator>
    <meta:generator>LibreOffice/3.5$Linux_X86_64 LibreOffice_project/350m1$Build-2</meta:generator>
    <meta:editing-duration>PT11M44S</meta:editing-duration>
    <meta:editing-cycles>3</meta:editing-cycles>
    <meta:document-statistic meta:table-count="1" meta:cell-count="6360" meta:object-count="0"/>
  </office:meta>
</office:document-meta>
</file>